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22cm" svg:height="15.199cm" svg:x="12.933cm" svg:y="0.42cm">
            <draw:object draw:notify-on-update-of-ranges="LOGGER00.B1:LOGGER00.B1 LOGGER00.B2:LOGGER00.B1829 LOGGER00.C1:LOGGER00.C1 LOGGER00.C2:LOGGER00.C18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3" calcext:value-type="float">
            <text:p>1.43</text:p>
          </table:table-cell>
          <table:table-cell office:value-type="float" office:value="142.8" calcext:value-type="float">
            <text:p>142.8</text:p>
          </table:table-cell>
          <table:table-cell office:value-type="float" office:value="203.67" calcext:value-type="float">
            <text:p>203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8" calcext:value-type="float">
            <text:p>15588</text:p>
          </table:table-cell>
          <table:table-cell table:formula="of:=[.A3]/1000/(60*60*24)" office:value-type="time" office:time-value="PT00H00M15.588S" calcext:value-type="time">
            <text:p>00:00:16</text:p>
          </table:table-cell>
          <table:table-cell office:value-type="float" office:value="1.42" calcext:value-type="float">
            <text:p>1.42</text:p>
          </table:table-cell>
          <table:table-cell office:value-type="float" office:value="142.4" calcext:value-type="float">
            <text:p>142.4</text:p>
          </table:table-cell>
          <table:table-cell office:value-type="float" office:value="202.53" calcext:value-type="float">
            <text:p>202.53</text:p>
          </table:table-cell>
          <table:table-cell office:value-type="float" office:value="0.62" calcext:value-type="float">
            <text:p>0.6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1588" calcext:value-type="float">
            <text:p>31588</text:p>
          </table:table-cell>
          <table:table-cell table:formula="of:=[.A4]/1000/(60*60*24)" office:value-type="time" office:time-value="PT00H00M31.588S" calcext:value-type="time">
            <text:p>00:00:32</text:p>
          </table:table-cell>
          <table:table-cell office:value-type="float" office:value="1.42" calcext:value-type="float">
            <text:p>1.42</text:p>
          </table:table-cell>
          <table:table-cell office:value-type="float" office:value="142.1" calcext:value-type="float">
            <text:p>142.1</text:p>
          </table:table-cell>
          <table:table-cell office:value-type="float" office:value="201.53" calcext:value-type="float">
            <text:p>201.53</text:p>
          </table:table-cell>
          <table:table-cell office:value-type="float" office:value="1.25" calcext:value-type="float">
            <text:p>1.2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7588" calcext:value-type="float">
            <text:p>47588</text:p>
          </table:table-cell>
          <table:table-cell table:formula="of:=[.A5]/1000/(60*60*24)" office:value-type="time" office:time-value="PT00H00M47.588S" calcext:value-type="time">
            <text:p>00:00:48</text:p>
          </table:table-cell>
          <table:table-cell office:value-type="float" office:value="1.41" calcext:value-type="float">
            <text:p>1.41</text:p>
          </table:table-cell>
          <table:table-cell office:value-type="float" office:value="141.8" calcext:value-type="float">
            <text:p>141.8</text:p>
          </table:table-cell>
          <table:table-cell office:value-type="float" office:value="200.53" calcext:value-type="float">
            <text:p>200.53</text:p>
          </table:table-cell>
          <table:table-cell office:value-type="float" office:value="1.88" calcext:value-type="float">
            <text:p>1.8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63588" calcext:value-type="float">
            <text:p>63588</text:p>
          </table:table-cell>
          <table:table-cell table:formula="of:=[.A6]/1000/(60*60*24)" office:value-type="time" office:time-value="PT00H01M03.588S" calcext:value-type="time">
            <text:p>00:01:04</text:p>
          </table:table-cell>
          <table:table-cell office:value-type="float" office:value="1.41" calcext:value-type="float">
            <text:p>1.41</text:p>
          </table:table-cell>
          <table:table-cell office:value-type="float" office:value="141.6" calcext:value-type="float">
            <text:p>141.6</text:p>
          </table:table-cell>
          <table:table-cell office:value-type="float" office:value="200.24" calcext:value-type="float">
            <text:p>200.24</text:p>
          </table:table-cell>
          <table:table-cell office:value-type="float" office:value="2.51" calcext:value-type="float">
            <text:p>2.5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79588" calcext:value-type="float">
            <text:p>79588</text:p>
          </table:table-cell>
          <table:table-cell table:formula="of:=[.A7]/1000/(60*60*24)" office:value-type="time" office:time-value="PT00H01M19.588S" calcext:value-type="time">
            <text:p>00:01:20</text:p>
          </table:table-cell>
          <table:table-cell office:value-type="float" office:value="1.41" calcext:value-type="float">
            <text:p>1.41</text:p>
          </table:table-cell>
          <table:table-cell office:value-type="float" office:value="141.4" calcext:value-type="float">
            <text:p>141.4</text:p>
          </table:table-cell>
          <table:table-cell office:value-type="float" office:value="199.39" calcext:value-type="float">
            <text:p>199.39</text:p>
          </table:table-cell>
          <table:table-cell office:value-type="float" office:value="3.14" calcext:value-type="float">
            <text:p>3.1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95588" calcext:value-type="float">
            <text:p>95588</text:p>
          </table:table-cell>
          <table:table-cell table:formula="of:=[.A8]/1000/(60*60*24)" office:value-type="time" office:time-value="PT00H01M35.588S" calcext:value-type="time">
            <text:p>00:01:36</text:p>
          </table:table-cell>
          <table:table-cell office:value-type="float" office:value="1.41" calcext:value-type="float">
            <text:p>1.41</text:p>
          </table:table-cell>
          <table:table-cell office:value-type="float" office:value="141.2" calcext:value-type="float">
            <text:p>141.2</text:p>
          </table:table-cell>
          <table:table-cell office:value-type="float" office:value="199.11" calcext:value-type="float">
            <text:p>199.11</text:p>
          </table:table-cell>
          <table:table-cell office:value-type="float" office:value="3.77" calcext:value-type="float">
            <text:p>3.77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111588" calcext:value-type="float">
            <text:p>111588</text:p>
          </table:table-cell>
          <table:table-cell table:formula="of:=[.A9]/1000/(60*60*24)" office:value-type="time" office:time-value="PT00H01M51.588S" calcext:value-type="time">
            <text:p>00:01:52</text:p>
          </table:table-cell>
          <table:table-cell office:value-type="float" office:value="1.41" calcext:value-type="float">
            <text:p>1.41</text:p>
          </table:table-cell>
          <table:table-cell office:value-type="float" office:value="140.9" calcext:value-type="float">
            <text:p>140.9</text:p>
          </table:table-cell>
          <table:table-cell office:value-type="float" office:value="198.12" calcext:value-type="float">
            <text:p>198.12</text:p>
          </table:table-cell>
          <table:table-cell office:value-type="float" office:value="4.39" calcext:value-type="float">
            <text:p>4.39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127588" calcext:value-type="float">
            <text:p>127588</text:p>
          </table:table-cell>
          <table:table-cell table:formula="of:=[.A10]/1000/(60*60*24)" office:value-type="time" office:time-value="PT00H02M07.588S" calcext:value-type="time">
            <text:p>00:02:08</text:p>
          </table:table-cell>
          <table:table-cell office:value-type="float" office:value="1.41" calcext:value-type="float">
            <text:p>1.41</text:p>
          </table:table-cell>
          <table:table-cell office:value-type="float" office:value="140.8" calcext:value-type="float">
            <text:p>140.8</text:p>
          </table:table-cell>
          <table:table-cell office:value-type="float" office:value="197.98" calcext:value-type="float">
            <text:p>197.98</text:p>
          </table:table-cell>
          <table:table-cell office:value-type="float" office:value="5.02" calcext:value-type="float">
            <text:p>5.0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43588" calcext:value-type="float">
            <text:p>143588</text:p>
          </table:table-cell>
          <table:table-cell table:formula="of:=[.A11]/1000/(60*60*24)" office:value-type="time" office:time-value="PT00H02M23.588S" calcext:value-type="time">
            <text:p>00:02:24</text:p>
          </table:table-cell>
          <table:table-cell office:value-type="float" office:value="1.4" calcext:value-type="float">
            <text:p>1.4</text:p>
          </table:table-cell>
          <table:table-cell office:value-type="float" office:value="140.6" calcext:value-type="float">
            <text:p>140.6</text:p>
          </table:table-cell>
          <table:table-cell office:value-type="float" office:value="197.13" calcext:value-type="float">
            <text:p>197.13</text:p>
          </table:table-cell>
          <table:table-cell office:value-type="float" office:value="5.64" calcext:value-type="float">
            <text:p>5.64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159588" calcext:value-type="float">
            <text:p>159588</text:p>
          </table:table-cell>
          <table:table-cell table:formula="of:=[.A12]/1000/(60*60*24)" office:value-type="time" office:time-value="PT00H02M39.588S" calcext:value-type="time">
            <text:p>00:02:40</text:p>
          </table:table-cell>
          <table:table-cell office:value-type="float" office:value="1.4" calcext:value-type="float">
            <text:p>1.4</text:p>
          </table:table-cell>
          <table:table-cell office:value-type="float" office:value="140.5" calcext:value-type="float">
            <text:p>140.5</text:p>
          </table:table-cell>
          <table:table-cell office:value-type="float" office:value="196.99" calcext:value-type="float">
            <text:p>196.99</text:p>
          </table:table-cell>
          <table:table-cell office:value-type="float" office:value="6.27" calcext:value-type="float">
            <text:p>6.27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175588" calcext:value-type="float">
            <text:p>175588</text:p>
          </table:table-cell>
          <table:table-cell table:formula="of:=[.A13]/1000/(60*60*24)" office:value-type="time" office:time-value="PT00H02M55.588S" calcext:value-type="time">
            <text:p>00:02:56</text:p>
          </table:table-cell>
          <table:table-cell office:value-type="float" office:value="1.4" calcext:value-type="float">
            <text:p>1.4</text:p>
          </table:table-cell>
          <table:table-cell office:value-type="float" office:value="140.3" calcext:value-type="float">
            <text:p>140.3</text:p>
          </table:table-cell>
          <table:table-cell office:value-type="float" office:value="196.7" calcext:value-type="float">
            <text:p>196.7</text:p>
          </table:table-cell>
          <table:table-cell office:value-type="float" office:value="6.89" calcext:value-type="float">
            <text:p>6.89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91588" calcext:value-type="float">
            <text:p>191588</text:p>
          </table:table-cell>
          <table:table-cell table:formula="of:=[.A14]/1000/(60*60*24)" office:value-type="time" office:time-value="PT00H03M11.588S" calcext:value-type="time">
            <text:p>00:03:12</text:p>
          </table:table-cell>
          <table:table-cell office:value-type="float" office:value="1.4" calcext:value-type="float">
            <text:p>1.4</text:p>
          </table:table-cell>
          <table:table-cell office:value-type="float" office:value="140.2" calcext:value-type="float">
            <text:p>140.2</text:p>
          </table:table-cell>
          <table:table-cell office:value-type="float" office:value="196" calcext:value-type="float">
            <text:p>196</text:p>
          </table:table-cell>
          <table:table-cell office:value-type="float" office:value="7.52" calcext:value-type="float">
            <text:p>7.5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7588" calcext:value-type="float">
            <text:p>207588</text:p>
          </table:table-cell>
          <table:table-cell table:formula="of:=[.A15]/1000/(60*60*24)" office:value-type="time" office:time-value="PT00H03M27.588S" calcext:value-type="time">
            <text:p>00:03:28</text:p>
          </table:table-cell>
          <table:table-cell office:value-type="float" office:value="1.4" calcext:value-type="float">
            <text:p>1.4</text:p>
          </table:table-cell>
          <table:table-cell office:value-type="float" office:value="140" calcext:value-type="float">
            <text:p>140</text:p>
          </table:table-cell>
          <table:table-cell office:value-type="float" office:value="195.72" calcext:value-type="float">
            <text:p>195.72</text:p>
          </table:table-cell>
          <table:table-cell office:value-type="float" office:value="8.14" calcext:value-type="float">
            <text:p>8.14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23588" calcext:value-type="float">
            <text:p>223588</text:p>
          </table:table-cell>
          <table:table-cell table:formula="of:=[.A16]/1000/(60*60*24)" office:value-type="time" office:time-value="PT00H03M43.588S" calcext:value-type="time">
            <text:p>00:03:44</text:p>
          </table:table-cell>
          <table:table-cell office:value-type="float" office:value="1.39" calcext:value-type="float">
            <text:p>1.39</text:p>
          </table:table-cell>
          <table:table-cell office:value-type="float" office:value="139.9" calcext:value-type="float">
            <text:p>139.9</text:p>
          </table:table-cell>
          <table:table-cell office:value-type="float" office:value="195.02" calcext:value-type="float">
            <text:p>195.02</text:p>
          </table:table-cell>
          <table:table-cell office:value-type="float" office:value="8.76" calcext:value-type="float">
            <text:p>8.76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239588" calcext:value-type="float">
            <text:p>239588</text:p>
          </table:table-cell>
          <table:table-cell table:formula="of:=[.A17]/1000/(60*60*24)" office:value-type="time" office:time-value="PT00H03M59.588S" calcext:value-type="time">
            <text:p>00:04:00</text:p>
          </table:table-cell>
          <table:table-cell office:value-type="float" office:value="1.39" calcext:value-type="float">
            <text:p>1.39</text:p>
          </table:table-cell>
          <table:table-cell office:value-type="float" office:value="139.8" calcext:value-type="float">
            <text:p>139.8</text:p>
          </table:table-cell>
          <table:table-cell office:value-type="float" office:value="194.88" calcext:value-type="float">
            <text:p>194.88</text:p>
          </table:table-cell>
          <table:table-cell office:value-type="float" office:value="9.38" calcext:value-type="float">
            <text:p>9.3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55588" calcext:value-type="float">
            <text:p>255588</text:p>
          </table:table-cell>
          <table:table-cell table:formula="of:=[.A18]/1000/(60*60*24)" office:value-type="time" office:time-value="PT00H04M15.588S" calcext:value-type="time">
            <text:p>00:04:16</text:p>
          </table:table-cell>
          <table:table-cell office:value-type="float" office:value="1.39" calcext:value-type="float">
            <text:p>1.39</text:p>
          </table:table-cell>
          <table:table-cell office:value-type="float" office:value="139.6" calcext:value-type="float">
            <text:p>139.6</text:p>
          </table:table-cell>
          <table:table-cell office:value-type="float" office:value="194.6" calcext:value-type="float">
            <text:p>194.6</text:p>
          </table:table-cell>
          <table:table-cell office:value-type="float" office:value="10" calcext:value-type="float">
            <text:p>10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271588" calcext:value-type="float">
            <text:p>271588</text:p>
          </table:table-cell>
          <table:table-cell table:formula="of:=[.A19]/1000/(60*60*24)" office:value-type="time" office:time-value="PT00H04M31.588S" calcext:value-type="time">
            <text:p>00:04:32</text:p>
          </table:table-cell>
          <table:table-cell office:value-type="float" office:value="1.39" calcext:value-type="float">
            <text:p>1.39</text:p>
          </table:table-cell>
          <table:table-cell office:value-type="float" office:value="139.5" calcext:value-type="float">
            <text:p>139.5</text:p>
          </table:table-cell>
          <table:table-cell office:value-type="float" office:value="194.46" calcext:value-type="float">
            <text:p>194.46</text:p>
          </table:table-cell>
          <table:table-cell office:value-type="float" office:value="10.62" calcext:value-type="float">
            <text:p>10.62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office:value-type="float" office:value="287588" calcext:value-type="float">
            <text:p>287588</text:p>
          </table:table-cell>
          <table:table-cell table:formula="of:=[.A20]/1000/(60*60*24)" office:value-type="time" office:time-value="PT00H04M47.588S" calcext:value-type="time">
            <text:p>00:04:48</text:p>
          </table:table-cell>
          <table:table-cell office:value-type="float" office:value="1.39" calcext:value-type="float">
            <text:p>1.39</text:p>
          </table:table-cell>
          <table:table-cell office:value-type="float" office:value="139.4" calcext:value-type="float">
            <text:p>139.4</text:p>
          </table:table-cell>
          <table:table-cell office:value-type="float" office:value="193.76" calcext:value-type="float">
            <text:p>193.76</text:p>
          </table:table-cell>
          <table:table-cell office:value-type="float" office:value="11.24" calcext:value-type="float">
            <text:p>11.2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303588" calcext:value-type="float">
            <text:p>303588</text:p>
          </table:table-cell>
          <table:table-cell table:formula="of:=[.A21]/1000/(60*60*24)" office:value-type="time" office:time-value="PT00H05M03.588S" calcext:value-type="time">
            <text:p>00:05:04</text:p>
          </table:table-cell>
          <table:table-cell office:value-type="float" office:value="1.39" calcext:value-type="float">
            <text:p>1.39</text:p>
          </table:table-cell>
          <table:table-cell office:value-type="float" office:value="139.3" calcext:value-type="float">
            <text:p>139.3</text:p>
          </table:table-cell>
          <table:table-cell office:value-type="float" office:value="193.62" calcext:value-type="float">
            <text:p>193.62</text:p>
          </table:table-cell>
          <table:table-cell office:value-type="float" office:value="11.86" calcext:value-type="float">
            <text:p>11.86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float" office:value="319588" calcext:value-type="float">
            <text:p>319588</text:p>
          </table:table-cell>
          <table:table-cell table:formula="of:=[.A22]/1000/(60*60*24)" office:value-type="time" office:time-value="PT00H05M19.588S" calcext:value-type="time">
            <text:p>00:05:20</text:p>
          </table:table-cell>
          <table:table-cell office:value-type="float" office:value="1.39" calcext:value-type="float">
            <text:p>1.39</text:p>
          </table:table-cell>
          <table:table-cell office:value-type="float" office:value="139.1" calcext:value-type="float">
            <text:p>139.1</text:p>
          </table:table-cell>
          <table:table-cell office:value-type="float" office:value="193.34" calcext:value-type="float">
            <text:p>193.34</text:p>
          </table:table-cell>
          <table:table-cell office:value-type="float" office:value="12.48" calcext:value-type="float">
            <text:p>12.48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335588" calcext:value-type="float">
            <text:p>335588</text:p>
          </table:table-cell>
          <table:table-cell table:formula="of:=[.A23]/1000/(60*60*24)" office:value-type="time" office:time-value="PT00H05M35.588S" calcext:value-type="time">
            <text:p>00:05:36</text:p>
          </table:table-cell>
          <table:table-cell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192.64" calcext:value-type="float">
            <text:p>192.64</text:p>
          </table:table-cell>
          <table:table-cell office:value-type="float" office:value="13.1" calcext:value-type="float">
            <text:p>13.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51588" calcext:value-type="float">
            <text:p>351588</text:p>
          </table:table-cell>
          <table:table-cell table:formula="of:=[.A24]/1000/(60*60*24)" office:value-type="time" office:time-value="PT00H05M51.588S" calcext:value-type="time">
            <text:p>00:05:52</text:p>
          </table:table-cell>
          <table:table-cell office:value-type="float" office:value="1.39" calcext:value-type="float">
            <text:p>1.39</text:p>
          </table:table-cell>
          <table:table-cell office:value-type="float" office:value="138.9" calcext:value-type="float">
            <text:p>138.9</text:p>
          </table:table-cell>
          <table:table-cell office:value-type="float" office:value="192.5" calcext:value-type="float">
            <text:p>192.5</text:p>
          </table:table-cell>
          <table:table-cell office:value-type="float" office:value="13.72" calcext:value-type="float">
            <text:p>13.72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367588" calcext:value-type="float">
            <text:p>367588</text:p>
          </table:table-cell>
          <table:table-cell table:formula="of:=[.A25]/1000/(60*60*24)" office:value-type="time" office:time-value="PT00H06M07.588S" calcext:value-type="time">
            <text:p>00:06:08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14.33" calcext:value-type="float">
            <text:p>14.33</text:p>
          </table:table-cell>
          <table:table-cell office:value-type="float" office:value="20.08" calcext:value-type="float">
            <text:p>20.08</text:p>
          </table:table-cell>
        </table:table-row>
        <table:table-row table:style-name="ro1">
          <table:table-cell office:value-type="float" office:value="383588" calcext:value-type="float">
            <text:p>383588</text:p>
          </table:table-cell>
          <table:table-cell table:formula="of:=[.A26]/1000/(60*60*24)" office:value-type="time" office:time-value="PT00H06M23.588S" calcext:value-type="time">
            <text:p>00:06:24</text:p>
          </table:table-cell>
          <table:table-cell office:value-type="float" office:value="1.39" calcext:value-type="float">
            <text:p>1.39</text:p>
          </table:table-cell>
          <table:table-cell office:value-type="float" office:value="138.7" calcext:value-type="float">
            <text:p>138.7</text:p>
          </table:table-cell>
          <table:table-cell office:value-type="float" office:value="192.22" calcext:value-type="float">
            <text:p>192.22</text:p>
          </table:table-cell>
          <table:table-cell office:value-type="float" office:value="14.95" calcext:value-type="float">
            <text:p>14.95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float" office:value="399587" calcext:value-type="float">
            <text:p>399587</text:p>
          </table:table-cell>
          <table:table-cell table:formula="of:=[.A27]/1000/(60*60*24)" office:value-type="time" office:time-value="PT00H06M39.587S" calcext:value-type="time">
            <text:p>00:06:40</text:p>
          </table:table-cell>
          <table:table-cell office:value-type="float" office:value="1.38" calcext:value-type="float">
            <text:p>1.38</text:p>
          </table:table-cell>
          <table:table-cell office:value-type="float" office:value="138.5" calcext:value-type="float">
            <text:p>138.5</text:p>
          </table:table-cell>
          <table:table-cell office:value-type="float" office:value="191.39" calcext:value-type="float">
            <text:p>191.39</text:p>
          </table:table-cell>
          <table:table-cell office:value-type="float" office:value="15.57" calcext:value-type="float">
            <text:p>15.57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415587" calcext:value-type="float">
            <text:p>415587</text:p>
          </table:table-cell>
          <table:table-cell table:formula="of:=[.A28]/1000/(60*60*24)" office:value-type="time" office:time-value="PT00H06M55.587S" calcext:value-type="time">
            <text:p>00:06:56</text:p>
          </table:table-cell>
          <table:table-cell office:value-type="float" office:value="1.38" calcext:value-type="float">
            <text:p>1.38</text:p>
          </table:table-cell>
          <table:table-cell office:value-type="float" office:value="138.4" calcext:value-type="float">
            <text:p>138.4</text:p>
          </table:table-cell>
          <table:table-cell office:value-type="float" office:value="191.25" calcext:value-type="float">
            <text:p>191.25</text:p>
          </table:table-cell>
          <table:table-cell office:value-type="float" office:value="16.18" calcext:value-type="float">
            <text:p>16.18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1">
          <table:table-cell office:value-type="float" office:value="431588" calcext:value-type="float">
            <text:p>431588</text:p>
          </table:table-cell>
          <table:table-cell table:formula="of:=[.A29]/1000/(60*60*24)" office:value-type="time" office:time-value="PT00H07M11.588S" calcext:value-type="time">
            <text:p>00:07:12</text:p>
          </table:table-cell>
          <table:table-cell office:value-type="float" office:value="1.38" calcext:value-type="float">
            <text:p>1.38</text:p>
          </table:table-cell>
          <table:table-cell office:value-type="float" office:value="138.4" calcext:value-type="float">
            <text:p>138.4</text:p>
          </table:table-cell>
          <table:table-cell office:value-type="float" office:value="191.25" calcext:value-type="float">
            <text:p>191.25</text:p>
          </table:table-cell>
          <table:table-cell office:value-type="float" office:value="16.8" calcext:value-type="float">
            <text:p>16.8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447588" calcext:value-type="float">
            <text:p>447588</text:p>
          </table:table-cell>
          <table:table-cell table:formula="of:=[.A30]/1000/(60*60*24)" office:value-type="time" office:time-value="PT00H07M27.588S" calcext:value-type="time">
            <text:p>00:07:28</text:p>
          </table:table-cell>
          <table:table-cell office:value-type="float" office:value="1.38" calcext:value-type="float">
            <text:p>1.38</text:p>
          </table:table-cell>
          <table:table-cell office:value-type="float" office:value="138.2" calcext:value-type="float">
            <text:p>138.2</text:p>
          </table:table-cell>
          <table:table-cell office:value-type="float" office:value="190.42" calcext:value-type="float">
            <text:p>190.42</text:p>
          </table:table-cell>
          <table:table-cell office:value-type="float" office:value="17.41" calcext:value-type="float">
            <text:p>17.41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463588" calcext:value-type="float">
            <text:p>463588</text:p>
          </table:table-cell>
          <table:table-cell table:formula="of:=[.A31]/1000/(60*60*24)" office:value-type="time" office:time-value="PT00H07M43.588S" calcext:value-type="time">
            <text:p>00:07:44</text:p>
          </table:table-cell>
          <table:table-cell office:value-type="float" office:value="1.38" calcext:value-type="float">
            <text:p>1.38</text:p>
          </table:table-cell>
          <table:table-cell office:value-type="float" office:value="138.1" calcext:value-type="float">
            <text:p>138.1</text:p>
          </table:table-cell>
          <table:table-cell office:value-type="float" office:value="190.83" calcext:value-type="float">
            <text:p>190.83</text:p>
          </table:table-cell>
          <table:table-cell office:value-type="float" office:value="18.03" calcext:value-type="float">
            <text:p>18.03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479588" calcext:value-type="float">
            <text:p>479588</text:p>
          </table:table-cell>
          <table:table-cell table:formula="of:=[.A32]/1000/(60*60*24)" office:value-type="time" office:time-value="PT00H07M59.588S" calcext:value-type="time">
            <text:p>00:08:00</text:p>
          </table:table-cell>
          <table:table-cell office:value-type="float" office:value="1.38" calcext:value-type="float">
            <text:p>1.38</text:p>
          </table:table-cell>
          <table:table-cell office:value-type="float" office:value="138.1" calcext:value-type="float">
            <text:p>138.1</text:p>
          </table:table-cell>
          <table:table-cell office:value-type="float" office:value="190.27" calcext:value-type="float">
            <text:p>190.27</text:p>
          </table:table-cell>
          <table:table-cell office:value-type="float" office:value="18.64" calcext:value-type="float">
            <text:p>18.64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float" office:value="495588" calcext:value-type="float">
            <text:p>495588</text:p>
          </table:table-cell>
          <table:table-cell table:formula="of:=[.A33]/1000/(60*60*24)" office:value-type="time" office:time-value="PT00H08M15.588S" calcext:value-type="time">
            <text:p>00:08:16</text:p>
          </table:table-cell>
          <table:table-cell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190.14" calcext:value-type="float">
            <text:p>190.14</text:p>
          </table:table-cell>
          <table:table-cell office:value-type="float" office:value="19.25" calcext:value-type="float">
            <text:p>19.25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511588" calcext:value-type="float">
            <text:p>511588</text:p>
          </table:table-cell>
          <table:table-cell table:formula="of:=[.A34]/1000/(60*60*24)" office:value-type="time" office:time-value="PT00H08M31.588S" calcext:value-type="time">
            <text:p>00:08:32</text:p>
          </table:table-cell>
          <table:table-cell office:value-type="float" office:value="1.38" calcext:value-type="float">
            <text:p>1.38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86" calcext:value-type="float">
            <text:p>189.86</text:p>
          </table:table-cell>
          <table:table-cell office:value-type="float" office:value="19.87" calcext:value-type="float">
            <text:p>19.87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527588" calcext:value-type="float">
            <text:p>527588</text:p>
          </table:table-cell>
          <table:table-cell table:formula="of:=[.A35]/1000/(60*60*24)" office:value-type="time" office:time-value="PT00H08M47.588S" calcext:value-type="time">
            <text:p>00:08:48</text:p>
          </table:table-cell>
          <table:table-cell office:value-type="float" office:value="1.37" calcext:value-type="float">
            <text:p>1.37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31" calcext:value-type="float">
            <text:p>189.31</text:p>
          </table:table-cell>
          <table:table-cell office:value-type="float" office:value="20.48" calcext:value-type="float">
            <text:p>20.48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float" office:value="543588" calcext:value-type="float">
            <text:p>543588</text:p>
          </table:table-cell>
          <table:table-cell table:formula="of:=[.A36]/1000/(60*60*24)" office:value-type="time" office:time-value="PT00H09M03.588S" calcext:value-type="time">
            <text:p>00:09:04</text:p>
          </table:table-cell>
          <table:table-cell office:value-type="float" office:value="1.37" calcext:value-type="float">
            <text:p>1.37</text:p>
          </table:table-cell>
          <table:table-cell office:value-type="float" office:value="137.7" calcext:value-type="float">
            <text:p>137.7</text:p>
          </table:table-cell>
          <table:table-cell office:value-type="float" office:value="189.17" calcext:value-type="float">
            <text:p>189.17</text:p>
          </table:table-cell>
          <table:table-cell office:value-type="float" office:value="21.09" calcext:value-type="float">
            <text:p>21.0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559588" calcext:value-type="float">
            <text:p>559588</text:p>
          </table:table-cell>
          <table:table-cell table:formula="of:=[.A37]/1000/(60*60*24)" office:value-type="time" office:time-value="PT00H09M19.588S" calcext:value-type="time">
            <text:p>00:09:20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34" calcext:value-type="float">
            <text:p>188.34</text:p>
          </table:table-cell>
          <table:table-cell office:value-type="float" office:value="21.7" calcext:value-type="float">
            <text:p>21.7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float" office:value="575588" calcext:value-type="float">
            <text:p>575588</text:p>
          </table:table-cell>
          <table:table-cell table:formula="of:=[.A38]/1000/(60*60*24)" office:value-type="time" office:time-value="PT00H09M35.588S" calcext:value-type="time">
            <text:p>00:09:36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34" calcext:value-type="float">
            <text:p>188.34</text:p>
          </table:table-cell>
          <table:table-cell office:value-type="float" office:value="22.31" calcext:value-type="float">
            <text:p>22.31</text:p>
          </table:table-cell>
          <table:table-cell office:value-type="float" office:value="31.08" calcext:value-type="float">
            <text:p>31.08</text:p>
          </table:table-cell>
        </table:table-row>
        <table:table-row table:style-name="ro1">
          <table:table-cell office:value-type="float" office:value="591588" calcext:value-type="float">
            <text:p>591588</text:p>
          </table:table-cell>
          <table:table-cell table:formula="of:=[.A39]/1000/(60*60*24)" office:value-type="time" office:time-value="PT00H09M51.588S" calcext:value-type="time">
            <text:p>00:09:52</text:p>
          </table:table-cell>
          <table:table-cell office:value-type="float" office:value="1.37" calcext:value-type="float">
            <text:p>1.37</text:p>
          </table:table-cell>
          <table:table-cell office:value-type="float" office:value="137.4" calcext:value-type="float">
            <text:p>137.4</text:p>
          </table:table-cell>
          <table:table-cell office:value-type="float" office:value="188.2" calcext:value-type="float">
            <text:p>188.2</text:p>
          </table:table-cell>
          <table:table-cell office:value-type="float" office:value="22.92" calcext:value-type="float">
            <text:p>22.92</text:p>
          </table:table-cell>
          <table:table-cell office:value-type="float" office:value="31.91" calcext:value-type="float">
            <text:p>31.91</text:p>
          </table:table-cell>
        </table:table-row>
        <table:table-row table:style-name="ro1">
          <table:table-cell office:value-type="float" office:value="607588" calcext:value-type="float">
            <text:p>607588</text:p>
          </table:table-cell>
          <table:table-cell table:formula="of:=[.A40]/1000/(60*60*24)" office:value-type="time" office:time-value="PT00H10M07.588S" calcext:value-type="time">
            <text:p>00:10:08</text:p>
          </table:table-cell>
          <table:table-cell office:value-type="float" office:value="1.37" calcext:value-type="float">
            <text:p>1.37</text:p>
          </table:table-cell>
          <table:table-cell office:value-type="float" office:value="137.3" calcext:value-type="float">
            <text:p>137.3</text:p>
          </table:table-cell>
          <table:table-cell office:value-type="float" office:value="188.06" calcext:value-type="float">
            <text:p>188.06</text:p>
          </table:table-cell>
          <table:table-cell office:value-type="float" office:value="23.53" calcext:value-type="float">
            <text:p>23.53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623588" calcext:value-type="float">
            <text:p>623588</text:p>
          </table:table-cell>
          <table:table-cell table:formula="of:=[.A41]/1000/(60*60*24)" office:value-type="time" office:time-value="PT00H10M23.588S" calcext:value-type="time">
            <text:p>00:10:24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93" calcext:value-type="float">
            <text:p>187.93</text:p>
          </table:table-cell>
          <table:table-cell office:value-type="float" office:value="24.14" calcext:value-type="float">
            <text:p>24.14</text:p>
          </table:table-cell>
          <table:table-cell office:value-type="float" office:value="33.59" calcext:value-type="float">
            <text:p>33.59</text:p>
          </table:table-cell>
        </table:table-row>
        <table:table-row table:style-name="ro1">
          <table:table-cell office:value-type="float" office:value="639588" calcext:value-type="float">
            <text:p>639588</text:p>
          </table:table-cell>
          <table:table-cell table:formula="of:=[.A42]/1000/(60*60*24)" office:value-type="time" office:time-value="PT00H10M39.588S" calcext:value-type="time">
            <text:p>00:10:40</text:p>
          </table:table-cell>
          <table:table-cell office:value-type="float" office:value="1.37" calcext:value-type="float">
            <text:p>1.37</text:p>
          </table:table-cell>
          <table:table-cell office:value-type="float" office:value="137.1" calcext:value-type="float">
            <text:p>137.1</text:p>
          </table:table-cell>
          <table:table-cell office:value-type="float" office:value="187.79" calcext:value-type="float">
            <text:p>187.79</text:p>
          </table:table-cell>
          <table:table-cell office:value-type="float" office:value="24.75" calcext:value-type="float">
            <text:p>24.75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1">
          <table:table-cell office:value-type="float" office:value="655588" calcext:value-type="float">
            <text:p>655588</text:p>
          </table:table-cell>
          <table:table-cell table:formula="of:=[.A43]/1000/(60*60*24)" office:value-type="time" office:time-value="PT00H10M55.588S" calcext:value-type="time">
            <text:p>00:10:56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1" calcext:value-type="float">
            <text:p>187.1</text:p>
          </table:table-cell>
          <table:table-cell office:value-type="float" office:value="25.36" calcext:value-type="float">
            <text:p>25.36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671588" calcext:value-type="float">
            <text:p>671588</text:p>
          </table:table-cell>
          <table:table-cell table:formula="of:=[.A44]/1000/(60*60*24)" office:value-type="time" office:time-value="PT00H11M11.588S" calcext:value-type="time">
            <text:p>00:11:12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1" calcext:value-type="float">
            <text:p>187.1</text:p>
          </table:table-cell>
          <table:table-cell office:value-type="float" office:value="25.97" calcext:value-type="float">
            <text:p>25.97</text:p>
          </table:table-cell>
          <table:table-cell office:value-type="float" office:value="36.08" calcext:value-type="float">
            <text:p>36.08</text:p>
          </table:table-cell>
        </table:table-row>
        <table:table-row table:style-name="ro1">
          <table:table-cell office:value-type="float" office:value="687588" calcext:value-type="float">
            <text:p>687588</text:p>
          </table:table-cell>
          <table:table-cell table:formula="of:=[.A45]/1000/(60*60*24)" office:value-type="time" office:time-value="PT00H11M27.588S" calcext:value-type="time">
            <text:p>00:11:28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26.58" calcext:value-type="float">
            <text:p>26.58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 office:value-type="float" office:value="703588" calcext:value-type="float">
            <text:p>703588</text:p>
          </table:table-cell>
          <table:table-cell table:formula="of:=[.A46]/1000/(60*60*24)" office:value-type="time" office:time-value="PT00H11M43.588S" calcext:value-type="time">
            <text:p>00:11:44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27.19" calcext:value-type="float">
            <text:p>27.19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float" office:value="719588" calcext:value-type="float">
            <text:p>719588</text:p>
          </table:table-cell>
          <table:table-cell table:formula="of:=[.A47]/1000/(60*60*24)" office:value-type="time" office:time-value="PT00H11M59.588S" calcext:value-type="time">
            <text:p>00:12:00</text:p>
          </table:table-cell>
          <table:table-cell office:value-type="float" office:value="1.36" calcext:value-type="float">
            <text:p>1.36</text:p>
          </table:table-cell>
          <table:table-cell office:value-type="float" office:value="136.6" calcext:value-type="float">
            <text:p>136.6</text:p>
          </table:table-cell>
          <table:table-cell office:value-type="float" office:value="186" calcext:value-type="float">
            <text:p>186</text:p>
          </table:table-cell>
          <table:table-cell office:value-type="float" office:value="27.79" calcext:value-type="float">
            <text:p>27.79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735588" calcext:value-type="float">
            <text:p>735588</text:p>
          </table:table-cell>
          <table:table-cell table:formula="of:=[.A48]/1000/(60*60*24)" office:value-type="time" office:time-value="PT00H12M15.588S" calcext:value-type="time">
            <text:p>00:12:16</text:p>
          </table:table-cell>
          <table:table-cell office:value-type="float" office:value="1.36" calcext:value-type="float">
            <text:p>1.36</text:p>
          </table:table-cell>
          <table:table-cell office:value-type="float" office:value="136.6" calcext:value-type="float">
            <text:p>136.6</text:p>
          </table:table-cell>
          <table:table-cell office:value-type="float" office:value="186" calcext:value-type="float">
            <text:p>186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751588" calcext:value-type="float">
            <text:p>751588</text:p>
          </table:table-cell>
          <table:table-cell table:formula="of:=[.A49]/1000/(60*60*24)" office:value-type="time" office:time-value="PT00H12M31.588S" calcext:value-type="time">
            <text:p>00:12:32</text:p>
          </table:table-cell>
          <table:table-cell office:value-type="float" office:value="1.36" calcext:value-type="float">
            <text:p>1.36</text:p>
          </table:table-cell>
          <table:table-cell office:value-type="float" office:value="136.5" calcext:value-type="float">
            <text:p>136.5</text:p>
          </table:table-cell>
          <table:table-cell office:value-type="float" office:value="185.87" calcext:value-type="float">
            <text:p>185.87</text:p>
          </table:table-cell>
          <table:table-cell office:value-type="float" office:value="29.01" calcext:value-type="float">
            <text:p>29.01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float" office:value="767588" calcext:value-type="float">
            <text:p>767588</text:p>
          </table:table-cell>
          <table:table-cell table:formula="of:=[.A50]/1000/(60*60*24)" office:value-type="time" office:time-value="PT00H12M47.588S" calcext:value-type="time">
            <text:p>00:12:48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18" calcext:value-type="float">
            <text:p>185.18</text:p>
          </table:table-cell>
          <table:table-cell office:value-type="float" office:value="29.61" calcext:value-type="float">
            <text:p>29.61</text:p>
          </table:table-cell>
          <table:table-cell office:value-type="float" office:value="41.05" calcext:value-type="float">
            <text:p>41.05</text:p>
          </table:table-cell>
        </table:table-row>
        <table:table-row table:style-name="ro1">
          <table:table-cell office:value-type="float" office:value="783588" calcext:value-type="float">
            <text:p>783588</text:p>
          </table:table-cell>
          <table:table-cell table:formula="of:=[.A51]/1000/(60*60*24)" office:value-type="time" office:time-value="PT00H13M03.588S" calcext:value-type="time">
            <text:p>00:13:04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18" calcext:value-type="float">
            <text:p>185.18</text:p>
          </table:table-cell>
          <table:table-cell office:value-type="float" office:value="30.22" calcext:value-type="float">
            <text:p>30.22</text:p>
          </table:table-cell>
          <table:table-cell office:value-type="float" office:value="41.87" calcext:value-type="float">
            <text:p>41.87</text:p>
          </table:table-cell>
        </table:table-row>
        <table:table-row table:style-name="ro1">
          <table:table-cell office:value-type="float" office:value="799588" calcext:value-type="float">
            <text:p>799588</text:p>
          </table:table-cell>
          <table:table-cell table:formula="of:=[.A52]/1000/(60*60*24)" office:value-type="time" office:time-value="PT00H13M19.588S" calcext:value-type="time">
            <text:p>00:13:20</text:p>
          </table:table-cell>
          <table:table-cell office:value-type="float" office:value="1.36" calcext:value-type="float">
            <text:p>1.36</text:p>
          </table:table-cell>
          <table:table-cell office:value-type="float" office:value="136.2" calcext:value-type="float">
            <text:p>136.2</text:p>
          </table:table-cell>
          <table:table-cell office:value-type="float" office:value="184.91" calcext:value-type="float">
            <text:p>184.91</text:p>
          </table:table-cell>
          <table:table-cell office:value-type="float" office:value="30.83" calcext:value-type="float">
            <text:p>30.83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815588" calcext:value-type="float">
            <text:p>815588</text:p>
          </table:table-cell>
          <table:table-cell table:formula="of:=[.A53]/1000/(60*60*24)" office:value-type="time" office:time-value="PT00H13M35.588S" calcext:value-type="time">
            <text:p>00:13:36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31.43" calcext:value-type="float">
            <text:p>31.43</text:p>
          </table:table-cell>
          <table:table-cell office:value-type="float" office:value="43.52" calcext:value-type="float">
            <text:p>43.52</text:p>
          </table:table-cell>
        </table:table-row>
        <table:table-row table:style-name="ro1">
          <table:table-cell office:value-type="float" office:value="831588" calcext:value-type="float">
            <text:p>831588</text:p>
          </table:table-cell>
          <table:table-cell table:formula="of:=[.A54]/1000/(60*60*24)" office:value-type="time" office:time-value="PT00H13M51.588S" calcext:value-type="time">
            <text:p>00:13:52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32.04" calcext:value-type="float">
            <text:p>32.04</text:p>
          </table:table-cell>
          <table:table-cell office:value-type="float" office:value="44.34" calcext:value-type="float">
            <text:p>44.34</text:p>
          </table:table-cell>
        </table:table-row>
        <table:table-row table:style-name="ro1">
          <table:table-cell office:value-type="float" office:value="847588" calcext:value-type="float">
            <text:p>847588</text:p>
          </table:table-cell>
          <table:table-cell table:formula="of:=[.A55]/1000/(60*60*24)" office:value-type="time" office:time-value="PT00H14M07.588S" calcext:value-type="time">
            <text:p>00:14:08</text:p>
          </table:table-cell>
          <table:table-cell office:value-type="float" office:value="1.36" calcext:value-type="float">
            <text:p>1.36</text:p>
          </table:table-cell>
          <table:table-cell office:value-type="float" office:value="136" calcext:value-type="float">
            <text:p>136</text:p>
          </table:table-cell>
          <table:table-cell office:value-type="float" office:value="184.63" calcext:value-type="float">
            <text:p>184.63</text:p>
          </table:table-cell>
          <table:table-cell office:value-type="float" office:value="32.64" calcext:value-type="float">
            <text:p>32.64</text:p>
          </table:table-cell>
          <table:table-cell office:value-type="float" office:value="45.16" calcext:value-type="float">
            <text:p>45.16</text:p>
          </table:table-cell>
        </table:table-row>
        <table:table-row table:style-name="ro1">
          <table:table-cell office:value-type="float" office:value="863588" calcext:value-type="float">
            <text:p>863588</text:p>
          </table:table-cell>
          <table:table-cell table:formula="of:=[.A56]/1000/(60*60*24)" office:value-type="time" office:time-value="PT00H14M23.588S" calcext:value-type="time">
            <text:p>00:14:24</text:p>
          </table:table-cell>
          <table:table-cell office:value-type="float" office:value="1.36" calcext:value-type="float">
            <text:p>1.36</text:p>
          </table:table-cell>
          <table:table-cell office:value-type="float" office:value="135.9" calcext:value-type="float">
            <text:p>135.9</text:p>
          </table:table-cell>
          <table:table-cell office:value-type="float" office:value="184.5" calcext:value-type="float">
            <text:p>184.5</text:p>
          </table:table-cell>
          <table:table-cell office:value-type="float" office:value="33.25" calcext:value-type="float">
            <text:p>33.25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879588" calcext:value-type="float">
            <text:p>879588</text:p>
          </table:table-cell>
          <table:table-cell table:formula="of:=[.A57]/1000/(60*60*24)" office:value-type="time" office:time-value="PT00H14M39.588S" calcext:value-type="time">
            <text:p>00:14:40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33.85" calcext:value-type="float">
            <text:p>33.85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895588" calcext:value-type="float">
            <text:p>895588</text:p>
          </table:table-cell>
          <table:table-cell table:formula="of:=[.A58]/1000/(60*60*24)" office:value-type="time" office:time-value="PT00H14M55.588S" calcext:value-type="time">
            <text:p>00:14:56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34.45" calcext:value-type="float">
            <text:p>34.45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float" office:value="911588" calcext:value-type="float">
            <text:p>911588</text:p>
          </table:table-cell>
          <table:table-cell table:formula="of:=[.A59]/1000/(60*60*24)" office:value-type="time" office:time-value="PT00H15M11.588S" calcext:value-type="time">
            <text:p>00:15:12</text:p>
          </table:table-cell>
          <table:table-cell office:value-type="float" office:value="1.35" calcext:value-type="float">
            <text:p>1.35</text:p>
          </table:table-cell>
          <table:table-cell office:value-type="float" office:value="135.7" calcext:value-type="float">
            <text:p>135.7</text:p>
          </table:table-cell>
          <table:table-cell office:value-type="float" office:value="183.68" calcext:value-type="float">
            <text:p>183.68</text:p>
          </table:table-cell>
          <table:table-cell office:value-type="float" office:value="35.06" calcext:value-type="float">
            <text:p>35.06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float" office:value="927588" calcext:value-type="float">
            <text:p>927588</text:p>
          </table:table-cell>
          <table:table-cell table:formula="of:=[.A60]/1000/(60*60*24)" office:value-type="time" office:time-value="PT00H15M27.588S" calcext:value-type="time">
            <text:p>00:15:28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35.66" calcext:value-type="float">
            <text:p>35.66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1">
          <table:table-cell office:value-type="float" office:value="943587" calcext:value-type="float">
            <text:p>943587</text:p>
          </table:table-cell>
          <table:table-cell table:formula="of:=[.A61]/1000/(60*60*24)" office:value-type="time" office:time-value="PT00H15M43.587S" calcext:value-type="time">
            <text:p>00:15:44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3.41" calcext:value-type="float">
            <text:p>183.41</text:p>
          </table:table-cell>
          <table:table-cell office:value-type="float" office:value="36.26" calcext:value-type="float">
            <text:p>36.26</text:p>
          </table:table-cell>
          <table:table-cell office:value-type="float" office:value="50.06" calcext:value-type="float">
            <text:p>50.06</text:p>
          </table:table-cell>
        </table:table-row>
        <table:table-row table:style-name="ro1">
          <table:table-cell office:value-type="float" office:value="959588" calcext:value-type="float">
            <text:p>959588</text:p>
          </table:table-cell>
          <table:table-cell table:formula="of:=[.A62]/1000/(60*60*24)" office:value-type="time" office:time-value="PT00H15M59.588S" calcext:value-type="time">
            <text:p>00:16:00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3.27" calcext:value-type="float">
            <text:p>183.27</text:p>
          </table:table-cell>
          <table:table-cell office:value-type="float" office:value="36.86" calcext:value-type="float">
            <text:p>36.86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float" office:value="975588" calcext:value-type="float">
            <text:p>975588</text:p>
          </table:table-cell>
          <table:table-cell table:formula="of:=[.A63]/1000/(60*60*24)" office:value-type="time" office:time-value="PT00H16M15.588S" calcext:value-type="time">
            <text:p>00:16:16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37.47" calcext:value-type="float">
            <text:p>37.47</text:p>
          </table:table-cell>
          <table:table-cell office:value-type="float" office:value="51.69" calcext:value-type="float">
            <text:p>51.69</text:p>
          </table:table-cell>
        </table:table-row>
        <table:table-row table:style-name="ro1">
          <table:table-cell office:value-type="float" office:value="991588" calcext:value-type="float">
            <text:p>991588</text:p>
          </table:table-cell>
          <table:table-cell table:formula="of:=[.A64]/1000/(60*60*24)" office:value-type="time" office:time-value="PT00H16M31.588S" calcext:value-type="time">
            <text:p>00:16:32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38.07" calcext:value-type="float">
            <text:p>38.07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007588" calcext:value-type="float">
            <text:p>1007588</text:p>
          </table:table-cell>
          <table:table-cell table:formula="of:=[.A65]/1000/(60*60*24)" office:value-type="time" office:time-value="PT00H16M47.588S" calcext:value-type="time">
            <text:p>00:16:48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38.67" calcext:value-type="float">
            <text:p>38.67</text:p>
          </table:table-cell>
          <table:table-cell office:value-type="float" office:value="53.31" calcext:value-type="float">
            <text:p>53.31</text:p>
          </table:table-cell>
        </table:table-row>
        <table:table-row table:style-name="ro1">
          <table:table-cell office:value-type="float" office:value="1023587" calcext:value-type="float">
            <text:p>1023587</text:p>
          </table:table-cell>
          <table:table-cell table:formula="of:=[.A66]/1000/(60*60*24)" office:value-type="time" office:time-value="PT00H17M03.587S" calcext:value-type="time">
            <text:p>00:17:04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39.27" calcext:value-type="float">
            <text:p>39.27</text:p>
          </table:table-cell>
          <table:table-cell office:value-type="float" office:value="54.12" calcext:value-type="float">
            <text:p>54.12</text:p>
          </table:table-cell>
        </table:table-row>
        <table:table-row table:style-name="ro1">
          <table:table-cell office:value-type="float" office:value="1039588" calcext:value-type="float">
            <text:p>1039588</text:p>
          </table:table-cell>
          <table:table-cell table:formula="of:=[.A67]/1000/(60*60*24)" office:value-type="time" office:time-value="PT00H17M19.588S" calcext:value-type="time">
            <text:p>00:17:20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39.87" calcext:value-type="float">
            <text:p>39.87</text:p>
          </table:table-cell>
          <table:table-cell office:value-type="float" office:value="54.93" calcext:value-type="float">
            <text:p>54.93</text:p>
          </table:table-cell>
        </table:table-row>
        <table:table-row table:style-name="ro1">
          <table:table-cell office:value-type="float" office:value="1055588" calcext:value-type="float">
            <text:p>1055588</text:p>
          </table:table-cell>
          <table:table-cell table:formula="of:=[.A68]/1000/(60*60*24)" office:value-type="time" office:time-value="PT00H17M35.588S" calcext:value-type="time">
            <text:p>00:17:36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1.64" calcext:value-type="float">
            <text:p>181.64</text:p>
          </table:table-cell>
          <table:table-cell office:value-type="float" office:value="40.47" calcext:value-type="float">
            <text:p>40.47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1">
          <table:table-cell office:value-type="float" office:value="1071588" calcext:value-type="float">
            <text:p>1071588</text:p>
          </table:table-cell>
          <table:table-cell table:formula="of:=[.A69]/1000/(60*60*24)" office:value-type="time" office:time-value="PT00H17M51.588S" calcext:value-type="time">
            <text:p>00:17:52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41.07" calcext:value-type="float">
            <text:p>41.07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float" office:value="1087588" calcext:value-type="float">
            <text:p>1087588</text:p>
          </table:table-cell>
          <table:table-cell table:formula="of:=[.A70]/1000/(60*60*24)" office:value-type="time" office:time-value="PT00H18M07.588S" calcext:value-type="time">
            <text:p>00:18:08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41.67" calcext:value-type="float">
            <text:p>41.67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1103588" calcext:value-type="float">
            <text:p>1103588</text:p>
          </table:table-cell>
          <table:table-cell table:formula="of:=[.A71]/1000/(60*60*24)" office:value-type="time" office:time-value="PT00H18M23.588S" calcext:value-type="time">
            <text:p>00:18:24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42.27" calcext:value-type="float">
            <text:p>42.27</text:p>
          </table:table-cell>
          <table:table-cell office:value-type="float" office:value="58.15" calcext:value-type="float">
            <text:p>58.15</text:p>
          </table:table-cell>
        </table:table-row>
        <table:table-row table:style-name="ro1">
          <table:table-cell office:value-type="float" office:value="1119587" calcext:value-type="float">
            <text:p>1119587</text:p>
          </table:table-cell>
          <table:table-cell table:formula="of:=[.A72]/1000/(60*60*24)" office:value-type="time" office:time-value="PT00H18M39.587S" calcext:value-type="time">
            <text:p>00:18:40</text:p>
          </table:table-cell>
          <table:table-cell office:value-type="float" office:value="1.34" calcext:value-type="float">
            <text:p>1.34</text:p>
          </table:table-cell>
          <table:table-cell office:value-type="float" office:value="134.7" calcext:value-type="float">
            <text:p>134.7</text:p>
          </table:table-cell>
          <table:table-cell office:value-type="float" office:value="180.7" calcext:value-type="float">
            <text:p>180.7</text:p>
          </table:table-cell>
          <table:table-cell office:value-type="float" office:value="42.87" calcext:value-type="float">
            <text:p>42.87</text:p>
          </table:table-cell>
          <table:table-cell office:value-type="float" office:value="58.96" calcext:value-type="float">
            <text:p>58.96</text:p>
          </table:table-cell>
        </table:table-row>
        <table:table-row table:style-name="ro1">
          <table:table-cell office:value-type="float" office:value="1135588" calcext:value-type="float">
            <text:p>1135588</text:p>
          </table:table-cell>
          <table:table-cell table:formula="of:=[.A73]/1000/(60*60*24)" office:value-type="time" office:time-value="PT00H18M55.588S" calcext:value-type="time">
            <text:p>00:18:56</text:p>
          </table:table-cell>
          <table:table-cell office:value-type="float" office:value="1.34" calcext:value-type="float">
            <text:p>1.34</text:p>
          </table:table-cell>
          <table:table-cell office:value-type="float" office:value="134.7" calcext:value-type="float">
            <text:p>134.7</text:p>
          </table:table-cell>
          <table:table-cell office:value-type="float" office:value="180.69" calcext:value-type="float">
            <text:p>180.69</text:p>
          </table:table-cell>
          <table:table-cell office:value-type="float" office:value="43.46" calcext:value-type="float">
            <text:p>43.46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151588" calcext:value-type="float">
            <text:p>1151588</text:p>
          </table:table-cell>
          <table:table-cell table:formula="of:=[.A74]/1000/(60*60*24)" office:value-type="time" office:time-value="PT00H19M11.588S" calcext:value-type="time">
            <text:p>00:19:12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44.06" calcext:value-type="float">
            <text:p>44.06</text:p>
          </table:table-cell>
          <table:table-cell office:value-type="float" office:value="60.56" calcext:value-type="float">
            <text:p>60.56</text:p>
          </table:table-cell>
        </table:table-row>
        <table:table-row table:style-name="ro1">
          <table:table-cell office:value-type="float" office:value="1167588" calcext:value-type="float">
            <text:p>1167588</text:p>
          </table:table-cell>
          <table:table-cell table:formula="of:=[.A75]/1000/(60*60*24)" office:value-type="time" office:time-value="PT00H19M27.588S" calcext:value-type="time">
            <text:p>00:19:28</text:p>
          </table:table-cell>
          <table:table-cell office:value-type="float" office:value="1.34" calcext:value-type="float">
            <text:p>1.34</text:p>
          </table:table-cell>
          <table:table-cell office:value-type="float" office:value="134.5" calcext:value-type="float">
            <text:p>134.5</text:p>
          </table:table-cell>
          <table:table-cell office:value-type="float" office:value="180.43" calcext:value-type="float">
            <text:p>180.43</text:p>
          </table:table-cell>
          <table:table-cell office:value-type="float" office:value="44.66" calcext:value-type="float">
            <text:p>44.66</text:p>
          </table:table-cell>
          <table:table-cell office:value-type="float" office:value="61.37" calcext:value-type="float">
            <text:p>61.37</text:p>
          </table:table-cell>
        </table:table-row>
        <table:table-row table:style-name="ro1">
          <table:table-cell office:value-type="float" office:value="1183588" calcext:value-type="float">
            <text:p>1183588</text:p>
          </table:table-cell>
          <table:table-cell table:formula="of:=[.A76]/1000/(60*60*24)" office:value-type="time" office:time-value="PT00H19M43.588S" calcext:value-type="time">
            <text:p>00:19:44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office:value-type="float" office:value="45.26" calcext:value-type="float">
            <text:p>45.26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1199588" calcext:value-type="float">
            <text:p>1199588</text:p>
          </table:table-cell>
          <table:table-cell table:formula="of:=[.A77]/1000/(60*60*24)" office:value-type="time" office:time-value="PT00H19M59.588S" calcext:value-type="time">
            <text:p>00:20:00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office:value-type="float" office:value="45.86" calcext:value-type="float">
            <text:p>45.86</text:p>
          </table:table-cell>
          <table:table-cell office:value-type="float" office:value="62.97" calcext:value-type="float">
            <text:p>62.97</text:p>
          </table:table-cell>
        </table:table-row>
        <table:table-row table:style-name="ro1">
          <table:table-cell office:value-type="float" office:value="1215588" calcext:value-type="float">
            <text:p>1215588</text:p>
          </table:table-cell>
          <table:table-cell table:formula="of:=[.A78]/1000/(60*60*24)" office:value-type="time" office:time-value="PT00H20M15.588S" calcext:value-type="time">
            <text:p>00:20:16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46.45" calcext:value-type="float">
            <text:p>46.45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float" office:value="1231588" calcext:value-type="float">
            <text:p>1231588</text:p>
          </table:table-cell>
          <table:table-cell table:formula="of:=[.A79]/1000/(60*60*24)" office:value-type="time" office:time-value="PT00H20M31.588S" calcext:value-type="time">
            <text:p>00:20:32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47.05" calcext:value-type="float">
            <text:p>47.05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1247588" calcext:value-type="float">
            <text:p>1247588</text:p>
          </table:table-cell>
          <table:table-cell table:formula="of:=[.A80]/1000/(60*60*24)" office:value-type="time" office:time-value="PT00H20M47.588S" calcext:value-type="time">
            <text:p>00:20:48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47.65" calcext:value-type="float">
            <text:p>47.65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float" office:value="1263588" calcext:value-type="float">
            <text:p>1263588</text:p>
          </table:table-cell>
          <table:table-cell table:formula="of:=[.A81]/1000/(60*60*24)" office:value-type="time" office:time-value="PT00H21M03.588S" calcext:value-type="time">
            <text:p>00:21:04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48.24" calcext:value-type="float">
            <text:p>48.24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float" office:value="1279588" calcext:value-type="float">
            <text:p>1279588</text:p>
          </table:table-cell>
          <table:table-cell table:formula="of:=[.A82]/1000/(60*60*24)" office:value-type="time" office:time-value="PT00H21M19.588S" calcext:value-type="time">
            <text:p>00:21:20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48.84" calcext:value-type="float">
            <text:p>48.84</text:p>
          </table:table-cell>
          <table:table-cell office:value-type="float" office:value="66.96" calcext:value-type="float">
            <text:p>66.96</text:p>
          </table:table-cell>
        </table:table-row>
        <table:table-row table:style-name="ro1">
          <table:table-cell office:value-type="float" office:value="1295588" calcext:value-type="float">
            <text:p>1295588</text:p>
          </table:table-cell>
          <table:table-cell table:formula="of:=[.A83]/1000/(60*60*24)" office:value-type="time" office:time-value="PT00H21M35.588S" calcext:value-type="time">
            <text:p>00:21:36</text:p>
          </table:table-cell>
          <table:table-cell office:value-type="float" office:value="1.33" calcext:value-type="float">
            <text:p>1.33</text:p>
          </table:table-cell>
          <table:table-cell office:value-type="float" office:value="133.9" calcext:value-type="float">
            <text:p>133.9</text:p>
          </table:table-cell>
          <table:table-cell office:value-type="float" office:value="178.54" calcext:value-type="float">
            <text:p>178.54</text:p>
          </table:table-cell>
          <table:table-cell office:value-type="float" office:value="49.43" calcext:value-type="float">
            <text:p>49.4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1311588" calcext:value-type="float">
            <text:p>1311588</text:p>
          </table:table-cell>
          <table:table-cell table:formula="of:=[.A84]/1000/(60*60*24)" office:value-type="time" office:time-value="PT00H21M51.588S" calcext:value-type="time">
            <text:p>00:21:52</text:p>
          </table:table-cell>
          <table:table-cell office:value-type="float" office:value="1.33" calcext:value-type="float">
            <text:p>1.33</text:p>
          </table:table-cell>
          <table:table-cell office:value-type="float" office:value="133.9" calcext:value-type="float">
            <text:p>133.9</text:p>
          </table:table-cell>
          <table:table-cell office:value-type="float" office:value="178.54" calcext:value-type="float">
            <text:p>178.54</text:p>
          </table:table-cell>
          <table:table-cell office:value-type="float" office:value="50.03" calcext:value-type="float">
            <text:p>50.03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1327588" calcext:value-type="float">
            <text:p>1327588</text:p>
          </table:table-cell>
          <table:table-cell table:formula="of:=[.A85]/1000/(60*60*24)" office:value-type="time" office:time-value="PT00H22M07.588S" calcext:value-type="time">
            <text:p>00:22:08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50.62" calcext:value-type="float">
            <text:p>50.62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1343588" calcext:value-type="float">
            <text:p>1343588</text:p>
          </table:table-cell>
          <table:table-cell table:formula="of:=[.A86]/1000/(60*60*24)" office:value-type="time" office:time-value="PT00H22M23.588S" calcext:value-type="time">
            <text:p>00:22:24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51.22" calcext:value-type="float">
            <text:p>51.22</text:p>
          </table:table-cell>
          <table:table-cell office:value-type="float" office:value="70.13" calcext:value-type="float">
            <text:p>70.13</text:p>
          </table:table-cell>
        </table:table-row>
        <table:table-row table:style-name="ro1">
          <table:table-cell office:value-type="float" office:value="1359588" calcext:value-type="float">
            <text:p>1359588</text:p>
          </table:table-cell>
          <table:table-cell table:formula="of:=[.A87]/1000/(60*60*24)" office:value-type="time" office:time-value="PT00H22M39.588S" calcext:value-type="time">
            <text:p>00:22:40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51.81" calcext:value-type="float">
            <text:p>51.81</text:p>
          </table:table-cell>
          <table:table-cell office:value-type="float" office:value="70.92" calcext:value-type="float">
            <text:p>70.92</text:p>
          </table:table-cell>
        </table:table-row>
        <table:table-row table:style-name="ro1">
          <table:table-cell office:value-type="float" office:value="1375588" calcext:value-type="float">
            <text:p>1375588</text:p>
          </table:table-cell>
          <table:table-cell table:formula="of:=[.A88]/1000/(60*60*24)" office:value-type="time" office:time-value="PT00H22M55.588S" calcext:value-type="time">
            <text:p>00:22:56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8.14" calcext:value-type="float">
            <text:p>178.14</text:p>
          </table:table-cell>
          <table:table-cell office:value-type="float" office:value="52.41" calcext:value-type="float">
            <text:p>52.41</text:p>
          </table:table-cell>
          <table:table-cell office:value-type="float" office:value="71.72" calcext:value-type="float">
            <text:p>71.72</text:p>
          </table:table-cell>
        </table:table-row>
        <table:table-row table:style-name="ro1">
          <table:table-cell office:value-type="float" office:value="1391588" calcext:value-type="float">
            <text:p>1391588</text:p>
          </table:table-cell>
          <table:table-cell table:formula="of:=[.A89]/1000/(60*60*24)" office:value-type="time" office:time-value="PT00H23M11.588S" calcext:value-type="time">
            <text:p>00:23:12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72.51" calcext:value-type="float">
            <text:p>72.51</text:p>
          </table:table-cell>
        </table:table-row>
        <table:table-row table:style-name="ro1">
          <table:table-cell office:value-type="float" office:value="1407588" calcext:value-type="float">
            <text:p>1407588</text:p>
          </table:table-cell>
          <table:table-cell table:formula="of:=[.A90]/1000/(60*60*24)" office:value-type="time" office:time-value="PT00H23M27.588S" calcext:value-type="time">
            <text:p>00:23:28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53.59" calcext:value-type="float">
            <text:p>53.59</text:p>
          </table:table-cell>
          <table:table-cell office:value-type="float" office:value="73.29" calcext:value-type="float">
            <text:p>73.29</text:p>
          </table:table-cell>
        </table:table-row>
        <table:table-row table:style-name="ro1">
          <table:table-cell office:value-type="float" office:value="1423588" calcext:value-type="float">
            <text:p>1423588</text:p>
          </table:table-cell>
          <table:table-cell table:formula="of:=[.A91]/1000/(60*60*24)" office:value-type="time" office:time-value="PT00H23M43.588S" calcext:value-type="time">
            <text:p>00:23:44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54.19" calcext:value-type="float">
            <text:p>54.19</text:p>
          </table:table-cell>
          <table:table-cell office:value-type="float" office:value="74.08" calcext:value-type="float">
            <text:p>74.08</text:p>
          </table:table-cell>
        </table:table-row>
        <table:table-row table:style-name="ro1">
          <table:table-cell office:value-type="float" office:value="1439588" calcext:value-type="float">
            <text:p>1439588</text:p>
          </table:table-cell>
          <table:table-cell table:formula="of:=[.A92]/1000/(60*60*24)" office:value-type="time" office:time-value="PT00H23M59.588S" calcext:value-type="time">
            <text:p>00:24:00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54.78" calcext:value-type="float">
            <text:p>54.78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1455587" calcext:value-type="float">
            <text:p>1455587</text:p>
          </table:table-cell>
          <table:table-cell table:formula="of:=[.A93]/1000/(60*60*24)" office:value-type="time" office:time-value="PT00H24M15.587S" calcext:value-type="time">
            <text:p>00:24:16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55.37" calcext:value-type="float">
            <text:p>55.37</text:p>
          </table:table-cell>
          <table:table-cell office:value-type="float" office:value="75.66" calcext:value-type="float">
            <text:p>75.66</text:p>
          </table:table-cell>
        </table:table-row>
        <table:table-row table:style-name="ro1">
          <table:table-cell office:value-type="float" office:value="1471588" calcext:value-type="float">
            <text:p>1471588</text:p>
          </table:table-cell>
          <table:table-cell table:formula="of:=[.A94]/1000/(60*60*24)" office:value-type="time" office:time-value="PT00H24M31.588S" calcext:value-type="time">
            <text:p>00:24:32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55.96" calcext:value-type="float">
            <text:p>55.96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1487588" calcext:value-type="float">
            <text:p>1487588</text:p>
          </table:table-cell>
          <table:table-cell table:formula="of:=[.A95]/1000/(60*60*24)" office:value-type="time" office:time-value="PT00H24M47.588S" calcext:value-type="time">
            <text:p>00:24:48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6.53" calcext:value-type="float">
            <text:p>176.53</text:p>
          </table:table-cell>
          <table:table-cell office:value-type="float" office:value="56.56" calcext:value-type="float">
            <text:p>56.56</text:p>
          </table:table-cell>
          <table:table-cell office:value-type="float" office:value="77.23" calcext:value-type="float">
            <text:p>77.23</text:p>
          </table:table-cell>
        </table:table-row>
        <table:table-row table:style-name="ro1">
          <table:table-cell office:value-type="float" office:value="1503588" calcext:value-type="float">
            <text:p>1503588</text:p>
          </table:table-cell>
          <table:table-cell table:formula="of:=[.A96]/1000/(60*60*24)" office:value-type="time" office:time-value="PT00H25M03.588S" calcext:value-type="time">
            <text:p>00:25:04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57.15" calcext:value-type="float">
            <text:p>57.15</text:p>
          </table:table-cell>
          <table:table-cell office:value-type="float" office:value="78.02" calcext:value-type="float">
            <text:p>78.02</text:p>
          </table:table-cell>
        </table:table-row>
        <table:table-row table:style-name="ro1">
          <table:table-cell office:value-type="float" office:value="1519588" calcext:value-type="float">
            <text:p>1519588</text:p>
          </table:table-cell>
          <table:table-cell table:formula="of:=[.A97]/1000/(60*60*24)" office:value-type="time" office:time-value="PT00H25M19.588S" calcext:value-type="time">
            <text:p>00:25:20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57.74" calcext:value-type="float">
            <text:p>57.74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1535588" calcext:value-type="float">
            <text:p>1535588</text:p>
          </table:table-cell>
          <table:table-cell table:formula="of:=[.A98]/1000/(60*60*24)" office:value-type="time" office:time-value="PT00H25M35.588S" calcext:value-type="time">
            <text:p>00:25:36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58.33" calcext:value-type="float">
            <text:p>58.33</text:p>
          </table:table-cell>
          <table:table-cell office:value-type="float" office:value="79.59" calcext:value-type="float">
            <text:p>79.59</text:p>
          </table:table-cell>
        </table:table-row>
        <table:table-row table:style-name="ro1">
          <table:table-cell office:value-type="float" office:value="1551588" calcext:value-type="float">
            <text:p>1551588</text:p>
          </table:table-cell>
          <table:table-cell table:formula="of:=[.A99]/1000/(60*60*24)" office:value-type="time" office:time-value="PT00H25M51.588S" calcext:value-type="time">
            <text:p>00:25:52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58.92" calcext:value-type="float">
            <text:p>58.92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1">
          <table:table-cell office:value-type="float" office:value="1567588" calcext:value-type="float">
            <text:p>1567588</text:p>
          </table:table-cell>
          <table:table-cell table:formula="of:=[.A100]/1000/(60*60*24)" office:value-type="time" office:time-value="PT00H26M07.588S" calcext:value-type="time">
            <text:p>00:26:08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59.51" calcext:value-type="float">
            <text:p>59.51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1583588" calcext:value-type="float">
            <text:p>1583588</text:p>
          </table:table-cell>
          <table:table-cell table:formula="of:=[.A101]/1000/(60*60*24)" office:value-type="time" office:time-value="PT00H26M23.588S" calcext:value-type="time">
            <text:p>00:26:24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60.1" calcext:value-type="float">
            <text:p>60.1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float" office:value="1599588" calcext:value-type="float">
            <text:p>1599588</text:p>
          </table:table-cell>
          <table:table-cell table:formula="of:=[.A102]/1000/(60*60*24)" office:value-type="time" office:time-value="PT00H26M39.588S" calcext:value-type="time">
            <text:p>00:26:40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60.69" calcext:value-type="float">
            <text:p>60.69</text:p>
          </table:table-cell>
          <table:table-cell office:value-type="float" office:value="82.71" calcext:value-type="float">
            <text:p>82.71</text:p>
          </table:table-cell>
        </table:table-row>
        <table:table-row table:style-name="ro1">
          <table:table-cell office:value-type="float" office:value="1615588" calcext:value-type="float">
            <text:p>1615588</text:p>
          </table:table-cell>
          <table:table-cell table:formula="of:=[.A103]/1000/(60*60*24)" office:value-type="time" office:time-value="PT00H26M55.588S" calcext:value-type="time">
            <text:p>00:26:56</text:p>
          </table:table-cell>
          <table:table-cell office:value-type="float" office:value="1.33" calcext:value-type="float">
            <text:p>1.33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86" calcext:value-type="float">
            <text:p>175.86</text:p>
          </table:table-cell>
          <table:table-cell office:value-type="float" office:value="61.28" calcext:value-type="float">
            <text:p>61.28</text:p>
          </table:table-cell>
          <table:table-cell office:value-type="float" office:value="83.49" calcext:value-type="float">
            <text:p>83.49</text:p>
          </table:table-cell>
        </table:table-row>
        <table:table-row table:style-name="ro1">
          <table:table-cell office:value-type="float" office:value="1631588" calcext:value-type="float">
            <text:p>1631588</text:p>
          </table:table-cell>
          <table:table-cell table:formula="of:=[.A104]/1000/(60*60*24)" office:value-type="time" office:time-value="PT00H27M11.588S" calcext:value-type="time">
            <text:p>00:27:12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61.87" calcext:value-type="float">
            <text:p>61.87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1647588" calcext:value-type="float">
            <text:p>1647588</text:p>
          </table:table-cell>
          <table:table-cell table:formula="of:=[.A105]/1000/(60*60*24)" office:value-type="time" office:time-value="PT00H27M27.588S" calcext:value-type="time">
            <text:p>00:27:28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62.46" calcext:value-type="float">
            <text:p>62.46</text:p>
          </table:table-cell>
          <table:table-cell office:value-type="float" office:value="85.05" calcext:value-type="float">
            <text:p>85.05</text:p>
          </table:table-cell>
        </table:table-row>
        <table:table-row table:style-name="ro1">
          <table:table-cell office:value-type="float" office:value="1663588" calcext:value-type="float">
            <text:p>1663588</text:p>
          </table:table-cell>
          <table:table-cell table:formula="of:=[.A106]/1000/(60*60*24)" office:value-type="time" office:time-value="PT00H27M43.588S" calcext:value-type="time">
            <text:p>00:27:44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63.05" calcext:value-type="float">
            <text:p>63.05</text:p>
          </table:table-cell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1679588" calcext:value-type="float">
            <text:p>1679588</text:p>
          </table:table-cell>
          <table:table-cell table:formula="of:=[.A107]/1000/(60*60*24)" office:value-type="time" office:time-value="PT00H27M59.588S" calcext:value-type="time">
            <text:p>00:28:00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6" calcext:value-type="float">
            <text:p>175.06</text:p>
          </table:table-cell>
          <table:table-cell office:value-type="float" office:value="63.64" calcext:value-type="float">
            <text:p>63.64</text:p>
          </table:table-cell>
          <table:table-cell office:value-type="float" office:value="86.61" calcext:value-type="float">
            <text:p>86.61</text:p>
          </table:table-cell>
        </table:table-row>
        <table:table-row table:style-name="ro1">
          <table:table-cell office:value-type="float" office:value="1695588" calcext:value-type="float">
            <text:p>1695588</text:p>
          </table:table-cell>
          <table:table-cell table:formula="of:=[.A108]/1000/(60*60*24)" office:value-type="time" office:time-value="PT00H28M15.588S" calcext:value-type="time">
            <text:p>00:28:16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4" calcext:value-type="float">
            <text:p>174.4</text:p>
          </table:table-cell>
          <table:table-cell office:value-type="float" office:value="64.23" calcext:value-type="float">
            <text:p>64.23</text:p>
          </table:table-cell>
          <table:table-cell office:value-type="float" office:value="87.39" calcext:value-type="float">
            <text:p>87.39</text:p>
          </table:table-cell>
        </table:table-row>
        <table:table-row table:style-name="ro1">
          <table:table-cell office:value-type="float" office:value="1711588" calcext:value-type="float">
            <text:p>1711588</text:p>
          </table:table-cell>
          <table:table-cell table:formula="of:=[.A109]/1000/(60*60*24)" office:value-type="time" office:time-value="PT00H28M31.588S" calcext:value-type="time">
            <text:p>00:28:32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8" calcext:value-type="float">
            <text:p>174.8</text:p>
          </table:table-cell>
          <table:table-cell office:value-type="float" office:value="64.82" calcext:value-type="float">
            <text:p>64.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727588" calcext:value-type="float">
            <text:p>1727588</text:p>
          </table:table-cell>
          <table:table-cell table:formula="of:=[.A110]/1000/(60*60*24)" office:value-type="time" office:time-value="PT00H28M47.588S" calcext:value-type="time">
            <text:p>00:28:48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65.4" calcext:value-type="float">
            <text:p>65.4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1743588" calcext:value-type="float">
            <text:p>1743588</text:p>
          </table:table-cell>
          <table:table-cell table:formula="of:=[.A111]/1000/(60*60*24)" office:value-type="time" office:time-value="PT00H29M03.588S" calcext:value-type="time">
            <text:p>00:29:04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5.99" calcext:value-type="float">
            <text:p>65.99</text:p>
          </table:table-cell>
          <table:table-cell office:value-type="float" office:value="89.71" calcext:value-type="float">
            <text:p>89.71</text:p>
          </table:table-cell>
        </table:table-row>
        <table:table-row table:style-name="ro1">
          <table:table-cell office:value-type="float" office:value="1759588" calcext:value-type="float">
            <text:p>1759588</text:p>
          </table:table-cell>
          <table:table-cell table:formula="of:=[.A112]/1000/(60*60*24)" office:value-type="time" office:time-value="PT00H29M19.588S" calcext:value-type="time">
            <text:p>00:29:20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66.58" calcext:value-type="float">
            <text:p>66.58</text:p>
          </table:table-cell>
          <table:table-cell office:value-type="float" office:value="90.49" calcext:value-type="float">
            <text:p>90.49</text:p>
          </table:table-cell>
        </table:table-row>
        <table:table-row table:style-name="ro1">
          <table:table-cell office:value-type="float" office:value="1775588" calcext:value-type="float">
            <text:p>1775588</text:p>
          </table:table-cell>
          <table:table-cell table:formula="of:=[.A113]/1000/(60*60*24)" office:value-type="time" office:time-value="PT00H29M35.588S" calcext:value-type="time">
            <text:p>00:29:36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7.17" calcext:value-type="float">
            <text:p>67.17</text:p>
          </table:table-cell>
          <table:table-cell office:value-type="float" office:value="91.26" calcext:value-type="float">
            <text:p>91.26</text:p>
          </table:table-cell>
        </table:table-row>
        <table:table-row table:style-name="ro1">
          <table:table-cell office:value-type="float" office:value="1791588" calcext:value-type="float">
            <text:p>1791588</text:p>
          </table:table-cell>
          <table:table-cell table:formula="of:=[.A114]/1000/(60*60*24)" office:value-type="time" office:time-value="PT00H29M51.588S" calcext:value-type="time">
            <text:p>00:29:52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67.75" calcext:value-type="float">
            <text:p>67.75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807588" calcext:value-type="float">
            <text:p>1807588</text:p>
          </table:table-cell>
          <table:table-cell table:formula="of:=[.A115]/1000/(60*60*24)" office:value-type="time" office:time-value="PT00H30M07.588S" calcext:value-type="time">
            <text:p>00:30:08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68.34" calcext:value-type="float">
            <text:p>68.34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float" office:value="1823588" calcext:value-type="float">
            <text:p>1823588</text:p>
          </table:table-cell>
          <table:table-cell table:formula="of:=[.A116]/1000/(60*60*24)" office:value-type="time" office:time-value="PT00H30M23.588S" calcext:value-type="time">
            <text:p>00:30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8.93" calcext:value-type="float">
            <text:p>68.93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office:value-type="float" office:value="1839588" calcext:value-type="float">
            <text:p>1839588</text:p>
          </table:table-cell>
          <table:table-cell table:formula="of:=[.A117]/1000/(60*60*24)" office:value-type="time" office:time-value="PT00H30M39.588S" calcext:value-type="time">
            <text:p>00:30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9.51" calcext:value-type="float">
            <text:p>69.51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1855588" calcext:value-type="float">
            <text:p>1855588</text:p>
          </table:table-cell>
          <table:table-cell table:formula="of:=[.A118]/1000/(60*60*24)" office:value-type="time" office:time-value="PT00H30M55.588S" calcext:value-type="time">
            <text:p>00:30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70.1" calcext:value-type="float">
            <text:p>70.1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1871588" calcext:value-type="float">
            <text:p>1871588</text:p>
          </table:table-cell>
          <table:table-cell table:formula="of:=[.A119]/1000/(60*60*24)" office:value-type="time" office:time-value="PT00H31M11.588S" calcext:value-type="time">
            <text:p>00:31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70.69" calcext:value-type="float">
            <text:p>70.69</text:p>
          </table:table-cell>
          <table:table-cell office:value-type="float" office:value="95.89" calcext:value-type="float">
            <text:p>95.89</text:p>
          </table:table-cell>
        </table:table-row>
        <table:table-row table:style-name="ro1">
          <table:table-cell office:value-type="float" office:value="1887588" calcext:value-type="float">
            <text:p>1887588</text:p>
          </table:table-cell>
          <table:table-cell table:formula="of:=[.A120]/1000/(60*60*24)" office:value-type="time" office:time-value="PT00H31M27.588S" calcext:value-type="time">
            <text:p>00:31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71.27" calcext:value-type="float">
            <text:p>71.27</text:p>
          </table:table-cell>
          <table:table-cell office:value-type="float" office:value="96.66" calcext:value-type="float">
            <text:p>96.66</text:p>
          </table:table-cell>
        </table:table-row>
        <table:table-row table:style-name="ro1">
          <table:table-cell office:value-type="float" office:value="1903588" calcext:value-type="float">
            <text:p>1903588</text:p>
          </table:table-cell>
          <table:table-cell table:formula="of:=[.A121]/1000/(60*60*24)" office:value-type="time" office:time-value="PT00H31M43.588S" calcext:value-type="time">
            <text:p>00:31:44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71.86" calcext:value-type="float">
            <text:p>71.86</text:p>
          </table:table-cell>
          <table:table-cell office:value-type="float" office:value="97.42" calcext:value-type="float">
            <text:p>97.42</text:p>
          </table:table-cell>
        </table:table-row>
        <table:table-row table:style-name="ro1">
          <table:table-cell office:value-type="float" office:value="1919588" calcext:value-type="float">
            <text:p>1919588</text:p>
          </table:table-cell>
          <table:table-cell table:formula="of:=[.A122]/1000/(60*60*24)" office:value-type="time" office:time-value="PT00H31M59.588S" calcext:value-type="time">
            <text:p>00:32:00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72.44" calcext:value-type="float">
            <text:p>72.44</text:p>
          </table:table-cell>
          <table:table-cell office:value-type="float" office:value="98.19" calcext:value-type="float">
            <text:p>98.19</text:p>
          </table:table-cell>
        </table:table-row>
        <table:table-row table:style-name="ro1">
          <table:table-cell office:value-type="float" office:value="1935588" calcext:value-type="float">
            <text:p>1935588</text:p>
          </table:table-cell>
          <table:table-cell table:formula="of:=[.A123]/1000/(60*60*24)" office:value-type="time" office:time-value="PT00H32M15.588S" calcext:value-type="time">
            <text:p>00:32:16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68" calcext:value-type="float">
            <text:p>172.68</text:p>
          </table:table-cell>
          <table:table-cell office:value-type="float" office:value="73.03" calcext:value-type="float">
            <text:p>73.03</text:p>
          </table:table-cell>
          <table:table-cell office:value-type="float" office:value="98.96" calcext:value-type="float">
            <text:p>98.96</text:p>
          </table:table-cell>
        </table:table-row>
        <table:table-row table:style-name="ro1">
          <table:table-cell office:value-type="float" office:value="1951588" calcext:value-type="float">
            <text:p>1951588</text:p>
          </table:table-cell>
          <table:table-cell table:formula="of:=[.A124]/1000/(60*60*24)" office:value-type="time" office:time-value="PT00H32M31.588S" calcext:value-type="time">
            <text:p>00:32:32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68" calcext:value-type="float">
            <text:p>172.68</text:p>
          </table:table-cell>
          <table:table-cell office:value-type="float" office:value="73.61" calcext:value-type="float">
            <text:p>73.61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1967588" calcext:value-type="float">
            <text:p>1967588</text:p>
          </table:table-cell>
          <table:table-cell table:formula="of:=[.A125]/1000/(60*60*24)" office:value-type="time" office:time-value="PT00H32M47.588S" calcext:value-type="time">
            <text:p>00:32:48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74.2" calcext:value-type="float">
            <text:p>74.2</text:p>
          </table:table-cell>
          <table:table-cell office:value-type="float" office:value="100.49" calcext:value-type="float">
            <text:p>100.49</text:p>
          </table:table-cell>
        </table:table-row>
        <table:table-row table:style-name="ro1">
          <table:table-cell office:value-type="float" office:value="1983588" calcext:value-type="float">
            <text:p>1983588</text:p>
          </table:table-cell>
          <table:table-cell table:formula="of:=[.A126]/1000/(60*60*24)" office:value-type="time" office:time-value="PT00H33M03.588S" calcext:value-type="time">
            <text:p>00:33:04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74.78" calcext:value-type="float">
            <text:p>74.78</text:p>
          </table:table-cell>
          <table:table-cell office:value-type="float" office:value="101.26" calcext:value-type="float">
            <text:p>101.26</text:p>
          </table:table-cell>
        </table:table-row>
        <table:table-row table:style-name="ro1">
          <table:table-cell office:value-type="float" office:value="1999588" calcext:value-type="float">
            <text:p>1999588</text:p>
          </table:table-cell>
          <table:table-cell table:formula="of:=[.A127]/1000/(60*60*24)" office:value-type="time" office:time-value="PT00H33M19.588S" calcext:value-type="time">
            <text:p>00:33:20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5.36" calcext:value-type="float">
            <text:p>75.36</text:p>
          </table:table-cell>
          <table:table-cell office:value-type="float" office:value="102.02" calcext:value-type="float">
            <text:p>102.02</text:p>
          </table:table-cell>
        </table:table-row>
        <table:table-row table:style-name="ro1">
          <table:table-cell office:value-type="float" office:value="2015588" calcext:value-type="float">
            <text:p>2015588</text:p>
          </table:table-cell>
          <table:table-cell table:formula="of:=[.A128]/1000/(60*60*24)" office:value-type="time" office:time-value="PT00H33M35.588S" calcext:value-type="time">
            <text:p>00:33:36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5.95" calcext:value-type="float">
            <text:p>75.95</text:p>
          </table:table-cell>
          <table:table-cell office:value-type="float" office:value="102.78" calcext:value-type="float">
            <text:p>102.78</text:p>
          </table:table-cell>
        </table:table-row>
        <table:table-row table:style-name="ro1">
          <table:table-cell office:value-type="float" office:value="2031588" calcext:value-type="float">
            <text:p>2031588</text:p>
          </table:table-cell>
          <table:table-cell table:formula="of:=[.A129]/1000/(60*60*24)" office:value-type="time" office:time-value="PT00H33M51.588S" calcext:value-type="time">
            <text:p>00:33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6.53" calcext:value-type="float">
            <text:p>76.53</text:p>
          </table:table-cell>
          <table:table-cell office:value-type="float" office:value="103.55" calcext:value-type="float">
            <text:p>103.55</text:p>
          </table:table-cell>
        </table:table-row>
        <table:table-row table:style-name="ro1">
          <table:table-cell office:value-type="float" office:value="2047588" calcext:value-type="float">
            <text:p>2047588</text:p>
          </table:table-cell>
          <table:table-cell table:formula="of:=[.A130]/1000/(60*60*24)" office:value-type="time" office:time-value="PT00H34M07.588S" calcext:value-type="time">
            <text:p>00:34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77.11" calcext:value-type="float">
            <text:p>77.11</text:p>
          </table:table-cell>
          <table:table-cell office:value-type="float" office:value="104.31" calcext:value-type="float">
            <text:p>104.31</text:p>
          </table:table-cell>
        </table:table-row>
        <table:table-row table:style-name="ro1">
          <table:table-cell office:value-type="float" office:value="2063588" calcext:value-type="float">
            <text:p>2063588</text:p>
          </table:table-cell>
          <table:table-cell table:formula="of:=[.A131]/1000/(60*60*24)" office:value-type="time" office:time-value="PT00H34M23.588S" calcext:value-type="time">
            <text:p>00:34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7.7" calcext:value-type="float">
            <text:p>77.7</text:p>
          </table:table-cell>
          <table:table-cell office:value-type="float" office:value="105.07" calcext:value-type="float">
            <text:p>105.07</text:p>
          </table:table-cell>
        </table:table-row>
        <table:table-row table:style-name="ro1">
          <table:table-cell office:value-type="float" office:value="2079588" calcext:value-type="float">
            <text:p>2079588</text:p>
          </table:table-cell>
          <table:table-cell table:formula="of:=[.A132]/1000/(60*60*24)" office:value-type="time" office:time-value="PT00H34M39.588S" calcext:value-type="time">
            <text:p>00:34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8.28" calcext:value-type="float">
            <text:p>78.28</text:p>
          </table:table-cell>
          <table:table-cell office:value-type="float" office:value="105.83" calcext:value-type="float">
            <text:p>105.83</text:p>
          </table:table-cell>
        </table:table-row>
        <table:table-row table:style-name="ro1">
          <table:table-cell office:value-type="float" office:value="2095587" calcext:value-type="float">
            <text:p>2095587</text:p>
          </table:table-cell>
          <table:table-cell table:formula="of:=[.A133]/1000/(60*60*24)" office:value-type="time" office:time-value="PT00H34M55.587S" calcext:value-type="time">
            <text:p>00:34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8.86" calcext:value-type="float">
            <text:p>78.86</text:p>
          </table:table-cell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float" office:value="2111588" calcext:value-type="float">
            <text:p>2111588</text:p>
          </table:table-cell>
          <table:table-cell table:formula="of:=[.A134]/1000/(60*60*24)" office:value-type="time" office:time-value="PT00H35M11.588S" calcext:value-type="time">
            <text:p>00:35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9.44" calcext:value-type="float">
            <text:p>79.44</text:p>
          </table:table-cell>
          <table:table-cell office:value-type="float" office:value="107.35" calcext:value-type="float">
            <text:p>107.35</text:p>
          </table:table-cell>
        </table:table-row>
        <table:table-row table:style-name="ro1">
          <table:table-cell office:value-type="float" office:value="2127588" calcext:value-type="float">
            <text:p>2127588</text:p>
          </table:table-cell>
          <table:table-cell table:formula="of:=[.A135]/1000/(60*60*24)" office:value-type="time" office:time-value="PT00H35M27.588S" calcext:value-type="time">
            <text:p>00:35:28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80.03" calcext:value-type="float">
            <text:p>80.03</text:p>
          </table:table-cell>
          <table:table-cell office:value-type="float" office:value="108.11" calcext:value-type="float">
            <text:p>108.11</text:p>
          </table:table-cell>
        </table:table-row>
        <table:table-row table:style-name="ro1">
          <table:table-cell office:value-type="float" office:value="2143588" calcext:value-type="float">
            <text:p>2143588</text:p>
          </table:table-cell>
          <table:table-cell table:formula="of:=[.A136]/1000/(60*60*24)" office:value-type="time" office:time-value="PT00H35M43.588S" calcext:value-type="time">
            <text:p>00:35:44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80.61" calcext:value-type="float">
            <text:p>80.61</text:p>
          </table:table-cell>
          <table:table-cell office:value-type="float" office:value="108.87" calcext:value-type="float">
            <text:p>108.87</text:p>
          </table:table-cell>
        </table:table-row>
        <table:table-row table:style-name="ro1">
          <table:table-cell office:value-type="float" office:value="2159588" calcext:value-type="float">
            <text:p>2159588</text:p>
          </table:table-cell>
          <table:table-cell table:formula="of:=[.A137]/1000/(60*60*24)" office:value-type="time" office:time-value="PT00H35M59.588S" calcext:value-type="time">
            <text:p>00:36:00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81.19" calcext:value-type="float">
            <text:p>81.19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2175588" calcext:value-type="float">
            <text:p>2175588</text:p>
          </table:table-cell>
          <table:table-cell table:formula="of:=[.A138]/1000/(60*60*24)" office:value-type="time" office:time-value="PT00H36M15.588S" calcext:value-type="time">
            <text:p>00:36:16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81.77" calcext:value-type="float">
            <text:p>81.77</text:p>
          </table:table-cell>
          <table:table-cell office:value-type="float" office:value="110.39" calcext:value-type="float">
            <text:p>110.39</text:p>
          </table:table-cell>
        </table:table-row>
        <table:table-row table:style-name="ro1">
          <table:table-cell office:value-type="float" office:value="2191588" calcext:value-type="float">
            <text:p>2191588</text:p>
          </table:table-cell>
          <table:table-cell table:formula="of:=[.A139]/1000/(60*60*24)" office:value-type="time" office:time-value="PT00H36M31.588S" calcext:value-type="time">
            <text:p>00:36:32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82.35" calcext:value-type="float">
            <text:p>82.35</text:p>
          </table:table-cell>
          <table:table-cell office:value-type="float" office:value="111.14" calcext:value-type="float">
            <text:p>111.14</text:p>
          </table:table-cell>
        </table:table-row>
        <table:table-row table:style-name="ro1">
          <table:table-cell office:value-type="float" office:value="2207588" calcext:value-type="float">
            <text:p>2207588</text:p>
          </table:table-cell>
          <table:table-cell table:formula="of:=[.A140]/1000/(60*60*24)" office:value-type="time" office:time-value="PT00H36M47.588S" calcext:value-type="time">
            <text:p>00:36:48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82.93" calcext:value-type="float">
            <text:p>82.93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2223588" calcext:value-type="float">
            <text:p>2223588</text:p>
          </table:table-cell>
          <table:table-cell table:formula="of:=[.A141]/1000/(60*60*24)" office:value-type="time" office:time-value="PT00H37M03.588S" calcext:value-type="time">
            <text:p>00:37:04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83.51" calcext:value-type="float">
            <text:p>83.51</text:p>
          </table:table-cell>
          <table:table-cell office:value-type="float" office:value="112.66" calcext:value-type="float">
            <text:p>112.66</text:p>
          </table:table-cell>
        </table:table-row>
        <table:table-row table:style-name="ro1">
          <table:table-cell office:value-type="float" office:value="2239587" calcext:value-type="float">
            <text:p>2239587</text:p>
          </table:table-cell>
          <table:table-cell table:formula="of:=[.A142]/1000/(60*60*24)" office:value-type="time" office:time-value="PT00H37M19.587S" calcext:value-type="time">
            <text:p>00:37:20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84.09" calcext:value-type="float">
            <text:p>84.09</text:p>
          </table:table-cell>
          <table:table-cell office:value-type="float" office:value="113.41" calcext:value-type="float">
            <text:p>113.41</text:p>
          </table:table-cell>
        </table:table-row>
        <table:table-row table:style-name="ro1">
          <table:table-cell office:value-type="float" office:value="2255588" calcext:value-type="float">
            <text:p>2255588</text:p>
          </table:table-cell>
          <table:table-cell table:formula="of:=[.A143]/1000/(60*60*24)" office:value-type="time" office:time-value="PT00H37M35.588S" calcext:value-type="time">
            <text:p>00:37:36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84.67" calcext:value-type="float">
            <text:p>84.67</text:p>
          </table:table-cell>
          <table:table-cell office:value-type="float" office:value="114.17" calcext:value-type="float">
            <text:p>114.17</text:p>
          </table:table-cell>
        </table:table-row>
        <table:table-row table:style-name="ro1">
          <table:table-cell office:value-type="float" office:value="2271588" calcext:value-type="float">
            <text:p>2271588</text:p>
          </table:table-cell>
          <table:table-cell table:formula="of:=[.A144]/1000/(60*60*24)" office:value-type="time" office:time-value="PT00H37M51.588S" calcext:value-type="time">
            <text:p>00:37:52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4" calcext:value-type="float">
            <text:p>169.14</text:p>
          </table:table-cell>
          <table:table-cell office:value-type="float" office:value="85.25" calcext:value-type="float">
            <text:p>85.25</text:p>
          </table:table-cell>
          <table:table-cell office:value-type="float" office:value="114.92" calcext:value-type="float">
            <text:p>114.92</text:p>
          </table:table-cell>
        </table:table-row>
        <table:table-row table:style-name="ro1">
          <table:table-cell office:value-type="float" office:value="2287588" calcext:value-type="float">
            <text:p>2287588</text:p>
          </table:table-cell>
          <table:table-cell table:formula="of:=[.A145]/1000/(60*60*24)" office:value-type="time" office:time-value="PT00H38M07.588S" calcext:value-type="time">
            <text:p>00:38:08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85.83" calcext:value-type="float">
            <text:p>85.83</text:p>
          </table:table-cell>
          <table:table-cell office:value-type="float" office:value="115.67" calcext:value-type="float">
            <text:p>115.67</text:p>
          </table:table-cell>
        </table:table-row>
        <table:table-row table:style-name="ro1">
          <table:table-cell office:value-type="float" office:value="2303588" calcext:value-type="float">
            <text:p>2303588</text:p>
          </table:table-cell>
          <table:table-cell table:formula="of:=[.A146]/1000/(60*60*24)" office:value-type="time" office:time-value="PT00H38M23.588S" calcext:value-type="time">
            <text:p>00:38:24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86.41" calcext:value-type="float">
            <text:p>86.41</text:p>
          </table:table-cell>
          <table:table-cell office:value-type="float" office:value="116.43" calcext:value-type="float">
            <text:p>116.43</text:p>
          </table:table-cell>
        </table:table-row>
        <table:table-row table:style-name="ro1">
          <table:table-cell office:value-type="float" office:value="2319588" calcext:value-type="float">
            <text:p>2319588</text:p>
          </table:table-cell>
          <table:table-cell table:formula="of:=[.A147]/1000/(60*60*24)" office:value-type="time" office:time-value="PT00H38M39.588S" calcext:value-type="time">
            <text:p>00:38:40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86.99" calcext:value-type="float">
            <text:p>86.99</text:p>
          </table:table-cell>
          <table:table-cell office:value-type="float" office:value="117.18" calcext:value-type="float">
            <text:p>117.18</text:p>
          </table:table-cell>
        </table:table-row>
        <table:table-row table:style-name="ro1">
          <table:table-cell office:value-type="float" office:value="2335588" calcext:value-type="float">
            <text:p>2335588</text:p>
          </table:table-cell>
          <table:table-cell table:formula="of:=[.A148]/1000/(60*60*24)" office:value-type="time" office:time-value="PT00H38M55.588S" calcext:value-type="time">
            <text:p>00:38:56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7.57" calcext:value-type="float">
            <text:p>87.57</text:p>
          </table:table-cell>
          <table:table-cell office:value-type="float" office:value="117.93" calcext:value-type="float">
            <text:p>117.93</text:p>
          </table:table-cell>
        </table:table-row>
        <table:table-row table:style-name="ro1">
          <table:table-cell office:value-type="float" office:value="2351587" calcext:value-type="float">
            <text:p>2351587</text:p>
          </table:table-cell>
          <table:table-cell table:formula="of:=[.A149]/1000/(60*60*24)" office:value-type="time" office:time-value="PT00H39M11.587S" calcext:value-type="time">
            <text:p>00:39:12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8.15" calcext:value-type="float">
            <text:p>88.15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float" office:value="2367588" calcext:value-type="float">
            <text:p>2367588</text:p>
          </table:table-cell>
          <table:table-cell table:formula="of:=[.A150]/1000/(60*60*24)" office:value-type="time" office:time-value="PT00H39M27.588S" calcext:value-type="time">
            <text:p>00:39:28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8.73" calcext:value-type="float">
            <text:p>88.73</text:p>
          </table:table-cell>
          <table:table-cell office:value-type="float" office:value="119.43" calcext:value-type="float">
            <text:p>119.43</text:p>
          </table:table-cell>
        </table:table-row>
        <table:table-row table:style-name="ro1">
          <table:table-cell office:value-type="float" office:value="2383588" calcext:value-type="float">
            <text:p>2383588</text:p>
          </table:table-cell>
          <table:table-cell table:formula="of:=[.A151]/1000/(60*60*24)" office:value-type="time" office:time-value="PT00H39M43.588S" calcext:value-type="time">
            <text:p>00:39:44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9.31" calcext:value-type="float">
            <text:p>89.31</text:p>
          </table:table-cell>
          <table:table-cell office:value-type="float" office:value="120.18" calcext:value-type="float">
            <text:p>120.18</text:p>
          </table:table-cell>
        </table:table-row>
        <table:table-row table:style-name="ro1">
          <table:table-cell office:value-type="float" office:value="2399588" calcext:value-type="float">
            <text:p>2399588</text:p>
          </table:table-cell>
          <table:table-cell table:formula="of:=[.A152]/1000/(60*60*24)" office:value-type="time" office:time-value="PT00H39M59.588S" calcext:value-type="time">
            <text:p>00:40:00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9.89" calcext:value-type="float">
            <text:p>89.89</text:p>
          </table:table-cell>
          <table:table-cell office:value-type="float" office:value="120.93" calcext:value-type="float">
            <text:p>120.93</text:p>
          </table:table-cell>
        </table:table-row>
        <table:table-row table:style-name="ro1">
          <table:table-cell office:value-type="float" office:value="2415588" calcext:value-type="float">
            <text:p>2415588</text:p>
          </table:table-cell>
          <table:table-cell table:formula="of:=[.A153]/1000/(60*60*24)" office:value-type="time" office:time-value="PT00H40M15.588S" calcext:value-type="time">
            <text:p>00:40:16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90.47" calcext:value-type="float">
            <text:p>90.47</text:p>
          </table:table-cell>
          <table:table-cell office:value-type="float" office:value="121.68" calcext:value-type="float">
            <text:p>121.68</text:p>
          </table:table-cell>
        </table:table-row>
        <table:table-row table:style-name="ro1">
          <table:table-cell office:value-type="float" office:value="2431588" calcext:value-type="float">
            <text:p>2431588</text:p>
          </table:table-cell>
          <table:table-cell table:formula="of:=[.A154]/1000/(60*60*24)" office:value-type="time" office:time-value="PT00H40M31.588S" calcext:value-type="time">
            <text:p>00:40:32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91.04" calcext:value-type="float">
            <text:p>91.04</text:p>
          </table:table-cell>
          <table:table-cell office:value-type="float" office:value="122.43" calcext:value-type="float">
            <text:p>122.43</text:p>
          </table:table-cell>
        </table:table-row>
        <table:table-row table:style-name="ro1">
          <table:table-cell office:value-type="float" office:value="2447588" calcext:value-type="float">
            <text:p>2447588</text:p>
          </table:table-cell>
          <table:table-cell table:formula="of:=[.A155]/1000/(60*60*24)" office:value-type="time" office:time-value="PT00H40M47.588S" calcext:value-type="time">
            <text:p>00:40:48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91.62" calcext:value-type="float">
            <text:p>91.62</text:p>
          </table:table-cell>
          <table:table-cell office:value-type="float" office:value="123.18" calcext:value-type="float">
            <text:p>123.18</text:p>
          </table:table-cell>
        </table:table-row>
        <table:table-row table:style-name="ro1">
          <table:table-cell office:value-type="float" office:value="2463587" calcext:value-type="float">
            <text:p>2463587</text:p>
          </table:table-cell>
          <table:table-cell table:formula="of:=[.A156]/1000/(60*60*24)" office:value-type="time" office:time-value="PT00H41M03.587S" calcext:value-type="time">
            <text:p>00:41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92.2" calcext:value-type="float">
            <text:p>92.2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2479588" calcext:value-type="float">
            <text:p>2479588</text:p>
          </table:table-cell>
          <table:table-cell table:formula="of:=[.A157]/1000/(60*60*24)" office:value-type="time" office:time-value="PT00H41M19.588S" calcext:value-type="time">
            <text:p>00:41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92.78" calcext:value-type="float">
            <text:p>92.78</text:p>
          </table:table-cell>
          <table:table-cell office:value-type="float" office:value="124.67" calcext:value-type="float">
            <text:p>124.67</text:p>
          </table:table-cell>
        </table:table-row>
        <table:table-row table:style-name="ro1">
          <table:table-cell office:value-type="float" office:value="2495588" calcext:value-type="float">
            <text:p>2495588</text:p>
          </table:table-cell>
          <table:table-cell table:formula="of:=[.A158]/1000/(60*60*24)" office:value-type="time" office:time-value="PT00H41M35.588S" calcext:value-type="time">
            <text:p>00:41:36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93.35" calcext:value-type="float">
            <text:p>93.35</text:p>
          </table:table-cell>
          <table:table-cell office:value-type="float" office:value="125.42" calcext:value-type="float">
            <text:p>125.42</text:p>
          </table:table-cell>
        </table:table-row>
        <table:table-row table:style-name="ro1">
          <table:table-cell office:value-type="float" office:value="2511588" calcext:value-type="float">
            <text:p>2511588</text:p>
          </table:table-cell>
          <table:table-cell table:formula="of:=[.A159]/1000/(60*60*24)" office:value-type="time" office:time-value="PT00H41M51.588S" calcext:value-type="time">
            <text:p>00:41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93.93" calcext:value-type="float">
            <text:p>93.93</text:p>
          </table:table-cell>
          <table:table-cell office:value-type="float" office:value="126.17" calcext:value-type="float">
            <text:p>126.17</text:p>
          </table:table-cell>
        </table:table-row>
        <table:table-row table:style-name="ro1">
          <table:table-cell office:value-type="float" office:value="2527588" calcext:value-type="float">
            <text:p>2527588</text:p>
          </table:table-cell>
          <table:table-cell table:formula="of:=[.A160]/1000/(60*60*24)" office:value-type="time" office:time-value="PT00H42M07.588S" calcext:value-type="time">
            <text:p>00:42:08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94.51" calcext:value-type="float">
            <text:p>94.51</text:p>
          </table:table-cell>
          <table:table-cell office:value-type="float" office:value="126.91" calcext:value-type="float">
            <text:p>126.91</text:p>
          </table:table-cell>
        </table:table-row>
        <table:table-row table:style-name="ro1">
          <table:table-cell office:value-type="float" office:value="2543588" calcext:value-type="float">
            <text:p>2543588</text:p>
          </table:table-cell>
          <table:table-cell table:formula="of:=[.A161]/1000/(60*60*24)" office:value-type="time" office:time-value="PT00H42M23.588S" calcext:value-type="time">
            <text:p>00:42:24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95.08" calcext:value-type="float">
            <text:p>95.08</text:p>
          </table:table-cell>
          <table:table-cell office:value-type="float" office:value="127.66" calcext:value-type="float">
            <text:p>127.66</text:p>
          </table:table-cell>
        </table:table-row>
        <table:table-row table:style-name="ro1">
          <table:table-cell office:value-type="float" office:value="2559588" calcext:value-type="float">
            <text:p>2559588</text:p>
          </table:table-cell>
          <table:table-cell table:formula="of:=[.A162]/1000/(60*60*24)" office:value-type="time" office:time-value="PT00H42M39.588S" calcext:value-type="time">
            <text:p>00:42:40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95.66" calcext:value-type="float">
            <text:p>95.66</text:p>
          </table:table-cell>
          <table:table-cell office:value-type="float" office:value="128.4" calcext:value-type="float">
            <text:p>128.4</text:p>
          </table:table-cell>
        </table:table-row>
        <table:table-row table:style-name="ro1">
          <table:table-cell office:value-type="float" office:value="2575588" calcext:value-type="float">
            <text:p>2575588</text:p>
          </table:table-cell>
          <table:table-cell table:formula="of:=[.A163]/1000/(60*60*24)" office:value-type="time" office:time-value="PT00H42M55.588S" calcext:value-type="time">
            <text:p>00:42:56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6.24" calcext:value-type="float">
            <text:p>96.24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2591588" calcext:value-type="float">
            <text:p>2591588</text:p>
          </table:table-cell>
          <table:table-cell table:formula="of:=[.A164]/1000/(60*60*24)" office:value-type="time" office:time-value="PT00H43M11.588S" calcext:value-type="time">
            <text:p>00:43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6.81" calcext:value-type="float">
            <text:p>96.81</text:p>
          </table:table-cell>
          <table:table-cell office:value-type="float" office:value="129.89" calcext:value-type="float">
            <text:p>129.89</text:p>
          </table:table-cell>
        </table:table-row>
        <table:table-row table:style-name="ro1">
          <table:table-cell office:value-type="float" office:value="2607588" calcext:value-type="float">
            <text:p>2607588</text:p>
          </table:table-cell>
          <table:table-cell table:formula="of:=[.A165]/1000/(60*60*24)" office:value-type="time" office:time-value="PT00H43M27.588S" calcext:value-type="time">
            <text:p>00:43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7.39" calcext:value-type="float">
            <text:p>97.39</text:p>
          </table:table-cell>
          <table:table-cell office:value-type="float" office:value="130.63" calcext:value-type="float">
            <text:p>130.63</text:p>
          </table:table-cell>
        </table:table-row>
        <table:table-row table:style-name="ro1">
          <table:table-cell office:value-type="float" office:value="2623588" calcext:value-type="float">
            <text:p>2623588</text:p>
          </table:table-cell>
          <table:table-cell table:formula="of:=[.A166]/1000/(60*60*24)" office:value-type="time" office:time-value="PT00H43M43.588S" calcext:value-type="time">
            <text:p>00:43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7.96" calcext:value-type="float">
            <text:p>97.96</text:p>
          </table:table-cell>
          <table:table-cell office:value-type="float" office:value="131.37" calcext:value-type="float">
            <text:p>131.37</text:p>
          </table:table-cell>
        </table:table-row>
        <table:table-row table:style-name="ro1">
          <table:table-cell office:value-type="float" office:value="2639588" calcext:value-type="float">
            <text:p>2639588</text:p>
          </table:table-cell>
          <table:table-cell table:formula="of:=[.A167]/1000/(60*60*24)" office:value-type="time" office:time-value="PT00H43M59.588S" calcext:value-type="time">
            <text:p>00:44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8.54" calcext:value-type="float">
            <text:p>98.54</text:p>
          </table:table-cell>
          <table:table-cell office:value-type="float" office:value="132.12" calcext:value-type="float">
            <text:p>132.12</text:p>
          </table:table-cell>
        </table:table-row>
        <table:table-row table:style-name="ro1">
          <table:table-cell office:value-type="float" office:value="2655588" calcext:value-type="float">
            <text:p>2655588</text:p>
          </table:table-cell>
          <table:table-cell table:formula="of:=[.A168]/1000/(60*60*24)" office:value-type="time" office:time-value="PT00H44M15.588S" calcext:value-type="time">
            <text:p>00:44:16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9.11" calcext:value-type="float">
            <text:p>99.11</text:p>
          </table:table-cell>
          <table:table-cell office:value-type="float" office:value="132.86" calcext:value-type="float">
            <text:p>132.86</text:p>
          </table:table-cell>
        </table:table-row>
        <table:table-row table:style-name="ro1">
          <table:table-cell office:value-type="float" office:value="2671588" calcext:value-type="float">
            <text:p>2671588</text:p>
          </table:table-cell>
          <table:table-cell table:formula="of:=[.A169]/1000/(60*60*24)" office:value-type="time" office:time-value="PT00H44M31.588S" calcext:value-type="time">
            <text:p>00:44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9.69" calcext:value-type="float">
            <text:p>99.69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2687588" calcext:value-type="float">
            <text:p>2687588</text:p>
          </table:table-cell>
          <table:table-cell table:formula="of:=[.A170]/1000/(60*60*24)" office:value-type="time" office:time-value="PT00H44M47.588S" calcext:value-type="time">
            <text:p>00:44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0.26" calcext:value-type="float">
            <text:p>100.26</text:p>
          </table:table-cell>
          <table:table-cell office:value-type="float" office:value="134.34" calcext:value-type="float">
            <text:p>134.34</text:p>
          </table:table-cell>
        </table:table-row>
        <table:table-row table:style-name="ro1">
          <table:table-cell office:value-type="float" office:value="2703588" calcext:value-type="float">
            <text:p>2703588</text:p>
          </table:table-cell>
          <table:table-cell table:formula="of:=[.A171]/1000/(60*60*24)" office:value-type="time" office:time-value="PT00H45M03.588S" calcext:value-type="time">
            <text:p>00:45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100.84" calcext:value-type="float">
            <text:p>100.84</text:p>
          </table:table-cell>
          <table:table-cell office:value-type="float" office:value="135.08" calcext:value-type="float">
            <text:p>135.08</text:p>
          </table:table-cell>
        </table:table-row>
        <table:table-row table:style-name="ro1">
          <table:table-cell office:value-type="float" office:value="2719588" calcext:value-type="float">
            <text:p>2719588</text:p>
          </table:table-cell>
          <table:table-cell table:formula="of:=[.A172]/1000/(60*60*24)" office:value-type="time" office:time-value="PT00H45M19.588S" calcext:value-type="time">
            <text:p>00:45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101.41" calcext:value-type="float">
            <text:p>101.41</text:p>
          </table:table-cell>
          <table:table-cell office:value-type="float" office:value="135.82" calcext:value-type="float">
            <text:p>135.82</text:p>
          </table:table-cell>
        </table:table-row>
        <table:table-row table:style-name="ro1">
          <table:table-cell office:value-type="float" office:value="2735588" calcext:value-type="float">
            <text:p>2735588</text:p>
          </table:table-cell>
          <table:table-cell table:formula="of:=[.A173]/1000/(60*60*24)" office:value-type="time" office:time-value="PT00H45M35.588S" calcext:value-type="time">
            <text:p>00:45:36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2751588" calcext:value-type="float">
            <text:p>2751588</text:p>
          </table:table-cell>
          <table:table-cell table:formula="of:=[.A174]/1000/(60*60*24)" office:value-type="time" office:time-value="PT00H45M51.588S" calcext:value-type="time">
            <text:p>00:45:52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02.56" calcext:value-type="float">
            <text:p>102.56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float" office:value="2767588" calcext:value-type="float">
            <text:p>2767588</text:p>
          </table:table-cell>
          <table:table-cell table:formula="of:=[.A175]/1000/(60*60*24)" office:value-type="time" office:time-value="PT00H46M07.588S" calcext:value-type="time">
            <text:p>00:46:08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03.14" calcext:value-type="float">
            <text:p>103.14</text:p>
          </table:table-cell>
          <table:table-cell office:value-type="float" office:value="138.03" calcext:value-type="float">
            <text:p>138.03</text:p>
          </table:table-cell>
        </table:table-row>
        <table:table-row table:style-name="ro1">
          <table:table-cell office:value-type="float" office:value="2783588" calcext:value-type="float">
            <text:p>2783588</text:p>
          </table:table-cell>
          <table:table-cell table:formula="of:=[.A176]/1000/(60*60*24)" office:value-type="time" office:time-value="PT00H46M23.588S" calcext:value-type="time">
            <text:p>00:46:24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3.71" calcext:value-type="float">
            <text:p>103.71</text:p>
          </table:table-cell>
          <table:table-cell office:value-type="float" office:value="138.77" calcext:value-type="float">
            <text:p>138.77</text:p>
          </table:table-cell>
        </table:table-row>
        <table:table-row table:style-name="ro1">
          <table:table-cell office:value-type="float" office:value="2799588" calcext:value-type="float">
            <text:p>2799588</text:p>
          </table:table-cell>
          <table:table-cell table:formula="of:=[.A177]/1000/(60*60*24)" office:value-type="time" office:time-value="PT00H46M39.588S" calcext:value-type="time">
            <text:p>00:46:40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4.28" calcext:value-type="float">
            <text:p>104.28</text:p>
          </table:table-cell>
          <table:table-cell office:value-type="float" office:value="139.51" calcext:value-type="float">
            <text:p>139.51</text:p>
          </table:table-cell>
        </table:table-row>
        <table:table-row table:style-name="ro1">
          <table:table-cell office:value-type="float" office:value="2815588" calcext:value-type="float">
            <text:p>2815588</text:p>
          </table:table-cell>
          <table:table-cell table:formula="of:=[.A178]/1000/(60*60*24)" office:value-type="time" office:time-value="PT00H46M55.588S" calcext:value-type="time">
            <text:p>00:46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4.86" calcext:value-type="float">
            <text:p>104.86</text:p>
          </table:table-cell>
          <table:table-cell office:value-type="float" office:value="140.24" calcext:value-type="float">
            <text:p>140.24</text:p>
          </table:table-cell>
        </table:table-row>
        <table:table-row table:style-name="ro1">
          <table:table-cell office:value-type="float" office:value="2831588" calcext:value-type="float">
            <text:p>2831588</text:p>
          </table:table-cell>
          <table:table-cell table:formula="of:=[.A179]/1000/(60*60*24)" office:value-type="time" office:time-value="PT00H47M11.588S" calcext:value-type="time">
            <text:p>00:47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5.43" calcext:value-type="float">
            <text:p>105.43</text:p>
          </table:table-cell>
          <table:table-cell office:value-type="float" office:value="140.98" calcext:value-type="float">
            <text:p>140.98</text:p>
          </table:table-cell>
        </table:table-row>
        <table:table-row table:style-name="ro1">
          <table:table-cell office:value-type="float" office:value="2847588" calcext:value-type="float">
            <text:p>2847588</text:p>
          </table:table-cell>
          <table:table-cell table:formula="of:=[.A180]/1000/(60*60*24)" office:value-type="time" office:time-value="PT00H47M27.588S" calcext:value-type="time">
            <text:p>00:47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106" calcext:value-type="float">
            <text:p>106</text:p>
          </table:table-cell>
          <table:table-cell office:value-type="float" office:value="141.71" calcext:value-type="float">
            <text:p>141.71</text:p>
          </table:table-cell>
        </table:table-row>
        <table:table-row table:style-name="ro1">
          <table:table-cell office:value-type="float" office:value="2863588" calcext:value-type="float">
            <text:p>2863588</text:p>
          </table:table-cell>
          <table:table-cell table:formula="of:=[.A181]/1000/(60*60*24)" office:value-type="time" office:time-value="PT00H47M43.588S" calcext:value-type="time">
            <text:p>00:47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6.57" calcext:value-type="float">
            <text:p>106.57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float" office:value="2879588" calcext:value-type="float">
            <text:p>2879588</text:p>
          </table:table-cell>
          <table:table-cell table:formula="of:=[.A182]/1000/(60*60*24)" office:value-type="time" office:time-value="PT00H47M59.588S" calcext:value-type="time">
            <text:p>00:48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7.15" calcext:value-type="float">
            <text:p>107.15</text:p>
          </table:table-cell>
          <table:table-cell office:value-type="float" office:value="143.18" calcext:value-type="float">
            <text:p>143.18</text:p>
          </table:table-cell>
        </table:table-row>
        <table:table-row table:style-name="ro1">
          <table:table-cell office:value-type="float" office:value="2895588" calcext:value-type="float">
            <text:p>2895588</text:p>
          </table:table-cell>
          <table:table-cell table:formula="of:=[.A183]/1000/(60*60*24)" office:value-type="time" office:time-value="PT00H48M15.588S" calcext:value-type="time">
            <text:p>00:48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7.72" calcext:value-type="float">
            <text:p>107.72</text:p>
          </table:table-cell>
          <table:table-cell office:value-type="float" office:value="143.92" calcext:value-type="float">
            <text:p>143.92</text:p>
          </table:table-cell>
        </table:table-row>
        <table:table-row table:style-name="ro1">
          <table:table-cell office:value-type="float" office:value="2911588" calcext:value-type="float">
            <text:p>2911588</text:p>
          </table:table-cell>
          <table:table-cell table:formula="of:=[.A184]/1000/(60*60*24)" office:value-type="time" office:time-value="PT00H48M31.588S" calcext:value-type="time">
            <text:p>00:48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8.29" calcext:value-type="float">
            <text:p>108.29</text:p>
          </table:table-cell>
          <table:table-cell office:value-type="float" office:value="144.65" calcext:value-type="float">
            <text:p>144.65</text:p>
          </table:table-cell>
        </table:table-row>
        <table:table-row table:style-name="ro1">
          <table:table-cell office:value-type="float" office:value="2927588" calcext:value-type="float">
            <text:p>2927588</text:p>
          </table:table-cell>
          <table:table-cell table:formula="of:=[.A185]/1000/(60*60*24)" office:value-type="time" office:time-value="PT00H48M47.588S" calcext:value-type="time">
            <text:p>00:48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8.86" calcext:value-type="float">
            <text:p>108.86</text:p>
          </table:table-cell>
          <table:table-cell office:value-type="float" office:value="145.38" calcext:value-type="float">
            <text:p>145.38</text:p>
          </table:table-cell>
        </table:table-row>
        <table:table-row table:style-name="ro1">
          <table:table-cell office:value-type="float" office:value="2943588" calcext:value-type="float">
            <text:p>2943588</text:p>
          </table:table-cell>
          <table:table-cell table:formula="of:=[.A186]/1000/(60*60*24)" office:value-type="time" office:time-value="PT00H49M03.588S" calcext:value-type="time">
            <text:p>00:49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9.44" calcext:value-type="float">
            <text:p>109.44</text:p>
          </table:table-cell>
          <table:table-cell office:value-type="float" office:value="146.12" calcext:value-type="float">
            <text:p>146.12</text:p>
          </table:table-cell>
        </table:table-row>
        <table:table-row table:style-name="ro1">
          <table:table-cell office:value-type="float" office:value="2959588" calcext:value-type="float">
            <text:p>2959588</text:p>
          </table:table-cell>
          <table:table-cell table:formula="of:=[.A187]/1000/(60*60*24)" office:value-type="time" office:time-value="PT00H49M19.588S" calcext:value-type="time">
            <text:p>00:49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10.01" calcext:value-type="float">
            <text:p>110.01</text:p>
          </table:table-cell>
          <table:table-cell office:value-type="float" office:value="146.85" calcext:value-type="float">
            <text:p>146.85</text:p>
          </table:table-cell>
        </table:table-row>
        <table:table-row table:style-name="ro1">
          <table:table-cell office:value-type="float" office:value="2975588" calcext:value-type="float">
            <text:p>2975588</text:p>
          </table:table-cell>
          <table:table-cell table:formula="of:=[.A188]/1000/(60*60*24)" office:value-type="time" office:time-value="PT00H49M35.588S" calcext:value-type="time">
            <text:p>00:49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10.58" calcext:value-type="float">
            <text:p>110.58</text:p>
          </table:table-cell>
          <table:table-cell office:value-type="float" office:value="147.58" calcext:value-type="float">
            <text:p>147.58</text:p>
          </table:table-cell>
        </table:table-row>
        <table:table-row table:style-name="ro1">
          <table:table-cell office:value-type="float" office:value="2991588" calcext:value-type="float">
            <text:p>2991588</text:p>
          </table:table-cell>
          <table:table-cell table:formula="of:=[.A189]/1000/(60*60*24)" office:value-type="time" office:time-value="PT00H49M51.588S" calcext:value-type="time">
            <text:p>00:49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11.15" calcext:value-type="float">
            <text:p>111.15</text:p>
          </table:table-cell>
          <table:table-cell office:value-type="float" office:value="148.31" calcext:value-type="float">
            <text:p>148.31</text:p>
          </table:table-cell>
        </table:table-row>
        <table:table-row table:style-name="ro1">
          <table:table-cell office:value-type="float" office:value="3007588" calcext:value-type="float">
            <text:p>3007588</text:p>
          </table:table-cell>
          <table:table-cell table:formula="of:=[.A190]/1000/(60*60*24)" office:value-type="time" office:time-value="PT00H50M07.588S" calcext:value-type="time">
            <text:p>00:50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11.72" calcext:value-type="float">
            <text:p>111.72</text:p>
          </table:table-cell>
          <table:table-cell office:value-type="float" office:value="149.05" calcext:value-type="float">
            <text:p>149.05</text:p>
          </table:table-cell>
        </table:table-row>
        <table:table-row table:style-name="ro1">
          <table:table-cell office:value-type="float" office:value="3023588" calcext:value-type="float">
            <text:p>3023588</text:p>
          </table:table-cell>
          <table:table-cell table:formula="of:=[.A191]/1000/(60*60*24)" office:value-type="time" office:time-value="PT00H50M23.588S" calcext:value-type="time">
            <text:p>00:50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12.29" calcext:value-type="float">
            <text:p>112.29</text:p>
          </table:table-cell>
          <table:table-cell office:value-type="float" office:value="149.78" calcext:value-type="float">
            <text:p>149.78</text:p>
          </table:table-cell>
        </table:table-row>
        <table:table-row table:style-name="ro1">
          <table:table-cell office:value-type="float" office:value="3039588" calcext:value-type="float">
            <text:p>3039588</text:p>
          </table:table-cell>
          <table:table-cell table:formula="of:=[.A192]/1000/(60*60*24)" office:value-type="time" office:time-value="PT00H50M39.588S" calcext:value-type="time">
            <text:p>00:50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2.86" calcext:value-type="float">
            <text:p>112.86</text:p>
          </table:table-cell>
          <table:table-cell office:value-type="float" office:value="150.51" calcext:value-type="float">
            <text:p>150.51</text:p>
          </table:table-cell>
        </table:table-row>
        <table:table-row table:style-name="ro1">
          <table:table-cell office:value-type="float" office:value="3055588" calcext:value-type="float">
            <text:p>3055588</text:p>
          </table:table-cell>
          <table:table-cell table:formula="of:=[.A193]/1000/(60*60*24)" office:value-type="time" office:time-value="PT00H50M55.588S" calcext:value-type="time">
            <text:p>00:50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3.43" calcext:value-type="float">
            <text:p>113.43</text:p>
          </table:table-cell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float" office:value="3071588" calcext:value-type="float">
            <text:p>3071588</text:p>
          </table:table-cell>
          <table:table-cell table:formula="of:=[.A194]/1000/(60*60*24)" office:value-type="time" office:time-value="PT00H51M11.588S" calcext:value-type="time">
            <text:p>00:51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4" calcext:value-type="float">
            <text:p>114</text:p>
          </table:table-cell>
          <table:table-cell office:value-type="float" office:value="151.96" calcext:value-type="float">
            <text:p>151.96</text:p>
          </table:table-cell>
        </table:table-row>
        <table:table-row table:style-name="ro1">
          <table:table-cell office:value-type="float" office:value="3087588" calcext:value-type="float">
            <text:p>3087588</text:p>
          </table:table-cell>
          <table:table-cell table:formula="of:=[.A195]/1000/(60*60*24)" office:value-type="time" office:time-value="PT00H51M27.588S" calcext:value-type="time">
            <text:p>00:51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4.57" calcext:value-type="float">
            <text:p>114.57</text:p>
          </table:table-cell>
          <table:table-cell office:value-type="float" office:value="152.69" calcext:value-type="float">
            <text:p>152.69</text:p>
          </table:table-cell>
        </table:table-row>
        <table:table-row table:style-name="ro1">
          <table:table-cell office:value-type="float" office:value="3103588" calcext:value-type="float">
            <text:p>3103588</text:p>
          </table:table-cell>
          <table:table-cell table:formula="of:=[.A196]/1000/(60*60*24)" office:value-type="time" office:time-value="PT00H51M43.588S" calcext:value-type="time">
            <text:p>00:51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5.15" calcext:value-type="float">
            <text:p>115.15</text:p>
          </table:table-cell>
          <table:table-cell office:value-type="float" office:value="153.42" calcext:value-type="float">
            <text:p>153.42</text:p>
          </table:table-cell>
        </table:table-row>
        <table:table-row table:style-name="ro1">
          <table:table-cell office:value-type="float" office:value="3119588" calcext:value-type="float">
            <text:p>3119588</text:p>
          </table:table-cell>
          <table:table-cell table:formula="of:=[.A197]/1000/(60*60*24)" office:value-type="time" office:time-value="PT00H51M59.588S" calcext:value-type="time">
            <text:p>00:52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5.72" calcext:value-type="float">
            <text:p>115.72</text:p>
          </table:table-cell>
          <table:table-cell office:value-type="float" office:value="154.15" calcext:value-type="float">
            <text:p>154.15</text:p>
          </table:table-cell>
        </table:table-row>
        <table:table-row table:style-name="ro1">
          <table:table-cell office:value-type="float" office:value="3135588" calcext:value-type="float">
            <text:p>3135588</text:p>
          </table:table-cell>
          <table:table-cell table:formula="of:=[.A198]/1000/(60*60*24)" office:value-type="time" office:time-value="PT00H52M15.588S" calcext:value-type="time">
            <text:p>00:52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6.29" calcext:value-type="float">
            <text:p>116.29</text:p>
          </table:table-cell>
          <table:table-cell office:value-type="float" office:value="154.88" calcext:value-type="float">
            <text:p>154.88</text:p>
          </table:table-cell>
        </table:table-row>
        <table:table-row table:style-name="ro1">
          <table:table-cell office:value-type="float" office:value="3151588" calcext:value-type="float">
            <text:p>3151588</text:p>
          </table:table-cell>
          <table:table-cell table:formula="of:=[.A199]/1000/(60*60*24)" office:value-type="time" office:time-value="PT00H52M31.588S" calcext:value-type="time">
            <text:p>00:52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6.85" calcext:value-type="float">
            <text:p>116.85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3167588" calcext:value-type="float">
            <text:p>3167588</text:p>
          </table:table-cell>
          <table:table-cell table:formula="of:=[.A200]/1000/(60*60*24)" office:value-type="time" office:time-value="PT00H52M47.588S" calcext:value-type="time">
            <text:p>00:52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7.42" calcext:value-type="float">
            <text:p>117.42</text:p>
          </table:table-cell>
          <table:table-cell office:value-type="float" office:value="156.33" calcext:value-type="float">
            <text:p>156.33</text:p>
          </table:table-cell>
        </table:table-row>
        <table:table-row table:style-name="ro1">
          <table:table-cell office:value-type="float" office:value="3183588" calcext:value-type="float">
            <text:p>3183588</text:p>
          </table:table-cell>
          <table:table-cell table:formula="of:=[.A201]/1000/(60*60*24)" office:value-type="time" office:time-value="PT00H53M03.588S" calcext:value-type="time">
            <text:p>00:53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7.99" calcext:value-type="float">
            <text:p>117.99</text:p>
          </table:table-cell>
          <table:table-cell office:value-type="float" office:value="157.06" calcext:value-type="float">
            <text:p>157.06</text:p>
          </table:table-cell>
        </table:table-row>
        <table:table-row table:style-name="ro1">
          <table:table-cell office:value-type="float" office:value="3199588" calcext:value-type="float">
            <text:p>3199588</text:p>
          </table:table-cell>
          <table:table-cell table:formula="of:=[.A202]/1000/(60*60*24)" office:value-type="time" office:time-value="PT00H53M19.588S" calcext:value-type="time">
            <text:p>00:53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8.56" calcext:value-type="float">
            <text:p>118.56</text:p>
          </table:table-cell>
          <table:table-cell office:value-type="float" office:value="157.78" calcext:value-type="float">
            <text:p>157.78</text:p>
          </table:table-cell>
        </table:table-row>
        <table:table-row table:style-name="ro1">
          <table:table-cell office:value-type="float" office:value="3215588" calcext:value-type="float">
            <text:p>3215588</text:p>
          </table:table-cell>
          <table:table-cell table:formula="of:=[.A203]/1000/(60*60*24)" office:value-type="time" office:time-value="PT00H53M35.588S" calcext:value-type="time">
            <text:p>00:53:36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19.13" calcext:value-type="float">
            <text:p>119.13</text:p>
          </table:table-cell>
          <table:table-cell office:value-type="float" office:value="158.51" calcext:value-type="float">
            <text:p>158.51</text:p>
          </table:table-cell>
        </table:table-row>
        <table:table-row table:style-name="ro1">
          <table:table-cell office:value-type="float" office:value="3231588" calcext:value-type="float">
            <text:p>3231588</text:p>
          </table:table-cell>
          <table:table-cell table:formula="of:=[.A204]/1000/(60*60*24)" office:value-type="time" office:time-value="PT00H53M51.588S" calcext:value-type="time">
            <text:p>00:53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19.7" calcext:value-type="float">
            <text:p>119.7</text:p>
          </table:table-cell>
          <table:table-cell office:value-type="float" office:value="159.24" calcext:value-type="float">
            <text:p>159.24</text:p>
          </table:table-cell>
        </table:table-row>
        <table:table-row table:style-name="ro1">
          <table:table-cell office:value-type="float" office:value="3247588" calcext:value-type="float">
            <text:p>3247588</text:p>
          </table:table-cell>
          <table:table-cell table:formula="of:=[.A205]/1000/(60*60*24)" office:value-type="time" office:time-value="PT00H54M07.588S" calcext:value-type="time">
            <text:p>00:54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20.27" calcext:value-type="float">
            <text:p>120.27</text:p>
          </table:table-cell>
          <table:table-cell office:value-type="float" office:value="159.96" calcext:value-type="float">
            <text:p>159.96</text:p>
          </table:table-cell>
        </table:table-row>
        <table:table-row table:style-name="ro1">
          <table:table-cell office:value-type="float" office:value="3263588" calcext:value-type="float">
            <text:p>3263588</text:p>
          </table:table-cell>
          <table:table-cell table:formula="of:=[.A206]/1000/(60*60*24)" office:value-type="time" office:time-value="PT00H54M23.588S" calcext:value-type="time">
            <text:p>00:54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0.84" calcext:value-type="float">
            <text:p>120.84</text:p>
          </table:table-cell>
          <table:table-cell office:value-type="float" office:value="160.69" calcext:value-type="float">
            <text:p>160.69</text:p>
          </table:table-cell>
        </table:table-row>
        <table:table-row table:style-name="ro1">
          <table:table-cell office:value-type="float" office:value="3279588" calcext:value-type="float">
            <text:p>3279588</text:p>
          </table:table-cell>
          <table:table-cell table:formula="of:=[.A207]/1000/(60*60*24)" office:value-type="time" office:time-value="PT00H54M39.588S" calcext:value-type="time">
            <text:p>00:54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1.41" calcext:value-type="float">
            <text:p>121.41</text:p>
          </table:table-cell>
          <table:table-cell office:value-type="float" office:value="161.41" calcext:value-type="float">
            <text:p>161.41</text:p>
          </table:table-cell>
        </table:table-row>
        <table:table-row table:style-name="ro1">
          <table:table-cell office:value-type="float" office:value="3295587" calcext:value-type="float">
            <text:p>3295587</text:p>
          </table:table-cell>
          <table:table-cell table:formula="of:=[.A208]/1000/(60*60*24)" office:value-type="time" office:time-value="PT00H54M55.587S" calcext:value-type="time">
            <text:p>00:54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1.98" calcext:value-type="float">
            <text:p>121.98</text:p>
          </table:table-cell>
          <table:table-cell office:value-type="float" office:value="162.13" calcext:value-type="float">
            <text:p>162.13</text:p>
          </table:table-cell>
        </table:table-row>
        <table:table-row table:style-name="ro1">
          <table:table-cell office:value-type="float" office:value="3311588" calcext:value-type="float">
            <text:p>3311588</text:p>
          </table:table-cell>
          <table:table-cell table:formula="of:=[.A209]/1000/(60*60*24)" office:value-type="time" office:time-value="PT00H55M11.588S" calcext:value-type="time">
            <text:p>00:55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2.54" calcext:value-type="float">
            <text:p>122.54</text:p>
          </table:table-cell>
          <table:table-cell office:value-type="float" office:value="162.86" calcext:value-type="float">
            <text:p>162.86</text:p>
          </table:table-cell>
        </table:table-row>
        <table:table-row table:style-name="ro1">
          <table:table-cell office:value-type="float" office:value="3327588" calcext:value-type="float">
            <text:p>3327588</text:p>
          </table:table-cell>
          <table:table-cell table:formula="of:=[.A210]/1000/(60*60*24)" office:value-type="time" office:time-value="PT00H55M27.588S" calcext:value-type="time">
            <text:p>00:55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3.11" calcext:value-type="float">
            <text:p>123.11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3343588" calcext:value-type="float">
            <text:p>3343588</text:p>
          </table:table-cell>
          <table:table-cell table:formula="of:=[.A211]/1000/(60*60*24)" office:value-type="time" office:time-value="PT00H55M43.588S" calcext:value-type="time">
            <text:p>00:55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3.68" calcext:value-type="float">
            <text:p>123.68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office:value-type="float" office:value="3359588" calcext:value-type="float">
            <text:p>3359588</text:p>
          </table:table-cell>
          <table:table-cell table:formula="of:=[.A212]/1000/(60*60*24)" office:value-type="time" office:time-value="PT00H55M59.588S" calcext:value-type="time">
            <text:p>00:56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4.25" calcext:value-type="float">
            <text:p>124.25</text:p>
          </table:table-cell>
          <table:table-cell office:value-type="float" office:value="165.02" calcext:value-type="float">
            <text:p>165.02</text:p>
          </table:table-cell>
        </table:table-row>
        <table:table-row table:style-name="ro1">
          <table:table-cell office:value-type="float" office:value="3375588" calcext:value-type="float">
            <text:p>3375588</text:p>
          </table:table-cell>
          <table:table-cell table:formula="of:=[.A213]/1000/(60*60*24)" office:value-type="time" office:time-value="PT00H56M15.588S" calcext:value-type="time">
            <text:p>00:56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4.81" calcext:value-type="float">
            <text:p>124.81</text:p>
          </table:table-cell>
          <table:table-cell office:value-type="float" office:value="165.75" calcext:value-type="float">
            <text:p>165.75</text:p>
          </table:table-cell>
        </table:table-row>
        <table:table-row table:style-name="ro1">
          <table:table-cell office:value-type="float" office:value="3391588" calcext:value-type="float">
            <text:p>3391588</text:p>
          </table:table-cell>
          <table:table-cell table:formula="of:=[.A214]/1000/(60*60*24)" office:value-type="time" office:time-value="PT00H56M31.588S" calcext:value-type="time">
            <text:p>00:56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125.38" calcext:value-type="float">
            <text:p>125.38</text:p>
          </table:table-cell>
          <table:table-cell office:value-type="float" office:value="166.47" calcext:value-type="float">
            <text:p>166.47</text:p>
          </table:table-cell>
        </table:table-row>
        <table:table-row table:style-name="ro1">
          <table:table-cell office:value-type="float" office:value="3407588" calcext:value-type="float">
            <text:p>3407588</text:p>
          </table:table-cell>
          <table:table-cell table:formula="of:=[.A215]/1000/(60*60*24)" office:value-type="time" office:time-value="PT00H56M47.588S" calcext:value-type="time">
            <text:p>00:56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5.95" calcext:value-type="float">
            <text:p>125.95</text:p>
          </table:table-cell>
          <table:table-cell office:value-type="float" office:value="167.19" calcext:value-type="float">
            <text:p>167.19</text:p>
          </table:table-cell>
        </table:table-row>
        <table:table-row table:style-name="ro1">
          <table:table-cell office:value-type="float" office:value="3423588" calcext:value-type="float">
            <text:p>3423588</text:p>
          </table:table-cell>
          <table:table-cell table:formula="of:=[.A216]/1000/(60*60*24)" office:value-type="time" office:time-value="PT00H57M03.588S" calcext:value-type="time">
            <text:p>00:57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6.52" calcext:value-type="float">
            <text:p>126.52</text:p>
          </table:table-cell>
          <table:table-cell office:value-type="float" office:value="167.91" calcext:value-type="float">
            <text:p>167.91</text:p>
          </table:table-cell>
        </table:table-row>
        <table:table-row table:style-name="ro1">
          <table:table-cell office:value-type="float" office:value="3439588" calcext:value-type="float">
            <text:p>3439588</text:p>
          </table:table-cell>
          <table:table-cell table:formula="of:=[.A217]/1000/(60*60*24)" office:value-type="time" office:time-value="PT00H57M19.588S" calcext:value-type="time">
            <text:p>00:57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7.08" calcext:value-type="float">
            <text:p>127.08</text:p>
          </table:table-cell>
          <table:table-cell office:value-type="float" office:value="168.63" calcext:value-type="float">
            <text:p>168.63</text:p>
          </table:table-cell>
        </table:table-row>
        <table:table-row table:style-name="ro1">
          <table:table-cell office:value-type="float" office:value="3455588" calcext:value-type="float">
            <text:p>3455588</text:p>
          </table:table-cell>
          <table:table-cell table:formula="of:=[.A218]/1000/(60*60*24)" office:value-type="time" office:time-value="PT00H57M35.588S" calcext:value-type="time">
            <text:p>00:57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7.65" calcext:value-type="float">
            <text:p>127.65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1">
          <table:table-cell office:value-type="float" office:value="3471588" calcext:value-type="float">
            <text:p>3471588</text:p>
          </table:table-cell>
          <table:table-cell table:formula="of:=[.A219]/1000/(60*60*24)" office:value-type="time" office:time-value="PT00H57M51.588S" calcext:value-type="time">
            <text:p>00:57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8.22" calcext:value-type="float">
            <text:p>128.22</text:p>
          </table:table-cell>
          <table:table-cell office:value-type="float" office:value="170.07" calcext:value-type="float">
            <text:p>170.07</text:p>
          </table:table-cell>
        </table:table-row>
        <table:table-row table:style-name="ro1">
          <table:table-cell office:value-type="float" office:value="3487588" calcext:value-type="float">
            <text:p>3487588</text:p>
          </table:table-cell>
          <table:table-cell table:formula="of:=[.A220]/1000/(60*60*24)" office:value-type="time" office:time-value="PT00H58M07.588S" calcext:value-type="time">
            <text:p>00:58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28.78" calcext:value-type="float">
            <text:p>128.78</text:p>
          </table:table-cell>
          <table:table-cell office:value-type="float" office:value="170.79" calcext:value-type="float">
            <text:p>170.79</text:p>
          </table:table-cell>
        </table:table-row>
        <table:table-row table:style-name="ro1">
          <table:table-cell office:value-type="float" office:value="3503588" calcext:value-type="float">
            <text:p>3503588</text:p>
          </table:table-cell>
          <table:table-cell table:formula="of:=[.A221]/1000/(60*60*24)" office:value-type="time" office:time-value="PT00H58M23.588S" calcext:value-type="time">
            <text:p>00:58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2.15" calcext:value-type="float">
            <text:p>162.15</text:p>
          </table:table-cell>
          <table:table-cell office:value-type="float" office:value="129.35" calcext:value-type="float">
            <text:p>129.35</text:p>
          </table:table-cell>
          <table:table-cell office:value-type="float" office:value="171.51" calcext:value-type="float">
            <text:p>171.51</text:p>
          </table:table-cell>
        </table:table-row>
        <table:table-row table:style-name="ro1">
          <table:table-cell office:value-type="float" office:value="3519588" calcext:value-type="float">
            <text:p>3519588</text:p>
          </table:table-cell>
          <table:table-cell table:formula="of:=[.A222]/1000/(60*60*24)" office:value-type="time" office:time-value="PT00H58M39.588S" calcext:value-type="time">
            <text:p>00:58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9.92" calcext:value-type="float">
            <text:p>129.92</text:p>
          </table:table-cell>
          <table:table-cell office:value-type="float" office:value="172.22" calcext:value-type="float">
            <text:p>172.22</text:p>
          </table:table-cell>
        </table:table-row>
        <table:table-row table:style-name="ro1">
          <table:table-cell office:value-type="float" office:value="3535588" calcext:value-type="float">
            <text:p>3535588</text:p>
          </table:table-cell>
          <table:table-cell table:formula="of:=[.A223]/1000/(60*60*24)" office:value-type="time" office:time-value="PT00H58M55.588S" calcext:value-type="time">
            <text:p>00:58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0.48" calcext:value-type="float">
            <text:p>130.48</text:p>
          </table:table-cell>
          <table:table-cell office:value-type="float" office:value="172.94" calcext:value-type="float">
            <text:p>172.94</text:p>
          </table:table-cell>
        </table:table-row>
        <table:table-row table:style-name="ro1">
          <table:table-cell office:value-type="float" office:value="3551588" calcext:value-type="float">
            <text:p>3551588</text:p>
          </table:table-cell>
          <table:table-cell table:formula="of:=[.A224]/1000/(60*60*24)" office:value-type="time" office:time-value="PT00H59M11.588S" calcext:value-type="time">
            <text:p>00:59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31.05" calcext:value-type="float">
            <text:p>131.05</text:p>
          </table:table-cell>
          <table:table-cell office:value-type="float" office:value="173.66" calcext:value-type="float">
            <text:p>173.66</text:p>
          </table:table-cell>
        </table:table-row>
        <table:table-row table:style-name="ro1">
          <table:table-cell office:value-type="float" office:value="3567588" calcext:value-type="float">
            <text:p>3567588</text:p>
          </table:table-cell>
          <table:table-cell table:formula="of:=[.A225]/1000/(60*60*24)" office:value-type="time" office:time-value="PT00H59M27.588S" calcext:value-type="time">
            <text:p>00:59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1.61" calcext:value-type="float">
            <text:p>131.61</text:p>
          </table:table-cell>
          <table:table-cell office:value-type="float" office:value="174.38" calcext:value-type="float">
            <text:p>174.38</text:p>
          </table:table-cell>
        </table:table-row>
        <table:table-row table:style-name="ro1">
          <table:table-cell office:value-type="float" office:value="3583588" calcext:value-type="float">
            <text:p>3583588</text:p>
          </table:table-cell>
          <table:table-cell table:formula="of:=[.A226]/1000/(60*60*24)" office:value-type="time" office:time-value="PT00H59M43.588S" calcext:value-type="time">
            <text:p>00:59:44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32.18" calcext:value-type="float">
            <text:p>132.18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3599588" calcext:value-type="float">
            <text:p>3599588</text:p>
          </table:table-cell>
          <table:table-cell table:formula="of:=[.A227]/1000/(60*60*24)" office:value-type="time" office:time-value="PT00H59M59.588S" calcext:value-type="time">
            <text:p>01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2.74" calcext:value-type="float">
            <text:p>132.7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3615588" calcext:value-type="float">
            <text:p>3615588</text:p>
          </table:table-cell>
          <table:table-cell table:formula="of:=[.A228]/1000/(60*60*24)" office:value-type="time" office:time-value="PT01H00M15.588S" calcext:value-type="time">
            <text:p>01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33.31" calcext:value-type="float">
            <text:p>133.31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float" office:value="3631588" calcext:value-type="float">
            <text:p>3631588</text:p>
          </table:table-cell>
          <table:table-cell table:formula="of:=[.A229]/1000/(60*60*24)" office:value-type="time" office:time-value="PT01H00M31.588S" calcext:value-type="time">
            <text:p>01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33.88" calcext:value-type="float">
            <text:p>133.88</text:p>
          </table:table-cell>
          <table:table-cell office:value-type="float" office:value="177.24" calcext:value-type="float">
            <text:p>177.24</text:p>
          </table:table-cell>
        </table:table-row>
        <table:table-row table:style-name="ro1">
          <table:table-cell office:value-type="float" office:value="3647588" calcext:value-type="float">
            <text:p>3647588</text:p>
          </table:table-cell>
          <table:table-cell table:formula="of:=[.A230]/1000/(60*60*24)" office:value-type="time" office:time-value="PT01H00M47.588S" calcext:value-type="time">
            <text:p>01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4.44" calcext:value-type="float">
            <text:p>134.44</text:p>
          </table:table-cell>
          <table:table-cell office:value-type="float" office:value="177.96" calcext:value-type="float">
            <text:p>177.96</text:p>
          </table:table-cell>
        </table:table-row>
        <table:table-row table:style-name="ro1">
          <table:table-cell office:value-type="float" office:value="3663588" calcext:value-type="float">
            <text:p>3663588</text:p>
          </table:table-cell>
          <table:table-cell table:formula="of:=[.A231]/1000/(60*60*24)" office:value-type="time" office:time-value="PT01H01M03.588S" calcext:value-type="time">
            <text:p>01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5.01" calcext:value-type="float">
            <text:p>135.01</text:p>
          </table:table-cell>
          <table:table-cell office:value-type="float" office:value="178.67" calcext:value-type="float">
            <text:p>178.67</text:p>
          </table:table-cell>
        </table:table-row>
        <table:table-row table:style-name="ro1">
          <table:table-cell office:value-type="float" office:value="3679588" calcext:value-type="float">
            <text:p>3679588</text:p>
          </table:table-cell>
          <table:table-cell table:formula="of:=[.A232]/1000/(60*60*24)" office:value-type="time" office:time-value="PT01H01M19.588S" calcext:value-type="time">
            <text:p>01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5.57" calcext:value-type="float">
            <text:p>135.57</text:p>
          </table:table-cell>
          <table:table-cell office:value-type="float" office:value="179.39" calcext:value-type="float">
            <text:p>179.39</text:p>
          </table:table-cell>
        </table:table-row>
        <table:table-row table:style-name="ro1">
          <table:table-cell office:value-type="float" office:value="3695588" calcext:value-type="float">
            <text:p>3695588</text:p>
          </table:table-cell>
          <table:table-cell table:formula="of:=[.A233]/1000/(60*60*24)" office:value-type="time" office:time-value="PT01H01M35.588S" calcext:value-type="time">
            <text:p>01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6.14" calcext:value-type="float">
            <text:p>136.14</text:p>
          </table:table-cell>
          <table:table-cell office:value-type="float" office:value="180.1" calcext:value-type="float">
            <text:p>180.1</text:p>
          </table:table-cell>
        </table:table-row>
        <table:table-row table:style-name="ro1">
          <table:table-cell office:value-type="float" office:value="3711588" calcext:value-type="float">
            <text:p>3711588</text:p>
          </table:table-cell>
          <table:table-cell table:formula="of:=[.A234]/1000/(60*60*24)" office:value-type="time" office:time-value="PT01H01M51.588S" calcext:value-type="time">
            <text:p>01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36.7" calcext:value-type="float">
            <text:p>136.7</text:p>
          </table:table-cell>
          <table:table-cell office:value-type="float" office:value="180.82" calcext:value-type="float">
            <text:p>180.82</text:p>
          </table:table-cell>
        </table:table-row>
        <table:table-row table:style-name="ro1">
          <table:table-cell office:value-type="float" office:value="3727588" calcext:value-type="float">
            <text:p>3727588</text:p>
          </table:table-cell>
          <table:table-cell table:formula="of:=[.A235]/1000/(60*60*24)" office:value-type="time" office:time-value="PT01H02M07.588S" calcext:value-type="time">
            <text:p>01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37.26" calcext:value-type="float">
            <text:p>137.26</text:p>
          </table:table-cell>
          <table:table-cell office:value-type="float" office:value="181.53" calcext:value-type="float">
            <text:p>181.53</text:p>
          </table:table-cell>
        </table:table-row>
        <table:table-row table:style-name="ro1">
          <table:table-cell office:value-type="float" office:value="3743588" calcext:value-type="float">
            <text:p>3743588</text:p>
          </table:table-cell>
          <table:table-cell table:formula="of:=[.A236]/1000/(60*60*24)" office:value-type="time" office:time-value="PT01H02M23.588S" calcext:value-type="time">
            <text:p>01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37.83" calcext:value-type="float">
            <text:p>137.83</text:p>
          </table:table-cell>
          <table:table-cell office:value-type="float" office:value="182.24" calcext:value-type="float">
            <text:p>182.24</text:p>
          </table:table-cell>
        </table:table-row>
        <table:table-row table:style-name="ro1">
          <table:table-cell office:value-type="float" office:value="3759588" calcext:value-type="float">
            <text:p>3759588</text:p>
          </table:table-cell>
          <table:table-cell table:formula="of:=[.A237]/1000/(60*60*24)" office:value-type="time" office:time-value="PT01H02M39.588S" calcext:value-type="time">
            <text:p>01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8.39" calcext:value-type="float">
            <text:p>138.39</text:p>
          </table:table-cell>
          <table:table-cell office:value-type="float" office:value="182.96" calcext:value-type="float">
            <text:p>182.96</text:p>
          </table:table-cell>
        </table:table-row>
        <table:table-row table:style-name="ro1">
          <table:table-cell office:value-type="float" office:value="3775588" calcext:value-type="float">
            <text:p>3775588</text:p>
          </table:table-cell>
          <table:table-cell table:formula="of:=[.A238]/1000/(60*60*24)" office:value-type="time" office:time-value="PT01H02M55.588S" calcext:value-type="time">
            <text:p>01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8.96" calcext:value-type="float">
            <text:p>138.96</text:p>
          </table:table-cell>
          <table:table-cell office:value-type="float" office:value="183.67" calcext:value-type="float">
            <text:p>183.67</text:p>
          </table:table-cell>
        </table:table-row>
        <table:table-row table:style-name="ro1">
          <table:table-cell office:value-type="float" office:value="3791588" calcext:value-type="float">
            <text:p>3791588</text:p>
          </table:table-cell>
          <table:table-cell table:formula="of:=[.A239]/1000/(60*60*24)" office:value-type="time" office:time-value="PT01H03M11.588S" calcext:value-type="time">
            <text:p>01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9.52" calcext:value-type="float">
            <text:p>139.52</text:p>
          </table:table-cell>
          <table:table-cell office:value-type="float" office:value="184.38" calcext:value-type="float">
            <text:p>184.38</text:p>
          </table:table-cell>
        </table:table-row>
        <table:table-row table:style-name="ro1">
          <table:table-cell office:value-type="float" office:value="3807588" calcext:value-type="float">
            <text:p>3807588</text:p>
          </table:table-cell>
          <table:table-cell table:formula="of:=[.A240]/1000/(60*60*24)" office:value-type="time" office:time-value="PT01H03M27.588S" calcext:value-type="time">
            <text:p>01:03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40.08" calcext:value-type="float">
            <text:p>140.08</text:p>
          </table:table-cell>
          <table:table-cell office:value-type="float" office:value="185.1" calcext:value-type="float">
            <text:p>185.1</text:p>
          </table:table-cell>
        </table:table-row>
        <table:table-row table:style-name="ro1">
          <table:table-cell office:value-type="float" office:value="3823588" calcext:value-type="float">
            <text:p>3823588</text:p>
          </table:table-cell>
          <table:table-cell table:formula="of:=[.A241]/1000/(60*60*24)" office:value-type="time" office:time-value="PT01H03M43.588S" calcext:value-type="time">
            <text:p>01:03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6" calcext:value-type="float">
            <text:p>159.86</text:p>
          </table:table-cell>
          <table:table-cell office:value-type="float" office:value="140.65" calcext:value-type="float">
            <text:p>140.65</text:p>
          </table:table-cell>
          <table:table-cell office:value-type="float" office:value="185.81" calcext:value-type="float">
            <text:p>185.81</text:p>
          </table:table-cell>
        </table:table-row>
        <table:table-row table:style-name="ro1">
          <table:table-cell office:value-type="float" office:value="3839588" calcext:value-type="float">
            <text:p>3839588</text:p>
          </table:table-cell>
          <table:table-cell table:formula="of:=[.A242]/1000/(60*60*24)" office:value-type="time" office:time-value="PT01H03M59.588S" calcext:value-type="time">
            <text:p>01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1.21" calcext:value-type="float">
            <text:p>141.21</text:p>
          </table:table-cell>
          <table:table-cell office:value-type="float" office:value="186.52" calcext:value-type="float">
            <text:p>186.52</text:p>
          </table:table-cell>
        </table:table-row>
        <table:table-row table:style-name="ro1">
          <table:table-cell office:value-type="float" office:value="3855588" calcext:value-type="float">
            <text:p>3855588</text:p>
          </table:table-cell>
          <table:table-cell table:formula="of:=[.A243]/1000/(60*60*24)" office:value-type="time" office:time-value="PT01H04M15.588S" calcext:value-type="time">
            <text:p>01:04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1.78" calcext:value-type="float">
            <text:p>141.78</text:p>
          </table:table-cell>
          <table:table-cell office:value-type="float" office:value="187.23" calcext:value-type="float">
            <text:p>187.23</text:p>
          </table:table-cell>
        </table:table-row>
        <table:table-row table:style-name="ro1">
          <table:table-cell office:value-type="float" office:value="3871588" calcext:value-type="float">
            <text:p>3871588</text:p>
          </table:table-cell>
          <table:table-cell table:formula="of:=[.A244]/1000/(60*60*24)" office:value-type="time" office:time-value="PT01H04M31.588S" calcext:value-type="time">
            <text:p>01:04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2.34" calcext:value-type="float">
            <text:p>142.34</text:p>
          </table:table-cell>
          <table:table-cell office:value-type="float" office:value="187.94" calcext:value-type="float">
            <text:p>187.94</text:p>
          </table:table-cell>
        </table:table-row>
        <table:table-row table:style-name="ro1">
          <table:table-cell office:value-type="float" office:value="3887588" calcext:value-type="float">
            <text:p>3887588</text:p>
          </table:table-cell>
          <table:table-cell table:formula="of:=[.A245]/1000/(60*60*24)" office:value-type="time" office:time-value="PT01H04M47.588S" calcext:value-type="time">
            <text:p>01:04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2.9" calcext:value-type="float">
            <text:p>142.9</text:p>
          </table:table-cell>
          <table:table-cell office:value-type="float" office:value="188.65" calcext:value-type="float">
            <text:p>188.65</text:p>
          </table:table-cell>
        </table:table-row>
        <table:table-row table:style-name="ro1">
          <table:table-cell office:value-type="float" office:value="3903588" calcext:value-type="float">
            <text:p>3903588</text:p>
          </table:table-cell>
          <table:table-cell table:formula="of:=[.A246]/1000/(60*60*24)" office:value-type="time" office:time-value="PT01H05M03.588S" calcext:value-type="time">
            <text:p>01:05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3.47" calcext:value-type="float">
            <text:p>143.47</text:p>
          </table:table-cell>
          <table:table-cell office:value-type="float" office:value="189.36" calcext:value-type="float">
            <text:p>189.36</text:p>
          </table:table-cell>
        </table:table-row>
        <table:table-row table:style-name="ro1">
          <table:table-cell office:value-type="float" office:value="3919588" calcext:value-type="float">
            <text:p>3919588</text:p>
          </table:table-cell>
          <table:table-cell table:formula="of:=[.A247]/1000/(60*60*24)" office:value-type="time" office:time-value="PT01H05M19.588S" calcext:value-type="time">
            <text:p>01:05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4.03" calcext:value-type="float">
            <text:p>144.03</text:p>
          </table:table-cell>
          <table:table-cell office:value-type="float" office:value="190.07" calcext:value-type="float">
            <text:p>190.07</text:p>
          </table:table-cell>
        </table:table-row>
        <table:table-row table:style-name="ro1">
          <table:table-cell office:value-type="float" office:value="3935588" calcext:value-type="float">
            <text:p>3935588</text:p>
          </table:table-cell>
          <table:table-cell table:formula="of:=[.A248]/1000/(60*60*24)" office:value-type="time" office:time-value="PT01H05M35.588S" calcext:value-type="time">
            <text:p>01:05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4.59" calcext:value-type="float">
            <text:p>144.59</text:p>
          </table:table-cell>
          <table:table-cell office:value-type="float" office:value="190.78" calcext:value-type="float">
            <text:p>190.78</text:p>
          </table:table-cell>
        </table:table-row>
        <table:table-row table:style-name="ro1">
          <table:table-cell office:value-type="float" office:value="3951588" calcext:value-type="float">
            <text:p>3951588</text:p>
          </table:table-cell>
          <table:table-cell table:formula="of:=[.A249]/1000/(60*60*24)" office:value-type="time" office:time-value="PT01H05M51.588S" calcext:value-type="time">
            <text:p>01:05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5.15" calcext:value-type="float">
            <text:p>145.15</text:p>
          </table:table-cell>
          <table:table-cell office:value-type="float" office:value="191.49" calcext:value-type="float">
            <text:p>191.49</text:p>
          </table:table-cell>
        </table:table-row>
        <table:table-row table:style-name="ro1">
          <table:table-cell office:value-type="float" office:value="3967588" calcext:value-type="float">
            <text:p>3967588</text:p>
          </table:table-cell>
          <table:table-cell table:formula="of:=[.A250]/1000/(60*60*24)" office:value-type="time" office:time-value="PT01H06M07.588S" calcext:value-type="time">
            <text:p>01:06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5.72" calcext:value-type="float">
            <text:p>145.72</text:p>
          </table:table-cell>
          <table:table-cell office:value-type="float" office:value="192.2" calcext:value-type="float">
            <text:p>192.2</text:p>
          </table:table-cell>
        </table:table-row>
        <table:table-row table:style-name="ro1">
          <table:table-cell office:value-type="float" office:value="3983588" calcext:value-type="float">
            <text:p>3983588</text:p>
          </table:table-cell>
          <table:table-cell table:formula="of:=[.A251]/1000/(60*60*24)" office:value-type="time" office:time-value="PT01H06M23.588S" calcext:value-type="time">
            <text:p>01:06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6.28" calcext:value-type="float">
            <text:p>146.28</text:p>
          </table:table-cell>
          <table:table-cell office:value-type="float" office:value="192.91" calcext:value-type="float">
            <text:p>192.91</text:p>
          </table:table-cell>
        </table:table-row>
        <table:table-row table:style-name="ro1">
          <table:table-cell office:value-type="float" office:value="3999588" calcext:value-type="float">
            <text:p>3999588</text:p>
          </table:table-cell>
          <table:table-cell table:formula="of:=[.A252]/1000/(60*60*24)" office:value-type="time" office:time-value="PT01H06M39.588S" calcext:value-type="time">
            <text:p>01:06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46.84" calcext:value-type="float">
            <text:p>146.84</text:p>
          </table:table-cell>
          <table:table-cell office:value-type="float" office:value="193.62" calcext:value-type="float">
            <text:p>193.62</text:p>
          </table:table-cell>
        </table:table-row>
        <table:table-row table:style-name="ro1">
          <table:table-cell office:value-type="float" office:value="4015588" calcext:value-type="float">
            <text:p>4015588</text:p>
          </table:table-cell>
          <table:table-cell table:formula="of:=[.A253]/1000/(60*60*24)" office:value-type="time" office:time-value="PT01H06M55.588S" calcext:value-type="time">
            <text:p>01:06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47.4" calcext:value-type="float">
            <text:p>147.4</text:p>
          </table:table-cell>
          <table:table-cell office:value-type="float" office:value="194.33" calcext:value-type="float">
            <text:p>194.33</text:p>
          </table:table-cell>
        </table:table-row>
        <table:table-row table:style-name="ro1">
          <table:table-cell office:value-type="float" office:value="4031588" calcext:value-type="float">
            <text:p>4031588</text:p>
          </table:table-cell>
          <table:table-cell table:formula="of:=[.A254]/1000/(60*60*24)" office:value-type="time" office:time-value="PT01H07M11.588S" calcext:value-type="time">
            <text:p>01:07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47.97" calcext:value-type="float">
            <text:p>147.97</text:p>
          </table:table-cell>
          <table:table-cell office:value-type="float" office:value="195.03" calcext:value-type="float">
            <text:p>195.03</text:p>
          </table:table-cell>
        </table:table-row>
        <table:table-row table:style-name="ro1">
          <table:table-cell office:value-type="float" office:value="4047588" calcext:value-type="float">
            <text:p>4047588</text:p>
          </table:table-cell>
          <table:table-cell table:formula="of:=[.A255]/1000/(60*60*24)" office:value-type="time" office:time-value="PT01H07M27.588S" calcext:value-type="time">
            <text:p>01:07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48.53" calcext:value-type="float">
            <text:p>148.53</text:p>
          </table:table-cell>
          <table:table-cell office:value-type="float" office:value="195.74" calcext:value-type="float">
            <text:p>195.74</text:p>
          </table:table-cell>
        </table:table-row>
        <table:table-row table:style-name="ro1">
          <table:table-cell office:value-type="float" office:value="4063588" calcext:value-type="float">
            <text:p>4063588</text:p>
          </table:table-cell>
          <table:table-cell table:formula="of:=[.A256]/1000/(60*60*24)" office:value-type="time" office:time-value="PT01H07M43.588S" calcext:value-type="time">
            <text:p>01:07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49.09" calcext:value-type="float">
            <text:p>149.09</text:p>
          </table:table-cell>
          <table:table-cell office:value-type="float" office:value="196.45" calcext:value-type="float">
            <text:p>196.45</text:p>
          </table:table-cell>
        </table:table-row>
        <table:table-row table:style-name="ro1">
          <table:table-cell office:value-type="float" office:value="4079588" calcext:value-type="float">
            <text:p>4079588</text:p>
          </table:table-cell>
          <table:table-cell table:formula="of:=[.A257]/1000/(60*60*24)" office:value-type="time" office:time-value="PT01H07M59.588S" calcext:value-type="time">
            <text:p>01:08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49.65" calcext:value-type="float">
            <text:p>149.65</text:p>
          </table:table-cell>
          <table:table-cell office:value-type="float" office:value="197.16" calcext:value-type="float">
            <text:p>197.16</text:p>
          </table:table-cell>
        </table:table-row>
        <table:table-row table:style-name="ro1">
          <table:table-cell office:value-type="float" office:value="4095588" calcext:value-type="float">
            <text:p>4095588</text:p>
          </table:table-cell>
          <table:table-cell table:formula="of:=[.A258]/1000/(60*60*24)" office:value-type="time" office:time-value="PT01H08M15.588S" calcext:value-type="time">
            <text:p>01:08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50.21" calcext:value-type="float">
            <text:p>150.21</text:p>
          </table:table-cell>
          <table:table-cell office:value-type="float" office:value="197.86" calcext:value-type="float">
            <text:p>197.86</text:p>
          </table:table-cell>
        </table:table-row>
        <table:table-row table:style-name="ro1">
          <table:table-cell office:value-type="float" office:value="4111588" calcext:value-type="float">
            <text:p>4111588</text:p>
          </table:table-cell>
          <table:table-cell table:formula="of:=[.A259]/1000/(60*60*24)" office:value-type="time" office:time-value="PT01H08M31.588S" calcext:value-type="time">
            <text:p>01:08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50.78" calcext:value-type="float">
            <text:p>150.78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>
          <table:table-cell office:value-type="float" office:value="4127588" calcext:value-type="float">
            <text:p>4127588</text:p>
          </table:table-cell>
          <table:table-cell table:formula="of:=[.A260]/1000/(60*60*24)" office:value-type="time" office:time-value="PT01H08M47.588S" calcext:value-type="time">
            <text:p>01:08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1.34" calcext:value-type="float">
            <text:p>151.34</text:p>
          </table:table-cell>
          <table:table-cell office:value-type="float" office:value="199.28" calcext:value-type="float">
            <text:p>199.28</text:p>
          </table:table-cell>
        </table:table-row>
        <table:table-row table:style-name="ro1">
          <table:table-cell office:value-type="float" office:value="4143588" calcext:value-type="float">
            <text:p>4143588</text:p>
          </table:table-cell>
          <table:table-cell table:formula="of:=[.A261]/1000/(60*60*24)" office:value-type="time" office:time-value="PT01H09M03.588S" calcext:value-type="time">
            <text:p>01:09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1.9" calcext:value-type="float">
            <text:p>151.9</text:p>
          </table:table-cell>
          <table:table-cell office:value-type="float" office:value="199.98" calcext:value-type="float">
            <text:p>199.98</text:p>
          </table:table-cell>
        </table:table-row>
        <table:table-row table:style-name="ro1">
          <table:table-cell office:value-type="float" office:value="4159588" calcext:value-type="float">
            <text:p>4159588</text:p>
          </table:table-cell>
          <table:table-cell table:formula="of:=[.A262]/1000/(60*60*24)" office:value-type="time" office:time-value="PT01H09M19.588S" calcext:value-type="time">
            <text:p>01:09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2.46" calcext:value-type="float">
            <text:p>152.46</text:p>
          </table:table-cell>
          <table:table-cell office:value-type="float" office:value="200.69" calcext:value-type="float">
            <text:p>200.69</text:p>
          </table:table-cell>
        </table:table-row>
        <table:table-row table:style-name="ro1">
          <table:table-cell office:value-type="float" office:value="4175588" calcext:value-type="float">
            <text:p>4175588</text:p>
          </table:table-cell>
          <table:table-cell table:formula="of:=[.A263]/1000/(60*60*24)" office:value-type="time" office:time-value="PT01H09M35.588S" calcext:value-type="time">
            <text:p>01:09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3.02" calcext:value-type="float">
            <text:p>153.02</text:p>
          </table:table-cell>
          <table:table-cell office:value-type="float" office:value="201.39" calcext:value-type="float">
            <text:p>201.39</text:p>
          </table:table-cell>
        </table:table-row>
        <table:table-row table:style-name="ro1">
          <table:table-cell office:value-type="float" office:value="4191588" calcext:value-type="float">
            <text:p>4191588</text:p>
          </table:table-cell>
          <table:table-cell table:formula="of:=[.A264]/1000/(60*60*24)" office:value-type="time" office:time-value="PT01H09M51.588S" calcext:value-type="time">
            <text:p>01:09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3.58" calcext:value-type="float">
            <text:p>153.58</text:p>
          </table:table-cell>
          <table:table-cell office:value-type="float" office:value="202.1" calcext:value-type="float">
            <text:p>202.1</text:p>
          </table:table-cell>
        </table:table-row>
        <table:table-row table:style-name="ro1">
          <table:table-cell office:value-type="float" office:value="4207588" calcext:value-type="float">
            <text:p>4207588</text:p>
          </table:table-cell>
          <table:table-cell table:formula="of:=[.A265]/1000/(60*60*24)" office:value-type="time" office:time-value="PT01H10M07.588S" calcext:value-type="time">
            <text:p>01:10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4.14" calcext:value-type="float">
            <text:p>154.14</text:p>
          </table:table-cell>
          <table:table-cell office:value-type="float" office:value="202.8" calcext:value-type="float">
            <text:p>202.8</text:p>
          </table:table-cell>
        </table:table-row>
        <table:table-row table:style-name="ro1">
          <table:table-cell office:value-type="float" office:value="4223588" calcext:value-type="float">
            <text:p>4223588</text:p>
          </table:table-cell>
          <table:table-cell table:formula="of:=[.A266]/1000/(60*60*24)" office:value-type="time" office:time-value="PT01H10M23.588S" calcext:value-type="time">
            <text:p>01:10:24</text:p>
          </table:table-cell>
          <table:table-cell office:value-type="float" office:value="1.25" calcext:value-type="float">
            <text:p>1.25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08" calcext:value-type="float">
            <text:p>158.08</text:p>
          </table:table-cell>
          <table:table-cell office:value-type="float" office:value="154.7" calcext:value-type="float">
            <text:p>154.7</text:p>
          </table:table-cell>
          <table:table-cell office:value-type="float" office:value="203.51" calcext:value-type="float">
            <text:p>203.51</text:p>
          </table:table-cell>
        </table:table-row>
        <table:table-row table:style-name="ro1">
          <table:table-cell office:value-type="float" office:value="4239588" calcext:value-type="float">
            <text:p>4239588</text:p>
          </table:table-cell>
          <table:table-cell table:formula="of:=[.A267]/1000/(60*60*24)" office:value-type="time" office:time-value="PT01H10M39.588S" calcext:value-type="time">
            <text:p>01:10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5.26" calcext:value-type="float">
            <text:p>155.26</text:p>
          </table:table-cell>
          <table:table-cell office:value-type="float" office:value="204.21" calcext:value-type="float">
            <text:p>204.21</text:p>
          </table:table-cell>
        </table:table-row>
        <table:table-row table:style-name="ro1">
          <table:table-cell office:value-type="float" office:value="4255588" calcext:value-type="float">
            <text:p>4255588</text:p>
          </table:table-cell>
          <table:table-cell table:formula="of:=[.A268]/1000/(60*60*24)" office:value-type="time" office:time-value="PT01H10M55.588S" calcext:value-type="time">
            <text:p>01:10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5.83" calcext:value-type="float">
            <text:p>155.83</text:p>
          </table:table-cell>
          <table:table-cell office:value-type="float" office:value="204.92" calcext:value-type="float">
            <text:p>204.92</text:p>
          </table:table-cell>
        </table:table-row>
        <table:table-row table:style-name="ro1">
          <table:table-cell office:value-type="float" office:value="4271588" calcext:value-type="float">
            <text:p>4271588</text:p>
          </table:table-cell>
          <table:table-cell table:formula="of:=[.A269]/1000/(60*60*24)" office:value-type="time" office:time-value="PT01H11M11.588S" calcext:value-type="time">
            <text:p>01:11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6.39" calcext:value-type="float">
            <text:p>156.39</text:p>
          </table:table-cell>
          <table:table-cell office:value-type="float" office:value="205.62" calcext:value-type="float">
            <text:p>205.62</text:p>
          </table:table-cell>
        </table:table-row>
        <table:table-row table:style-name="ro1">
          <table:table-cell office:value-type="float" office:value="4287588" calcext:value-type="float">
            <text:p>4287588</text:p>
          </table:table-cell>
          <table:table-cell table:formula="of:=[.A270]/1000/(60*60*24)" office:value-type="time" office:time-value="PT01H11M27.588S" calcext:value-type="time">
            <text:p>01:11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6.95" calcext:value-type="float">
            <text:p>156.95</text:p>
          </table:table-cell>
          <table:table-cell office:value-type="float" office:value="206.33" calcext:value-type="float">
            <text:p>206.33</text:p>
          </table:table-cell>
        </table:table-row>
        <table:table-row table:style-name="ro1">
          <table:table-cell office:value-type="float" office:value="4303588" calcext:value-type="float">
            <text:p>4303588</text:p>
          </table:table-cell>
          <table:table-cell table:formula="of:=[.A271]/1000/(60*60*24)" office:value-type="time" office:time-value="PT01H11M43.588S" calcext:value-type="time">
            <text:p>01:11:44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7.51" calcext:value-type="float">
            <text:p>157.51</text:p>
          </table:table-cell>
          <table:table-cell office:value-type="float" office:value="207.03" calcext:value-type="float">
            <text:p>207.03</text:p>
          </table:table-cell>
        </table:table-row>
        <table:table-row table:style-name="ro1">
          <table:table-cell office:value-type="float" office:value="4319588" calcext:value-type="float">
            <text:p>4319588</text:p>
          </table:table-cell>
          <table:table-cell table:formula="of:=[.A272]/1000/(60*60*24)" office:value-type="time" office:time-value="PT01H11M59.588S" calcext:value-type="time">
            <text:p>01:12:00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8.07" calcext:value-type="float">
            <text:p>158.07</text:p>
          </table:table-cell>
          <table:table-cell office:value-type="float" office:value="207.73" calcext:value-type="float">
            <text:p>207.73</text:p>
          </table:table-cell>
        </table:table-row>
        <table:table-row table:style-name="ro1">
          <table:table-cell office:value-type="float" office:value="4335588" calcext:value-type="float">
            <text:p>4335588</text:p>
          </table:table-cell>
          <table:table-cell table:formula="of:=[.A273]/1000/(60*60*24)" office:value-type="time" office:time-value="PT01H12M15.588S" calcext:value-type="time">
            <text:p>01:12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58.63" calcext:value-type="float">
            <text:p>158.63</text:p>
          </table:table-cell>
          <table:table-cell office:value-type="float" office:value="208.44" calcext:value-type="float">
            <text:p>208.44</text:p>
          </table:table-cell>
        </table:table-row>
        <table:table-row table:style-name="ro1">
          <table:table-cell office:value-type="float" office:value="4351588" calcext:value-type="float">
            <text:p>4351588</text:p>
          </table:table-cell>
          <table:table-cell table:formula="of:=[.A274]/1000/(60*60*24)" office:value-type="time" office:time-value="PT01H12M31.588S" calcext:value-type="time">
            <text:p>01:12:3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59.19" calcext:value-type="float">
            <text:p>159.19</text:p>
          </table:table-cell>
          <table:table-cell office:value-type="float" office:value="209.14" calcext:value-type="float">
            <text:p>209.14</text:p>
          </table:table-cell>
        </table:table-row>
        <table:table-row table:style-name="ro1">
          <table:table-cell office:value-type="float" office:value="4367588" calcext:value-type="float">
            <text:p>4367588</text:p>
          </table:table-cell>
          <table:table-cell table:formula="of:=[.A275]/1000/(60*60*24)" office:value-type="time" office:time-value="PT01H12M47.588S" calcext:value-type="time">
            <text:p>01:12:48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59.75" calcext:value-type="float">
            <text:p>159.75</text:p>
          </table:table-cell>
          <table:table-cell office:value-type="float" office:value="209.84" calcext:value-type="float">
            <text:p>209.84</text:p>
          </table:table-cell>
        </table:table-row>
        <table:table-row table:style-name="ro1">
          <table:table-cell office:value-type="float" office:value="4383588" calcext:value-type="float">
            <text:p>4383588</text:p>
          </table:table-cell>
          <table:table-cell table:formula="of:=[.A276]/1000/(60*60*24)" office:value-type="time" office:time-value="PT01H13M03.588S" calcext:value-type="time">
            <text:p>01:13:04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60.31" calcext:value-type="float">
            <text:p>160.31</text:p>
          </table:table-cell>
          <table:table-cell office:value-type="float" office:value="210.54" calcext:value-type="float">
            <text:p>210.54</text:p>
          </table:table-cell>
        </table:table-row>
        <table:table-row table:style-name="ro1">
          <table:table-cell office:value-type="float" office:value="4399588" calcext:value-type="float">
            <text:p>4399588</text:p>
          </table:table-cell>
          <table:table-cell table:formula="of:=[.A277]/1000/(60*60*24)" office:value-type="time" office:time-value="PT01H13M19.588S" calcext:value-type="time">
            <text:p>01:13:20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60.87" calcext:value-type="float">
            <text:p>160.87</text:p>
          </table:table-cell>
          <table:table-cell office:value-type="float" office:value="211.24" calcext:value-type="float">
            <text:p>211.24</text:p>
          </table:table-cell>
        </table:table-row>
        <table:table-row table:style-name="ro1">
          <table:table-cell office:value-type="float" office:value="4415588" calcext:value-type="float">
            <text:p>4415588</text:p>
          </table:table-cell>
          <table:table-cell table:formula="of:=[.A278]/1000/(60*60*24)" office:value-type="time" office:time-value="PT01H13M35.588S" calcext:value-type="time">
            <text:p>01:13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1.43" calcext:value-type="float">
            <text:p>161.43</text:p>
          </table:table-cell>
          <table:table-cell office:value-type="float" office:value="211.94" calcext:value-type="float">
            <text:p>211.94</text:p>
          </table:table-cell>
        </table:table-row>
        <table:table-row table:style-name="ro1">
          <table:table-cell office:value-type="float" office:value="4431588" calcext:value-type="float">
            <text:p>4431588</text:p>
          </table:table-cell>
          <table:table-cell table:formula="of:=[.A279]/1000/(60*60*24)" office:value-type="time" office:time-value="PT01H13M51.588S" calcext:value-type="time">
            <text:p>01:13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1.99" calcext:value-type="float">
            <text:p>161.99</text:p>
          </table:table-cell>
          <table:table-cell office:value-type="float" office:value="212.64" calcext:value-type="float">
            <text:p>212.64</text:p>
          </table:table-cell>
        </table:table-row>
        <table:table-row table:style-name="ro1">
          <table:table-cell office:value-type="float" office:value="4447588" calcext:value-type="float">
            <text:p>4447588</text:p>
          </table:table-cell>
          <table:table-cell table:formula="of:=[.A280]/1000/(60*60*24)" office:value-type="time" office:time-value="PT01H14M07.588S" calcext:value-type="time">
            <text:p>01:14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2.55" calcext:value-type="float">
            <text:p>162.55</text:p>
          </table:table-cell>
          <table:table-cell office:value-type="float" office:value="213.35" calcext:value-type="float">
            <text:p>213.35</text:p>
          </table:table-cell>
        </table:table-row>
        <table:table-row table:style-name="ro1">
          <table:table-cell office:value-type="float" office:value="4463588" calcext:value-type="float">
            <text:p>4463588</text:p>
          </table:table-cell>
          <table:table-cell table:formula="of:=[.A281]/1000/(60*60*24)" office:value-type="time" office:time-value="PT01H14M23.588S" calcext:value-type="time">
            <text:p>01:14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3.11" calcext:value-type="float">
            <text:p>163.11</text:p>
          </table:table-cell>
          <table:table-cell office:value-type="float" office:value="214.05" calcext:value-type="float">
            <text:p>214.05</text:p>
          </table:table-cell>
        </table:table-row>
        <table:table-row table:style-name="ro1">
          <table:table-cell office:value-type="float" office:value="4479588" calcext:value-type="float">
            <text:p>4479588</text:p>
          </table:table-cell>
          <table:table-cell table:formula="of:=[.A282]/1000/(60*60*24)" office:value-type="time" office:time-value="PT01H14M39.588S" calcext:value-type="time">
            <text:p>01:14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63.67" calcext:value-type="float">
            <text:p>163.67</text:p>
          </table:table-cell>
          <table:table-cell office:value-type="float" office:value="214.75" calcext:value-type="float">
            <text:p>214.75</text:p>
          </table:table-cell>
        </table:table-row>
        <table:table-row table:style-name="ro1">
          <table:table-cell office:value-type="float" office:value="4495588" calcext:value-type="float">
            <text:p>4495588</text:p>
          </table:table-cell>
          <table:table-cell table:formula="of:=[.A283]/1000/(60*60*24)" office:value-type="time" office:time-value="PT01H14M55.588S" calcext:value-type="time">
            <text:p>01:14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4.23" calcext:value-type="float">
            <text:p>164.23</text:p>
          </table:table-cell>
          <table:table-cell office:value-type="float" office:value="215.45" calcext:value-type="float">
            <text:p>215.45</text:p>
          </table:table-cell>
        </table:table-row>
        <table:table-row table:style-name="ro1">
          <table:table-cell office:value-type="float" office:value="4511588" calcext:value-type="float">
            <text:p>4511588</text:p>
          </table:table-cell>
          <table:table-cell table:formula="of:=[.A284]/1000/(60*60*24)" office:value-type="time" office:time-value="PT01H15M11.588S" calcext:value-type="time">
            <text:p>01:15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64.78" calcext:value-type="float">
            <text:p>164.78</text:p>
          </table:table-cell>
          <table:table-cell office:value-type="float" office:value="216.15" calcext:value-type="float">
            <text:p>216.15</text:p>
          </table:table-cell>
        </table:table-row>
        <table:table-row table:style-name="ro1">
          <table:table-cell office:value-type="float" office:value="4527588" calcext:value-type="float">
            <text:p>4527588</text:p>
          </table:table-cell>
          <table:table-cell table:formula="of:=[.A285]/1000/(60*60*24)" office:value-type="time" office:time-value="PT01H15M27.588S" calcext:value-type="time">
            <text:p>01:15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5.34" calcext:value-type="float">
            <text:p>165.34</text:p>
          </table:table-cell>
          <table:table-cell office:value-type="float" office:value="216.85" calcext:value-type="float">
            <text:p>216.85</text:p>
          </table:table-cell>
        </table:table-row>
        <table:table-row table:style-name="ro1">
          <table:table-cell office:value-type="float" office:value="4543588" calcext:value-type="float">
            <text:p>4543588</text:p>
          </table:table-cell>
          <table:table-cell table:formula="of:=[.A286]/1000/(60*60*24)" office:value-type="time" office:time-value="PT01H15M43.588S" calcext:value-type="time">
            <text:p>01:15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5.9" calcext:value-type="float">
            <text:p>165.9</text:p>
          </table:table-cell>
          <table:table-cell office:value-type="float" office:value="217.55" calcext:value-type="float">
            <text:p>217.55</text:p>
          </table:table-cell>
        </table:table-row>
        <table:table-row table:style-name="ro1">
          <table:table-cell office:value-type="float" office:value="4559588" calcext:value-type="float">
            <text:p>4559588</text:p>
          </table:table-cell>
          <table:table-cell table:formula="of:=[.A287]/1000/(60*60*24)" office:value-type="time" office:time-value="PT01H15M59.588S" calcext:value-type="time">
            <text:p>01:16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6.46" calcext:value-type="float">
            <text:p>166.46</text:p>
          </table:table-cell>
          <table:table-cell office:value-type="float" office:value="218.25" calcext:value-type="float">
            <text:p>218.25</text:p>
          </table:table-cell>
        </table:table-row>
        <table:table-row table:style-name="ro1">
          <table:table-cell office:value-type="float" office:value="4575588" calcext:value-type="float">
            <text:p>4575588</text:p>
          </table:table-cell>
          <table:table-cell table:formula="of:=[.A288]/1000/(60*60*24)" office:value-type="time" office:time-value="PT01H16M15.588S" calcext:value-type="time">
            <text:p>01:16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7.02" calcext:value-type="float">
            <text:p>167.02</text:p>
          </table:table-cell>
          <table:table-cell office:value-type="float" office:value="218.95" calcext:value-type="float">
            <text:p>218.95</text:p>
          </table:table-cell>
        </table:table-row>
        <table:table-row table:style-name="ro1">
          <table:table-cell office:value-type="float" office:value="4591588" calcext:value-type="float">
            <text:p>4591588</text:p>
          </table:table-cell>
          <table:table-cell table:formula="of:=[.A289]/1000/(60*60*24)" office:value-type="time" office:time-value="PT01H16M31.588S" calcext:value-type="time">
            <text:p>01:16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7.58" calcext:value-type="float">
            <text:p>167.58</text:p>
          </table:table-cell>
          <table:table-cell office:value-type="float" office:value="219.65" calcext:value-type="float">
            <text:p>219.65</text:p>
          </table:table-cell>
        </table:table-row>
        <table:table-row table:style-name="ro1">
          <table:table-cell office:value-type="float" office:value="4607588" calcext:value-type="float">
            <text:p>4607588</text:p>
          </table:table-cell>
          <table:table-cell table:formula="of:=[.A290]/1000/(60*60*24)" office:value-type="time" office:time-value="PT01H16M47.588S" calcext:value-type="time">
            <text:p>01:16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8.14" calcext:value-type="float">
            <text:p>168.14</text:p>
          </table:table-cell>
          <table:table-cell office:value-type="float" office:value="220.35" calcext:value-type="float">
            <text:p>220.35</text:p>
          </table:table-cell>
        </table:table-row>
        <table:table-row table:style-name="ro1">
          <table:table-cell office:value-type="float" office:value="4623588" calcext:value-type="float">
            <text:p>4623588</text:p>
          </table:table-cell>
          <table:table-cell table:formula="of:=[.A291]/1000/(60*60*24)" office:value-type="time" office:time-value="PT01H17M03.588S" calcext:value-type="time">
            <text:p>01:17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68.7" calcext:value-type="float">
            <text:p>168.7</text:p>
          </table:table-cell>
          <table:table-cell office:value-type="float" office:value="221.05" calcext:value-type="float">
            <text:p>221.05</text:p>
          </table:table-cell>
        </table:table-row>
        <table:table-row table:style-name="ro1">
          <table:table-cell office:value-type="float" office:value="4639588" calcext:value-type="float">
            <text:p>4639588</text:p>
          </table:table-cell>
          <table:table-cell table:formula="of:=[.A292]/1000/(60*60*24)" office:value-type="time" office:time-value="PT01H17M19.588S" calcext:value-type="time">
            <text:p>01:17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9.26" calcext:value-type="float">
            <text:p>169.26</text:p>
          </table:table-cell>
          <table:table-cell office:value-type="float" office:value="221.75" calcext:value-type="float">
            <text:p>221.75</text:p>
          </table:table-cell>
        </table:table-row>
        <table:table-row table:style-name="ro1">
          <table:table-cell office:value-type="float" office:value="4655588" calcext:value-type="float">
            <text:p>4655588</text:p>
          </table:table-cell>
          <table:table-cell table:formula="of:=[.A293]/1000/(60*60*24)" office:value-type="time" office:time-value="PT01H17M35.588S" calcext:value-type="time">
            <text:p>01:17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9.81" calcext:value-type="float">
            <text:p>169.81</text:p>
          </table:table-cell>
          <table:table-cell office:value-type="float" office:value="222.45" calcext:value-type="float">
            <text:p>222.45</text:p>
          </table:table-cell>
        </table:table-row>
        <table:table-row table:style-name="ro1">
          <table:table-cell office:value-type="float" office:value="4671588" calcext:value-type="float">
            <text:p>4671588</text:p>
          </table:table-cell>
          <table:table-cell table:formula="of:=[.A294]/1000/(60*60*24)" office:value-type="time" office:time-value="PT01H17M51.588S" calcext:value-type="time">
            <text:p>01:17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3.14" calcext:value-type="float">
            <text:p>223.14</text:p>
          </table:table-cell>
        </table:table-row>
        <table:table-row table:style-name="ro1">
          <table:table-cell office:value-type="float" office:value="4687588" calcext:value-type="float">
            <text:p>4687588</text:p>
          </table:table-cell>
          <table:table-cell table:formula="of:=[.A295]/1000/(60*60*24)" office:value-type="time" office:time-value="PT01H18M07.588S" calcext:value-type="time">
            <text:p>01:18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0.93" calcext:value-type="float">
            <text:p>170.93</text:p>
          </table:table-cell>
          <table:table-cell office:value-type="float" office:value="223.84" calcext:value-type="float">
            <text:p>223.84</text:p>
          </table:table-cell>
        </table:table-row>
        <table:table-row table:style-name="ro1">
          <table:table-cell office:value-type="float" office:value="4703588" calcext:value-type="float">
            <text:p>4703588</text:p>
          </table:table-cell>
          <table:table-cell table:formula="of:=[.A296]/1000/(60*60*24)" office:value-type="time" office:time-value="PT01H18M23.588S" calcext:value-type="time">
            <text:p>01:18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1.49" calcext:value-type="float">
            <text:p>171.49</text:p>
          </table:table-cell>
          <table:table-cell office:value-type="float" office:value="224.54" calcext:value-type="float">
            <text:p>224.54</text:p>
          </table:table-cell>
        </table:table-row>
        <table:table-row table:style-name="ro1">
          <table:table-cell office:value-type="float" office:value="4719588" calcext:value-type="float">
            <text:p>4719588</text:p>
          </table:table-cell>
          <table:table-cell table:formula="of:=[.A297]/1000/(60*60*24)" office:value-type="time" office:time-value="PT01H18M39.588S" calcext:value-type="time">
            <text:p>01:18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2.05" calcext:value-type="float">
            <text:p>172.05</text:p>
          </table:table-cell>
          <table:table-cell office:value-type="float" office:value="225.24" calcext:value-type="float">
            <text:p>225.24</text:p>
          </table:table-cell>
        </table:table-row>
        <table:table-row table:style-name="ro1">
          <table:table-cell office:value-type="float" office:value="4735588" calcext:value-type="float">
            <text:p>4735588</text:p>
          </table:table-cell>
          <table:table-cell table:formula="of:=[.A298]/1000/(60*60*24)" office:value-type="time" office:time-value="PT01H18M55.588S" calcext:value-type="time">
            <text:p>01:18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2.6" calcext:value-type="float">
            <text:p>172.6</text:p>
          </table:table-cell>
          <table:table-cell office:value-type="float" office:value="225.93" calcext:value-type="float">
            <text:p>225.93</text:p>
          </table:table-cell>
        </table:table-row>
        <table:table-row table:style-name="ro1">
          <table:table-cell office:value-type="float" office:value="4751588" calcext:value-type="float">
            <text:p>4751588</text:p>
          </table:table-cell>
          <table:table-cell table:formula="of:=[.A299]/1000/(60*60*24)" office:value-type="time" office:time-value="PT01H19M11.588S" calcext:value-type="time">
            <text:p>01:19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3.16" calcext:value-type="float">
            <text:p>173.16</text:p>
          </table:table-cell>
          <table:table-cell office:value-type="float" office:value="226.63" calcext:value-type="float">
            <text:p>226.63</text:p>
          </table:table-cell>
        </table:table-row>
        <table:table-row table:style-name="ro1">
          <table:table-cell office:value-type="float" office:value="4767588" calcext:value-type="float">
            <text:p>4767588</text:p>
          </table:table-cell>
          <table:table-cell table:formula="of:=[.A300]/1000/(60*60*24)" office:value-type="time" office:time-value="PT01H19M27.588S" calcext:value-type="time">
            <text:p>01:19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3.72" calcext:value-type="float">
            <text:p>173.72</text:p>
          </table:table-cell>
          <table:table-cell office:value-type="float" office:value="227.33" calcext:value-type="float">
            <text:p>227.33</text:p>
          </table:table-cell>
        </table:table-row>
        <table:table-row table:style-name="ro1">
          <table:table-cell office:value-type="float" office:value="4783588" calcext:value-type="float">
            <text:p>4783588</text:p>
          </table:table-cell>
          <table:table-cell table:formula="of:=[.A301]/1000/(60*60*24)" office:value-type="time" office:time-value="PT01H19M43.588S" calcext:value-type="time">
            <text:p>01:19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4.28" calcext:value-type="float">
            <text:p>174.28</text:p>
          </table:table-cell>
          <table:table-cell office:value-type="float" office:value="228.02" calcext:value-type="float">
            <text:p>228.02</text:p>
          </table:table-cell>
        </table:table-row>
        <table:table-row table:style-name="ro1">
          <table:table-cell office:value-type="float" office:value="4799588" calcext:value-type="float">
            <text:p>4799588</text:p>
          </table:table-cell>
          <table:table-cell table:formula="of:=[.A302]/1000/(60*60*24)" office:value-type="time" office:time-value="PT01H19M59.588S" calcext:value-type="time">
            <text:p>01:20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4.84" calcext:value-type="float">
            <text:p>174.84</text:p>
          </table:table-cell>
          <table:table-cell office:value-type="float" office:value="228.72" calcext:value-type="float">
            <text:p>228.72</text:p>
          </table:table-cell>
        </table:table-row>
        <table:table-row table:style-name="ro1">
          <table:table-cell office:value-type="float" office:value="4815588" calcext:value-type="float">
            <text:p>4815588</text:p>
          </table:table-cell>
          <table:table-cell table:formula="of:=[.A303]/1000/(60*60*24)" office:value-type="time" office:time-value="PT01H20M15.588S" calcext:value-type="time">
            <text:p>01:20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5.39" calcext:value-type="float">
            <text:p>175.39</text:p>
          </table:table-cell>
          <table:table-cell office:value-type="float" office:value="229.42" calcext:value-type="float">
            <text:p>229.42</text:p>
          </table:table-cell>
        </table:table-row>
        <table:table-row table:style-name="ro1">
          <table:table-cell office:value-type="float" office:value="4831588" calcext:value-type="float">
            <text:p>4831588</text:p>
          </table:table-cell>
          <table:table-cell table:formula="of:=[.A304]/1000/(60*60*24)" office:value-type="time" office:time-value="PT01H20M31.588S" calcext:value-type="time">
            <text:p>01:20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5.95" calcext:value-type="float">
            <text:p>175.95</text:p>
          </table:table-cell>
          <table:table-cell office:value-type="float" office:value="230.11" calcext:value-type="float">
            <text:p>230.11</text:p>
          </table:table-cell>
        </table:table-row>
        <table:table-row table:style-name="ro1">
          <table:table-cell office:value-type="float" office:value="4847588" calcext:value-type="float">
            <text:p>4847588</text:p>
          </table:table-cell>
          <table:table-cell table:formula="of:=[.A305]/1000/(60*60*24)" office:value-type="time" office:time-value="PT01H20M47.588S" calcext:value-type="time">
            <text:p>01:20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6.51" calcext:value-type="float">
            <text:p>176.51</text:p>
          </table:table-cell>
          <table:table-cell office:value-type="float" office:value="230.81" calcext:value-type="float">
            <text:p>230.81</text:p>
          </table:table-cell>
        </table:table-row>
        <table:table-row table:style-name="ro1">
          <table:table-cell office:value-type="float" office:value="4863588" calcext:value-type="float">
            <text:p>4863588</text:p>
          </table:table-cell>
          <table:table-cell table:formula="of:=[.A306]/1000/(60*60*24)" office:value-type="time" office:time-value="PT01H21M03.588S" calcext:value-type="time">
            <text:p>01:21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7.07" calcext:value-type="float">
            <text:p>177.07</text:p>
          </table:table-cell>
          <table:table-cell office:value-type="float" office:value="231.51" calcext:value-type="float">
            <text:p>231.51</text:p>
          </table:table-cell>
        </table:table-row>
        <table:table-row table:style-name="ro1">
          <table:table-cell office:value-type="float" office:value="4879588" calcext:value-type="float">
            <text:p>4879588</text:p>
          </table:table-cell>
          <table:table-cell table:formula="of:=[.A307]/1000/(60*60*24)" office:value-type="time" office:time-value="PT01H21M19.588S" calcext:value-type="time">
            <text:p>01:21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7.62" calcext:value-type="float">
            <text:p>177.62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4895588" calcext:value-type="float">
            <text:p>4895588</text:p>
          </table:table-cell>
          <table:table-cell table:formula="of:=[.A308]/1000/(60*60*24)" office:value-type="time" office:time-value="PT01H21M35.588S" calcext:value-type="time">
            <text:p>01:21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8.18" calcext:value-type="float">
            <text:p>178.18</text:p>
          </table:table-cell>
          <table:table-cell office:value-type="float" office:value="232.9" calcext:value-type="float">
            <text:p>232.9</text:p>
          </table:table-cell>
        </table:table-row>
        <table:table-row table:style-name="ro1">
          <table:table-cell office:value-type="float" office:value="4911588" calcext:value-type="float">
            <text:p>4911588</text:p>
          </table:table-cell>
          <table:table-cell table:formula="of:=[.A309]/1000/(60*60*24)" office:value-type="time" office:time-value="PT01H21M51.588S" calcext:value-type="time">
            <text:p>01:21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8.74" calcext:value-type="float">
            <text:p>178.74</text:p>
          </table:table-cell>
          <table:table-cell office:value-type="float" office:value="233.59" calcext:value-type="float">
            <text:p>233.59</text:p>
          </table:table-cell>
        </table:table-row>
        <table:table-row table:style-name="ro1">
          <table:table-cell office:value-type="float" office:value="4927588" calcext:value-type="float">
            <text:p>4927588</text:p>
          </table:table-cell>
          <table:table-cell table:formula="of:=[.A310]/1000/(60*60*24)" office:value-type="time" office:time-value="PT01H22M07.588S" calcext:value-type="time">
            <text:p>01:22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9.3" calcext:value-type="float">
            <text:p>179.3</text:p>
          </table:table-cell>
          <table:table-cell office:value-type="float" office:value="234.29" calcext:value-type="float">
            <text:p>234.29</text:p>
          </table:table-cell>
        </table:table-row>
        <table:table-row table:style-name="ro1">
          <table:table-cell office:value-type="float" office:value="4943588" calcext:value-type="float">
            <text:p>4943588</text:p>
          </table:table-cell>
          <table:table-cell table:formula="of:=[.A311]/1000/(60*60*24)" office:value-type="time" office:time-value="PT01H22M23.588S" calcext:value-type="time">
            <text:p>01:22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79.85" calcext:value-type="float">
            <text:p>179.85</text:p>
          </table:table-cell>
          <table:table-cell office:value-type="float" office:value="234.98" calcext:value-type="float">
            <text:p>234.98</text:p>
          </table:table-cell>
        </table:table-row>
        <table:table-row table:style-name="ro1">
          <table:table-cell office:value-type="float" office:value="4959588" calcext:value-type="float">
            <text:p>4959588</text:p>
          </table:table-cell>
          <table:table-cell table:formula="of:=[.A312]/1000/(60*60*24)" office:value-type="time" office:time-value="PT01H22M39.588S" calcext:value-type="time">
            <text:p>01:22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0.41" calcext:value-type="float">
            <text:p>180.41</text:p>
          </table:table-cell>
          <table:table-cell office:value-type="float" office:value="235.68" calcext:value-type="float">
            <text:p>235.68</text:p>
          </table:table-cell>
        </table:table-row>
        <table:table-row table:style-name="ro1">
          <table:table-cell office:value-type="float" office:value="4975588" calcext:value-type="float">
            <text:p>4975588</text:p>
          </table:table-cell>
          <table:table-cell table:formula="of:=[.A313]/1000/(60*60*24)" office:value-type="time" office:time-value="PT01H22M55.588S" calcext:value-type="time">
            <text:p>01:22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80.97" calcext:value-type="float">
            <text:p>180.97</text:p>
          </table:table-cell>
          <table:table-cell office:value-type="float" office:value="236.37" calcext:value-type="float">
            <text:p>236.37</text:p>
          </table:table-cell>
        </table:table-row>
        <table:table-row table:style-name="ro1">
          <table:table-cell office:value-type="float" office:value="4991588" calcext:value-type="float">
            <text:p>4991588</text:p>
          </table:table-cell>
          <table:table-cell table:formula="of:=[.A314]/1000/(60*60*24)" office:value-type="time" office:time-value="PT01H23M11.588S" calcext:value-type="time">
            <text:p>01:23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1.52" calcext:value-type="float">
            <text:p>181.52</text:p>
          </table:table-cell>
          <table:table-cell office:value-type="float" office:value="237.07" calcext:value-type="float">
            <text:p>237.07</text:p>
          </table:table-cell>
        </table:table-row>
        <table:table-row table:style-name="ro1">
          <table:table-cell office:value-type="float" office:value="5007588" calcext:value-type="float">
            <text:p>5007588</text:p>
          </table:table-cell>
          <table:table-cell table:formula="of:=[.A315]/1000/(60*60*24)" office:value-type="time" office:time-value="PT01H23M27.588S" calcext:value-type="time">
            <text:p>01:23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2.08" calcext:value-type="float">
            <text:p>182.08</text:p>
          </table:table-cell>
          <table:table-cell office:value-type="float" office:value="237.76" calcext:value-type="float">
            <text:p>237.76</text:p>
          </table:table-cell>
        </table:table-row>
        <table:table-row table:style-name="ro1">
          <table:table-cell office:value-type="float" office:value="5023588" calcext:value-type="float">
            <text:p>5023588</text:p>
          </table:table-cell>
          <table:table-cell table:formula="of:=[.A316]/1000/(60*60*24)" office:value-type="time" office:time-value="PT01H23M43.588S" calcext:value-type="time">
            <text:p>01:23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2.64" calcext:value-type="float">
            <text:p>182.64</text:p>
          </table:table-cell>
          <table:table-cell office:value-type="float" office:value="238.46" calcext:value-type="float">
            <text:p>238.46</text:p>
          </table:table-cell>
        </table:table-row>
        <table:table-row table:style-name="ro1">
          <table:table-cell office:value-type="float" office:value="5039588" calcext:value-type="float">
            <text:p>5039588</text:p>
          </table:table-cell>
          <table:table-cell table:formula="of:=[.A317]/1000/(60*60*24)" office:value-type="time" office:time-value="PT01H23M59.588S" calcext:value-type="time">
            <text:p>01:24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3.2" calcext:value-type="float">
            <text:p>183.2</text:p>
          </table:table-cell>
          <table:table-cell office:value-type="float" office:value="239.16" calcext:value-type="float">
            <text:p>239.16</text:p>
          </table:table-cell>
        </table:table-row>
        <table:table-row table:style-name="ro1">
          <table:table-cell office:value-type="float" office:value="5055587" calcext:value-type="float">
            <text:p>5055587</text:p>
          </table:table-cell>
          <table:table-cell table:formula="of:=[.A318]/1000/(60*60*24)" office:value-type="time" office:time-value="PT01H24M15.587S" calcext:value-type="time">
            <text:p>01:24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83.75" calcext:value-type="float">
            <text:p>183.75</text:p>
          </table:table-cell>
          <table:table-cell office:value-type="float" office:value="239.85" calcext:value-type="float">
            <text:p>239.85</text:p>
          </table:table-cell>
        </table:table-row>
        <table:table-row table:style-name="ro1">
          <table:table-cell office:value-type="float" office:value="5071588" calcext:value-type="float">
            <text:p>5071588</text:p>
          </table:table-cell>
          <table:table-cell table:formula="of:=[.A319]/1000/(60*60*24)" office:value-type="time" office:time-value="PT01H24M31.588S" calcext:value-type="time">
            <text:p>01:24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4.31" calcext:value-type="float">
            <text:p>184.31</text:p>
          </table:table-cell>
          <table:table-cell office:value-type="float" office:value="240.54" calcext:value-type="float">
            <text:p>240.54</text:p>
          </table:table-cell>
        </table:table-row>
        <table:table-row table:style-name="ro1">
          <table:table-cell office:value-type="float" office:value="5087588" calcext:value-type="float">
            <text:p>5087588</text:p>
          </table:table-cell>
          <table:table-cell table:formula="of:=[.A320]/1000/(60*60*24)" office:value-type="time" office:time-value="PT01H24M47.588S" calcext:value-type="time">
            <text:p>01:2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84.87" calcext:value-type="float">
            <text:p>184.87</text:p>
          </table:table-cell>
          <table:table-cell office:value-type="float" office:value="241.24" calcext:value-type="float">
            <text:p>241.24</text:p>
          </table:table-cell>
        </table:table-row>
        <table:table-row table:style-name="ro1">
          <table:table-cell office:value-type="float" office:value="5103588" calcext:value-type="float">
            <text:p>5103588</text:p>
          </table:table-cell>
          <table:table-cell table:formula="of:=[.A321]/1000/(60*60*24)" office:value-type="time" office:time-value="PT01H25M03.588S" calcext:value-type="time">
            <text:p>01:25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5.42" calcext:value-type="float">
            <text:p>185.42</text:p>
          </table:table-cell>
          <table:table-cell office:value-type="float" office:value="241.93" calcext:value-type="float">
            <text:p>241.93</text:p>
          </table:table-cell>
        </table:table-row>
        <table:table-row table:style-name="ro1">
          <table:table-cell office:value-type="float" office:value="5119588" calcext:value-type="float">
            <text:p>5119588</text:p>
          </table:table-cell>
          <table:table-cell table:formula="of:=[.A322]/1000/(60*60*24)" office:value-type="time" office:time-value="PT01H25M19.588S" calcext:value-type="time">
            <text:p>01:25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5.98" calcext:value-type="float">
            <text:p>185.98</text:p>
          </table:table-cell>
          <table:table-cell office:value-type="float" office:value="242.63" calcext:value-type="float">
            <text:p>242.63</text:p>
          </table:table-cell>
        </table:table-row>
        <table:table-row table:style-name="ro1">
          <table:table-cell office:value-type="float" office:value="5135588" calcext:value-type="float">
            <text:p>5135588</text:p>
          </table:table-cell>
          <table:table-cell table:formula="of:=[.A323]/1000/(60*60*24)" office:value-type="time" office:time-value="PT01H25M35.588S" calcext:value-type="time">
            <text:p>01:2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6.53" calcext:value-type="float">
            <text:p>186.53</text:p>
          </table:table-cell>
          <table:table-cell office:value-type="float" office:value="243.32" calcext:value-type="float">
            <text:p>243.32</text:p>
          </table:table-cell>
        </table:table-row>
        <table:table-row table:style-name="ro1">
          <table:table-cell office:value-type="float" office:value="5151588" calcext:value-type="float">
            <text:p>5151588</text:p>
          </table:table-cell>
          <table:table-cell table:formula="of:=[.A324]/1000/(60*60*24)" office:value-type="time" office:time-value="PT01H25M51.588S" calcext:value-type="time">
            <text:p>01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7.09" calcext:value-type="float">
            <text:p>187.09</text:p>
          </table:table-cell>
          <table:table-cell office:value-type="float" office:value="244.01" calcext:value-type="float">
            <text:p>244.01</text:p>
          </table:table-cell>
        </table:table-row>
        <table:table-row table:style-name="ro1">
          <table:table-cell office:value-type="float" office:value="5167588" calcext:value-type="float">
            <text:p>5167588</text:p>
          </table:table-cell>
          <table:table-cell table:formula="of:=[.A325]/1000/(60*60*24)" office:value-type="time" office:time-value="PT01H26M07.588S" calcext:value-type="time">
            <text:p>01:2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7.65" calcext:value-type="float">
            <text:p>187.65</text:p>
          </table:table-cell>
          <table:table-cell office:value-type="float" office:value="244.71" calcext:value-type="float">
            <text:p>244.71</text:p>
          </table:table-cell>
        </table:table-row>
        <table:table-row table:style-name="ro1">
          <table:table-cell office:value-type="float" office:value="5183588" calcext:value-type="float">
            <text:p>5183588</text:p>
          </table:table-cell>
          <table:table-cell table:formula="of:=[.A326]/1000/(60*60*24)" office:value-type="time" office:time-value="PT01H26M23.588S" calcext:value-type="time">
            <text:p>01:2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8.2" calcext:value-type="float">
            <text:p>188.2</text:p>
          </table:table-cell>
          <table:table-cell office:value-type="float" office:value="245.4" calcext:value-type="float">
            <text:p>245.4</text:p>
          </table:table-cell>
        </table:table-row>
        <table:table-row table:style-name="ro1">
          <table:table-cell office:value-type="float" office:value="5199588" calcext:value-type="float">
            <text:p>5199588</text:p>
          </table:table-cell>
          <table:table-cell table:formula="of:=[.A327]/1000/(60*60*24)" office:value-type="time" office:time-value="PT01H26M39.588S" calcext:value-type="time">
            <text:p>01:2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8.76" calcext:value-type="float">
            <text:p>188.76</text:p>
          </table:table-cell>
          <table:table-cell office:value-type="float" office:value="246.09" calcext:value-type="float">
            <text:p>246.09</text:p>
          </table:table-cell>
        </table:table-row>
        <table:table-row table:style-name="ro1">
          <table:table-cell office:value-type="float" office:value="5215588" calcext:value-type="float">
            <text:p>5215588</text:p>
          </table:table-cell>
          <table:table-cell table:formula="of:=[.A328]/1000/(60*60*24)" office:value-type="time" office:time-value="PT01H26M55.588S" calcext:value-type="time">
            <text:p>01:2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9.32" calcext:value-type="float">
            <text:p>189.32</text:p>
          </table:table-cell>
          <table:table-cell office:value-type="float" office:value="246.79" calcext:value-type="float">
            <text:p>246.79</text:p>
          </table:table-cell>
        </table:table-row>
        <table:table-row table:style-name="ro1">
          <table:table-cell office:value-type="float" office:value="5231588" calcext:value-type="float">
            <text:p>5231588</text:p>
          </table:table-cell>
          <table:table-cell table:formula="of:=[.A329]/1000/(60*60*24)" office:value-type="time" office:time-value="PT01H27M11.588S" calcext:value-type="time">
            <text:p>01:2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9.87" calcext:value-type="float">
            <text:p>189.87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5247588" calcext:value-type="float">
            <text:p>5247588</text:p>
          </table:table-cell>
          <table:table-cell table:formula="of:=[.A330]/1000/(60*60*24)" office:value-type="time" office:time-value="PT01H27M27.588S" calcext:value-type="time">
            <text:p>01:2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0.43" calcext:value-type="float">
            <text:p>190.43</text:p>
          </table:table-cell>
          <table:table-cell office:value-type="float" office:value="248.17" calcext:value-type="float">
            <text:p>248.17</text:p>
          </table:table-cell>
        </table:table-row>
        <table:table-row table:style-name="ro1">
          <table:table-cell office:value-type="float" office:value="5263588" calcext:value-type="float">
            <text:p>5263588</text:p>
          </table:table-cell>
          <table:table-cell table:formula="of:=[.A331]/1000/(60*60*24)" office:value-type="time" office:time-value="PT01H27M43.588S" calcext:value-type="time">
            <text:p>01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0.98" calcext:value-type="float">
            <text:p>190.98</text:p>
          </table:table-cell>
          <table:table-cell office:value-type="float" office:value="248.86" calcext:value-type="float">
            <text:p>248.86</text:p>
          </table:table-cell>
        </table:table-row>
        <table:table-row table:style-name="ro1">
          <table:table-cell office:value-type="float" office:value="5279588" calcext:value-type="float">
            <text:p>5279588</text:p>
          </table:table-cell>
          <table:table-cell table:formula="of:=[.A332]/1000/(60*60*24)" office:value-type="time" office:time-value="PT01H27M59.588S" calcext:value-type="time">
            <text:p>01:2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1.54" calcext:value-type="float">
            <text:p>191.54</text:p>
          </table:table-cell>
          <table:table-cell office:value-type="float" office:value="249.55" calcext:value-type="float">
            <text:p>249.55</text:p>
          </table:table-cell>
        </table:table-row>
        <table:table-row table:style-name="ro1">
          <table:table-cell office:value-type="float" office:value="5295588" calcext:value-type="float">
            <text:p>5295588</text:p>
          </table:table-cell>
          <table:table-cell table:formula="of:=[.A333]/1000/(60*60*24)" office:value-type="time" office:time-value="PT01H28M15.588S" calcext:value-type="time">
            <text:p>01:2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2.09" calcext:value-type="float">
            <text:p>192.09</text:p>
          </table:table-cell>
          <table:table-cell office:value-type="float" office:value="250.25" calcext:value-type="float">
            <text:p>250.25</text:p>
          </table:table-cell>
        </table:table-row>
        <table:table-row table:style-name="ro1">
          <table:table-cell office:value-type="float" office:value="5311588" calcext:value-type="float">
            <text:p>5311588</text:p>
          </table:table-cell>
          <table:table-cell table:formula="of:=[.A334]/1000/(60*60*24)" office:value-type="time" office:time-value="PT01H28M31.588S" calcext:value-type="time">
            <text:p>01:2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2.65" calcext:value-type="float">
            <text:p>192.65</text:p>
          </table:table-cell>
          <table:table-cell office:value-type="float" office:value="250.94" calcext:value-type="float">
            <text:p>250.94</text:p>
          </table:table-cell>
        </table:table-row>
        <table:table-row table:style-name="ro1">
          <table:table-cell office:value-type="float" office:value="5327588" calcext:value-type="float">
            <text:p>5327588</text:p>
          </table:table-cell>
          <table:table-cell table:formula="of:=[.A335]/1000/(60*60*24)" office:value-type="time" office:time-value="PT01H28M47.588S" calcext:value-type="time">
            <text:p>01:2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3.21" calcext:value-type="float">
            <text:p>193.21</text:p>
          </table:table-cell>
          <table:table-cell office:value-type="float" office:value="251.63" calcext:value-type="float">
            <text:p>251.63</text:p>
          </table:table-cell>
        </table:table-row>
        <table:table-row table:style-name="ro1">
          <table:table-cell office:value-type="float" office:value="5343588" calcext:value-type="float">
            <text:p>5343588</text:p>
          </table:table-cell>
          <table:table-cell table:formula="of:=[.A336]/1000/(60*60*24)" office:value-type="time" office:time-value="PT01H29M03.588S" calcext:value-type="time">
            <text:p>01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3.76" calcext:value-type="float">
            <text:p>193.76</text:p>
          </table:table-cell>
          <table:table-cell office:value-type="float" office:value="252.32" calcext:value-type="float">
            <text:p>252.32</text:p>
          </table:table-cell>
        </table:table-row>
        <table:table-row table:style-name="ro1">
          <table:table-cell office:value-type="float" office:value="5359588" calcext:value-type="float">
            <text:p>5359588</text:p>
          </table:table-cell>
          <table:table-cell table:formula="of:=[.A337]/1000/(60*60*24)" office:value-type="time" office:time-value="PT01H29M19.588S" calcext:value-type="time">
            <text:p>01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4.32" calcext:value-type="float">
            <text:p>194.32</text:p>
          </table:table-cell>
          <table:table-cell office:value-type="float" office:value="253.01" calcext:value-type="float">
            <text:p>253.01</text:p>
          </table:table-cell>
        </table:table-row>
        <table:table-row table:style-name="ro1">
          <table:table-cell office:value-type="float" office:value="5375588" calcext:value-type="float">
            <text:p>5375588</text:p>
          </table:table-cell>
          <table:table-cell table:formula="of:=[.A338]/1000/(60*60*24)" office:value-type="time" office:time-value="PT01H29M35.588S" calcext:value-type="time">
            <text:p>01:2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4.87" calcext:value-type="float">
            <text:p>194.87</text:p>
          </table:table-cell>
          <table:table-cell office:value-type="float" office:value="253.7" calcext:value-type="float">
            <text:p>253.7</text:p>
          </table:table-cell>
        </table:table-row>
        <table:table-row table:style-name="ro1">
          <table:table-cell office:value-type="float" office:value="5391588" calcext:value-type="float">
            <text:p>5391588</text:p>
          </table:table-cell>
          <table:table-cell table:formula="of:=[.A339]/1000/(60*60*24)" office:value-type="time" office:time-value="PT01H29M51.588S" calcext:value-type="time">
            <text:p>01:2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5.43" calcext:value-type="float">
            <text:p>195.43</text:p>
          </table:table-cell>
          <table:table-cell office:value-type="float" office:value="254.39" calcext:value-type="float">
            <text:p>254.39</text:p>
          </table:table-cell>
        </table:table-row>
        <table:table-row table:style-name="ro1">
          <table:table-cell office:value-type="float" office:value="5407588" calcext:value-type="float">
            <text:p>5407588</text:p>
          </table:table-cell>
          <table:table-cell table:formula="of:=[.A340]/1000/(60*60*24)" office:value-type="time" office:time-value="PT01H30M07.588S" calcext:value-type="time">
            <text:p>01:3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5.98" calcext:value-type="float">
            <text:p>195.98</text:p>
          </table:table-cell>
          <table:table-cell office:value-type="float" office:value="255.09" calcext:value-type="float">
            <text:p>255.09</text:p>
          </table:table-cell>
        </table:table-row>
        <table:table-row table:style-name="ro1">
          <table:table-cell office:value-type="float" office:value="5423588" calcext:value-type="float">
            <text:p>5423588</text:p>
          </table:table-cell>
          <table:table-cell table:formula="of:=[.A341]/1000/(60*60*24)" office:value-type="time" office:time-value="PT01H30M23.588S" calcext:value-type="time">
            <text:p>01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6.54" calcext:value-type="float">
            <text:p>196.54</text:p>
          </table:table-cell>
          <table:table-cell office:value-type="float" office:value="255.78" calcext:value-type="float">
            <text:p>255.78</text:p>
          </table:table-cell>
        </table:table-row>
        <table:table-row table:style-name="ro1">
          <table:table-cell office:value-type="float" office:value="5439588" calcext:value-type="float">
            <text:p>5439588</text:p>
          </table:table-cell>
          <table:table-cell table:formula="of:=[.A342]/1000/(60*60*24)" office:value-type="time" office:time-value="PT01H30M39.588S" calcext:value-type="time">
            <text:p>01:3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7.09" calcext:value-type="float">
            <text:p>197.09</text:p>
          </table:table-cell>
          <table:table-cell office:value-type="float" office:value="256.47" calcext:value-type="float">
            <text:p>256.47</text:p>
          </table:table-cell>
        </table:table-row>
        <table:table-row table:style-name="ro1">
          <table:table-cell office:value-type="float" office:value="5455588" calcext:value-type="float">
            <text:p>5455588</text:p>
          </table:table-cell>
          <table:table-cell table:formula="of:=[.A343]/1000/(60*60*24)" office:value-type="time" office:time-value="PT01H30M55.588S" calcext:value-type="time">
            <text:p>01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7.65" calcext:value-type="float">
            <text:p>197.65</text:p>
          </table:table-cell>
          <table:table-cell office:value-type="float" office:value="257.16" calcext:value-type="float">
            <text:p>257.16</text:p>
          </table:table-cell>
        </table:table-row>
        <table:table-row table:style-name="ro1">
          <table:table-cell office:value-type="float" office:value="5471588" calcext:value-type="float">
            <text:p>5471588</text:p>
          </table:table-cell>
          <table:table-cell table:formula="of:=[.A344]/1000/(60*60*24)" office:value-type="time" office:time-value="PT01H31M11.588S" calcext:value-type="time">
            <text:p>01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8.21" calcext:value-type="float">
            <text:p>198.21</text:p>
          </table:table-cell>
          <table:table-cell office:value-type="float" office:value="257.85" calcext:value-type="float">
            <text:p>257.85</text:p>
          </table:table-cell>
        </table:table-row>
        <table:table-row table:style-name="ro1">
          <table:table-cell office:value-type="float" office:value="5487588" calcext:value-type="float">
            <text:p>5487588</text:p>
          </table:table-cell>
          <table:table-cell table:formula="of:=[.A345]/1000/(60*60*24)" office:value-type="time" office:time-value="PT01H31M27.588S" calcext:value-type="time">
            <text:p>01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8.76" calcext:value-type="float">
            <text:p>198.76</text:p>
          </table:table-cell>
          <table:table-cell office:value-type="float" office:value="258.54" calcext:value-type="float">
            <text:p>258.54</text:p>
          </table:table-cell>
        </table:table-row>
        <table:table-row table:style-name="ro1">
          <table:table-cell office:value-type="float" office:value="5503588" calcext:value-type="float">
            <text:p>5503588</text:p>
          </table:table-cell>
          <table:table-cell table:formula="of:=[.A346]/1000/(60*60*24)" office:value-type="time" office:time-value="PT01H31M43.588S" calcext:value-type="time">
            <text:p>01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9.32" calcext:value-type="float">
            <text:p>199.32</text:p>
          </table:table-cell>
          <table:table-cell office:value-type="float" office:value="259.23" calcext:value-type="float">
            <text:p>259.23</text:p>
          </table:table-cell>
        </table:table-row>
        <table:table-row table:style-name="ro1">
          <table:table-cell office:value-type="float" office:value="5519588" calcext:value-type="float">
            <text:p>5519588</text:p>
          </table:table-cell>
          <table:table-cell table:formula="of:=[.A347]/1000/(60*60*24)" office:value-type="time" office:time-value="PT01H31M59.588S" calcext:value-type="time">
            <text:p>01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9.87" calcext:value-type="float">
            <text:p>199.87</text:p>
          </table:table-cell>
          <table:table-cell office:value-type="float" office:value="259.92" calcext:value-type="float">
            <text:p>259.92</text:p>
          </table:table-cell>
        </table:table-row>
        <table:table-row table:style-name="ro1">
          <table:table-cell office:value-type="float" office:value="5535588" calcext:value-type="float">
            <text:p>5535588</text:p>
          </table:table-cell>
          <table:table-cell table:formula="of:=[.A348]/1000/(60*60*24)" office:value-type="time" office:time-value="PT01H32M15.588S" calcext:value-type="time">
            <text:p>01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0.43" calcext:value-type="float">
            <text:p>200.43</text:p>
          </table:table-cell>
          <table:table-cell office:value-type="float" office:value="260.61" calcext:value-type="float">
            <text:p>260.61</text:p>
          </table:table-cell>
        </table:table-row>
        <table:table-row table:style-name="ro1">
          <table:table-cell office:value-type="float" office:value="5551588" calcext:value-type="float">
            <text:p>5551588</text:p>
          </table:table-cell>
          <table:table-cell table:formula="of:=[.A349]/1000/(60*60*24)" office:value-type="time" office:time-value="PT01H32M31.588S" calcext:value-type="time">
            <text:p>01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00.98" calcext:value-type="float">
            <text:p>200.98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float" office:value="5567588" calcext:value-type="float">
            <text:p>5567588</text:p>
          </table:table-cell>
          <table:table-cell table:formula="of:=[.A350]/1000/(60*60*24)" office:value-type="time" office:time-value="PT01H32M47.588S" calcext:value-type="time">
            <text:p>01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01.54" calcext:value-type="float">
            <text:p>201.54</text:p>
          </table:table-cell>
          <table:table-cell office:value-type="float" office:value="261.99" calcext:value-type="float">
            <text:p>261.99</text:p>
          </table:table-cell>
        </table:table-row>
        <table:table-row table:style-name="ro1">
          <table:table-cell office:value-type="float" office:value="5583588" calcext:value-type="float">
            <text:p>5583588</text:p>
          </table:table-cell>
          <table:table-cell table:formula="of:=[.A351]/1000/(60*60*24)" office:value-type="time" office:time-value="PT01H33M03.588S" calcext:value-type="time">
            <text:p>01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02.09" calcext:value-type="float">
            <text:p>202.09</text:p>
          </table:table-cell>
          <table:table-cell office:value-type="float" office:value="262.68" calcext:value-type="float">
            <text:p>262.68</text:p>
          </table:table-cell>
        </table:table-row>
        <table:table-row table:style-name="ro1">
          <table:table-cell office:value-type="float" office:value="5599588" calcext:value-type="float">
            <text:p>5599588</text:p>
          </table:table-cell>
          <table:table-cell table:formula="of:=[.A352]/1000/(60*60*24)" office:value-type="time" office:time-value="PT01H33M19.588S" calcext:value-type="time">
            <text:p>01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2.65" calcext:value-type="float">
            <text:p>202.65</text:p>
          </table:table-cell>
          <table:table-cell office:value-type="float" office:value="263.37" calcext:value-type="float">
            <text:p>263.37</text:p>
          </table:table-cell>
        </table:table-row>
        <table:table-row table:style-name="ro1">
          <table:table-cell office:value-type="float" office:value="5615588" calcext:value-type="float">
            <text:p>5615588</text:p>
          </table:table-cell>
          <table:table-cell table:formula="of:=[.A353]/1000/(60*60*24)" office:value-type="time" office:time-value="PT01H33M35.588S" calcext:value-type="time">
            <text:p>01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3.2" calcext:value-type="float">
            <text:p>203.2</text:p>
          </table:table-cell>
          <table:table-cell office:value-type="float" office:value="264.06" calcext:value-type="float">
            <text:p>264.06</text:p>
          </table:table-cell>
        </table:table-row>
        <table:table-row table:style-name="ro1">
          <table:table-cell office:value-type="float" office:value="5631588" calcext:value-type="float">
            <text:p>5631588</text:p>
          </table:table-cell>
          <table:table-cell table:formula="of:=[.A354]/1000/(60*60*24)" office:value-type="time" office:time-value="PT01H33M51.588S" calcext:value-type="time">
            <text:p>01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3.75" calcext:value-type="float">
            <text:p>203.75</text:p>
          </table:table-cell>
          <table:table-cell office:value-type="float" office:value="264.75" calcext:value-type="float">
            <text:p>264.75</text:p>
          </table:table-cell>
        </table:table-row>
        <table:table-row table:style-name="ro1">
          <table:table-cell office:value-type="float" office:value="5647588" calcext:value-type="float">
            <text:p>5647588</text:p>
          </table:table-cell>
          <table:table-cell table:formula="of:=[.A355]/1000/(60*60*24)" office:value-type="time" office:time-value="PT01H34M07.588S" calcext:value-type="time">
            <text:p>01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4.31" calcext:value-type="float">
            <text:p>204.31</text:p>
          </table:table-cell>
          <table:table-cell office:value-type="float" office:value="265.44" calcext:value-type="float">
            <text:p>265.44</text:p>
          </table:table-cell>
        </table:table-row>
        <table:table-row table:style-name="ro1">
          <table:table-cell office:value-type="float" office:value="5663588" calcext:value-type="float">
            <text:p>5663588</text:p>
          </table:table-cell>
          <table:table-cell table:formula="of:=[.A356]/1000/(60*60*24)" office:value-type="time" office:time-value="PT01H34M23.588S" calcext:value-type="time">
            <text:p>01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4.86" calcext:value-type="float">
            <text:p>204.86</text:p>
          </table:table-cell>
          <table:table-cell office:value-type="float" office:value="266.13" calcext:value-type="float">
            <text:p>266.13</text:p>
          </table:table-cell>
        </table:table-row>
        <table:table-row table:style-name="ro1">
          <table:table-cell office:value-type="float" office:value="5679588" calcext:value-type="float">
            <text:p>5679588</text:p>
          </table:table-cell>
          <table:table-cell table:formula="of:=[.A357]/1000/(60*60*24)" office:value-type="time" office:time-value="PT01H34M39.588S" calcext:value-type="time">
            <text:p>01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5.42" calcext:value-type="float">
            <text:p>205.42</text:p>
          </table:table-cell>
          <table:table-cell office:value-type="float" office:value="266.81" calcext:value-type="float">
            <text:p>266.81</text:p>
          </table:table-cell>
        </table:table-row>
        <table:table-row table:style-name="ro1">
          <table:table-cell office:value-type="float" office:value="5695588" calcext:value-type="float">
            <text:p>5695588</text:p>
          </table:table-cell>
          <table:table-cell table:formula="of:=[.A358]/1000/(60*60*24)" office:value-type="time" office:time-value="PT01H34M55.588S" calcext:value-type="time">
            <text:p>01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5.97" calcext:value-type="float">
            <text:p>205.97</text:p>
          </table:table-cell>
          <table:table-cell office:value-type="float" office:value="267.5" calcext:value-type="float">
            <text:p>267.5</text:p>
          </table:table-cell>
        </table:table-row>
        <table:table-row table:style-name="ro1">
          <table:table-cell office:value-type="float" office:value="5711588" calcext:value-type="float">
            <text:p>5711588</text:p>
          </table:table-cell>
          <table:table-cell table:formula="of:=[.A359]/1000/(60*60*24)" office:value-type="time" office:time-value="PT01H35M11.588S" calcext:value-type="time">
            <text:p>01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6.53" calcext:value-type="float">
            <text:p>206.53</text:p>
          </table:table-cell>
          <table:table-cell office:value-type="float" office:value="268.19" calcext:value-type="float">
            <text:p>268.19</text:p>
          </table:table-cell>
        </table:table-row>
        <table:table-row table:style-name="ro1">
          <table:table-cell office:value-type="float" office:value="5727588" calcext:value-type="float">
            <text:p>5727588</text:p>
          </table:table-cell>
          <table:table-cell table:formula="of:=[.A360]/1000/(60*60*24)" office:value-type="time" office:time-value="PT01H35M27.588S" calcext:value-type="time">
            <text:p>01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7.08" calcext:value-type="float">
            <text:p>207.08</text:p>
          </table:table-cell>
          <table:table-cell office:value-type="float" office:value="268.88" calcext:value-type="float">
            <text:p>268.88</text:p>
          </table:table-cell>
        </table:table-row>
        <table:table-row table:style-name="ro1">
          <table:table-cell office:value-type="float" office:value="5743588" calcext:value-type="float">
            <text:p>5743588</text:p>
          </table:table-cell>
          <table:table-cell table:formula="of:=[.A361]/1000/(60*60*24)" office:value-type="time" office:time-value="PT01H35M43.588S" calcext:value-type="time">
            <text:p>01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7.64" calcext:value-type="float">
            <text:p>207.64</text:p>
          </table:table-cell>
          <table:table-cell office:value-type="float" office:value="269.57" calcext:value-type="float">
            <text:p>269.57</text:p>
          </table:table-cell>
        </table:table-row>
        <table:table-row table:style-name="ro1">
          <table:table-cell office:value-type="float" office:value="5759588" calcext:value-type="float">
            <text:p>5759588</text:p>
          </table:table-cell>
          <table:table-cell table:formula="of:=[.A362]/1000/(60*60*24)" office:value-type="time" office:time-value="PT01H35M59.588S" calcext:value-type="time">
            <text:p>01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8.19" calcext:value-type="float">
            <text:p>208.19</text:p>
          </table:table-cell>
          <table:table-cell office:value-type="float" office:value="270.25" calcext:value-type="float">
            <text:p>270.25</text:p>
          </table:table-cell>
        </table:table-row>
        <table:table-row table:style-name="ro1">
          <table:table-cell office:value-type="float" office:value="5775588" calcext:value-type="float">
            <text:p>5775588</text:p>
          </table:table-cell>
          <table:table-cell table:formula="of:=[.A363]/1000/(60*60*24)" office:value-type="time" office:time-value="PT01H36M15.588S" calcext:value-type="time">
            <text:p>01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8.75" calcext:value-type="float">
            <text:p>208.75</text:p>
          </table:table-cell>
          <table:table-cell office:value-type="float" office:value="270.94" calcext:value-type="float">
            <text:p>270.94</text:p>
          </table:table-cell>
        </table:table-row>
        <table:table-row table:style-name="ro1">
          <table:table-cell office:value-type="float" office:value="5791588" calcext:value-type="float">
            <text:p>5791588</text:p>
          </table:table-cell>
          <table:table-cell table:formula="of:=[.A364]/1000/(60*60*24)" office:value-type="time" office:time-value="PT01H36M31.588S" calcext:value-type="time">
            <text:p>01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9.3" calcext:value-type="float">
            <text:p>209.3</text:p>
          </table:table-cell>
          <table:table-cell office:value-type="float" office:value="271.63" calcext:value-type="float">
            <text:p>271.63</text:p>
          </table:table-cell>
        </table:table-row>
        <table:table-row table:style-name="ro1">
          <table:table-cell office:value-type="float" office:value="5807588" calcext:value-type="float">
            <text:p>5807588</text:p>
          </table:table-cell>
          <table:table-cell table:formula="of:=[.A365]/1000/(60*60*24)" office:value-type="time" office:time-value="PT01H36M47.588S" calcext:value-type="time">
            <text:p>01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9.85" calcext:value-type="float">
            <text:p>209.85</text:p>
          </table:table-cell>
          <table:table-cell office:value-type="float" office:value="272.32" calcext:value-type="float">
            <text:p>272.32</text:p>
          </table:table-cell>
        </table:table-row>
        <table:table-row table:style-name="ro1">
          <table:table-cell office:value-type="float" office:value="5823588" calcext:value-type="float">
            <text:p>5823588</text:p>
          </table:table-cell>
          <table:table-cell table:formula="of:=[.A366]/1000/(60*60*24)" office:value-type="time" office:time-value="PT01H37M03.588S" calcext:value-type="time">
            <text:p>01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0.41" calcext:value-type="float">
            <text:p>210.41</text:p>
          </table:table-cell>
          <table:table-cell office:value-type="float" office:value="273.01" calcext:value-type="float">
            <text:p>273.01</text:p>
          </table:table-cell>
        </table:table-row>
        <table:table-row table:style-name="ro1">
          <table:table-cell office:value-type="float" office:value="5839588" calcext:value-type="float">
            <text:p>5839588</text:p>
          </table:table-cell>
          <table:table-cell table:formula="of:=[.A367]/1000/(60*60*24)" office:value-type="time" office:time-value="PT01H37M19.588S" calcext:value-type="time">
            <text:p>01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0.96" calcext:value-type="float">
            <text:p>210.96</text:p>
          </table:table-cell>
          <table:table-cell office:value-type="float" office:value="273.69" calcext:value-type="float">
            <text:p>273.69</text:p>
          </table:table-cell>
        </table:table-row>
        <table:table-row table:style-name="ro1">
          <table:table-cell office:value-type="float" office:value="5855588" calcext:value-type="float">
            <text:p>5855588</text:p>
          </table:table-cell>
          <table:table-cell table:formula="of:=[.A368]/1000/(60*60*24)" office:value-type="time" office:time-value="PT01H37M35.588S" calcext:value-type="time">
            <text:p>01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1.52" calcext:value-type="float">
            <text:p>211.52</text:p>
          </table:table-cell>
          <table:table-cell office:value-type="float" office:value="274.38" calcext:value-type="float">
            <text:p>274.38</text:p>
          </table:table-cell>
        </table:table-row>
        <table:table-row table:style-name="ro1">
          <table:table-cell office:value-type="float" office:value="5871588" calcext:value-type="float">
            <text:p>5871588</text:p>
          </table:table-cell>
          <table:table-cell table:formula="of:=[.A369]/1000/(60*60*24)" office:value-type="time" office:time-value="PT01H37M51.588S" calcext:value-type="time">
            <text:p>01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2.07" calcext:value-type="float">
            <text:p>212.07</text:p>
          </table:table-cell>
          <table:table-cell office:value-type="float" office:value="275.07" calcext:value-type="float">
            <text:p>275.07</text:p>
          </table:table-cell>
        </table:table-row>
        <table:table-row table:style-name="ro1">
          <table:table-cell office:value-type="float" office:value="5887588" calcext:value-type="float">
            <text:p>5887588</text:p>
          </table:table-cell>
          <table:table-cell table:formula="of:=[.A370]/1000/(60*60*24)" office:value-type="time" office:time-value="PT01H38M07.588S" calcext:value-type="time">
            <text:p>01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2.62" calcext:value-type="float">
            <text:p>212.62</text:p>
          </table:table-cell>
          <table:table-cell office:value-type="float" office:value="275.76" calcext:value-type="float">
            <text:p>275.76</text:p>
          </table:table-cell>
        </table:table-row>
        <table:table-row table:style-name="ro1">
          <table:table-cell office:value-type="float" office:value="5903588" calcext:value-type="float">
            <text:p>5903588</text:p>
          </table:table-cell>
          <table:table-cell table:formula="of:=[.A371]/1000/(60*60*24)" office:value-type="time" office:time-value="PT01H38M23.588S" calcext:value-type="time">
            <text:p>01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3.18" calcext:value-type="float">
            <text:p>213.18</text:p>
          </table:table-cell>
          <table:table-cell office:value-type="float" office:value="276.44" calcext:value-type="float">
            <text:p>276.44</text:p>
          </table:table-cell>
        </table:table-row>
        <table:table-row table:style-name="ro1">
          <table:table-cell office:value-type="float" office:value="5919588" calcext:value-type="float">
            <text:p>5919588</text:p>
          </table:table-cell>
          <table:table-cell table:formula="of:=[.A372]/1000/(60*60*24)" office:value-type="time" office:time-value="PT01H38M39.588S" calcext:value-type="time">
            <text:p>01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3.73" calcext:value-type="float">
            <text:p>213.73</text:p>
          </table:table-cell>
          <table:table-cell office:value-type="float" office:value="277.13" calcext:value-type="float">
            <text:p>277.13</text:p>
          </table:table-cell>
        </table:table-row>
        <table:table-row table:style-name="ro1">
          <table:table-cell office:value-type="float" office:value="5935588" calcext:value-type="float">
            <text:p>5935588</text:p>
          </table:table-cell>
          <table:table-cell table:formula="of:=[.A373]/1000/(60*60*24)" office:value-type="time" office:time-value="PT01H38M55.588S" calcext:value-type="time">
            <text:p>01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4.29" calcext:value-type="float">
            <text:p>214.29</text:p>
          </table:table-cell>
          <table:table-cell office:value-type="float" office:value="277.82" calcext:value-type="float">
            <text:p>277.82</text:p>
          </table:table-cell>
        </table:table-row>
        <table:table-row table:style-name="ro1">
          <table:table-cell office:value-type="float" office:value="5951588" calcext:value-type="float">
            <text:p>5951588</text:p>
          </table:table-cell>
          <table:table-cell table:formula="of:=[.A374]/1000/(60*60*24)" office:value-type="time" office:time-value="PT01H39M11.588S" calcext:value-type="time">
            <text:p>01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4.84" calcext:value-type="float">
            <text:p>214.84</text:p>
          </table:table-cell>
          <table:table-cell office:value-type="float" office:value="278.5" calcext:value-type="float">
            <text:p>278.5</text:p>
          </table:table-cell>
        </table:table-row>
        <table:table-row table:style-name="ro1">
          <table:table-cell office:value-type="float" office:value="5967588" calcext:value-type="float">
            <text:p>5967588</text:p>
          </table:table-cell>
          <table:table-cell table:formula="of:=[.A375]/1000/(60*60*24)" office:value-type="time" office:time-value="PT01H39M27.588S" calcext:value-type="time">
            <text:p>01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5.39" calcext:value-type="float">
            <text:p>215.39</text:p>
          </table:table-cell>
          <table:table-cell office:value-type="float" office:value="279.19" calcext:value-type="float">
            <text:p>279.19</text:p>
          </table:table-cell>
        </table:table-row>
        <table:table-row table:style-name="ro1">
          <table:table-cell office:value-type="float" office:value="5983588" calcext:value-type="float">
            <text:p>5983588</text:p>
          </table:table-cell>
          <table:table-cell table:formula="of:=[.A376]/1000/(60*60*24)" office:value-type="time" office:time-value="PT01H39M43.588S" calcext:value-type="time">
            <text:p>01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5.95" calcext:value-type="float">
            <text:p>215.95</text:p>
          </table:table-cell>
          <table:table-cell office:value-type="float" office:value="279.88" calcext:value-type="float">
            <text:p>279.88</text:p>
          </table:table-cell>
        </table:table-row>
        <table:table-row table:style-name="ro1">
          <table:table-cell office:value-type="float" office:value="5999588" calcext:value-type="float">
            <text:p>5999588</text:p>
          </table:table-cell>
          <table:table-cell table:formula="of:=[.A377]/1000/(60*60*24)" office:value-type="time" office:time-value="PT01H39M59.588S" calcext:value-type="time">
            <text:p>01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6.5" calcext:value-type="float">
            <text:p>216.5</text:p>
          </table:table-cell>
          <table:table-cell office:value-type="float" office:value="280.57" calcext:value-type="float">
            <text:p>280.57</text:p>
          </table:table-cell>
        </table:table-row>
        <table:table-row table:style-name="ro1">
          <table:table-cell office:value-type="float" office:value="6015588" calcext:value-type="float">
            <text:p>6015588</text:p>
          </table:table-cell>
          <table:table-cell table:formula="of:=[.A378]/1000/(60*60*24)" office:value-type="time" office:time-value="PT01H40M15.588S" calcext:value-type="time">
            <text:p>01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7.06" calcext:value-type="float">
            <text:p>217.06</text:p>
          </table:table-cell>
          <table:table-cell office:value-type="float" office:value="281.25" calcext:value-type="float">
            <text:p>281.25</text:p>
          </table:table-cell>
        </table:table-row>
        <table:table-row table:style-name="ro1">
          <table:table-cell office:value-type="float" office:value="6031588" calcext:value-type="float">
            <text:p>6031588</text:p>
          </table:table-cell>
          <table:table-cell table:formula="of:=[.A379]/1000/(60*60*24)" office:value-type="time" office:time-value="PT01H40M31.588S" calcext:value-type="time">
            <text:p>01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7.61" calcext:value-type="float">
            <text:p>217.61</text:p>
          </table:table-cell>
          <table:table-cell office:value-type="float" office:value="281.94" calcext:value-type="float">
            <text:p>281.94</text:p>
          </table:table-cell>
        </table:table-row>
        <table:table-row table:style-name="ro1">
          <table:table-cell office:value-type="float" office:value="6047588" calcext:value-type="float">
            <text:p>6047588</text:p>
          </table:table-cell>
          <table:table-cell table:formula="of:=[.A380]/1000/(60*60*24)" office:value-type="time" office:time-value="PT01H40M47.588S" calcext:value-type="time">
            <text:p>01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8.16" calcext:value-type="float">
            <text:p>218.16</text:p>
          </table:table-cell>
          <table:table-cell office:value-type="float" office:value="282.63" calcext:value-type="float">
            <text:p>282.63</text:p>
          </table:table-cell>
        </table:table-row>
        <table:table-row table:style-name="ro1">
          <table:table-cell office:value-type="float" office:value="6063588" calcext:value-type="float">
            <text:p>6063588</text:p>
          </table:table-cell>
          <table:table-cell table:formula="of:=[.A381]/1000/(60*60*24)" office:value-type="time" office:time-value="PT01H41M03.588S" calcext:value-type="time">
            <text:p>01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8.72" calcext:value-type="float">
            <text:p>218.72</text:p>
          </table:table-cell>
          <table:table-cell office:value-type="float" office:value="283.31" calcext:value-type="float">
            <text:p>283.31</text:p>
          </table:table-cell>
        </table:table-row>
        <table:table-row table:style-name="ro1">
          <table:table-cell office:value-type="float" office:value="6079588" calcext:value-type="float">
            <text:p>6079588</text:p>
          </table:table-cell>
          <table:table-cell table:formula="of:=[.A382]/1000/(60*60*24)" office:value-type="time" office:time-value="PT01H41M19.588S" calcext:value-type="time">
            <text:p>01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9.27" calcext:value-type="float">
            <text:p>219.2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095588" calcext:value-type="float">
            <text:p>6095588</text:p>
          </table:table-cell>
          <table:table-cell table:formula="of:=[.A383]/1000/(60*60*24)" office:value-type="time" office:time-value="PT01H41M35.588S" calcext:value-type="time">
            <text:p>01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9.82" calcext:value-type="float">
            <text:p>219.82</text:p>
          </table:table-cell>
          <table:table-cell office:value-type="float" office:value="284.69" calcext:value-type="float">
            <text:p>284.69</text:p>
          </table:table-cell>
        </table:table-row>
        <table:table-row table:style-name="ro1">
          <table:table-cell office:value-type="float" office:value="6111588" calcext:value-type="float">
            <text:p>6111588</text:p>
          </table:table-cell>
          <table:table-cell table:formula="of:=[.A384]/1000/(60*60*24)" office:value-type="time" office:time-value="PT01H41M51.588S" calcext:value-type="time">
            <text:p>01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0.38" calcext:value-type="float">
            <text:p>220.38</text:p>
          </table:table-cell>
          <table:table-cell office:value-type="float" office:value="285.37" calcext:value-type="float">
            <text:p>285.37</text:p>
          </table:table-cell>
        </table:table-row>
        <table:table-row table:style-name="ro1">
          <table:table-cell office:value-type="float" office:value="6127588" calcext:value-type="float">
            <text:p>6127588</text:p>
          </table:table-cell>
          <table:table-cell table:formula="of:=[.A385]/1000/(60*60*24)" office:value-type="time" office:time-value="PT01H42M07.588S" calcext:value-type="time">
            <text:p>01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0.93" calcext:value-type="float">
            <text:p>220.93</text:p>
          </table:table-cell>
          <table:table-cell office:value-type="float" office:value="286.06" calcext:value-type="float">
            <text:p>286.06</text:p>
          </table:table-cell>
        </table:table-row>
        <table:table-row table:style-name="ro1">
          <table:table-cell office:value-type="float" office:value="6143588" calcext:value-type="float">
            <text:p>6143588</text:p>
          </table:table-cell>
          <table:table-cell table:formula="of:=[.A386]/1000/(60*60*24)" office:value-type="time" office:time-value="PT01H42M23.588S" calcext:value-type="time">
            <text:p>01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1.48" calcext:value-type="float">
            <text:p>221.48</text:p>
          </table:table-cell>
          <table:table-cell office:value-type="float" office:value="286.74" calcext:value-type="float">
            <text:p>286.74</text:p>
          </table:table-cell>
        </table:table-row>
        <table:table-row table:style-name="ro1">
          <table:table-cell office:value-type="float" office:value="6159588" calcext:value-type="float">
            <text:p>6159588</text:p>
          </table:table-cell>
          <table:table-cell table:formula="of:=[.A387]/1000/(60*60*24)" office:value-type="time" office:time-value="PT01H42M39.588S" calcext:value-type="time">
            <text:p>01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222.04" calcext:value-type="float">
            <text:p>222.04</text:p>
          </table:table-cell>
          <table:table-cell office:value-type="float" office:value="287.43" calcext:value-type="float">
            <text:p>287.43</text:p>
          </table:table-cell>
        </table:table-row>
        <table:table-row table:style-name="ro1">
          <table:table-cell office:value-type="float" office:value="6175588" calcext:value-type="float">
            <text:p>6175588</text:p>
          </table:table-cell>
          <table:table-cell table:formula="of:=[.A388]/1000/(60*60*24)" office:value-type="time" office:time-value="PT01H42M55.588S" calcext:value-type="time">
            <text:p>01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2.59" calcext:value-type="float">
            <text:p>222.59</text:p>
          </table:table-cell>
          <table:table-cell office:value-type="float" office:value="288.12" calcext:value-type="float">
            <text:p>288.12</text:p>
          </table:table-cell>
        </table:table-row>
        <table:table-row table:style-name="ro1">
          <table:table-cell office:value-type="float" office:value="6191588" calcext:value-type="float">
            <text:p>6191588</text:p>
          </table:table-cell>
          <table:table-cell table:formula="of:=[.A389]/1000/(60*60*24)" office:value-type="time" office:time-value="PT01H43M11.588S" calcext:value-type="time">
            <text:p>01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3.14" calcext:value-type="float">
            <text:p>223.14</text:p>
          </table:table-cell>
          <table:table-cell office:value-type="float" office:value="288.8" calcext:value-type="float">
            <text:p>288.8</text:p>
          </table:table-cell>
        </table:table-row>
        <table:table-row table:style-name="ro1">
          <table:table-cell office:value-type="float" office:value="6207588" calcext:value-type="float">
            <text:p>6207588</text:p>
          </table:table-cell>
          <table:table-cell table:formula="of:=[.A390]/1000/(60*60*24)" office:value-type="time" office:time-value="PT01H43M27.588S" calcext:value-type="time">
            <text:p>01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3.7" calcext:value-type="float">
            <text:p>223.7</text:p>
          </table:table-cell>
          <table:table-cell office:value-type="float" office:value="289.49" calcext:value-type="float">
            <text:p>289.49</text:p>
          </table:table-cell>
        </table:table-row>
        <table:table-row table:style-name="ro1">
          <table:table-cell office:value-type="float" office:value="6223588" calcext:value-type="float">
            <text:p>6223588</text:p>
          </table:table-cell>
          <table:table-cell table:formula="of:=[.A391]/1000/(60*60*24)" office:value-type="time" office:time-value="PT01H43M43.588S" calcext:value-type="time">
            <text:p>01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4.25" calcext:value-type="float">
            <text:p>224.25</text:p>
          </table:table-cell>
          <table:table-cell office:value-type="float" office:value="290.17" calcext:value-type="float">
            <text:p>290.17</text:p>
          </table:table-cell>
        </table:table-row>
        <table:table-row table:style-name="ro1">
          <table:table-cell office:value-type="float" office:value="6239588" calcext:value-type="float">
            <text:p>6239588</text:p>
          </table:table-cell>
          <table:table-cell table:formula="of:=[.A392]/1000/(60*60*24)" office:value-type="time" office:time-value="PT01H43M59.588S" calcext:value-type="time">
            <text:p>01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4.8" calcext:value-type="float">
            <text:p>224.8</text:p>
          </table:table-cell>
          <table:table-cell office:value-type="float" office:value="290.86" calcext:value-type="float">
            <text:p>290.86</text:p>
          </table:table-cell>
        </table:table-row>
        <table:table-row table:style-name="ro1">
          <table:table-cell office:value-type="float" office:value="6255588" calcext:value-type="float">
            <text:p>6255588</text:p>
          </table:table-cell>
          <table:table-cell table:formula="of:=[.A393]/1000/(60*60*24)" office:value-type="time" office:time-value="PT01H44M15.588S" calcext:value-type="time">
            <text:p>01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5.36" calcext:value-type="float">
            <text:p>225.36</text:p>
          </table:table-cell>
          <table:table-cell office:value-type="float" office:value="291.54" calcext:value-type="float">
            <text:p>291.54</text:p>
          </table:table-cell>
        </table:table-row>
        <table:table-row table:style-name="ro1">
          <table:table-cell office:value-type="float" office:value="6271588" calcext:value-type="float">
            <text:p>6271588</text:p>
          </table:table-cell>
          <table:table-cell table:formula="of:=[.A394]/1000/(60*60*24)" office:value-type="time" office:time-value="PT01H44M31.588S" calcext:value-type="time">
            <text:p>01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5.91" calcext:value-type="float">
            <text:p>225.91</text:p>
          </table:table-cell>
          <table:table-cell office:value-type="float" office:value="292.23" calcext:value-type="float">
            <text:p>292.23</text:p>
          </table:table-cell>
        </table:table-row>
        <table:table-row table:style-name="ro1">
          <table:table-cell office:value-type="float" office:value="6287588" calcext:value-type="float">
            <text:p>6287588</text:p>
          </table:table-cell>
          <table:table-cell table:formula="of:=[.A395]/1000/(60*60*24)" office:value-type="time" office:time-value="PT01H44M47.588S" calcext:value-type="time">
            <text:p>01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6.46" calcext:value-type="float">
            <text:p>226.46</text:p>
          </table:table-cell>
          <table:table-cell office:value-type="float" office:value="292.91" calcext:value-type="float">
            <text:p>292.91</text:p>
          </table:table-cell>
        </table:table-row>
        <table:table-row table:style-name="ro1">
          <table:table-cell office:value-type="float" office:value="6303588" calcext:value-type="float">
            <text:p>6303588</text:p>
          </table:table-cell>
          <table:table-cell table:formula="of:=[.A396]/1000/(60*60*24)" office:value-type="time" office:time-value="PT01H45M03.588S" calcext:value-type="time">
            <text:p>01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7.02" calcext:value-type="float">
            <text:p>227.02</text:p>
          </table:table-cell>
          <table:table-cell office:value-type="float" office:value="293.6" calcext:value-type="float">
            <text:p>293.6</text:p>
          </table:table-cell>
        </table:table-row>
        <table:table-row table:style-name="ro1">
          <table:table-cell office:value-type="float" office:value="6319588" calcext:value-type="float">
            <text:p>6319588</text:p>
          </table:table-cell>
          <table:table-cell table:formula="of:=[.A397]/1000/(60*60*24)" office:value-type="time" office:time-value="PT01H45M19.588S" calcext:value-type="time">
            <text:p>01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7.57" calcext:value-type="float">
            <text:p>227.57</text:p>
          </table:table-cell>
          <table:table-cell office:value-type="float" office:value="294.28" calcext:value-type="float">
            <text:p>294.28</text:p>
          </table:table-cell>
        </table:table-row>
        <table:table-row table:style-name="ro1">
          <table:table-cell office:value-type="float" office:value="6335588" calcext:value-type="float">
            <text:p>6335588</text:p>
          </table:table-cell>
          <table:table-cell table:formula="of:=[.A398]/1000/(60*60*24)" office:value-type="time" office:time-value="PT01H45M35.588S" calcext:value-type="time">
            <text:p>01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8.12" calcext:value-type="float">
            <text:p>228.12</text:p>
          </table:table-cell>
          <table:table-cell office:value-type="float" office:value="294.97" calcext:value-type="float">
            <text:p>294.97</text:p>
          </table:table-cell>
        </table:table-row>
        <table:table-row table:style-name="ro1">
          <table:table-cell office:value-type="float" office:value="6351588" calcext:value-type="float">
            <text:p>6351588</text:p>
          </table:table-cell>
          <table:table-cell table:formula="of:=[.A399]/1000/(60*60*24)" office:value-type="time" office:time-value="PT01H45M51.588S" calcext:value-type="time">
            <text:p>01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8.67" calcext:value-type="float">
            <text:p>228.67</text:p>
          </table:table-cell>
          <table:table-cell office:value-type="float" office:value="295.65" calcext:value-type="float">
            <text:p>295.65</text:p>
          </table:table-cell>
        </table:table-row>
        <table:table-row table:style-name="ro1">
          <table:table-cell office:value-type="float" office:value="6367588" calcext:value-type="float">
            <text:p>6367588</text:p>
          </table:table-cell>
          <table:table-cell table:formula="of:=[.A400]/1000/(60*60*24)" office:value-type="time" office:time-value="PT01H46M07.588S" calcext:value-type="time">
            <text:p>01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9.23" calcext:value-type="float">
            <text:p>229.23</text:p>
          </table:table-cell>
          <table:table-cell office:value-type="float" office:value="296.33" calcext:value-type="float">
            <text:p>296.33</text:p>
          </table:table-cell>
        </table:table-row>
        <table:table-row table:style-name="ro1">
          <table:table-cell office:value-type="float" office:value="6383588" calcext:value-type="float">
            <text:p>6383588</text:p>
          </table:table-cell>
          <table:table-cell table:formula="of:=[.A401]/1000/(60*60*24)" office:value-type="time" office:time-value="PT01H46M23.588S" calcext:value-type="time">
            <text:p>01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9.78" calcext:value-type="float">
            <text:p>229.78</text:p>
          </table:table-cell>
          <table:table-cell office:value-type="float" office:value="297.02" calcext:value-type="float">
            <text:p>297.02</text:p>
          </table:table-cell>
        </table:table-row>
        <table:table-row table:style-name="ro1">
          <table:table-cell office:value-type="float" office:value="6399588" calcext:value-type="float">
            <text:p>6399588</text:p>
          </table:table-cell>
          <table:table-cell table:formula="of:=[.A402]/1000/(60*60*24)" office:value-type="time" office:time-value="PT01H46M39.588S" calcext:value-type="time">
            <text:p>01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0.33" calcext:value-type="float">
            <text:p>230.33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6415588" calcext:value-type="float">
            <text:p>6415588</text:p>
          </table:table-cell>
          <table:table-cell table:formula="of:=[.A403]/1000/(60*60*24)" office:value-type="time" office:time-value="PT01H46M55.588S" calcext:value-type="time">
            <text:p>01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0.89" calcext:value-type="float">
            <text:p>230.89</text:p>
          </table:table-cell>
          <table:table-cell office:value-type="float" office:value="298.39" calcext:value-type="float">
            <text:p>298.39</text:p>
          </table:table-cell>
        </table:table-row>
        <table:table-row table:style-name="ro1">
          <table:table-cell office:value-type="float" office:value="6431588" calcext:value-type="float">
            <text:p>6431588</text:p>
          </table:table-cell>
          <table:table-cell table:formula="of:=[.A404]/1000/(60*60*24)" office:value-type="time" office:time-value="PT01H47M11.588S" calcext:value-type="time">
            <text:p>01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1.44" calcext:value-type="float">
            <text:p>231.44</text:p>
          </table:table-cell>
          <table:table-cell office:value-type="float" office:value="299.07" calcext:value-type="float">
            <text:p>299.07</text:p>
          </table:table-cell>
        </table:table-row>
        <table:table-row table:style-name="ro1">
          <table:table-cell office:value-type="float" office:value="6447588" calcext:value-type="float">
            <text:p>6447588</text:p>
          </table:table-cell>
          <table:table-cell table:formula="of:=[.A405]/1000/(60*60*24)" office:value-type="time" office:time-value="PT01H47M27.588S" calcext:value-type="time">
            <text:p>01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1.99" calcext:value-type="float">
            <text:p>231.99</text:p>
          </table:table-cell>
          <table:table-cell office:value-type="float" office:value="299.76" calcext:value-type="float">
            <text:p>299.76</text:p>
          </table:table-cell>
        </table:table-row>
        <table:table-row table:style-name="ro1">
          <table:table-cell office:value-type="float" office:value="6463588" calcext:value-type="float">
            <text:p>6463588</text:p>
          </table:table-cell>
          <table:table-cell table:formula="of:=[.A406]/1000/(60*60*24)" office:value-type="time" office:time-value="PT01H47M43.588S" calcext:value-type="time">
            <text:p>01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2.54" calcext:value-type="float">
            <text:p>232.54</text:p>
          </table:table-cell>
          <table:table-cell office:value-type="float" office:value="300.44" calcext:value-type="float">
            <text:p>300.44</text:p>
          </table:table-cell>
        </table:table-row>
        <table:table-row table:style-name="ro1">
          <table:table-cell office:value-type="float" office:value="6479588" calcext:value-type="float">
            <text:p>6479588</text:p>
          </table:table-cell>
          <table:table-cell table:formula="of:=[.A407]/1000/(60*60*24)" office:value-type="time" office:time-value="PT01H47M59.588S" calcext:value-type="time">
            <text:p>01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3.1" calcext:value-type="float">
            <text:p>233.1</text:p>
          </table:table-cell>
          <table:table-cell office:value-type="float" office:value="301.12" calcext:value-type="float">
            <text:p>301.12</text:p>
          </table:table-cell>
        </table:table-row>
        <table:table-row table:style-name="ro1">
          <table:table-cell office:value-type="float" office:value="6495588" calcext:value-type="float">
            <text:p>6495588</text:p>
          </table:table-cell>
          <table:table-cell table:formula="of:=[.A408]/1000/(60*60*24)" office:value-type="time" office:time-value="PT01H48M15.588S" calcext:value-type="time">
            <text:p>01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3.65" calcext:value-type="float">
            <text:p>233.65</text:p>
          </table:table-cell>
          <table:table-cell office:value-type="float" office:value="301.81" calcext:value-type="float">
            <text:p>301.81</text:p>
          </table:table-cell>
        </table:table-row>
        <table:table-row table:style-name="ro1">
          <table:table-cell office:value-type="float" office:value="6511588" calcext:value-type="float">
            <text:p>6511588</text:p>
          </table:table-cell>
          <table:table-cell table:formula="of:=[.A409]/1000/(60*60*24)" office:value-type="time" office:time-value="PT01H48M31.588S" calcext:value-type="time">
            <text:p>01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4.2" calcext:value-type="float">
            <text:p>234.2</text:p>
          </table:table-cell>
          <table:table-cell office:value-type="float" office:value="302.49" calcext:value-type="float">
            <text:p>302.49</text:p>
          </table:table-cell>
        </table:table-row>
        <table:table-row table:style-name="ro1">
          <table:table-cell office:value-type="float" office:value="6527588" calcext:value-type="float">
            <text:p>6527588</text:p>
          </table:table-cell>
          <table:table-cell table:formula="of:=[.A410]/1000/(60*60*24)" office:value-type="time" office:time-value="PT01H48M47.588S" calcext:value-type="time">
            <text:p>01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4.76" calcext:value-type="float">
            <text:p>234.76</text:p>
          </table:table-cell>
          <table:table-cell office:value-type="float" office:value="303.17" calcext:value-type="float">
            <text:p>303.17</text:p>
          </table:table-cell>
        </table:table-row>
        <table:table-row table:style-name="ro1">
          <table:table-cell office:value-type="float" office:value="6543588" calcext:value-type="float">
            <text:p>6543588</text:p>
          </table:table-cell>
          <table:table-cell table:formula="of:=[.A411]/1000/(60*60*24)" office:value-type="time" office:time-value="PT01H49M03.588S" calcext:value-type="time">
            <text:p>01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5.31" calcext:value-type="float">
            <text:p>235.31</text:p>
          </table:table-cell>
          <table:table-cell office:value-type="float" office:value="303.86" calcext:value-type="float">
            <text:p>303.86</text:p>
          </table:table-cell>
        </table:table-row>
        <table:table-row table:style-name="ro1">
          <table:table-cell office:value-type="float" office:value="6559588" calcext:value-type="float">
            <text:p>6559588</text:p>
          </table:table-cell>
          <table:table-cell table:formula="of:=[.A412]/1000/(60*60*24)" office:value-type="time" office:time-value="PT01H49M19.588S" calcext:value-type="time">
            <text:p>01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5.86" calcext:value-type="float">
            <text:p>235.86</text:p>
          </table:table-cell>
          <table:table-cell office:value-type="float" office:value="304.54" calcext:value-type="float">
            <text:p>304.54</text:p>
          </table:table-cell>
        </table:table-row>
        <table:table-row table:style-name="ro1">
          <table:table-cell office:value-type="float" office:value="6575588" calcext:value-type="float">
            <text:p>6575588</text:p>
          </table:table-cell>
          <table:table-cell table:formula="of:=[.A413]/1000/(60*60*24)" office:value-type="time" office:time-value="PT01H49M35.588S" calcext:value-type="time">
            <text:p>01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6.41" calcext:value-type="float">
            <text:p>236.41</text:p>
          </table:table-cell>
          <table:table-cell office:value-type="float" office:value="305.22" calcext:value-type="float">
            <text:p>305.22</text:p>
          </table:table-cell>
        </table:table-row>
        <table:table-row table:style-name="ro1">
          <table:table-cell office:value-type="float" office:value="6591588" calcext:value-type="float">
            <text:p>6591588</text:p>
          </table:table-cell>
          <table:table-cell table:formula="of:=[.A414]/1000/(60*60*24)" office:value-type="time" office:time-value="PT01H49M51.588S" calcext:value-type="time">
            <text:p>01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6.97" calcext:value-type="float">
            <text:p>236.97</text:p>
          </table:table-cell>
          <table:table-cell office:value-type="float" office:value="305.91" calcext:value-type="float">
            <text:p>305.91</text:p>
          </table:table-cell>
        </table:table-row>
        <table:table-row table:style-name="ro1">
          <table:table-cell office:value-type="float" office:value="6607588" calcext:value-type="float">
            <text:p>6607588</text:p>
          </table:table-cell>
          <table:table-cell table:formula="of:=[.A415]/1000/(60*60*24)" office:value-type="time" office:time-value="PT01H50M07.588S" calcext:value-type="time">
            <text:p>01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7.52" calcext:value-type="float">
            <text:p>237.52</text:p>
          </table:table-cell>
          <table:table-cell office:value-type="float" office:value="306.59" calcext:value-type="float">
            <text:p>306.59</text:p>
          </table:table-cell>
        </table:table-row>
        <table:table-row table:style-name="ro1">
          <table:table-cell office:value-type="float" office:value="6623588" calcext:value-type="float">
            <text:p>6623588</text:p>
          </table:table-cell>
          <table:table-cell table:formula="of:=[.A416]/1000/(60*60*24)" office:value-type="time" office:time-value="PT01H50M23.588S" calcext:value-type="time">
            <text:p>01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8.07" calcext:value-type="float">
            <text:p>238.07</text:p>
          </table:table-cell>
          <table:table-cell office:value-type="float" office:value="307.27" calcext:value-type="float">
            <text:p>307.27</text:p>
          </table:table-cell>
        </table:table-row>
        <table:table-row table:style-name="ro1">
          <table:table-cell office:value-type="float" office:value="6639588" calcext:value-type="float">
            <text:p>6639588</text:p>
          </table:table-cell>
          <table:table-cell table:formula="of:=[.A417]/1000/(60*60*24)" office:value-type="time" office:time-value="PT01H50M39.588S" calcext:value-type="time">
            <text:p>01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8.62" calcext:value-type="float">
            <text:p>238.62</text:p>
          </table:table-cell>
          <table:table-cell office:value-type="float" office:value="307.96" calcext:value-type="float">
            <text:p>307.96</text:p>
          </table:table-cell>
        </table:table-row>
        <table:table-row table:style-name="ro1">
          <table:table-cell office:value-type="float" office:value="6655588" calcext:value-type="float">
            <text:p>6655588</text:p>
          </table:table-cell>
          <table:table-cell table:formula="of:=[.A418]/1000/(60*60*24)" office:value-type="time" office:time-value="PT01H50M55.588S" calcext:value-type="time">
            <text:p>01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9.18" calcext:value-type="float">
            <text:p>239.18</text:p>
          </table:table-cell>
          <table:table-cell office:value-type="float" office:value="308.64" calcext:value-type="float">
            <text:p>308.64</text:p>
          </table:table-cell>
        </table:table-row>
        <table:table-row table:style-name="ro1">
          <table:table-cell office:value-type="float" office:value="6671588" calcext:value-type="float">
            <text:p>6671588</text:p>
          </table:table-cell>
          <table:table-cell table:formula="of:=[.A419]/1000/(60*60*24)" office:value-type="time" office:time-value="PT01H51M11.588S" calcext:value-type="time">
            <text:p>01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9.73" calcext:value-type="float">
            <text:p>239.73</text:p>
          </table:table-cell>
          <table:table-cell office:value-type="float" office:value="309.32" calcext:value-type="float">
            <text:p>309.32</text:p>
          </table:table-cell>
        </table:table-row>
        <table:table-row table:style-name="ro1">
          <table:table-cell office:value-type="float" office:value="6687588" calcext:value-type="float">
            <text:p>6687588</text:p>
          </table:table-cell>
          <table:table-cell table:formula="of:=[.A420]/1000/(60*60*24)" office:value-type="time" office:time-value="PT01H51M27.588S" calcext:value-type="time">
            <text:p>01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0.28" calcext:value-type="float">
            <text:p>240.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703588" calcext:value-type="float">
            <text:p>6703588</text:p>
          </table:table-cell>
          <table:table-cell table:formula="of:=[.A421]/1000/(60*60*24)" office:value-type="time" office:time-value="PT01H51M43.588S" calcext:value-type="time">
            <text:p>01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0.83" calcext:value-type="float">
            <text:p>240.83</text:p>
          </table:table-cell>
          <table:table-cell office:value-type="float" office:value="310.69" calcext:value-type="float">
            <text:p>310.69</text:p>
          </table:table-cell>
        </table:table-row>
        <table:table-row table:style-name="ro1">
          <table:table-cell office:value-type="float" office:value="6719587" calcext:value-type="float">
            <text:p>6719587</text:p>
          </table:table-cell>
          <table:table-cell table:formula="of:=[.A422]/1000/(60*60*24)" office:value-type="time" office:time-value="PT01H51M59.587S" calcext:value-type="time">
            <text:p>01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1.39" calcext:value-type="float">
            <text:p>241.39</text:p>
          </table:table-cell>
          <table:table-cell office:value-type="float" office:value="311.37" calcext:value-type="float">
            <text:p>311.37</text:p>
          </table:table-cell>
        </table:table-row>
        <table:table-row table:style-name="ro1">
          <table:table-cell office:value-type="float" office:value="6735588" calcext:value-type="float">
            <text:p>6735588</text:p>
          </table:table-cell>
          <table:table-cell table:formula="of:=[.A423]/1000/(60*60*24)" office:value-type="time" office:time-value="PT01H52M15.588S" calcext:value-type="time">
            <text:p>01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1.94" calcext:value-type="float">
            <text:p>241.94</text:p>
          </table:table-cell>
          <table:table-cell office:value-type="float" office:value="312.05" calcext:value-type="float">
            <text:p>312.05</text:p>
          </table:table-cell>
        </table:table-row>
        <table:table-row table:style-name="ro1">
          <table:table-cell office:value-type="float" office:value="6751588" calcext:value-type="float">
            <text:p>6751588</text:p>
          </table:table-cell>
          <table:table-cell table:formula="of:=[.A424]/1000/(60*60*24)" office:value-type="time" office:time-value="PT01H52M31.588S" calcext:value-type="time">
            <text:p>01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2.49" calcext:value-type="float">
            <text:p>242.49</text:p>
          </table:table-cell>
          <table:table-cell office:value-type="float" office:value="312.74" calcext:value-type="float">
            <text:p>312.74</text:p>
          </table:table-cell>
        </table:table-row>
        <table:table-row table:style-name="ro1">
          <table:table-cell office:value-type="float" office:value="6767588" calcext:value-type="float">
            <text:p>6767588</text:p>
          </table:table-cell>
          <table:table-cell table:formula="of:=[.A425]/1000/(60*60*24)" office:value-type="time" office:time-value="PT01H52M47.588S" calcext:value-type="time">
            <text:p>01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3.04" calcext:value-type="float">
            <text:p>243.04</text:p>
          </table:table-cell>
          <table:table-cell office:value-type="float" office:value="313.42" calcext:value-type="float">
            <text:p>313.42</text:p>
          </table:table-cell>
        </table:table-row>
        <table:table-row table:style-name="ro1">
          <table:table-cell office:value-type="float" office:value="6783588" calcext:value-type="float">
            <text:p>6783588</text:p>
          </table:table-cell>
          <table:table-cell table:formula="of:=[.A426]/1000/(60*60*24)" office:value-type="time" office:time-value="PT01H53M03.588S" calcext:value-type="time">
            <text:p>01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3.6" calcext:value-type="float">
            <text:p>243.6</text:p>
          </table:table-cell>
          <table:table-cell office:value-type="float" office:value="314.1" calcext:value-type="float">
            <text:p>314.1</text:p>
          </table:table-cell>
        </table:table-row>
        <table:table-row table:style-name="ro1">
          <table:table-cell office:value-type="float" office:value="6799588" calcext:value-type="float">
            <text:p>6799588</text:p>
          </table:table-cell>
          <table:table-cell table:formula="of:=[.A427]/1000/(60*60*24)" office:value-type="time" office:time-value="PT01H53M19.588S" calcext:value-type="time">
            <text:p>01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4.15" calcext:value-type="float">
            <text:p>244.15</text:p>
          </table:table-cell>
          <table:table-cell office:value-type="float" office:value="314.78" calcext:value-type="float">
            <text:p>314.78</text:p>
          </table:table-cell>
        </table:table-row>
        <table:table-row table:style-name="ro1">
          <table:table-cell office:value-type="float" office:value="6815588" calcext:value-type="float">
            <text:p>6815588</text:p>
          </table:table-cell>
          <table:table-cell table:formula="of:=[.A428]/1000/(60*60*24)" office:value-type="time" office:time-value="PT01H53M35.588S" calcext:value-type="time">
            <text:p>01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4.7" calcext:value-type="float">
            <text:p>244.7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office:value-type="float" office:value="6831588" calcext:value-type="float">
            <text:p>6831588</text:p>
          </table:table-cell>
          <table:table-cell table:formula="of:=[.A429]/1000/(60*60*24)" office:value-type="time" office:time-value="PT01H53M51.588S" calcext:value-type="time">
            <text:p>01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5.25" calcext:value-type="float">
            <text:p>245.25</text:p>
          </table:table-cell>
          <table:table-cell office:value-type="float" office:value="316.15" calcext:value-type="float">
            <text:p>316.15</text:p>
          </table:table-cell>
        </table:table-row>
        <table:table-row table:style-name="ro1">
          <table:table-cell office:value-type="float" office:value="6847587" calcext:value-type="float">
            <text:p>6847587</text:p>
          </table:table-cell>
          <table:table-cell table:formula="of:=[.A430]/1000/(60*60*24)" office:value-type="time" office:time-value="PT01H54M07.587S" calcext:value-type="time">
            <text:p>01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5.8" calcext:value-type="float">
            <text:p>245.8</text:p>
          </table:table-cell>
          <table:table-cell office:value-type="float" office:value="316.83" calcext:value-type="float">
            <text:p>316.83</text:p>
          </table:table-cell>
        </table:table-row>
        <table:table-row table:style-name="ro1">
          <table:table-cell office:value-type="float" office:value="6863588" calcext:value-type="float">
            <text:p>6863588</text:p>
          </table:table-cell>
          <table:table-cell table:formula="of:=[.A431]/1000/(60*60*24)" office:value-type="time" office:time-value="PT01H54M23.588S" calcext:value-type="time">
            <text:p>01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6.36" calcext:value-type="float">
            <text:p>246.36</text:p>
          </table:table-cell>
          <table:table-cell office:value-type="float" office:value="317.52" calcext:value-type="float">
            <text:p>317.52</text:p>
          </table:table-cell>
        </table:table-row>
        <table:table-row table:style-name="ro1">
          <table:table-cell office:value-type="float" office:value="6879588" calcext:value-type="float">
            <text:p>6879588</text:p>
          </table:table-cell>
          <table:table-cell table:formula="of:=[.A432]/1000/(60*60*24)" office:value-type="time" office:time-value="PT01H54M39.588S" calcext:value-type="time">
            <text:p>01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6.91" calcext:value-type="float">
            <text:p>246.91</text:p>
          </table:table-cell>
          <table:table-cell office:value-type="float" office:value="318.2" calcext:value-type="float">
            <text:p>318.2</text:p>
          </table:table-cell>
        </table:table-row>
        <table:table-row table:style-name="ro1">
          <table:table-cell office:value-type="float" office:value="6895588" calcext:value-type="float">
            <text:p>6895588</text:p>
          </table:table-cell>
          <table:table-cell table:formula="of:=[.A433]/1000/(60*60*24)" office:value-type="time" office:time-value="PT01H54M55.588S" calcext:value-type="time">
            <text:p>01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7.46" calcext:value-type="float">
            <text:p>247.46</text:p>
          </table:table-cell>
          <table:table-cell office:value-type="float" office:value="318.88" calcext:value-type="float">
            <text:p>318.88</text:p>
          </table:table-cell>
        </table:table-row>
        <table:table-row table:style-name="ro1">
          <table:table-cell office:value-type="float" office:value="6911588" calcext:value-type="float">
            <text:p>6911588</text:p>
          </table:table-cell>
          <table:table-cell table:formula="of:=[.A434]/1000/(60*60*24)" office:value-type="time" office:time-value="PT01H55M11.588S" calcext:value-type="time">
            <text:p>01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8.01" calcext:value-type="float">
            <text:p>248.01</text:p>
          </table:table-cell>
          <table:table-cell office:value-type="float" office:value="319.56" calcext:value-type="float">
            <text:p>319.56</text:p>
          </table:table-cell>
        </table:table-row>
        <table:table-row table:style-name="ro1">
          <table:table-cell office:value-type="float" office:value="6927588" calcext:value-type="float">
            <text:p>6927588</text:p>
          </table:table-cell>
          <table:table-cell table:formula="of:=[.A435]/1000/(60*60*24)" office:value-type="time" office:time-value="PT01H55M27.588S" calcext:value-type="time">
            <text:p>01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8.56" calcext:value-type="float">
            <text:p>248.56</text:p>
          </table:table-cell>
          <table:table-cell office:value-type="float" office:value="320.25" calcext:value-type="float">
            <text:p>320.25</text:p>
          </table:table-cell>
        </table:table-row>
        <table:table-row table:style-name="ro1">
          <table:table-cell office:value-type="float" office:value="6943588" calcext:value-type="float">
            <text:p>6943588</text:p>
          </table:table-cell>
          <table:table-cell table:formula="of:=[.A436]/1000/(60*60*24)" office:value-type="time" office:time-value="PT01H55M43.588S" calcext:value-type="time">
            <text:p>01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9.12" calcext:value-type="float">
            <text:p>249.12</text:p>
          </table:table-cell>
          <table:table-cell office:value-type="float" office:value="320.93" calcext:value-type="float">
            <text:p>320.93</text:p>
          </table:table-cell>
        </table:table-row>
        <table:table-row table:style-name="ro1">
          <table:table-cell office:value-type="float" office:value="6959588" calcext:value-type="float">
            <text:p>6959588</text:p>
          </table:table-cell>
          <table:table-cell table:formula="of:=[.A437]/1000/(60*60*24)" office:value-type="time" office:time-value="PT01H55M59.588S" calcext:value-type="time">
            <text:p>01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9.67" calcext:value-type="float">
            <text:p>249.67</text:p>
          </table:table-cell>
          <table:table-cell office:value-type="float" office:value="321.61" calcext:value-type="float">
            <text:p>321.61</text:p>
          </table:table-cell>
        </table:table-row>
        <table:table-row table:style-name="ro1">
          <table:table-cell office:value-type="float" office:value="6975588" calcext:value-type="float">
            <text:p>6975588</text:p>
          </table:table-cell>
          <table:table-cell table:formula="of:=[.A438]/1000/(60*60*24)" office:value-type="time" office:time-value="PT01H56M15.588S" calcext:value-type="time">
            <text:p>01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0.22" calcext:value-type="float">
            <text:p>250.22</text:p>
          </table:table-cell>
          <table:table-cell office:value-type="float" office:value="322.29" calcext:value-type="float">
            <text:p>322.29</text:p>
          </table:table-cell>
        </table:table-row>
        <table:table-row table:style-name="ro1">
          <table:table-cell office:value-type="float" office:value="6991588" calcext:value-type="float">
            <text:p>6991588</text:p>
          </table:table-cell>
          <table:table-cell table:formula="of:=[.A439]/1000/(60*60*24)" office:value-type="time" office:time-value="PT01H56M31.588S" calcext:value-type="time">
            <text:p>01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0.77" calcext:value-type="float">
            <text:p>250.77</text:p>
          </table:table-cell>
          <table:table-cell office:value-type="float" office:value="322.98" calcext:value-type="float">
            <text:p>322.98</text:p>
          </table:table-cell>
        </table:table-row>
        <table:table-row table:style-name="ro1">
          <table:table-cell office:value-type="float" office:value="7007588" calcext:value-type="float">
            <text:p>7007588</text:p>
          </table:table-cell>
          <table:table-cell table:formula="of:=[.A440]/1000/(60*60*24)" office:value-type="time" office:time-value="PT01H56M47.588S" calcext:value-type="time">
            <text:p>01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1.32" calcext:value-type="float">
            <text:p>251.32</text:p>
          </table:table-cell>
          <table:table-cell office:value-type="float" office:value="323.66" calcext:value-type="float">
            <text:p>323.66</text:p>
          </table:table-cell>
        </table:table-row>
        <table:table-row table:style-name="ro1">
          <table:table-cell office:value-type="float" office:value="7023588" calcext:value-type="float">
            <text:p>7023588</text:p>
          </table:table-cell>
          <table:table-cell table:formula="of:=[.A441]/1000/(60*60*24)" office:value-type="time" office:time-value="PT01H57M03.588S" calcext:value-type="time">
            <text:p>01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1.88" calcext:value-type="float">
            <text:p>251.88</text:p>
          </table:table-cell>
          <table:table-cell office:value-type="float" office:value="324.34" calcext:value-type="float">
            <text:p>324.34</text:p>
          </table:table-cell>
        </table:table-row>
        <table:table-row table:style-name="ro1">
          <table:table-cell office:value-type="float" office:value="7039588" calcext:value-type="float">
            <text:p>7039588</text:p>
          </table:table-cell>
          <table:table-cell table:formula="of:=[.A442]/1000/(60*60*24)" office:value-type="time" office:time-value="PT01H57M19.588S" calcext:value-type="time">
            <text:p>01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2.43" calcext:value-type="float">
            <text:p>252.43</text:p>
          </table:table-cell>
          <table:table-cell office:value-type="float" office:value="325.02" calcext:value-type="float">
            <text:p>325.02</text:p>
          </table:table-cell>
        </table:table-row>
        <table:table-row table:style-name="ro1">
          <table:table-cell office:value-type="float" office:value="7055588" calcext:value-type="float">
            <text:p>7055588</text:p>
          </table:table-cell>
          <table:table-cell table:formula="of:=[.A443]/1000/(60*60*24)" office:value-type="time" office:time-value="PT01H57M35.588S" calcext:value-type="time">
            <text:p>01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2.98" calcext:value-type="float">
            <text:p>252.98</text:p>
          </table:table-cell>
          <table:table-cell office:value-type="float" office:value="325.71" calcext:value-type="float">
            <text:p>325.71</text:p>
          </table:table-cell>
        </table:table-row>
        <table:table-row table:style-name="ro1">
          <table:table-cell office:value-type="float" office:value="7071588" calcext:value-type="float">
            <text:p>7071588</text:p>
          </table:table-cell>
          <table:table-cell table:formula="of:=[.A444]/1000/(60*60*24)" office:value-type="time" office:time-value="PT01H57M51.588S" calcext:value-type="time">
            <text:p>01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3.53" calcext:value-type="float">
            <text:p>253.53</text:p>
          </table:table-cell>
          <table:table-cell office:value-type="float" office:value="326.39" calcext:value-type="float">
            <text:p>326.39</text:p>
          </table:table-cell>
        </table:table-row>
        <table:table-row table:style-name="ro1">
          <table:table-cell office:value-type="float" office:value="7087588" calcext:value-type="float">
            <text:p>7087588</text:p>
          </table:table-cell>
          <table:table-cell table:formula="of:=[.A445]/1000/(60*60*24)" office:value-type="time" office:time-value="PT01H58M07.588S" calcext:value-type="time">
            <text:p>01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4.08" calcext:value-type="float">
            <text:p>254.08</text:p>
          </table:table-cell>
          <table:table-cell office:value-type="float" office:value="327.07" calcext:value-type="float">
            <text:p>327.07</text:p>
          </table:table-cell>
        </table:table-row>
        <table:table-row table:style-name="ro1">
          <table:table-cell office:value-type="float" office:value="7103588" calcext:value-type="float">
            <text:p>7103588</text:p>
          </table:table-cell>
          <table:table-cell table:formula="of:=[.A446]/1000/(60*60*24)" office:value-type="time" office:time-value="PT01H58M23.588S" calcext:value-type="time">
            <text:p>01:5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254.63" calcext:value-type="float">
            <text:p>254.63</text:p>
          </table:table-cell>
          <table:table-cell office:value-type="float" office:value="327.75" calcext:value-type="float">
            <text:p>327.75</text:p>
          </table:table-cell>
        </table:table-row>
        <table:table-row table:style-name="ro1">
          <table:table-cell office:value-type="float" office:value="7119588" calcext:value-type="float">
            <text:p>7119588</text:p>
          </table:table-cell>
          <table:table-cell table:formula="of:=[.A447]/1000/(60*60*24)" office:value-type="time" office:time-value="PT01H58M39.588S" calcext:value-type="time">
            <text:p>01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5.19" calcext:value-type="float">
            <text:p>255.19</text:p>
          </table:table-cell>
          <table:table-cell office:value-type="float" office:value="328.43" calcext:value-type="float">
            <text:p>328.43</text:p>
          </table:table-cell>
        </table:table-row>
        <table:table-row table:style-name="ro1">
          <table:table-cell office:value-type="float" office:value="7135588" calcext:value-type="float">
            <text:p>7135588</text:p>
          </table:table-cell>
          <table:table-cell table:formula="of:=[.A448]/1000/(60*60*24)" office:value-type="time" office:time-value="PT01H58M55.588S" calcext:value-type="time">
            <text:p>01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5.74" calcext:value-type="float">
            <text:p>255.74</text:p>
          </table:table-cell>
          <table:table-cell office:value-type="float" office:value="329.12" calcext:value-type="float">
            <text:p>329.12</text:p>
          </table:table-cell>
        </table:table-row>
        <table:table-row table:style-name="ro1">
          <table:table-cell office:value-type="float" office:value="7151588" calcext:value-type="float">
            <text:p>7151588</text:p>
          </table:table-cell>
          <table:table-cell table:formula="of:=[.A449]/1000/(60*60*24)" office:value-type="time" office:time-value="PT01H59M11.588S" calcext:value-type="time">
            <text:p>01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6.29" calcext:value-type="float">
            <text:p>256.29</text:p>
          </table:table-cell>
          <table:table-cell office:value-type="float" office:value="329.8" calcext:value-type="float">
            <text:p>329.8</text:p>
          </table:table-cell>
        </table:table-row>
        <table:table-row table:style-name="ro1">
          <table:table-cell office:value-type="float" office:value="7167588" calcext:value-type="float">
            <text:p>7167588</text:p>
          </table:table-cell>
          <table:table-cell table:formula="of:=[.A450]/1000/(60*60*24)" office:value-type="time" office:time-value="PT01H59M27.588S" calcext:value-type="time">
            <text:p>01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6.84" calcext:value-type="float">
            <text:p>256.84</text:p>
          </table:table-cell>
          <table:table-cell office:value-type="float" office:value="330.48" calcext:value-type="float">
            <text:p>330.48</text:p>
          </table:table-cell>
        </table:table-row>
        <table:table-row table:style-name="ro1">
          <table:table-cell office:value-type="float" office:value="7183588" calcext:value-type="float">
            <text:p>7183588</text:p>
          </table:table-cell>
          <table:table-cell table:formula="of:=[.A451]/1000/(60*60*24)" office:value-type="time" office:time-value="PT01H59M43.588S" calcext:value-type="time">
            <text:p>01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7.39" calcext:value-type="float">
            <text:p>257.39</text:p>
          </table:table-cell>
          <table:table-cell office:value-type="float" office:value="331.16" calcext:value-type="float">
            <text:p>331.16</text:p>
          </table:table-cell>
        </table:table-row>
        <table:table-row table:style-name="ro1">
          <table:table-cell office:value-type="float" office:value="7199588" calcext:value-type="float">
            <text:p>7199588</text:p>
          </table:table-cell>
          <table:table-cell table:formula="of:=[.A452]/1000/(60*60*24)" office:value-type="time" office:time-value="PT01H59M59.588S" calcext:value-type="time">
            <text:p>02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7.94" calcext:value-type="float">
            <text:p>257.94</text:p>
          </table:table-cell>
          <table:table-cell office:value-type="float" office:value="331.84" calcext:value-type="float">
            <text:p>331.84</text:p>
          </table:table-cell>
        </table:table-row>
        <table:table-row table:style-name="ro1">
          <table:table-cell office:value-type="float" office:value="7215588" calcext:value-type="float">
            <text:p>7215588</text:p>
          </table:table-cell>
          <table:table-cell table:formula="of:=[.A453]/1000/(60*60*24)" office:value-type="time" office:time-value="PT02H00M15.588S" calcext:value-type="time">
            <text:p>02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8.5" calcext:value-type="float">
            <text:p>258.5</text:p>
          </table:table-cell>
          <table:table-cell office:value-type="float" office:value="332.53" calcext:value-type="float">
            <text:p>332.53</text:p>
          </table:table-cell>
        </table:table-row>
        <table:table-row table:style-name="ro1">
          <table:table-cell office:value-type="float" office:value="7231588" calcext:value-type="float">
            <text:p>7231588</text:p>
          </table:table-cell>
          <table:table-cell table:formula="of:=[.A454]/1000/(60*60*24)" office:value-type="time" office:time-value="PT02H00M31.588S" calcext:value-type="time">
            <text:p>02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9.05" calcext:value-type="float">
            <text:p>259.05</text:p>
          </table:table-cell>
          <table:table-cell office:value-type="float" office:value="333.21" calcext:value-type="float">
            <text:p>333.21</text:p>
          </table:table-cell>
        </table:table-row>
        <table:table-row table:style-name="ro1">
          <table:table-cell office:value-type="float" office:value="7247588" calcext:value-type="float">
            <text:p>7247588</text:p>
          </table:table-cell>
          <table:table-cell table:formula="of:=[.A455]/1000/(60*60*24)" office:value-type="time" office:time-value="PT02H00M47.588S" calcext:value-type="time">
            <text:p>02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9.6" calcext:value-type="float">
            <text:p>259.6</text:p>
          </table:table-cell>
          <table:table-cell office:value-type="float" office:value="333.89" calcext:value-type="float">
            <text:p>333.89</text:p>
          </table:table-cell>
        </table:table-row>
        <table:table-row table:style-name="ro1">
          <table:table-cell office:value-type="float" office:value="7263588" calcext:value-type="float">
            <text:p>7263588</text:p>
          </table:table-cell>
          <table:table-cell table:formula="of:=[.A456]/1000/(60*60*24)" office:value-type="time" office:time-value="PT02H01M03.588S" calcext:value-type="time">
            <text:p>02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0.15" calcext:value-type="float">
            <text:p>260.15</text:p>
          </table:table-cell>
          <table:table-cell office:value-type="float" office:value="334.57" calcext:value-type="float">
            <text:p>334.57</text:p>
          </table:table-cell>
        </table:table-row>
        <table:table-row table:style-name="ro1">
          <table:table-cell office:value-type="float" office:value="7279588" calcext:value-type="float">
            <text:p>7279588</text:p>
          </table:table-cell>
          <table:table-cell table:formula="of:=[.A457]/1000/(60*60*24)" office:value-type="time" office:time-value="PT02H01M19.588S" calcext:value-type="time">
            <text:p>02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0.7" calcext:value-type="float">
            <text:p>260.7</text:p>
          </table:table-cell>
          <table:table-cell office:value-type="float" office:value="335.25" calcext:value-type="float">
            <text:p>335.25</text:p>
          </table:table-cell>
        </table:table-row>
        <table:table-row table:style-name="ro1">
          <table:table-cell office:value-type="float" office:value="7295588" calcext:value-type="float">
            <text:p>7295588</text:p>
          </table:table-cell>
          <table:table-cell table:formula="of:=[.A458]/1000/(60*60*24)" office:value-type="time" office:time-value="PT02H01M35.588S" calcext:value-type="time">
            <text:p>02:0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1.25" calcext:value-type="float">
            <text:p>261.25</text:p>
          </table:table-cell>
          <table:table-cell office:value-type="float" office:value="335.93" calcext:value-type="float">
            <text:p>335.93</text:p>
          </table:table-cell>
        </table:table-row>
        <table:table-row table:style-name="ro1">
          <table:table-cell office:value-type="float" office:value="7311588" calcext:value-type="float">
            <text:p>7311588</text:p>
          </table:table-cell>
          <table:table-cell table:formula="of:=[.A459]/1000/(60*60*24)" office:value-type="time" office:time-value="PT02H01M51.588S" calcext:value-type="time">
            <text:p>02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1.81" calcext:value-type="float">
            <text:p>261.81</text:p>
          </table:table-cell>
          <table:table-cell office:value-type="float" office:value="336.62" calcext:value-type="float">
            <text:p>336.62</text:p>
          </table:table-cell>
        </table:table-row>
        <table:table-row table:style-name="ro1">
          <table:table-cell office:value-type="float" office:value="7327588" calcext:value-type="float">
            <text:p>7327588</text:p>
          </table:table-cell>
          <table:table-cell table:formula="of:=[.A460]/1000/(60*60*24)" office:value-type="time" office:time-value="PT02H02M07.588S" calcext:value-type="time">
            <text:p>02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2.36" calcext:value-type="float">
            <text:p>262.36</text:p>
          </table:table-cell>
          <table:table-cell office:value-type="float" office:value="337.3" calcext:value-type="float">
            <text:p>337.3</text:p>
          </table:table-cell>
        </table:table-row>
        <table:table-row table:style-name="ro1">
          <table:table-cell office:value-type="float" office:value="7343588" calcext:value-type="float">
            <text:p>7343588</text:p>
          </table:table-cell>
          <table:table-cell table:formula="of:=[.A461]/1000/(60*60*24)" office:value-type="time" office:time-value="PT02H02M23.588S" calcext:value-type="time">
            <text:p>02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2.91" calcext:value-type="float">
            <text:p>262.91</text:p>
          </table:table-cell>
          <table:table-cell office:value-type="float" office:value="337.98" calcext:value-type="float">
            <text:p>337.98</text:p>
          </table:table-cell>
        </table:table-row>
        <table:table-row table:style-name="ro1">
          <table:table-cell office:value-type="float" office:value="7359588" calcext:value-type="float">
            <text:p>7359588</text:p>
          </table:table-cell>
          <table:table-cell table:formula="of:=[.A462]/1000/(60*60*24)" office:value-type="time" office:time-value="PT02H02M39.588S" calcext:value-type="time">
            <text:p>02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3.46" calcext:value-type="float">
            <text:p>263.46</text:p>
          </table:table-cell>
          <table:table-cell office:value-type="float" office:value="338.66" calcext:value-type="float">
            <text:p>338.66</text:p>
          </table:table-cell>
        </table:table-row>
        <table:table-row table:style-name="ro1">
          <table:table-cell office:value-type="float" office:value="7375587" calcext:value-type="float">
            <text:p>7375587</text:p>
          </table:table-cell>
          <table:table-cell table:formula="of:=[.A463]/1000/(60*60*24)" office:value-type="time" office:time-value="PT02H02M55.587S" calcext:value-type="time">
            <text:p>02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4.01" calcext:value-type="float">
            <text:p>264.01</text:p>
          </table:table-cell>
          <table:table-cell office:value-type="float" office:value="339.34" calcext:value-type="float">
            <text:p>339.34</text:p>
          </table:table-cell>
        </table:table-row>
        <table:table-row table:style-name="ro1">
          <table:table-cell office:value-type="float" office:value="7391588" calcext:value-type="float">
            <text:p>7391588</text:p>
          </table:table-cell>
          <table:table-cell table:formula="of:=[.A464]/1000/(60*60*24)" office:value-type="time" office:time-value="PT02H03M11.588S" calcext:value-type="time">
            <text:p>02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4.56" calcext:value-type="float">
            <text:p>264.56</text:p>
          </table:table-cell>
          <table:table-cell office:value-type="float" office:value="340.02" calcext:value-type="float">
            <text:p>340.02</text:p>
          </table:table-cell>
        </table:table-row>
        <table:table-row table:style-name="ro1">
          <table:table-cell office:value-type="float" office:value="7407588" calcext:value-type="float">
            <text:p>7407588</text:p>
          </table:table-cell>
          <table:table-cell table:formula="of:=[.A465]/1000/(60*60*24)" office:value-type="time" office:time-value="PT02H03M27.588S" calcext:value-type="time">
            <text:p>02:0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5.12" calcext:value-type="float">
            <text:p>265.12</text:p>
          </table:table-cell>
          <table:table-cell office:value-type="float" office:value="340.7" calcext:value-type="float">
            <text:p>340.7</text:p>
          </table:table-cell>
        </table:table-row>
        <table:table-row table:style-name="ro1">
          <table:table-cell office:value-type="float" office:value="7423588" calcext:value-type="float">
            <text:p>7423588</text:p>
          </table:table-cell>
          <table:table-cell table:formula="of:=[.A466]/1000/(60*60*24)" office:value-type="time" office:time-value="PT02H03M43.588S" calcext:value-type="time">
            <text:p>02:0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65.67" calcext:value-type="float">
            <text:p>265.67</text:p>
          </table:table-cell>
          <table:table-cell office:value-type="float" office:value="341.39" calcext:value-type="float">
            <text:p>341.39</text:p>
          </table:table-cell>
        </table:table-row>
        <table:table-row table:style-name="ro1">
          <table:table-cell office:value-type="float" office:value="7439588" calcext:value-type="float">
            <text:p>7439588</text:p>
          </table:table-cell>
          <table:table-cell table:formula="of:=[.A467]/1000/(60*60*24)" office:value-type="time" office:time-value="PT02H03M59.588S" calcext:value-type="time">
            <text:p>02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6.22" calcext:value-type="float">
            <text:p>266.22</text:p>
          </table:table-cell>
          <table:table-cell office:value-type="float" office:value="342.07" calcext:value-type="float">
            <text:p>342.07</text:p>
          </table:table-cell>
        </table:table-row>
        <table:table-row table:style-name="ro1">
          <table:table-cell office:value-type="float" office:value="7455588" calcext:value-type="float">
            <text:p>7455588</text:p>
          </table:table-cell>
          <table:table-cell table:formula="of:=[.A468]/1000/(60*60*24)" office:value-type="time" office:time-value="PT02H04M15.588S" calcext:value-type="time">
            <text:p>02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6.77" calcext:value-type="float">
            <text:p>266.77</text:p>
          </table:table-cell>
          <table:table-cell office:value-type="float" office:value="342.75" calcext:value-type="float">
            <text:p>342.75</text:p>
          </table:table-cell>
        </table:table-row>
        <table:table-row table:style-name="ro1">
          <table:table-cell office:value-type="float" office:value="7471588" calcext:value-type="float">
            <text:p>7471588</text:p>
          </table:table-cell>
          <table:table-cell table:formula="of:=[.A469]/1000/(60*60*24)" office:value-type="time" office:time-value="PT02H04M31.588S" calcext:value-type="time">
            <text:p>02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7.32" calcext:value-type="float">
            <text:p>267.32</text:p>
          </table:table-cell>
          <table:table-cell office:value-type="float" office:value="343.43" calcext:value-type="float">
            <text:p>343.43</text:p>
          </table:table-cell>
        </table:table-row>
        <table:table-row table:style-name="ro1">
          <table:table-cell office:value-type="float" office:value="7487588" calcext:value-type="float">
            <text:p>7487588</text:p>
          </table:table-cell>
          <table:table-cell table:formula="of:=[.A470]/1000/(60*60*24)" office:value-type="time" office:time-value="PT02H04M47.588S" calcext:value-type="time">
            <text:p>02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7.87" calcext:value-type="float">
            <text:p>267.87</text:p>
          </table:table-cell>
          <table:table-cell office:value-type="float" office:value="344.11" calcext:value-type="float">
            <text:p>344.11</text:p>
          </table:table-cell>
        </table:table-row>
        <table:table-row table:style-name="ro1">
          <table:table-cell office:value-type="float" office:value="7503588" calcext:value-type="float">
            <text:p>7503588</text:p>
          </table:table-cell>
          <table:table-cell table:formula="of:=[.A471]/1000/(60*60*24)" office:value-type="time" office:time-value="PT02H05M03.588S" calcext:value-type="time">
            <text:p>02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8.42" calcext:value-type="float">
            <text:p>268.42</text:p>
          </table:table-cell>
          <table:table-cell office:value-type="float" office:value="344.79" calcext:value-type="float">
            <text:p>344.79</text:p>
          </table:table-cell>
        </table:table-row>
        <table:table-row table:style-name="ro1">
          <table:table-cell office:value-type="float" office:value="7519588" calcext:value-type="float">
            <text:p>7519588</text:p>
          </table:table-cell>
          <table:table-cell table:formula="of:=[.A472]/1000/(60*60*24)" office:value-type="time" office:time-value="PT02H05M19.588S" calcext:value-type="time">
            <text:p>02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68.98" calcext:value-type="float">
            <text:p>268.98</text:p>
          </table:table-cell>
          <table:table-cell office:value-type="float" office:value="345.47" calcext:value-type="float">
            <text:p>345.47</text:p>
          </table:table-cell>
        </table:table-row>
        <table:table-row table:style-name="ro1">
          <table:table-cell office:value-type="float" office:value="7535588" calcext:value-type="float">
            <text:p>7535588</text:p>
          </table:table-cell>
          <table:table-cell table:formula="of:=[.A473]/1000/(60*60*24)" office:value-type="time" office:time-value="PT02H05M35.588S" calcext:value-type="time">
            <text:p>02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9.53" calcext:value-type="float">
            <text:p>269.53</text:p>
          </table:table-cell>
          <table:table-cell office:value-type="float" office:value="346.15" calcext:value-type="float">
            <text:p>346.15</text:p>
          </table:table-cell>
        </table:table-row>
        <table:table-row table:style-name="ro1">
          <table:table-cell office:value-type="float" office:value="7551588" calcext:value-type="float">
            <text:p>7551588</text:p>
          </table:table-cell>
          <table:table-cell table:formula="of:=[.A474]/1000/(60*60*24)" office:value-type="time" office:time-value="PT02H05M51.588S" calcext:value-type="time">
            <text:p>02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0.08" calcext:value-type="float">
            <text:p>270.08</text:p>
          </table:table-cell>
          <table:table-cell office:value-type="float" office:value="346.83" calcext:value-type="float">
            <text:p>346.83</text:p>
          </table:table-cell>
        </table:table-row>
        <table:table-row table:style-name="ro1">
          <table:table-cell office:value-type="float" office:value="7567587" calcext:value-type="float">
            <text:p>7567587</text:p>
          </table:table-cell>
          <table:table-cell table:formula="of:=[.A475]/1000/(60*60*24)" office:value-type="time" office:time-value="PT02H06M07.587S" calcext:value-type="time">
            <text:p>02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0.63" calcext:value-type="float">
            <text:p>270.63</text:p>
          </table:table-cell>
          <table:table-cell office:value-type="float" office:value="347.51" calcext:value-type="float">
            <text:p>347.51</text:p>
          </table:table-cell>
        </table:table-row>
        <table:table-row table:style-name="ro1">
          <table:table-cell office:value-type="float" office:value="7583588" calcext:value-type="float">
            <text:p>7583588</text:p>
          </table:table-cell>
          <table:table-cell table:formula="of:=[.A476]/1000/(60*60*24)" office:value-type="time" office:time-value="PT02H06M23.588S" calcext:value-type="time">
            <text:p>02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1.18" calcext:value-type="float">
            <text:p>271.18</text:p>
          </table:table-cell>
          <table:table-cell office:value-type="float" office:value="348.19" calcext:value-type="float">
            <text:p>348.19</text:p>
          </table:table-cell>
        </table:table-row>
        <table:table-row table:style-name="ro1">
          <table:table-cell office:value-type="float" office:value="7599588" calcext:value-type="float">
            <text:p>7599588</text:p>
          </table:table-cell>
          <table:table-cell table:formula="of:=[.A477]/1000/(60*60*24)" office:value-type="time" office:time-value="PT02H06M39.588S" calcext:value-type="time">
            <text:p>02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1.73" calcext:value-type="float">
            <text:p>271.73</text:p>
          </table:table-cell>
          <table:table-cell office:value-type="float" office:value="348.87" calcext:value-type="float">
            <text:p>348.87</text:p>
          </table:table-cell>
        </table:table-row>
        <table:table-row table:style-name="ro1">
          <table:table-cell office:value-type="float" office:value="7615588" calcext:value-type="float">
            <text:p>7615588</text:p>
          </table:table-cell>
          <table:table-cell table:formula="of:=[.A478]/1000/(60*60*24)" office:value-type="time" office:time-value="PT02H06M55.588S" calcext:value-type="time">
            <text:p>02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2.28" calcext:value-type="float">
            <text:p>272.28</text:p>
          </table:table-cell>
          <table:table-cell office:value-type="float" office:value="349.55" calcext:value-type="float">
            <text:p>349.55</text:p>
          </table:table-cell>
        </table:table-row>
        <table:table-row table:style-name="ro1">
          <table:table-cell office:value-type="float" office:value="7631588" calcext:value-type="float">
            <text:p>7631588</text:p>
          </table:table-cell>
          <table:table-cell table:formula="of:=[.A479]/1000/(60*60*24)" office:value-type="time" office:time-value="PT02H07M11.588S" calcext:value-type="time">
            <text:p>02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2.83" calcext:value-type="float">
            <text:p>272.83</text:p>
          </table:table-cell>
          <table:table-cell office:value-type="float" office:value="350.23" calcext:value-type="float">
            <text:p>350.23</text:p>
          </table:table-cell>
        </table:table-row>
        <table:table-row table:style-name="ro1">
          <table:table-cell office:value-type="float" office:value="7647588" calcext:value-type="float">
            <text:p>7647588</text:p>
          </table:table-cell>
          <table:table-cell table:formula="of:=[.A480]/1000/(60*60*24)" office:value-type="time" office:time-value="PT02H07M27.588S" calcext:value-type="time">
            <text:p>02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3.39" calcext:value-type="float">
            <text:p>273.39</text:p>
          </table:table-cell>
          <table:table-cell office:value-type="float" office:value="350.91" calcext:value-type="float">
            <text:p>350.91</text:p>
          </table:table-cell>
        </table:table-row>
        <table:table-row table:style-name="ro1">
          <table:table-cell office:value-type="float" office:value="7663588" calcext:value-type="float">
            <text:p>7663588</text:p>
          </table:table-cell>
          <table:table-cell table:formula="of:=[.A481]/1000/(60*60*24)" office:value-type="time" office:time-value="PT02H07M43.588S" calcext:value-type="time">
            <text:p>02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3.94" calcext:value-type="float">
            <text:p>273.94</text:p>
          </table:table-cell>
          <table:table-cell office:value-type="float" office:value="351.59" calcext:value-type="float">
            <text:p>351.59</text:p>
          </table:table-cell>
        </table:table-row>
        <table:table-row table:style-name="ro1">
          <table:table-cell office:value-type="float" office:value="7679588" calcext:value-type="float">
            <text:p>7679588</text:p>
          </table:table-cell>
          <table:table-cell table:formula="of:=[.A482]/1000/(60*60*24)" office:value-type="time" office:time-value="PT02H07M59.588S" calcext:value-type="time">
            <text:p>02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4.49" calcext:value-type="float">
            <text:p>274.49</text:p>
          </table:table-cell>
          <table:table-cell office:value-type="float" office:value="352.27" calcext:value-type="float">
            <text:p>352.27</text:p>
          </table:table-cell>
        </table:table-row>
        <table:table-row table:style-name="ro1">
          <table:table-cell office:value-type="float" office:value="7695588" calcext:value-type="float">
            <text:p>7695588</text:p>
          </table:table-cell>
          <table:table-cell table:formula="of:=[.A483]/1000/(60*60*24)" office:value-type="time" office:time-value="PT02H08M15.588S" calcext:value-type="time">
            <text:p>02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5.04" calcext:value-type="float">
            <text:p>275.04</text:p>
          </table:table-cell>
          <table:table-cell office:value-type="float" office:value="352.95" calcext:value-type="float">
            <text:p>352.95</text:p>
          </table:table-cell>
        </table:table-row>
        <table:table-row table:style-name="ro1">
          <table:table-cell office:value-type="float" office:value="7711588" calcext:value-type="float">
            <text:p>7711588</text:p>
          </table:table-cell>
          <table:table-cell table:formula="of:=[.A484]/1000/(60*60*24)" office:value-type="time" office:time-value="PT02H08M31.588S" calcext:value-type="time">
            <text:p>02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5.59" calcext:value-type="float">
            <text:p>275.59</text:p>
          </table:table-cell>
          <table:table-cell office:value-type="float" office:value="353.63" calcext:value-type="float">
            <text:p>353.63</text:p>
          </table:table-cell>
        </table:table-row>
        <table:table-row table:style-name="ro1">
          <table:table-cell office:value-type="float" office:value="7727588" calcext:value-type="float">
            <text:p>7727588</text:p>
          </table:table-cell>
          <table:table-cell table:formula="of:=[.A485]/1000/(60*60*24)" office:value-type="time" office:time-value="PT02H08M47.588S" calcext:value-type="time">
            <text:p>02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6.14" calcext:value-type="float">
            <text:p>276.14</text:p>
          </table:table-cell>
          <table:table-cell office:value-type="float" office:value="354.31" calcext:value-type="float">
            <text:p>354.31</text:p>
          </table:table-cell>
        </table:table-row>
        <table:table-row table:style-name="ro1">
          <table:table-cell office:value-type="float" office:value="7743588" calcext:value-type="float">
            <text:p>7743588</text:p>
          </table:table-cell>
          <table:table-cell table:formula="of:=[.A486]/1000/(60*60*24)" office:value-type="time" office:time-value="PT02H09M03.588S" calcext:value-type="time">
            <text:p>02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6.69" calcext:value-type="float">
            <text:p>276.69</text:p>
          </table:table-cell>
          <table:table-cell office:value-type="float" office:value="354.99" calcext:value-type="float">
            <text:p>354.99</text:p>
          </table:table-cell>
        </table:table-row>
        <table:table-row table:style-name="ro1">
          <table:table-cell office:value-type="float" office:value="7759588" calcext:value-type="float">
            <text:p>7759588</text:p>
          </table:table-cell>
          <table:table-cell table:formula="of:=[.A487]/1000/(60*60*24)" office:value-type="time" office:time-value="PT02H09M19.588S" calcext:value-type="time">
            <text:p>02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7.24" calcext:value-type="float">
            <text:p>277.24</text:p>
          </table:table-cell>
          <table:table-cell office:value-type="float" office:value="355.67" calcext:value-type="float">
            <text:p>355.67</text:p>
          </table:table-cell>
        </table:table-row>
        <table:table-row table:style-name="ro1">
          <table:table-cell office:value-type="float" office:value="7775588" calcext:value-type="float">
            <text:p>7775588</text:p>
          </table:table-cell>
          <table:table-cell table:formula="of:=[.A488]/1000/(60*60*24)" office:value-type="time" office:time-value="PT02H09M35.588S" calcext:value-type="time">
            <text:p>02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7.8" calcext:value-type="float">
            <text:p>277.8</text:p>
          </table:table-cell>
          <table:table-cell office:value-type="float" office:value="356.35" calcext:value-type="float">
            <text:p>356.35</text:p>
          </table:table-cell>
        </table:table-row>
        <table:table-row table:style-name="ro1">
          <table:table-cell office:value-type="float" office:value="7791588" calcext:value-type="float">
            <text:p>7791588</text:p>
          </table:table-cell>
          <table:table-cell table:formula="of:=[.A489]/1000/(60*60*24)" office:value-type="time" office:time-value="PT02H09M51.588S" calcext:value-type="time">
            <text:p>02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8.35" calcext:value-type="float">
            <text:p>278.35</text:p>
          </table:table-cell>
          <table:table-cell office:value-type="float" office:value="357.03" calcext:value-type="float">
            <text:p>357.03</text:p>
          </table:table-cell>
        </table:table-row>
        <table:table-row table:style-name="ro1">
          <table:table-cell office:value-type="float" office:value="7807588" calcext:value-type="float">
            <text:p>7807588</text:p>
          </table:table-cell>
          <table:table-cell table:formula="of:=[.A490]/1000/(60*60*24)" office:value-type="time" office:time-value="PT02H10M07.588S" calcext:value-type="time">
            <text:p>02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8.9" calcext:value-type="float">
            <text:p>278.9</text:p>
          </table:table-cell>
          <table:table-cell office:value-type="float" office:value="357.71" calcext:value-type="float">
            <text:p>357.71</text:p>
          </table:table-cell>
        </table:table-row>
        <table:table-row table:style-name="ro1">
          <table:table-cell office:value-type="float" office:value="7823588" calcext:value-type="float">
            <text:p>7823588</text:p>
          </table:table-cell>
          <table:table-cell table:formula="of:=[.A491]/1000/(60*60*24)" office:value-type="time" office:time-value="PT02H10M23.588S" calcext:value-type="time">
            <text:p>02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9.45" calcext:value-type="float">
            <text:p>279.45</text:p>
          </table:table-cell>
          <table:table-cell office:value-type="float" office:value="358.39" calcext:value-type="float">
            <text:p>358.39</text:p>
          </table:table-cell>
        </table:table-row>
        <table:table-row table:style-name="ro1">
          <table:table-cell office:value-type="float" office:value="7839588" calcext:value-type="float">
            <text:p>7839588</text:p>
          </table:table-cell>
          <table:table-cell table:formula="of:=[.A492]/1000/(60*60*24)" office:value-type="time" office:time-value="PT02H10M39.588S" calcext:value-type="time">
            <text:p>02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0" calcext:value-type="float">
            <text:p>280</text:p>
          </table:table-cell>
          <table:table-cell office:value-type="float" office:value="359.07" calcext:value-type="float">
            <text:p>359.07</text:p>
          </table:table-cell>
        </table:table-row>
        <table:table-row table:style-name="ro1">
          <table:table-cell office:value-type="float" office:value="7855588" calcext:value-type="float">
            <text:p>7855588</text:p>
          </table:table-cell>
          <table:table-cell table:formula="of:=[.A493]/1000/(60*60*24)" office:value-type="time" office:time-value="PT02H10M55.588S" calcext:value-type="time">
            <text:p>02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80.55" calcext:value-type="float">
            <text:p>280.55</text:p>
          </table:table-cell>
          <table:table-cell office:value-type="float" office:value="359.75" calcext:value-type="float">
            <text:p>359.75</text:p>
          </table:table-cell>
        </table:table-row>
        <table:table-row table:style-name="ro1">
          <table:table-cell office:value-type="float" office:value="7871588" calcext:value-type="float">
            <text:p>7871588</text:p>
          </table:table-cell>
          <table:table-cell table:formula="of:=[.A494]/1000/(60*60*24)" office:value-type="time" office:time-value="PT02H11M11.588S" calcext:value-type="time">
            <text:p>02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81.1" calcext:value-type="float">
            <text:p>281.1</text:p>
          </table:table-cell>
          <table:table-cell office:value-type="float" office:value="360.43" calcext:value-type="float">
            <text:p>360.43</text:p>
          </table:table-cell>
        </table:table-row>
        <table:table-row table:style-name="ro1">
          <table:table-cell office:value-type="float" office:value="7887588" calcext:value-type="float">
            <text:p>7887588</text:p>
          </table:table-cell>
          <table:table-cell table:formula="of:=[.A495]/1000/(60*60*24)" office:value-type="time" office:time-value="PT02H11M27.588S" calcext:value-type="time">
            <text:p>02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1.65" calcext:value-type="float">
            <text:p>281.65</text:p>
          </table:table-cell>
          <table:table-cell office:value-type="float" office:value="361.1" calcext:value-type="float">
            <text:p>361.1</text:p>
          </table:table-cell>
        </table:table-row>
        <table:table-row table:style-name="ro1">
          <table:table-cell office:value-type="float" office:value="7903588" calcext:value-type="float">
            <text:p>7903588</text:p>
          </table:table-cell>
          <table:table-cell table:formula="of:=[.A496]/1000/(60*60*24)" office:value-type="time" office:time-value="PT02H11M43.588S" calcext:value-type="time">
            <text:p>02:1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282.2" calcext:value-type="float">
            <text:p>282.2</text:p>
          </table:table-cell>
          <table:table-cell office:value-type="float" office:value="361.78" calcext:value-type="float">
            <text:p>361.78</text:p>
          </table:table-cell>
        </table:table-row>
        <table:table-row table:style-name="ro1">
          <table:table-cell office:value-type="float" office:value="7919588" calcext:value-type="float">
            <text:p>7919588</text:p>
          </table:table-cell>
          <table:table-cell table:formula="of:=[.A497]/1000/(60*60*24)" office:value-type="time" office:time-value="PT02H11M59.588S" calcext:value-type="time">
            <text:p>02:1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82.75" calcext:value-type="float">
            <text:p>282.75</text:p>
          </table:table-cell>
          <table:table-cell office:value-type="float" office:value="362.46" calcext:value-type="float">
            <text:p>362.46</text:p>
          </table:table-cell>
        </table:table-row>
        <table:table-row table:style-name="ro1">
          <table:table-cell office:value-type="float" office:value="7935588" calcext:value-type="float">
            <text:p>7935588</text:p>
          </table:table-cell>
          <table:table-cell table:formula="of:=[.A498]/1000/(60*60*24)" office:value-type="time" office:time-value="PT02H12M15.588S" calcext:value-type="time">
            <text:p>02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83.31" calcext:value-type="float">
            <text:p>283.31</text:p>
          </table:table-cell>
          <table:table-cell office:value-type="float" office:value="363.14" calcext:value-type="float">
            <text:p>363.14</text:p>
          </table:table-cell>
        </table:table-row>
        <table:table-row table:style-name="ro1">
          <table:table-cell office:value-type="float" office:value="7951588" calcext:value-type="float">
            <text:p>7951588</text:p>
          </table:table-cell>
          <table:table-cell table:formula="of:=[.A499]/1000/(60*60*24)" office:value-type="time" office:time-value="PT02H12M31.588S" calcext:value-type="time">
            <text:p>02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3.86" calcext:value-type="float">
            <text:p>283.86</text:p>
          </table:table-cell>
          <table:table-cell office:value-type="float" office:value="363.82" calcext:value-type="float">
            <text:p>363.82</text:p>
          </table:table-cell>
        </table:table-row>
        <table:table-row table:style-name="ro1">
          <table:table-cell office:value-type="float" office:value="7967588" calcext:value-type="float">
            <text:p>7967588</text:p>
          </table:table-cell>
          <table:table-cell table:formula="of:=[.A500]/1000/(60*60*24)" office:value-type="time" office:time-value="PT02H12M47.588S" calcext:value-type="time">
            <text:p>02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4.41" calcext:value-type="float">
            <text:p>284.41</text:p>
          </table:table-cell>
          <table:table-cell office:value-type="float" office:value="364.5" calcext:value-type="float">
            <text:p>364.5</text:p>
          </table:table-cell>
        </table:table-row>
        <table:table-row table:style-name="ro1">
          <table:table-cell office:value-type="float" office:value="7983588" calcext:value-type="float">
            <text:p>7983588</text:p>
          </table:table-cell>
          <table:table-cell table:formula="of:=[.A501]/1000/(60*60*24)" office:value-type="time" office:time-value="PT02H13M03.588S" calcext:value-type="time">
            <text:p>02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4.96" calcext:value-type="float">
            <text:p>284.96</text:p>
          </table:table-cell>
          <table:table-cell office:value-type="float" office:value="365.18" calcext:value-type="float">
            <text:p>365.18</text:p>
          </table:table-cell>
        </table:table-row>
        <table:table-row table:style-name="ro1">
          <table:table-cell office:value-type="float" office:value="7999588" calcext:value-type="float">
            <text:p>7999588</text:p>
          </table:table-cell>
          <table:table-cell table:formula="of:=[.A502]/1000/(60*60*24)" office:value-type="time" office:time-value="PT02H13M19.588S" calcext:value-type="time">
            <text:p>02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5.51" calcext:value-type="float">
            <text:p>285.51</text:p>
          </table:table-cell>
          <table:table-cell office:value-type="float" office:value="365.86" calcext:value-type="float">
            <text:p>365.86</text:p>
          </table:table-cell>
        </table:table-row>
        <table:table-row table:style-name="ro1">
          <table:table-cell office:value-type="float" office:value="8015588" calcext:value-type="float">
            <text:p>8015588</text:p>
          </table:table-cell>
          <table:table-cell table:formula="of:=[.A503]/1000/(60*60*24)" office:value-type="time" office:time-value="PT02H13M35.588S" calcext:value-type="time">
            <text:p>02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6.06" calcext:value-type="float">
            <text:p>286.06</text:p>
          </table:table-cell>
          <table:table-cell office:value-type="float" office:value="366.54" calcext:value-type="float">
            <text:p>366.54</text:p>
          </table:table-cell>
        </table:table-row>
        <table:table-row table:style-name="ro1">
          <table:table-cell office:value-type="float" office:value="8031588" calcext:value-type="float">
            <text:p>8031588</text:p>
          </table:table-cell>
          <table:table-cell table:formula="of:=[.A504]/1000/(60*60*24)" office:value-type="time" office:time-value="PT02H13M51.588S" calcext:value-type="time">
            <text:p>02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6.61" calcext:value-type="float">
            <text:p>286.61</text:p>
          </table:table-cell>
          <table:table-cell office:value-type="float" office:value="367.21" calcext:value-type="float">
            <text:p>367.21</text:p>
          </table:table-cell>
        </table:table-row>
        <table:table-row table:style-name="ro1">
          <table:table-cell office:value-type="float" office:value="8047587" calcext:value-type="float">
            <text:p>8047587</text:p>
          </table:table-cell>
          <table:table-cell table:formula="of:=[.A505]/1000/(60*60*24)" office:value-type="time" office:time-value="PT02H14M07.587S" calcext:value-type="time">
            <text:p>02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7.16" calcext:value-type="float">
            <text:p>287.16</text:p>
          </table:table-cell>
          <table:table-cell office:value-type="float" office:value="367.89" calcext:value-type="float">
            <text:p>367.89</text:p>
          </table:table-cell>
        </table:table-row>
        <table:table-row table:style-name="ro1">
          <table:table-cell office:value-type="float" office:value="8063588" calcext:value-type="float">
            <text:p>8063588</text:p>
          </table:table-cell>
          <table:table-cell table:formula="of:=[.A506]/1000/(60*60*24)" office:value-type="time" office:time-value="PT02H14M23.588S" calcext:value-type="time">
            <text:p>02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7.71" calcext:value-type="float">
            <text:p>287.71</text:p>
          </table:table-cell>
          <table:table-cell office:value-type="float" office:value="368.57" calcext:value-type="float">
            <text:p>368.57</text:p>
          </table:table-cell>
        </table:table-row>
        <table:table-row table:style-name="ro1">
          <table:table-cell office:value-type="float" office:value="8079588" calcext:value-type="float">
            <text:p>8079588</text:p>
          </table:table-cell>
          <table:table-cell table:formula="of:=[.A507]/1000/(60*60*24)" office:value-type="time" office:time-value="PT02H14M39.588S" calcext:value-type="time">
            <text:p>02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8.26" calcext:value-type="float">
            <text:p>288.26</text:p>
          </table:table-cell>
          <table:table-cell office:value-type="float" office:value="369.25" calcext:value-type="float">
            <text:p>369.25</text:p>
          </table:table-cell>
        </table:table-row>
        <table:table-row table:style-name="ro1">
          <table:table-cell office:value-type="float" office:value="8095588" calcext:value-type="float">
            <text:p>8095588</text:p>
          </table:table-cell>
          <table:table-cell table:formula="of:=[.A508]/1000/(60*60*24)" office:value-type="time" office:time-value="PT02H14M55.588S" calcext:value-type="time">
            <text:p>02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8.81" calcext:value-type="float">
            <text:p>288.81</text:p>
          </table:table-cell>
          <table:table-cell office:value-type="float" office:value="369.93" calcext:value-type="float">
            <text:p>369.93</text:p>
          </table:table-cell>
        </table:table-row>
        <table:table-row table:style-name="ro1">
          <table:table-cell office:value-type="float" office:value="8111588" calcext:value-type="float">
            <text:p>8111588</text:p>
          </table:table-cell>
          <table:table-cell table:formula="of:=[.A509]/1000/(60*60*24)" office:value-type="time" office:time-value="PT02H15M11.588S" calcext:value-type="time">
            <text:p>02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9.36" calcext:value-type="float">
            <text:p>289.36</text:p>
          </table:table-cell>
          <table:table-cell office:value-type="float" office:value="370.61" calcext:value-type="float">
            <text:p>370.61</text:p>
          </table:table-cell>
        </table:table-row>
        <table:table-row table:style-name="ro1">
          <table:table-cell office:value-type="float" office:value="8127588" calcext:value-type="float">
            <text:p>8127588</text:p>
          </table:table-cell>
          <table:table-cell table:formula="of:=[.A510]/1000/(60*60*24)" office:value-type="time" office:time-value="PT02H15M27.588S" calcext:value-type="time">
            <text:p>02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9.91" calcext:value-type="float">
            <text:p>289.91</text:p>
          </table:table-cell>
          <table:table-cell office:value-type="float" office:value="371.29" calcext:value-type="float">
            <text:p>371.29</text:p>
          </table:table-cell>
        </table:table-row>
        <table:table-row table:style-name="ro1">
          <table:table-cell office:value-type="float" office:value="8143588" calcext:value-type="float">
            <text:p>8143588</text:p>
          </table:table-cell>
          <table:table-cell table:formula="of:=[.A511]/1000/(60*60*24)" office:value-type="time" office:time-value="PT02H15M43.588S" calcext:value-type="time">
            <text:p>02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0.46" calcext:value-type="float">
            <text:p>290.46</text:p>
          </table:table-cell>
          <table:table-cell office:value-type="float" office:value="371.96" calcext:value-type="float">
            <text:p>371.96</text:p>
          </table:table-cell>
        </table:table-row>
        <table:table-row table:style-name="ro1">
          <table:table-cell office:value-type="float" office:value="8159588" calcext:value-type="float">
            <text:p>8159588</text:p>
          </table:table-cell>
          <table:table-cell table:formula="of:=[.A512]/1000/(60*60*24)" office:value-type="time" office:time-value="PT02H15M59.588S" calcext:value-type="time">
            <text:p>02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1.02" calcext:value-type="float">
            <text:p>291.02</text:p>
          </table:table-cell>
          <table:table-cell office:value-type="float" office:value="372.64" calcext:value-type="float">
            <text:p>372.64</text:p>
          </table:table-cell>
        </table:table-row>
        <table:table-row table:style-name="ro1">
          <table:table-cell office:value-type="float" office:value="8175588" calcext:value-type="float">
            <text:p>8175588</text:p>
          </table:table-cell>
          <table:table-cell table:formula="of:=[.A513]/1000/(60*60*24)" office:value-type="time" office:time-value="PT02H16M15.588S" calcext:value-type="time">
            <text:p>02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1.57" calcext:value-type="float">
            <text:p>291.57</text:p>
          </table:table-cell>
          <table:table-cell office:value-type="float" office:value="373.32" calcext:value-type="float">
            <text:p>373.32</text:p>
          </table:table-cell>
        </table:table-row>
        <table:table-row table:style-name="ro1">
          <table:table-cell office:value-type="float" office:value="8191588" calcext:value-type="float">
            <text:p>8191588</text:p>
          </table:table-cell>
          <table:table-cell table:formula="of:=[.A514]/1000/(60*60*24)" office:value-type="time" office:time-value="PT02H16M31.588S" calcext:value-type="time">
            <text:p>02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2.12" calcext:value-type="float">
            <text:p>292.1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207588" calcext:value-type="float">
            <text:p>8207588</text:p>
          </table:table-cell>
          <table:table-cell table:formula="of:=[.A515]/1000/(60*60*24)" office:value-type="time" office:time-value="PT02H16M47.588S" calcext:value-type="time">
            <text:p>02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2.67" calcext:value-type="float">
            <text:p>292.67</text:p>
          </table:table-cell>
          <table:table-cell office:value-type="float" office:value="374.68" calcext:value-type="float">
            <text:p>374.68</text:p>
          </table:table-cell>
        </table:table-row>
        <table:table-row table:style-name="ro1">
          <table:table-cell office:value-type="float" office:value="8223588" calcext:value-type="float">
            <text:p>8223588</text:p>
          </table:table-cell>
          <table:table-cell table:formula="of:=[.A516]/1000/(60*60*24)" office:value-type="time" office:time-value="PT02H17M03.588S" calcext:value-type="time">
            <text:p>02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3.22" calcext:value-type="float">
            <text:p>293.22</text:p>
          </table:table-cell>
          <table:table-cell office:value-type="float" office:value="375.36" calcext:value-type="float">
            <text:p>375.36</text:p>
          </table:table-cell>
        </table:table-row>
        <table:table-row table:style-name="ro1">
          <table:table-cell office:value-type="float" office:value="8239588" calcext:value-type="float">
            <text:p>8239588</text:p>
          </table:table-cell>
          <table:table-cell table:formula="of:=[.A517]/1000/(60*60*24)" office:value-type="time" office:time-value="PT02H17M19.588S" calcext:value-type="time">
            <text:p>02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3.77" calcext:value-type="float">
            <text:p>293.77</text:p>
          </table:table-cell>
          <table:table-cell office:value-type="float" office:value="376.04" calcext:value-type="float">
            <text:p>376.04</text:p>
          </table:table-cell>
        </table:table-row>
        <table:table-row table:style-name="ro1">
          <table:table-cell office:value-type="float" office:value="8255588" calcext:value-type="float">
            <text:p>8255588</text:p>
          </table:table-cell>
          <table:table-cell table:formula="of:=[.A518]/1000/(60*60*24)" office:value-type="time" office:time-value="PT02H17M35.588S" calcext:value-type="time">
            <text:p>02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6.71" calcext:value-type="float">
            <text:p>376.71</text:p>
          </table:table-cell>
        </table:table-row>
        <table:table-row table:style-name="ro1">
          <table:table-cell office:value-type="float" office:value="8271588" calcext:value-type="float">
            <text:p>8271588</text:p>
          </table:table-cell>
          <table:table-cell table:formula="of:=[.A519]/1000/(60*60*24)" office:value-type="time" office:time-value="PT02H17M51.588S" calcext:value-type="time">
            <text:p>02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4.87" calcext:value-type="float">
            <text:p>294.87</text:p>
          </table:table-cell>
          <table:table-cell office:value-type="float" office:value="377.39" calcext:value-type="float">
            <text:p>377.39</text:p>
          </table:table-cell>
        </table:table-row>
        <table:table-row table:style-name="ro1">
          <table:table-cell office:value-type="float" office:value="8287588" calcext:value-type="float">
            <text:p>8287588</text:p>
          </table:table-cell>
          <table:table-cell table:formula="of:=[.A520]/1000/(60*60*24)" office:value-type="time" office:time-value="PT02H18M07.588S" calcext:value-type="time">
            <text:p>02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5.42" calcext:value-type="float">
            <text:p>295.42</text:p>
          </table:table-cell>
          <table:table-cell office:value-type="float" office:value="378.07" calcext:value-type="float">
            <text:p>378.07</text:p>
          </table:table-cell>
        </table:table-row>
        <table:table-row table:style-name="ro1">
          <table:table-cell office:value-type="float" office:value="8303588" calcext:value-type="float">
            <text:p>8303588</text:p>
          </table:table-cell>
          <table:table-cell table:formula="of:=[.A521]/1000/(60*60*24)" office:value-type="time" office:time-value="PT02H18M23.588S" calcext:value-type="time">
            <text:p>02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5.97" calcext:value-type="float">
            <text:p>295.97</text:p>
          </table:table-cell>
          <table:table-cell office:value-type="float" office:value="378.75" calcext:value-type="float">
            <text:p>378.75</text:p>
          </table:table-cell>
        </table:table-row>
        <table:table-row table:style-name="ro1">
          <table:table-cell office:value-type="float" office:value="8319588" calcext:value-type="float">
            <text:p>8319588</text:p>
          </table:table-cell>
          <table:table-cell table:formula="of:=[.A522]/1000/(60*60*24)" office:value-type="time" office:time-value="PT02H18M39.588S" calcext:value-type="time">
            <text:p>02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6.52" calcext:value-type="float">
            <text:p>296.52</text:p>
          </table:table-cell>
          <table:table-cell office:value-type="float" office:value="379.43" calcext:value-type="float">
            <text:p>379.43</text:p>
          </table:table-cell>
        </table:table-row>
        <table:table-row table:style-name="ro1">
          <table:table-cell office:value-type="float" office:value="8335588" calcext:value-type="float">
            <text:p>8335588</text:p>
          </table:table-cell>
          <table:table-cell table:formula="of:=[.A523]/1000/(60*60*24)" office:value-type="time" office:time-value="PT02H18M55.588S" calcext:value-type="time">
            <text:p>02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7.07" calcext:value-type="float">
            <text:p>297.07</text:p>
          </table:table-cell>
          <table:table-cell office:value-type="float" office:value="380.1" calcext:value-type="float">
            <text:p>380.1</text:p>
          </table:table-cell>
        </table:table-row>
        <table:table-row table:style-name="ro1">
          <table:table-cell office:value-type="float" office:value="8351588" calcext:value-type="float">
            <text:p>8351588</text:p>
          </table:table-cell>
          <table:table-cell table:formula="of:=[.A524]/1000/(60*60*24)" office:value-type="time" office:time-value="PT02H19M11.588S" calcext:value-type="time">
            <text:p>02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7.62" calcext:value-type="float">
            <text:p>297.62</text:p>
          </table:table-cell>
          <table:table-cell office:value-type="float" office:value="380.78" calcext:value-type="float">
            <text:p>380.78</text:p>
          </table:table-cell>
        </table:table-row>
        <table:table-row table:style-name="ro1">
          <table:table-cell office:value-type="float" office:value="8367588" calcext:value-type="float">
            <text:p>8367588</text:p>
          </table:table-cell>
          <table:table-cell table:formula="of:=[.A525]/1000/(60*60*24)" office:value-type="time" office:time-value="PT02H19M27.588S" calcext:value-type="time">
            <text:p>02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8.17" calcext:value-type="float">
            <text:p>298.17</text:p>
          </table:table-cell>
          <table:table-cell office:value-type="float" office:value="381.46" calcext:value-type="float">
            <text:p>381.46</text:p>
          </table:table-cell>
        </table:table-row>
        <table:table-row table:style-name="ro1">
          <table:table-cell office:value-type="float" office:value="8383588" calcext:value-type="float">
            <text:p>8383588</text:p>
          </table:table-cell>
          <table:table-cell table:formula="of:=[.A526]/1000/(60*60*24)" office:value-type="time" office:time-value="PT02H19M43.588S" calcext:value-type="time">
            <text:p>02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8.72" calcext:value-type="float">
            <text:p>298.72</text:p>
          </table:table-cell>
          <table:table-cell office:value-type="float" office:value="382.14" calcext:value-type="float">
            <text:p>382.14</text:p>
          </table:table-cell>
        </table:table-row>
        <table:table-row table:style-name="ro1">
          <table:table-cell office:value-type="float" office:value="8399588" calcext:value-type="float">
            <text:p>8399588</text:p>
          </table:table-cell>
          <table:table-cell table:formula="of:=[.A527]/1000/(60*60*24)" office:value-type="time" office:time-value="PT02H19M59.588S" calcext:value-type="time">
            <text:p>02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99.27" calcext:value-type="float">
            <text:p>299.27</text:p>
          </table:table-cell>
          <table:table-cell office:value-type="float" office:value="382.82" calcext:value-type="float">
            <text:p>382.82</text:p>
          </table:table-cell>
        </table:table-row>
        <table:table-row table:style-name="ro1">
          <table:table-cell office:value-type="float" office:value="8415588" calcext:value-type="float">
            <text:p>8415588</text:p>
          </table:table-cell>
          <table:table-cell table:formula="of:=[.A528]/1000/(60*60*24)" office:value-type="time" office:time-value="PT02H20M15.588S" calcext:value-type="time">
            <text:p>02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9.82" calcext:value-type="float">
            <text:p>299.82</text:p>
          </table:table-cell>
          <table:table-cell office:value-type="float" office:value="383.5" calcext:value-type="float">
            <text:p>383.5</text:p>
          </table:table-cell>
        </table:table-row>
        <table:table-row table:style-name="ro1">
          <table:table-cell office:value-type="float" office:value="8431588" calcext:value-type="float">
            <text:p>8431588</text:p>
          </table:table-cell>
          <table:table-cell table:formula="of:=[.A529]/1000/(60*60*24)" office:value-type="time" office:time-value="PT02H20M31.588S" calcext:value-type="time">
            <text:p>02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00.37" calcext:value-type="float">
            <text:p>300.37</text:p>
          </table:table-cell>
          <table:table-cell office:value-type="float" office:value="384.17" calcext:value-type="float">
            <text:p>384.17</text:p>
          </table:table-cell>
        </table:table-row>
        <table:table-row table:style-name="ro1">
          <table:table-cell office:value-type="float" office:value="8447588" calcext:value-type="float">
            <text:p>8447588</text:p>
          </table:table-cell>
          <table:table-cell table:formula="of:=[.A530]/1000/(60*60*24)" office:value-type="time" office:time-value="PT02H20M47.588S" calcext:value-type="time">
            <text:p>02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00.92" calcext:value-type="float">
            <text:p>300.92</text:p>
          </table:table-cell>
          <table:table-cell office:value-type="float" office:value="384.85" calcext:value-type="float">
            <text:p>384.85</text:p>
          </table:table-cell>
        </table:table-row>
        <table:table-row table:style-name="ro1">
          <table:table-cell office:value-type="float" office:value="8463588" calcext:value-type="float">
            <text:p>8463588</text:p>
          </table:table-cell>
          <table:table-cell table:formula="of:=[.A531]/1000/(60*60*24)" office:value-type="time" office:time-value="PT02H21M03.588S" calcext:value-type="time">
            <text:p>02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01.47" calcext:value-type="float">
            <text:p>301.47</text:p>
          </table:table-cell>
          <table:table-cell office:value-type="float" office:value="385.53" calcext:value-type="float">
            <text:p>385.53</text:p>
          </table:table-cell>
        </table:table-row>
        <table:table-row table:style-name="ro1">
          <table:table-cell office:value-type="float" office:value="8479588" calcext:value-type="float">
            <text:p>8479588</text:p>
          </table:table-cell>
          <table:table-cell table:formula="of:=[.A532]/1000/(60*60*24)" office:value-type="time" office:time-value="PT02H21M19.588S" calcext:value-type="time">
            <text:p>02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02.02" calcext:value-type="float">
            <text:p>302.02</text:p>
          </table:table-cell>
          <table:table-cell office:value-type="float" office:value="386.21" calcext:value-type="float">
            <text:p>386.21</text:p>
          </table:table-cell>
        </table:table-row>
        <table:table-row table:style-name="ro1">
          <table:table-cell office:value-type="float" office:value="8495588" calcext:value-type="float">
            <text:p>8495588</text:p>
          </table:table-cell>
          <table:table-cell table:formula="of:=[.A533]/1000/(60*60*24)" office:value-type="time" office:time-value="PT02H21M35.588S" calcext:value-type="time">
            <text:p>02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02.57" calcext:value-type="float">
            <text:p>302.57</text:p>
          </table:table-cell>
          <table:table-cell office:value-type="float" office:value="386.89" calcext:value-type="float">
            <text:p>386.89</text:p>
          </table:table-cell>
        </table:table-row>
        <table:table-row table:style-name="ro1">
          <table:table-cell office:value-type="float" office:value="8511588" calcext:value-type="float">
            <text:p>8511588</text:p>
          </table:table-cell>
          <table:table-cell table:formula="of:=[.A534]/1000/(60*60*24)" office:value-type="time" office:time-value="PT02H21M51.588S" calcext:value-type="time">
            <text:p>02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03.12" calcext:value-type="float">
            <text:p>303.12</text:p>
          </table:table-cell>
          <table:table-cell office:value-type="float" office:value="387.56" calcext:value-type="float">
            <text:p>387.56</text:p>
          </table:table-cell>
        </table:table-row>
        <table:table-row table:style-name="ro1">
          <table:table-cell office:value-type="float" office:value="8527588" calcext:value-type="float">
            <text:p>8527588</text:p>
          </table:table-cell>
          <table:table-cell table:formula="of:=[.A535]/1000/(60*60*24)" office:value-type="time" office:time-value="PT02H22M07.588S" calcext:value-type="time">
            <text:p>02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3.67" calcext:value-type="float">
            <text:p>303.67</text:p>
          </table:table-cell>
          <table:table-cell office:value-type="float" office:value="388.24" calcext:value-type="float">
            <text:p>388.24</text:p>
          </table:table-cell>
        </table:table-row>
        <table:table-row table:style-name="ro1">
          <table:table-cell office:value-type="float" office:value="8543588" calcext:value-type="float">
            <text:p>8543588</text:p>
          </table:table-cell>
          <table:table-cell table:formula="of:=[.A536]/1000/(60*60*24)" office:value-type="time" office:time-value="PT02H22M23.588S" calcext:value-type="time">
            <text:p>02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4.22" calcext:value-type="float">
            <text:p>304.22</text:p>
          </table:table-cell>
          <table:table-cell office:value-type="float" office:value="388.92" calcext:value-type="float">
            <text:p>388.92</text:p>
          </table:table-cell>
        </table:table-row>
        <table:table-row table:style-name="ro1">
          <table:table-cell office:value-type="float" office:value="8559588" calcext:value-type="float">
            <text:p>8559588</text:p>
          </table:table-cell>
          <table:table-cell table:formula="of:=[.A537]/1000/(60*60*24)" office:value-type="time" office:time-value="PT02H22M39.588S" calcext:value-type="time">
            <text:p>02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4.77" calcext:value-type="float">
            <text:p>304.77</text:p>
          </table:table-cell>
          <table:table-cell office:value-type="float" office:value="389.6" calcext:value-type="float">
            <text:p>389.6</text:p>
          </table:table-cell>
        </table:table-row>
        <table:table-row table:style-name="ro1">
          <table:table-cell office:value-type="float" office:value="8575588" calcext:value-type="float">
            <text:p>8575588</text:p>
          </table:table-cell>
          <table:table-cell table:formula="of:=[.A538]/1000/(60*60*24)" office:value-type="time" office:time-value="PT02H22M55.588S" calcext:value-type="time">
            <text:p>02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05.32" calcext:value-type="float">
            <text:p>305.32</text:p>
          </table:table-cell>
          <table:table-cell office:value-type="float" office:value="390.27" calcext:value-type="float">
            <text:p>390.27</text:p>
          </table:table-cell>
        </table:table-row>
        <table:table-row table:style-name="ro1">
          <table:table-cell office:value-type="float" office:value="8591588" calcext:value-type="float">
            <text:p>8591588</text:p>
          </table:table-cell>
          <table:table-cell table:formula="of:=[.A539]/1000/(60*60*24)" office:value-type="time" office:time-value="PT02H23M11.588S" calcext:value-type="time">
            <text:p>02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5.87" calcext:value-type="float">
            <text:p>305.87</text:p>
          </table:table-cell>
          <table:table-cell office:value-type="float" office:value="390.95" calcext:value-type="float">
            <text:p>390.95</text:p>
          </table:table-cell>
        </table:table-row>
        <table:table-row table:style-name="ro1">
          <table:table-cell office:value-type="float" office:value="8607588" calcext:value-type="float">
            <text:p>8607588</text:p>
          </table:table-cell>
          <table:table-cell table:formula="of:=[.A540]/1000/(60*60*24)" office:value-type="time" office:time-value="PT02H23M27.588S" calcext:value-type="time">
            <text:p>02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6.42" calcext:value-type="float">
            <text:p>306.42</text:p>
          </table:table-cell>
          <table:table-cell office:value-type="float" office:value="391.63" calcext:value-type="float">
            <text:p>391.63</text:p>
          </table:table-cell>
        </table:table-row>
        <table:table-row table:style-name="ro1">
          <table:table-cell office:value-type="float" office:value="8623588" calcext:value-type="float">
            <text:p>8623588</text:p>
          </table:table-cell>
          <table:table-cell table:formula="of:=[.A541]/1000/(60*60*24)" office:value-type="time" office:time-value="PT02H23M43.588S" calcext:value-type="time">
            <text:p>02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6.97" calcext:value-type="float">
            <text:p>306.97</text:p>
          </table:table-cell>
          <table:table-cell office:value-type="float" office:value="392.31" calcext:value-type="float">
            <text:p>392.31</text:p>
          </table:table-cell>
        </table:table-row>
        <table:table-row table:style-name="ro1">
          <table:table-cell office:value-type="float" office:value="8639588" calcext:value-type="float">
            <text:p>8639588</text:p>
          </table:table-cell>
          <table:table-cell table:formula="of:=[.A542]/1000/(60*60*24)" office:value-type="time" office:time-value="PT02H23M59.588S" calcext:value-type="time">
            <text:p>02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7.52" calcext:value-type="float">
            <text:p>307.52</text:p>
          </table:table-cell>
          <table:table-cell office:value-type="float" office:value="392.98" calcext:value-type="float">
            <text:p>392.98</text:p>
          </table:table-cell>
        </table:table-row>
        <table:table-row table:style-name="ro1">
          <table:table-cell office:value-type="float" office:value="8655588" calcext:value-type="float">
            <text:p>8655588</text:p>
          </table:table-cell>
          <table:table-cell table:formula="of:=[.A543]/1000/(60*60*24)" office:value-type="time" office:time-value="PT02H24M15.588S" calcext:value-type="time">
            <text:p>02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8.07" calcext:value-type="float">
            <text:p>308.07</text:p>
          </table:table-cell>
          <table:table-cell office:value-type="float" office:value="393.66" calcext:value-type="float">
            <text:p>393.66</text:p>
          </table:table-cell>
        </table:table-row>
        <table:table-row table:style-name="ro1">
          <table:table-cell office:value-type="float" office:value="8671588" calcext:value-type="float">
            <text:p>8671588</text:p>
          </table:table-cell>
          <table:table-cell table:formula="of:=[.A544]/1000/(60*60*24)" office:value-type="time" office:time-value="PT02H24M31.588S" calcext:value-type="time">
            <text:p>02:2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8.62" calcext:value-type="float">
            <text:p>308.62</text:p>
          </table:table-cell>
          <table:table-cell office:value-type="float" office:value="394.34" calcext:value-type="float">
            <text:p>394.34</text:p>
          </table:table-cell>
        </table:table-row>
        <table:table-row table:style-name="ro1">
          <table:table-cell office:value-type="float" office:value="8687588" calcext:value-type="float">
            <text:p>8687588</text:p>
          </table:table-cell>
          <table:table-cell table:formula="of:=[.A545]/1000/(60*60*24)" office:value-type="time" office:time-value="PT02H24M47.588S" calcext:value-type="time">
            <text:p>02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9.17" calcext:value-type="float">
            <text:p>309.17</text:p>
          </table:table-cell>
          <table:table-cell office:value-type="float" office:value="395.01" calcext:value-type="float">
            <text:p>395.01</text:p>
          </table:table-cell>
        </table:table-row>
        <table:table-row table:style-name="ro1">
          <table:table-cell office:value-type="float" office:value="8703588" calcext:value-type="float">
            <text:p>8703588</text:p>
          </table:table-cell>
          <table:table-cell table:formula="of:=[.A546]/1000/(60*60*24)" office:value-type="time" office:time-value="PT02H25M03.588S" calcext:value-type="time">
            <text:p>02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9.72" calcext:value-type="float">
            <text:p>309.72</text:p>
          </table:table-cell>
          <table:table-cell office:value-type="float" office:value="395.69" calcext:value-type="float">
            <text:p>395.69</text:p>
          </table:table-cell>
        </table:table-row>
        <table:table-row table:style-name="ro1">
          <table:table-cell office:value-type="float" office:value="8719587" calcext:value-type="float">
            <text:p>8719587</text:p>
          </table:table-cell>
          <table:table-cell table:formula="of:=[.A547]/1000/(60*60*24)" office:value-type="time" office:time-value="PT02H25M19.587S" calcext:value-type="time">
            <text:p>02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10.27" calcext:value-type="float">
            <text:p>310.27</text:p>
          </table:table-cell>
          <table:table-cell office:value-type="float" office:value="396.37" calcext:value-type="float">
            <text:p>396.37</text:p>
          </table:table-cell>
        </table:table-row>
        <table:table-row table:style-name="ro1">
          <table:table-cell office:value-type="float" office:value="8735588" calcext:value-type="float">
            <text:p>8735588</text:p>
          </table:table-cell>
          <table:table-cell table:formula="of:=[.A548]/1000/(60*60*24)" office:value-type="time" office:time-value="PT02H25M35.588S" calcext:value-type="time">
            <text:p>02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0.82" calcext:value-type="float">
            <text:p>310.82</text:p>
          </table:table-cell>
          <table:table-cell office:value-type="float" office:value="397.04" calcext:value-type="float">
            <text:p>397.04</text:p>
          </table:table-cell>
        </table:table-row>
        <table:table-row table:style-name="ro1">
          <table:table-cell office:value-type="float" office:value="8751588" calcext:value-type="float">
            <text:p>8751588</text:p>
          </table:table-cell>
          <table:table-cell table:formula="of:=[.A549]/1000/(60*60*24)" office:value-type="time" office:time-value="PT02H25M51.588S" calcext:value-type="time">
            <text:p>02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1.37" calcext:value-type="float">
            <text:p>311.37</text:p>
          </table:table-cell>
          <table:table-cell office:value-type="float" office:value="397.72" calcext:value-type="float">
            <text:p>397.72</text:p>
          </table:table-cell>
        </table:table-row>
        <table:table-row table:style-name="ro1">
          <table:table-cell office:value-type="float" office:value="8767588" calcext:value-type="float">
            <text:p>8767588</text:p>
          </table:table-cell>
          <table:table-cell table:formula="of:=[.A550]/1000/(60*60*24)" office:value-type="time" office:time-value="PT02H26M07.588S" calcext:value-type="time">
            <text:p>02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1.92" calcext:value-type="float">
            <text:p>311.92</text:p>
          </table:table-cell>
          <table:table-cell office:value-type="float" office:value="398.4" calcext:value-type="float">
            <text:p>398.4</text:p>
          </table:table-cell>
        </table:table-row>
        <table:table-row table:style-name="ro1">
          <table:table-cell office:value-type="float" office:value="8783588" calcext:value-type="float">
            <text:p>8783588</text:p>
          </table:table-cell>
          <table:table-cell table:formula="of:=[.A551]/1000/(60*60*24)" office:value-type="time" office:time-value="PT02H26M23.588S" calcext:value-type="time">
            <text:p>02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12.47" calcext:value-type="float">
            <text:p>312.47</text:p>
          </table:table-cell>
          <table:table-cell office:value-type="float" office:value="399.07" calcext:value-type="float">
            <text:p>399.07</text:p>
          </table:table-cell>
        </table:table-row>
        <table:table-row table:style-name="ro1">
          <table:table-cell office:value-type="float" office:value="8799588" calcext:value-type="float">
            <text:p>8799588</text:p>
          </table:table-cell>
          <table:table-cell table:formula="of:=[.A552]/1000/(60*60*24)" office:value-type="time" office:time-value="PT02H26M39.588S" calcext:value-type="time">
            <text:p>02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3.02" calcext:value-type="float">
            <text:p>313.02</text:p>
          </table:table-cell>
          <table:table-cell office:value-type="float" office:value="399.75" calcext:value-type="float">
            <text:p>399.75</text:p>
          </table:table-cell>
        </table:table-row>
        <table:table-row table:style-name="ro1">
          <table:table-cell office:value-type="float" office:value="8815588" calcext:value-type="float">
            <text:p>8815588</text:p>
          </table:table-cell>
          <table:table-cell table:formula="of:=[.A553]/1000/(60*60*24)" office:value-type="time" office:time-value="PT02H26M55.588S" calcext:value-type="time">
            <text:p>02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3.57" calcext:value-type="float">
            <text:p>313.57</text:p>
          </table:table-cell>
          <table:table-cell office:value-type="float" office:value="400.43" calcext:value-type="float">
            <text:p>400.43</text:p>
          </table:table-cell>
        </table:table-row>
        <table:table-row table:style-name="ro1">
          <table:table-cell office:value-type="float" office:value="8831588" calcext:value-type="float">
            <text:p>8831588</text:p>
          </table:table-cell>
          <table:table-cell table:formula="of:=[.A554]/1000/(60*60*24)" office:value-type="time" office:time-value="PT02H27M11.588S" calcext:value-type="time">
            <text:p>02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14.12" calcext:value-type="float">
            <text:p>314.12</text:p>
          </table:table-cell>
          <table:table-cell office:value-type="float" office:value="401.1" calcext:value-type="float">
            <text:p>401.1</text:p>
          </table:table-cell>
        </table:table-row>
        <table:table-row table:style-name="ro1">
          <table:table-cell office:value-type="float" office:value="8847588" calcext:value-type="float">
            <text:p>8847588</text:p>
          </table:table-cell>
          <table:table-cell table:formula="of:=[.A555]/1000/(60*60*24)" office:value-type="time" office:time-value="PT02H27M27.588S" calcext:value-type="time">
            <text:p>02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4.67" calcext:value-type="float">
            <text:p>314.67</text:p>
          </table:table-cell>
          <table:table-cell office:value-type="float" office:value="401.78" calcext:value-type="float">
            <text:p>401.78</text:p>
          </table:table-cell>
        </table:table-row>
        <table:table-row table:style-name="ro1">
          <table:table-cell office:value-type="float" office:value="8863588" calcext:value-type="float">
            <text:p>8863588</text:p>
          </table:table-cell>
          <table:table-cell table:formula="of:=[.A556]/1000/(60*60*24)" office:value-type="time" office:time-value="PT02H27M43.588S" calcext:value-type="time">
            <text:p>02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5.22" calcext:value-type="float">
            <text:p>315.22</text:p>
          </table:table-cell>
          <table:table-cell office:value-type="float" office:value="402.46" calcext:value-type="float">
            <text:p>402.46</text:p>
          </table:table-cell>
        </table:table-row>
        <table:table-row table:style-name="ro1">
          <table:table-cell office:value-type="float" office:value="8879588" calcext:value-type="float">
            <text:p>8879588</text:p>
          </table:table-cell>
          <table:table-cell table:formula="of:=[.A557]/1000/(60*60*24)" office:value-type="time" office:time-value="PT02H27M59.588S" calcext:value-type="time">
            <text:p>02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5.77" calcext:value-type="float">
            <text:p>315.77</text:p>
          </table:table-cell>
          <table:table-cell office:value-type="float" office:value="403.13" calcext:value-type="float">
            <text:p>403.13</text:p>
          </table:table-cell>
        </table:table-row>
        <table:table-row table:style-name="ro1">
          <table:table-cell office:value-type="float" office:value="8895588" calcext:value-type="float">
            <text:p>8895588</text:p>
          </table:table-cell>
          <table:table-cell table:formula="of:=[.A558]/1000/(60*60*24)" office:value-type="time" office:time-value="PT02H28M15.588S" calcext:value-type="time">
            <text:p>02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6.32" calcext:value-type="float">
            <text:p>316.32</text:p>
          </table:table-cell>
          <table:table-cell office:value-type="float" office:value="403.81" calcext:value-type="float">
            <text:p>403.81</text:p>
          </table:table-cell>
        </table:table-row>
        <table:table-row table:style-name="ro1">
          <table:table-cell office:value-type="float" office:value="8911588" calcext:value-type="float">
            <text:p>8911588</text:p>
          </table:table-cell>
          <table:table-cell table:formula="of:=[.A559]/1000/(60*60*24)" office:value-type="time" office:time-value="PT02H28M31.588S" calcext:value-type="time">
            <text:p>02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16.87" calcext:value-type="float">
            <text:p>316.87</text:p>
          </table:table-cell>
          <table:table-cell office:value-type="float" office:value="404.49" calcext:value-type="float">
            <text:p>404.49</text:p>
          </table:table-cell>
        </table:table-row>
        <table:table-row table:style-name="ro1">
          <table:table-cell office:value-type="float" office:value="8927588" calcext:value-type="float">
            <text:p>8927588</text:p>
          </table:table-cell>
          <table:table-cell table:formula="of:=[.A560]/1000/(60*60*24)" office:value-type="time" office:time-value="PT02H28M47.588S" calcext:value-type="time">
            <text:p>02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7.42" calcext:value-type="float">
            <text:p>317.42</text:p>
          </table:table-cell>
          <table:table-cell office:value-type="float" office:value="405.16" calcext:value-type="float">
            <text:p>405.16</text:p>
          </table:table-cell>
        </table:table-row>
        <table:table-row table:style-name="ro1">
          <table:table-cell office:value-type="float" office:value="8943587" calcext:value-type="float">
            <text:p>8943587</text:p>
          </table:table-cell>
          <table:table-cell table:formula="of:=[.A561]/1000/(60*60*24)" office:value-type="time" office:time-value="PT02H29M03.587S" calcext:value-type="time">
            <text:p>02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7.97" calcext:value-type="float">
            <text:p>317.97</text:p>
          </table:table-cell>
          <table:table-cell office:value-type="float" office:value="405.84" calcext:value-type="float">
            <text:p>405.84</text:p>
          </table:table-cell>
        </table:table-row>
        <table:table-row table:style-name="ro1">
          <table:table-cell office:value-type="float" office:value="8959588" calcext:value-type="float">
            <text:p>8959588</text:p>
          </table:table-cell>
          <table:table-cell table:formula="of:=[.A562]/1000/(60*60*24)" office:value-type="time" office:time-value="PT02H29M19.588S" calcext:value-type="time">
            <text:p>02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8.52" calcext:value-type="float">
            <text:p>318.52</text:p>
          </table:table-cell>
          <table:table-cell office:value-type="float" office:value="406.52" calcext:value-type="float">
            <text:p>406.52</text:p>
          </table:table-cell>
        </table:table-row>
        <table:table-row table:style-name="ro1">
          <table:table-cell office:value-type="float" office:value="8975588" calcext:value-type="float">
            <text:p>8975588</text:p>
          </table:table-cell>
          <table:table-cell table:formula="of:=[.A563]/1000/(60*60*24)" office:value-type="time" office:time-value="PT02H29M35.588S" calcext:value-type="time">
            <text:p>02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9.07" calcext:value-type="float">
            <text:p>319.07</text:p>
          </table:table-cell>
          <table:table-cell office:value-type="float" office:value="407.19" calcext:value-type="float">
            <text:p>407.19</text:p>
          </table:table-cell>
        </table:table-row>
        <table:table-row table:style-name="ro1">
          <table:table-cell office:value-type="float" office:value="8991588" calcext:value-type="float">
            <text:p>8991588</text:p>
          </table:table-cell>
          <table:table-cell table:formula="of:=[.A564]/1000/(60*60*24)" office:value-type="time" office:time-value="PT02H29M51.588S" calcext:value-type="time">
            <text:p>02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9.61" calcext:value-type="float">
            <text:p>319.61</text:p>
          </table:table-cell>
          <table:table-cell office:value-type="float" office:value="407.87" calcext:value-type="float">
            <text:p>407.87</text:p>
          </table:table-cell>
        </table:table-row>
        <table:table-row table:style-name="ro1">
          <table:table-cell office:value-type="float" office:value="9007588" calcext:value-type="float">
            <text:p>9007588</text:p>
          </table:table-cell>
          <table:table-cell table:formula="of:=[.A565]/1000/(60*60*24)" office:value-type="time" office:time-value="PT02H30M07.588S" calcext:value-type="time">
            <text:p>02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20.16" calcext:value-type="float">
            <text:p>320.16</text:p>
          </table:table-cell>
          <table:table-cell office:value-type="float" office:value="408.54" calcext:value-type="float">
            <text:p>408.54</text:p>
          </table:table-cell>
        </table:table-row>
        <table:table-row table:style-name="ro1">
          <table:table-cell office:value-type="float" office:value="9023588" calcext:value-type="float">
            <text:p>9023588</text:p>
          </table:table-cell>
          <table:table-cell table:formula="of:=[.A566]/1000/(60*60*24)" office:value-type="time" office:time-value="PT02H30M23.588S" calcext:value-type="time">
            <text:p>02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20.71" calcext:value-type="float">
            <text:p>320.71</text:p>
          </table:table-cell>
          <table:table-cell office:value-type="float" office:value="409.22" calcext:value-type="float">
            <text:p>409.22</text:p>
          </table:table-cell>
        </table:table-row>
        <table:table-row table:style-name="ro1">
          <table:table-cell office:value-type="float" office:value="9039588" calcext:value-type="float">
            <text:p>9039588</text:p>
          </table:table-cell>
          <table:table-cell table:formula="of:=[.A567]/1000/(60*60*24)" office:value-type="time" office:time-value="PT02H30M39.588S" calcext:value-type="time">
            <text:p>02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21.26" calcext:value-type="float">
            <text:p>321.26</text:p>
          </table:table-cell>
          <table:table-cell office:value-type="float" office:value="409.89" calcext:value-type="float">
            <text:p>409.89</text:p>
          </table:table-cell>
        </table:table-row>
        <table:table-row table:style-name="ro1">
          <table:table-cell office:value-type="float" office:value="9055588" calcext:value-type="float">
            <text:p>9055588</text:p>
          </table:table-cell>
          <table:table-cell table:formula="of:=[.A568]/1000/(60*60*24)" office:value-type="time" office:time-value="PT02H30M55.588S" calcext:value-type="time">
            <text:p>02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21.81" calcext:value-type="float">
            <text:p>321.81</text:p>
          </table:table-cell>
          <table:table-cell office:value-type="float" office:value="410.57" calcext:value-type="float">
            <text:p>410.57</text:p>
          </table:table-cell>
        </table:table-row>
        <table:table-row table:style-name="ro1">
          <table:table-cell office:value-type="float" office:value="9071588" calcext:value-type="float">
            <text:p>9071588</text:p>
          </table:table-cell>
          <table:table-cell table:formula="of:=[.A569]/1000/(60*60*24)" office:value-type="time" office:time-value="PT02H31M11.588S" calcext:value-type="time">
            <text:p>02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2.36" calcext:value-type="float">
            <text:p>322.36</text:p>
          </table:table-cell>
          <table:table-cell office:value-type="float" office:value="411.24" calcext:value-type="float">
            <text:p>411.24</text:p>
          </table:table-cell>
        </table:table-row>
        <table:table-row table:style-name="ro1">
          <table:table-cell office:value-type="float" office:value="9087588" calcext:value-type="float">
            <text:p>9087588</text:p>
          </table:table-cell>
          <table:table-cell table:formula="of:=[.A570]/1000/(60*60*24)" office:value-type="time" office:time-value="PT02H31M27.588S" calcext:value-type="time">
            <text:p>02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22.91" calcext:value-type="float">
            <text:p>322.91</text:p>
          </table:table-cell>
          <table:table-cell office:value-type="float" office:value="411.92" calcext:value-type="float">
            <text:p>411.92</text:p>
          </table:table-cell>
        </table:table-row>
        <table:table-row table:style-name="ro1">
          <table:table-cell office:value-type="float" office:value="9103588" calcext:value-type="float">
            <text:p>9103588</text:p>
          </table:table-cell>
          <table:table-cell table:formula="of:=[.A571]/1000/(60*60*24)" office:value-type="time" office:time-value="PT02H31M43.588S" calcext:value-type="time">
            <text:p>02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23.46" calcext:value-type="float">
            <text:p>323.46</text:p>
          </table:table-cell>
          <table:table-cell office:value-type="float" office:value="412.6" calcext:value-type="float">
            <text:p>412.6</text:p>
          </table:table-cell>
        </table:table-row>
        <table:table-row table:style-name="ro1">
          <table:table-cell office:value-type="float" office:value="9119588" calcext:value-type="float">
            <text:p>9119588</text:p>
          </table:table-cell>
          <table:table-cell table:formula="of:=[.A572]/1000/(60*60*24)" office:value-type="time" office:time-value="PT02H31M59.588S" calcext:value-type="time">
            <text:p>02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4.01" calcext:value-type="float">
            <text:p>324.01</text:p>
          </table:table-cell>
          <table:table-cell office:value-type="float" office:value="413.27" calcext:value-type="float">
            <text:p>413.27</text:p>
          </table:table-cell>
        </table:table-row>
        <table:table-row table:style-name="ro1">
          <table:table-cell office:value-type="float" office:value="9135588" calcext:value-type="float">
            <text:p>9135588</text:p>
          </table:table-cell>
          <table:table-cell table:formula="of:=[.A573]/1000/(60*60*24)" office:value-type="time" office:time-value="PT02H32M15.588S" calcext:value-type="time">
            <text:p>02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324.56" calcext:value-type="float">
            <text:p>324.56</text:p>
          </table:table-cell>
          <table:table-cell office:value-type="float" office:value="413.95" calcext:value-type="float">
            <text:p>413.95</text:p>
          </table:table-cell>
        </table:table-row>
        <table:table-row table:style-name="ro1">
          <table:table-cell office:value-type="float" office:value="9151587" calcext:value-type="float">
            <text:p>9151587</text:p>
          </table:table-cell>
          <table:table-cell table:formula="of:=[.A574]/1000/(60*60*24)" office:value-type="time" office:time-value="PT02H32M31.587S" calcext:value-type="time">
            <text:p>02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25.11" calcext:value-type="float">
            <text:p>325.11</text:p>
          </table:table-cell>
          <table:table-cell office:value-type="float" office:value="414.62" calcext:value-type="float">
            <text:p>414.62</text:p>
          </table:table-cell>
        </table:table-row>
        <table:table-row table:style-name="ro1">
          <table:table-cell office:value-type="float" office:value="9167588" calcext:value-type="float">
            <text:p>9167588</text:p>
          </table:table-cell>
          <table:table-cell table:formula="of:=[.A575]/1000/(60*60*24)" office:value-type="time" office:time-value="PT02H32M47.588S" calcext:value-type="time">
            <text:p>02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325.66" calcext:value-type="float">
            <text:p>325.66</text:p>
          </table:table-cell>
          <table:table-cell office:value-type="float" office:value="415.3" calcext:value-type="float">
            <text:p>415.3</text:p>
          </table:table-cell>
        </table:table-row>
        <table:table-row table:style-name="ro1">
          <table:table-cell office:value-type="float" office:value="9183588" calcext:value-type="float">
            <text:p>9183588</text:p>
          </table:table-cell>
          <table:table-cell table:formula="of:=[.A576]/1000/(60*60*24)" office:value-type="time" office:time-value="PT02H33M03.588S" calcext:value-type="time">
            <text:p>02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326.2" calcext:value-type="float">
            <text:p>326.2</text:p>
          </table:table-cell>
          <table:table-cell office:value-type="float" office:value="415.97" calcext:value-type="float">
            <text:p>415.97</text:p>
          </table:table-cell>
        </table:table-row>
        <table:table-row table:style-name="ro1">
          <table:table-cell office:value-type="float" office:value="9199588" calcext:value-type="float">
            <text:p>9199588</text:p>
          </table:table-cell>
          <table:table-cell table:formula="of:=[.A577]/1000/(60*60*24)" office:value-type="time" office:time-value="PT02H33M19.588S" calcext:value-type="time">
            <text:p>02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6.75" calcext:value-type="float">
            <text:p>326.75</text:p>
          </table:table-cell>
          <table:table-cell office:value-type="float" office:value="416.64" calcext:value-type="float">
            <text:p>416.64</text:p>
          </table:table-cell>
        </table:table-row>
        <table:table-row table:style-name="ro1">
          <table:table-cell office:value-type="float" office:value="9215588" calcext:value-type="float">
            <text:p>9215588</text:p>
          </table:table-cell>
          <table:table-cell table:formula="of:=[.A578]/1000/(60*60*24)" office:value-type="time" office:time-value="PT02H33M35.588S" calcext:value-type="time">
            <text:p>02:3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7.3" calcext:value-type="float">
            <text:p>327.3</text:p>
          </table:table-cell>
          <table:table-cell office:value-type="float" office:value="417.32" calcext:value-type="float">
            <text:p>417.32</text:p>
          </table:table-cell>
        </table:table-row>
        <table:table-row table:style-name="ro1">
          <table:table-cell office:value-type="float" office:value="9231588" calcext:value-type="float">
            <text:p>9231588</text:p>
          </table:table-cell>
          <table:table-cell table:formula="of:=[.A579]/1000/(60*60*24)" office:value-type="time" office:time-value="PT02H33M51.588S" calcext:value-type="time">
            <text:p>02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7.85" calcext:value-type="float">
            <text:p>327.85</text:p>
          </table:table-cell>
          <table:table-cell office:value-type="float" office:value="417.99" calcext:value-type="float">
            <text:p>417.99</text:p>
          </table:table-cell>
        </table:table-row>
        <table:table-row table:style-name="ro1">
          <table:table-cell office:value-type="float" office:value="9247588" calcext:value-type="float">
            <text:p>9247588</text:p>
          </table:table-cell>
          <table:table-cell table:formula="of:=[.A580]/1000/(60*60*24)" office:value-type="time" office:time-value="PT02H34M07.588S" calcext:value-type="time">
            <text:p>02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8.4" calcext:value-type="float">
            <text:p>328.4</text:p>
          </table:table-cell>
          <table:table-cell office:value-type="float" office:value="418.67" calcext:value-type="float">
            <text:p>418.67</text:p>
          </table:table-cell>
        </table:table-row>
        <table:table-row table:style-name="ro1">
          <table:table-cell office:value-type="float" office:value="9263588" calcext:value-type="float">
            <text:p>9263588</text:p>
          </table:table-cell>
          <table:table-cell table:formula="of:=[.A581]/1000/(60*60*24)" office:value-type="time" office:time-value="PT02H34M23.588S" calcext:value-type="time">
            <text:p>02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8.95" calcext:value-type="float">
            <text:p>328.95</text:p>
          </table:table-cell>
          <table:table-cell office:value-type="float" office:value="419.34" calcext:value-type="float">
            <text:p>419.34</text:p>
          </table:table-cell>
        </table:table-row>
        <table:table-row table:style-name="ro1">
          <table:table-cell office:value-type="float" office:value="9279588" calcext:value-type="float">
            <text:p>9279588</text:p>
          </table:table-cell>
          <table:table-cell table:formula="of:=[.A582]/1000/(60*60*24)" office:value-type="time" office:time-value="PT02H34M39.588S" calcext:value-type="time">
            <text:p>02:3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9.5" calcext:value-type="float">
            <text:p>329.5</text:p>
          </table:table-cell>
          <table:table-cell office:value-type="float" office:value="420.02" calcext:value-type="float">
            <text:p>420.02</text:p>
          </table:table-cell>
        </table:table-row>
        <table:table-row table:style-name="ro1">
          <table:table-cell office:value-type="float" office:value="9295588" calcext:value-type="float">
            <text:p>9295588</text:p>
          </table:table-cell>
          <table:table-cell table:formula="of:=[.A583]/1000/(60*60*24)" office:value-type="time" office:time-value="PT02H34M55.588S" calcext:value-type="time">
            <text:p>02:3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0.05" calcext:value-type="float">
            <text:p>330.05</text:p>
          </table:table-cell>
          <table:table-cell office:value-type="float" office:value="420.69" calcext:value-type="float">
            <text:p>420.69</text:p>
          </table:table-cell>
        </table:table-row>
        <table:table-row table:style-name="ro1">
          <table:table-cell office:value-type="float" office:value="9311588" calcext:value-type="float">
            <text:p>9311588</text:p>
          </table:table-cell>
          <table:table-cell table:formula="of:=[.A584]/1000/(60*60*24)" office:value-type="time" office:time-value="PT02H35M11.588S" calcext:value-type="time">
            <text:p>02:3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0.6" calcext:value-type="float">
            <text:p>330.6</text:p>
          </table:table-cell>
          <table:table-cell office:value-type="float" office:value="421.37" calcext:value-type="float">
            <text:p>421.37</text:p>
          </table:table-cell>
        </table:table-row>
        <table:table-row table:style-name="ro1">
          <table:table-cell office:value-type="float" office:value="9327588" calcext:value-type="float">
            <text:p>9327588</text:p>
          </table:table-cell>
          <table:table-cell table:formula="of:=[.A585]/1000/(60*60*24)" office:value-type="time" office:time-value="PT02H35M27.588S" calcext:value-type="time">
            <text:p>02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1.14" calcext:value-type="float">
            <text:p>331.14</text:p>
          </table:table-cell>
          <table:table-cell office:value-type="float" office:value="422.04" calcext:value-type="float">
            <text:p>422.04</text:p>
          </table:table-cell>
        </table:table-row>
        <table:table-row table:style-name="ro1">
          <table:table-cell office:value-type="float" office:value="9343588" calcext:value-type="float">
            <text:p>9343588</text:p>
          </table:table-cell>
          <table:table-cell table:formula="of:=[.A586]/1000/(60*60*24)" office:value-type="time" office:time-value="PT02H35M43.588S" calcext:value-type="time">
            <text:p>02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1.69" calcext:value-type="float">
            <text:p>331.69</text:p>
          </table:table-cell>
          <table:table-cell office:value-type="float" office:value="422.71" calcext:value-type="float">
            <text:p>422.71</text:p>
          </table:table-cell>
        </table:table-row>
        <table:table-row table:style-name="ro1">
          <table:table-cell office:value-type="float" office:value="9359588" calcext:value-type="float">
            <text:p>9359588</text:p>
          </table:table-cell>
          <table:table-cell table:formula="of:=[.A587]/1000/(60*60*24)" office:value-type="time" office:time-value="PT02H35M59.588S" calcext:value-type="time">
            <text:p>02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2.24" calcext:value-type="float">
            <text:p>332.24</text:p>
          </table:table-cell>
          <table:table-cell office:value-type="float" office:value="423.39" calcext:value-type="float">
            <text:p>423.39</text:p>
          </table:table-cell>
        </table:table-row>
        <table:table-row table:style-name="ro1">
          <table:table-cell office:value-type="float" office:value="9375588" calcext:value-type="float">
            <text:p>9375588</text:p>
          </table:table-cell>
          <table:table-cell table:formula="of:=[.A588]/1000/(60*60*24)" office:value-type="time" office:time-value="PT02H36M15.588S" calcext:value-type="time">
            <text:p>02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2.79" calcext:value-type="float">
            <text:p>332.79</text:p>
          </table:table-cell>
          <table:table-cell office:value-type="float" office:value="424.06" calcext:value-type="float">
            <text:p>424.06</text:p>
          </table:table-cell>
        </table:table-row>
        <table:table-row table:style-name="ro1">
          <table:table-cell office:value-type="float" office:value="9391588" calcext:value-type="float">
            <text:p>9391588</text:p>
          </table:table-cell>
          <table:table-cell table:formula="of:=[.A589]/1000/(60*60*24)" office:value-type="time" office:time-value="PT02H36M31.588S" calcext:value-type="time">
            <text:p>02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3.34" calcext:value-type="float">
            <text:p>333.34</text:p>
          </table:table-cell>
          <table:table-cell office:value-type="float" office:value="424.74" calcext:value-type="float">
            <text:p>424.74</text:p>
          </table:table-cell>
        </table:table-row>
        <table:table-row table:style-name="ro1">
          <table:table-cell office:value-type="float" office:value="9407588" calcext:value-type="float">
            <text:p>9407588</text:p>
          </table:table-cell>
          <table:table-cell table:formula="of:=[.A590]/1000/(60*60*24)" office:value-type="time" office:time-value="PT02H36M47.588S" calcext:value-type="time">
            <text:p>02:3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3.89" calcext:value-type="float">
            <text:p>333.89</text:p>
          </table:table-cell>
          <table:table-cell office:value-type="float" office:value="425.41" calcext:value-type="float">
            <text:p>425.41</text:p>
          </table:table-cell>
        </table:table-row>
        <table:table-row table:style-name="ro1">
          <table:table-cell office:value-type="float" office:value="9423588" calcext:value-type="float">
            <text:p>9423588</text:p>
          </table:table-cell>
          <table:table-cell table:formula="of:=[.A591]/1000/(60*60*24)" office:value-type="time" office:time-value="PT02H37M03.588S" calcext:value-type="time">
            <text:p>02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4.44" calcext:value-type="float">
            <text:p>334.44</text:p>
          </table:table-cell>
          <table:table-cell office:value-type="float" office:value="426.09" calcext:value-type="float">
            <text:p>426.09</text:p>
          </table:table-cell>
        </table:table-row>
        <table:table-row table:style-name="ro1">
          <table:table-cell office:value-type="float" office:value="9439588" calcext:value-type="float">
            <text:p>9439588</text:p>
          </table:table-cell>
          <table:table-cell table:formula="of:=[.A592]/1000/(60*60*24)" office:value-type="time" office:time-value="PT02H37M19.588S" calcext:value-type="time">
            <text:p>02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4.99" calcext:value-type="float">
            <text:p>334.99</text:p>
          </table:table-cell>
          <table:table-cell office:value-type="float" office:value="426.76" calcext:value-type="float">
            <text:p>426.76</text:p>
          </table:table-cell>
        </table:table-row>
        <table:table-row table:style-name="ro1">
          <table:table-cell office:value-type="float" office:value="9455588" calcext:value-type="float">
            <text:p>9455588</text:p>
          </table:table-cell>
          <table:table-cell table:formula="of:=[.A593]/1000/(60*60*24)" office:value-type="time" office:time-value="PT02H37M35.588S" calcext:value-type="time">
            <text:p>02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5.53" calcext:value-type="float">
            <text:p>335.53</text:p>
          </table:table-cell>
          <table:table-cell office:value-type="float" office:value="427.43" calcext:value-type="float">
            <text:p>427.43</text:p>
          </table:table-cell>
        </table:table-row>
        <table:table-row table:style-name="ro1">
          <table:table-cell office:value-type="float" office:value="9471588" calcext:value-type="float">
            <text:p>9471588</text:p>
          </table:table-cell>
          <table:table-cell table:formula="of:=[.A594]/1000/(60*60*24)" office:value-type="time" office:time-value="PT02H37M51.588S" calcext:value-type="time">
            <text:p>02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6.08" calcext:value-type="float">
            <text:p>336.08</text:p>
          </table:table-cell>
          <table:table-cell office:value-type="float" office:value="428.11" calcext:value-type="float">
            <text:p>428.11</text:p>
          </table:table-cell>
        </table:table-row>
        <table:table-row table:style-name="ro1">
          <table:table-cell office:value-type="float" office:value="9487588" calcext:value-type="float">
            <text:p>9487588</text:p>
          </table:table-cell>
          <table:table-cell table:formula="of:=[.A595]/1000/(60*60*24)" office:value-type="time" office:time-value="PT02H38M07.588S" calcext:value-type="time">
            <text:p>02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6.63" calcext:value-type="float">
            <text:p>336.63</text:p>
          </table:table-cell>
          <table:table-cell office:value-type="float" office:value="428.78" calcext:value-type="float">
            <text:p>428.78</text:p>
          </table:table-cell>
        </table:table-row>
        <table:table-row table:style-name="ro1">
          <table:table-cell office:value-type="float" office:value="9503588" calcext:value-type="float">
            <text:p>9503588</text:p>
          </table:table-cell>
          <table:table-cell table:formula="of:=[.A596]/1000/(60*60*24)" office:value-type="time" office:time-value="PT02H38M23.588S" calcext:value-type="time">
            <text:p>02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7.18" calcext:value-type="float">
            <text:p>337.18</text:p>
          </table:table-cell>
          <table:table-cell office:value-type="float" office:value="429.45" calcext:value-type="float">
            <text:p>429.45</text:p>
          </table:table-cell>
        </table:table-row>
        <table:table-row table:style-name="ro1">
          <table:table-cell office:value-type="float" office:value="9519588" calcext:value-type="float">
            <text:p>9519588</text:p>
          </table:table-cell>
          <table:table-cell table:formula="of:=[.A597]/1000/(60*60*24)" office:value-type="time" office:time-value="PT02H38M39.588S" calcext:value-type="time">
            <text:p>02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7.73" calcext:value-type="float">
            <text:p>337.73</text:p>
          </table:table-cell>
          <table:table-cell office:value-type="float" office:value="430.13" calcext:value-type="float">
            <text:p>430.13</text:p>
          </table:table-cell>
        </table:table-row>
        <table:table-row table:style-name="ro1">
          <table:table-cell office:value-type="float" office:value="9535588" calcext:value-type="float">
            <text:p>9535588</text:p>
          </table:table-cell>
          <table:table-cell table:formula="of:=[.A598]/1000/(60*60*24)" office:value-type="time" office:time-value="PT02H38M55.588S" calcext:value-type="time">
            <text:p>02:3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8.28" calcext:value-type="float">
            <text:p>338.28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9551588" calcext:value-type="float">
            <text:p>9551588</text:p>
          </table:table-cell>
          <table:table-cell table:formula="of:=[.A599]/1000/(60*60*24)" office:value-type="time" office:time-value="PT02H39M11.588S" calcext:value-type="time">
            <text:p>02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8.82" calcext:value-type="float">
            <text:p>338.82</text:p>
          </table:table-cell>
          <table:table-cell office:value-type="float" office:value="431.48" calcext:value-type="float">
            <text:p>431.48</text:p>
          </table:table-cell>
        </table:table-row>
        <table:table-row table:style-name="ro1">
          <table:table-cell office:value-type="float" office:value="9567588" calcext:value-type="float">
            <text:p>9567588</text:p>
          </table:table-cell>
          <table:table-cell table:formula="of:=[.A600]/1000/(60*60*24)" office:value-type="time" office:time-value="PT02H39M27.588S" calcext:value-type="time">
            <text:p>02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9.37" calcext:value-type="float">
            <text:p>339.37</text:p>
          </table:table-cell>
          <table:table-cell office:value-type="float" office:value="432.15" calcext:value-type="float">
            <text:p>432.15</text:p>
          </table:table-cell>
        </table:table-row>
        <table:table-row table:style-name="ro1">
          <table:table-cell office:value-type="float" office:value="9583588" calcext:value-type="float">
            <text:p>9583588</text:p>
          </table:table-cell>
          <table:table-cell table:formula="of:=[.A601]/1000/(60*60*24)" office:value-type="time" office:time-value="PT02H39M43.588S" calcext:value-type="time">
            <text:p>02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9.92" calcext:value-type="float">
            <text:p>339.92</text:p>
          </table:table-cell>
          <table:table-cell office:value-type="float" office:value="432.82" calcext:value-type="float">
            <text:p>432.82</text:p>
          </table:table-cell>
        </table:table-row>
        <table:table-row table:style-name="ro1">
          <table:table-cell office:value-type="float" office:value="9599588" calcext:value-type="float">
            <text:p>9599588</text:p>
          </table:table-cell>
          <table:table-cell table:formula="of:=[.A602]/1000/(60*60*24)" office:value-type="time" office:time-value="PT02H39M59.588S" calcext:value-type="time">
            <text:p>02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40.47" calcext:value-type="float">
            <text:p>340.47</text:p>
          </table:table-cell>
          <table:table-cell office:value-type="float" office:value="433.5" calcext:value-type="float">
            <text:p>433.5</text:p>
          </table:table-cell>
        </table:table-row>
        <table:table-row table:style-name="ro1">
          <table:table-cell office:value-type="float" office:value="9615588" calcext:value-type="float">
            <text:p>9615588</text:p>
          </table:table-cell>
          <table:table-cell table:formula="of:=[.A603]/1000/(60*60*24)" office:value-type="time" office:time-value="PT02H40M15.588S" calcext:value-type="time">
            <text:p>02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1.02" calcext:value-type="float">
            <text:p>341.02</text:p>
          </table:table-cell>
          <table:table-cell office:value-type="float" office:value="434.17" calcext:value-type="float">
            <text:p>434.17</text:p>
          </table:table-cell>
        </table:table-row>
        <table:table-row table:style-name="ro1">
          <table:table-cell office:value-type="float" office:value="9631588" calcext:value-type="float">
            <text:p>9631588</text:p>
          </table:table-cell>
          <table:table-cell table:formula="of:=[.A604]/1000/(60*60*24)" office:value-type="time" office:time-value="PT02H40M31.588S" calcext:value-type="time">
            <text:p>02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1.57" calcext:value-type="float">
            <text:p>341.57</text:p>
          </table:table-cell>
          <table:table-cell office:value-type="float" office:value="434.84" calcext:value-type="float">
            <text:p>434.84</text:p>
          </table:table-cell>
        </table:table-row>
        <table:table-row table:style-name="ro1">
          <table:table-cell office:value-type="float" office:value="9647588" calcext:value-type="float">
            <text:p>9647588</text:p>
          </table:table-cell>
          <table:table-cell table:formula="of:=[.A605]/1000/(60*60*24)" office:value-type="time" office:time-value="PT02H40M47.588S" calcext:value-type="time">
            <text:p>02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2.11" calcext:value-type="float">
            <text:p>342.11</text:p>
          </table:table-cell>
          <table:table-cell office:value-type="float" office:value="435.52" calcext:value-type="float">
            <text:p>435.52</text:p>
          </table:table-cell>
        </table:table-row>
        <table:table-row table:style-name="ro1">
          <table:table-cell office:value-type="float" office:value="9663588" calcext:value-type="float">
            <text:p>9663588</text:p>
          </table:table-cell>
          <table:table-cell table:formula="of:=[.A606]/1000/(60*60*24)" office:value-type="time" office:time-value="PT02H41M03.588S" calcext:value-type="time">
            <text:p>02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2.66" calcext:value-type="float">
            <text:p>342.66</text:p>
          </table:table-cell>
          <table:table-cell office:value-type="float" office:value="436.19" calcext:value-type="float">
            <text:p>436.19</text:p>
          </table:table-cell>
        </table:table-row>
        <table:table-row table:style-name="ro1">
          <table:table-cell office:value-type="float" office:value="9679588" calcext:value-type="float">
            <text:p>9679588</text:p>
          </table:table-cell>
          <table:table-cell table:formula="of:=[.A607]/1000/(60*60*24)" office:value-type="time" office:time-value="PT02H41M19.588S" calcext:value-type="time">
            <text:p>02:4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3.21" calcext:value-type="float">
            <text:p>343.21</text:p>
          </table:table-cell>
          <table:table-cell office:value-type="float" office:value="436.86" calcext:value-type="float">
            <text:p>436.86</text:p>
          </table:table-cell>
        </table:table-row>
        <table:table-row table:style-name="ro1">
          <table:table-cell office:value-type="float" office:value="9695588" calcext:value-type="float">
            <text:p>9695588</text:p>
          </table:table-cell>
          <table:table-cell table:formula="of:=[.A608]/1000/(60*60*24)" office:value-type="time" office:time-value="PT02H41M35.588S" calcext:value-type="time">
            <text:p>02:4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3.76" calcext:value-type="float">
            <text:p>343.76</text:p>
          </table:table-cell>
          <table:table-cell office:value-type="float" office:value="437.54" calcext:value-type="float">
            <text:p>437.54</text:p>
          </table:table-cell>
        </table:table-row>
        <table:table-row table:style-name="ro1">
          <table:table-cell office:value-type="float" office:value="9711588" calcext:value-type="float">
            <text:p>9711588</text:p>
          </table:table-cell>
          <table:table-cell table:formula="of:=[.A609]/1000/(60*60*24)" office:value-type="time" office:time-value="PT02H41M51.588S" calcext:value-type="time">
            <text:p>02:4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4.31" calcext:value-type="float">
            <text:p>344.31</text:p>
          </table:table-cell>
          <table:table-cell office:value-type="float" office:value="438.21" calcext:value-type="float">
            <text:p>438.21</text:p>
          </table:table-cell>
        </table:table-row>
        <table:table-row table:style-name="ro1">
          <table:table-cell office:value-type="float" office:value="9727588" calcext:value-type="float">
            <text:p>9727588</text:p>
          </table:table-cell>
          <table:table-cell table:formula="of:=[.A610]/1000/(60*60*24)" office:value-type="time" office:time-value="PT02H42M07.588S" calcext:value-type="time">
            <text:p>02:4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4.85" calcext:value-type="float">
            <text:p>344.85</text:p>
          </table:table-cell>
          <table:table-cell office:value-type="float" office:value="438.88" calcext:value-type="float">
            <text:p>438.88</text:p>
          </table:table-cell>
        </table:table-row>
        <table:table-row table:style-name="ro1">
          <table:table-cell office:value-type="float" office:value="9743588" calcext:value-type="float">
            <text:p>9743588</text:p>
          </table:table-cell>
          <table:table-cell table:formula="of:=[.A611]/1000/(60*60*24)" office:value-type="time" office:time-value="PT02H42M23.588S" calcext:value-type="time">
            <text:p>02:4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5.4" calcext:value-type="float">
            <text:p>345.4</text:p>
          </table:table-cell>
          <table:table-cell office:value-type="float" office:value="439.56" calcext:value-type="float">
            <text:p>439.56</text:p>
          </table:table-cell>
        </table:table-row>
        <table:table-row table:style-name="ro1">
          <table:table-cell office:value-type="float" office:value="9759588" calcext:value-type="float">
            <text:p>9759588</text:p>
          </table:table-cell>
          <table:table-cell table:formula="of:=[.A612]/1000/(60*60*24)" office:value-type="time" office:time-value="PT02H42M39.588S" calcext:value-type="time">
            <text:p>02:4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5.95" calcext:value-type="float">
            <text:p>345.95</text:p>
          </table:table-cell>
          <table:table-cell office:value-type="float" office:value="440.23" calcext:value-type="float">
            <text:p>440.23</text:p>
          </table:table-cell>
        </table:table-row>
        <table:table-row table:style-name="ro1">
          <table:table-cell office:value-type="float" office:value="9775588" calcext:value-type="float">
            <text:p>9775588</text:p>
          </table:table-cell>
          <table:table-cell table:formula="of:=[.A613]/1000/(60*60*24)" office:value-type="time" office:time-value="PT02H42M55.588S" calcext:value-type="time">
            <text:p>02:4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6.5" calcext:value-type="float">
            <text:p>346.5</text:p>
          </table:table-cell>
          <table:table-cell office:value-type="float" office:value="440.9" calcext:value-type="float">
            <text:p>440.9</text:p>
          </table:table-cell>
        </table:table-row>
        <table:table-row table:style-name="ro1">
          <table:table-cell office:value-type="float" office:value="9791588" calcext:value-type="float">
            <text:p>9791588</text:p>
          </table:table-cell>
          <table:table-cell table:formula="of:=[.A614]/1000/(60*60*24)" office:value-type="time" office:time-value="PT02H43M11.588S" calcext:value-type="time">
            <text:p>02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7.05" calcext:value-type="float">
            <text:p>347.05</text:p>
          </table:table-cell>
          <table:table-cell office:value-type="float" office:value="441.58" calcext:value-type="float">
            <text:p>441.58</text:p>
          </table:table-cell>
        </table:table-row>
        <table:table-row table:style-name="ro1">
          <table:table-cell office:value-type="float" office:value="9807588" calcext:value-type="float">
            <text:p>9807588</text:p>
          </table:table-cell>
          <table:table-cell table:formula="of:=[.A615]/1000/(60*60*24)" office:value-type="time" office:time-value="PT02H43M27.588S" calcext:value-type="time">
            <text:p>02:4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7.59" calcext:value-type="float">
            <text:p>347.59</text:p>
          </table:table-cell>
          <table:table-cell office:value-type="float" office:value="442.25" calcext:value-type="float">
            <text:p>442.25</text:p>
          </table:table-cell>
        </table:table-row>
        <table:table-row table:style-name="ro1">
          <table:table-cell office:value-type="float" office:value="9823588" calcext:value-type="float">
            <text:p>9823588</text:p>
          </table:table-cell>
          <table:table-cell table:formula="of:=[.A616]/1000/(60*60*24)" office:value-type="time" office:time-value="PT02H43M43.588S" calcext:value-type="time">
            <text:p>02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8.14" calcext:value-type="float">
            <text:p>348.14</text:p>
          </table:table-cell>
          <table:table-cell office:value-type="float" office:value="442.92" calcext:value-type="float">
            <text:p>442.92</text:p>
          </table:table-cell>
        </table:table-row>
        <table:table-row table:style-name="ro1">
          <table:table-cell office:value-type="float" office:value="9839588" calcext:value-type="float">
            <text:p>9839588</text:p>
          </table:table-cell>
          <table:table-cell table:formula="of:=[.A617]/1000/(60*60*24)" office:value-type="time" office:time-value="PT02H43M59.588S" calcext:value-type="time">
            <text:p>02:4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8.69" calcext:value-type="float">
            <text:p>348.69</text:p>
          </table:table-cell>
          <table:table-cell office:value-type="float" office:value="443.6" calcext:value-type="float">
            <text:p>443.6</text:p>
          </table:table-cell>
        </table:table-row>
        <table:table-row table:style-name="ro1">
          <table:table-cell office:value-type="float" office:value="9855588" calcext:value-type="float">
            <text:p>9855588</text:p>
          </table:table-cell>
          <table:table-cell table:formula="of:=[.A618]/1000/(60*60*24)" office:value-type="time" office:time-value="PT02H44M15.588S" calcext:value-type="time">
            <text:p>02:4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9.24" calcext:value-type="float">
            <text:p>349.24</text:p>
          </table:table-cell>
          <table:table-cell office:value-type="float" office:value="444.27" calcext:value-type="float">
            <text:p>444.27</text:p>
          </table:table-cell>
        </table:table-row>
        <table:table-row table:style-name="ro1">
          <table:table-cell office:value-type="float" office:value="9871588" calcext:value-type="float">
            <text:p>9871588</text:p>
          </table:table-cell>
          <table:table-cell table:formula="of:=[.A619]/1000/(60*60*24)" office:value-type="time" office:time-value="PT02H44M31.588S" calcext:value-type="time">
            <text:p>02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9.78" calcext:value-type="float">
            <text:p>349.78</text:p>
          </table:table-cell>
          <table:table-cell office:value-type="float" office:value="444.94" calcext:value-type="float">
            <text:p>444.94</text:p>
          </table:table-cell>
        </table:table-row>
        <table:table-row table:style-name="ro1">
          <table:table-cell office:value-type="float" office:value="9887588" calcext:value-type="float">
            <text:p>9887588</text:p>
          </table:table-cell>
          <table:table-cell table:formula="of:=[.A620]/1000/(60*60*24)" office:value-type="time" office:time-value="PT02H44M47.588S" calcext:value-type="time">
            <text:p>02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0.33" calcext:value-type="float">
            <text:p>350.33</text:p>
          </table:table-cell>
          <table:table-cell office:value-type="float" office:value="445.61" calcext:value-type="float">
            <text:p>445.61</text:p>
          </table:table-cell>
        </table:table-row>
        <table:table-row table:style-name="ro1">
          <table:table-cell office:value-type="float" office:value="9903588" calcext:value-type="float">
            <text:p>9903588</text:p>
          </table:table-cell>
          <table:table-cell table:formula="of:=[.A621]/1000/(60*60*24)" office:value-type="time" office:time-value="PT02H45M03.588S" calcext:value-type="time">
            <text:p>02:4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50.88" calcext:value-type="float">
            <text:p>350.88</text:p>
          </table:table-cell>
          <table:table-cell office:value-type="float" office:value="446.29" calcext:value-type="float">
            <text:p>446.29</text:p>
          </table:table-cell>
        </table:table-row>
        <table:table-row table:style-name="ro1">
          <table:table-cell office:value-type="float" office:value="9919588" calcext:value-type="float">
            <text:p>9919588</text:p>
          </table:table-cell>
          <table:table-cell table:formula="of:=[.A622]/1000/(60*60*24)" office:value-type="time" office:time-value="PT02H45M19.588S" calcext:value-type="time">
            <text:p>02:4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1.43" calcext:value-type="float">
            <text:p>351.43</text:p>
          </table:table-cell>
          <table:table-cell office:value-type="float" office:value="446.96" calcext:value-type="float">
            <text:p>446.96</text:p>
          </table:table-cell>
        </table:table-row>
        <table:table-row table:style-name="ro1">
          <table:table-cell office:value-type="float" office:value="9935588" calcext:value-type="float">
            <text:p>9935588</text:p>
          </table:table-cell>
          <table:table-cell table:formula="of:=[.A623]/1000/(60*60*24)" office:value-type="time" office:time-value="PT02H45M35.588S" calcext:value-type="time">
            <text:p>02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1.98" calcext:value-type="float">
            <text:p>351.98</text:p>
          </table:table-cell>
          <table:table-cell office:value-type="float" office:value="447.63" calcext:value-type="float">
            <text:p>447.63</text:p>
          </table:table-cell>
        </table:table-row>
        <table:table-row table:style-name="ro1">
          <table:table-cell office:value-type="float" office:value="9951588" calcext:value-type="float">
            <text:p>9951588</text:p>
          </table:table-cell>
          <table:table-cell table:formula="of:=[.A624]/1000/(60*60*24)" office:value-type="time" office:time-value="PT02H45M51.588S" calcext:value-type="time">
            <text:p>02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2.52" calcext:value-type="float">
            <text:p>352.52</text:p>
          </table:table-cell>
          <table:table-cell office:value-type="float" office:value="448.3" calcext:value-type="float">
            <text:p>448.3</text:p>
          </table:table-cell>
        </table:table-row>
        <table:table-row table:style-name="ro1">
          <table:table-cell office:value-type="float" office:value="9967588" calcext:value-type="float">
            <text:p>9967588</text:p>
          </table:table-cell>
          <table:table-cell table:formula="of:=[.A625]/1000/(60*60*24)" office:value-type="time" office:time-value="PT02H46M07.588S" calcext:value-type="time">
            <text:p>02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3.07" calcext:value-type="float">
            <text:p>353.07</text:p>
          </table:table-cell>
          <table:table-cell office:value-type="float" office:value="448.97" calcext:value-type="float">
            <text:p>448.97</text:p>
          </table:table-cell>
        </table:table-row>
        <table:table-row table:style-name="ro1">
          <table:table-cell office:value-type="float" office:value="9983588" calcext:value-type="float">
            <text:p>9983588</text:p>
          </table:table-cell>
          <table:table-cell table:formula="of:=[.A626]/1000/(60*60*24)" office:value-type="time" office:time-value="PT02H46M23.588S" calcext:value-type="time">
            <text:p>02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3.62" calcext:value-type="float">
            <text:p>353.62</text:p>
          </table:table-cell>
          <table:table-cell office:value-type="float" office:value="449.64" calcext:value-type="float">
            <text:p>449.64</text:p>
          </table:table-cell>
        </table:table-row>
        <table:table-row table:style-name="ro1">
          <table:table-cell office:value-type="float" office:value="9999588" calcext:value-type="float">
            <text:p>9999588</text:p>
          </table:table-cell>
          <table:table-cell table:formula="of:=[.A627]/1000/(60*60*24)" office:value-type="time" office:time-value="PT02H46M39.588S" calcext:value-type="time">
            <text:p>02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4.17" calcext:value-type="float">
            <text:p>354.17</text:p>
          </table:table-cell>
          <table:table-cell office:value-type="float" office:value="450.32" calcext:value-type="float">
            <text:p>450.32</text:p>
          </table:table-cell>
        </table:table-row>
        <table:table-row table:style-name="ro1">
          <table:table-cell office:value-type="float" office:value="10015588" calcext:value-type="float">
            <text:p>10015588</text:p>
          </table:table-cell>
          <table:table-cell table:formula="of:=[.A628]/1000/(60*60*24)" office:value-type="time" office:time-value="PT02H46M55.588S" calcext:value-type="time">
            <text:p>02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4.71" calcext:value-type="float">
            <text:p>354.71</text:p>
          </table:table-cell>
          <table:table-cell office:value-type="float" office:value="450.99" calcext:value-type="float">
            <text:p>450.99</text:p>
          </table:table-cell>
        </table:table-row>
        <table:table-row table:style-name="ro1">
          <table:table-cell office:value-type="float" office:value="10031588" calcext:value-type="float">
            <text:p>10031588</text:p>
          </table:table-cell>
          <table:table-cell table:formula="of:=[.A629]/1000/(60*60*24)" office:value-type="time" office:time-value="PT02H47M11.588S" calcext:value-type="time">
            <text:p>02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5.26" calcext:value-type="float">
            <text:p>355.26</text:p>
          </table:table-cell>
          <table:table-cell office:value-type="float" office:value="451.66" calcext:value-type="float">
            <text:p>451.66</text:p>
          </table:table-cell>
        </table:table-row>
        <table:table-row table:style-name="ro1">
          <table:table-cell office:value-type="float" office:value="10047588" calcext:value-type="float">
            <text:p>10047588</text:p>
          </table:table-cell>
          <table:table-cell table:formula="of:=[.A630]/1000/(60*60*24)" office:value-type="time" office:time-value="PT02H47M27.588S" calcext:value-type="time">
            <text:p>02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5.81" calcext:value-type="float">
            <text:p>355.81</text:p>
          </table:table-cell>
          <table:table-cell office:value-type="float" office:value="452.33" calcext:value-type="float">
            <text:p>452.33</text:p>
          </table:table-cell>
        </table:table-row>
        <table:table-row table:style-name="ro1">
          <table:table-cell office:value-type="float" office:value="10063588" calcext:value-type="float">
            <text:p>10063588</text:p>
          </table:table-cell>
          <table:table-cell table:formula="of:=[.A631]/1000/(60*60*24)" office:value-type="time" office:time-value="PT02H47M43.588S" calcext:value-type="time">
            <text:p>02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6.36" calcext:value-type="float">
            <text:p>356.3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0079588" calcext:value-type="float">
            <text:p>10079588</text:p>
          </table:table-cell>
          <table:table-cell table:formula="of:=[.A632]/1000/(60*60*24)" office:value-type="time" office:time-value="PT02H47M59.588S" calcext:value-type="time">
            <text:p>02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6.9" calcext:value-type="float">
            <text:p>356.9</text:p>
          </table:table-cell>
          <table:table-cell office:value-type="float" office:value="453.67" calcext:value-type="float">
            <text:p>453.67</text:p>
          </table:table-cell>
        </table:table-row>
        <table:table-row table:style-name="ro1">
          <table:table-cell office:value-type="float" office:value="10095588" calcext:value-type="float">
            <text:p>10095588</text:p>
          </table:table-cell>
          <table:table-cell table:formula="of:=[.A633]/1000/(60*60*24)" office:value-type="time" office:time-value="PT02H48M15.588S" calcext:value-type="time">
            <text:p>02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7.45" calcext:value-type="float">
            <text:p>357.45</text:p>
          </table:table-cell>
          <table:table-cell office:value-type="float" office:value="454.35" calcext:value-type="float">
            <text:p>454.35</text:p>
          </table:table-cell>
        </table:table-row>
        <table:table-row table:style-name="ro1">
          <table:table-cell office:value-type="float" office:value="10111588" calcext:value-type="float">
            <text:p>10111588</text:p>
          </table:table-cell>
          <table:table-cell table:formula="of:=[.A634]/1000/(60*60*24)" office:value-type="time" office:time-value="PT02H48M31.588S" calcext:value-type="time">
            <text:p>02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8" calcext:value-type="float">
            <text:p>358</text:p>
          </table:table-cell>
          <table:table-cell office:value-type="float" office:value="455.02" calcext:value-type="float">
            <text:p>455.02</text:p>
          </table:table-cell>
        </table:table-row>
        <table:table-row table:style-name="ro1">
          <table:table-cell office:value-type="float" office:value="10127588" calcext:value-type="float">
            <text:p>10127588</text:p>
          </table:table-cell>
          <table:table-cell table:formula="of:=[.A635]/1000/(60*60*24)" office:value-type="time" office:time-value="PT02H48M47.588S" calcext:value-type="time">
            <text:p>02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8.55" calcext:value-type="float">
            <text:p>358.55</text:p>
          </table:table-cell>
          <table:table-cell office:value-type="float" office:value="455.69" calcext:value-type="float">
            <text:p>455.69</text:p>
          </table:table-cell>
        </table:table-row>
        <table:table-row table:style-name="ro1">
          <table:table-cell office:value-type="float" office:value="10143588" calcext:value-type="float">
            <text:p>10143588</text:p>
          </table:table-cell>
          <table:table-cell table:formula="of:=[.A636]/1000/(60*60*24)" office:value-type="time" office:time-value="PT02H49M03.588S" calcext:value-type="time">
            <text:p>02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9.09" calcext:value-type="float">
            <text:p>359.09</text:p>
          </table:table-cell>
          <table:table-cell office:value-type="float" office:value="456.36" calcext:value-type="float">
            <text:p>456.36</text:p>
          </table:table-cell>
        </table:table-row>
        <table:table-row table:style-name="ro1">
          <table:table-cell office:value-type="float" office:value="10159588" calcext:value-type="float">
            <text:p>10159588</text:p>
          </table:table-cell>
          <table:table-cell table:formula="of:=[.A637]/1000/(60*60*24)" office:value-type="time" office:time-value="PT02H49M19.588S" calcext:value-type="time">
            <text:p>02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9.64" calcext:value-type="float">
            <text:p>359.64</text:p>
          </table:table-cell>
          <table:table-cell office:value-type="float" office:value="457.03" calcext:value-type="float">
            <text:p>457.03</text:p>
          </table:table-cell>
        </table:table-row>
        <table:table-row table:style-name="ro1">
          <table:table-cell office:value-type="float" office:value="10175588" calcext:value-type="float">
            <text:p>10175588</text:p>
          </table:table-cell>
          <table:table-cell table:formula="of:=[.A638]/1000/(60*60*24)" office:value-type="time" office:time-value="PT02H49M35.588S" calcext:value-type="time">
            <text:p>02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0.19" calcext:value-type="float">
            <text:p>360.19</text:p>
          </table:table-cell>
          <table:table-cell office:value-type="float" office:value="457.7" calcext:value-type="float">
            <text:p>457.7</text:p>
          </table:table-cell>
        </table:table-row>
        <table:table-row table:style-name="ro1">
          <table:table-cell office:value-type="float" office:value="10191588" calcext:value-type="float">
            <text:p>10191588</text:p>
          </table:table-cell>
          <table:table-cell table:formula="of:=[.A639]/1000/(60*60*24)" office:value-type="time" office:time-value="PT02H49M51.588S" calcext:value-type="time">
            <text:p>02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0.74" calcext:value-type="float">
            <text:p>360.74</text:p>
          </table:table-cell>
          <table:table-cell office:value-type="float" office:value="458.37" calcext:value-type="float">
            <text:p>458.37</text:p>
          </table:table-cell>
        </table:table-row>
        <table:table-row table:style-name="ro1">
          <table:table-cell office:value-type="float" office:value="10207588" calcext:value-type="float">
            <text:p>10207588</text:p>
          </table:table-cell>
          <table:table-cell table:formula="of:=[.A640]/1000/(60*60*24)" office:value-type="time" office:time-value="PT02H50M07.588S" calcext:value-type="time">
            <text:p>02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61.28" calcext:value-type="float">
            <text:p>361.28</text:p>
          </table:table-cell>
          <table:table-cell office:value-type="float" office:value="459.04" calcext:value-type="float">
            <text:p>459.04</text:p>
          </table:table-cell>
        </table:table-row>
        <table:table-row table:style-name="ro1">
          <table:table-cell office:value-type="float" office:value="10223588" calcext:value-type="float">
            <text:p>10223588</text:p>
          </table:table-cell>
          <table:table-cell table:formula="of:=[.A641]/1000/(60*60*24)" office:value-type="time" office:time-value="PT02H50M23.588S" calcext:value-type="time">
            <text:p>02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61.83" calcext:value-type="float">
            <text:p>361.83</text:p>
          </table:table-cell>
          <table:table-cell office:value-type="float" office:value="459.71" calcext:value-type="float">
            <text:p>459.71</text:p>
          </table:table-cell>
        </table:table-row>
        <table:table-row table:style-name="ro1">
          <table:table-cell office:value-type="float" office:value="10239588" calcext:value-type="float">
            <text:p>10239588</text:p>
          </table:table-cell>
          <table:table-cell table:formula="of:=[.A642]/1000/(60*60*24)" office:value-type="time" office:time-value="PT02H50M39.588S" calcext:value-type="time">
            <text:p>02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62.38" calcext:value-type="float">
            <text:p>362.38</text:p>
          </table:table-cell>
          <table:table-cell office:value-type="float" office:value="460.38" calcext:value-type="float">
            <text:p>460.38</text:p>
          </table:table-cell>
        </table:table-row>
        <table:table-row table:style-name="ro1">
          <table:table-cell office:value-type="float" office:value="10255588" calcext:value-type="float">
            <text:p>10255588</text:p>
          </table:table-cell>
          <table:table-cell table:formula="of:=[.A643]/1000/(60*60*24)" office:value-type="time" office:time-value="PT02H50M55.588S" calcext:value-type="time">
            <text:p>02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62.92" calcext:value-type="float">
            <text:p>362.92</text:p>
          </table:table-cell>
          <table:table-cell office:value-type="float" office:value="461.05" calcext:value-type="float">
            <text:p>461.05</text:p>
          </table:table-cell>
        </table:table-row>
        <table:table-row table:style-name="ro1">
          <table:table-cell office:value-type="float" office:value="10271588" calcext:value-type="float">
            <text:p>10271588</text:p>
          </table:table-cell>
          <table:table-cell table:formula="of:=[.A644]/1000/(60*60*24)" office:value-type="time" office:time-value="PT02H51M11.588S" calcext:value-type="time">
            <text:p>02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63.47" calcext:value-type="float">
            <text:p>363.47</text:p>
          </table:table-cell>
          <table:table-cell office:value-type="float" office:value="461.72" calcext:value-type="float">
            <text:p>461.72</text:p>
          </table:table-cell>
        </table:table-row>
        <table:table-row table:style-name="ro1">
          <table:table-cell office:value-type="float" office:value="10287588" calcext:value-type="float">
            <text:p>10287588</text:p>
          </table:table-cell>
          <table:table-cell table:formula="of:=[.A645]/1000/(60*60*24)" office:value-type="time" office:time-value="PT02H51M27.588S" calcext:value-type="time">
            <text:p>02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02" calcext:value-type="float">
            <text:p>364.02</text:p>
          </table:table-cell>
          <table:table-cell office:value-type="float" office:value="462.39" calcext:value-type="float">
            <text:p>462.39</text:p>
          </table:table-cell>
        </table:table-row>
        <table:table-row table:style-name="ro1">
          <table:table-cell office:value-type="float" office:value="10303588" calcext:value-type="float">
            <text:p>10303588</text:p>
          </table:table-cell>
          <table:table-cell table:formula="of:=[.A646]/1000/(60*60*24)" office:value-type="time" office:time-value="PT02H51M43.588S" calcext:value-type="time">
            <text:p>02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4.57" calcext:value-type="float">
            <text:p>364.57</text:p>
          </table:table-cell>
          <table:table-cell office:value-type="float" office:value="463.06" calcext:value-type="float">
            <text:p>463.06</text:p>
          </table:table-cell>
        </table:table-row>
        <table:table-row table:style-name="ro1">
          <table:table-cell office:value-type="float" office:value="10319588" calcext:value-type="float">
            <text:p>10319588</text:p>
          </table:table-cell>
          <table:table-cell table:formula="of:=[.A647]/1000/(60*60*24)" office:value-type="time" office:time-value="PT02H51M59.588S" calcext:value-type="time">
            <text:p>02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365.11" calcext:value-type="float">
            <text:p>365.11</text:p>
          </table:table-cell>
          <table:table-cell office:value-type="float" office:value="463.73" calcext:value-type="float">
            <text:p>463.73</text:p>
          </table:table-cell>
        </table:table-row>
        <table:table-row table:style-name="ro1">
          <table:table-cell office:value-type="float" office:value="10335588" calcext:value-type="float">
            <text:p>10335588</text:p>
          </table:table-cell>
          <table:table-cell table:formula="of:=[.A648]/1000/(60*60*24)" office:value-type="time" office:time-value="PT02H52M15.588S" calcext:value-type="time">
            <text:p>02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5.66" calcext:value-type="float">
            <text:p>365.66</text:p>
          </table:table-cell>
          <table:table-cell office:value-type="float" office:value="464.4" calcext:value-type="float">
            <text:p>464.4</text:p>
          </table:table-cell>
        </table:table-row>
        <table:table-row table:style-name="ro1">
          <table:table-cell office:value-type="float" office:value="10351588" calcext:value-type="float">
            <text:p>10351588</text:p>
          </table:table-cell>
          <table:table-cell table:formula="of:=[.A649]/1000/(60*60*24)" office:value-type="time" office:time-value="PT02H52M31.588S" calcext:value-type="time">
            <text:p>02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6.21" calcext:value-type="float">
            <text:p>366.21</text:p>
          </table:table-cell>
          <table:table-cell office:value-type="float" office:value="465.07" calcext:value-type="float">
            <text:p>465.07</text:p>
          </table:table-cell>
        </table:table-row>
        <table:table-row table:style-name="ro1">
          <table:table-cell office:value-type="float" office:value="10367588" calcext:value-type="float">
            <text:p>10367588</text:p>
          </table:table-cell>
          <table:table-cell table:formula="of:=[.A650]/1000/(60*60*24)" office:value-type="time" office:time-value="PT02H52M47.588S" calcext:value-type="time">
            <text:p>02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6.75" calcext:value-type="float">
            <text:p>366.75</text:p>
          </table:table-cell>
          <table:table-cell office:value-type="float" office:value="465.74" calcext:value-type="float">
            <text:p>465.74</text:p>
          </table:table-cell>
        </table:table-row>
        <table:table-row table:style-name="ro1">
          <table:table-cell office:value-type="float" office:value="10383588" calcext:value-type="float">
            <text:p>10383588</text:p>
          </table:table-cell>
          <table:table-cell table:formula="of:=[.A651]/1000/(60*60*24)" office:value-type="time" office:time-value="PT02H53M03.588S" calcext:value-type="time">
            <text:p>02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7.3" calcext:value-type="float">
            <text:p>367.3</text:p>
          </table:table-cell>
          <table:table-cell office:value-type="float" office:value="466.41" calcext:value-type="float">
            <text:p>466.41</text:p>
          </table:table-cell>
        </table:table-row>
        <table:table-row table:style-name="ro1">
          <table:table-cell office:value-type="float" office:value="10399588" calcext:value-type="float">
            <text:p>10399588</text:p>
          </table:table-cell>
          <table:table-cell table:formula="of:=[.A652]/1000/(60*60*24)" office:value-type="time" office:time-value="PT02H53M19.588S" calcext:value-type="time">
            <text:p>02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7.85" calcext:value-type="float">
            <text:p>367.85</text:p>
          </table:table-cell>
          <table:table-cell office:value-type="float" office:value="467.08" calcext:value-type="float">
            <text:p>467.08</text:p>
          </table:table-cell>
        </table:table-row>
        <table:table-row table:style-name="ro1">
          <table:table-cell office:value-type="float" office:value="10415588" calcext:value-type="float">
            <text:p>10415588</text:p>
          </table:table-cell>
          <table:table-cell table:formula="of:=[.A653]/1000/(60*60*24)" office:value-type="time" office:time-value="PT02H53M35.588S" calcext:value-type="time">
            <text:p>02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8.39" calcext:value-type="float">
            <text:p>368.39</text:p>
          </table:table-cell>
          <table:table-cell office:value-type="float" office:value="467.75" calcext:value-type="float">
            <text:p>467.75</text:p>
          </table:table-cell>
        </table:table-row>
        <table:table-row table:style-name="ro1">
          <table:table-cell office:value-type="float" office:value="10431588" calcext:value-type="float">
            <text:p>10431588</text:p>
          </table:table-cell>
          <table:table-cell table:formula="of:=[.A654]/1000/(60*60*24)" office:value-type="time" office:time-value="PT02H53M51.588S" calcext:value-type="time">
            <text:p>02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8.94" calcext:value-type="float">
            <text:p>368.94</text:p>
          </table:table-cell>
          <table:table-cell office:value-type="float" office:value="468.42" calcext:value-type="float">
            <text:p>468.42</text:p>
          </table:table-cell>
        </table:table-row>
        <table:table-row table:style-name="ro1">
          <table:table-cell office:value-type="float" office:value="10447588" calcext:value-type="float">
            <text:p>10447588</text:p>
          </table:table-cell>
          <table:table-cell table:formula="of:=[.A655]/1000/(60*60*24)" office:value-type="time" office:time-value="PT02H54M07.588S" calcext:value-type="time">
            <text:p>02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9.49" calcext:value-type="float">
            <text:p>369.49</text:p>
          </table:table-cell>
          <table:table-cell office:value-type="float" office:value="469.09" calcext:value-type="float">
            <text:p>469.09</text:p>
          </table:table-cell>
        </table:table-row>
        <table:table-row table:style-name="ro1">
          <table:table-cell office:value-type="float" office:value="10463588" calcext:value-type="float">
            <text:p>10463588</text:p>
          </table:table-cell>
          <table:table-cell table:formula="of:=[.A656]/1000/(60*60*24)" office:value-type="time" office:time-value="PT02H54M23.588S" calcext:value-type="time">
            <text:p>02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0.04" calcext:value-type="float">
            <text:p>370.04</text:p>
          </table:table-cell>
          <table:table-cell office:value-type="float" office:value="469.76" calcext:value-type="float">
            <text:p>469.76</text:p>
          </table:table-cell>
        </table:table-row>
        <table:table-row table:style-name="ro1">
          <table:table-cell office:value-type="float" office:value="10479588" calcext:value-type="float">
            <text:p>10479588</text:p>
          </table:table-cell>
          <table:table-cell table:formula="of:=[.A657]/1000/(60*60*24)" office:value-type="time" office:time-value="PT02H54M39.588S" calcext:value-type="time">
            <text:p>02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0.58" calcext:value-type="float">
            <text:p>370.58</text:p>
          </table:table-cell>
          <table:table-cell office:value-type="float" office:value="470.43" calcext:value-type="float">
            <text:p>470.43</text:p>
          </table:table-cell>
        </table:table-row>
        <table:table-row table:style-name="ro1">
          <table:table-cell office:value-type="float" office:value="10495588" calcext:value-type="float">
            <text:p>10495588</text:p>
          </table:table-cell>
          <table:table-cell table:formula="of:=[.A658]/1000/(60*60*24)" office:value-type="time" office:time-value="PT02H54M55.588S" calcext:value-type="time">
            <text:p>02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1.13" calcext:value-type="float">
            <text:p>371.13</text:p>
          </table:table-cell>
          <table:table-cell office:value-type="float" office:value="471.1" calcext:value-type="float">
            <text:p>471.1</text:p>
          </table:table-cell>
        </table:table-row>
        <table:table-row table:style-name="ro1">
          <table:table-cell office:value-type="float" office:value="10511588" calcext:value-type="float">
            <text:p>10511588</text:p>
          </table:table-cell>
          <table:table-cell table:formula="of:=[.A659]/1000/(60*60*24)" office:value-type="time" office:time-value="PT02H55M11.588S" calcext:value-type="time">
            <text:p>02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1.68" calcext:value-type="float">
            <text:p>371.68</text:p>
          </table:table-cell>
          <table:table-cell office:value-type="float" office:value="471.77" calcext:value-type="float">
            <text:p>471.77</text:p>
          </table:table-cell>
        </table:table-row>
        <table:table-row table:style-name="ro1">
          <table:table-cell office:value-type="float" office:value="10527588" calcext:value-type="float">
            <text:p>10527588</text:p>
          </table:table-cell>
          <table:table-cell table:formula="of:=[.A660]/1000/(60*60*24)" office:value-type="time" office:time-value="PT02H55M27.588S" calcext:value-type="time">
            <text:p>02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2.22" calcext:value-type="float">
            <text:p>372.22</text:p>
          </table:table-cell>
          <table:table-cell office:value-type="float" office:value="472.44" calcext:value-type="float">
            <text:p>472.44</text:p>
          </table:table-cell>
        </table:table-row>
        <table:table-row table:style-name="ro1">
          <table:table-cell office:value-type="float" office:value="10543588" calcext:value-type="float">
            <text:p>10543588</text:p>
          </table:table-cell>
          <table:table-cell table:formula="of:=[.A661]/1000/(60*60*24)" office:value-type="time" office:time-value="PT02H55M43.588S" calcext:value-type="time">
            <text:p>02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2.77" calcext:value-type="float">
            <text:p>372.77</text:p>
          </table:table-cell>
          <table:table-cell office:value-type="float" office:value="473.11" calcext:value-type="float">
            <text:p>473.11</text:p>
          </table:table-cell>
        </table:table-row>
        <table:table-row table:style-name="ro1">
          <table:table-cell office:value-type="float" office:value="10559588" calcext:value-type="float">
            <text:p>10559588</text:p>
          </table:table-cell>
          <table:table-cell table:formula="of:=[.A662]/1000/(60*60*24)" office:value-type="time" office:time-value="PT02H55M59.588S" calcext:value-type="time">
            <text:p>02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3.32" calcext:value-type="float">
            <text:p>373.32</text:p>
          </table:table-cell>
          <table:table-cell office:value-type="float" office:value="473.78" calcext:value-type="float">
            <text:p>473.78</text:p>
          </table:table-cell>
        </table:table-row>
        <table:table-row table:style-name="ro1">
          <table:table-cell office:value-type="float" office:value="10575588" calcext:value-type="float">
            <text:p>10575588</text:p>
          </table:table-cell>
          <table:table-cell table:formula="of:=[.A663]/1000/(60*60*24)" office:value-type="time" office:time-value="PT02H56M15.588S" calcext:value-type="time">
            <text:p>02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3.86" calcext:value-type="float">
            <text:p>373.86</text:p>
          </table:table-cell>
          <table:table-cell office:value-type="float" office:value="474.45" calcext:value-type="float">
            <text:p>474.45</text:p>
          </table:table-cell>
        </table:table-row>
        <table:table-row table:style-name="ro1">
          <table:table-cell office:value-type="float" office:value="10591588" calcext:value-type="float">
            <text:p>10591588</text:p>
          </table:table-cell>
          <table:table-cell table:formula="of:=[.A664]/1000/(60*60*24)" office:value-type="time" office:time-value="PT02H56M31.588S" calcext:value-type="time">
            <text:p>02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4.41" calcext:value-type="float">
            <text:p>374.41</text:p>
          </table:table-cell>
          <table:table-cell office:value-type="float" office:value="475.12" calcext:value-type="float">
            <text:p>475.12</text:p>
          </table:table-cell>
        </table:table-row>
        <table:table-row table:style-name="ro1">
          <table:table-cell office:value-type="float" office:value="10607588" calcext:value-type="float">
            <text:p>10607588</text:p>
          </table:table-cell>
          <table:table-cell table:formula="of:=[.A665]/1000/(60*60*24)" office:value-type="time" office:time-value="PT02H56M47.588S" calcext:value-type="time">
            <text:p>02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4.96" calcext:value-type="float">
            <text:p>374.96</text:p>
          </table:table-cell>
          <table:table-cell office:value-type="float" office:value="475.79" calcext:value-type="float">
            <text:p>475.79</text:p>
          </table:table-cell>
        </table:table-row>
        <table:table-row table:style-name="ro1">
          <table:table-cell office:value-type="float" office:value="10623588" calcext:value-type="float">
            <text:p>10623588</text:p>
          </table:table-cell>
          <table:table-cell table:formula="of:=[.A666]/1000/(60*60*24)" office:value-type="time" office:time-value="PT02H57M03.588S" calcext:value-type="time">
            <text:p>02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5.5" calcext:value-type="float">
            <text:p>375.5</text:p>
          </table:table-cell>
          <table:table-cell office:value-type="float" office:value="476.46" calcext:value-type="float">
            <text:p>476.46</text:p>
          </table:table-cell>
        </table:table-row>
        <table:table-row table:style-name="ro1">
          <table:table-cell office:value-type="float" office:value="10639588" calcext:value-type="float">
            <text:p>10639588</text:p>
          </table:table-cell>
          <table:table-cell table:formula="of:=[.A667]/1000/(60*60*24)" office:value-type="time" office:time-value="PT02H57M19.588S" calcext:value-type="time">
            <text:p>02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6.05" calcext:value-type="float">
            <text:p>376.05</text:p>
          </table:table-cell>
          <table:table-cell office:value-type="float" office:value="477.13" calcext:value-type="float">
            <text:p>477.13</text:p>
          </table:table-cell>
        </table:table-row>
        <table:table-row table:style-name="ro1">
          <table:table-cell office:value-type="float" office:value="10655588" calcext:value-type="float">
            <text:p>10655588</text:p>
          </table:table-cell>
          <table:table-cell table:formula="of:=[.A668]/1000/(60*60*24)" office:value-type="time" office:time-value="PT02H57M35.588S" calcext:value-type="time">
            <text:p>02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6.6" calcext:value-type="float">
            <text:p>376.6</text:p>
          </table:table-cell>
          <table:table-cell office:value-type="float" office:value="477.8" calcext:value-type="float">
            <text:p>477.8</text:p>
          </table:table-cell>
        </table:table-row>
        <table:table-row table:style-name="ro1">
          <table:table-cell office:value-type="float" office:value="10671588" calcext:value-type="float">
            <text:p>10671588</text:p>
          </table:table-cell>
          <table:table-cell table:formula="of:=[.A669]/1000/(60*60*24)" office:value-type="time" office:time-value="PT02H57M51.588S" calcext:value-type="time">
            <text:p>02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7.14" calcext:value-type="float">
            <text:p>377.14</text:p>
          </table:table-cell>
          <table:table-cell office:value-type="float" office:value="478.47" calcext:value-type="float">
            <text:p>478.47</text:p>
          </table:table-cell>
        </table:table-row>
        <table:table-row table:style-name="ro1">
          <table:table-cell office:value-type="float" office:value="10687588" calcext:value-type="float">
            <text:p>10687588</text:p>
          </table:table-cell>
          <table:table-cell table:formula="of:=[.A670]/1000/(60*60*24)" office:value-type="time" office:time-value="PT02H58M07.588S" calcext:value-type="time">
            <text:p>02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7.69" calcext:value-type="float">
            <text:p>377.69</text:p>
          </table:table-cell>
          <table:table-cell office:value-type="float" office:value="479.14" calcext:value-type="float">
            <text:p>479.14</text:p>
          </table:table-cell>
        </table:table-row>
        <table:table-row table:style-name="ro1">
          <table:table-cell office:value-type="float" office:value="10703588" calcext:value-type="float">
            <text:p>10703588</text:p>
          </table:table-cell>
          <table:table-cell table:formula="of:=[.A671]/1000/(60*60*24)" office:value-type="time" office:time-value="PT02H58M23.588S" calcext:value-type="time">
            <text:p>02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8.24" calcext:value-type="float">
            <text:p>378.24</text:p>
          </table:table-cell>
          <table:table-cell office:value-type="float" office:value="479.81" calcext:value-type="float">
            <text:p>479.81</text:p>
          </table:table-cell>
        </table:table-row>
        <table:table-row table:style-name="ro1">
          <table:table-cell office:value-type="float" office:value="10719588" calcext:value-type="float">
            <text:p>10719588</text:p>
          </table:table-cell>
          <table:table-cell table:formula="of:=[.A672]/1000/(60*60*24)" office:value-type="time" office:time-value="PT02H58M39.588S" calcext:value-type="time">
            <text:p>02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8.78" calcext:value-type="float">
            <text:p>378.78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10735588" calcext:value-type="float">
            <text:p>10735588</text:p>
          </table:table-cell>
          <table:table-cell table:formula="of:=[.A673]/1000/(60*60*24)" office:value-type="time" office:time-value="PT02H58M55.588S" calcext:value-type="time">
            <text:p>02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79.33" calcext:value-type="float">
            <text:p>379.33</text:p>
          </table:table-cell>
          <table:table-cell office:value-type="float" office:value="481.14" calcext:value-type="float">
            <text:p>481.14</text:p>
          </table:table-cell>
        </table:table-row>
        <table:table-row table:style-name="ro1">
          <table:table-cell office:value-type="float" office:value="10751588" calcext:value-type="float">
            <text:p>10751588</text:p>
          </table:table-cell>
          <table:table-cell table:formula="of:=[.A674]/1000/(60*60*24)" office:value-type="time" office:time-value="PT02H59M11.588S" calcext:value-type="time">
            <text:p>02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79.88" calcext:value-type="float">
            <text:p>379.88</text:p>
          </table:table-cell>
          <table:table-cell office:value-type="float" office:value="481.81" calcext:value-type="float">
            <text:p>481.81</text:p>
          </table:table-cell>
        </table:table-row>
        <table:table-row table:style-name="ro1">
          <table:table-cell office:value-type="float" office:value="10767588" calcext:value-type="float">
            <text:p>10767588</text:p>
          </table:table-cell>
          <table:table-cell table:formula="of:=[.A675]/1000/(60*60*24)" office:value-type="time" office:time-value="PT02H59M27.588S" calcext:value-type="time">
            <text:p>02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0.43" calcext:value-type="float">
            <text:p>380.43</text:p>
          </table:table-cell>
          <table:table-cell office:value-type="float" office:value="482.48" calcext:value-type="float">
            <text:p>482.48</text:p>
          </table:table-cell>
        </table:table-row>
        <table:table-row table:style-name="ro1">
          <table:table-cell office:value-type="float" office:value="10783588" calcext:value-type="float">
            <text:p>10783588</text:p>
          </table:table-cell>
          <table:table-cell table:formula="of:=[.A676]/1000/(60*60*24)" office:value-type="time" office:time-value="PT02H59M43.588S" calcext:value-type="time">
            <text:p>02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0.97" calcext:value-type="float">
            <text:p>380.97</text:p>
          </table:table-cell>
          <table:table-cell office:value-type="float" office:value="483.15" calcext:value-type="float">
            <text:p>483.15</text:p>
          </table:table-cell>
        </table:table-row>
        <table:table-row table:style-name="ro1">
          <table:table-cell office:value-type="float" office:value="10799588" calcext:value-type="float">
            <text:p>10799588</text:p>
          </table:table-cell>
          <table:table-cell table:formula="of:=[.A677]/1000/(60*60*24)" office:value-type="time" office:time-value="PT02H59M59.588S" calcext:value-type="time">
            <text:p>03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1.52" calcext:value-type="float">
            <text:p>381.52</text:p>
          </table:table-cell>
          <table:table-cell office:value-type="float" office:value="483.82" calcext:value-type="float">
            <text:p>483.82</text:p>
          </table:table-cell>
        </table:table-row>
        <table:table-row table:style-name="ro1">
          <table:table-cell office:value-type="float" office:value="10815588" calcext:value-type="float">
            <text:p>10815588</text:p>
          </table:table-cell>
          <table:table-cell table:formula="of:=[.A678]/1000/(60*60*24)" office:value-type="time" office:time-value="PT03H00M15.588S" calcext:value-type="time">
            <text:p>03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2.07" calcext:value-type="float">
            <text:p>382.07</text:p>
          </table:table-cell>
          <table:table-cell office:value-type="float" office:value="484.49" calcext:value-type="float">
            <text:p>484.49</text:p>
          </table:table-cell>
        </table:table-row>
        <table:table-row table:style-name="ro1">
          <table:table-cell office:value-type="float" office:value="10831588" calcext:value-type="float">
            <text:p>10831588</text:p>
          </table:table-cell>
          <table:table-cell table:formula="of:=[.A679]/1000/(60*60*24)" office:value-type="time" office:time-value="PT03H00M31.588S" calcext:value-type="time">
            <text:p>03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2.61" calcext:value-type="float">
            <text:p>382.61</text:p>
          </table:table-cell>
          <table:table-cell office:value-type="float" office:value="485.16" calcext:value-type="float">
            <text:p>485.16</text:p>
          </table:table-cell>
        </table:table-row>
        <table:table-row table:style-name="ro1">
          <table:table-cell office:value-type="float" office:value="10847588" calcext:value-type="float">
            <text:p>10847588</text:p>
          </table:table-cell>
          <table:table-cell table:formula="of:=[.A680]/1000/(60*60*24)" office:value-type="time" office:time-value="PT03H00M47.588S" calcext:value-type="time">
            <text:p>03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3.16" calcext:value-type="float">
            <text:p>383.16</text:p>
          </table:table-cell>
          <table:table-cell office:value-type="float" office:value="485.83" calcext:value-type="float">
            <text:p>485.83</text:p>
          </table:table-cell>
        </table:table-row>
        <table:table-row table:style-name="ro1">
          <table:table-cell office:value-type="float" office:value="10863588" calcext:value-type="float">
            <text:p>10863588</text:p>
          </table:table-cell>
          <table:table-cell table:formula="of:=[.A681]/1000/(60*60*24)" office:value-type="time" office:time-value="PT03H01M03.588S" calcext:value-type="time">
            <text:p>03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3.71" calcext:value-type="float">
            <text:p>383.71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float" office:value="10879588" calcext:value-type="float">
            <text:p>10879588</text:p>
          </table:table-cell>
          <table:table-cell table:formula="of:=[.A682]/1000/(60*60*24)" office:value-type="time" office:time-value="PT03H01M19.588S" calcext:value-type="time">
            <text:p>03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4.25" calcext:value-type="float">
            <text:p>384.25</text:p>
          </table:table-cell>
          <table:table-cell office:value-type="float" office:value="487.17" calcext:value-type="float">
            <text:p>487.17</text:p>
          </table:table-cell>
        </table:table-row>
        <table:table-row table:style-name="ro1">
          <table:table-cell office:value-type="float" office:value="10895588" calcext:value-type="float">
            <text:p>10895588</text:p>
          </table:table-cell>
          <table:table-cell table:formula="of:=[.A683]/1000/(60*60*24)" office:value-type="time" office:time-value="PT03H01M35.588S" calcext:value-type="time">
            <text:p>03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4.8" calcext:value-type="float">
            <text:p>384.8</text:p>
          </table:table-cell>
          <table:table-cell office:value-type="float" office:value="487.84" calcext:value-type="float">
            <text:p>487.84</text:p>
          </table:table-cell>
        </table:table-row>
        <table:table-row table:style-name="ro1">
          <table:table-cell office:value-type="float" office:value="10911588" calcext:value-type="float">
            <text:p>10911588</text:p>
          </table:table-cell>
          <table:table-cell table:formula="of:=[.A684]/1000/(60*60*24)" office:value-type="time" office:time-value="PT03H01M51.588S" calcext:value-type="time">
            <text:p>03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5.35" calcext:value-type="float">
            <text:p>385.35</text:p>
          </table:table-cell>
          <table:table-cell office:value-type="float" office:value="488.51" calcext:value-type="float">
            <text:p>488.51</text:p>
          </table:table-cell>
        </table:table-row>
        <table:table-row table:style-name="ro1">
          <table:table-cell office:value-type="float" office:value="10927588" calcext:value-type="float">
            <text:p>10927588</text:p>
          </table:table-cell>
          <table:table-cell table:formula="of:=[.A685]/1000/(60*60*24)" office:value-type="time" office:time-value="PT03H02M07.588S" calcext:value-type="time">
            <text:p>03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5.89" calcext:value-type="float">
            <text:p>385.89</text:p>
          </table:table-cell>
          <table:table-cell office:value-type="float" office:value="489.17" calcext:value-type="float">
            <text:p>489.17</text:p>
          </table:table-cell>
        </table:table-row>
        <table:table-row table:style-name="ro1">
          <table:table-cell office:value-type="float" office:value="10943588" calcext:value-type="float">
            <text:p>10943588</text:p>
          </table:table-cell>
          <table:table-cell table:formula="of:=[.A686]/1000/(60*60*24)" office:value-type="time" office:time-value="PT03H02M23.588S" calcext:value-type="time">
            <text:p>03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6.44" calcext:value-type="float">
            <text:p>386.44</text:p>
          </table:table-cell>
          <table:table-cell office:value-type="float" office:value="489.84" calcext:value-type="float">
            <text:p>489.84</text:p>
          </table:table-cell>
        </table:table-row>
        <table:table-row table:style-name="ro1">
          <table:table-cell office:value-type="float" office:value="10959588" calcext:value-type="float">
            <text:p>10959588</text:p>
          </table:table-cell>
          <table:table-cell table:formula="of:=[.A687]/1000/(60*60*24)" office:value-type="time" office:time-value="PT03H02M39.588S" calcext:value-type="time">
            <text:p>03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86.99" calcext:value-type="float">
            <text:p>386.99</text:p>
          </table:table-cell>
          <table:table-cell office:value-type="float" office:value="490.51" calcext:value-type="float">
            <text:p>490.51</text:p>
          </table:table-cell>
        </table:table-row>
        <table:table-row table:style-name="ro1">
          <table:table-cell office:value-type="float" office:value="10975588" calcext:value-type="float">
            <text:p>10975588</text:p>
          </table:table-cell>
          <table:table-cell table:formula="of:=[.A688]/1000/(60*60*24)" office:value-type="time" office:time-value="PT03H02M55.588S" calcext:value-type="time">
            <text:p>03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7.53" calcext:value-type="float">
            <text:p>387.53</text:p>
          </table:table-cell>
          <table:table-cell office:value-type="float" office:value="491.18" calcext:value-type="float">
            <text:p>491.18</text:p>
          </table:table-cell>
        </table:table-row>
        <table:table-row table:style-name="ro1">
          <table:table-cell office:value-type="float" office:value="10991588" calcext:value-type="float">
            <text:p>10991588</text:p>
          </table:table-cell>
          <table:table-cell table:formula="of:=[.A689]/1000/(60*60*24)" office:value-type="time" office:time-value="PT03H03M11.588S" calcext:value-type="time">
            <text:p>03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8.08" calcext:value-type="float">
            <text:p>388.08</text:p>
          </table:table-cell>
          <table:table-cell office:value-type="float" office:value="491.85" calcext:value-type="float">
            <text:p>491.85</text:p>
          </table:table-cell>
        </table:table-row>
        <table:table-row table:style-name="ro1">
          <table:table-cell office:value-type="float" office:value="11007588" calcext:value-type="float">
            <text:p>11007588</text:p>
          </table:table-cell>
          <table:table-cell table:formula="of:=[.A690]/1000/(60*60*24)" office:value-type="time" office:time-value="PT03H03M27.588S" calcext:value-type="time">
            <text:p>03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8.62" calcext:value-type="float">
            <text:p>388.62</text:p>
          </table:table-cell>
          <table:table-cell office:value-type="float" office:value="492.52" calcext:value-type="float">
            <text:p>492.52</text:p>
          </table:table-cell>
        </table:table-row>
        <table:table-row table:style-name="ro1">
          <table:table-cell office:value-type="float" office:value="11023587" calcext:value-type="float">
            <text:p>11023587</text:p>
          </table:table-cell>
          <table:table-cell table:formula="of:=[.A691]/1000/(60*60*24)" office:value-type="time" office:time-value="PT03H03M43.587S" calcext:value-type="time">
            <text:p>03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9.17" calcext:value-type="float">
            <text:p>389.17</text:p>
          </table:table-cell>
          <table:table-cell office:value-type="float" office:value="493.19" calcext:value-type="float">
            <text:p>493.19</text:p>
          </table:table-cell>
        </table:table-row>
        <table:table-row table:style-name="ro1">
          <table:table-cell office:value-type="float" office:value="11039588" calcext:value-type="float">
            <text:p>11039588</text:p>
          </table:table-cell>
          <table:table-cell table:formula="of:=[.A692]/1000/(60*60*24)" office:value-type="time" office:time-value="PT03H03M59.588S" calcext:value-type="time">
            <text:p>03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9.72" calcext:value-type="float">
            <text:p>389.72</text:p>
          </table:table-cell>
          <table:table-cell office:value-type="float" office:value="493.85" calcext:value-type="float">
            <text:p>493.85</text:p>
          </table:table-cell>
        </table:table-row>
        <table:table-row table:style-name="ro1">
          <table:table-cell office:value-type="float" office:value="11055588" calcext:value-type="float">
            <text:p>11055588</text:p>
          </table:table-cell>
          <table:table-cell table:formula="of:=[.A693]/1000/(60*60*24)" office:value-type="time" office:time-value="PT03H04M15.588S" calcext:value-type="time">
            <text:p>03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0.26" calcext:value-type="float">
            <text:p>390.26</text:p>
          </table:table-cell>
          <table:table-cell office:value-type="float" office:value="494.52" calcext:value-type="float">
            <text:p>494.52</text:p>
          </table:table-cell>
        </table:table-row>
        <table:table-row table:style-name="ro1">
          <table:table-cell office:value-type="float" office:value="11071588" calcext:value-type="float">
            <text:p>11071588</text:p>
          </table:table-cell>
          <table:table-cell table:formula="of:=[.A694]/1000/(60*60*24)" office:value-type="time" office:time-value="PT03H04M31.588S" calcext:value-type="time">
            <text:p>03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0.81" calcext:value-type="float">
            <text:p>390.81</text:p>
          </table:table-cell>
          <table:table-cell office:value-type="float" office:value="495.19" calcext:value-type="float">
            <text:p>495.19</text:p>
          </table:table-cell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table:formula="of:=[.A695]/1000/(60*60*24)" office:value-type="time" office:time-value="PT03H04M47.588S" calcext:value-type="time">
            <text:p>03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1.36" calcext:value-type="float">
            <text:p>391.36</text:p>
          </table:table-cell>
          <table:table-cell office:value-type="float" office:value="495.86" calcext:value-type="float">
            <text:p>495.86</text:p>
          </table:table-cell>
        </table:table-row>
        <table:table-row table:style-name="ro1">
          <table:table-cell office:value-type="float" office:value="11103588" calcext:value-type="float">
            <text:p>11103588</text:p>
          </table:table-cell>
          <table:table-cell table:formula="of:=[.A696]/1000/(60*60*24)" office:value-type="time" office:time-value="PT03H05M03.588S" calcext:value-type="time">
            <text:p>03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1.9" calcext:value-type="float">
            <text:p>391.9</text:p>
          </table:table-cell>
          <table:table-cell office:value-type="float" office:value="496.53" calcext:value-type="float">
            <text:p>496.53</text:p>
          </table:table-cell>
        </table:table-row>
        <table:table-row table:style-name="ro1">
          <table:table-cell office:value-type="float" office:value="11119588" calcext:value-type="float">
            <text:p>11119588</text:p>
          </table:table-cell>
          <table:table-cell table:formula="of:=[.A697]/1000/(60*60*24)" office:value-type="time" office:time-value="PT03H05M19.588S" calcext:value-type="time">
            <text:p>03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2.45" calcext:value-type="float">
            <text:p>392.45</text:p>
          </table:table-cell>
          <table:table-cell office:value-type="float" office:value="497.2" calcext:value-type="float">
            <text:p>497.2</text:p>
          </table:table-cell>
        </table:table-row>
        <table:table-row table:style-name="ro1">
          <table:table-cell office:value-type="float" office:value="11135588" calcext:value-type="float">
            <text:p>11135588</text:p>
          </table:table-cell>
          <table:table-cell table:formula="of:=[.A698]/1000/(60*60*24)" office:value-type="time" office:time-value="PT03H05M35.588S" calcext:value-type="time">
            <text:p>03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3" calcext:value-type="float">
            <text:p>393</text:p>
          </table:table-cell>
          <table:table-cell office:value-type="float" office:value="497.86" calcext:value-type="float">
            <text:p>497.86</text:p>
          </table:table-cell>
        </table:table-row>
        <table:table-row table:style-name="ro1">
          <table:table-cell office:value-type="float" office:value="11151588" calcext:value-type="float">
            <text:p>11151588</text:p>
          </table:table-cell>
          <table:table-cell table:formula="of:=[.A699]/1000/(60*60*24)" office:value-type="time" office:time-value="PT03H05M51.588S" calcext:value-type="time">
            <text:p>03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3.54" calcext:value-type="float">
            <text:p>393.54</text:p>
          </table:table-cell>
          <table:table-cell office:value-type="float" office:value="498.53" calcext:value-type="float">
            <text:p>498.53</text:p>
          </table:table-cell>
        </table:table-row>
        <table:table-row table:style-name="ro1">
          <table:table-cell office:value-type="float" office:value="11167588" calcext:value-type="float">
            <text:p>11167588</text:p>
          </table:table-cell>
          <table:table-cell table:formula="of:=[.A700]/1000/(60*60*24)" office:value-type="time" office:time-value="PT03H06M07.588S" calcext:value-type="time">
            <text:p>03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4.09" calcext:value-type="float">
            <text:p>394.09</text:p>
          </table:table-cell>
          <table:table-cell office:value-type="float" office:value="499.2" calcext:value-type="float">
            <text:p>499.2</text:p>
          </table:table-cell>
        </table:table-row>
        <table:table-row table:style-name="ro1">
          <table:table-cell office:value-type="float" office:value="11183588" calcext:value-type="float">
            <text:p>11183588</text:p>
          </table:table-cell>
          <table:table-cell table:formula="of:=[.A701]/1000/(60*60*24)" office:value-type="time" office:time-value="PT03H06M23.588S" calcext:value-type="time">
            <text:p>03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4.63" calcext:value-type="float">
            <text:p>394.63</text:p>
          </table:table-cell>
          <table:table-cell office:value-type="float" office:value="499.87" calcext:value-type="float">
            <text:p>499.87</text:p>
          </table:table-cell>
        </table:table-row>
        <table:table-row table:style-name="ro1">
          <table:table-cell office:value-type="float" office:value="11199588" calcext:value-type="float">
            <text:p>11199588</text:p>
          </table:table-cell>
          <table:table-cell table:formula="of:=[.A702]/1000/(60*60*24)" office:value-type="time" office:time-value="PT03H06M39.588S" calcext:value-type="time">
            <text:p>03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5.18" calcext:value-type="float">
            <text:p>395.18</text:p>
          </table:table-cell>
          <table:table-cell office:value-type="float" office:value="500.54" calcext:value-type="float">
            <text:p>500.54</text:p>
          </table:table-cell>
        </table:table-row>
        <table:table-row table:style-name="ro1">
          <table:table-cell office:value-type="float" office:value="11215588" calcext:value-type="float">
            <text:p>11215588</text:p>
          </table:table-cell>
          <table:table-cell table:formula="of:=[.A703]/1000/(60*60*24)" office:value-type="time" office:time-value="PT03H06M55.588S" calcext:value-type="time">
            <text:p>03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5.73" calcext:value-type="float">
            <text:p>395.73</text:p>
          </table:table-cell>
          <table:table-cell office:value-type="float" office:value="501.2" calcext:value-type="float">
            <text:p>501.2</text:p>
          </table:table-cell>
        </table:table-row>
        <table:table-row table:style-name="ro1">
          <table:table-cell office:value-type="float" office:value="11231588" calcext:value-type="float">
            <text:p>11231588</text:p>
          </table:table-cell>
          <table:table-cell table:formula="of:=[.A704]/1000/(60*60*24)" office:value-type="time" office:time-value="PT03H07M11.588S" calcext:value-type="time">
            <text:p>03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6.27" calcext:value-type="float">
            <text:p>396.27</text:p>
          </table:table-cell>
          <table:table-cell office:value-type="float" office:value="501.87" calcext:value-type="float">
            <text:p>501.87</text:p>
          </table:table-cell>
        </table:table-row>
        <table:table-row table:style-name="ro1">
          <table:table-cell office:value-type="float" office:value="11247588" calcext:value-type="float">
            <text:p>11247588</text:p>
          </table:table-cell>
          <table:table-cell table:formula="of:=[.A705]/1000/(60*60*24)" office:value-type="time" office:time-value="PT03H07M27.588S" calcext:value-type="time">
            <text:p>03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396.82" calcext:value-type="float">
            <text:p>396.82</text:p>
          </table:table-cell>
          <table:table-cell office:value-type="float" office:value="502.54" calcext:value-type="float">
            <text:p>502.54</text:p>
          </table:table-cell>
        </table:table-row>
        <table:table-row table:style-name="ro1">
          <table:table-cell office:value-type="float" office:value="11263588" calcext:value-type="float">
            <text:p>11263588</text:p>
          </table:table-cell>
          <table:table-cell table:formula="of:=[.A706]/1000/(60*60*24)" office:value-type="time" office:time-value="PT03H07M43.588S" calcext:value-type="time">
            <text:p>03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7.37" calcext:value-type="float">
            <text:p>397.37</text:p>
          </table:table-cell>
          <table:table-cell office:value-type="float" office:value="503.21" calcext:value-type="float">
            <text:p>503.21</text:p>
          </table:table-cell>
        </table:table-row>
        <table:table-row table:style-name="ro1">
          <table:table-cell office:value-type="float" office:value="11279588" calcext:value-type="float">
            <text:p>11279588</text:p>
          </table:table-cell>
          <table:table-cell table:formula="of:=[.A707]/1000/(60*60*24)" office:value-type="time" office:time-value="PT03H07M59.588S" calcext:value-type="time">
            <text:p>03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7.91" calcext:value-type="float">
            <text:p>397.91</text:p>
          </table:table-cell>
          <table:table-cell office:value-type="float" office:value="503.87" calcext:value-type="float">
            <text:p>503.87</text:p>
          </table:table-cell>
        </table:table-row>
        <table:table-row table:style-name="ro1">
          <table:table-cell office:value-type="float" office:value="11295588" calcext:value-type="float">
            <text:p>11295588</text:p>
          </table:table-cell>
          <table:table-cell table:formula="of:=[.A708]/1000/(60*60*24)" office:value-type="time" office:time-value="PT03H08M15.588S" calcext:value-type="time">
            <text:p>03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8.46" calcext:value-type="float">
            <text:p>398.46</text:p>
          </table:table-cell>
          <table:table-cell office:value-type="float" office:value="504.54" calcext:value-type="float">
            <text:p>504.54</text:p>
          </table:table-cell>
        </table:table-row>
        <table:table-row table:style-name="ro1">
          <table:table-cell office:value-type="float" office:value="11311588" calcext:value-type="float">
            <text:p>11311588</text:p>
          </table:table-cell>
          <table:table-cell table:formula="of:=[.A709]/1000/(60*60*24)" office:value-type="time" office:time-value="PT03H08M31.588S" calcext:value-type="time">
            <text:p>03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9" calcext:value-type="float">
            <text:p>399</text:p>
          </table:table-cell>
          <table:table-cell office:value-type="float" office:value="505.21" calcext:value-type="float">
            <text:p>505.21</text:p>
          </table:table-cell>
        </table:table-row>
        <table:table-row table:style-name="ro1">
          <table:table-cell office:value-type="float" office:value="11327588" calcext:value-type="float">
            <text:p>11327588</text:p>
          </table:table-cell>
          <table:table-cell table:formula="of:=[.A710]/1000/(60*60*24)" office:value-type="time" office:time-value="PT03H08M47.588S" calcext:value-type="time">
            <text:p>03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9.55" calcext:value-type="float">
            <text:p>399.55</text:p>
          </table:table-cell>
          <table:table-cell office:value-type="float" office:value="505.87" calcext:value-type="float">
            <text:p>505.87</text:p>
          </table:table-cell>
        </table:table-row>
        <table:table-row table:style-name="ro1">
          <table:table-cell office:value-type="float" office:value="11343588" calcext:value-type="float">
            <text:p>11343588</text:p>
          </table:table-cell>
          <table:table-cell table:formula="of:=[.A711]/1000/(60*60*24)" office:value-type="time" office:time-value="PT03H09M03.588S" calcext:value-type="time">
            <text:p>03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0.1" calcext:value-type="float">
            <text:p>400.1</text:p>
          </table:table-cell>
          <table:table-cell office:value-type="float" office:value="506.54" calcext:value-type="float">
            <text:p>506.54</text:p>
          </table:table-cell>
        </table:table-row>
        <table:table-row table:style-name="ro1">
          <table:table-cell office:value-type="float" office:value="11359588" calcext:value-type="float">
            <text:p>11359588</text:p>
          </table:table-cell>
          <table:table-cell table:formula="of:=[.A712]/1000/(60*60*24)" office:value-type="time" office:time-value="PT03H09M19.588S" calcext:value-type="time">
            <text:p>03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0.64" calcext:value-type="float">
            <text:p>400.64</text:p>
          </table:table-cell>
          <table:table-cell office:value-type="float" office:value="507.21" calcext:value-type="float">
            <text:p>507.21</text:p>
          </table:table-cell>
        </table:table-row>
        <table:table-row table:style-name="ro1">
          <table:table-cell office:value-type="float" office:value="11375588" calcext:value-type="float">
            <text:p>11375588</text:p>
          </table:table-cell>
          <table:table-cell table:formula="of:=[.A713]/1000/(60*60*24)" office:value-type="time" office:time-value="PT03H09M35.588S" calcext:value-type="time">
            <text:p>03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1.19" calcext:value-type="float">
            <text:p>401.19</text:p>
          </table:table-cell>
          <table:table-cell office:value-type="float" office:value="507.87" calcext:value-type="float">
            <text:p>507.87</text:p>
          </table:table-cell>
        </table:table-row>
        <table:table-row table:style-name="ro1">
          <table:table-cell office:value-type="float" office:value="11391588" calcext:value-type="float">
            <text:p>11391588</text:p>
          </table:table-cell>
          <table:table-cell table:formula="of:=[.A714]/1000/(60*60*24)" office:value-type="time" office:time-value="PT03H09M51.588S" calcext:value-type="time">
            <text:p>03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1.73" calcext:value-type="float">
            <text:p>401.73</text:p>
          </table:table-cell>
          <table:table-cell office:value-type="float" office:value="508.54" calcext:value-type="float">
            <text:p>508.54</text:p>
          </table:table-cell>
        </table:table-row>
        <table:table-row table:style-name="ro1">
          <table:table-cell office:value-type="float" office:value="11407588" calcext:value-type="float">
            <text:p>11407588</text:p>
          </table:table-cell>
          <table:table-cell table:formula="of:=[.A715]/1000/(60*60*24)" office:value-type="time" office:time-value="PT03H10M07.588S" calcext:value-type="time">
            <text:p>03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2.28" calcext:value-type="float">
            <text:p>402.28</text:p>
          </table:table-cell>
          <table:table-cell office:value-type="float" office:value="509.21" calcext:value-type="float">
            <text:p>509.21</text:p>
          </table:table-cell>
        </table:table-row>
        <table:table-row table:style-name="ro1">
          <table:table-cell office:value-type="float" office:value="11423588" calcext:value-type="float">
            <text:p>11423588</text:p>
          </table:table-cell>
          <table:table-cell table:formula="of:=[.A716]/1000/(60*60*24)" office:value-type="time" office:time-value="PT03H10M23.588S" calcext:value-type="time">
            <text:p>03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2.83" calcext:value-type="float">
            <text:p>402.83</text:p>
          </table:table-cell>
          <table:table-cell office:value-type="float" office:value="509.88" calcext:value-type="float">
            <text:p>509.88</text:p>
          </table:table-cell>
        </table:table-row>
        <table:table-row table:style-name="ro1">
          <table:table-cell office:value-type="float" office:value="11439588" calcext:value-type="float">
            <text:p>11439588</text:p>
          </table:table-cell>
          <table:table-cell table:formula="of:=[.A717]/1000/(60*60*24)" office:value-type="time" office:time-value="PT03H10M39.588S" calcext:value-type="time">
            <text:p>03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03.37" calcext:value-type="float">
            <text:p>403.37</text:p>
          </table:table-cell>
          <table:table-cell office:value-type="float" office:value="510.54" calcext:value-type="float">
            <text:p>510.54</text:p>
          </table:table-cell>
        </table:table-row>
        <table:table-row table:style-name="ro1">
          <table:table-cell office:value-type="float" office:value="11455588" calcext:value-type="float">
            <text:p>11455588</text:p>
          </table:table-cell>
          <table:table-cell table:formula="of:=[.A718]/1000/(60*60*24)" office:value-type="time" office:time-value="PT03H10M55.588S" calcext:value-type="time">
            <text:p>03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3.92" calcext:value-type="float">
            <text:p>403.92</text:p>
          </table:table-cell>
          <table:table-cell office:value-type="float" office:value="511.21" calcext:value-type="float">
            <text:p>511.21</text:p>
          </table:table-cell>
        </table:table-row>
        <table:table-row table:style-name="ro1">
          <table:table-cell office:value-type="float" office:value="11471588" calcext:value-type="float">
            <text:p>11471588</text:p>
          </table:table-cell>
          <table:table-cell table:formula="of:=[.A719]/1000/(60*60*24)" office:value-type="time" office:time-value="PT03H11M11.588S" calcext:value-type="time">
            <text:p>03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4.46" calcext:value-type="float">
            <text:p>404.46</text:p>
          </table:table-cell>
          <table:table-cell office:value-type="float" office:value="511.88" calcext:value-type="float">
            <text:p>511.88</text:p>
          </table:table-cell>
        </table:table-row>
        <table:table-row table:style-name="ro1">
          <table:table-cell office:value-type="float" office:value="11487588" calcext:value-type="float">
            <text:p>11487588</text:p>
          </table:table-cell>
          <table:table-cell table:formula="of:=[.A720]/1000/(60*60*24)" office:value-type="time" office:time-value="PT03H11M27.588S" calcext:value-type="time">
            <text:p>03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5.01" calcext:value-type="float">
            <text:p>405.01</text:p>
          </table:table-cell>
          <table:table-cell office:value-type="float" office:value="512.54" calcext:value-type="float">
            <text:p>512.54</text:p>
          </table:table-cell>
        </table:table-row>
        <table:table-row table:style-name="ro1">
          <table:table-cell office:value-type="float" office:value="11503588" calcext:value-type="float">
            <text:p>11503588</text:p>
          </table:table-cell>
          <table:table-cell table:formula="of:=[.A721]/1000/(60*60*24)" office:value-type="time" office:time-value="PT03H11M43.588S" calcext:value-type="time">
            <text:p>03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5.56" calcext:value-type="float">
            <text:p>405.56</text:p>
          </table:table-cell>
          <table:table-cell office:value-type="float" office:value="513.21" calcext:value-type="float">
            <text:p>513.21</text:p>
          </table:table-cell>
        </table:table-row>
        <table:table-row table:style-name="ro1">
          <table:table-cell office:value-type="float" office:value="11519588" calcext:value-type="float">
            <text:p>11519588</text:p>
          </table:table-cell>
          <table:table-cell table:formula="of:=[.A722]/1000/(60*60*24)" office:value-type="time" office:time-value="PT03H11M59.588S" calcext:value-type="time">
            <text:p>03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6.1" calcext:value-type="float">
            <text:p>406.1</text:p>
          </table:table-cell>
          <table:table-cell office:value-type="float" office:value="513.87" calcext:value-type="float">
            <text:p>513.87</text:p>
          </table:table-cell>
        </table:table-row>
        <table:table-row table:style-name="ro1">
          <table:table-cell office:value-type="float" office:value="11535588" calcext:value-type="float">
            <text:p>11535588</text:p>
          </table:table-cell>
          <table:table-cell table:formula="of:=[.A723]/1000/(60*60*24)" office:value-type="time" office:time-value="PT03H12M15.588S" calcext:value-type="time">
            <text:p>03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6.65" calcext:value-type="float">
            <text:p>406.65</text:p>
          </table:table-cell>
          <table:table-cell office:value-type="float" office:value="514.54" calcext:value-type="float">
            <text:p>514.54</text:p>
          </table:table-cell>
        </table:table-row>
        <table:table-row table:style-name="ro1">
          <table:table-cell office:value-type="float" office:value="11551588" calcext:value-type="float">
            <text:p>11551588</text:p>
          </table:table-cell>
          <table:table-cell table:formula="of:=[.A724]/1000/(60*60*24)" office:value-type="time" office:time-value="PT03H12M31.588S" calcext:value-type="time">
            <text:p>03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7.19" calcext:value-type="float">
            <text:p>407.19</text:p>
          </table:table-cell>
          <table:table-cell office:value-type="float" office:value="515.21" calcext:value-type="float">
            <text:p>515.21</text:p>
          </table:table-cell>
        </table:table-row>
        <table:table-row table:style-name="ro1">
          <table:table-cell office:value-type="float" office:value="11567588" calcext:value-type="float">
            <text:p>11567588</text:p>
          </table:table-cell>
          <table:table-cell table:formula="of:=[.A725]/1000/(60*60*24)" office:value-type="time" office:time-value="PT03H12M47.588S" calcext:value-type="time">
            <text:p>03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7.74" calcext:value-type="float">
            <text:p>407.74</text:p>
          </table:table-cell>
          <table:table-cell office:value-type="float" office:value="515.87" calcext:value-type="float">
            <text:p>515.87</text:p>
          </table:table-cell>
        </table:table-row>
        <table:table-row table:style-name="ro1">
          <table:table-cell office:value-type="float" office:value="11583588" calcext:value-type="float">
            <text:p>11583588</text:p>
          </table:table-cell>
          <table:table-cell table:formula="of:=[.A726]/1000/(60*60*24)" office:value-type="time" office:time-value="PT03H13M03.588S" calcext:value-type="time">
            <text:p>03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8.28" calcext:value-type="float">
            <text:p>408.28</text:p>
          </table:table-cell>
          <table:table-cell office:value-type="float" office:value="516.54" calcext:value-type="float">
            <text:p>516.54</text:p>
          </table:table-cell>
        </table:table-row>
        <table:table-row table:style-name="ro1">
          <table:table-cell office:value-type="float" office:value="11599588" calcext:value-type="float">
            <text:p>11599588</text:p>
          </table:table-cell>
          <table:table-cell table:formula="of:=[.A727]/1000/(60*60*24)" office:value-type="time" office:time-value="PT03H13M19.588S" calcext:value-type="time">
            <text:p>03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8.83" calcext:value-type="float">
            <text:p>408.83</text:p>
          </table:table-cell>
          <table:table-cell office:value-type="float" office:value="517.21" calcext:value-type="float">
            <text:p>517.21</text:p>
          </table:table-cell>
        </table:table-row>
        <table:table-row table:style-name="ro1">
          <table:table-cell office:value-type="float" office:value="11615588" calcext:value-type="float">
            <text:p>11615588</text:p>
          </table:table-cell>
          <table:table-cell table:formula="of:=[.A728]/1000/(60*60*24)" office:value-type="time" office:time-value="PT03H13M35.588S" calcext:value-type="time">
            <text:p>03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9.38" calcext:value-type="float">
            <text:p>409.38</text:p>
          </table:table-cell>
          <table:table-cell office:value-type="float" office:value="517.87" calcext:value-type="float">
            <text:p>517.87</text:p>
          </table:table-cell>
        </table:table-row>
        <table:table-row table:style-name="ro1">
          <table:table-cell office:value-type="float" office:value="11631588" calcext:value-type="float">
            <text:p>11631588</text:p>
          </table:table-cell>
          <table:table-cell table:formula="of:=[.A729]/1000/(60*60*24)" office:value-type="time" office:time-value="PT03H13M51.588S" calcext:value-type="time">
            <text:p>03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9.92" calcext:value-type="float">
            <text:p>409.92</text:p>
          </table:table-cell>
          <table:table-cell office:value-type="float" office:value="518.54" calcext:value-type="float">
            <text:p>518.54</text:p>
          </table:table-cell>
        </table:table-row>
        <table:table-row table:style-name="ro1">
          <table:table-cell office:value-type="float" office:value="11647588" calcext:value-type="float">
            <text:p>11647588</text:p>
          </table:table-cell>
          <table:table-cell table:formula="of:=[.A730]/1000/(60*60*24)" office:value-type="time" office:time-value="PT03H14M07.588S" calcext:value-type="time">
            <text:p>03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0.47" calcext:value-type="float">
            <text:p>410.47</text:p>
          </table:table-cell>
          <table:table-cell office:value-type="float" office:value="519.2" calcext:value-type="float">
            <text:p>519.2</text:p>
          </table:table-cell>
        </table:table-row>
        <table:table-row table:style-name="ro1">
          <table:table-cell office:value-type="float" office:value="11663588" calcext:value-type="float">
            <text:p>11663588</text:p>
          </table:table-cell>
          <table:table-cell table:formula="of:=[.A731]/1000/(60*60*24)" office:value-type="time" office:time-value="PT03H14M23.588S" calcext:value-type="time">
            <text:p>03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1.01" calcext:value-type="float">
            <text:p>411.01</text:p>
          </table:table-cell>
          <table:table-cell office:value-type="float" office:value="519.87" calcext:value-type="float">
            <text:p>519.87</text:p>
          </table:table-cell>
        </table:table-row>
        <table:table-row table:style-name="ro1">
          <table:table-cell office:value-type="float" office:value="11679588" calcext:value-type="float">
            <text:p>11679588</text:p>
          </table:table-cell>
          <table:table-cell table:formula="of:=[.A732]/1000/(60*60*24)" office:value-type="time" office:time-value="PT03H14M39.588S" calcext:value-type="time">
            <text:p>03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1.56" calcext:value-type="float">
            <text:p>411.56</text:p>
          </table:table-cell>
          <table:table-cell office:value-type="float" office:value="520.54" calcext:value-type="float">
            <text:p>520.54</text:p>
          </table:table-cell>
        </table:table-row>
        <table:table-row table:style-name="ro1">
          <table:table-cell office:value-type="float" office:value="11695588" calcext:value-type="float">
            <text:p>11695588</text:p>
          </table:table-cell>
          <table:table-cell table:formula="of:=[.A733]/1000/(60*60*24)" office:value-type="time" office:time-value="PT03H14M55.588S" calcext:value-type="time">
            <text:p>03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2.1" calcext:value-type="float">
            <text:p>412.1</text:p>
          </table:table-cell>
          <table:table-cell office:value-type="float" office:value="521.2" calcext:value-type="float">
            <text:p>521.2</text:p>
          </table:table-cell>
        </table:table-row>
        <table:table-row table:style-name="ro1">
          <table:table-cell office:value-type="float" office:value="11711588" calcext:value-type="float">
            <text:p>11711588</text:p>
          </table:table-cell>
          <table:table-cell table:formula="of:=[.A734]/1000/(60*60*24)" office:value-type="time" office:time-value="PT03H15M11.588S" calcext:value-type="time">
            <text:p>03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2.65" calcext:value-type="float">
            <text:p>412.65</text:p>
          </table:table-cell>
          <table:table-cell office:value-type="float" office:value="521.87" calcext:value-type="float">
            <text:p>521.87</text:p>
          </table:table-cell>
        </table:table-row>
        <table:table-row table:style-name="ro1">
          <table:table-cell office:value-type="float" office:value="11727588" calcext:value-type="float">
            <text:p>11727588</text:p>
          </table:table-cell>
          <table:table-cell table:formula="of:=[.A735]/1000/(60*60*24)" office:value-type="time" office:time-value="PT03H15M27.588S" calcext:value-type="time">
            <text:p>03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3.2" calcext:value-type="float">
            <text:p>413.2</text:p>
          </table:table-cell>
          <table:table-cell office:value-type="float" office:value="522.53" calcext:value-type="float">
            <text:p>522.53</text:p>
          </table:table-cell>
        </table:table-row>
        <table:table-row table:style-name="ro1">
          <table:table-cell office:value-type="float" office:value="11743588" calcext:value-type="float">
            <text:p>11743588</text:p>
          </table:table-cell>
          <table:table-cell table:formula="of:=[.A736]/1000/(60*60*24)" office:value-type="time" office:time-value="PT03H15M43.588S" calcext:value-type="time">
            <text:p>03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3.74" calcext:value-type="float">
            <text:p>413.74</text:p>
          </table:table-cell>
          <table:table-cell office:value-type="float" office:value="523.2" calcext:value-type="float">
            <text:p>523.2</text:p>
          </table:table-cell>
        </table:table-row>
        <table:table-row table:style-name="ro1">
          <table:table-cell office:value-type="float" office:value="11759588" calcext:value-type="float">
            <text:p>11759588</text:p>
          </table:table-cell>
          <table:table-cell table:formula="of:=[.A737]/1000/(60*60*24)" office:value-type="time" office:time-value="PT03H15M59.588S" calcext:value-type="time">
            <text:p>03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4.29" calcext:value-type="float">
            <text:p>414.29</text:p>
          </table:table-cell>
          <table:table-cell office:value-type="float" office:value="523.86" calcext:value-type="float">
            <text:p>523.86</text:p>
          </table:table-cell>
        </table:table-row>
        <table:table-row table:style-name="ro1">
          <table:table-cell office:value-type="float" office:value="11775588" calcext:value-type="float">
            <text:p>11775588</text:p>
          </table:table-cell>
          <table:table-cell table:formula="of:=[.A738]/1000/(60*60*24)" office:value-type="time" office:time-value="PT03H16M15.588S" calcext:value-type="time">
            <text:p>03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4.83" calcext:value-type="float">
            <text:p>414.83</text:p>
          </table:table-cell>
          <table:table-cell office:value-type="float" office:value="524.53" calcext:value-type="float">
            <text:p>524.53</text:p>
          </table:table-cell>
        </table:table-row>
        <table:table-row table:style-name="ro1">
          <table:table-cell office:value-type="float" office:value="11791588" calcext:value-type="float">
            <text:p>11791588</text:p>
          </table:table-cell>
          <table:table-cell table:formula="of:=[.A739]/1000/(60*60*24)" office:value-type="time" office:time-value="PT03H16M31.588S" calcext:value-type="time">
            <text:p>03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5.38" calcext:value-type="float">
            <text:p>415.38</text:p>
          </table:table-cell>
          <table:table-cell office:value-type="float" office:value="525.19" calcext:value-type="float">
            <text:p>525.19</text:p>
          </table:table-cell>
        </table:table-row>
        <table:table-row table:style-name="ro1">
          <table:table-cell office:value-type="float" office:value="11807588" calcext:value-type="float">
            <text:p>11807588</text:p>
          </table:table-cell>
          <table:table-cell table:formula="of:=[.A740]/1000/(60*60*24)" office:value-type="time" office:time-value="PT03H16M47.588S" calcext:value-type="time">
            <text:p>03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5.92" calcext:value-type="float">
            <text:p>415.92</text:p>
          </table:table-cell>
          <table:table-cell office:value-type="float" office:value="525.86" calcext:value-type="float">
            <text:p>525.86</text:p>
          </table:table-cell>
        </table:table-row>
        <table:table-row table:style-name="ro1">
          <table:table-cell office:value-type="float" office:value="11823588" calcext:value-type="float">
            <text:p>11823588</text:p>
          </table:table-cell>
          <table:table-cell table:formula="of:=[.A741]/1000/(60*60*24)" office:value-type="time" office:time-value="PT03H17M03.588S" calcext:value-type="time">
            <text:p>03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6.47" calcext:value-type="float">
            <text:p>416.47</text:p>
          </table:table-cell>
          <table:table-cell office:value-type="float" office:value="526.53" calcext:value-type="float">
            <text:p>526.53</text:p>
          </table:table-cell>
        </table:table-row>
        <table:table-row table:style-name="ro1">
          <table:table-cell office:value-type="float" office:value="11839588" calcext:value-type="float">
            <text:p>11839588</text:p>
          </table:table-cell>
          <table:table-cell table:formula="of:=[.A742]/1000/(60*60*24)" office:value-type="time" office:time-value="PT03H17M19.588S" calcext:value-type="time">
            <text:p>03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7.01" calcext:value-type="float">
            <text:p>417.01</text:p>
          </table:table-cell>
          <table:table-cell office:value-type="float" office:value="527.19" calcext:value-type="float">
            <text:p>527.19</text:p>
          </table:table-cell>
        </table:table-row>
        <table:table-row table:style-name="ro1">
          <table:table-cell office:value-type="float" office:value="11855588" calcext:value-type="float">
            <text:p>11855588</text:p>
          </table:table-cell>
          <table:table-cell table:formula="of:=[.A743]/1000/(60*60*24)" office:value-type="time" office:time-value="PT03H17M35.588S" calcext:value-type="time">
            <text:p>03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7.56" calcext:value-type="float">
            <text:p>417.56</text:p>
          </table:table-cell>
          <table:table-cell office:value-type="float" office:value="527.86" calcext:value-type="float">
            <text:p>527.86</text:p>
          </table:table-cell>
        </table:table-row>
        <table:table-row table:style-name="ro1">
          <table:table-cell office:value-type="float" office:value="11871588" calcext:value-type="float">
            <text:p>11871588</text:p>
          </table:table-cell>
          <table:table-cell table:formula="of:=[.A744]/1000/(60*60*24)" office:value-type="time" office:time-value="PT03H17M51.588S" calcext:value-type="time">
            <text:p>03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8.11" calcext:value-type="float">
            <text:p>418.11</text:p>
          </table:table-cell>
          <table:table-cell office:value-type="float" office:value="528.52" calcext:value-type="float">
            <text:p>528.52</text:p>
          </table:table-cell>
        </table:table-row>
        <table:table-row table:style-name="ro1">
          <table:table-cell office:value-type="float" office:value="11887588" calcext:value-type="float">
            <text:p>11887588</text:p>
          </table:table-cell>
          <table:table-cell table:formula="of:=[.A745]/1000/(60*60*24)" office:value-type="time" office:time-value="PT03H18M07.588S" calcext:value-type="time">
            <text:p>03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8.65" calcext:value-type="float">
            <text:p>418.65</text:p>
          </table:table-cell>
          <table:table-cell office:value-type="float" office:value="529.19" calcext:value-type="float">
            <text:p>529.19</text:p>
          </table:table-cell>
        </table:table-row>
        <table:table-row table:style-name="ro1">
          <table:table-cell office:value-type="float" office:value="11903588" calcext:value-type="float">
            <text:p>11903588</text:p>
          </table:table-cell>
          <table:table-cell table:formula="of:=[.A746]/1000/(60*60*24)" office:value-type="time" office:time-value="PT03H18M23.588S" calcext:value-type="time">
            <text:p>03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19.2" calcext:value-type="float">
            <text:p>419.2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float" office:value="11919588" calcext:value-type="float">
            <text:p>11919588</text:p>
          </table:table-cell>
          <table:table-cell table:formula="of:=[.A747]/1000/(60*60*24)" office:value-type="time" office:time-value="PT03H18M39.588S" calcext:value-type="time">
            <text:p>03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9.74" calcext:value-type="float">
            <text:p>419.74</text:p>
          </table:table-cell>
          <table:table-cell office:value-type="float" office:value="530.52" calcext:value-type="float">
            <text:p>530.52</text:p>
          </table:table-cell>
        </table:table-row>
        <table:table-row table:style-name="ro1">
          <table:table-cell office:value-type="float" office:value="11935588" calcext:value-type="float">
            <text:p>11935588</text:p>
          </table:table-cell>
          <table:table-cell table:formula="of:=[.A748]/1000/(60*60*24)" office:value-type="time" office:time-value="PT03H18M55.588S" calcext:value-type="time">
            <text:p>03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29" calcext:value-type="float">
            <text:p>420.29</text:p>
          </table:table-cell>
          <table:table-cell office:value-type="float" office:value="531.18" calcext:value-type="float">
            <text:p>531.18</text:p>
          </table:table-cell>
        </table:table-row>
        <table:table-row table:style-name="ro1">
          <table:table-cell office:value-type="float" office:value="11951588" calcext:value-type="float">
            <text:p>11951588</text:p>
          </table:table-cell>
          <table:table-cell table:formula="of:=[.A749]/1000/(60*60*24)" office:value-type="time" office:time-value="PT03H19M11.588S" calcext:value-type="time">
            <text:p>03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83" calcext:value-type="float">
            <text:p>420.83</text:p>
          </table:table-cell>
          <table:table-cell office:value-type="float" office:value="531.85" calcext:value-type="float">
            <text:p>531.85</text:p>
          </table:table-cell>
        </table:table-row>
        <table:table-row table:style-name="ro1">
          <table:table-cell office:value-type="float" office:value="11967588" calcext:value-type="float">
            <text:p>11967588</text:p>
          </table:table-cell>
          <table:table-cell table:formula="of:=[.A750]/1000/(60*60*24)" office:value-type="time" office:time-value="PT03H19M27.588S" calcext:value-type="time">
            <text:p>03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1.38" calcext:value-type="float">
            <text:p>421.38</text:p>
          </table:table-cell>
          <table:table-cell office:value-type="float" office:value="532.51" calcext:value-type="float">
            <text:p>532.51</text:p>
          </table:table-cell>
        </table:table-row>
        <table:table-row table:style-name="ro1">
          <table:table-cell office:value-type="float" office:value="11983588" calcext:value-type="float">
            <text:p>11983588</text:p>
          </table:table-cell>
          <table:table-cell table:formula="of:=[.A751]/1000/(60*60*24)" office:value-type="time" office:time-value="PT03H19M43.588S" calcext:value-type="time">
            <text:p>03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1.92" calcext:value-type="float">
            <text:p>421.92</text:p>
          </table:table-cell>
          <table:table-cell office:value-type="float" office:value="533.18" calcext:value-type="float">
            <text:p>533.18</text:p>
          </table:table-cell>
        </table:table-row>
        <table:table-row table:style-name="ro1">
          <table:table-cell office:value-type="float" office:value="11999588" calcext:value-type="float">
            <text:p>11999588</text:p>
          </table:table-cell>
          <table:table-cell table:formula="of:=[.A752]/1000/(60*60*24)" office:value-type="time" office:time-value="PT03H19M59.588S" calcext:value-type="time">
            <text:p>03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2.47" calcext:value-type="float">
            <text:p>422.47</text:p>
          </table:table-cell>
          <table:table-cell office:value-type="float" office:value="533.84" calcext:value-type="float">
            <text:p>533.84</text:p>
          </table:table-cell>
        </table:table-row>
        <table:table-row table:style-name="ro1">
          <table:table-cell office:value-type="float" office:value="12015588" calcext:value-type="float">
            <text:p>12015588</text:p>
          </table:table-cell>
          <table:table-cell table:formula="of:=[.A753]/1000/(60*60*24)" office:value-type="time" office:time-value="PT03H20M15.588S" calcext:value-type="time">
            <text:p>03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01" calcext:value-type="float">
            <text:p>423.01</text:p>
          </table:table-cell>
          <table:table-cell office:value-type="float" office:value="534.51" calcext:value-type="float">
            <text:p>534.51</text:p>
          </table:table-cell>
        </table:table-row>
        <table:table-row table:style-name="ro1">
          <table:table-cell office:value-type="float" office:value="12031588" calcext:value-type="float">
            <text:p>12031588</text:p>
          </table:table-cell>
          <table:table-cell table:formula="of:=[.A754]/1000/(60*60*24)" office:value-type="time" office:time-value="PT03H20M31.588S" calcext:value-type="time">
            <text:p>03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56" calcext:value-type="float">
            <text:p>423.56</text:p>
          </table:table-cell>
          <table:table-cell office:value-type="float" office:value="535.17" calcext:value-type="float">
            <text:p>535.17</text:p>
          </table:table-cell>
        </table:table-row>
        <table:table-row table:style-name="ro1">
          <table:table-cell office:value-type="float" office:value="12047588" calcext:value-type="float">
            <text:p>12047588</text:p>
          </table:table-cell>
          <table:table-cell table:formula="of:=[.A755]/1000/(60*60*24)" office:value-type="time" office:time-value="PT03H20M47.588S" calcext:value-type="time">
            <text:p>03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4.11" calcext:value-type="float">
            <text:p>424.11</text:p>
          </table:table-cell>
          <table:table-cell office:value-type="float" office:value="535.84" calcext:value-type="float">
            <text:p>535.84</text:p>
          </table:table-cell>
        </table:table-row>
        <table:table-row table:style-name="ro1">
          <table:table-cell office:value-type="float" office:value="12063588" calcext:value-type="float">
            <text:p>12063588</text:p>
          </table:table-cell>
          <table:table-cell table:formula="of:=[.A756]/1000/(60*60*24)" office:value-type="time" office:time-value="PT03H21M03.588S" calcext:value-type="time">
            <text:p>03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24.65" calcext:value-type="float">
            <text:p>424.65</text:p>
          </table:table-cell>
          <table:table-cell office:value-type="float" office:value="536.5" calcext:value-type="float">
            <text:p>536.5</text:p>
          </table:table-cell>
        </table:table-row>
        <table:table-row table:style-name="ro1">
          <table:table-cell office:value-type="float" office:value="12079588" calcext:value-type="float">
            <text:p>12079588</text:p>
          </table:table-cell>
          <table:table-cell table:formula="of:=[.A757]/1000/(60*60*24)" office:value-type="time" office:time-value="PT03H21M19.588S" calcext:value-type="time">
            <text:p>03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25.2" calcext:value-type="float">
            <text:p>425.2</text:p>
          </table:table-cell>
          <table:table-cell office:value-type="float" office:value="537.17" calcext:value-type="float">
            <text:p>537.17</text:p>
          </table:table-cell>
        </table:table-row>
        <table:table-row table:style-name="ro1">
          <table:table-cell office:value-type="float" office:value="12095588" calcext:value-type="float">
            <text:p>12095588</text:p>
          </table:table-cell>
          <table:table-cell table:formula="of:=[.A758]/1000/(60*60*24)" office:value-type="time" office:time-value="PT03H21M35.588S" calcext:value-type="time">
            <text:p>03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5.74" calcext:value-type="float">
            <text:p>425.74</text:p>
          </table:table-cell>
          <table:table-cell office:value-type="float" office:value="537.83" calcext:value-type="float">
            <text:p>537.83</text:p>
          </table:table-cell>
        </table:table-row>
        <table:table-row table:style-name="ro1">
          <table:table-cell office:value-type="float" office:value="12111588" calcext:value-type="float">
            <text:p>12111588</text:p>
          </table:table-cell>
          <table:table-cell table:formula="of:=[.A759]/1000/(60*60*24)" office:value-type="time" office:time-value="PT03H21M51.588S" calcext:value-type="time">
            <text:p>03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6.29" calcext:value-type="float">
            <text:p>426.29</text:p>
          </table:table-cell>
          <table:table-cell office:value-type="float" office:value="538.5" calcext:value-type="float">
            <text:p>538.5</text:p>
          </table:table-cell>
        </table:table-row>
        <table:table-row table:style-name="ro1">
          <table:table-cell office:value-type="float" office:value="12127588" calcext:value-type="float">
            <text:p>12127588</text:p>
          </table:table-cell>
          <table:table-cell table:formula="of:=[.A760]/1000/(60*60*24)" office:value-type="time" office:time-value="PT03H22M07.588S" calcext:value-type="time">
            <text:p>03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6.83" calcext:value-type="float">
            <text:p>426.83</text:p>
          </table:table-cell>
          <table:table-cell office:value-type="float" office:value="539.16" calcext:value-type="float">
            <text:p>539.16</text:p>
          </table:table-cell>
        </table:table-row>
        <table:table-row table:style-name="ro1">
          <table:table-cell office:value-type="float" office:value="12143588" calcext:value-type="float">
            <text:p>12143588</text:p>
          </table:table-cell>
          <table:table-cell table:formula="of:=[.A761]/1000/(60*60*24)" office:value-type="time" office:time-value="PT03H22M23.588S" calcext:value-type="time">
            <text:p>03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7.38" calcext:value-type="float">
            <text:p>427.38</text:p>
          </table:table-cell>
          <table:table-cell office:value-type="float" office:value="539.83" calcext:value-type="float">
            <text:p>539.83</text:p>
          </table:table-cell>
        </table:table-row>
        <table:table-row table:style-name="ro1">
          <table:table-cell office:value-type="float" office:value="12159588" calcext:value-type="float">
            <text:p>12159588</text:p>
          </table:table-cell>
          <table:table-cell table:formula="of:=[.A762]/1000/(60*60*24)" office:value-type="time" office:time-value="PT03H22M39.588S" calcext:value-type="time">
            <text:p>03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7.92" calcext:value-type="float">
            <text:p>427.92</text:p>
          </table:table-cell>
          <table:table-cell office:value-type="float" office:value="540.49" calcext:value-type="float">
            <text:p>540.49</text:p>
          </table:table-cell>
        </table:table-row>
        <table:table-row table:style-name="ro1">
          <table:table-cell office:value-type="float" office:value="12175588" calcext:value-type="float">
            <text:p>12175588</text:p>
          </table:table-cell>
          <table:table-cell table:formula="of:=[.A763]/1000/(60*60*24)" office:value-type="time" office:time-value="PT03H22M55.588S" calcext:value-type="time">
            <text:p>03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8.47" calcext:value-type="float">
            <text:p>428.47</text:p>
          </table:table-cell>
          <table:table-cell office:value-type="float" office:value="541.16" calcext:value-type="float">
            <text:p>541.16</text:p>
          </table:table-cell>
        </table:table-row>
        <table:table-row table:style-name="ro1">
          <table:table-cell office:value-type="float" office:value="12191588" calcext:value-type="float">
            <text:p>12191588</text:p>
          </table:table-cell>
          <table:table-cell table:formula="of:=[.A764]/1000/(60*60*24)" office:value-type="time" office:time-value="PT03H23M11.588S" calcext:value-type="time">
            <text:p>03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9.01" calcext:value-type="float">
            <text:p>429.01</text:p>
          </table:table-cell>
          <table:table-cell office:value-type="float" office:value="541.82" calcext:value-type="float">
            <text:p>541.82</text:p>
          </table:table-cell>
        </table:table-row>
        <table:table-row table:style-name="ro1">
          <table:table-cell office:value-type="float" office:value="12207588" calcext:value-type="float">
            <text:p>12207588</text:p>
          </table:table-cell>
          <table:table-cell table:formula="of:=[.A765]/1000/(60*60*24)" office:value-type="time" office:time-value="PT03H23M27.588S" calcext:value-type="time">
            <text:p>03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9.56" calcext:value-type="float">
            <text:p>429.56</text:p>
          </table:table-cell>
          <table:table-cell office:value-type="float" office:value="542.49" calcext:value-type="float">
            <text:p>542.49</text:p>
          </table:table-cell>
        </table:table-row>
        <table:table-row table:style-name="ro1">
          <table:table-cell office:value-type="float" office:value="12223588" calcext:value-type="float">
            <text:p>12223588</text:p>
          </table:table-cell>
          <table:table-cell table:formula="of:=[.A766]/1000/(60*60*24)" office:value-type="time" office:time-value="PT03H23M43.588S" calcext:value-type="time">
            <text:p>03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30.1" calcext:value-type="float">
            <text:p>430.1</text:p>
          </table:table-cell>
          <table:table-cell office:value-type="float" office:value="543.15" calcext:value-type="float">
            <text:p>543.15</text:p>
          </table:table-cell>
        </table:table-row>
        <table:table-row table:style-name="ro1">
          <table:table-cell office:value-type="float" office:value="12239588" calcext:value-type="float">
            <text:p>12239588</text:p>
          </table:table-cell>
          <table:table-cell table:formula="of:=[.A767]/1000/(60*60*24)" office:value-type="time" office:time-value="PT03H23M59.588S" calcext:value-type="time">
            <text:p>03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0.65" calcext:value-type="float">
            <text:p>430.65</text:p>
          </table:table-cell>
          <table:table-cell office:value-type="float" office:value="543.82" calcext:value-type="float">
            <text:p>543.82</text:p>
          </table:table-cell>
        </table:table-row>
        <table:table-row table:style-name="ro1">
          <table:table-cell office:value-type="float" office:value="12255588" calcext:value-type="float">
            <text:p>12255588</text:p>
          </table:table-cell>
          <table:table-cell table:formula="of:=[.A768]/1000/(60*60*24)" office:value-type="time" office:time-value="PT03H24M15.588S" calcext:value-type="time">
            <text:p>03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1.19" calcext:value-type="float">
            <text:p>431.19</text:p>
          </table:table-cell>
          <table:table-cell office:value-type="float" office:value="544.48" calcext:value-type="float">
            <text:p>544.48</text:p>
          </table:table-cell>
        </table:table-row>
        <table:table-row table:style-name="ro1">
          <table:table-cell office:value-type="float" office:value="12271588" calcext:value-type="float">
            <text:p>12271588</text:p>
          </table:table-cell>
          <table:table-cell table:formula="of:=[.A769]/1000/(60*60*24)" office:value-type="time" office:time-value="PT03H24M31.588S" calcext:value-type="time">
            <text:p>03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1.74" calcext:value-type="float">
            <text:p>431.74</text:p>
          </table:table-cell>
          <table:table-cell office:value-type="float" office:value="545.15" calcext:value-type="float">
            <text:p>545.15</text:p>
          </table:table-cell>
        </table:table-row>
        <table:table-row table:style-name="ro1">
          <table:table-cell office:value-type="float" office:value="12287588" calcext:value-type="float">
            <text:p>12287588</text:p>
          </table:table-cell>
          <table:table-cell table:formula="of:=[.A770]/1000/(60*60*24)" office:value-type="time" office:time-value="PT03H24M47.588S" calcext:value-type="time">
            <text:p>03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2.28" calcext:value-type="float">
            <text:p>432.28</text:p>
          </table:table-cell>
          <table:table-cell office:value-type="float" office:value="545.81" calcext:value-type="float">
            <text:p>545.81</text:p>
          </table:table-cell>
        </table:table-row>
        <table:table-row table:style-name="ro1">
          <table:table-cell office:value-type="float" office:value="12303588" calcext:value-type="float">
            <text:p>12303588</text:p>
          </table:table-cell>
          <table:table-cell table:formula="of:=[.A771]/1000/(60*60*24)" office:value-type="time" office:time-value="PT03H25M03.588S" calcext:value-type="time">
            <text:p>03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2.83" calcext:value-type="float">
            <text:p>432.83</text:p>
          </table:table-cell>
          <table:table-cell office:value-type="float" office:value="546.48" calcext:value-type="float">
            <text:p>546.48</text:p>
          </table:table-cell>
        </table:table-row>
        <table:table-row table:style-name="ro1">
          <table:table-cell office:value-type="float" office:value="12319588" calcext:value-type="float">
            <text:p>12319588</text:p>
          </table:table-cell>
          <table:table-cell table:formula="of:=[.A772]/1000/(60*60*24)" office:value-type="time" office:time-value="PT03H25M19.588S" calcext:value-type="time">
            <text:p>03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3.37" calcext:value-type="float">
            <text:p>433.37</text:p>
          </table:table-cell>
          <table:table-cell office:value-type="float" office:value="547.14" calcext:value-type="float">
            <text:p>547.14</text:p>
          </table:table-cell>
        </table:table-row>
        <table:table-row table:style-name="ro1">
          <table:table-cell office:value-type="float" office:value="12335588" calcext:value-type="float">
            <text:p>12335588</text:p>
          </table:table-cell>
          <table:table-cell table:formula="of:=[.A773]/1000/(60*60*24)" office:value-type="time" office:time-value="PT03H25M35.588S" calcext:value-type="time">
            <text:p>03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3.92" calcext:value-type="float">
            <text:p>433.92</text:p>
          </table:table-cell>
          <table:table-cell office:value-type="float" office:value="547.81" calcext:value-type="float">
            <text:p>547.81</text:p>
          </table:table-cell>
        </table:table-row>
        <table:table-row table:style-name="ro1">
          <table:table-cell office:value-type="float" office:value="12351588" calcext:value-type="float">
            <text:p>12351588</text:p>
          </table:table-cell>
          <table:table-cell table:formula="of:=[.A774]/1000/(60*60*24)" office:value-type="time" office:time-value="PT03H25M51.588S" calcext:value-type="time">
            <text:p>03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4.46" calcext:value-type="float">
            <text:p>434.46</text:p>
          </table:table-cell>
          <table:table-cell office:value-type="float" office:value="548.47" calcext:value-type="float">
            <text:p>548.47</text:p>
          </table:table-cell>
        </table:table-row>
        <table:table-row table:style-name="ro1">
          <table:table-cell office:value-type="float" office:value="12367588" calcext:value-type="float">
            <text:p>12367588</text:p>
          </table:table-cell>
          <table:table-cell table:formula="of:=[.A775]/1000/(60*60*24)" office:value-type="time" office:time-value="PT03H26M07.588S" calcext:value-type="time">
            <text:p>03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01" calcext:value-type="float">
            <text:p>435.01</text:p>
          </table:table-cell>
          <table:table-cell office:value-type="float" office:value="549.14" calcext:value-type="float">
            <text:p>549.14</text:p>
          </table:table-cell>
        </table:table-row>
        <table:table-row table:style-name="ro1">
          <table:table-cell office:value-type="float" office:value="12383588" calcext:value-type="float">
            <text:p>12383588</text:p>
          </table:table-cell>
          <table:table-cell table:formula="of:=[.A776]/1000/(60*60*24)" office:value-type="time" office:time-value="PT03H26M23.588S" calcext:value-type="time">
            <text:p>03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55" calcext:value-type="float">
            <text:p>435.55</text:p>
          </table:table-cell>
          <table:table-cell office:value-type="float" office:value="549.8" calcext:value-type="float">
            <text:p>549.8</text:p>
          </table:table-cell>
        </table:table-row>
        <table:table-row table:style-name="ro1">
          <table:table-cell office:value-type="float" office:value="12399588" calcext:value-type="float">
            <text:p>12399588</text:p>
          </table:table-cell>
          <table:table-cell table:formula="of:=[.A777]/1000/(60*60*24)" office:value-type="time" office:time-value="PT03H26M39.588S" calcext:value-type="time">
            <text:p>03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6.1" calcext:value-type="float">
            <text:p>436.1</text:p>
          </table:table-cell>
          <table:table-cell office:value-type="float" office:value="550.47" calcext:value-type="float">
            <text:p>550.47</text:p>
          </table:table-cell>
        </table:table-row>
        <table:table-row table:style-name="ro1">
          <table:table-cell office:value-type="float" office:value="12415588" calcext:value-type="float">
            <text:p>12415588</text:p>
          </table:table-cell>
          <table:table-cell table:formula="of:=[.A778]/1000/(60*60*24)" office:value-type="time" office:time-value="PT03H26M55.588S" calcext:value-type="time">
            <text:p>03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6.64" calcext:value-type="float">
            <text:p>436.64</text:p>
          </table:table-cell>
          <table:table-cell office:value-type="float" office:value="551.13" calcext:value-type="float">
            <text:p>551.13</text:p>
          </table:table-cell>
        </table:table-row>
        <table:table-row table:style-name="ro1">
          <table:table-cell office:value-type="float" office:value="12431588" calcext:value-type="float">
            <text:p>12431588</text:p>
          </table:table-cell>
          <table:table-cell table:formula="of:=[.A779]/1000/(60*60*24)" office:value-type="time" office:time-value="PT03H27M11.588S" calcext:value-type="time">
            <text:p>03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7.19" calcext:value-type="float">
            <text:p>437.19</text:p>
          </table:table-cell>
          <table:table-cell office:value-type="float" office:value="551.8" calcext:value-type="float">
            <text:p>551.8</text:p>
          </table:table-cell>
        </table:table-row>
        <table:table-row table:style-name="ro1">
          <table:table-cell office:value-type="float" office:value="12447588" calcext:value-type="float">
            <text:p>12447588</text:p>
          </table:table-cell>
          <table:table-cell table:formula="of:=[.A780]/1000/(60*60*24)" office:value-type="time" office:time-value="PT03H27M27.588S" calcext:value-type="time">
            <text:p>03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7.73" calcext:value-type="float">
            <text:p>437.73</text:p>
          </table:table-cell>
          <table:table-cell office:value-type="float" office:value="552.46" calcext:value-type="float">
            <text:p>552.46</text:p>
          </table:table-cell>
        </table:table-row>
        <table:table-row table:style-name="ro1">
          <table:table-cell office:value-type="float" office:value="12463588" calcext:value-type="float">
            <text:p>12463588</text:p>
          </table:table-cell>
          <table:table-cell table:formula="of:=[.A781]/1000/(60*60*24)" office:value-type="time" office:time-value="PT03H27M43.588S" calcext:value-type="time">
            <text:p>03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8.28" calcext:value-type="float">
            <text:p>438.28</text:p>
          </table:table-cell>
          <table:table-cell office:value-type="float" office:value="553.13" calcext:value-type="float">
            <text:p>553.13</text:p>
          </table:table-cell>
        </table:table-row>
        <table:table-row table:style-name="ro1">
          <table:table-cell office:value-type="float" office:value="12479588" calcext:value-type="float">
            <text:p>12479588</text:p>
          </table:table-cell>
          <table:table-cell table:formula="of:=[.A782]/1000/(60*60*24)" office:value-type="time" office:time-value="PT03H27M59.588S" calcext:value-type="time">
            <text:p>03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8.82" calcext:value-type="float">
            <text:p>438.82</text:p>
          </table:table-cell>
          <table:table-cell office:value-type="float" office:value="553.79" calcext:value-type="float">
            <text:p>553.79</text:p>
          </table:table-cell>
        </table:table-row>
        <table:table-row table:style-name="ro1">
          <table:table-cell office:value-type="float" office:value="12495588" calcext:value-type="float">
            <text:p>12495588</text:p>
          </table:table-cell>
          <table:table-cell table:formula="of:=[.A783]/1000/(60*60*24)" office:value-type="time" office:time-value="PT03H28M15.588S" calcext:value-type="time">
            <text:p>03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9.37" calcext:value-type="float">
            <text:p>439.37</text:p>
          </table:table-cell>
          <table:table-cell office:value-type="float" office:value="554.46" calcext:value-type="float">
            <text:p>554.46</text:p>
          </table:table-cell>
        </table:table-row>
        <table:table-row table:style-name="ro1">
          <table:table-cell office:value-type="float" office:value="12511588" calcext:value-type="float">
            <text:p>12511588</text:p>
          </table:table-cell>
          <table:table-cell table:formula="of:=[.A784]/1000/(60*60*24)" office:value-type="time" office:time-value="PT03H28M31.588S" calcext:value-type="time">
            <text:p>03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9.91" calcext:value-type="float">
            <text:p>439.91</text:p>
          </table:table-cell>
          <table:table-cell office:value-type="float" office:value="555.12" calcext:value-type="float">
            <text:p>555.12</text:p>
          </table:table-cell>
        </table:table-row>
        <table:table-row table:style-name="ro1">
          <table:table-cell office:value-type="float" office:value="12527588" calcext:value-type="float">
            <text:p>12527588</text:p>
          </table:table-cell>
          <table:table-cell table:formula="of:=[.A785]/1000/(60*60*24)" office:value-type="time" office:time-value="PT03H28M47.588S" calcext:value-type="time">
            <text:p>03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0.46" calcext:value-type="float">
            <text:p>440.46</text:p>
          </table:table-cell>
          <table:table-cell office:value-type="float" office:value="555.79" calcext:value-type="float">
            <text:p>555.79</text:p>
          </table:table-cell>
        </table:table-row>
        <table:table-row table:style-name="ro1">
          <table:table-cell office:value-type="float" office:value="12543588" calcext:value-type="float">
            <text:p>12543588</text:p>
          </table:table-cell>
          <table:table-cell table:formula="of:=[.A786]/1000/(60*60*24)" office:value-type="time" office:time-value="PT03H29M03.588S" calcext:value-type="time">
            <text:p>03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1" calcext:value-type="float">
            <text:p>441</text:p>
          </table:table-cell>
          <table:table-cell office:value-type="float" office:value="556.45" calcext:value-type="float">
            <text:p>556.45</text:p>
          </table:table-cell>
        </table:table-row>
        <table:table-row table:style-name="ro1">
          <table:table-cell office:value-type="float" office:value="12559588" calcext:value-type="float">
            <text:p>12559588</text:p>
          </table:table-cell>
          <table:table-cell table:formula="of:=[.A787]/1000/(60*60*24)" office:value-type="time" office:time-value="PT03H29M19.588S" calcext:value-type="time">
            <text:p>03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1.54" calcext:value-type="float">
            <text:p>441.54</text:p>
          </table:table-cell>
          <table:table-cell office:value-type="float" office:value="557.12" calcext:value-type="float">
            <text:p>557.12</text:p>
          </table:table-cell>
        </table:table-row>
        <table:table-row table:style-name="ro1">
          <table:table-cell office:value-type="float" office:value="12575588" calcext:value-type="float">
            <text:p>12575588</text:p>
          </table:table-cell>
          <table:table-cell table:formula="of:=[.A788]/1000/(60*60*24)" office:value-type="time" office:time-value="PT03H29M35.588S" calcext:value-type="time">
            <text:p>03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2.09" calcext:value-type="float">
            <text:p>442.09</text:p>
          </table:table-cell>
          <table:table-cell office:value-type="float" office:value="557.78" calcext:value-type="float">
            <text:p>557.78</text:p>
          </table:table-cell>
        </table:table-row>
        <table:table-row table:style-name="ro1">
          <table:table-cell office:value-type="float" office:value="12591588" calcext:value-type="float">
            <text:p>12591588</text:p>
          </table:table-cell>
          <table:table-cell table:formula="of:=[.A789]/1000/(60*60*24)" office:value-type="time" office:time-value="PT03H29M51.588S" calcext:value-type="time">
            <text:p>03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2.63" calcext:value-type="float">
            <text:p>442.63</text:p>
          </table:table-cell>
          <table:table-cell office:value-type="float" office:value="558.45" calcext:value-type="float">
            <text:p>558.45</text:p>
          </table:table-cell>
        </table:table-row>
        <table:table-row table:style-name="ro1">
          <table:table-cell office:value-type="float" office:value="12607588" calcext:value-type="float">
            <text:p>12607588</text:p>
          </table:table-cell>
          <table:table-cell table:formula="of:=[.A790]/1000/(60*60*24)" office:value-type="time" office:time-value="PT03H30M07.588S" calcext:value-type="time">
            <text:p>03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3.18" calcext:value-type="float">
            <text:p>443.18</text:p>
          </table:table-cell>
          <table:table-cell office:value-type="float" office:value="559.11" calcext:value-type="float">
            <text:p>559.11</text:p>
          </table:table-cell>
        </table:table-row>
        <table:table-row table:style-name="ro1">
          <table:table-cell office:value-type="float" office:value="12623588" calcext:value-type="float">
            <text:p>12623588</text:p>
          </table:table-cell>
          <table:table-cell table:formula="of:=[.A791]/1000/(60*60*24)" office:value-type="time" office:time-value="PT03H30M23.588S" calcext:value-type="time">
            <text:p>03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3.72" calcext:value-type="float">
            <text:p>443.72</text:p>
          </table:table-cell>
          <table:table-cell office:value-type="float" office:value="559.78" calcext:value-type="float">
            <text:p>559.78</text:p>
          </table:table-cell>
        </table:table-row>
        <table:table-row table:style-name="ro1">
          <table:table-cell office:value-type="float" office:value="12639588" calcext:value-type="float">
            <text:p>12639588</text:p>
          </table:table-cell>
          <table:table-cell table:formula="of:=[.A792]/1000/(60*60*24)" office:value-type="time" office:time-value="PT03H30M39.588S" calcext:value-type="time">
            <text:p>03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4.27" calcext:value-type="float">
            <text:p>444.27</text:p>
          </table:table-cell>
          <table:table-cell office:value-type="float" office:value="560.44" calcext:value-type="float">
            <text:p>560.44</text:p>
          </table:table-cell>
        </table:table-row>
        <table:table-row table:style-name="ro1">
          <table:table-cell office:value-type="float" office:value="12655588" calcext:value-type="float">
            <text:p>12655588</text:p>
          </table:table-cell>
          <table:table-cell table:formula="of:=[.A793]/1000/(60*60*24)" office:value-type="time" office:time-value="PT03H30M55.588S" calcext:value-type="time">
            <text:p>03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4.81" calcext:value-type="float">
            <text:p>444.81</text:p>
          </table:table-cell>
          <table:table-cell office:value-type="float" office:value="561.1" calcext:value-type="float">
            <text:p>561.1</text:p>
          </table:table-cell>
        </table:table-row>
        <table:table-row table:style-name="ro1">
          <table:table-cell office:value-type="float" office:value="12671588" calcext:value-type="float">
            <text:p>12671588</text:p>
          </table:table-cell>
          <table:table-cell table:formula="of:=[.A794]/1000/(60*60*24)" office:value-type="time" office:time-value="PT03H31M11.588S" calcext:value-type="time">
            <text:p>03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5.36" calcext:value-type="float">
            <text:p>445.36</text:p>
          </table:table-cell>
          <table:table-cell office:value-type="float" office:value="561.77" calcext:value-type="float">
            <text:p>561.77</text:p>
          </table:table-cell>
        </table:table-row>
        <table:table-row table:style-name="ro1">
          <table:table-cell office:value-type="float" office:value="12687588" calcext:value-type="float">
            <text:p>12687588</text:p>
          </table:table-cell>
          <table:table-cell table:formula="of:=[.A795]/1000/(60*60*24)" office:value-type="time" office:time-value="PT03H31M27.588S" calcext:value-type="time">
            <text:p>03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45.9" calcext:value-type="float">
            <text:p>445.9</text:p>
          </table:table-cell>
          <table:table-cell office:value-type="float" office:value="562.43" calcext:value-type="float">
            <text:p>562.43</text:p>
          </table:table-cell>
        </table:table-row>
        <table:table-row table:style-name="ro1">
          <table:table-cell office:value-type="float" office:value="12703588" calcext:value-type="float">
            <text:p>12703588</text:p>
          </table:table-cell>
          <table:table-cell table:formula="of:=[.A796]/1000/(60*60*24)" office:value-type="time" office:time-value="PT03H31M43.588S" calcext:value-type="time">
            <text:p>03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6.45" calcext:value-type="float">
            <text:p>446.45</text:p>
          </table:table-cell>
          <table:table-cell office:value-type="float" office:value="563.1" calcext:value-type="float">
            <text:p>563.1</text:p>
          </table:table-cell>
        </table:table-row>
        <table:table-row table:style-name="ro1">
          <table:table-cell office:value-type="float" office:value="12719588" calcext:value-type="float">
            <text:p>12719588</text:p>
          </table:table-cell>
          <table:table-cell table:formula="of:=[.A797]/1000/(60*60*24)" office:value-type="time" office:time-value="PT03H31M59.588S" calcext:value-type="time">
            <text:p>03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6.99" calcext:value-type="float">
            <text:p>446.99</text:p>
          </table:table-cell>
          <table:table-cell office:value-type="float" office:value="563.76" calcext:value-type="float">
            <text:p>563.76</text:p>
          </table:table-cell>
        </table:table-row>
        <table:table-row table:style-name="ro1">
          <table:table-cell office:value-type="float" office:value="12735588" calcext:value-type="float">
            <text:p>12735588</text:p>
          </table:table-cell>
          <table:table-cell table:formula="of:=[.A798]/1000/(60*60*24)" office:value-type="time" office:time-value="PT03H32M15.588S" calcext:value-type="time">
            <text:p>03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7.54" calcext:value-type="float">
            <text:p>447.54</text:p>
          </table:table-cell>
          <table:table-cell office:value-type="float" office:value="564.42" calcext:value-type="float">
            <text:p>564.42</text:p>
          </table:table-cell>
        </table:table-row>
        <table:table-row table:style-name="ro1">
          <table:table-cell office:value-type="float" office:value="12751588" calcext:value-type="float">
            <text:p>12751588</text:p>
          </table:table-cell>
          <table:table-cell table:formula="of:=[.A799]/1000/(60*60*24)" office:value-type="time" office:time-value="PT03H32M31.588S" calcext:value-type="time">
            <text:p>03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8.08" calcext:value-type="float">
            <text:p>448.08</text:p>
          </table:table-cell>
          <table:table-cell office:value-type="float" office:value="565.09" calcext:value-type="float">
            <text:p>565.09</text:p>
          </table:table-cell>
        </table:table-row>
        <table:table-row table:style-name="ro1">
          <table:table-cell office:value-type="float" office:value="12767588" calcext:value-type="float">
            <text:p>12767588</text:p>
          </table:table-cell>
          <table:table-cell table:formula="of:=[.A800]/1000/(60*60*24)" office:value-type="time" office:time-value="PT03H32M47.588S" calcext:value-type="time">
            <text:p>03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8.62" calcext:value-type="float">
            <text:p>448.62</text:p>
          </table:table-cell>
          <table:table-cell office:value-type="float" office:value="565.75" calcext:value-type="float">
            <text:p>565.75</text:p>
          </table:table-cell>
        </table:table-row>
        <table:table-row table:style-name="ro1">
          <table:table-cell office:value-type="float" office:value="12783588" calcext:value-type="float">
            <text:p>12783588</text:p>
          </table:table-cell>
          <table:table-cell table:formula="of:=[.A801]/1000/(60*60*24)" office:value-type="time" office:time-value="PT03H33M03.588S" calcext:value-type="time">
            <text:p>03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9.17" calcext:value-type="float">
            <text:p>449.17</text:p>
          </table:table-cell>
          <table:table-cell office:value-type="float" office:value="566.42" calcext:value-type="float">
            <text:p>566.42</text:p>
          </table:table-cell>
        </table:table-row>
        <table:table-row table:style-name="ro1">
          <table:table-cell office:value-type="float" office:value="12799588" calcext:value-type="float">
            <text:p>12799588</text:p>
          </table:table-cell>
          <table:table-cell table:formula="of:=[.A802]/1000/(60*60*24)" office:value-type="time" office:time-value="PT03H33M19.588S" calcext:value-type="time">
            <text:p>03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9.71" calcext:value-type="float">
            <text:p>449.71</text:p>
          </table:table-cell>
          <table:table-cell office:value-type="float" office:value="567.08" calcext:value-type="float">
            <text:p>567.08</text:p>
          </table:table-cell>
        </table:table-row>
        <table:table-row table:style-name="ro1">
          <table:table-cell office:value-type="float" office:value="12815588" calcext:value-type="float">
            <text:p>12815588</text:p>
          </table:table-cell>
          <table:table-cell table:formula="of:=[.A803]/1000/(60*60*24)" office:value-type="time" office:time-value="PT03H33M35.588S" calcext:value-type="time">
            <text:p>03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0.26" calcext:value-type="float">
            <text:p>450.26</text:p>
          </table:table-cell>
          <table:table-cell office:value-type="float" office:value="567.74" calcext:value-type="float">
            <text:p>567.74</text:p>
          </table:table-cell>
        </table:table-row>
        <table:table-row table:style-name="ro1">
          <table:table-cell office:value-type="float" office:value="12831588" calcext:value-type="float">
            <text:p>12831588</text:p>
          </table:table-cell>
          <table:table-cell table:formula="of:=[.A804]/1000/(60*60*24)" office:value-type="time" office:time-value="PT03H33M51.588S" calcext:value-type="time">
            <text:p>03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0.8" calcext:value-type="float">
            <text:p>450.8</text:p>
          </table:table-cell>
          <table:table-cell office:value-type="float" office:value="568.41" calcext:value-type="float">
            <text:p>568.41</text:p>
          </table:table-cell>
        </table:table-row>
        <table:table-row table:style-name="ro1">
          <table:table-cell office:value-type="float" office:value="12847588" calcext:value-type="float">
            <text:p>12847588</text:p>
          </table:table-cell>
          <table:table-cell table:formula="of:=[.A805]/1000/(60*60*24)" office:value-type="time" office:time-value="PT03H34M07.588S" calcext:value-type="time">
            <text:p>03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1.35" calcext:value-type="float">
            <text:p>451.35</text:p>
          </table:table-cell>
          <table:table-cell office:value-type="float" office:value="569.07" calcext:value-type="float">
            <text:p>569.07</text:p>
          </table:table-cell>
        </table:table-row>
        <table:table-row table:style-name="ro1">
          <table:table-cell office:value-type="float" office:value="12863588" calcext:value-type="float">
            <text:p>12863588</text:p>
          </table:table-cell>
          <table:table-cell table:formula="of:=[.A806]/1000/(60*60*24)" office:value-type="time" office:time-value="PT03H34M23.588S" calcext:value-type="time">
            <text:p>03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1.89" calcext:value-type="float">
            <text:p>451.89</text:p>
          </table:table-cell>
          <table:table-cell office:value-type="float" office:value="569.73" calcext:value-type="float">
            <text:p>569.73</text:p>
          </table:table-cell>
        </table:table-row>
        <table:table-row table:style-name="ro1">
          <table:table-cell office:value-type="float" office:value="12879588" calcext:value-type="float">
            <text:p>12879588</text:p>
          </table:table-cell>
          <table:table-cell table:formula="of:=[.A807]/1000/(60*60*24)" office:value-type="time" office:time-value="PT03H34M39.588S" calcext:value-type="time">
            <text:p>03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2.44" calcext:value-type="float">
            <text:p>452.44</text:p>
          </table:table-cell>
          <table:table-cell office:value-type="float" office:value="570.4" calcext:value-type="float">
            <text:p>570.4</text:p>
          </table:table-cell>
        </table:table-row>
        <table:table-row table:style-name="ro1">
          <table:table-cell office:value-type="float" office:value="12895588" calcext:value-type="float">
            <text:p>12895588</text:p>
          </table:table-cell>
          <table:table-cell table:formula="of:=[.A808]/1000/(60*60*24)" office:value-type="time" office:time-value="PT03H34M55.588S" calcext:value-type="time">
            <text:p>03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2.98" calcext:value-type="float">
            <text:p>452.98</text:p>
          </table:table-cell>
          <table:table-cell office:value-type="float" office:value="571.06" calcext:value-type="float">
            <text:p>571.06</text:p>
          </table:table-cell>
        </table:table-row>
        <table:table-row table:style-name="ro1">
          <table:table-cell office:value-type="float" office:value="12911588" calcext:value-type="float">
            <text:p>12911588</text:p>
          </table:table-cell>
          <table:table-cell table:formula="of:=[.A809]/1000/(60*60*24)" office:value-type="time" office:time-value="PT03H35M11.588S" calcext:value-type="time">
            <text:p>03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3.52" calcext:value-type="float">
            <text:p>453.52</text:p>
          </table:table-cell>
          <table:table-cell office:value-type="float" office:value="571.72" calcext:value-type="float">
            <text:p>571.72</text:p>
          </table:table-cell>
        </table:table-row>
        <table:table-row table:style-name="ro1">
          <table:table-cell office:value-type="float" office:value="12927588" calcext:value-type="float">
            <text:p>12927588</text:p>
          </table:table-cell>
          <table:table-cell table:formula="of:=[.A810]/1000/(60*60*24)" office:value-type="time" office:time-value="PT03H35M27.588S" calcext:value-type="time">
            <text:p>03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4.07" calcext:value-type="float">
            <text:p>454.07</text:p>
          </table:table-cell>
          <table:table-cell office:value-type="float" office:value="572.39" calcext:value-type="float">
            <text:p>572.39</text:p>
          </table:table-cell>
        </table:table-row>
        <table:table-row table:style-name="ro1">
          <table:table-cell office:value-type="float" office:value="12943588" calcext:value-type="float">
            <text:p>12943588</text:p>
          </table:table-cell>
          <table:table-cell table:formula="of:=[.A811]/1000/(60*60*24)" office:value-type="time" office:time-value="PT03H35M43.588S" calcext:value-type="time">
            <text:p>03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4.61" calcext:value-type="float">
            <text:p>454.61</text:p>
          </table:table-cell>
          <table:table-cell office:value-type="float" office:value="573.05" calcext:value-type="float">
            <text:p>573.05</text:p>
          </table:table-cell>
        </table:table-row>
        <table:table-row table:style-name="ro1">
          <table:table-cell office:value-type="float" office:value="12959588" calcext:value-type="float">
            <text:p>12959588</text:p>
          </table:table-cell>
          <table:table-cell table:formula="of:=[.A812]/1000/(60*60*24)" office:value-type="time" office:time-value="PT03H35M59.588S" calcext:value-type="time">
            <text:p>03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5.16" calcext:value-type="float">
            <text:p>455.16</text:p>
          </table:table-cell>
          <table:table-cell office:value-type="float" office:value="573.72" calcext:value-type="float">
            <text:p>573.72</text:p>
          </table:table-cell>
        </table:table-row>
        <table:table-row table:style-name="ro1">
          <table:table-cell office:value-type="float" office:value="12975588" calcext:value-type="float">
            <text:p>12975588</text:p>
          </table:table-cell>
          <table:table-cell table:formula="of:=[.A813]/1000/(60*60*24)" office:value-type="time" office:time-value="PT03H36M15.588S" calcext:value-type="time">
            <text:p>03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5.7" calcext:value-type="float">
            <text:p>455.7</text:p>
          </table:table-cell>
          <table:table-cell office:value-type="float" office:value="574.38" calcext:value-type="float">
            <text:p>574.38</text:p>
          </table:table-cell>
        </table:table-row>
        <table:table-row table:style-name="ro1">
          <table:table-cell office:value-type="float" office:value="12991588" calcext:value-type="float">
            <text:p>12991588</text:p>
          </table:table-cell>
          <table:table-cell table:formula="of:=[.A814]/1000/(60*60*24)" office:value-type="time" office:time-value="PT03H36M31.588S" calcext:value-type="time">
            <text:p>03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6.25" calcext:value-type="float">
            <text:p>456.25</text:p>
          </table:table-cell>
          <table:table-cell office:value-type="float" office:value="575.04" calcext:value-type="float">
            <text:p>575.04</text:p>
          </table:table-cell>
        </table:table-row>
        <table:table-row table:style-name="ro1">
          <table:table-cell office:value-type="float" office:value="13007588" calcext:value-type="float">
            <text:p>13007588</text:p>
          </table:table-cell>
          <table:table-cell table:formula="of:=[.A815]/1000/(60*60*24)" office:value-type="time" office:time-value="PT03H36M47.588S" calcext:value-type="time">
            <text:p>03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6.79" calcext:value-type="float">
            <text:p>456.79</text:p>
          </table:table-cell>
          <table:table-cell office:value-type="float" office:value="575.7" calcext:value-type="float">
            <text:p>575.7</text:p>
          </table:table-cell>
        </table:table-row>
        <table:table-row table:style-name="ro1">
          <table:table-cell office:value-type="float" office:value="13023588" calcext:value-type="float">
            <text:p>13023588</text:p>
          </table:table-cell>
          <table:table-cell table:formula="of:=[.A816]/1000/(60*60*24)" office:value-type="time" office:time-value="PT03H37M03.588S" calcext:value-type="time">
            <text:p>03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7.34" calcext:value-type="float">
            <text:p>457.34</text:p>
          </table:table-cell>
          <table:table-cell office:value-type="float" office:value="576.37" calcext:value-type="float">
            <text:p>576.37</text:p>
          </table:table-cell>
        </table:table-row>
        <table:table-row table:style-name="ro1">
          <table:table-cell office:value-type="float" office:value="13039588" calcext:value-type="float">
            <text:p>13039588</text:p>
          </table:table-cell>
          <table:table-cell table:formula="of:=[.A817]/1000/(60*60*24)" office:value-type="time" office:time-value="PT03H37M19.588S" calcext:value-type="time">
            <text:p>03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7.88" calcext:value-type="float">
            <text:p>457.88</text:p>
          </table:table-cell>
          <table:table-cell office:value-type="float" office:value="577.03" calcext:value-type="float">
            <text:p>577.03</text:p>
          </table:table-cell>
        </table:table-row>
        <table:table-row table:style-name="ro1">
          <table:table-cell office:value-type="float" office:value="13055588" calcext:value-type="float">
            <text:p>13055588</text:p>
          </table:table-cell>
          <table:table-cell table:formula="of:=[.A818]/1000/(60*60*24)" office:value-type="time" office:time-value="PT03H37M35.588S" calcext:value-type="time">
            <text:p>03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8.42" calcext:value-type="float">
            <text:p>458.42</text:p>
          </table:table-cell>
          <table:table-cell office:value-type="float" office:value="577.69" calcext:value-type="float">
            <text:p>577.69</text:p>
          </table:table-cell>
        </table:table-row>
        <table:table-row table:style-name="ro1">
          <table:table-cell office:value-type="float" office:value="13071588" calcext:value-type="float">
            <text:p>13071588</text:p>
          </table:table-cell>
          <table:table-cell table:formula="of:=[.A819]/1000/(60*60*24)" office:value-type="time" office:time-value="PT03H37M51.588S" calcext:value-type="time">
            <text:p>03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8.97" calcext:value-type="float">
            <text:p>458.97</text:p>
          </table:table-cell>
          <table:table-cell office:value-type="float" office:value="578.36" calcext:value-type="float">
            <text:p>578.36</text:p>
          </table:table-cell>
        </table:table-row>
        <table:table-row table:style-name="ro1">
          <table:table-cell office:value-type="float" office:value="13087588" calcext:value-type="float">
            <text:p>13087588</text:p>
          </table:table-cell>
          <table:table-cell table:formula="of:=[.A820]/1000/(60*60*24)" office:value-type="time" office:time-value="PT03H38M07.588S" calcext:value-type="time">
            <text:p>03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9.51" calcext:value-type="float">
            <text:p>459.51</text:p>
          </table:table-cell>
          <table:table-cell office:value-type="float" office:value="579.02" calcext:value-type="float">
            <text:p>579.02</text:p>
          </table:table-cell>
        </table:table-row>
        <table:table-row table:style-name="ro1">
          <table:table-cell office:value-type="float" office:value="13103588" calcext:value-type="float">
            <text:p>13103588</text:p>
          </table:table-cell>
          <table:table-cell table:formula="of:=[.A821]/1000/(60*60*24)" office:value-type="time" office:time-value="PT03H38M23.588S" calcext:value-type="time">
            <text:p>03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0.06" calcext:value-type="float">
            <text:p>460.06</text:p>
          </table:table-cell>
          <table:table-cell office:value-type="float" office:value="579.68" calcext:value-type="float">
            <text:p>579.68</text:p>
          </table:table-cell>
        </table:table-row>
        <table:table-row table:style-name="ro1">
          <table:table-cell office:value-type="float" office:value="13119588" calcext:value-type="float">
            <text:p>13119588</text:p>
          </table:table-cell>
          <table:table-cell table:formula="of:=[.A822]/1000/(60*60*24)" office:value-type="time" office:time-value="PT03H38M39.588S" calcext:value-type="time">
            <text:p>03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60.6" calcext:value-type="float">
            <text:p>460.6</text:p>
          </table:table-cell>
          <table:table-cell office:value-type="float" office:value="580.35" calcext:value-type="float">
            <text:p>580.35</text:p>
          </table:table-cell>
        </table:table-row>
        <table:table-row table:style-name="ro1">
          <table:table-cell office:value-type="float" office:value="13135588" calcext:value-type="float">
            <text:p>13135588</text:p>
          </table:table-cell>
          <table:table-cell table:formula="of:=[.A823]/1000/(60*60*24)" office:value-type="time" office:time-value="PT03H38M55.588S" calcext:value-type="time">
            <text:p>03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1.14" calcext:value-type="float">
            <text:p>461.14</text:p>
          </table:table-cell>
          <table:table-cell office:value-type="float" office:value="581.01" calcext:value-type="float">
            <text:p>581.01</text:p>
          </table:table-cell>
        </table:table-row>
        <table:table-row table:style-name="ro1">
          <table:table-cell office:value-type="float" office:value="13151588" calcext:value-type="float">
            <text:p>13151588</text:p>
          </table:table-cell>
          <table:table-cell table:formula="of:=[.A824]/1000/(60*60*24)" office:value-type="time" office:time-value="PT03H39M11.588S" calcext:value-type="time">
            <text:p>03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1.69" calcext:value-type="float">
            <text:p>461.69</text:p>
          </table:table-cell>
          <table:table-cell office:value-type="float" office:value="581.67" calcext:value-type="float">
            <text:p>581.67</text:p>
          </table:table-cell>
        </table:table-row>
        <table:table-row table:style-name="ro1">
          <table:table-cell office:value-type="float" office:value="13167588" calcext:value-type="float">
            <text:p>13167588</text:p>
          </table:table-cell>
          <table:table-cell table:formula="of:=[.A825]/1000/(60*60*24)" office:value-type="time" office:time-value="PT03H39M27.588S" calcext:value-type="time">
            <text:p>03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62.23" calcext:value-type="float">
            <text:p>462.23</text:p>
          </table:table-cell>
          <table:table-cell office:value-type="float" office:value="582.33" calcext:value-type="float">
            <text:p>582.33</text:p>
          </table:table-cell>
        </table:table-row>
        <table:table-row table:style-name="ro1">
          <table:table-cell office:value-type="float" office:value="13183588" calcext:value-type="float">
            <text:p>13183588</text:p>
          </table:table-cell>
          <table:table-cell table:formula="of:=[.A826]/1000/(60*60*24)" office:value-type="time" office:time-value="PT03H39M43.588S" calcext:value-type="time">
            <text:p>03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2.78" calcext:value-type="float">
            <text:p>462.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3199588" calcext:value-type="float">
            <text:p>13199588</text:p>
          </table:table-cell>
          <table:table-cell table:formula="of:=[.A827]/1000/(60*60*24)" office:value-type="time" office:time-value="PT03H39M59.588S" calcext:value-type="time">
            <text:p>03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3.32" calcext:value-type="float">
            <text:p>463.32</text:p>
          </table:table-cell>
          <table:table-cell office:value-type="float" office:value="583.66" calcext:value-type="float">
            <text:p>583.66</text:p>
          </table:table-cell>
        </table:table-row>
        <table:table-row table:style-name="ro1">
          <table:table-cell office:value-type="float" office:value="13215588" calcext:value-type="float">
            <text:p>13215588</text:p>
          </table:table-cell>
          <table:table-cell table:formula="of:=[.A828]/1000/(60*60*24)" office:value-type="time" office:time-value="PT03H40M15.588S" calcext:value-type="time">
            <text:p>03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63.87" calcext:value-type="float">
            <text:p>463.87</text:p>
          </table:table-cell>
          <table:table-cell office:value-type="float" office:value="584.32" calcext:value-type="float">
            <text:p>584.32</text:p>
          </table:table-cell>
        </table:table-row>
        <table:table-row table:style-name="ro1">
          <table:table-cell office:value-type="float" office:value="13231588" calcext:value-type="float">
            <text:p>13231588</text:p>
          </table:table-cell>
          <table:table-cell table:formula="of:=[.A829]/1000/(60*60*24)" office:value-type="time" office:time-value="PT03H40M31.588S" calcext:value-type="time">
            <text:p>03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4.41" calcext:value-type="float">
            <text:p>464.41</text:p>
          </table:table-cell>
          <table:table-cell office:value-type="float" office:value="584.98" calcext:value-type="float">
            <text:p>584.98</text:p>
          </table:table-cell>
        </table:table-row>
        <table:table-row table:style-name="ro1">
          <table:table-cell office:value-type="float" office:value="13247588" calcext:value-type="float">
            <text:p>13247588</text:p>
          </table:table-cell>
          <table:table-cell table:formula="of:=[.A830]/1000/(60*60*24)" office:value-type="time" office:time-value="PT03H40M47.588S" calcext:value-type="time">
            <text:p>03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464.95" calcext:value-type="float">
            <text:p>464.95</text:p>
          </table:table-cell>
          <table:table-cell office:value-type="float" office:value="585.65" calcext:value-type="float">
            <text:p>585.65</text:p>
          </table:table-cell>
        </table:table-row>
        <table:table-row table:style-name="ro1">
          <table:table-cell office:value-type="float" office:value="13263588" calcext:value-type="float">
            <text:p>13263588</text:p>
          </table:table-cell>
          <table:table-cell table:formula="of:=[.A831]/1000/(60*60*24)" office:value-type="time" office:time-value="PT03H41M03.588S" calcext:value-type="time">
            <text:p>03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5.5" calcext:value-type="float">
            <text:p>465.5</text:p>
          </table:table-cell>
          <table:table-cell office:value-type="float" office:value="586.31" calcext:value-type="float">
            <text:p>586.31</text:p>
          </table:table-cell>
        </table:table-row>
        <table:table-row table:style-name="ro1">
          <table:table-cell office:value-type="float" office:value="13279588" calcext:value-type="float">
            <text:p>13279588</text:p>
          </table:table-cell>
          <table:table-cell table:formula="of:=[.A832]/1000/(60*60*24)" office:value-type="time" office:time-value="PT03H41M19.588S" calcext:value-type="time">
            <text:p>03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66.04" calcext:value-type="float">
            <text:p>466.04</text:p>
          </table:table-cell>
          <table:table-cell office:value-type="float" office:value="586.97" calcext:value-type="float">
            <text:p>586.97</text:p>
          </table:table-cell>
        </table:table-row>
        <table:table-row table:style-name="ro1">
          <table:table-cell office:value-type="float" office:value="13295588" calcext:value-type="float">
            <text:p>13295588</text:p>
          </table:table-cell>
          <table:table-cell table:formula="of:=[.A833]/1000/(60*60*24)" office:value-type="time" office:time-value="PT03H41M35.588S" calcext:value-type="time">
            <text:p>03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6.59" calcext:value-type="float">
            <text:p>466.59</text:p>
          </table:table-cell>
          <table:table-cell office:value-type="float" office:value="587.63" calcext:value-type="float">
            <text:p>587.63</text:p>
          </table:table-cell>
        </table:table-row>
        <table:table-row table:style-name="ro1">
          <table:table-cell office:value-type="float" office:value="13311588" calcext:value-type="float">
            <text:p>13311588</text:p>
          </table:table-cell>
          <table:table-cell table:formula="of:=[.A834]/1000/(60*60*24)" office:value-type="time" office:time-value="PT03H41M51.588S" calcext:value-type="time">
            <text:p>03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7.13" calcext:value-type="float">
            <text:p>467.13</text:p>
          </table:table-cell>
          <table:table-cell office:value-type="float" office:value="588.3" calcext:value-type="float">
            <text:p>588.3</text:p>
          </table:table-cell>
        </table:table-row>
        <table:table-row table:style-name="ro1">
          <table:table-cell office:value-type="float" office:value="13327588" calcext:value-type="float">
            <text:p>13327588</text:p>
          </table:table-cell>
          <table:table-cell table:formula="of:=[.A835]/1000/(60*60*24)" office:value-type="time" office:time-value="PT03H42M07.588S" calcext:value-type="time">
            <text:p>03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7.67" calcext:value-type="float">
            <text:p>467.67</text:p>
          </table:table-cell>
          <table:table-cell office:value-type="float" office:value="588.96" calcext:value-type="float">
            <text:p>588.96</text:p>
          </table:table-cell>
        </table:table-row>
        <table:table-row table:style-name="ro1">
          <table:table-cell office:value-type="float" office:value="13343588" calcext:value-type="float">
            <text:p>13343588</text:p>
          </table:table-cell>
          <table:table-cell table:formula="of:=[.A836]/1000/(60*60*24)" office:value-type="time" office:time-value="PT03H42M23.588S" calcext:value-type="time">
            <text:p>03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8.22" calcext:value-type="float">
            <text:p>468.22</text:p>
          </table:table-cell>
          <table:table-cell office:value-type="float" office:value="589.62" calcext:value-type="float">
            <text:p>589.62</text:p>
          </table:table-cell>
        </table:table-row>
        <table:table-row table:style-name="ro1">
          <table:table-cell office:value-type="float" office:value="13359588" calcext:value-type="float">
            <text:p>13359588</text:p>
          </table:table-cell>
          <table:table-cell table:formula="of:=[.A837]/1000/(60*60*24)" office:value-type="time" office:time-value="PT03H42M39.588S" calcext:value-type="time">
            <text:p>03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8.76" calcext:value-type="float">
            <text:p>468.76</text:p>
          </table:table-cell>
          <table:table-cell office:value-type="float" office:value="590.28" calcext:value-type="float">
            <text:p>590.28</text:p>
          </table:table-cell>
        </table:table-row>
        <table:table-row table:style-name="ro1">
          <table:table-cell office:value-type="float" office:value="13375588" calcext:value-type="float">
            <text:p>13375588</text:p>
          </table:table-cell>
          <table:table-cell table:formula="of:=[.A838]/1000/(60*60*24)" office:value-type="time" office:time-value="PT03H42M55.588S" calcext:value-type="time">
            <text:p>03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9.3" calcext:value-type="float">
            <text:p>469.3</text:p>
          </table:table-cell>
          <table:table-cell office:value-type="float" office:value="590.95" calcext:value-type="float">
            <text:p>590.95</text:p>
          </table:table-cell>
        </table:table-row>
        <table:table-row table:style-name="ro1">
          <table:table-cell office:value-type="float" office:value="13391588" calcext:value-type="float">
            <text:p>13391588</text:p>
          </table:table-cell>
          <table:table-cell table:formula="of:=[.A839]/1000/(60*60*24)" office:value-type="time" office:time-value="PT03H43M11.588S" calcext:value-type="time">
            <text:p>03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9.85" calcext:value-type="float">
            <text:p>469.85</text:p>
          </table:table-cell>
          <table:table-cell office:value-type="float" office:value="591.61" calcext:value-type="float">
            <text:p>591.61</text:p>
          </table:table-cell>
        </table:table-row>
        <table:table-row table:style-name="ro1">
          <table:table-cell office:value-type="float" office:value="13407588" calcext:value-type="float">
            <text:p>13407588</text:p>
          </table:table-cell>
          <table:table-cell table:formula="of:=[.A840]/1000/(60*60*24)" office:value-type="time" office:time-value="PT03H43M27.588S" calcext:value-type="time">
            <text:p>03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0.39" calcext:value-type="float">
            <text:p>470.39</text:p>
          </table:table-cell>
          <table:table-cell office:value-type="float" office:value="592.27" calcext:value-type="float">
            <text:p>592.27</text:p>
          </table:table-cell>
        </table:table-row>
        <table:table-row table:style-name="ro1">
          <table:table-cell office:value-type="float" office:value="13423588" calcext:value-type="float">
            <text:p>13423588</text:p>
          </table:table-cell>
          <table:table-cell table:formula="of:=[.A841]/1000/(60*60*24)" office:value-type="time" office:time-value="PT03H43M43.588S" calcext:value-type="time">
            <text:p>03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0.94" calcext:value-type="float">
            <text:p>470.94</text:p>
          </table:table-cell>
          <table:table-cell office:value-type="float" office:value="592.93" calcext:value-type="float">
            <text:p>592.93</text:p>
          </table:table-cell>
        </table:table-row>
        <table:table-row table:style-name="ro1">
          <table:table-cell office:value-type="float" office:value="13439588" calcext:value-type="float">
            <text:p>13439588</text:p>
          </table:table-cell>
          <table:table-cell table:formula="of:=[.A842]/1000/(60*60*24)" office:value-type="time" office:time-value="PT03H43M59.588S" calcext:value-type="time">
            <text:p>03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1.48" calcext:value-type="float">
            <text:p>471.48</text:p>
          </table:table-cell>
          <table:table-cell office:value-type="float" office:value="593.59" calcext:value-type="float">
            <text:p>593.59</text:p>
          </table:table-cell>
        </table:table-row>
        <table:table-row table:style-name="ro1">
          <table:table-cell office:value-type="float" office:value="13455588" calcext:value-type="float">
            <text:p>13455588</text:p>
          </table:table-cell>
          <table:table-cell table:formula="of:=[.A843]/1000/(60*60*24)" office:value-type="time" office:time-value="PT03H44M15.588S" calcext:value-type="time">
            <text:p>03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2.02" calcext:value-type="float">
            <text:p>472.02</text:p>
          </table:table-cell>
          <table:table-cell office:value-type="float" office:value="594.26" calcext:value-type="float">
            <text:p>594.26</text:p>
          </table:table-cell>
        </table:table-row>
        <table:table-row table:style-name="ro1">
          <table:table-cell office:value-type="float" office:value="13471588" calcext:value-type="float">
            <text:p>13471588</text:p>
          </table:table-cell>
          <table:table-cell table:formula="of:=[.A844]/1000/(60*60*24)" office:value-type="time" office:time-value="PT03H44M31.588S" calcext:value-type="time">
            <text:p>03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2.57" calcext:value-type="float">
            <text:p>472.57</text:p>
          </table:table-cell>
          <table:table-cell office:value-type="float" office:value="594.92" calcext:value-type="float">
            <text:p>594.92</text:p>
          </table:table-cell>
        </table:table-row>
        <table:table-row table:style-name="ro1">
          <table:table-cell office:value-type="float" office:value="13487588" calcext:value-type="float">
            <text:p>13487588</text:p>
          </table:table-cell>
          <table:table-cell table:formula="of:=[.A845]/1000/(60*60*24)" office:value-type="time" office:time-value="PT03H44M47.588S" calcext:value-type="time">
            <text:p>03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3.11" calcext:value-type="float">
            <text:p>473.11</text:p>
          </table:table-cell>
          <table:table-cell office:value-type="float" office:value="595.58" calcext:value-type="float">
            <text:p>595.58</text:p>
          </table:table-cell>
        </table:table-row>
        <table:table-row table:style-name="ro1">
          <table:table-cell office:value-type="float" office:value="13503588" calcext:value-type="float">
            <text:p>13503588</text:p>
          </table:table-cell>
          <table:table-cell table:formula="of:=[.A846]/1000/(60*60*24)" office:value-type="time" office:time-value="PT03H45M03.588S" calcext:value-type="time">
            <text:p>03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3.66" calcext:value-type="float">
            <text:p>473.66</text:p>
          </table:table-cell>
          <table:table-cell office:value-type="float" office:value="596.24" calcext:value-type="float">
            <text:p>596.24</text:p>
          </table:table-cell>
        </table:table-row>
        <table:table-row table:style-name="ro1">
          <table:table-cell office:value-type="float" office:value="13519588" calcext:value-type="float">
            <text:p>13519588</text:p>
          </table:table-cell>
          <table:table-cell table:formula="of:=[.A847]/1000/(60*60*24)" office:value-type="time" office:time-value="PT03H45M19.588S" calcext:value-type="time">
            <text:p>03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4.2" calcext:value-type="float">
            <text:p>474.2</text:p>
          </table:table-cell>
          <table:table-cell office:value-type="float" office:value="596.9" calcext:value-type="float">
            <text:p>596.9</text:p>
          </table:table-cell>
        </table:table-row>
        <table:table-row table:style-name="ro1">
          <table:table-cell office:value-type="float" office:value="13535588" calcext:value-type="float">
            <text:p>13535588</text:p>
          </table:table-cell>
          <table:table-cell table:formula="of:=[.A848]/1000/(60*60*24)" office:value-type="time" office:time-value="PT03H45M35.588S" calcext:value-type="time">
            <text:p>03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4.74" calcext:value-type="float">
            <text:p>474.74</text:p>
          </table:table-cell>
          <table:table-cell office:value-type="float" office:value="597.56" calcext:value-type="float">
            <text:p>597.56</text:p>
          </table:table-cell>
        </table:table-row>
        <table:table-row table:style-name="ro1">
          <table:table-cell office:value-type="float" office:value="13551588" calcext:value-type="float">
            <text:p>13551588</text:p>
          </table:table-cell>
          <table:table-cell table:formula="of:=[.A849]/1000/(60*60*24)" office:value-type="time" office:time-value="PT03H45M51.588S" calcext:value-type="time">
            <text:p>03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5.29" calcext:value-type="float">
            <text:p>475.29</text:p>
          </table:table-cell>
          <table:table-cell office:value-type="float" office:value="598.23" calcext:value-type="float">
            <text:p>598.23</text:p>
          </table:table-cell>
        </table:table-row>
        <table:table-row table:style-name="ro1">
          <table:table-cell office:value-type="float" office:value="13567588" calcext:value-type="float">
            <text:p>13567588</text:p>
          </table:table-cell>
          <table:table-cell table:formula="of:=[.A850]/1000/(60*60*24)" office:value-type="time" office:time-value="PT03H46M07.588S" calcext:value-type="time">
            <text:p>03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5.83" calcext:value-type="float">
            <text:p>475.83</text:p>
          </table:table-cell>
          <table:table-cell office:value-type="float" office:value="598.89" calcext:value-type="float">
            <text:p>598.89</text:p>
          </table:table-cell>
        </table:table-row>
        <table:table-row table:style-name="ro1">
          <table:table-cell office:value-type="float" office:value="13583588" calcext:value-type="float">
            <text:p>13583588</text:p>
          </table:table-cell>
          <table:table-cell table:formula="of:=[.A851]/1000/(60*60*24)" office:value-type="time" office:time-value="PT03H46M23.588S" calcext:value-type="time">
            <text:p>03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6.37" calcext:value-type="float">
            <text:p>476.37</text:p>
          </table:table-cell>
          <table:table-cell office:value-type="float" office:value="599.55" calcext:value-type="float">
            <text:p>599.55</text:p>
          </table:table-cell>
        </table:table-row>
        <table:table-row table:style-name="ro1">
          <table:table-cell office:value-type="float" office:value="13599588" calcext:value-type="float">
            <text:p>13599588</text:p>
          </table:table-cell>
          <table:table-cell table:formula="of:=[.A852]/1000/(60*60*24)" office:value-type="time" office:time-value="PT03H46M39.588S" calcext:value-type="time">
            <text:p>03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6.92" calcext:value-type="float">
            <text:p>476.92</text:p>
          </table:table-cell>
          <table:table-cell office:value-type="float" office:value="600.21" calcext:value-type="float">
            <text:p>600.21</text:p>
          </table:table-cell>
        </table:table-row>
        <table:table-row table:style-name="ro1">
          <table:table-cell office:value-type="float" office:value="13615588" calcext:value-type="float">
            <text:p>13615588</text:p>
          </table:table-cell>
          <table:table-cell table:formula="of:=[.A853]/1000/(60*60*24)" office:value-type="time" office:time-value="PT03H46M55.588S" calcext:value-type="time">
            <text:p>03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7.46" calcext:value-type="float">
            <text:p>477.46</text:p>
          </table:table-cell>
          <table:table-cell office:value-type="float" office:value="600.87" calcext:value-type="float">
            <text:p>600.87</text:p>
          </table:table-cell>
        </table:table-row>
        <table:table-row table:style-name="ro1">
          <table:table-cell office:value-type="float" office:value="13631588" calcext:value-type="float">
            <text:p>13631588</text:p>
          </table:table-cell>
          <table:table-cell table:formula="of:=[.A854]/1000/(60*60*24)" office:value-type="time" office:time-value="PT03H47M11.588S" calcext:value-type="time">
            <text:p>03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8.01" calcext:value-type="float">
            <text:p>478.01</text:p>
          </table:table-cell>
          <table:table-cell office:value-type="float" office:value="601.53" calcext:value-type="float">
            <text:p>601.53</text:p>
          </table:table-cell>
        </table:table-row>
        <table:table-row table:style-name="ro1">
          <table:table-cell office:value-type="float" office:value="13647588" calcext:value-type="float">
            <text:p>13647588</text:p>
          </table:table-cell>
          <table:table-cell table:formula="of:=[.A855]/1000/(60*60*24)" office:value-type="time" office:time-value="PT03H47M27.588S" calcext:value-type="time">
            <text:p>03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8.55" calcext:value-type="float">
            <text:p>478.55</text:p>
          </table:table-cell>
          <table:table-cell office:value-type="float" office:value="602.2" calcext:value-type="float">
            <text:p>602.2</text:p>
          </table:table-cell>
        </table:table-row>
        <table:table-row table:style-name="ro1">
          <table:table-cell office:value-type="float" office:value="13663588" calcext:value-type="float">
            <text:p>13663588</text:p>
          </table:table-cell>
          <table:table-cell table:formula="of:=[.A856]/1000/(60*60*24)" office:value-type="time" office:time-value="PT03H47M43.588S" calcext:value-type="time">
            <text:p>03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9.09" calcext:value-type="float">
            <text:p>479.09</text:p>
          </table:table-cell>
          <table:table-cell office:value-type="float" office:value="602.86" calcext:value-type="float">
            <text:p>602.86</text:p>
          </table:table-cell>
        </table:table-row>
        <table:table-row table:style-name="ro1">
          <table:table-cell office:value-type="float" office:value="13679588" calcext:value-type="float">
            <text:p>13679588</text:p>
          </table:table-cell>
          <table:table-cell table:formula="of:=[.A857]/1000/(60*60*24)" office:value-type="time" office:time-value="PT03H47M59.588S" calcext:value-type="time">
            <text:p>03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9.64" calcext:value-type="float">
            <text:p>479.64</text:p>
          </table:table-cell>
          <table:table-cell office:value-type="float" office:value="603.52" calcext:value-type="float">
            <text:p>603.52</text:p>
          </table:table-cell>
        </table:table-row>
        <table:table-row table:style-name="ro1">
          <table:table-cell office:value-type="float" office:value="13695588" calcext:value-type="float">
            <text:p>13695588</text:p>
          </table:table-cell>
          <table:table-cell table:formula="of:=[.A858]/1000/(60*60*24)" office:value-type="time" office:time-value="PT03H48M15.588S" calcext:value-type="time">
            <text:p>03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0.18" calcext:value-type="float">
            <text:p>480.18</text:p>
          </table:table-cell>
          <table:table-cell office:value-type="float" office:value="604.18" calcext:value-type="float">
            <text:p>604.18</text:p>
          </table:table-cell>
        </table:table-row>
        <table:table-row table:style-name="ro1">
          <table:table-cell office:value-type="float" office:value="13711588" calcext:value-type="float">
            <text:p>13711588</text:p>
          </table:table-cell>
          <table:table-cell table:formula="of:=[.A859]/1000/(60*60*24)" office:value-type="time" office:time-value="PT03H48M31.588S" calcext:value-type="time">
            <text:p>03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0.72" calcext:value-type="float">
            <text:p>480.72</text:p>
          </table:table-cell>
          <table:table-cell office:value-type="float" office:value="604.84" calcext:value-type="float">
            <text:p>604.84</text:p>
          </table:table-cell>
        </table:table-row>
        <table:table-row table:style-name="ro1">
          <table:table-cell office:value-type="float" office:value="13727588" calcext:value-type="float">
            <text:p>13727588</text:p>
          </table:table-cell>
          <table:table-cell table:formula="of:=[.A860]/1000/(60*60*24)" office:value-type="time" office:time-value="PT03H48M47.588S" calcext:value-type="time">
            <text:p>03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1.27" calcext:value-type="float">
            <text:p>481.27</text:p>
          </table:table-cell>
          <table:table-cell office:value-type="float" office:value="605.5" calcext:value-type="float">
            <text:p>605.5</text:p>
          </table:table-cell>
        </table:table-row>
        <table:table-row table:style-name="ro1">
          <table:table-cell office:value-type="float" office:value="13743588" calcext:value-type="float">
            <text:p>13743588</text:p>
          </table:table-cell>
          <table:table-cell table:formula="of:=[.A861]/1000/(60*60*24)" office:value-type="time" office:time-value="PT03H49M03.588S" calcext:value-type="time">
            <text:p>03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1.81" calcext:value-type="float">
            <text:p>481.81</text:p>
          </table:table-cell>
          <table:table-cell office:value-type="float" office:value="606.16" calcext:value-type="float">
            <text:p>606.16</text:p>
          </table:table-cell>
        </table:table-row>
        <table:table-row table:style-name="ro1">
          <table:table-cell office:value-type="float" office:value="13759588" calcext:value-type="float">
            <text:p>13759588</text:p>
          </table:table-cell>
          <table:table-cell table:formula="of:=[.A862]/1000/(60*60*24)" office:value-type="time" office:time-value="PT03H49M19.588S" calcext:value-type="time">
            <text:p>03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482.35" calcext:value-type="float">
            <text:p>482.35</text:p>
          </table:table-cell>
          <table:table-cell office:value-type="float" office:value="606.83" calcext:value-type="float">
            <text:p>606.83</text:p>
          </table:table-cell>
        </table:table-row>
        <table:table-row table:style-name="ro1">
          <table:table-cell office:value-type="float" office:value="13775588" calcext:value-type="float">
            <text:p>13775588</text:p>
          </table:table-cell>
          <table:table-cell table:formula="of:=[.A863]/1000/(60*60*24)" office:value-type="time" office:time-value="PT03H49M35.588S" calcext:value-type="time">
            <text:p>03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2.9" calcext:value-type="float">
            <text:p>482.9</text:p>
          </table:table-cell>
          <table:table-cell office:value-type="float" office:value="607.49" calcext:value-type="float">
            <text:p>607.49</text:p>
          </table:table-cell>
        </table:table-row>
        <table:table-row table:style-name="ro1">
          <table:table-cell office:value-type="float" office:value="13791588" calcext:value-type="float">
            <text:p>13791588</text:p>
          </table:table-cell>
          <table:table-cell table:formula="of:=[.A864]/1000/(60*60*24)" office:value-type="time" office:time-value="PT03H49M51.588S" calcext:value-type="time">
            <text:p>03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3.44" calcext:value-type="float">
            <text:p>483.44</text:p>
          </table:table-cell>
          <table:table-cell office:value-type="float" office:value="608.15" calcext:value-type="float">
            <text:p>608.15</text:p>
          </table:table-cell>
        </table:table-row>
        <table:table-row table:style-name="ro1">
          <table:table-cell office:value-type="float" office:value="13807588" calcext:value-type="float">
            <text:p>13807588</text:p>
          </table:table-cell>
          <table:table-cell table:formula="of:=[.A865]/1000/(60*60*24)" office:value-type="time" office:time-value="PT03H50M07.588S" calcext:value-type="time">
            <text:p>03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3.98" calcext:value-type="float">
            <text:p>483.98</text:p>
          </table:table-cell>
          <table:table-cell office:value-type="float" office:value="608.81" calcext:value-type="float">
            <text:p>608.81</text:p>
          </table:table-cell>
        </table:table-row>
        <table:table-row table:style-name="ro1">
          <table:table-cell office:value-type="float" office:value="13823588" calcext:value-type="float">
            <text:p>13823588</text:p>
          </table:table-cell>
          <table:table-cell table:formula="of:=[.A866]/1000/(60*60*24)" office:value-type="time" office:time-value="PT03H50M23.588S" calcext:value-type="time">
            <text:p>03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4.53" calcext:value-type="float">
            <text:p>484.53</text:p>
          </table:table-cell>
          <table:table-cell office:value-type="float" office:value="609.47" calcext:value-type="float">
            <text:p>609.47</text:p>
          </table:table-cell>
        </table:table-row>
        <table:table-row table:style-name="ro1">
          <table:table-cell office:value-type="float" office:value="13839588" calcext:value-type="float">
            <text:p>13839588</text:p>
          </table:table-cell>
          <table:table-cell table:formula="of:=[.A867]/1000/(60*60*24)" office:value-type="time" office:time-value="PT03H50M39.588S" calcext:value-type="time">
            <text:p>03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5.07" calcext:value-type="float">
            <text:p>485.07</text:p>
          </table:table-cell>
          <table:table-cell office:value-type="float" office:value="610.13" calcext:value-type="float">
            <text:p>610.13</text:p>
          </table:table-cell>
        </table:table-row>
        <table:table-row table:style-name="ro1">
          <table:table-cell office:value-type="float" office:value="13855588" calcext:value-type="float">
            <text:p>13855588</text:p>
          </table:table-cell>
          <table:table-cell table:formula="of:=[.A868]/1000/(60*60*24)" office:value-type="time" office:time-value="PT03H50M55.588S" calcext:value-type="time">
            <text:p>03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5.61" calcext:value-type="float">
            <text:p>485.61</text:p>
          </table:table-cell>
          <table:table-cell office:value-type="float" office:value="610.79" calcext:value-type="float">
            <text:p>610.79</text:p>
          </table:table-cell>
        </table:table-row>
        <table:table-row table:style-name="ro1">
          <table:table-cell office:value-type="float" office:value="13871588" calcext:value-type="float">
            <text:p>13871588</text:p>
          </table:table-cell>
          <table:table-cell table:formula="of:=[.A869]/1000/(60*60*24)" office:value-type="time" office:time-value="PT03H51M11.588S" calcext:value-type="time">
            <text:p>03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6.16" calcext:value-type="float">
            <text:p>486.16</text:p>
          </table:table-cell>
          <table:table-cell office:value-type="float" office:value="611.45" calcext:value-type="float">
            <text:p>611.45</text:p>
          </table:table-cell>
        </table:table-row>
        <table:table-row table:style-name="ro1">
          <table:table-cell office:value-type="float" office:value="13887588" calcext:value-type="float">
            <text:p>13887588</text:p>
          </table:table-cell>
          <table:table-cell table:formula="of:=[.A870]/1000/(60*60*24)" office:value-type="time" office:time-value="PT03H51M27.588S" calcext:value-type="time">
            <text:p>03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6.7" calcext:value-type="float">
            <text:p>486.7</text:p>
          </table:table-cell>
          <table:table-cell office:value-type="float" office:value="612.12" calcext:value-type="float">
            <text:p>612.12</text:p>
          </table:table-cell>
        </table:table-row>
        <table:table-row table:style-name="ro1">
          <table:table-cell office:value-type="float" office:value="13903588" calcext:value-type="float">
            <text:p>13903588</text:p>
          </table:table-cell>
          <table:table-cell table:formula="of:=[.A871]/1000/(60*60*24)" office:value-type="time" office:time-value="PT03H51M43.588S" calcext:value-type="time">
            <text:p>03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7.24" calcext:value-type="float">
            <text:p>487.24</text:p>
          </table:table-cell>
          <table:table-cell office:value-type="float" office:value="612.78" calcext:value-type="float">
            <text:p>612.78</text:p>
          </table:table-cell>
        </table:table-row>
        <table:table-row table:style-name="ro1">
          <table:table-cell office:value-type="float" office:value="13919588" calcext:value-type="float">
            <text:p>13919588</text:p>
          </table:table-cell>
          <table:table-cell table:formula="of:=[.A872]/1000/(60*60*24)" office:value-type="time" office:time-value="PT03H51M59.588S" calcext:value-type="time">
            <text:p>03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7.79" calcext:value-type="float">
            <text:p>487.79</text:p>
          </table:table-cell>
          <table:table-cell office:value-type="float" office:value="613.44" calcext:value-type="float">
            <text:p>613.44</text:p>
          </table:table-cell>
        </table:table-row>
        <table:table-row table:style-name="ro1">
          <table:table-cell office:value-type="float" office:value="13935588" calcext:value-type="float">
            <text:p>13935588</text:p>
          </table:table-cell>
          <table:table-cell table:formula="of:=[.A873]/1000/(60*60*24)" office:value-type="time" office:time-value="PT03H52M15.588S" calcext:value-type="time">
            <text:p>03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88.33" calcext:value-type="float">
            <text:p>488.33</text:p>
          </table:table-cell>
          <table:table-cell office:value-type="float" office:value="614.1" calcext:value-type="float">
            <text:p>614.1</text:p>
          </table:table-cell>
        </table:table-row>
        <table:table-row table:style-name="ro1">
          <table:table-cell office:value-type="float" office:value="13951588" calcext:value-type="float">
            <text:p>13951588</text:p>
          </table:table-cell>
          <table:table-cell table:formula="of:=[.A874]/1000/(60*60*24)" office:value-type="time" office:time-value="PT03H52M31.588S" calcext:value-type="time">
            <text:p>03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8.87" calcext:value-type="float">
            <text:p>488.87</text:p>
          </table:table-cell>
          <table:table-cell office:value-type="float" office:value="614.76" calcext:value-type="float">
            <text:p>614.76</text:p>
          </table:table-cell>
        </table:table-row>
        <table:table-row table:style-name="ro1">
          <table:table-cell office:value-type="float" office:value="13967588" calcext:value-type="float">
            <text:p>13967588</text:p>
          </table:table-cell>
          <table:table-cell table:formula="of:=[.A875]/1000/(60*60*24)" office:value-type="time" office:time-value="PT03H52M47.588S" calcext:value-type="time">
            <text:p>03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9.42" calcext:value-type="float">
            <text:p>489.42</text:p>
          </table:table-cell>
          <table:table-cell office:value-type="float" office:value="615.42" calcext:value-type="float">
            <text:p>615.42</text:p>
          </table:table-cell>
        </table:table-row>
        <table:table-row table:style-name="ro1">
          <table:table-cell office:value-type="float" office:value="13983588" calcext:value-type="float">
            <text:p>13983588</text:p>
          </table:table-cell>
          <table:table-cell table:formula="of:=[.A876]/1000/(60*60*24)" office:value-type="time" office:time-value="PT03H53M03.588S" calcext:value-type="time">
            <text:p>03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9.96" calcext:value-type="float">
            <text:p>489.96</text:p>
          </table:table-cell>
          <table:table-cell office:value-type="float" office:value="616.08" calcext:value-type="float">
            <text:p>616.08</text:p>
          </table:table-cell>
        </table:table-row>
        <table:table-row table:style-name="ro1">
          <table:table-cell office:value-type="float" office:value="13999588" calcext:value-type="float">
            <text:p>13999588</text:p>
          </table:table-cell>
          <table:table-cell table:formula="of:=[.A877]/1000/(60*60*24)" office:value-type="time" office:time-value="PT03H53M19.588S" calcext:value-type="time">
            <text:p>03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0.5" calcext:value-type="float">
            <text:p>490.5</text:p>
          </table:table-cell>
          <table:table-cell office:value-type="float" office:value="616.74" calcext:value-type="float">
            <text:p>616.74</text:p>
          </table:table-cell>
        </table:table-row>
        <table:table-row table:style-name="ro1">
          <table:table-cell office:value-type="float" office:value="14015588" calcext:value-type="float">
            <text:p>14015588</text:p>
          </table:table-cell>
          <table:table-cell table:formula="of:=[.A878]/1000/(60*60*24)" office:value-type="time" office:time-value="PT03H53M35.588S" calcext:value-type="time">
            <text:p>03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1.05" calcext:value-type="float">
            <text:p>491.05</text:p>
          </table:table-cell>
          <table:table-cell office:value-type="float" office:value="617.4" calcext:value-type="float">
            <text:p>617.4</text:p>
          </table:table-cell>
        </table:table-row>
        <table:table-row table:style-name="ro1">
          <table:table-cell office:value-type="float" office:value="14031587" calcext:value-type="float">
            <text:p>14031587</text:p>
          </table:table-cell>
          <table:table-cell table:formula="of:=[.A879]/1000/(60*60*24)" office:value-type="time" office:time-value="PT03H53M51.587S" calcext:value-type="time">
            <text:p>03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91.59" calcext:value-type="float">
            <text:p>491.59</text:p>
          </table:table-cell>
          <table:table-cell office:value-type="float" office:value="618.06" calcext:value-type="float">
            <text:p>618.06</text:p>
          </table:table-cell>
        </table:table-row>
        <table:table-row table:style-name="ro1">
          <table:table-cell office:value-type="float" office:value="14047588" calcext:value-type="float">
            <text:p>14047588</text:p>
          </table:table-cell>
          <table:table-cell table:formula="of:=[.A880]/1000/(60*60*24)" office:value-type="time" office:time-value="PT03H54M07.588S" calcext:value-type="time">
            <text:p>03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92.13" calcext:value-type="float">
            <text:p>492.13</text:p>
          </table:table-cell>
          <table:table-cell office:value-type="float" office:value="618.72" calcext:value-type="float">
            <text:p>618.72</text:p>
          </table:table-cell>
        </table:table-row>
        <table:table-row table:style-name="ro1">
          <table:table-cell office:value-type="float" office:value="14063588" calcext:value-type="float">
            <text:p>14063588</text:p>
          </table:table-cell>
          <table:table-cell table:formula="of:=[.A881]/1000/(60*60*24)" office:value-type="time" office:time-value="PT03H54M23.588S" calcext:value-type="time">
            <text:p>03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2.68" calcext:value-type="float">
            <text:p>492.68</text:p>
          </table:table-cell>
          <table:table-cell office:value-type="float" office:value="619.38" calcext:value-type="float">
            <text:p>619.38</text:p>
          </table:table-cell>
        </table:table-row>
        <table:table-row table:style-name="ro1">
          <table:table-cell office:value-type="float" office:value="14079588" calcext:value-type="float">
            <text:p>14079588</text:p>
          </table:table-cell>
          <table:table-cell table:formula="of:=[.A882]/1000/(60*60*24)" office:value-type="time" office:time-value="PT03H54M39.588S" calcext:value-type="time">
            <text:p>03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3.22" calcext:value-type="float">
            <text:p>493.22</text:p>
          </table:table-cell>
          <table:table-cell office:value-type="float" office:value="620.04" calcext:value-type="float">
            <text:p>620.04</text:p>
          </table:table-cell>
        </table:table-row>
        <table:table-row table:style-name="ro1">
          <table:table-cell office:value-type="float" office:value="14095588" calcext:value-type="float">
            <text:p>14095588</text:p>
          </table:table-cell>
          <table:table-cell table:formula="of:=[.A883]/1000/(60*60*24)" office:value-type="time" office:time-value="PT03H54M55.588S" calcext:value-type="time">
            <text:p>03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3.76" calcext:value-type="float">
            <text:p>493.76</text:p>
          </table:table-cell>
          <table:table-cell office:value-type="float" office:value="620.71" calcext:value-type="float">
            <text:p>620.71</text:p>
          </table:table-cell>
        </table:table-row>
        <table:table-row table:style-name="ro1">
          <table:table-cell office:value-type="float" office:value="14111588" calcext:value-type="float">
            <text:p>14111588</text:p>
          </table:table-cell>
          <table:table-cell table:formula="of:=[.A884]/1000/(60*60*24)" office:value-type="time" office:time-value="PT03H55M11.588S" calcext:value-type="time">
            <text:p>03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4.31" calcext:value-type="float">
            <text:p>494.31</text:p>
          </table:table-cell>
          <table:table-cell office:value-type="float" office:value="621.37" calcext:value-type="float">
            <text:p>621.37</text:p>
          </table:table-cell>
        </table:table-row>
        <table:table-row table:style-name="ro1">
          <table:table-cell office:value-type="float" office:value="14127588" calcext:value-type="float">
            <text:p>14127588</text:p>
          </table:table-cell>
          <table:table-cell table:formula="of:=[.A885]/1000/(60*60*24)" office:value-type="time" office:time-value="PT03H55M27.588S" calcext:value-type="time">
            <text:p>03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4.85" calcext:value-type="float">
            <text:p>494.85</text:p>
          </table:table-cell>
          <table:table-cell office:value-type="float" office:value="622.03" calcext:value-type="float">
            <text:p>622.03</text:p>
          </table:table-cell>
        </table:table-row>
        <table:table-row table:style-name="ro1">
          <table:table-cell office:value-type="float" office:value="14143588" calcext:value-type="float">
            <text:p>14143588</text:p>
          </table:table-cell>
          <table:table-cell table:formula="of:=[.A886]/1000/(60*60*24)" office:value-type="time" office:time-value="PT03H55M43.588S" calcext:value-type="time">
            <text:p>03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5.39" calcext:value-type="float">
            <text:p>495.39</text:p>
          </table:table-cell>
          <table:table-cell office:value-type="float" office:value="622.69" calcext:value-type="float">
            <text:p>622.69</text:p>
          </table:table-cell>
        </table:table-row>
        <table:table-row table:style-name="ro1">
          <table:table-cell office:value-type="float" office:value="14159588" calcext:value-type="float">
            <text:p>14159588</text:p>
          </table:table-cell>
          <table:table-cell table:formula="of:=[.A887]/1000/(60*60*24)" office:value-type="time" office:time-value="PT03H55M59.588S" calcext:value-type="time">
            <text:p>03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5.93" calcext:value-type="float">
            <text:p>495.93</text:p>
          </table:table-cell>
          <table:table-cell office:value-type="float" office:value="623.35" calcext:value-type="float">
            <text:p>623.35</text:p>
          </table:table-cell>
        </table:table-row>
        <table:table-row table:style-name="ro1">
          <table:table-cell office:value-type="float" office:value="14175588" calcext:value-type="float">
            <text:p>14175588</text:p>
          </table:table-cell>
          <table:table-cell table:formula="of:=[.A888]/1000/(60*60*24)" office:value-type="time" office:time-value="PT03H56M15.588S" calcext:value-type="time">
            <text:p>03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6.48" calcext:value-type="float">
            <text:p>496.48</text:p>
          </table:table-cell>
          <table:table-cell office:value-type="float" office:value="624.01" calcext:value-type="float">
            <text:p>624.01</text:p>
          </table:table-cell>
        </table:table-row>
        <table:table-row table:style-name="ro1">
          <table:table-cell office:value-type="float" office:value="14191588" calcext:value-type="float">
            <text:p>14191588</text:p>
          </table:table-cell>
          <table:table-cell table:formula="of:=[.A889]/1000/(60*60*24)" office:value-type="time" office:time-value="PT03H56M31.588S" calcext:value-type="time">
            <text:p>03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7.02" calcext:value-type="float">
            <text:p>497.02</text:p>
          </table:table-cell>
          <table:table-cell office:value-type="float" office:value="624.67" calcext:value-type="float">
            <text:p>624.67</text:p>
          </table:table-cell>
        </table:table-row>
        <table:table-row table:style-name="ro1">
          <table:table-cell office:value-type="float" office:value="14207588" calcext:value-type="float">
            <text:p>14207588</text:p>
          </table:table-cell>
          <table:table-cell table:formula="of:=[.A890]/1000/(60*60*24)" office:value-type="time" office:time-value="PT03H56M47.588S" calcext:value-type="time">
            <text:p>03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7.56" calcext:value-type="float">
            <text:p>497.56</text:p>
          </table:table-cell>
          <table:table-cell office:value-type="float" office:value="625.33" calcext:value-type="float">
            <text:p>625.33</text:p>
          </table:table-cell>
        </table:table-row>
        <table:table-row table:style-name="ro1">
          <table:table-cell office:value-type="float" office:value="14223588" calcext:value-type="float">
            <text:p>14223588</text:p>
          </table:table-cell>
          <table:table-cell table:formula="of:=[.A891]/1000/(60*60*24)" office:value-type="time" office:time-value="PT03H57M03.588S" calcext:value-type="time">
            <text:p>03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8.11" calcext:value-type="float">
            <text:p>498.11</text:p>
          </table:table-cell>
          <table:table-cell office:value-type="float" office:value="625.99" calcext:value-type="float">
            <text:p>625.99</text:p>
          </table:table-cell>
        </table:table-row>
        <table:table-row table:style-name="ro1">
          <table:table-cell office:value-type="float" office:value="14239588" calcext:value-type="float">
            <text:p>14239588</text:p>
          </table:table-cell>
          <table:table-cell table:formula="of:=[.A892]/1000/(60*60*24)" office:value-type="time" office:time-value="PT03H57M19.588S" calcext:value-type="time">
            <text:p>03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8.65" calcext:value-type="float">
            <text:p>498.65</text:p>
          </table:table-cell>
          <table:table-cell office:value-type="float" office:value="626.65" calcext:value-type="float">
            <text:p>626.65</text:p>
          </table:table-cell>
        </table:table-row>
        <table:table-row table:style-name="ro1">
          <table:table-cell office:value-type="float" office:value="14255588" calcext:value-type="float">
            <text:p>14255588</text:p>
          </table:table-cell>
          <table:table-cell table:formula="of:=[.A893]/1000/(60*60*24)" office:value-type="time" office:time-value="PT03H57M35.588S" calcext:value-type="time">
            <text:p>03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9.19" calcext:value-type="float">
            <text:p>499.19</text:p>
          </table:table-cell>
          <table:table-cell office:value-type="float" office:value="627.31" calcext:value-type="float">
            <text:p>627.31</text:p>
          </table:table-cell>
        </table:table-row>
        <table:table-row table:style-name="ro1">
          <table:table-cell office:value-type="float" office:value="14271588" calcext:value-type="float">
            <text:p>14271588</text:p>
          </table:table-cell>
          <table:table-cell table:formula="of:=[.A894]/1000/(60*60*24)" office:value-type="time" office:time-value="PT03H57M51.588S" calcext:value-type="time">
            <text:p>03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9.74" calcext:value-type="float">
            <text:p>499.74</text:p>
          </table:table-cell>
          <table:table-cell office:value-type="float" office:value="627.97" calcext:value-type="float">
            <text:p>627.97</text:p>
          </table:table-cell>
        </table:table-row>
        <table:table-row table:style-name="ro1">
          <table:table-cell office:value-type="float" office:value="14287588" calcext:value-type="float">
            <text:p>14287588</text:p>
          </table:table-cell>
          <table:table-cell table:formula="of:=[.A895]/1000/(60*60*24)" office:value-type="time" office:time-value="PT03H58M07.588S" calcext:value-type="time">
            <text:p>03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0.28" calcext:value-type="float">
            <text:p>500.28</text:p>
          </table:table-cell>
          <table:table-cell office:value-type="float" office:value="628.63" calcext:value-type="float">
            <text:p>628.63</text:p>
          </table:table-cell>
        </table:table-row>
        <table:table-row table:style-name="ro1">
          <table:table-cell office:value-type="float" office:value="14303588" calcext:value-type="float">
            <text:p>14303588</text:p>
          </table:table-cell>
          <table:table-cell table:formula="of:=[.A896]/1000/(60*60*24)" office:value-type="time" office:time-value="PT03H58M23.588S" calcext:value-type="time">
            <text:p>03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0.82" calcext:value-type="float">
            <text:p>500.82</text:p>
          </table:table-cell>
          <table:table-cell office:value-type="float" office:value="629.29" calcext:value-type="float">
            <text:p>629.29</text:p>
          </table:table-cell>
        </table:table-row>
        <table:table-row table:style-name="ro1">
          <table:table-cell office:value-type="float" office:value="14319588" calcext:value-type="float">
            <text:p>14319588</text:p>
          </table:table-cell>
          <table:table-cell table:formula="of:=[.A897]/1000/(60*60*24)" office:value-type="time" office:time-value="PT03H58M39.588S" calcext:value-type="time">
            <text:p>03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1.36" calcext:value-type="float">
            <text:p>501.36</text:p>
          </table:table-cell>
          <table:table-cell office:value-type="float" office:value="629.95" calcext:value-type="float">
            <text:p>629.95</text:p>
          </table:table-cell>
        </table:table-row>
        <table:table-row table:style-name="ro1">
          <table:table-cell office:value-type="float" office:value="14335588" calcext:value-type="float">
            <text:p>14335588</text:p>
          </table:table-cell>
          <table:table-cell table:formula="of:=[.A898]/1000/(60*60*24)" office:value-type="time" office:time-value="PT03H58M55.588S" calcext:value-type="time">
            <text:p>03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1.91" calcext:value-type="float">
            <text:p>501.91</text:p>
          </table:table-cell>
          <table:table-cell office:value-type="float" office:value="630.61" calcext:value-type="float">
            <text:p>630.61</text:p>
          </table:table-cell>
        </table:table-row>
        <table:table-row table:style-name="ro1">
          <table:table-cell office:value-type="float" office:value="14351588" calcext:value-type="float">
            <text:p>14351588</text:p>
          </table:table-cell>
          <table:table-cell table:formula="of:=[.A899]/1000/(60*60*24)" office:value-type="time" office:time-value="PT03H59M11.588S" calcext:value-type="time">
            <text:p>03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2.45" calcext:value-type="float">
            <text:p>502.45</text:p>
          </table:table-cell>
          <table:table-cell office:value-type="float" office:value="631.27" calcext:value-type="float">
            <text:p>631.27</text:p>
          </table:table-cell>
        </table:table-row>
        <table:table-row table:style-name="ro1">
          <table:table-cell office:value-type="float" office:value="14367588" calcext:value-type="float">
            <text:p>14367588</text:p>
          </table:table-cell>
          <table:table-cell table:formula="of:=[.A900]/1000/(60*60*24)" office:value-type="time" office:time-value="PT03H59M27.588S" calcext:value-type="time">
            <text:p>03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02.99" calcext:value-type="float">
            <text:p>502.99</text:p>
          </table:table-cell>
          <table:table-cell office:value-type="float" office:value="631.93" calcext:value-type="float">
            <text:p>631.93</text:p>
          </table:table-cell>
        </table:table-row>
        <table:table-row table:style-name="ro1">
          <table:table-cell office:value-type="float" office:value="14383588" calcext:value-type="float">
            <text:p>14383588</text:p>
          </table:table-cell>
          <table:table-cell table:formula="of:=[.A901]/1000/(60*60*24)" office:value-type="time" office:time-value="PT03H59M43.588S" calcext:value-type="time">
            <text:p>03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3.54" calcext:value-type="float">
            <text:p>503.54</text:p>
          </table:table-cell>
          <table:table-cell office:value-type="float" office:value="632.59" calcext:value-type="float">
            <text:p>632.59</text:p>
          </table:table-cell>
        </table:table-row>
        <table:table-row table:style-name="ro1">
          <table:table-cell office:value-type="float" office:value="14399588" calcext:value-type="float">
            <text:p>14399588</text:p>
          </table:table-cell>
          <table:table-cell table:formula="of:=[.A902]/1000/(60*60*24)" office:value-type="time" office:time-value="PT03H59M59.588S" calcext:value-type="time">
            <text:p>04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04.08" calcext:value-type="float">
            <text:p>504.08</text:p>
          </table:table-cell>
          <table:table-cell office:value-type="float" office:value="633.25" calcext:value-type="float">
            <text:p>633.25</text:p>
          </table:table-cell>
        </table:table-row>
        <table:table-row table:style-name="ro1">
          <table:table-cell office:value-type="float" office:value="14415588" calcext:value-type="float">
            <text:p>14415588</text:p>
          </table:table-cell>
          <table:table-cell table:formula="of:=[.A903]/1000/(60*60*24)" office:value-type="time" office:time-value="PT04H00M15.588S" calcext:value-type="time">
            <text:p>04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4.62" calcext:value-type="float">
            <text:p>504.62</text:p>
          </table:table-cell>
          <table:table-cell office:value-type="float" office:value="633.91" calcext:value-type="float">
            <text:p>633.91</text:p>
          </table:table-cell>
        </table:table-row>
        <table:table-row table:style-name="ro1">
          <table:table-cell office:value-type="float" office:value="14431588" calcext:value-type="float">
            <text:p>14431588</text:p>
          </table:table-cell>
          <table:table-cell table:formula="of:=[.A904]/1000/(60*60*24)" office:value-type="time" office:time-value="PT04H00M31.588S" calcext:value-type="time">
            <text:p>04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5.16" calcext:value-type="float">
            <text:p>505.16</text:p>
          </table:table-cell>
          <table:table-cell office:value-type="float" office:value="634.57" calcext:value-type="float">
            <text:p>634.57</text:p>
          </table:table-cell>
        </table:table-row>
        <table:table-row table:style-name="ro1">
          <table:table-cell office:value-type="float" office:value="14447588" calcext:value-type="float">
            <text:p>14447588</text:p>
          </table:table-cell>
          <table:table-cell table:formula="of:=[.A905]/1000/(60*60*24)" office:value-type="time" office:time-value="PT04H00M47.588S" calcext:value-type="time">
            <text:p>04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5.71" calcext:value-type="float">
            <text:p>505.71</text:p>
          </table:table-cell>
          <table:table-cell office:value-type="float" office:value="635.23" calcext:value-type="float">
            <text:p>635.23</text:p>
          </table:table-cell>
        </table:table-row>
        <table:table-row table:style-name="ro1">
          <table:table-cell office:value-type="float" office:value="14463588" calcext:value-type="float">
            <text:p>14463588</text:p>
          </table:table-cell>
          <table:table-cell table:formula="of:=[.A906]/1000/(60*60*24)" office:value-type="time" office:time-value="PT04H01M03.588S" calcext:value-type="time">
            <text:p>04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6.25" calcext:value-type="float">
            <text:p>506.25</text:p>
          </table:table-cell>
          <table:table-cell office:value-type="float" office:value="635.89" calcext:value-type="float">
            <text:p>635.89</text:p>
          </table:table-cell>
        </table:table-row>
        <table:table-row table:style-name="ro1">
          <table:table-cell office:value-type="float" office:value="14479588" calcext:value-type="float">
            <text:p>14479588</text:p>
          </table:table-cell>
          <table:table-cell table:formula="of:=[.A907]/1000/(60*60*24)" office:value-type="time" office:time-value="PT04H01M19.588S" calcext:value-type="time">
            <text:p>04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6.79" calcext:value-type="float">
            <text:p>506.79</text:p>
          </table:table-cell>
          <table:table-cell office:value-type="float" office:value="636.55" calcext:value-type="float">
            <text:p>636.55</text:p>
          </table:table-cell>
        </table:table-row>
        <table:table-row table:style-name="ro1">
          <table:table-cell office:value-type="float" office:value="14495588" calcext:value-type="float">
            <text:p>14495588</text:p>
          </table:table-cell>
          <table:table-cell table:formula="of:=[.A908]/1000/(60*60*24)" office:value-type="time" office:time-value="PT04H01M35.588S" calcext:value-type="time">
            <text:p>04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7.34" calcext:value-type="float">
            <text:p>507.34</text:p>
          </table:table-cell>
          <table:table-cell office:value-type="float" office:value="637.21" calcext:value-type="float">
            <text:p>637.21</text:p>
          </table:table-cell>
        </table:table-row>
        <table:table-row table:style-name="ro1">
          <table:table-cell office:value-type="float" office:value="14511588" calcext:value-type="float">
            <text:p>14511588</text:p>
          </table:table-cell>
          <table:table-cell table:formula="of:=[.A909]/1000/(60*60*24)" office:value-type="time" office:time-value="PT04H01M51.588S" calcext:value-type="time">
            <text:p>04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7.88" calcext:value-type="float">
            <text:p>507.88</text:p>
          </table:table-cell>
          <table:table-cell office:value-type="float" office:value="637.87" calcext:value-type="float">
            <text:p>637.87</text:p>
          </table:table-cell>
        </table:table-row>
        <table:table-row table:style-name="ro1">
          <table:table-cell office:value-type="float" office:value="14527588" calcext:value-type="float">
            <text:p>14527588</text:p>
          </table:table-cell>
          <table:table-cell table:formula="of:=[.A910]/1000/(60*60*24)" office:value-type="time" office:time-value="PT04H02M07.588S" calcext:value-type="time">
            <text:p>04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8.42" calcext:value-type="float">
            <text:p>508.42</text:p>
          </table:table-cell>
          <table:table-cell office:value-type="float" office:value="638.53" calcext:value-type="float">
            <text:p>638.53</text:p>
          </table:table-cell>
        </table:table-row>
        <table:table-row table:style-name="ro1">
          <table:table-cell office:value-type="float" office:value="14543588" calcext:value-type="float">
            <text:p>14543588</text:p>
          </table:table-cell>
          <table:table-cell table:formula="of:=[.A911]/1000/(60*60*24)" office:value-type="time" office:time-value="PT04H02M23.588S" calcext:value-type="time">
            <text:p>04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08.96" calcext:value-type="float">
            <text:p>508.96</text:p>
          </table:table-cell>
          <table:table-cell office:value-type="float" office:value="639.19" calcext:value-type="float">
            <text:p>639.19</text:p>
          </table:table-cell>
        </table:table-row>
        <table:table-row table:style-name="ro1">
          <table:table-cell office:value-type="float" office:value="14559588" calcext:value-type="float">
            <text:p>14559588</text:p>
          </table:table-cell>
          <table:table-cell table:formula="of:=[.A912]/1000/(60*60*24)" office:value-type="time" office:time-value="PT04H02M39.588S" calcext:value-type="time">
            <text:p>04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9.51" calcext:value-type="float">
            <text:p>509.51</text:p>
          </table:table-cell>
          <table:table-cell office:value-type="float" office:value="639.85" calcext:value-type="float">
            <text:p>639.85</text:p>
          </table:table-cell>
        </table:table-row>
        <table:table-row table:style-name="ro1">
          <table:table-cell office:value-type="float" office:value="14575588" calcext:value-type="float">
            <text:p>14575588</text:p>
          </table:table-cell>
          <table:table-cell table:formula="of:=[.A913]/1000/(60*60*24)" office:value-type="time" office:time-value="PT04H02M55.588S" calcext:value-type="time">
            <text:p>04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0.05" calcext:value-type="float">
            <text:p>510.05</text:p>
          </table:table-cell>
          <table:table-cell office:value-type="float" office:value="640.51" calcext:value-type="float">
            <text:p>640.51</text:p>
          </table:table-cell>
        </table:table-row>
        <table:table-row table:style-name="ro1">
          <table:table-cell office:value-type="float" office:value="14591588" calcext:value-type="float">
            <text:p>14591588</text:p>
          </table:table-cell>
          <table:table-cell table:formula="of:=[.A914]/1000/(60*60*24)" office:value-type="time" office:time-value="PT04H03M11.588S" calcext:value-type="time">
            <text:p>04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0.59" calcext:value-type="float">
            <text:p>510.59</text:p>
          </table:table-cell>
          <table:table-cell office:value-type="float" office:value="641.17" calcext:value-type="float">
            <text:p>641.17</text:p>
          </table:table-cell>
        </table:table-row>
        <table:table-row table:style-name="ro1">
          <table:table-cell office:value-type="float" office:value="14607588" calcext:value-type="float">
            <text:p>14607588</text:p>
          </table:table-cell>
          <table:table-cell table:formula="of:=[.A915]/1000/(60*60*24)" office:value-type="time" office:time-value="PT04H03M27.588S" calcext:value-type="time">
            <text:p>04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1.13" calcext:value-type="float">
            <text:p>511.13</text:p>
          </table:table-cell>
          <table:table-cell office:value-type="float" office:value="641.83" calcext:value-type="float">
            <text:p>641.83</text:p>
          </table:table-cell>
        </table:table-row>
        <table:table-row table:style-name="ro1">
          <table:table-cell office:value-type="float" office:value="14623588" calcext:value-type="float">
            <text:p>14623588</text:p>
          </table:table-cell>
          <table:table-cell table:formula="of:=[.A916]/1000/(60*60*24)" office:value-type="time" office:time-value="PT04H03M43.588S" calcext:value-type="time">
            <text:p>04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1.68" calcext:value-type="float">
            <text:p>511.68</text:p>
          </table:table-cell>
          <table:table-cell office:value-type="float" office:value="642.49" calcext:value-type="float">
            <text:p>642.49</text:p>
          </table:table-cell>
        </table:table-row>
        <table:table-row table:style-name="ro1">
          <table:table-cell office:value-type="float" office:value="14639588" calcext:value-type="float">
            <text:p>14639588</text:p>
          </table:table-cell>
          <table:table-cell table:formula="of:=[.A917]/1000/(60*60*24)" office:value-type="time" office:time-value="PT04H03M59.588S" calcext:value-type="time">
            <text:p>04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2.22" calcext:value-type="float">
            <text:p>512.22</text:p>
          </table:table-cell>
          <table:table-cell office:value-type="float" office:value="643.15" calcext:value-type="float">
            <text:p>643.15</text:p>
          </table:table-cell>
        </table:table-row>
        <table:table-row table:style-name="ro1">
          <table:table-cell office:value-type="float" office:value="14655588" calcext:value-type="float">
            <text:p>14655588</text:p>
          </table:table-cell>
          <table:table-cell table:formula="of:=[.A918]/1000/(60*60*24)" office:value-type="time" office:time-value="PT04H04M15.588S" calcext:value-type="time">
            <text:p>04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12.76" calcext:value-type="float">
            <text:p>512.76</text:p>
          </table:table-cell>
          <table:table-cell office:value-type="float" office:value="643.81" calcext:value-type="float">
            <text:p>643.81</text:p>
          </table:table-cell>
        </table:table-row>
        <table:table-row table:style-name="ro1">
          <table:table-cell office:value-type="float" office:value="14671588" calcext:value-type="float">
            <text:p>14671588</text:p>
          </table:table-cell>
          <table:table-cell table:formula="of:=[.A919]/1000/(60*60*24)" office:value-type="time" office:time-value="PT04H04M31.588S" calcext:value-type="time">
            <text:p>04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3.31" calcext:value-type="float">
            <text:p>513.31</text:p>
          </table:table-cell>
          <table:table-cell office:value-type="float" office:value="644.47" calcext:value-type="float">
            <text:p>644.47</text:p>
          </table:table-cell>
        </table:table-row>
        <table:table-row table:style-name="ro1">
          <table:table-cell office:value-type="float" office:value="14687588" calcext:value-type="float">
            <text:p>14687588</text:p>
          </table:table-cell>
          <table:table-cell table:formula="of:=[.A920]/1000/(60*60*24)" office:value-type="time" office:time-value="PT04H04M47.588S" calcext:value-type="time">
            <text:p>04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3.85" calcext:value-type="float">
            <text:p>513.85</text:p>
          </table:table-cell>
          <table:table-cell office:value-type="float" office:value="645.13" calcext:value-type="float">
            <text:p>645.13</text:p>
          </table:table-cell>
        </table:table-row>
        <table:table-row table:style-name="ro1">
          <table:table-cell office:value-type="float" office:value="14703588" calcext:value-type="float">
            <text:p>14703588</text:p>
          </table:table-cell>
          <table:table-cell table:formula="of:=[.A921]/1000/(60*60*24)" office:value-type="time" office:time-value="PT04H05M03.588S" calcext:value-type="time">
            <text:p>04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4.39" calcext:value-type="float">
            <text:p>514.39</text:p>
          </table:table-cell>
          <table:table-cell office:value-type="float" office:value="645.79" calcext:value-type="float">
            <text:p>645.79</text:p>
          </table:table-cell>
        </table:table-row>
        <table:table-row table:style-name="ro1">
          <table:table-cell office:value-type="float" office:value="14719588" calcext:value-type="float">
            <text:p>14719588</text:p>
          </table:table-cell>
          <table:table-cell table:formula="of:=[.A922]/1000/(60*60*24)" office:value-type="time" office:time-value="PT04H05M19.588S" calcext:value-type="time">
            <text:p>04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4.93" calcext:value-type="float">
            <text:p>514.93</text:p>
          </table:table-cell>
          <table:table-cell office:value-type="float" office:value="646.44" calcext:value-type="float">
            <text:p>646.44</text:p>
          </table:table-cell>
        </table:table-row>
        <table:table-row table:style-name="ro1">
          <table:table-cell office:value-type="float" office:value="14735588" calcext:value-type="float">
            <text:p>14735588</text:p>
          </table:table-cell>
          <table:table-cell table:formula="of:=[.A923]/1000/(60*60*24)" office:value-type="time" office:time-value="PT04H05M35.588S" calcext:value-type="time">
            <text:p>04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5.48" calcext:value-type="float">
            <text:p>515.48</text:p>
          </table:table-cell>
          <table:table-cell office:value-type="float" office:value="647.1" calcext:value-type="float">
            <text:p>647.1</text:p>
          </table:table-cell>
        </table:table-row>
        <table:table-row table:style-name="ro1">
          <table:table-cell office:value-type="float" office:value="14751588" calcext:value-type="float">
            <text:p>14751588</text:p>
          </table:table-cell>
          <table:table-cell table:formula="of:=[.A924]/1000/(60*60*24)" office:value-type="time" office:time-value="PT04H05M51.588S" calcext:value-type="time">
            <text:p>04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6.02" calcext:value-type="float">
            <text:p>516.02</text:p>
          </table:table-cell>
          <table:table-cell office:value-type="float" office:value="647.76" calcext:value-type="float">
            <text:p>647.76</text:p>
          </table:table-cell>
        </table:table-row>
        <table:table-row table:style-name="ro1">
          <table:table-cell office:value-type="float" office:value="14767588" calcext:value-type="float">
            <text:p>14767588</text:p>
          </table:table-cell>
          <table:table-cell table:formula="of:=[.A925]/1000/(60*60*24)" office:value-type="time" office:time-value="PT04H06M07.588S" calcext:value-type="time">
            <text:p>04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6.56" calcext:value-type="float">
            <text:p>516.56</text:p>
          </table:table-cell>
          <table:table-cell office:value-type="float" office:value="648.42" calcext:value-type="float">
            <text:p>648.42</text:p>
          </table:table-cell>
        </table:table-row>
        <table:table-row table:style-name="ro1">
          <table:table-cell office:value-type="float" office:value="14783588" calcext:value-type="float">
            <text:p>14783588</text:p>
          </table:table-cell>
          <table:table-cell table:formula="of:=[.A926]/1000/(60*60*24)" office:value-type="time" office:time-value="PT04H06M23.588S" calcext:value-type="time">
            <text:p>04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7.11" calcext:value-type="float">
            <text:p>517.11</text:p>
          </table:table-cell>
          <table:table-cell office:value-type="float" office:value="649.08" calcext:value-type="float">
            <text:p>649.08</text:p>
          </table:table-cell>
        </table:table-row>
        <table:table-row table:style-name="ro1">
          <table:table-cell office:value-type="float" office:value="14799588" calcext:value-type="float">
            <text:p>14799588</text:p>
          </table:table-cell>
          <table:table-cell table:formula="of:=[.A927]/1000/(60*60*24)" office:value-type="time" office:time-value="PT04H06M39.588S" calcext:value-type="time">
            <text:p>04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7.65" calcext:value-type="float">
            <text:p>517.65</text:p>
          </table:table-cell>
          <table:table-cell office:value-type="float" office:value="649.74" calcext:value-type="float">
            <text:p>649.74</text:p>
          </table:table-cell>
        </table:table-row>
        <table:table-row table:style-name="ro1">
          <table:table-cell office:value-type="float" office:value="14815588" calcext:value-type="float">
            <text:p>14815588</text:p>
          </table:table-cell>
          <table:table-cell table:formula="of:=[.A928]/1000/(60*60*24)" office:value-type="time" office:time-value="PT04H06M55.588S" calcext:value-type="time">
            <text:p>04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8.19" calcext:value-type="float">
            <text:p>518.19</text:p>
          </table:table-cell>
          <table:table-cell office:value-type="float" office:value="650.4" calcext:value-type="float">
            <text:p>650.4</text:p>
          </table:table-cell>
        </table:table-row>
        <table:table-row table:style-name="ro1">
          <table:table-cell office:value-type="float" office:value="14831588" calcext:value-type="float">
            <text:p>14831588</text:p>
          </table:table-cell>
          <table:table-cell table:formula="of:=[.A929]/1000/(60*60*24)" office:value-type="time" office:time-value="PT04H07M11.588S" calcext:value-type="time">
            <text:p>04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8.73" calcext:value-type="float">
            <text:p>518.73</text:p>
          </table:table-cell>
          <table:table-cell office:value-type="float" office:value="651.06" calcext:value-type="float">
            <text:p>651.06</text:p>
          </table:table-cell>
        </table:table-row>
        <table:table-row table:style-name="ro1">
          <table:table-cell office:value-type="float" office:value="14847588" calcext:value-type="float">
            <text:p>14847588</text:p>
          </table:table-cell>
          <table:table-cell table:formula="of:=[.A930]/1000/(60*60*24)" office:value-type="time" office:time-value="PT04H07M27.588S" calcext:value-type="time">
            <text:p>04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9.28" calcext:value-type="float">
            <text:p>519.28</text:p>
          </table:table-cell>
          <table:table-cell office:value-type="float" office:value="651.72" calcext:value-type="float">
            <text:p>651.72</text:p>
          </table:table-cell>
        </table:table-row>
        <table:table-row table:style-name="ro1">
          <table:table-cell office:value-type="float" office:value="14863588" calcext:value-type="float">
            <text:p>14863588</text:p>
          </table:table-cell>
          <table:table-cell table:formula="of:=[.A931]/1000/(60*60*24)" office:value-type="time" office:time-value="PT04H07M43.588S" calcext:value-type="time">
            <text:p>04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519.82" calcext:value-type="float">
            <text:p>519.82</text:p>
          </table:table-cell>
          <table:table-cell office:value-type="float" office:value="652.38" calcext:value-type="float">
            <text:p>652.38</text:p>
          </table:table-cell>
        </table:table-row>
        <table:table-row table:style-name="ro1">
          <table:table-cell office:value-type="float" office:value="14879588" calcext:value-type="float">
            <text:p>14879588</text:p>
          </table:table-cell>
          <table:table-cell table:formula="of:=[.A932]/1000/(60*60*24)" office:value-type="time" office:time-value="PT04H07M59.588S" calcext:value-type="time">
            <text:p>04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520.36" calcext:value-type="float">
            <text:p>520.36</text:p>
          </table:table-cell>
          <table:table-cell office:value-type="float" office:value="653.04" calcext:value-type="float">
            <text:p>653.04</text:p>
          </table:table-cell>
        </table:table-row>
        <table:table-row table:style-name="ro1">
          <table:table-cell office:value-type="float" office:value="14895588" calcext:value-type="float">
            <text:p>14895588</text:p>
          </table:table-cell>
          <table:table-cell table:formula="of:=[.A933]/1000/(60*60*24)" office:value-type="time" office:time-value="PT04H08M15.588S" calcext:value-type="time">
            <text:p>04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0.9" calcext:value-type="float">
            <text:p>520.9</text:p>
          </table:table-cell>
          <table:table-cell office:value-type="float" office:value="653.69" calcext:value-type="float">
            <text:p>653.69</text:p>
          </table:table-cell>
        </table:table-row>
        <table:table-row table:style-name="ro1">
          <table:table-cell office:value-type="float" office:value="14911588" calcext:value-type="float">
            <text:p>14911588</text:p>
          </table:table-cell>
          <table:table-cell table:formula="of:=[.A934]/1000/(60*60*24)" office:value-type="time" office:time-value="PT04H08M31.588S" calcext:value-type="time">
            <text:p>04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1.45" calcext:value-type="float">
            <text:p>521.45</text:p>
          </table:table-cell>
          <table:table-cell office:value-type="float" office:value="654.35" calcext:value-type="float">
            <text:p>654.35</text:p>
          </table:table-cell>
        </table:table-row>
        <table:table-row table:style-name="ro1">
          <table:table-cell office:value-type="float" office:value="14927588" calcext:value-type="float">
            <text:p>14927588</text:p>
          </table:table-cell>
          <table:table-cell table:formula="of:=[.A935]/1000/(60*60*24)" office:value-type="time" office:time-value="PT04H08M47.588S" calcext:value-type="time">
            <text:p>04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21.99" calcext:value-type="float">
            <text:p>521.99</text:p>
          </table:table-cell>
          <table:table-cell office:value-type="float" office:value="655.01" calcext:value-type="float">
            <text:p>655.01</text:p>
          </table:table-cell>
        </table:table-row>
        <table:table-row table:style-name="ro1">
          <table:table-cell office:value-type="float" office:value="14943588" calcext:value-type="float">
            <text:p>14943588</text:p>
          </table:table-cell>
          <table:table-cell table:formula="of:=[.A936]/1000/(60*60*24)" office:value-type="time" office:time-value="PT04H09M03.588S" calcext:value-type="time">
            <text:p>04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2.53" calcext:value-type="float">
            <text:p>522.53</text:p>
          </table:table-cell>
          <table:table-cell office:value-type="float" office:value="655.67" calcext:value-type="float">
            <text:p>655.67</text:p>
          </table:table-cell>
        </table:table-row>
        <table:table-row table:style-name="ro1">
          <table:table-cell office:value-type="float" office:value="14959588" calcext:value-type="float">
            <text:p>14959588</text:p>
          </table:table-cell>
          <table:table-cell table:formula="of:=[.A937]/1000/(60*60*24)" office:value-type="time" office:time-value="PT04H09M19.588S" calcext:value-type="time">
            <text:p>04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3.08" calcext:value-type="float">
            <text:p>523.08</text:p>
          </table:table-cell>
          <table:table-cell office:value-type="float" office:value="656.33" calcext:value-type="float">
            <text:p>656.33</text:p>
          </table:table-cell>
        </table:table-row>
        <table:table-row table:style-name="ro1">
          <table:table-cell office:value-type="float" office:value="14975588" calcext:value-type="float">
            <text:p>14975588</text:p>
          </table:table-cell>
          <table:table-cell table:formula="of:=[.A938]/1000/(60*60*24)" office:value-type="time" office:time-value="PT04H09M35.588S" calcext:value-type="time">
            <text:p>04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3.62" calcext:value-type="float">
            <text:p>523.62</text:p>
          </table:table-cell>
          <table:table-cell office:value-type="float" office:value="656.99" calcext:value-type="float">
            <text:p>656.99</text:p>
          </table:table-cell>
        </table:table-row>
        <table:table-row table:style-name="ro1">
          <table:table-cell office:value-type="float" office:value="14991588" calcext:value-type="float">
            <text:p>14991588</text:p>
          </table:table-cell>
          <table:table-cell table:formula="of:=[.A939]/1000/(60*60*24)" office:value-type="time" office:time-value="PT04H09M51.588S" calcext:value-type="time">
            <text:p>04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4.16" calcext:value-type="float">
            <text:p>524.16</text:p>
          </table:table-cell>
          <table:table-cell office:value-type="float" office:value="657.64" calcext:value-type="float">
            <text:p>657.64</text:p>
          </table:table-cell>
        </table:table-row>
        <table:table-row table:style-name="ro1">
          <table:table-cell office:value-type="float" office:value="15007588" calcext:value-type="float">
            <text:p>15007588</text:p>
          </table:table-cell>
          <table:table-cell table:formula="of:=[.A940]/1000/(60*60*24)" office:value-type="time" office:time-value="PT04H10M07.588S" calcext:value-type="time">
            <text:p>04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524.7" calcext:value-type="float">
            <text:p>524.7</text:p>
          </table:table-cell>
          <table:table-cell office:value-type="float" office:value="658.3" calcext:value-type="float">
            <text:p>658.3</text:p>
          </table:table-cell>
        </table:table-row>
        <table:table-row table:style-name="ro1">
          <table:table-cell office:value-type="float" office:value="15023588" calcext:value-type="float">
            <text:p>15023588</text:p>
          </table:table-cell>
          <table:table-cell table:formula="of:=[.A941]/1000/(60*60*24)" office:value-type="time" office:time-value="PT04H10M23.588S" calcext:value-type="time">
            <text:p>04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25.24" calcext:value-type="float">
            <text:p>525.24</text:p>
          </table:table-cell>
          <table:table-cell office:value-type="float" office:value="658.96" calcext:value-type="float">
            <text:p>658.96</text:p>
          </table:table-cell>
        </table:table-row>
        <table:table-row table:style-name="ro1">
          <table:table-cell office:value-type="float" office:value="15039588" calcext:value-type="float">
            <text:p>15039588</text:p>
          </table:table-cell>
          <table:table-cell table:formula="of:=[.A942]/1000/(60*60*24)" office:value-type="time" office:time-value="PT04H10M39.588S" calcext:value-type="time">
            <text:p>04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5.79" calcext:value-type="float">
            <text:p>525.79</text:p>
          </table:table-cell>
          <table:table-cell office:value-type="float" office:value="659.62" calcext:value-type="float">
            <text:p>659.62</text:p>
          </table:table-cell>
        </table:table-row>
        <table:table-row table:style-name="ro1">
          <table:table-cell office:value-type="float" office:value="15055588" calcext:value-type="float">
            <text:p>15055588</text:p>
          </table:table-cell>
          <table:table-cell table:formula="of:=[.A943]/1000/(60*60*24)" office:value-type="time" office:time-value="PT04H10M55.588S" calcext:value-type="time">
            <text:p>04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6.33" calcext:value-type="float">
            <text:p>526.33</text:p>
          </table:table-cell>
          <table:table-cell office:value-type="float" office:value="660.28" calcext:value-type="float">
            <text:p>660.28</text:p>
          </table:table-cell>
        </table:table-row>
        <table:table-row table:style-name="ro1">
          <table:table-cell office:value-type="float" office:value="15071588" calcext:value-type="float">
            <text:p>15071588</text:p>
          </table:table-cell>
          <table:table-cell table:formula="of:=[.A944]/1000/(60*60*24)" office:value-type="time" office:time-value="PT04H11M11.588S" calcext:value-type="time">
            <text:p>04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6.87" calcext:value-type="float">
            <text:p>526.87</text:p>
          </table:table-cell>
          <table:table-cell office:value-type="float" office:value="660.93" calcext:value-type="float">
            <text:p>660.93</text:p>
          </table:table-cell>
        </table:table-row>
        <table:table-row table:style-name="ro1">
          <table:table-cell office:value-type="float" office:value="15087588" calcext:value-type="float">
            <text:p>15087588</text:p>
          </table:table-cell>
          <table:table-cell table:formula="of:=[.A945]/1000/(60*60*24)" office:value-type="time" office:time-value="PT04H11M27.588S" calcext:value-type="time">
            <text:p>04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527.41" calcext:value-type="float">
            <text:p>527.41</text:p>
          </table:table-cell>
          <table:table-cell office:value-type="float" office:value="661.59" calcext:value-type="float">
            <text:p>661.59</text:p>
          </table:table-cell>
        </table:table-row>
        <table:table-row table:style-name="ro1">
          <table:table-cell office:value-type="float" office:value="15103588" calcext:value-type="float">
            <text:p>15103588</text:p>
          </table:table-cell>
          <table:table-cell table:formula="of:=[.A946]/1000/(60*60*24)" office:value-type="time" office:time-value="PT04H11M43.588S" calcext:value-type="time">
            <text:p>04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7.96" calcext:value-type="float">
            <text:p>527.96</text:p>
          </table:table-cell>
          <table:table-cell office:value-type="float" office:value="662.25" calcext:value-type="float">
            <text:p>662.25</text:p>
          </table:table-cell>
        </table:table-row>
        <table:table-row table:style-name="ro1">
          <table:table-cell office:value-type="float" office:value="15119588" calcext:value-type="float">
            <text:p>15119588</text:p>
          </table:table-cell>
          <table:table-cell table:formula="of:=[.A947]/1000/(60*60*24)" office:value-type="time" office:time-value="PT04H11M59.588S" calcext:value-type="time">
            <text:p>04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8.5" calcext:value-type="float">
            <text:p>528.5</text:p>
          </table:table-cell>
          <table:table-cell office:value-type="float" office:value="662.91" calcext:value-type="float">
            <text:p>662.91</text:p>
          </table:table-cell>
        </table:table-row>
        <table:table-row table:style-name="ro1">
          <table:table-cell office:value-type="float" office:value="15135588" calcext:value-type="float">
            <text:p>15135588</text:p>
          </table:table-cell>
          <table:table-cell table:formula="of:=[.A948]/1000/(60*60*24)" office:value-type="time" office:time-value="PT04H12M15.588S" calcext:value-type="time">
            <text:p>04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9.04" calcext:value-type="float">
            <text:p>529.04</text:p>
          </table:table-cell>
          <table:table-cell office:value-type="float" office:value="663.57" calcext:value-type="float">
            <text:p>663.57</text:p>
          </table:table-cell>
        </table:table-row>
        <table:table-row table:style-name="ro1">
          <table:table-cell office:value-type="float" office:value="15151588" calcext:value-type="float">
            <text:p>15151588</text:p>
          </table:table-cell>
          <table:table-cell table:formula="of:=[.A949]/1000/(60*60*24)" office:value-type="time" office:time-value="PT04H12M31.588S" calcext:value-type="time">
            <text:p>04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9.58" calcext:value-type="float">
            <text:p>529.58</text:p>
          </table:table-cell>
          <table:table-cell office:value-type="float" office:value="664.22" calcext:value-type="float">
            <text:p>664.22</text:p>
          </table:table-cell>
        </table:table-row>
        <table:table-row table:style-name="ro1">
          <table:table-cell office:value-type="float" office:value="15167588" calcext:value-type="float">
            <text:p>15167588</text:p>
          </table:table-cell>
          <table:table-cell table:formula="of:=[.A950]/1000/(60*60*24)" office:value-type="time" office:time-value="PT04H12M47.588S" calcext:value-type="time">
            <text:p>04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0.12" calcext:value-type="float">
            <text:p>530.12</text:p>
          </table:table-cell>
          <table:table-cell office:value-type="float" office:value="664.88" calcext:value-type="float">
            <text:p>664.88</text:p>
          </table:table-cell>
        </table:table-row>
        <table:table-row table:style-name="ro1">
          <table:table-cell office:value-type="float" office:value="15183588" calcext:value-type="float">
            <text:p>15183588</text:p>
          </table:table-cell>
          <table:table-cell table:formula="of:=[.A951]/1000/(60*60*24)" office:value-type="time" office:time-value="PT04H13M03.588S" calcext:value-type="time">
            <text:p>04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0.67" calcext:value-type="float">
            <text:p>530.67</text:p>
          </table:table-cell>
          <table:table-cell office:value-type="float" office:value="665.54" calcext:value-type="float">
            <text:p>665.54</text:p>
          </table:table-cell>
        </table:table-row>
        <table:table-row table:style-name="ro1">
          <table:table-cell office:value-type="float" office:value="15199588" calcext:value-type="float">
            <text:p>15199588</text:p>
          </table:table-cell>
          <table:table-cell table:formula="of:=[.A952]/1000/(60*60*24)" office:value-type="time" office:time-value="PT04H13M19.588S" calcext:value-type="time">
            <text:p>04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1.21" calcext:value-type="float">
            <text:p>531.21</text:p>
          </table:table-cell>
          <table:table-cell office:value-type="float" office:value="666.19" calcext:value-type="float">
            <text:p>666.19</text:p>
          </table:table-cell>
        </table:table-row>
        <table:table-row table:style-name="ro1">
          <table:table-cell office:value-type="float" office:value="15215588" calcext:value-type="float">
            <text:p>15215588</text:p>
          </table:table-cell>
          <table:table-cell table:formula="of:=[.A953]/1000/(60*60*24)" office:value-type="time" office:time-value="PT04H13M35.588S" calcext:value-type="time">
            <text:p>04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1.75" calcext:value-type="float">
            <text:p>531.75</text:p>
          </table:table-cell>
          <table:table-cell office:value-type="float" office:value="666.85" calcext:value-type="float">
            <text:p>666.85</text:p>
          </table:table-cell>
        </table:table-row>
        <table:table-row table:style-name="ro1">
          <table:table-cell office:value-type="float" office:value="15231588" calcext:value-type="float">
            <text:p>15231588</text:p>
          </table:table-cell>
          <table:table-cell table:formula="of:=[.A954]/1000/(60*60*24)" office:value-type="time" office:time-value="PT04H13M51.588S" calcext:value-type="time">
            <text:p>04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2.29" calcext:value-type="float">
            <text:p>532.29</text:p>
          </table:table-cell>
          <table:table-cell office:value-type="float" office:value="667.51" calcext:value-type="float">
            <text:p>667.51</text:p>
          </table:table-cell>
        </table:table-row>
        <table:table-row table:style-name="ro1">
          <table:table-cell office:value-type="float" office:value="15247588" calcext:value-type="float">
            <text:p>15247588</text:p>
          </table:table-cell>
          <table:table-cell table:formula="of:=[.A955]/1000/(60*60*24)" office:value-type="time" office:time-value="PT04H14M07.588S" calcext:value-type="time">
            <text:p>04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2.84" calcext:value-type="float">
            <text:p>532.84</text:p>
          </table:table-cell>
          <table:table-cell office:value-type="float" office:value="668.17" calcext:value-type="float">
            <text:p>668.17</text:p>
          </table:table-cell>
        </table:table-row>
        <table:table-row table:style-name="ro1">
          <table:table-cell office:value-type="float" office:value="15263588" calcext:value-type="float">
            <text:p>15263588</text:p>
          </table:table-cell>
          <table:table-cell table:formula="of:=[.A956]/1000/(60*60*24)" office:value-type="time" office:time-value="PT04H14M23.588S" calcext:value-type="time">
            <text:p>04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3.38" calcext:value-type="float">
            <text:p>533.38</text:p>
          </table:table-cell>
          <table:table-cell office:value-type="float" office:value="668.83" calcext:value-type="float">
            <text:p>668.83</text:p>
          </table:table-cell>
        </table:table-row>
        <table:table-row table:style-name="ro1">
          <table:table-cell office:value-type="float" office:value="15279588" calcext:value-type="float">
            <text:p>15279588</text:p>
          </table:table-cell>
          <table:table-cell table:formula="of:=[.A957]/1000/(60*60*24)" office:value-type="time" office:time-value="PT04H14M39.588S" calcext:value-type="time">
            <text:p>04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3.92" calcext:value-type="float">
            <text:p>533.92</text:p>
          </table:table-cell>
          <table:table-cell office:value-type="float" office:value="669.48" calcext:value-type="float">
            <text:p>669.48</text:p>
          </table:table-cell>
        </table:table-row>
        <table:table-row table:style-name="ro1">
          <table:table-cell office:value-type="float" office:value="15295588" calcext:value-type="float">
            <text:p>15295588</text:p>
          </table:table-cell>
          <table:table-cell table:formula="of:=[.A958]/1000/(60*60*24)" office:value-type="time" office:time-value="PT04H14M55.588S" calcext:value-type="time">
            <text:p>04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4.46" calcext:value-type="float">
            <text:p>534.46</text:p>
          </table:table-cell>
          <table:table-cell office:value-type="float" office:value="670.14" calcext:value-type="float">
            <text:p>670.14</text:p>
          </table:table-cell>
        </table:table-row>
        <table:table-row table:style-name="ro1">
          <table:table-cell office:value-type="float" office:value="15311588" calcext:value-type="float">
            <text:p>15311588</text:p>
          </table:table-cell>
          <table:table-cell table:formula="of:=[.A959]/1000/(60*60*24)" office:value-type="time" office:time-value="PT04H15M11.588S" calcext:value-type="time">
            <text:p>04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35" calcext:value-type="float">
            <text:p>535</text:p>
          </table:table-cell>
          <table:table-cell office:value-type="float" office:value="670.8" calcext:value-type="float">
            <text:p>670.8</text:p>
          </table:table-cell>
        </table:table-row>
        <table:table-row table:style-name="ro1">
          <table:table-cell office:value-type="float" office:value="15327588" calcext:value-type="float">
            <text:p>15327588</text:p>
          </table:table-cell>
          <table:table-cell table:formula="of:=[.A960]/1000/(60*60*24)" office:value-type="time" office:time-value="PT04H15M27.588S" calcext:value-type="time">
            <text:p>04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5.55" calcext:value-type="float">
            <text:p>535.55</text:p>
          </table:table-cell>
          <table:table-cell office:value-type="float" office:value="671.46" calcext:value-type="float">
            <text:p>671.46</text:p>
          </table:table-cell>
        </table:table-row>
        <table:table-row table:style-name="ro1">
          <table:table-cell office:value-type="float" office:value="15343588" calcext:value-type="float">
            <text:p>15343588</text:p>
          </table:table-cell>
          <table:table-cell table:formula="of:=[.A961]/1000/(60*60*24)" office:value-type="time" office:time-value="PT04H15M43.588S" calcext:value-type="time">
            <text:p>04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6.09" calcext:value-type="float">
            <text:p>536.09</text:p>
          </table:table-cell>
          <table:table-cell office:value-type="float" office:value="672.11" calcext:value-type="float">
            <text:p>672.11</text:p>
          </table:table-cell>
        </table:table-row>
        <table:table-row table:style-name="ro1">
          <table:table-cell office:value-type="float" office:value="15359588" calcext:value-type="float">
            <text:p>15359588</text:p>
          </table:table-cell>
          <table:table-cell table:formula="of:=[.A962]/1000/(60*60*24)" office:value-type="time" office:time-value="PT04H15M59.588S" calcext:value-type="time">
            <text:p>04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6.63" calcext:value-type="float">
            <text:p>536.63</text:p>
          </table:table-cell>
          <table:table-cell office:value-type="float" office:value="672.77" calcext:value-type="float">
            <text:p>672.77</text:p>
          </table:table-cell>
        </table:table-row>
        <table:table-row table:style-name="ro1">
          <table:table-cell office:value-type="float" office:value="15375588" calcext:value-type="float">
            <text:p>15375588</text:p>
          </table:table-cell>
          <table:table-cell table:formula="of:=[.A963]/1000/(60*60*24)" office:value-type="time" office:time-value="PT04H16M15.588S" calcext:value-type="time">
            <text:p>04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7.17" calcext:value-type="float">
            <text:p>537.17</text:p>
          </table:table-cell>
          <table:table-cell office:value-type="float" office:value="673.43" calcext:value-type="float">
            <text:p>673.43</text:p>
          </table:table-cell>
        </table:table-row>
        <table:table-row table:style-name="ro1">
          <table:table-cell office:value-type="float" office:value="15391588" calcext:value-type="float">
            <text:p>15391588</text:p>
          </table:table-cell>
          <table:table-cell table:formula="of:=[.A964]/1000/(60*60*24)" office:value-type="time" office:time-value="PT04H16M31.588S" calcext:value-type="time">
            <text:p>04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7.71" calcext:value-type="float">
            <text:p>537.71</text:p>
          </table:table-cell>
          <table:table-cell office:value-type="float" office:value="674.09" calcext:value-type="float">
            <text:p>674.09</text:p>
          </table:table-cell>
        </table:table-row>
        <table:table-row table:style-name="ro1">
          <table:table-cell office:value-type="float" office:value="15407588" calcext:value-type="float">
            <text:p>15407588</text:p>
          </table:table-cell>
          <table:table-cell table:formula="of:=[.A965]/1000/(60*60*24)" office:value-type="time" office:time-value="PT04H16M47.588S" calcext:value-type="time">
            <text:p>04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8.26" calcext:value-type="float">
            <text:p>538.26</text:p>
          </table:table-cell>
          <table:table-cell office:value-type="float" office:value="674.74" calcext:value-type="float">
            <text:p>674.74</text:p>
          </table:table-cell>
        </table:table-row>
        <table:table-row table:style-name="ro1">
          <table:table-cell office:value-type="float" office:value="15423588" calcext:value-type="float">
            <text:p>15423588</text:p>
          </table:table-cell>
          <table:table-cell table:formula="of:=[.A966]/1000/(60*60*24)" office:value-type="time" office:time-value="PT04H17M03.588S" calcext:value-type="time">
            <text:p>04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8.8" calcext:value-type="float">
            <text:p>538.8</text:p>
          </table:table-cell>
          <table:table-cell office:value-type="float" office:value="675.4" calcext:value-type="float">
            <text:p>675.4</text:p>
          </table:table-cell>
        </table:table-row>
        <table:table-row table:style-name="ro1">
          <table:table-cell office:value-type="float" office:value="15439588" calcext:value-type="float">
            <text:p>15439588</text:p>
          </table:table-cell>
          <table:table-cell table:formula="of:=[.A967]/1000/(60*60*24)" office:value-type="time" office:time-value="PT04H17M19.588S" calcext:value-type="time">
            <text:p>04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9.34" calcext:value-type="float">
            <text:p>539.34</text:p>
          </table:table-cell>
          <table:table-cell office:value-type="float" office:value="676.06" calcext:value-type="float">
            <text:p>676.06</text:p>
          </table:table-cell>
        </table:table-row>
        <table:table-row table:style-name="ro1">
          <table:table-cell office:value-type="float" office:value="15455588" calcext:value-type="float">
            <text:p>15455588</text:p>
          </table:table-cell>
          <table:table-cell table:formula="of:=[.A968]/1000/(60*60*24)" office:value-type="time" office:time-value="PT04H17M35.588S" calcext:value-type="time">
            <text:p>04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39.88" calcext:value-type="float">
            <text:p>539.88</text:p>
          </table:table-cell>
          <table:table-cell office:value-type="float" office:value="676.71" calcext:value-type="float">
            <text:p>676.71</text:p>
          </table:table-cell>
        </table:table-row>
        <table:table-row table:style-name="ro1">
          <table:table-cell office:value-type="float" office:value="15471588" calcext:value-type="float">
            <text:p>15471588</text:p>
          </table:table-cell>
          <table:table-cell table:formula="of:=[.A969]/1000/(60*60*24)" office:value-type="time" office:time-value="PT04H17M51.588S" calcext:value-type="time">
            <text:p>04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0.42" calcext:value-type="float">
            <text:p>540.42</text:p>
          </table:table-cell>
          <table:table-cell office:value-type="float" office:value="677.37" calcext:value-type="float">
            <text:p>677.37</text:p>
          </table:table-cell>
        </table:table-row>
        <table:table-row table:style-name="ro1">
          <table:table-cell office:value-type="float" office:value="15487588" calcext:value-type="float">
            <text:p>15487588</text:p>
          </table:table-cell>
          <table:table-cell table:formula="of:=[.A970]/1000/(60*60*24)" office:value-type="time" office:time-value="PT04H18M07.588S" calcext:value-type="time">
            <text:p>04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0.97" calcext:value-type="float">
            <text:p>540.97</text:p>
          </table:table-cell>
          <table:table-cell office:value-type="float" office:value="678.03" calcext:value-type="float">
            <text:p>678.03</text:p>
          </table:table-cell>
        </table:table-row>
        <table:table-row table:style-name="ro1">
          <table:table-cell office:value-type="float" office:value="15503588" calcext:value-type="float">
            <text:p>15503588</text:p>
          </table:table-cell>
          <table:table-cell table:formula="of:=[.A971]/1000/(60*60*24)" office:value-type="time" office:time-value="PT04H18M23.588S" calcext:value-type="time">
            <text:p>04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1.51" calcext:value-type="float">
            <text:p>541.51</text:p>
          </table:table-cell>
          <table:table-cell office:value-type="float" office:value="678.68" calcext:value-type="float">
            <text:p>678.68</text:p>
          </table:table-cell>
        </table:table-row>
        <table:table-row table:style-name="ro1">
          <table:table-cell office:value-type="float" office:value="15519588" calcext:value-type="float">
            <text:p>15519588</text:p>
          </table:table-cell>
          <table:table-cell table:formula="of:=[.A972]/1000/(60*60*24)" office:value-type="time" office:time-value="PT04H18M39.588S" calcext:value-type="time">
            <text:p>04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2.05" calcext:value-type="float">
            <text:p>542.05</text:p>
          </table:table-cell>
          <table:table-cell office:value-type="float" office:value="679.34" calcext:value-type="float">
            <text:p>679.34</text:p>
          </table:table-cell>
        </table:table-row>
        <table:table-row table:style-name="ro1">
          <table:table-cell office:value-type="float" office:value="15535588" calcext:value-type="float">
            <text:p>15535588</text:p>
          </table:table-cell>
          <table:table-cell table:formula="of:=[.A973]/1000/(60*60*24)" office:value-type="time" office:time-value="PT04H18M55.588S" calcext:value-type="time">
            <text:p>04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2.59" calcext:value-type="float">
            <text:p>542.5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551588" calcext:value-type="float">
            <text:p>15551588</text:p>
          </table:table-cell>
          <table:table-cell table:formula="of:=[.A974]/1000/(60*60*24)" office:value-type="time" office:time-value="PT04H19M11.588S" calcext:value-type="time">
            <text:p>04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3.13" calcext:value-type="float">
            <text:p>543.13</text:p>
          </table:table-cell>
          <table:table-cell office:value-type="float" office:value="680.65" calcext:value-type="float">
            <text:p>680.65</text:p>
          </table:table-cell>
        </table:table-row>
        <table:table-row table:style-name="ro1">
          <table:table-cell office:value-type="float" office:value="15567588" calcext:value-type="float">
            <text:p>15567588</text:p>
          </table:table-cell>
          <table:table-cell table:formula="of:=[.A975]/1000/(60*60*24)" office:value-type="time" office:time-value="PT04H19M27.588S" calcext:value-type="time">
            <text:p>04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3.67" calcext:value-type="float">
            <text:p>543.67</text:p>
          </table:table-cell>
          <table:table-cell office:value-type="float" office:value="681.31" calcext:value-type="float">
            <text:p>681.31</text:p>
          </table:table-cell>
        </table:table-row>
        <table:table-row table:style-name="ro1">
          <table:table-cell office:value-type="float" office:value="15583588" calcext:value-type="float">
            <text:p>15583588</text:p>
          </table:table-cell>
          <table:table-cell table:formula="of:=[.A976]/1000/(60*60*24)" office:value-type="time" office:time-value="PT04H19M43.588S" calcext:value-type="time">
            <text:p>04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44.22" calcext:value-type="float">
            <text:p>544.22</text:p>
          </table:table-cell>
          <table:table-cell office:value-type="float" office:value="681.97" calcext:value-type="float">
            <text:p>681.97</text:p>
          </table:table-cell>
        </table:table-row>
        <table:table-row table:style-name="ro1">
          <table:table-cell office:value-type="float" office:value="15599588" calcext:value-type="float">
            <text:p>15599588</text:p>
          </table:table-cell>
          <table:table-cell table:formula="of:=[.A977]/1000/(60*60*24)" office:value-type="time" office:time-value="PT04H19M59.588S" calcext:value-type="time">
            <text:p>04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4.76" calcext:value-type="float">
            <text:p>544.76</text:p>
          </table:table-cell>
          <table:table-cell office:value-type="float" office:value="682.62" calcext:value-type="float">
            <text:p>682.62</text:p>
          </table:table-cell>
        </table:table-row>
        <table:table-row table:style-name="ro1">
          <table:table-cell office:value-type="float" office:value="15615588" calcext:value-type="float">
            <text:p>15615588</text:p>
          </table:table-cell>
          <table:table-cell table:formula="of:=[.A978]/1000/(60*60*24)" office:value-type="time" office:time-value="PT04H20M15.588S" calcext:value-type="time">
            <text:p>04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5.3" calcext:value-type="float">
            <text:p>545.3</text:p>
          </table:table-cell>
          <table:table-cell office:value-type="float" office:value="683.28" calcext:value-type="float">
            <text:p>683.28</text:p>
          </table:table-cell>
        </table:table-row>
        <table:table-row table:style-name="ro1">
          <table:table-cell office:value-type="float" office:value="15631588" calcext:value-type="float">
            <text:p>15631588</text:p>
          </table:table-cell>
          <table:table-cell table:formula="of:=[.A979]/1000/(60*60*24)" office:value-type="time" office:time-value="PT04H20M31.588S" calcext:value-type="time">
            <text:p>04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5.84" calcext:value-type="float">
            <text:p>545.84</text:p>
          </table:table-cell>
          <table:table-cell office:value-type="float" office:value="683.94" calcext:value-type="float">
            <text:p>683.94</text:p>
          </table:table-cell>
        </table:table-row>
        <table:table-row table:style-name="ro1">
          <table:table-cell office:value-type="float" office:value="15647588" calcext:value-type="float">
            <text:p>15647588</text:p>
          </table:table-cell>
          <table:table-cell table:formula="of:=[.A980]/1000/(60*60*24)" office:value-type="time" office:time-value="PT04H20M47.588S" calcext:value-type="time">
            <text:p>04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6.38" calcext:value-type="float">
            <text:p>546.38</text:p>
          </table:table-cell>
          <table:table-cell office:value-type="float" office:value="684.59" calcext:value-type="float">
            <text:p>684.59</text:p>
          </table:table-cell>
        </table:table-row>
        <table:table-row table:style-name="ro1">
          <table:table-cell office:value-type="float" office:value="15663588" calcext:value-type="float">
            <text:p>15663588</text:p>
          </table:table-cell>
          <table:table-cell table:formula="of:=[.A981]/1000/(60*60*24)" office:value-type="time" office:time-value="PT04H21M03.588S" calcext:value-type="time">
            <text:p>04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1.8" calcext:value-type="float">
            <text:p>121.8</text:p>
          </table:table-cell>
          <table:table-cell office:value-type="float" office:value="148.13" calcext:value-type="float">
            <text:p>148.13</text:p>
          </table:table-cell>
          <table:table-cell office:value-type="float" office:value="546.93" calcext:value-type="float">
            <text:p>546.93</text:p>
          </table:table-cell>
          <table:table-cell office:value-type="float" office:value="685.25" calcext:value-type="float">
            <text:p>685.25</text:p>
          </table:table-cell>
        </table:table-row>
        <table:table-row table:style-name="ro1">
          <table:table-cell office:value-type="float" office:value="15679588" calcext:value-type="float">
            <text:p>15679588</text:p>
          </table:table-cell>
          <table:table-cell table:formula="of:=[.A982]/1000/(60*60*24)" office:value-type="time" office:time-value="PT04H21M19.588S" calcext:value-type="time">
            <text:p>04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7.47" calcext:value-type="float">
            <text:p>547.47</text:p>
          </table:table-cell>
          <table:table-cell office:value-type="float" office:value="685.91" calcext:value-type="float">
            <text:p>685.91</text:p>
          </table:table-cell>
        </table:table-row>
        <table:table-row table:style-name="ro1">
          <table:table-cell office:value-type="float" office:value="15695588" calcext:value-type="float">
            <text:p>15695588</text:p>
          </table:table-cell>
          <table:table-cell table:formula="of:=[.A983]/1000/(60*60*24)" office:value-type="time" office:time-value="PT04H21M35.588S" calcext:value-type="time">
            <text:p>04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8.01" calcext:value-type="float">
            <text:p>548.01</text:p>
          </table:table-cell>
          <table:table-cell office:value-type="float" office:value="686.56" calcext:value-type="float">
            <text:p>686.56</text:p>
          </table:table-cell>
        </table:table-row>
        <table:table-row table:style-name="ro1">
          <table:table-cell office:value-type="float" office:value="15711588" calcext:value-type="float">
            <text:p>15711588</text:p>
          </table:table-cell>
          <table:table-cell table:formula="of:=[.A984]/1000/(60*60*24)" office:value-type="time" office:time-value="PT04H21M51.588S" calcext:value-type="time">
            <text:p>04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48.55" calcext:value-type="float">
            <text:p>548.55</text:p>
          </table:table-cell>
          <table:table-cell office:value-type="float" office:value="687.22" calcext:value-type="float">
            <text:p>687.22</text:p>
          </table:table-cell>
        </table:table-row>
        <table:table-row table:style-name="ro1">
          <table:table-cell office:value-type="float" office:value="15727588" calcext:value-type="float">
            <text:p>15727588</text:p>
          </table:table-cell>
          <table:table-cell table:formula="of:=[.A985]/1000/(60*60*24)" office:value-type="time" office:time-value="PT04H22M07.588S" calcext:value-type="time">
            <text:p>04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9.09" calcext:value-type="float">
            <text:p>549.09</text:p>
          </table:table-cell>
          <table:table-cell office:value-type="float" office:value="687.88" calcext:value-type="float">
            <text:p>687.88</text:p>
          </table:table-cell>
        </table:table-row>
        <table:table-row table:style-name="ro1">
          <table:table-cell office:value-type="float" office:value="15743588" calcext:value-type="float">
            <text:p>15743588</text:p>
          </table:table-cell>
          <table:table-cell table:formula="of:=[.A986]/1000/(60*60*24)" office:value-type="time" office:time-value="PT04H22M23.588S" calcext:value-type="time">
            <text:p>04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9.63" calcext:value-type="float">
            <text:p>549.63</text:p>
          </table:table-cell>
          <table:table-cell office:value-type="float" office:value="688.53" calcext:value-type="float">
            <text:p>688.53</text:p>
          </table:table-cell>
        </table:table-row>
        <table:table-row table:style-name="ro1">
          <table:table-cell office:value-type="float" office:value="15759588" calcext:value-type="float">
            <text:p>15759588</text:p>
          </table:table-cell>
          <table:table-cell table:formula="of:=[.A987]/1000/(60*60*24)" office:value-type="time" office:time-value="PT04H22M39.588S" calcext:value-type="time">
            <text:p>04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50.18" calcext:value-type="float">
            <text:p>550.18</text:p>
          </table:table-cell>
          <table:table-cell office:value-type="float" office:value="689.19" calcext:value-type="float">
            <text:p>689.19</text:p>
          </table:table-cell>
        </table:table-row>
        <table:table-row table:style-name="ro1">
          <table:table-cell office:value-type="float" office:value="15775588" calcext:value-type="float">
            <text:p>15775588</text:p>
          </table:table-cell>
          <table:table-cell table:formula="of:=[.A988]/1000/(60*60*24)" office:value-type="time" office:time-value="PT04H22M55.588S" calcext:value-type="time">
            <text:p>04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50.72" calcext:value-type="float">
            <text:p>550.72</text:p>
          </table:table-cell>
          <table:table-cell office:value-type="float" office:value="689.85" calcext:value-type="float">
            <text:p>689.85</text:p>
          </table:table-cell>
        </table:table-row>
        <table:table-row table:style-name="ro1">
          <table:table-cell office:value-type="float" office:value="15791588" calcext:value-type="float">
            <text:p>15791588</text:p>
          </table:table-cell>
          <table:table-cell table:formula="of:=[.A989]/1000/(60*60*24)" office:value-type="time" office:time-value="PT04H23M11.588S" calcext:value-type="time">
            <text:p>04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1.8" calcext:value-type="float">
            <text:p>121.8</text:p>
          </table:table-cell>
          <table:table-cell office:value-type="float" office:value="148.13" calcext:value-type="float">
            <text:p>148.13</text:p>
          </table:table-cell>
          <table:table-cell office:value-type="float" office:value="551.26" calcext:value-type="float">
            <text:p>551.26</text:p>
          </table:table-cell>
          <table:table-cell office:value-type="float" office:value="690.5" calcext:value-type="float">
            <text:p>690.5</text:p>
          </table:table-cell>
        </table:table-row>
        <table:table-row table:style-name="ro1">
          <table:table-cell office:value-type="float" office:value="15807588" calcext:value-type="float">
            <text:p>15807588</text:p>
          </table:table-cell>
          <table:table-cell table:formula="of:=[.A990]/1000/(60*60*24)" office:value-type="time" office:time-value="PT04H23M27.588S" calcext:value-type="time">
            <text:p>04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1.8" calcext:value-type="float">
            <text:p>551.8</text:p>
          </table:table-cell>
          <table:table-cell office:value-type="float" office:value="691.16" calcext:value-type="float">
            <text:p>691.16</text:p>
          </table:table-cell>
        </table:table-row>
        <table:table-row table:style-name="ro1">
          <table:table-cell office:value-type="float" office:value="15823588" calcext:value-type="float">
            <text:p>15823588</text:p>
          </table:table-cell>
          <table:table-cell table:formula="of:=[.A991]/1000/(60*60*24)" office:value-type="time" office:time-value="PT04H23M43.588S" calcext:value-type="time">
            <text:p>04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52.34" calcext:value-type="float">
            <text:p>552.34</text:p>
          </table:table-cell>
          <table:table-cell office:value-type="float" office:value="691.81" calcext:value-type="float">
            <text:p>691.81</text:p>
          </table:table-cell>
        </table:table-row>
        <table:table-row table:style-name="ro1">
          <table:table-cell office:value-type="float" office:value="15839588" calcext:value-type="float">
            <text:p>15839588</text:p>
          </table:table-cell>
          <table:table-cell table:formula="of:=[.A992]/1000/(60*60*24)" office:value-type="time" office:time-value="PT04H23M59.588S" calcext:value-type="time">
            <text:p>04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2.88" calcext:value-type="float">
            <text:p>552.88</text:p>
          </table:table-cell>
          <table:table-cell office:value-type="float" office:value="692.47" calcext:value-type="float">
            <text:p>692.47</text:p>
          </table:table-cell>
        </table:table-row>
        <table:table-row table:style-name="ro1">
          <table:table-cell office:value-type="float" office:value="15855588" calcext:value-type="float">
            <text:p>15855588</text:p>
          </table:table-cell>
          <table:table-cell table:formula="of:=[.A993]/1000/(60*60*24)" office:value-type="time" office:time-value="PT04H24M15.588S" calcext:value-type="time">
            <text:p>04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3.42" calcext:value-type="float">
            <text:p>553.42</text:p>
          </table:table-cell>
          <table:table-cell office:value-type="float" office:value="693.13" calcext:value-type="float">
            <text:p>693.13</text:p>
          </table:table-cell>
        </table:table-row>
        <table:table-row table:style-name="ro1">
          <table:table-cell office:value-type="float" office:value="15871588" calcext:value-type="float">
            <text:p>15871588</text:p>
          </table:table-cell>
          <table:table-cell table:formula="of:=[.A994]/1000/(60*60*24)" office:value-type="time" office:time-value="PT04H24M31.588S" calcext:value-type="time">
            <text:p>04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3.97" calcext:value-type="float">
            <text:p>553.97</text:p>
          </table:table-cell>
          <table:table-cell office:value-type="float" office:value="693.78" calcext:value-type="float">
            <text:p>693.78</text:p>
          </table:table-cell>
        </table:table-row>
        <table:table-row table:style-name="ro1">
          <table:table-cell office:value-type="float" office:value="15887588" calcext:value-type="float">
            <text:p>15887588</text:p>
          </table:table-cell>
          <table:table-cell table:formula="of:=[.A995]/1000/(60*60*24)" office:value-type="time" office:time-value="PT04H24M47.588S" calcext:value-type="time">
            <text:p>04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4.51" calcext:value-type="float">
            <text:p>554.51</text:p>
          </table:table-cell>
          <table:table-cell office:value-type="float" office:value="694.44" calcext:value-type="float">
            <text:p>694.44</text:p>
          </table:table-cell>
        </table:table-row>
        <table:table-row table:style-name="ro1">
          <table:table-cell office:value-type="float" office:value="15903588" calcext:value-type="float">
            <text:p>15903588</text:p>
          </table:table-cell>
          <table:table-cell table:formula="of:=[.A996]/1000/(60*60*24)" office:value-type="time" office:time-value="PT04H25M03.588S" calcext:value-type="time">
            <text:p>04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5.05" calcext:value-type="float">
            <text:p>555.05</text:p>
          </table:table-cell>
          <table:table-cell office:value-type="float" office:value="695.1" calcext:value-type="float">
            <text:p>695.1</text:p>
          </table:table-cell>
        </table:table-row>
        <table:table-row table:style-name="ro1">
          <table:table-cell office:value-type="float" office:value="15919588" calcext:value-type="float">
            <text:p>15919588</text:p>
          </table:table-cell>
          <table:table-cell table:formula="of:=[.A997]/1000/(60*60*24)" office:value-type="time" office:time-value="PT04H25M19.588S" calcext:value-type="time">
            <text:p>04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5.59" calcext:value-type="float">
            <text:p>555.59</text:p>
          </table:table-cell>
          <table:table-cell office:value-type="float" office:value="695.75" calcext:value-type="float">
            <text:p>695.75</text:p>
          </table:table-cell>
        </table:table-row>
        <table:table-row table:style-name="ro1">
          <table:table-cell office:value-type="float" office:value="15935588" calcext:value-type="float">
            <text:p>15935588</text:p>
          </table:table-cell>
          <table:table-cell table:formula="of:=[.A998]/1000/(60*60*24)" office:value-type="time" office:time-value="PT04H25M35.588S" calcext:value-type="time">
            <text:p>04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6.13" calcext:value-type="float">
            <text:p>556.13</text:p>
          </table:table-cell>
          <table:table-cell office:value-type="float" office:value="696.41" calcext:value-type="float">
            <text:p>696.41</text:p>
          </table:table-cell>
        </table:table-row>
        <table:table-row table:style-name="ro1">
          <table:table-cell office:value-type="float" office:value="15951588" calcext:value-type="float">
            <text:p>15951588</text:p>
          </table:table-cell>
          <table:table-cell table:formula="of:=[.A999]/1000/(60*60*24)" office:value-type="time" office:time-value="PT04H25M51.588S" calcext:value-type="time">
            <text:p>04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6.67" calcext:value-type="float">
            <text:p>556.67</text:p>
          </table:table-cell>
          <table:table-cell office:value-type="float" office:value="697.06" calcext:value-type="float">
            <text:p>697.06</text:p>
          </table:table-cell>
        </table:table-row>
        <table:table-row table:style-name="ro1">
          <table:table-cell office:value-type="float" office:value="15967588" calcext:value-type="float">
            <text:p>15967588</text:p>
          </table:table-cell>
          <table:table-cell table:formula="of:=[.A1000]/1000/(60*60*24)" office:value-type="time" office:time-value="PT04H26M07.588S" calcext:value-type="time">
            <text:p>04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7.21" calcext:value-type="float">
            <text:p>557.21</text:p>
          </table:table-cell>
          <table:table-cell office:value-type="float" office:value="697.72" calcext:value-type="float">
            <text:p>697.72</text:p>
          </table:table-cell>
        </table:table-row>
        <table:table-row table:style-name="ro1">
          <table:table-cell office:value-type="float" office:value="15983588" calcext:value-type="float">
            <text:p>15983588</text:p>
          </table:table-cell>
          <table:table-cell table:formula="of:=[.A1001]/1000/(60*60*24)" office:value-type="time" office:time-value="PT04H26M23.588S" calcext:value-type="time">
            <text:p>04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7.75" calcext:value-type="float">
            <text:p>557.75</text:p>
          </table:table-cell>
          <table:table-cell office:value-type="float" office:value="698.38" calcext:value-type="float">
            <text:p>698.38</text:p>
          </table:table-cell>
        </table:table-row>
        <table:table-row table:style-name="ro1">
          <table:table-cell office:value-type="float" office:value="15999587" calcext:value-type="float">
            <text:p>15999587</text:p>
          </table:table-cell>
          <table:table-cell table:formula="of:=[.A1002]/1000/(60*60*24)" office:value-type="time" office:time-value="PT04H26M39.587S" calcext:value-type="time">
            <text:p>04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8.3" calcext:value-type="float">
            <text:p>558.3</text:p>
          </table:table-cell>
          <table:table-cell office:value-type="float" office:value="699.03" calcext:value-type="float">
            <text:p>699.03</text:p>
          </table:table-cell>
        </table:table-row>
        <table:table-row table:style-name="ro1">
          <table:table-cell office:value-type="float" office:value="16015588" calcext:value-type="float">
            <text:p>16015588</text:p>
          </table:table-cell>
          <table:table-cell table:formula="of:=[.A1003]/1000/(60*60*24)" office:value-type="time" office:time-value="PT04H26M55.588S" calcext:value-type="time">
            <text:p>04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8.84" calcext:value-type="float">
            <text:p>558.84</text:p>
          </table:table-cell>
          <table:table-cell office:value-type="float" office:value="699.69" calcext:value-type="float">
            <text:p>699.69</text:p>
          </table:table-cell>
        </table:table-row>
        <table:table-row table:style-name="ro1">
          <table:table-cell office:value-type="float" office:value="16031588" calcext:value-type="float">
            <text:p>16031588</text:p>
          </table:table-cell>
          <table:table-cell table:formula="of:=[.A1004]/1000/(60*60*24)" office:value-type="time" office:time-value="PT04H27M11.588S" calcext:value-type="time">
            <text:p>04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9.38" calcext:value-type="float">
            <text:p>559.38</text:p>
          </table:table-cell>
          <table:table-cell office:value-type="float" office:value="700.35" calcext:value-type="float">
            <text:p>700.35</text:p>
          </table:table-cell>
        </table:table-row>
        <table:table-row table:style-name="ro1">
          <table:table-cell office:value-type="float" office:value="16047588" calcext:value-type="float">
            <text:p>16047588</text:p>
          </table:table-cell>
          <table:table-cell table:formula="of:=[.A1005]/1000/(60*60*24)" office:value-type="time" office:time-value="PT04H27M27.588S" calcext:value-type="time">
            <text:p>04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9.92" calcext:value-type="float">
            <text:p>559.9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6063588" calcext:value-type="float">
            <text:p>16063588</text:p>
          </table:table-cell>
          <table:table-cell table:formula="of:=[.A1006]/1000/(60*60*24)" office:value-type="time" office:time-value="PT04H27M43.588S" calcext:value-type="time">
            <text:p>04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0.46" calcext:value-type="float">
            <text:p>560.46</text:p>
          </table:table-cell>
          <table:table-cell office:value-type="float" office:value="701.66" calcext:value-type="float">
            <text:p>701.66</text:p>
          </table:table-cell>
        </table:table-row>
        <table:table-row table:style-name="ro1">
          <table:table-cell office:value-type="float" office:value="16079588" calcext:value-type="float">
            <text:p>16079588</text:p>
          </table:table-cell>
          <table:table-cell table:formula="of:=[.A1007]/1000/(60*60*24)" office:value-type="time" office:time-value="PT04H27M59.588S" calcext:value-type="time">
            <text:p>04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61" calcext:value-type="float">
            <text:p>561</text:p>
          </table:table-cell>
          <table:table-cell office:value-type="float" office:value="702.31" calcext:value-type="float">
            <text:p>702.31</text:p>
          </table:table-cell>
        </table:table-row>
        <table:table-row table:style-name="ro1">
          <table:table-cell office:value-type="float" office:value="16095588" calcext:value-type="float">
            <text:p>16095588</text:p>
          </table:table-cell>
          <table:table-cell table:formula="of:=[.A1008]/1000/(60*60*24)" office:value-type="time" office:time-value="PT04H28M15.588S" calcext:value-type="time">
            <text:p>04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61.54" calcext:value-type="float">
            <text:p>561.54</text:p>
          </table:table-cell>
          <table:table-cell office:value-type="float" office:value="702.97" calcext:value-type="float">
            <text:p>702.97</text:p>
          </table:table-cell>
        </table:table-row>
        <table:table-row table:style-name="ro1">
          <table:table-cell office:value-type="float" office:value="16111588" calcext:value-type="float">
            <text:p>16111588</text:p>
          </table:table-cell>
          <table:table-cell table:formula="of:=[.A1009]/1000/(60*60*24)" office:value-type="time" office:time-value="PT04H28M31.588S" calcext:value-type="time">
            <text:p>04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2.08" calcext:value-type="float">
            <text:p>562.08</text:p>
          </table:table-cell>
          <table:table-cell office:value-type="float" office:value="703.62" calcext:value-type="float">
            <text:p>703.62</text:p>
          </table:table-cell>
        </table:table-row>
        <table:table-row table:style-name="ro1">
          <table:table-cell office:value-type="float" office:value="16127588" calcext:value-type="float">
            <text:p>16127588</text:p>
          </table:table-cell>
          <table:table-cell table:formula="of:=[.A1010]/1000/(60*60*24)" office:value-type="time" office:time-value="PT04H28M47.588S" calcext:value-type="time">
            <text:p>04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2.62" calcext:value-type="float">
            <text:p>562.62</text:p>
          </table:table-cell>
          <table:table-cell office:value-type="float" office:value="704.28" calcext:value-type="float">
            <text:p>704.28</text:p>
          </table:table-cell>
        </table:table-row>
        <table:table-row table:style-name="ro1">
          <table:table-cell office:value-type="float" office:value="16143588" calcext:value-type="float">
            <text:p>16143588</text:p>
          </table:table-cell>
          <table:table-cell table:formula="of:=[.A1011]/1000/(60*60*24)" office:value-type="time" office:time-value="PT04H29M03.588S" calcext:value-type="time">
            <text:p>04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3.17" calcext:value-type="float">
            <text:p>563.17</text:p>
          </table:table-cell>
          <table:table-cell office:value-type="float" office:value="704.94" calcext:value-type="float">
            <text:p>704.94</text:p>
          </table:table-cell>
        </table:table-row>
        <table:table-row table:style-name="ro1">
          <table:table-cell office:value-type="float" office:value="16159588" calcext:value-type="float">
            <text:p>16159588</text:p>
          </table:table-cell>
          <table:table-cell table:formula="of:=[.A1012]/1000/(60*60*24)" office:value-type="time" office:time-value="PT04H29M19.588S" calcext:value-type="time">
            <text:p>04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3.71" calcext:value-type="float">
            <text:p>563.71</text:p>
          </table:table-cell>
          <table:table-cell office:value-type="float" office:value="705.59" calcext:value-type="float">
            <text:p>705.59</text:p>
          </table:table-cell>
        </table:table-row>
        <table:table-row table:style-name="ro1">
          <table:table-cell office:value-type="float" office:value="16175588" calcext:value-type="float">
            <text:p>16175588</text:p>
          </table:table-cell>
          <table:table-cell table:formula="of:=[.A1013]/1000/(60*60*24)" office:value-type="time" office:time-value="PT04H29M35.588S" calcext:value-type="time">
            <text:p>04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4.25" calcext:value-type="float">
            <text:p>564.25</text:p>
          </table:table-cell>
          <table:table-cell office:value-type="float" office:value="706.25" calcext:value-type="float">
            <text:p>706.25</text:p>
          </table:table-cell>
        </table:table-row>
        <table:table-row table:style-name="ro1">
          <table:table-cell office:value-type="float" office:value="16191588" calcext:value-type="float">
            <text:p>16191588</text:p>
          </table:table-cell>
          <table:table-cell table:formula="of:=[.A1014]/1000/(60*60*24)" office:value-type="time" office:time-value="PT04H29M51.588S" calcext:value-type="time">
            <text:p>04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4.79" calcext:value-type="float">
            <text:p>564.79</text:p>
          </table:table-cell>
          <table:table-cell office:value-type="float" office:value="706.9" calcext:value-type="float">
            <text:p>706.9</text:p>
          </table:table-cell>
        </table:table-row>
        <table:table-row table:style-name="ro1">
          <table:table-cell office:value-type="float" office:value="16207588" calcext:value-type="float">
            <text:p>16207588</text:p>
          </table:table-cell>
          <table:table-cell table:formula="of:=[.A1015]/1000/(60*60*24)" office:value-type="time" office:time-value="PT04H30M07.588S" calcext:value-type="time">
            <text:p>04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65.33" calcext:value-type="float">
            <text:p>565.33</text:p>
          </table:table-cell>
          <table:table-cell office:value-type="float" office:value="707.56" calcext:value-type="float">
            <text:p>707.56</text:p>
          </table:table-cell>
        </table:table-row>
        <table:table-row table:style-name="ro1">
          <table:table-cell office:value-type="float" office:value="16223588" calcext:value-type="float">
            <text:p>16223588</text:p>
          </table:table-cell>
          <table:table-cell table:formula="of:=[.A1016]/1000/(60*60*24)" office:value-type="time" office:time-value="PT04H30M23.588S" calcext:value-type="time">
            <text:p>04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5.87" calcext:value-type="float">
            <text:p>565.87</text:p>
          </table:table-cell>
          <table:table-cell office:value-type="float" office:value="708.21" calcext:value-type="float">
            <text:p>708.21</text:p>
          </table:table-cell>
        </table:table-row>
        <table:table-row table:style-name="ro1">
          <table:table-cell office:value-type="float" office:value="16239588" calcext:value-type="float">
            <text:p>16239588</text:p>
          </table:table-cell>
          <table:table-cell table:formula="of:=[.A1017]/1000/(60*60*24)" office:value-type="time" office:time-value="PT04H30M39.588S" calcext:value-type="time">
            <text:p>04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6.41" calcext:value-type="float">
            <text:p>566.41</text:p>
          </table:table-cell>
          <table:table-cell office:value-type="float" office:value="708.87" calcext:value-type="float">
            <text:p>708.87</text:p>
          </table:table-cell>
        </table:table-row>
        <table:table-row table:style-name="ro1">
          <table:table-cell office:value-type="float" office:value="16255588" calcext:value-type="float">
            <text:p>16255588</text:p>
          </table:table-cell>
          <table:table-cell table:formula="of:=[.A1018]/1000/(60*60*24)" office:value-type="time" office:time-value="PT04H30M55.588S" calcext:value-type="time">
            <text:p>04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6.95" calcext:value-type="float">
            <text:p>566.95</text:p>
          </table:table-cell>
          <table:table-cell office:value-type="float" office:value="709.52" calcext:value-type="float">
            <text:p>709.52</text:p>
          </table:table-cell>
        </table:table-row>
        <table:table-row table:style-name="ro1">
          <table:table-cell office:value-type="float" office:value="16271588" calcext:value-type="float">
            <text:p>16271588</text:p>
          </table:table-cell>
          <table:table-cell table:formula="of:=[.A1019]/1000/(60*60*24)" office:value-type="time" office:time-value="PT04H31M11.588S" calcext:value-type="time">
            <text:p>04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7.49" calcext:value-type="float">
            <text:p>567.49</text:p>
          </table:table-cell>
          <table:table-cell office:value-type="float" office:value="710.18" calcext:value-type="float">
            <text:p>710.18</text:p>
          </table:table-cell>
        </table:table-row>
        <table:table-row table:style-name="ro1">
          <table:table-cell office:value-type="float" office:value="16287588" calcext:value-type="float">
            <text:p>16287588</text:p>
          </table:table-cell>
          <table:table-cell table:formula="of:=[.A1020]/1000/(60*60*24)" office:value-type="time" office:time-value="PT04H31M27.588S" calcext:value-type="time">
            <text:p>04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8.03" calcext:value-type="float">
            <text:p>568.03</text:p>
          </table:table-cell>
          <table:table-cell office:value-type="float" office:value="710.83" calcext:value-type="float">
            <text:p>710.83</text:p>
          </table:table-cell>
        </table:table-row>
        <table:table-row table:style-name="ro1">
          <table:table-cell office:value-type="float" office:value="16303588" calcext:value-type="float">
            <text:p>16303588</text:p>
          </table:table-cell>
          <table:table-cell table:formula="of:=[.A1021]/1000/(60*60*24)" office:value-type="time" office:time-value="PT04H31M43.588S" calcext:value-type="time">
            <text:p>04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8.58" calcext:value-type="float">
            <text:p>568.58</text:p>
          </table:table-cell>
          <table:table-cell office:value-type="float" office:value="711.49" calcext:value-type="float">
            <text:p>711.49</text:p>
          </table:table-cell>
        </table:table-row>
        <table:table-row table:style-name="ro1">
          <table:table-cell office:value-type="float" office:value="16319588" calcext:value-type="float">
            <text:p>16319588</text:p>
          </table:table-cell>
          <table:table-cell table:formula="of:=[.A1022]/1000/(60*60*24)" office:value-type="time" office:time-value="PT04H31M59.588S" calcext:value-type="time">
            <text:p>04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9.12" calcext:value-type="float">
            <text:p>569.12</text:p>
          </table:table-cell>
          <table:table-cell office:value-type="float" office:value="712.14" calcext:value-type="float">
            <text:p>712.14</text:p>
          </table:table-cell>
        </table:table-row>
        <table:table-row table:style-name="ro1">
          <table:table-cell office:value-type="float" office:value="16335587" calcext:value-type="float">
            <text:p>16335587</text:p>
          </table:table-cell>
          <table:table-cell table:formula="of:=[.A1023]/1000/(60*60*24)" office:value-type="time" office:time-value="PT04H32M15.587S" calcext:value-type="time">
            <text:p>04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9.66" calcext:value-type="float">
            <text:p>569.66</text:p>
          </table:table-cell>
          <table:table-cell office:value-type="float" office:value="712.8" calcext:value-type="float">
            <text:p>712.8</text:p>
          </table:table-cell>
        </table:table-row>
        <table:table-row table:style-name="ro1">
          <table:table-cell office:value-type="float" office:value="16351588" calcext:value-type="float">
            <text:p>16351588</text:p>
          </table:table-cell>
          <table:table-cell table:formula="of:=[.A1024]/1000/(60*60*24)" office:value-type="time" office:time-value="PT04H32M31.588S" calcext:value-type="time">
            <text:p>04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0.2" calcext:value-type="float">
            <text:p>570.2</text:p>
          </table:table-cell>
          <table:table-cell office:value-type="float" office:value="713.45" calcext:value-type="float">
            <text:p>713.45</text:p>
          </table:table-cell>
        </table:table-row>
        <table:table-row table:style-name="ro1">
          <table:table-cell office:value-type="float" office:value="16367588" calcext:value-type="float">
            <text:p>16367588</text:p>
          </table:table-cell>
          <table:table-cell table:formula="of:=[.A1025]/1000/(60*60*24)" office:value-type="time" office:time-value="PT04H32M47.588S" calcext:value-type="time">
            <text:p>04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0.74" calcext:value-type="float">
            <text:p>570.74</text:p>
          </table:table-cell>
          <table:table-cell office:value-type="float" office:value="714.11" calcext:value-type="float">
            <text:p>714.11</text:p>
          </table:table-cell>
        </table:table-row>
        <table:table-row table:style-name="ro1">
          <table:table-cell office:value-type="float" office:value="16383588" calcext:value-type="float">
            <text:p>16383588</text:p>
          </table:table-cell>
          <table:table-cell table:formula="of:=[.A1026]/1000/(60*60*24)" office:value-type="time" office:time-value="PT04H33M03.588S" calcext:value-type="time">
            <text:p>04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1.28" calcext:value-type="float">
            <text:p>571.28</text:p>
          </table:table-cell>
          <table:table-cell office:value-type="float" office:value="714.76" calcext:value-type="float">
            <text:p>714.76</text:p>
          </table:table-cell>
        </table:table-row>
        <table:table-row table:style-name="ro1">
          <table:table-cell office:value-type="float" office:value="16399588" calcext:value-type="float">
            <text:p>16399588</text:p>
          </table:table-cell>
          <table:table-cell table:formula="of:=[.A1027]/1000/(60*60*24)" office:value-type="time" office:time-value="PT04H33M19.588S" calcext:value-type="time">
            <text:p>04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1.82" calcext:value-type="float">
            <text:p>571.82</text:p>
          </table:table-cell>
          <table:table-cell office:value-type="float" office:value="715.42" calcext:value-type="float">
            <text:p>715.42</text:p>
          </table:table-cell>
        </table:table-row>
        <table:table-row table:style-name="ro1">
          <table:table-cell office:value-type="float" office:value="16415588" calcext:value-type="float">
            <text:p>16415588</text:p>
          </table:table-cell>
          <table:table-cell table:formula="of:=[.A1028]/1000/(60*60*24)" office:value-type="time" office:time-value="PT04H33M35.588S" calcext:value-type="time">
            <text:p>04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2.36" calcext:value-type="float">
            <text:p>572.36</text:p>
          </table:table-cell>
          <table:table-cell office:value-type="float" office:value="716.07" calcext:value-type="float">
            <text:p>716.07</text:p>
          </table:table-cell>
        </table:table-row>
        <table:table-row table:style-name="ro1">
          <table:table-cell office:value-type="float" office:value="16431588" calcext:value-type="float">
            <text:p>16431588</text:p>
          </table:table-cell>
          <table:table-cell table:formula="of:=[.A1029]/1000/(60*60*24)" office:value-type="time" office:time-value="PT04H33M51.588S" calcext:value-type="time">
            <text:p>04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72.9" calcext:value-type="float">
            <text:p>572.9</text:p>
          </table:table-cell>
          <table:table-cell office:value-type="float" office:value="716.73" calcext:value-type="float">
            <text:p>716.73</text:p>
          </table:table-cell>
        </table:table-row>
        <table:table-row table:style-name="ro1">
          <table:table-cell office:value-type="float" office:value="16447588" calcext:value-type="float">
            <text:p>16447588</text:p>
          </table:table-cell>
          <table:table-cell table:formula="of:=[.A1030]/1000/(60*60*24)" office:value-type="time" office:time-value="PT04H34M07.588S" calcext:value-type="time">
            <text:p>04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3.44" calcext:value-type="float">
            <text:p>573.44</text:p>
          </table:table-cell>
          <table:table-cell office:value-type="float" office:value="717.38" calcext:value-type="float">
            <text:p>717.38</text:p>
          </table:table-cell>
        </table:table-row>
        <table:table-row table:style-name="ro1">
          <table:table-cell office:value-type="float" office:value="16463588" calcext:value-type="float">
            <text:p>16463588</text:p>
          </table:table-cell>
          <table:table-cell table:formula="of:=[.A1031]/1000/(60*60*24)" office:value-type="time" office:time-value="PT04H34M23.588S" calcext:value-type="time">
            <text:p>04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3.98" calcext:value-type="float">
            <text:p>573.98</text:p>
          </table:table-cell>
          <table:table-cell office:value-type="float" office:value="718.04" calcext:value-type="float">
            <text:p>718.04</text:p>
          </table:table-cell>
        </table:table-row>
        <table:table-row table:style-name="ro1">
          <table:table-cell office:value-type="float" office:value="16479588" calcext:value-type="float">
            <text:p>16479588</text:p>
          </table:table-cell>
          <table:table-cell table:formula="of:=[.A1032]/1000/(60*60*24)" office:value-type="time" office:time-value="PT04H34M39.588S" calcext:value-type="time">
            <text:p>04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4.53" calcext:value-type="float">
            <text:p>574.53</text:p>
          </table:table-cell>
          <table:table-cell office:value-type="float" office:value="718.69" calcext:value-type="float">
            <text:p>718.69</text:p>
          </table:table-cell>
        </table:table-row>
        <table:table-row table:style-name="ro1">
          <table:table-cell office:value-type="float" office:value="16495588" calcext:value-type="float">
            <text:p>16495588</text:p>
          </table:table-cell>
          <table:table-cell table:formula="of:=[.A1033]/1000/(60*60*24)" office:value-type="time" office:time-value="PT04H34M55.588S" calcext:value-type="time">
            <text:p>04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5.07" calcext:value-type="float">
            <text:p>575.07</text:p>
          </table:table-cell>
          <table:table-cell office:value-type="float" office:value="719.35" calcext:value-type="float">
            <text:p>719.35</text:p>
          </table:table-cell>
        </table:table-row>
        <table:table-row table:style-name="ro1">
          <table:table-cell office:value-type="float" office:value="16511588" calcext:value-type="float">
            <text:p>16511588</text:p>
          </table:table-cell>
          <table:table-cell table:formula="of:=[.A1034]/1000/(60*60*24)" office:value-type="time" office:time-value="PT04H35M11.588S" calcext:value-type="time">
            <text:p>04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5.61" calcext:value-type="float">
            <text:p>575.6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6527588" calcext:value-type="float">
            <text:p>16527588</text:p>
          </table:table-cell>
          <table:table-cell table:formula="of:=[.A1035]/1000/(60*60*24)" office:value-type="time" office:time-value="PT04H35M27.588S" calcext:value-type="time">
            <text:p>04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76.15" calcext:value-type="float">
            <text:p>576.15</text:p>
          </table:table-cell>
          <table:table-cell office:value-type="float" office:value="720.66" calcext:value-type="float">
            <text:p>720.66</text:p>
          </table:table-cell>
        </table:table-row>
        <table:table-row table:style-name="ro1">
          <table:table-cell office:value-type="float" office:value="16543588" calcext:value-type="float">
            <text:p>16543588</text:p>
          </table:table-cell>
          <table:table-cell table:formula="of:=[.A1036]/1000/(60*60*24)" office:value-type="time" office:time-value="PT04H35M43.588S" calcext:value-type="time">
            <text:p>04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76.69" calcext:value-type="float">
            <text:p>576.69</text:p>
          </table:table-cell>
          <table:table-cell office:value-type="float" office:value="721.31" calcext:value-type="float">
            <text:p>721.31</text:p>
          </table:table-cell>
        </table:table-row>
        <table:table-row table:style-name="ro1">
          <table:table-cell office:value-type="float" office:value="16559588" calcext:value-type="float">
            <text:p>16559588</text:p>
          </table:table-cell>
          <table:table-cell table:formula="of:=[.A1037]/1000/(60*60*24)" office:value-type="time" office:time-value="PT04H35M59.588S" calcext:value-type="time">
            <text:p>04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7.23" calcext:value-type="float">
            <text:p>577.23</text:p>
          </table:table-cell>
          <table:table-cell office:value-type="float" office:value="721.96" calcext:value-type="float">
            <text:p>721.96</text:p>
          </table:table-cell>
        </table:table-row>
        <table:table-row table:style-name="ro1">
          <table:table-cell office:value-type="float" office:value="16575588" calcext:value-type="float">
            <text:p>16575588</text:p>
          </table:table-cell>
          <table:table-cell table:formula="of:=[.A1038]/1000/(60*60*24)" office:value-type="time" office:time-value="PT04H36M15.588S" calcext:value-type="time">
            <text:p>04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7.77" calcext:value-type="float">
            <text:p>577.77</text:p>
          </table:table-cell>
          <table:table-cell office:value-type="float" office:value="722.62" calcext:value-type="float">
            <text:p>722.62</text:p>
          </table:table-cell>
        </table:table-row>
        <table:table-row table:style-name="ro1">
          <table:table-cell office:value-type="float" office:value="16591588" calcext:value-type="float">
            <text:p>16591588</text:p>
          </table:table-cell>
          <table:table-cell table:formula="of:=[.A1039]/1000/(60*60*24)" office:value-type="time" office:time-value="PT04H36M31.588S" calcext:value-type="time">
            <text:p>04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8.31" calcext:value-type="float">
            <text:p>578.31</text:p>
          </table:table-cell>
          <table:table-cell office:value-type="float" office:value="723.27" calcext:value-type="float">
            <text:p>723.27</text:p>
          </table:table-cell>
        </table:table-row>
        <table:table-row table:style-name="ro1">
          <table:table-cell office:value-type="float" office:value="16607588" calcext:value-type="float">
            <text:p>16607588</text:p>
          </table:table-cell>
          <table:table-cell table:formula="of:=[.A1040]/1000/(60*60*24)" office:value-type="time" office:time-value="PT04H36M47.588S" calcext:value-type="time">
            <text:p>04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8.85" calcext:value-type="float">
            <text:p>578.85</text:p>
          </table:table-cell>
          <table:table-cell office:value-type="float" office:value="723.93" calcext:value-type="float">
            <text:p>723.93</text:p>
          </table:table-cell>
        </table:table-row>
        <table:table-row table:style-name="ro1">
          <table:table-cell office:value-type="float" office:value="16623588" calcext:value-type="float">
            <text:p>16623588</text:p>
          </table:table-cell>
          <table:table-cell table:formula="of:=[.A1041]/1000/(60*60*24)" office:value-type="time" office:time-value="PT04H37M03.588S" calcext:value-type="time">
            <text:p>04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79.39" calcext:value-type="float">
            <text:p>579.39</text:p>
          </table:table-cell>
          <table:table-cell office:value-type="float" office:value="724.58" calcext:value-type="float">
            <text:p>724.58</text:p>
          </table:table-cell>
        </table:table-row>
        <table:table-row table:style-name="ro1">
          <table:table-cell office:value-type="float" office:value="16639588" calcext:value-type="float">
            <text:p>16639588</text:p>
          </table:table-cell>
          <table:table-cell table:formula="of:=[.A1042]/1000/(60*60*24)" office:value-type="time" office:time-value="PT04H37M19.588S" calcext:value-type="time">
            <text:p>04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9.93" calcext:value-type="float">
            <text:p>579.93</text:p>
          </table:table-cell>
          <table:table-cell office:value-type="float" office:value="725.23" calcext:value-type="float">
            <text:p>725.23</text:p>
          </table:table-cell>
        </table:table-row>
        <table:table-row table:style-name="ro1">
          <table:table-cell office:value-type="float" office:value="16655588" calcext:value-type="float">
            <text:p>16655588</text:p>
          </table:table-cell>
          <table:table-cell table:formula="of:=[.A1043]/1000/(60*60*24)" office:value-type="time" office:time-value="PT04H37M35.588S" calcext:value-type="time">
            <text:p>04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80.47" calcext:value-type="float">
            <text:p>580.47</text:p>
          </table:table-cell>
          <table:table-cell office:value-type="float" office:value="725.89" calcext:value-type="float">
            <text:p>725.89</text:p>
          </table:table-cell>
        </table:table-row>
        <table:table-row table:style-name="ro1">
          <table:table-cell office:value-type="float" office:value="16671588" calcext:value-type="float">
            <text:p>16671588</text:p>
          </table:table-cell>
          <table:table-cell table:formula="of:=[.A1044]/1000/(60*60*24)" office:value-type="time" office:time-value="PT04H37M51.588S" calcext:value-type="time">
            <text:p>04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1.01" calcext:value-type="float">
            <text:p>581.01</text:p>
          </table:table-cell>
          <table:table-cell office:value-type="float" office:value="726.54" calcext:value-type="float">
            <text:p>726.54</text:p>
          </table:table-cell>
        </table:table-row>
        <table:table-row table:style-name="ro1">
          <table:table-cell office:value-type="float" office:value="16687588" calcext:value-type="float">
            <text:p>16687588</text:p>
          </table:table-cell>
          <table:table-cell table:formula="of:=[.A1045]/1000/(60*60*24)" office:value-type="time" office:time-value="PT04H38M07.588S" calcext:value-type="time">
            <text:p>04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81.55" calcext:value-type="float">
            <text:p>581.55</text:p>
          </table:table-cell>
          <table:table-cell office:value-type="float" office:value="727.19" calcext:value-type="float">
            <text:p>727.19</text:p>
          </table:table-cell>
        </table:table-row>
        <table:table-row table:style-name="ro1">
          <table:table-cell office:value-type="float" office:value="16703588" calcext:value-type="float">
            <text:p>16703588</text:p>
          </table:table-cell>
          <table:table-cell table:formula="of:=[.A1046]/1000/(60*60*24)" office:value-type="time" office:time-value="PT04H38M23.588S" calcext:value-type="time">
            <text:p>04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82.09" calcext:value-type="float">
            <text:p>582.09</text:p>
          </table:table-cell>
          <table:table-cell office:value-type="float" office:value="727.85" calcext:value-type="float">
            <text:p>727.85</text:p>
          </table:table-cell>
        </table:table-row>
        <table:table-row table:style-name="ro1">
          <table:table-cell office:value-type="float" office:value="16719588" calcext:value-type="float">
            <text:p>16719588</text:p>
          </table:table-cell>
          <table:table-cell table:formula="of:=[.A1047]/1000/(60*60*24)" office:value-type="time" office:time-value="PT04H38M39.588S" calcext:value-type="time">
            <text:p>04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82.63" calcext:value-type="float">
            <text:p>582.63</text:p>
          </table:table-cell>
          <table:table-cell office:value-type="float" office:value="728.5" calcext:value-type="float">
            <text:p>728.5</text:p>
          </table:table-cell>
        </table:table-row>
        <table:table-row table:style-name="ro1">
          <table:table-cell office:value-type="float" office:value="16735588" calcext:value-type="float">
            <text:p>16735588</text:p>
          </table:table-cell>
          <table:table-cell table:formula="of:=[.A1048]/1000/(60*60*24)" office:value-type="time" office:time-value="PT04H38M55.588S" calcext:value-type="time">
            <text:p>04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83.17" calcext:value-type="float">
            <text:p>583.17</text:p>
          </table:table-cell>
          <table:table-cell office:value-type="float" office:value="729.16" calcext:value-type="float">
            <text:p>729.16</text:p>
          </table:table-cell>
        </table:table-row>
        <table:table-row table:style-name="ro1">
          <table:table-cell office:value-type="float" office:value="16751588" calcext:value-type="float">
            <text:p>16751588</text:p>
          </table:table-cell>
          <table:table-cell table:formula="of:=[.A1049]/1000/(60*60*24)" office:value-type="time" office:time-value="PT04H39M11.588S" calcext:value-type="time">
            <text:p>04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3.71" calcext:value-type="float">
            <text:p>583.71</text:p>
          </table:table-cell>
          <table:table-cell office:value-type="float" office:value="729.81" calcext:value-type="float">
            <text:p>729.81</text:p>
          </table:table-cell>
        </table:table-row>
        <table:table-row table:style-name="ro1">
          <table:table-cell office:value-type="float" office:value="16767588" calcext:value-type="float">
            <text:p>16767588</text:p>
          </table:table-cell>
          <table:table-cell table:formula="of:=[.A1050]/1000/(60*60*24)" office:value-type="time" office:time-value="PT04H39M27.588S" calcext:value-type="time">
            <text:p>04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730.46" calcext:value-type="float">
            <text:p>730.46</text:p>
          </table:table-cell>
        </table:table-row>
        <table:table-row table:style-name="ro1">
          <table:table-cell office:value-type="float" office:value="16783588" calcext:value-type="float">
            <text:p>16783588</text:p>
          </table:table-cell>
          <table:table-cell table:formula="of:=[.A1051]/1000/(60*60*24)" office:value-type="time" office:time-value="PT04H39M43.588S" calcext:value-type="time">
            <text:p>04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84.79" calcext:value-type="float">
            <text:p>584.79</text:p>
          </table:table-cell>
          <table:table-cell office:value-type="float" office:value="731.12" calcext:value-type="float">
            <text:p>731.12</text:p>
          </table:table-cell>
        </table:table-row>
        <table:table-row table:style-name="ro1">
          <table:table-cell office:value-type="float" office:value="16799588" calcext:value-type="float">
            <text:p>16799588</text:p>
          </table:table-cell>
          <table:table-cell table:formula="of:=[.A1052]/1000/(60*60*24)" office:value-type="time" office:time-value="PT04H39M59.588S" calcext:value-type="time">
            <text:p>04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85.33" calcext:value-type="float">
            <text:p>585.33</text:p>
          </table:table-cell>
          <table:table-cell office:value-type="float" office:value="731.77" calcext:value-type="float">
            <text:p>731.77</text:p>
          </table:table-cell>
        </table:table-row>
        <table:table-row table:style-name="ro1">
          <table:table-cell office:value-type="float" office:value="16815588" calcext:value-type="float">
            <text:p>16815588</text:p>
          </table:table-cell>
          <table:table-cell table:formula="of:=[.A1053]/1000/(60*60*24)" office:value-type="time" office:time-value="PT04H40M15.588S" calcext:value-type="time">
            <text:p>04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5.87" calcext:value-type="float">
            <text:p>585.87</text:p>
          </table:table-cell>
          <table:table-cell office:value-type="float" office:value="732.43" calcext:value-type="float">
            <text:p>732.43</text:p>
          </table:table-cell>
        </table:table-row>
        <table:table-row table:style-name="ro1">
          <table:table-cell office:value-type="float" office:value="16831588" calcext:value-type="float">
            <text:p>16831588</text:p>
          </table:table-cell>
          <table:table-cell table:formula="of:=[.A1054]/1000/(60*60*24)" office:value-type="time" office:time-value="PT04H40M31.588S" calcext:value-type="time">
            <text:p>04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6.41" calcext:value-type="float">
            <text:p>586.41</text:p>
          </table:table-cell>
          <table:table-cell office:value-type="float" office:value="733.08" calcext:value-type="float">
            <text:p>733.08</text:p>
          </table:table-cell>
        </table:table-row>
        <table:table-row table:style-name="ro1">
          <table:table-cell office:value-type="float" office:value="16847588" calcext:value-type="float">
            <text:p>16847588</text:p>
          </table:table-cell>
          <table:table-cell table:formula="of:=[.A1055]/1000/(60*60*24)" office:value-type="time" office:time-value="PT04H40M47.588S" calcext:value-type="time">
            <text:p>04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86.95" calcext:value-type="float">
            <text:p>586.95</text:p>
          </table:table-cell>
          <table:table-cell office:value-type="float" office:value="733.73" calcext:value-type="float">
            <text:p>733.73</text:p>
          </table:table-cell>
        </table:table-row>
        <table:table-row table:style-name="ro1">
          <table:table-cell office:value-type="float" office:value="16863588" calcext:value-type="float">
            <text:p>16863588</text:p>
          </table:table-cell>
          <table:table-cell table:formula="of:=[.A1056]/1000/(60*60*24)" office:value-type="time" office:time-value="PT04H41M03.588S" calcext:value-type="time">
            <text:p>04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7.49" calcext:value-type="float">
            <text:p>587.49</text:p>
          </table:table-cell>
          <table:table-cell office:value-type="float" office:value="734.39" calcext:value-type="float">
            <text:p>734.39</text:p>
          </table:table-cell>
        </table:table-row>
        <table:table-row table:style-name="ro1">
          <table:table-cell office:value-type="float" office:value="16879588" calcext:value-type="float">
            <text:p>16879588</text:p>
          </table:table-cell>
          <table:table-cell table:formula="of:=[.A1057]/1000/(60*60*24)" office:value-type="time" office:time-value="PT04H41M19.588S" calcext:value-type="time">
            <text:p>04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8.03" calcext:value-type="float">
            <text:p>588.03</text:p>
          </table:table-cell>
          <table:table-cell office:value-type="float" office:value="735.04" calcext:value-type="float">
            <text:p>735.04</text:p>
          </table:table-cell>
        </table:table-row>
        <table:table-row table:style-name="ro1">
          <table:table-cell office:value-type="float" office:value="16895588" calcext:value-type="float">
            <text:p>16895588</text:p>
          </table:table-cell>
          <table:table-cell table:formula="of:=[.A1058]/1000/(60*60*24)" office:value-type="time" office:time-value="PT04H41M35.588S" calcext:value-type="time">
            <text:p>04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8.57" calcext:value-type="float">
            <text:p>588.57</text:p>
          </table:table-cell>
          <table:table-cell office:value-type="float" office:value="735.69" calcext:value-type="float">
            <text:p>735.69</text:p>
          </table:table-cell>
        </table:table-row>
        <table:table-row table:style-name="ro1">
          <table:table-cell office:value-type="float" office:value="16911588" calcext:value-type="float">
            <text:p>16911588</text:p>
          </table:table-cell>
          <table:table-cell table:formula="of:=[.A1059]/1000/(60*60*24)" office:value-type="time" office:time-value="PT04H41M51.588S" calcext:value-type="time">
            <text:p>04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9.11" calcext:value-type="float">
            <text:p>589.11</text:p>
          </table:table-cell>
          <table:table-cell office:value-type="float" office:value="736.35" calcext:value-type="float">
            <text:p>736.35</text:p>
          </table:table-cell>
        </table:table-row>
        <table:table-row table:style-name="ro1">
          <table:table-cell office:value-type="float" office:value="16927588" calcext:value-type="float">
            <text:p>16927588</text:p>
          </table:table-cell>
          <table:table-cell table:formula="of:=[.A1060]/1000/(60*60*24)" office:value-type="time" office:time-value="PT04H42M07.588S" calcext:value-type="time">
            <text:p>04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9.65" calcext:value-type="float">
            <text:p>589.6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6943588" calcext:value-type="float">
            <text:p>16943588</text:p>
          </table:table-cell>
          <table:table-cell table:formula="of:=[.A1061]/1000/(60*60*24)" office:value-type="time" office:time-value="PT04H42M23.588S" calcext:value-type="time">
            <text:p>04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0.19" calcext:value-type="float">
            <text:p>590.19</text:p>
          </table:table-cell>
          <table:table-cell office:value-type="float" office:value="737.65" calcext:value-type="float">
            <text:p>737.65</text:p>
          </table:table-cell>
        </table:table-row>
        <table:table-row table:style-name="ro1">
          <table:table-cell office:value-type="float" office:value="16959588" calcext:value-type="float">
            <text:p>16959588</text:p>
          </table:table-cell>
          <table:table-cell table:formula="of:=[.A1062]/1000/(60*60*24)" office:value-type="time" office:time-value="PT04H42M39.588S" calcext:value-type="time">
            <text:p>04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0.74" calcext:value-type="float">
            <text:p>590.74</text:p>
          </table:table-cell>
          <table:table-cell office:value-type="float" office:value="738.31" calcext:value-type="float">
            <text:p>738.31</text:p>
          </table:table-cell>
        </table:table-row>
        <table:table-row table:style-name="ro1">
          <table:table-cell office:value-type="float" office:value="16975588" calcext:value-type="float">
            <text:p>16975588</text:p>
          </table:table-cell>
          <table:table-cell table:formula="of:=[.A1063]/1000/(60*60*24)" office:value-type="time" office:time-value="PT04H42M55.588S" calcext:value-type="time">
            <text:p>04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1.28" calcext:value-type="float">
            <text:p>591.28</text:p>
          </table:table-cell>
          <table:table-cell office:value-type="float" office:value="738.96" calcext:value-type="float">
            <text:p>738.96</text:p>
          </table:table-cell>
        </table:table-row>
        <table:table-row table:style-name="ro1">
          <table:table-cell office:value-type="float" office:value="16991588" calcext:value-type="float">
            <text:p>16991588</text:p>
          </table:table-cell>
          <table:table-cell table:formula="of:=[.A1064]/1000/(60*60*24)" office:value-type="time" office:time-value="PT04H43M11.588S" calcext:value-type="time">
            <text:p>04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91.82" calcext:value-type="float">
            <text:p>591.82</text:p>
          </table:table-cell>
          <table:table-cell office:value-type="float" office:value="739.61" calcext:value-type="float">
            <text:p>739.61</text:p>
          </table:table-cell>
        </table:table-row>
        <table:table-row table:style-name="ro1">
          <table:table-cell office:value-type="float" office:value="17007588" calcext:value-type="float">
            <text:p>17007588</text:p>
          </table:table-cell>
          <table:table-cell table:formula="of:=[.A1065]/1000/(60*60*24)" office:value-type="time" office:time-value="PT04H43M27.588S" calcext:value-type="time">
            <text:p>04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2.36" calcext:value-type="float">
            <text:p>592.36</text:p>
          </table:table-cell>
          <table:table-cell office:value-type="float" office:value="740.27" calcext:value-type="float">
            <text:p>740.27</text:p>
          </table:table-cell>
        </table:table-row>
        <table:table-row table:style-name="ro1">
          <table:table-cell office:value-type="float" office:value="17023588" calcext:value-type="float">
            <text:p>17023588</text:p>
          </table:table-cell>
          <table:table-cell table:formula="of:=[.A1066]/1000/(60*60*24)" office:value-type="time" office:time-value="PT04H43M43.588S" calcext:value-type="time">
            <text:p>04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2.9" calcext:value-type="float">
            <text:p>592.9</text:p>
          </table:table-cell>
          <table:table-cell office:value-type="float" office:value="740.92" calcext:value-type="float">
            <text:p>740.92</text:p>
          </table:table-cell>
        </table:table-row>
        <table:table-row table:style-name="ro1">
          <table:table-cell office:value-type="float" office:value="17039588" calcext:value-type="float">
            <text:p>17039588</text:p>
          </table:table-cell>
          <table:table-cell table:formula="of:=[.A1067]/1000/(60*60*24)" office:value-type="time" office:time-value="PT04H43M59.588S" calcext:value-type="time">
            <text:p>04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3.44" calcext:value-type="float">
            <text:p>593.44</text:p>
          </table:table-cell>
          <table:table-cell office:value-type="float" office:value="741.57" calcext:value-type="float">
            <text:p>741.57</text:p>
          </table:table-cell>
        </table:table-row>
        <table:table-row table:style-name="ro1">
          <table:table-cell office:value-type="float" office:value="17055588" calcext:value-type="float">
            <text:p>17055588</text:p>
          </table:table-cell>
          <table:table-cell table:formula="of:=[.A1068]/1000/(60*60*24)" office:value-type="time" office:time-value="PT04H44M15.588S" calcext:value-type="time">
            <text:p>04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93.98" calcext:value-type="float">
            <text:p>593.98</text:p>
          </table:table-cell>
          <table:table-cell office:value-type="float" office:value="742.22" calcext:value-type="float">
            <text:p>742.22</text:p>
          </table:table-cell>
        </table:table-row>
        <table:table-row table:style-name="ro1">
          <table:table-cell office:value-type="float" office:value="17071588" calcext:value-type="float">
            <text:p>17071588</text:p>
          </table:table-cell>
          <table:table-cell table:formula="of:=[.A1069]/1000/(60*60*24)" office:value-type="time" office:time-value="PT04H44M31.588S" calcext:value-type="time">
            <text:p>04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94.52" calcext:value-type="float">
            <text:p>594.52</text:p>
          </table:table-cell>
          <table:table-cell office:value-type="float" office:value="742.88" calcext:value-type="float">
            <text:p>742.88</text:p>
          </table:table-cell>
        </table:table-row>
        <table:table-row table:style-name="ro1">
          <table:table-cell office:value-type="float" office:value="17087588" calcext:value-type="float">
            <text:p>17087588</text:p>
          </table:table-cell>
          <table:table-cell table:formula="of:=[.A1070]/1000/(60*60*24)" office:value-type="time" office:time-value="PT04H44M47.588S" calcext:value-type="time">
            <text:p>04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5.06" calcext:value-type="float">
            <text:p>595.06</text:p>
          </table:table-cell>
          <table:table-cell office:value-type="float" office:value="743.53" calcext:value-type="float">
            <text:p>743.53</text:p>
          </table:table-cell>
        </table:table-row>
        <table:table-row table:style-name="ro1">
          <table:table-cell office:value-type="float" office:value="17103588" calcext:value-type="float">
            <text:p>17103588</text:p>
          </table:table-cell>
          <table:table-cell table:formula="of:=[.A1071]/1000/(60*60*24)" office:value-type="time" office:time-value="PT04H45M03.588S" calcext:value-type="time">
            <text:p>04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5.6" calcext:value-type="float">
            <text:p>595.6</text:p>
          </table:table-cell>
          <table:table-cell office:value-type="float" office:value="744.18" calcext:value-type="float">
            <text:p>744.18</text:p>
          </table:table-cell>
        </table:table-row>
        <table:table-row table:style-name="ro1">
          <table:table-cell office:value-type="float" office:value="17119588" calcext:value-type="float">
            <text:p>17119588</text:p>
          </table:table-cell>
          <table:table-cell table:formula="of:=[.A1072]/1000/(60*60*24)" office:value-type="time" office:time-value="PT04H45M19.588S" calcext:value-type="time">
            <text:p>04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596.14" calcext:value-type="float">
            <text:p>596.14</text:p>
          </table:table-cell>
          <table:table-cell office:value-type="float" office:value="744.84" calcext:value-type="float">
            <text:p>744.84</text:p>
          </table:table-cell>
        </table:table-row>
        <table:table-row table:style-name="ro1">
          <table:table-cell office:value-type="float" office:value="17135588" calcext:value-type="float">
            <text:p>17135588</text:p>
          </table:table-cell>
          <table:table-cell table:formula="of:=[.A1073]/1000/(60*60*24)" office:value-type="time" office:time-value="PT04H45M35.588S" calcext:value-type="time">
            <text:p>04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6.68" calcext:value-type="float">
            <text:p>596.68</text:p>
          </table:table-cell>
          <table:table-cell office:value-type="float" office:value="745.49" calcext:value-type="float">
            <text:p>745.49</text:p>
          </table:table-cell>
        </table:table-row>
        <table:table-row table:style-name="ro1">
          <table:table-cell office:value-type="float" office:value="17151588" calcext:value-type="float">
            <text:p>17151588</text:p>
          </table:table-cell>
          <table:table-cell table:formula="of:=[.A1074]/1000/(60*60*24)" office:value-type="time" office:time-value="PT04H45M51.588S" calcext:value-type="time">
            <text:p>04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7.22" calcext:value-type="float">
            <text:p>597.22</text:p>
          </table:table-cell>
          <table:table-cell office:value-type="float" office:value="746.14" calcext:value-type="float">
            <text:p>746.14</text:p>
          </table:table-cell>
        </table:table-row>
        <table:table-row table:style-name="ro1">
          <table:table-cell office:value-type="float" office:value="17167588" calcext:value-type="float">
            <text:p>17167588</text:p>
          </table:table-cell>
          <table:table-cell table:formula="of:=[.A1075]/1000/(60*60*24)" office:value-type="time" office:time-value="PT04H46M07.588S" calcext:value-type="time">
            <text:p>04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7.76" calcext:value-type="float">
            <text:p>597.76</text:p>
          </table:table-cell>
          <table:table-cell office:value-type="float" office:value="746.79" calcext:value-type="float">
            <text:p>746.79</text:p>
          </table:table-cell>
        </table:table-row>
        <table:table-row table:style-name="ro1">
          <table:table-cell office:value-type="float" office:value="17183588" calcext:value-type="float">
            <text:p>17183588</text:p>
          </table:table-cell>
          <table:table-cell table:formula="of:=[.A1076]/1000/(60*60*24)" office:value-type="time" office:time-value="PT04H46M23.588S" calcext:value-type="time">
            <text:p>04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8.3" calcext:value-type="float">
            <text:p>598.3</text:p>
          </table:table-cell>
          <table:table-cell office:value-type="float" office:value="747.45" calcext:value-type="float">
            <text:p>747.45</text:p>
          </table:table-cell>
        </table:table-row>
        <table:table-row table:style-name="ro1">
          <table:table-cell office:value-type="float" office:value="17199588" calcext:value-type="float">
            <text:p>17199588</text:p>
          </table:table-cell>
          <table:table-cell table:formula="of:=[.A1077]/1000/(60*60*24)" office:value-type="time" office:time-value="PT04H46M39.588S" calcext:value-type="time">
            <text:p>04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598.84" calcext:value-type="float">
            <text:p>598.84</text:p>
          </table:table-cell>
          <table:table-cell office:value-type="float" office:value="748.1" calcext:value-type="float">
            <text:p>748.1</text:p>
          </table:table-cell>
        </table:table-row>
        <table:table-row table:style-name="ro1">
          <table:table-cell office:value-type="float" office:value="17215588" calcext:value-type="float">
            <text:p>17215588</text:p>
          </table:table-cell>
          <table:table-cell table:formula="of:=[.A1078]/1000/(60*60*24)" office:value-type="time" office:time-value="PT04H46M55.588S" calcext:value-type="time">
            <text:p>04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9.38" calcext:value-type="float">
            <text:p>599.38</text:p>
          </table:table-cell>
          <table:table-cell office:value-type="float" office:value="748.75" calcext:value-type="float">
            <text:p>748.75</text:p>
          </table:table-cell>
        </table:table-row>
        <table:table-row table:style-name="ro1">
          <table:table-cell office:value-type="float" office:value="17231588" calcext:value-type="float">
            <text:p>17231588</text:p>
          </table:table-cell>
          <table:table-cell table:formula="of:=[.A1079]/1000/(60*60*24)" office:value-type="time" office:time-value="PT04H47M11.588S" calcext:value-type="time">
            <text:p>04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9.92" calcext:value-type="float">
            <text:p>599.92</text:p>
          </table:table-cell>
          <table:table-cell office:value-type="float" office:value="749.4" calcext:value-type="float">
            <text:p>749.4</text:p>
          </table:table-cell>
        </table:table-row>
        <table:table-row table:style-name="ro1">
          <table:table-cell office:value-type="float" office:value="17247588" calcext:value-type="float">
            <text:p>17247588</text:p>
          </table:table-cell>
          <table:table-cell table:formula="of:=[.A1080]/1000/(60*60*24)" office:value-type="time" office:time-value="PT04H47M27.588S" calcext:value-type="time">
            <text:p>04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0.46" calcext:value-type="float">
            <text:p>600.46</text:p>
          </table:table-cell>
          <table:table-cell office:value-type="float" office:value="750.06" calcext:value-type="float">
            <text:p>750.06</text:p>
          </table:table-cell>
        </table:table-row>
        <table:table-row table:style-name="ro1">
          <table:table-cell office:value-type="float" office:value="17263588" calcext:value-type="float">
            <text:p>17263588</text:p>
          </table:table-cell>
          <table:table-cell table:formula="of:=[.A1081]/1000/(60*60*24)" office:value-type="time" office:time-value="PT04H47M43.588S" calcext:value-type="time">
            <text:p>04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1" calcext:value-type="float">
            <text:p>601</text:p>
          </table:table-cell>
          <table:table-cell office:value-type="float" office:value="750.71" calcext:value-type="float">
            <text:p>750.71</text:p>
          </table:table-cell>
        </table:table-row>
        <table:table-row table:style-name="ro1">
          <table:table-cell office:value-type="float" office:value="17279588" calcext:value-type="float">
            <text:p>17279588</text:p>
          </table:table-cell>
          <table:table-cell table:formula="of:=[.A1082]/1000/(60*60*24)" office:value-type="time" office:time-value="PT04H47M59.588S" calcext:value-type="time">
            <text:p>04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1.54" calcext:value-type="float">
            <text:p>601.54</text:p>
          </table:table-cell>
          <table:table-cell office:value-type="float" office:value="751.36" calcext:value-type="float">
            <text:p>751.36</text:p>
          </table:table-cell>
        </table:table-row>
        <table:table-row table:style-name="ro1">
          <table:table-cell office:value-type="float" office:value="17295588" calcext:value-type="float">
            <text:p>17295588</text:p>
          </table:table-cell>
          <table:table-cell table:formula="of:=[.A1083]/1000/(60*60*24)" office:value-type="time" office:time-value="PT04H48M15.588S" calcext:value-type="time">
            <text:p>04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2.08" calcext:value-type="float">
            <text:p>602.08</text:p>
          </table:table-cell>
          <table:table-cell office:value-type="float" office:value="752.01" calcext:value-type="float">
            <text:p>752.01</text:p>
          </table:table-cell>
        </table:table-row>
        <table:table-row table:style-name="ro1">
          <table:table-cell office:value-type="float" office:value="17311588" calcext:value-type="float">
            <text:p>17311588</text:p>
          </table:table-cell>
          <table:table-cell table:formula="of:=[.A1084]/1000/(60*60*24)" office:value-type="time" office:time-value="PT04H48M31.588S" calcext:value-type="time">
            <text:p>04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2.62" calcext:value-type="float">
            <text:p>602.62</text:p>
          </table:table-cell>
          <table:table-cell office:value-type="float" office:value="752.66" calcext:value-type="float">
            <text:p>752.66</text:p>
          </table:table-cell>
        </table:table-row>
        <table:table-row table:style-name="ro1">
          <table:table-cell office:value-type="float" office:value="17327588" calcext:value-type="float">
            <text:p>17327588</text:p>
          </table:table-cell>
          <table:table-cell table:formula="of:=[.A1085]/1000/(60*60*24)" office:value-type="time" office:time-value="PT04H48M47.588S" calcext:value-type="time">
            <text:p>04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3.16" calcext:value-type="float">
            <text:p>603.16</text:p>
          </table:table-cell>
          <table:table-cell office:value-type="float" office:value="753.32" calcext:value-type="float">
            <text:p>753.32</text:p>
          </table:table-cell>
        </table:table-row>
        <table:table-row table:style-name="ro1">
          <table:table-cell office:value-type="float" office:value="17343588" calcext:value-type="float">
            <text:p>17343588</text:p>
          </table:table-cell>
          <table:table-cell table:formula="of:=[.A1086]/1000/(60*60*24)" office:value-type="time" office:time-value="PT04H49M03.588S" calcext:value-type="time">
            <text:p>04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3.7" calcext:value-type="float">
            <text:p>603.7</text:p>
          </table:table-cell>
          <table:table-cell office:value-type="float" office:value="753.97" calcext:value-type="float">
            <text:p>753.97</text:p>
          </table:table-cell>
        </table:table-row>
        <table:table-row table:style-name="ro1">
          <table:table-cell office:value-type="float" office:value="17359588" calcext:value-type="float">
            <text:p>17359588</text:p>
          </table:table-cell>
          <table:table-cell table:formula="of:=[.A1087]/1000/(60*60*24)" office:value-type="time" office:time-value="PT04H49M19.588S" calcext:value-type="time">
            <text:p>04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4.24" calcext:value-type="float">
            <text:p>604.24</text:p>
          </table:table-cell>
          <table:table-cell office:value-type="float" office:value="754.62" calcext:value-type="float">
            <text:p>754.62</text:p>
          </table:table-cell>
        </table:table-row>
        <table:table-row table:style-name="ro1">
          <table:table-cell office:value-type="float" office:value="17375588" calcext:value-type="float">
            <text:p>17375588</text:p>
          </table:table-cell>
          <table:table-cell table:formula="of:=[.A1088]/1000/(60*60*24)" office:value-type="time" office:time-value="PT04H49M35.588S" calcext:value-type="time">
            <text:p>04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4.78" calcext:value-type="float">
            <text:p>604.78</text:p>
          </table:table-cell>
          <table:table-cell office:value-type="float" office:value="755.27" calcext:value-type="float">
            <text:p>755.27</text:p>
          </table:table-cell>
        </table:table-row>
        <table:table-row table:style-name="ro1">
          <table:table-cell office:value-type="float" office:value="17391588" calcext:value-type="float">
            <text:p>17391588</text:p>
          </table:table-cell>
          <table:table-cell table:formula="of:=[.A1089]/1000/(60*60*24)" office:value-type="time" office:time-value="PT04H49M51.588S" calcext:value-type="time">
            <text:p>04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5.32" calcext:value-type="float">
            <text:p>605.32</text:p>
          </table:table-cell>
          <table:table-cell office:value-type="float" office:value="755.93" calcext:value-type="float">
            <text:p>755.93</text:p>
          </table:table-cell>
        </table:table-row>
        <table:table-row table:style-name="ro1">
          <table:table-cell office:value-type="float" office:value="17407588" calcext:value-type="float">
            <text:p>17407588</text:p>
          </table:table-cell>
          <table:table-cell table:formula="of:=[.A1090]/1000/(60*60*24)" office:value-type="time" office:time-value="PT04H50M07.588S" calcext:value-type="time">
            <text:p>04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5.86" calcext:value-type="float">
            <text:p>605.86</text:p>
          </table:table-cell>
          <table:table-cell office:value-type="float" office:value="756.58" calcext:value-type="float">
            <text:p>756.58</text:p>
          </table:table-cell>
        </table:table-row>
        <table:table-row table:style-name="ro1">
          <table:table-cell office:value-type="float" office:value="17423588" calcext:value-type="float">
            <text:p>17423588</text:p>
          </table:table-cell>
          <table:table-cell table:formula="of:=[.A1091]/1000/(60*60*24)" office:value-type="time" office:time-value="PT04H50M23.588S" calcext:value-type="time">
            <text:p>04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6.4" calcext:value-type="float">
            <text:p>606.4</text:p>
          </table:table-cell>
          <table:table-cell office:value-type="float" office:value="757.23" calcext:value-type="float">
            <text:p>757.23</text:p>
          </table:table-cell>
        </table:table-row>
        <table:table-row table:style-name="ro1">
          <table:table-cell office:value-type="float" office:value="17439588" calcext:value-type="float">
            <text:p>17439588</text:p>
          </table:table-cell>
          <table:table-cell table:formula="of:=[.A1092]/1000/(60*60*24)" office:value-type="time" office:time-value="PT04H50M39.588S" calcext:value-type="time">
            <text:p>04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6.94" calcext:value-type="float">
            <text:p>606.94</text:p>
          </table:table-cell>
          <table:table-cell office:value-type="float" office:value="757.88" calcext:value-type="float">
            <text:p>757.88</text:p>
          </table:table-cell>
        </table:table-row>
        <table:table-row table:style-name="ro1">
          <table:table-cell office:value-type="float" office:value="17455588" calcext:value-type="float">
            <text:p>17455588</text:p>
          </table:table-cell>
          <table:table-cell table:formula="of:=[.A1093]/1000/(60*60*24)" office:value-type="time" office:time-value="PT04H50M55.588S" calcext:value-type="time">
            <text:p>04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7.48" calcext:value-type="float">
            <text:p>607.48</text:p>
          </table:table-cell>
          <table:table-cell office:value-type="float" office:value="758.54" calcext:value-type="float">
            <text:p>758.54</text:p>
          </table:table-cell>
        </table:table-row>
        <table:table-row table:style-name="ro1">
          <table:table-cell office:value-type="float" office:value="17471588" calcext:value-type="float">
            <text:p>17471588</text:p>
          </table:table-cell>
          <table:table-cell table:formula="of:=[.A1094]/1000/(60*60*24)" office:value-type="time" office:time-value="PT04H51M11.588S" calcext:value-type="time">
            <text:p>04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8.02" calcext:value-type="float">
            <text:p>608.02</text:p>
          </table:table-cell>
          <table:table-cell office:value-type="float" office:value="759.19" calcext:value-type="float">
            <text:p>759.19</text:p>
          </table:table-cell>
        </table:table-row>
        <table:table-row table:style-name="ro1">
          <table:table-cell office:value-type="float" office:value="17487588" calcext:value-type="float">
            <text:p>17487588</text:p>
          </table:table-cell>
          <table:table-cell table:formula="of:=[.A1095]/1000/(60*60*24)" office:value-type="time" office:time-value="PT04H51M27.588S" calcext:value-type="time">
            <text:p>04:51:28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608.56" calcext:value-type="float">
            <text:p>608.56</text:p>
          </table:table-cell>
          <table:table-cell office:value-type="float" office:value="759.84" calcext:value-type="float">
            <text:p>759.84</text:p>
          </table:table-cell>
        </table:table-row>
        <table:table-row table:style-name="ro1">
          <table:table-cell office:value-type="float" office:value="17503588" calcext:value-type="float">
            <text:p>17503588</text:p>
          </table:table-cell>
          <table:table-cell table:formula="of:=[.A1096]/1000/(60*60*24)" office:value-type="time" office:time-value="PT04H51M43.588S" calcext:value-type="time">
            <text:p>04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9.1" calcext:value-type="float">
            <text:p>609.1</text:p>
          </table:table-cell>
          <table:table-cell office:value-type="float" office:value="760.49" calcext:value-type="float">
            <text:p>760.49</text:p>
          </table:table-cell>
        </table:table-row>
        <table:table-row table:style-name="ro1">
          <table:table-cell office:value-type="float" office:value="17519588" calcext:value-type="float">
            <text:p>17519588</text:p>
          </table:table-cell>
          <table:table-cell table:formula="of:=[.A1097]/1000/(60*60*24)" office:value-type="time" office:time-value="PT04H51M59.588S" calcext:value-type="time">
            <text:p>04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9.64" calcext:value-type="float">
            <text:p>609.64</text:p>
          </table:table-cell>
          <table:table-cell office:value-type="float" office:value="761.14" calcext:value-type="float">
            <text:p>761.14</text:p>
          </table:table-cell>
        </table:table-row>
        <table:table-row table:style-name="ro1">
          <table:table-cell office:value-type="float" office:value="17535588" calcext:value-type="float">
            <text:p>17535588</text:p>
          </table:table-cell>
          <table:table-cell table:formula="of:=[.A1098]/1000/(60*60*24)" office:value-type="time" office:time-value="PT04H52M15.588S" calcext:value-type="time">
            <text:p>04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0.18" calcext:value-type="float">
            <text:p>610.18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7551588" calcext:value-type="float">
            <text:p>17551588</text:p>
          </table:table-cell>
          <table:table-cell table:formula="of:=[.A1099]/1000/(60*60*24)" office:value-type="time" office:time-value="PT04H52M31.588S" calcext:value-type="time">
            <text:p>04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0.72" calcext:value-type="float">
            <text:p>610.72</text:p>
          </table:table-cell>
          <table:table-cell office:value-type="float" office:value="762.45" calcext:value-type="float">
            <text:p>762.45</text:p>
          </table:table-cell>
        </table:table-row>
        <table:table-row table:style-name="ro1">
          <table:table-cell office:value-type="float" office:value="17567588" calcext:value-type="float">
            <text:p>17567588</text:p>
          </table:table-cell>
          <table:table-cell table:formula="of:=[.A1100]/1000/(60*60*24)" office:value-type="time" office:time-value="PT04H52M47.588S" calcext:value-type="time">
            <text:p>04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1.26" calcext:value-type="float">
            <text:p>611.26</text:p>
          </table:table-cell>
          <table:table-cell office:value-type="float" office:value="763.1" calcext:value-type="float">
            <text:p>763.1</text:p>
          </table:table-cell>
        </table:table-row>
        <table:table-row table:style-name="ro1">
          <table:table-cell office:value-type="float" office:value="17583588" calcext:value-type="float">
            <text:p>17583588</text:p>
          </table:table-cell>
          <table:table-cell table:formula="of:=[.A1101]/1000/(60*60*24)" office:value-type="time" office:time-value="PT04H53M03.588S" calcext:value-type="time">
            <text:p>04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11.8" calcext:value-type="float">
            <text:p>611.8</text:p>
          </table:table-cell>
          <table:table-cell office:value-type="float" office:value="763.75" calcext:value-type="float">
            <text:p>763.75</text:p>
          </table:table-cell>
        </table:table-row>
        <table:table-row table:style-name="ro1">
          <table:table-cell office:value-type="float" office:value="17599588" calcext:value-type="float">
            <text:p>17599588</text:p>
          </table:table-cell>
          <table:table-cell table:formula="of:=[.A1102]/1000/(60*60*24)" office:value-type="time" office:time-value="PT04H53M19.588S" calcext:value-type="time">
            <text:p>04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2.34" calcext:value-type="float">
            <text:p>612.34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17615588" calcext:value-type="float">
            <text:p>17615588</text:p>
          </table:table-cell>
          <table:table-cell table:formula="of:=[.A1103]/1000/(60*60*24)" office:value-type="time" office:time-value="PT04H53M35.588S" calcext:value-type="time">
            <text:p>04:53:36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612.88" calcext:value-type="float">
            <text:p>612.88</text:p>
          </table:table-cell>
          <table:table-cell office:value-type="float" office:value="765.06" calcext:value-type="float">
            <text:p>765.06</text:p>
          </table:table-cell>
        </table:table-row>
        <table:table-row table:style-name="ro1">
          <table:table-cell office:value-type="float" office:value="17631588" calcext:value-type="float">
            <text:p>17631588</text:p>
          </table:table-cell>
          <table:table-cell table:formula="of:=[.A1104]/1000/(60*60*24)" office:value-type="time" office:time-value="PT04H53M51.588S" calcext:value-type="time">
            <text:p>04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3.42" calcext:value-type="float">
            <text:p>613.42</text:p>
          </table:table-cell>
          <table:table-cell office:value-type="float" office:value="765.71" calcext:value-type="float">
            <text:p>765.71</text:p>
          </table:table-cell>
        </table:table-row>
        <table:table-row table:style-name="ro1">
          <table:table-cell office:value-type="float" office:value="17647588" calcext:value-type="float">
            <text:p>17647588</text:p>
          </table:table-cell>
          <table:table-cell table:formula="of:=[.A1105]/1000/(60*60*24)" office:value-type="time" office:time-value="PT04H54M07.588S" calcext:value-type="time">
            <text:p>04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3.96" calcext:value-type="float">
            <text:p>613.96</text:p>
          </table:table-cell>
          <table:table-cell office:value-type="float" office:value="766.36" calcext:value-type="float">
            <text:p>766.36</text:p>
          </table:table-cell>
        </table:table-row>
        <table:table-row table:style-name="ro1">
          <table:table-cell office:value-type="float" office:value="17663588" calcext:value-type="float">
            <text:p>17663588</text:p>
          </table:table-cell>
          <table:table-cell table:formula="of:=[.A1106]/1000/(60*60*24)" office:value-type="time" office:time-value="PT04H54M23.588S" calcext:value-type="time">
            <text:p>04:54:24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614.5" calcext:value-type="float">
            <text:p>614.5</text:p>
          </table:table-cell>
          <table:table-cell office:value-type="float" office:value="767.01" calcext:value-type="float">
            <text:p>767.01</text:p>
          </table:table-cell>
        </table:table-row>
        <table:table-row table:style-name="ro1">
          <table:table-cell office:value-type="float" office:value="17679588" calcext:value-type="float">
            <text:p>17679588</text:p>
          </table:table-cell>
          <table:table-cell table:formula="of:=[.A1107]/1000/(60*60*24)" office:value-type="time" office:time-value="PT04H54M39.588S" calcext:value-type="time">
            <text:p>04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5.03" calcext:value-type="float">
            <text:p>615.03</text:p>
          </table:table-cell>
          <table:table-cell office:value-type="float" office:value="767.66" calcext:value-type="float">
            <text:p>767.66</text:p>
          </table:table-cell>
        </table:table-row>
        <table:table-row table:style-name="ro1">
          <table:table-cell office:value-type="float" office:value="17695588" calcext:value-type="float">
            <text:p>17695588</text:p>
          </table:table-cell>
          <table:table-cell table:formula="of:=[.A1108]/1000/(60*60*24)" office:value-type="time" office:time-value="PT04H54M55.588S" calcext:value-type="time">
            <text:p>04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5.57" calcext:value-type="float">
            <text:p>615.57</text:p>
          </table:table-cell>
          <table:table-cell office:value-type="float" office:value="768.32" calcext:value-type="float">
            <text:p>768.32</text:p>
          </table:table-cell>
        </table:table-row>
        <table:table-row table:style-name="ro1">
          <table:table-cell office:value-type="float" office:value="17711588" calcext:value-type="float">
            <text:p>17711588</text:p>
          </table:table-cell>
          <table:table-cell table:formula="of:=[.A1109]/1000/(60*60*24)" office:value-type="time" office:time-value="PT04H55M11.588S" calcext:value-type="time">
            <text:p>04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6.11" calcext:value-type="float">
            <text:p>616.11</text:p>
          </table:table-cell>
          <table:table-cell office:value-type="float" office:value="768.97" calcext:value-type="float">
            <text:p>768.97</text:p>
          </table:table-cell>
        </table:table-row>
        <table:table-row table:style-name="ro1">
          <table:table-cell office:value-type="float" office:value="17727588" calcext:value-type="float">
            <text:p>17727588</text:p>
          </table:table-cell>
          <table:table-cell table:formula="of:=[.A1110]/1000/(60*60*24)" office:value-type="time" office:time-value="PT04H55M27.588S" calcext:value-type="time">
            <text:p>04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6.65" calcext:value-type="float">
            <text:p>616.65</text:p>
          </table:table-cell>
          <table:table-cell office:value-type="float" office:value="769.62" calcext:value-type="float">
            <text:p>769.62</text:p>
          </table:table-cell>
        </table:table-row>
        <table:table-row table:style-name="ro1">
          <table:table-cell office:value-type="float" office:value="17743588" calcext:value-type="float">
            <text:p>17743588</text:p>
          </table:table-cell>
          <table:table-cell table:formula="of:=[.A1111]/1000/(60*60*24)" office:value-type="time" office:time-value="PT04H55M43.588S" calcext:value-type="time">
            <text:p>04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7.19" calcext:value-type="float">
            <text:p>617.19</text:p>
          </table:table-cell>
          <table:table-cell office:value-type="float" office:value="770.27" calcext:value-type="float">
            <text:p>770.27</text:p>
          </table:table-cell>
        </table:table-row>
        <table:table-row table:style-name="ro1">
          <table:table-cell office:value-type="float" office:value="17759588" calcext:value-type="float">
            <text:p>17759588</text:p>
          </table:table-cell>
          <table:table-cell table:formula="of:=[.A1112]/1000/(60*60*24)" office:value-type="time" office:time-value="PT04H55M59.588S" calcext:value-type="time">
            <text:p>04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7.73" calcext:value-type="float">
            <text:p>617.73</text:p>
          </table:table-cell>
          <table:table-cell office:value-type="float" office:value="770.92" calcext:value-type="float">
            <text:p>770.92</text:p>
          </table:table-cell>
        </table:table-row>
        <table:table-row table:style-name="ro1">
          <table:table-cell office:value-type="float" office:value="17775588" calcext:value-type="float">
            <text:p>17775588</text:p>
          </table:table-cell>
          <table:table-cell table:formula="of:=[.A1113]/1000/(60*60*24)" office:value-type="time" office:time-value="PT04H56M15.588S" calcext:value-type="time">
            <text:p>04:56:1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18.27" calcext:value-type="float">
            <text:p>618.27</text:p>
          </table:table-cell>
          <table:table-cell office:value-type="float" office:value="771.57" calcext:value-type="float">
            <text:p>771.57</text:p>
          </table:table-cell>
        </table:table-row>
        <table:table-row table:style-name="ro1">
          <table:table-cell office:value-type="float" office:value="17791588" calcext:value-type="float">
            <text:p>17791588</text:p>
          </table:table-cell>
          <table:table-cell table:formula="of:=[.A1114]/1000/(60*60*24)" office:value-type="time" office:time-value="PT04H56M31.588S" calcext:value-type="time">
            <text:p>04:56:3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18.81" calcext:value-type="float">
            <text:p>618.81</text:p>
          </table:table-cell>
          <table:table-cell office:value-type="float" office:value="772.22" calcext:value-type="float">
            <text:p>772.22</text:p>
          </table:table-cell>
        </table:table-row>
        <table:table-row table:style-name="ro1">
          <table:table-cell office:value-type="float" office:value="17807588" calcext:value-type="float">
            <text:p>17807588</text:p>
          </table:table-cell>
          <table:table-cell table:formula="of:=[.A1115]/1000/(60*60*24)" office:value-type="time" office:time-value="PT04H56M47.588S" calcext:value-type="time">
            <text:p>04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9.35" calcext:value-type="float">
            <text:p>619.35</text:p>
          </table:table-cell>
          <table:table-cell office:value-type="float" office:value="772.88" calcext:value-type="float">
            <text:p>772.88</text:p>
          </table:table-cell>
        </table:table-row>
        <table:table-row table:style-name="ro1">
          <table:table-cell office:value-type="float" office:value="17823588" calcext:value-type="float">
            <text:p>17823588</text:p>
          </table:table-cell>
          <table:table-cell table:formula="of:=[.A1116]/1000/(60*60*24)" office:value-type="time" office:time-value="PT04H57M03.588S" calcext:value-type="time">
            <text:p>04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9.89" calcext:value-type="float">
            <text:p>619.89</text:p>
          </table:table-cell>
          <table:table-cell office:value-type="float" office:value="773.53" calcext:value-type="float">
            <text:p>773.53</text:p>
          </table:table-cell>
        </table:table-row>
        <table:table-row table:style-name="ro1">
          <table:table-cell office:value-type="float" office:value="17839588" calcext:value-type="float">
            <text:p>17839588</text:p>
          </table:table-cell>
          <table:table-cell table:formula="of:=[.A1117]/1000/(60*60*24)" office:value-type="time" office:time-value="PT04H57M19.588S" calcext:value-type="time">
            <text:p>04:57:2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0.43" calcext:value-type="float">
            <text:p>620.43</text:p>
          </table:table-cell>
          <table:table-cell office:value-type="float" office:value="774.18" calcext:value-type="float">
            <text:p>774.18</text:p>
          </table:table-cell>
        </table:table-row>
        <table:table-row table:style-name="ro1">
          <table:table-cell office:value-type="float" office:value="17855588" calcext:value-type="float">
            <text:p>17855588</text:p>
          </table:table-cell>
          <table:table-cell table:formula="of:=[.A1118]/1000/(60*60*24)" office:value-type="time" office:time-value="PT04H57M35.588S" calcext:value-type="time">
            <text:p>04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20.97" calcext:value-type="float">
            <text:p>620.97</text:p>
          </table:table-cell>
          <table:table-cell office:value-type="float" office:value="774.83" calcext:value-type="float">
            <text:p>774.83</text:p>
          </table:table-cell>
        </table:table-row>
        <table:table-row table:style-name="ro1">
          <table:table-cell office:value-type="float" office:value="17871588" calcext:value-type="float">
            <text:p>17871588</text:p>
          </table:table-cell>
          <table:table-cell table:formula="of:=[.A1119]/1000/(60*60*24)" office:value-type="time" office:time-value="PT04H57M51.588S" calcext:value-type="time">
            <text:p>04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21.51" calcext:value-type="float">
            <text:p>621.51</text:p>
          </table:table-cell>
          <table:table-cell office:value-type="float" office:value="775.48" calcext:value-type="float">
            <text:p>775.48</text:p>
          </table:table-cell>
        </table:table-row>
        <table:table-row table:style-name="ro1">
          <table:table-cell office:value-type="float" office:value="17887588" calcext:value-type="float">
            <text:p>17887588</text:p>
          </table:table-cell>
          <table:table-cell table:formula="of:=[.A1120]/1000/(60*60*24)" office:value-type="time" office:time-value="PT04H58M07.588S" calcext:value-type="time">
            <text:p>04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22.05" calcext:value-type="float">
            <text:p>622.05</text:p>
          </table:table-cell>
          <table:table-cell office:value-type="float" office:value="776.13" calcext:value-type="float">
            <text:p>776.13</text:p>
          </table:table-cell>
        </table:table-row>
        <table:table-row table:style-name="ro1">
          <table:table-cell office:value-type="float" office:value="17903588" calcext:value-type="float">
            <text:p>17903588</text:p>
          </table:table-cell>
          <table:table-cell table:formula="of:=[.A1121]/1000/(60*60*24)" office:value-type="time" office:time-value="PT04H58M23.588S" calcext:value-type="time">
            <text:p>04:58:2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2.59" calcext:value-type="float">
            <text:p>622.59</text:p>
          </table:table-cell>
          <table:table-cell office:value-type="float" office:value="776.78" calcext:value-type="float">
            <text:p>776.78</text:p>
          </table:table-cell>
        </table:table-row>
        <table:table-row table:style-name="ro1">
          <table:table-cell office:value-type="float" office:value="17919588" calcext:value-type="float">
            <text:p>17919588</text:p>
          </table:table-cell>
          <table:table-cell table:formula="of:=[.A1122]/1000/(60*60*24)" office:value-type="time" office:time-value="PT04H58M39.588S" calcext:value-type="time">
            <text:p>04:58:4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3.13" calcext:value-type="float">
            <text:p>623.13</text:p>
          </table:table-cell>
          <table:table-cell office:value-type="float" office:value="777.43" calcext:value-type="float">
            <text:p>777.43</text:p>
          </table:table-cell>
        </table:table-row>
        <table:table-row table:style-name="ro1">
          <table:table-cell office:value-type="float" office:value="17935588" calcext:value-type="float">
            <text:p>17935588</text:p>
          </table:table-cell>
          <table:table-cell table:formula="of:=[.A1123]/1000/(60*60*24)" office:value-type="time" office:time-value="PT04H58M55.588S" calcext:value-type="time">
            <text:p>04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23.67" calcext:value-type="float">
            <text:p>623.67</text:p>
          </table:table-cell>
          <table:table-cell office:value-type="float" office:value="778.08" calcext:value-type="float">
            <text:p>778.08</text:p>
          </table:table-cell>
        </table:table-row>
        <table:table-row table:style-name="ro1">
          <table:table-cell office:value-type="float" office:value="17951588" calcext:value-type="float">
            <text:p>17951588</text:p>
          </table:table-cell>
          <table:table-cell table:formula="of:=[.A1124]/1000/(60*60*24)" office:value-type="time" office:time-value="PT04H59M11.588S" calcext:value-type="time">
            <text:p>04:59:12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624.21" calcext:value-type="float">
            <text:p>624.21</text:p>
          </table:table-cell>
          <table:table-cell office:value-type="float" office:value="778.73" calcext:value-type="float">
            <text:p>778.73</text:p>
          </table:table-cell>
        </table:table-row>
        <table:table-row table:style-name="ro1">
          <table:table-cell office:value-type="float" office:value="17967588" calcext:value-type="float">
            <text:p>17967588</text:p>
          </table:table-cell>
          <table:table-cell table:formula="of:=[.A1125]/1000/(60*60*24)" office:value-type="time" office:time-value="PT04H59M27.588S" calcext:value-type="time">
            <text:p>04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24.74" calcext:value-type="float">
            <text:p>624.74</text:p>
          </table:table-cell>
          <table:table-cell office:value-type="float" office:value="779.38" calcext:value-type="float">
            <text:p>779.38</text:p>
          </table:table-cell>
        </table:table-row>
        <table:table-row table:style-name="ro1">
          <table:table-cell office:value-type="float" office:value="17983588" calcext:value-type="float">
            <text:p>17983588</text:p>
          </table:table-cell>
          <table:table-cell table:formula="of:=[.A1126]/1000/(60*60*24)" office:value-type="time" office:time-value="PT04H59M43.588S" calcext:value-type="time">
            <text:p>04:59:4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5.28" calcext:value-type="float">
            <text:p>625.28</text:p>
          </table:table-cell>
          <table:table-cell office:value-type="float" office:value="780.03" calcext:value-type="float">
            <text:p>780.03</text:p>
          </table:table-cell>
        </table:table-row>
        <table:table-row table:style-name="ro1">
          <table:table-cell office:value-type="float" office:value="17999588" calcext:value-type="float">
            <text:p>17999588</text:p>
          </table:table-cell>
          <table:table-cell table:formula="of:=[.A1127]/1000/(60*60*24)" office:value-type="time" office:time-value="PT04H59M59.588S" calcext:value-type="time">
            <text:p>05:00:0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5.82" calcext:value-type="float">
            <text:p>625.82</text:p>
          </table:table-cell>
          <table:table-cell office:value-type="float" office:value="780.68" calcext:value-type="float">
            <text:p>780.68</text:p>
          </table:table-cell>
        </table:table-row>
        <table:table-row table:style-name="ro1">
          <table:table-cell office:value-type="float" office:value="18015588" calcext:value-type="float">
            <text:p>18015588</text:p>
          </table:table-cell>
          <table:table-cell table:formula="of:=[.A1128]/1000/(60*60*24)" office:value-type="time" office:time-value="PT05H00M15.588S" calcext:value-type="time">
            <text:p>05:00:1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6.36" calcext:value-type="float">
            <text:p>626.36</text:p>
          </table:table-cell>
          <table:table-cell office:value-type="float" office:value="781.33" calcext:value-type="float">
            <text:p>781.33</text:p>
          </table:table-cell>
        </table:table-row>
        <table:table-row table:style-name="ro1">
          <table:table-cell office:value-type="float" office:value="18031588" calcext:value-type="float">
            <text:p>18031588</text:p>
          </table:table-cell>
          <table:table-cell table:formula="of:=[.A1129]/1000/(60*60*24)" office:value-type="time" office:time-value="PT05H00M31.588S" calcext:value-type="time">
            <text:p>05:00:3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6.9" calcext:value-type="float">
            <text:p>626.9</text:p>
          </table:table-cell>
          <table:table-cell office:value-type="float" office:value="781.98" calcext:value-type="float">
            <text:p>781.98</text:p>
          </table:table-cell>
        </table:table-row>
        <table:table-row table:style-name="ro1">
          <table:table-cell office:value-type="float" office:value="18047588" calcext:value-type="float">
            <text:p>18047588</text:p>
          </table:table-cell>
          <table:table-cell table:formula="of:=[.A1130]/1000/(60*60*24)" office:value-type="time" office:time-value="PT05H00M47.588S" calcext:value-type="time">
            <text:p>05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27.44" calcext:value-type="float">
            <text:p>627.44</text:p>
          </table:table-cell>
          <table:table-cell office:value-type="float" office:value="782.63" calcext:value-type="float">
            <text:p>782.63</text:p>
          </table:table-cell>
        </table:table-row>
        <table:table-row table:style-name="ro1">
          <table:table-cell office:value-type="float" office:value="18063588" calcext:value-type="float">
            <text:p>18063588</text:p>
          </table:table-cell>
          <table:table-cell table:formula="of:=[.A1131]/1000/(60*60*24)" office:value-type="time" office:time-value="PT05H01M03.588S" calcext:value-type="time">
            <text:p>05:01:0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7.98" calcext:value-type="float">
            <text:p>627.98</text:p>
          </table:table-cell>
          <table:table-cell office:value-type="float" office:value="783.28" calcext:value-type="float">
            <text:p>783.28</text:p>
          </table:table-cell>
        </table:table-row>
        <table:table-row table:style-name="ro1">
          <table:table-cell office:value-type="float" office:value="18079588" calcext:value-type="float">
            <text:p>18079588</text:p>
          </table:table-cell>
          <table:table-cell table:formula="of:=[.A1132]/1000/(60*60*24)" office:value-type="time" office:time-value="PT05H01M19.588S" calcext:value-type="time">
            <text:p>05:01:2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8.52" calcext:value-type="float">
            <text:p>628.52</text:p>
          </table:table-cell>
          <table:table-cell office:value-type="float" office:value="783.93" calcext:value-type="float">
            <text:p>783.93</text:p>
          </table:table-cell>
        </table:table-row>
        <table:table-row table:style-name="ro1">
          <table:table-cell office:value-type="float" office:value="18095588" calcext:value-type="float">
            <text:p>18095588</text:p>
          </table:table-cell>
          <table:table-cell table:formula="of:=[.A1133]/1000/(60*60*24)" office:value-type="time" office:time-value="PT05H01M35.588S" calcext:value-type="time">
            <text:p>05:01:3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9.06" calcext:value-type="float">
            <text:p>629.06</text:p>
          </table:table-cell>
          <table:table-cell office:value-type="float" office:value="784.58" calcext:value-type="float">
            <text:p>784.58</text:p>
          </table:table-cell>
        </table:table-row>
        <table:table-row table:style-name="ro1">
          <table:table-cell office:value-type="float" office:value="18111588" calcext:value-type="float">
            <text:p>18111588</text:p>
          </table:table-cell>
          <table:table-cell table:formula="of:=[.A1134]/1000/(60*60*24)" office:value-type="time" office:time-value="PT05H01M51.588S" calcext:value-type="time">
            <text:p>05:01:5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9.6" calcext:value-type="float">
            <text:p>629.6</text:p>
          </table:table-cell>
          <table:table-cell office:value-type="float" office:value="785.23" calcext:value-type="float">
            <text:p>785.23</text:p>
          </table:table-cell>
        </table:table-row>
        <table:table-row table:style-name="ro1">
          <table:table-cell office:value-type="float" office:value="18127588" calcext:value-type="float">
            <text:p>18127588</text:p>
          </table:table-cell>
          <table:table-cell table:formula="of:=[.A1135]/1000/(60*60*24)" office:value-type="time" office:time-value="PT05H02M07.588S" calcext:value-type="time">
            <text:p>05:02:0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30.14" calcext:value-type="float">
            <text:p>630.14</text:p>
          </table:table-cell>
          <table:table-cell office:value-type="float" office:value="785.88" calcext:value-type="float">
            <text:p>785.88</text:p>
          </table:table-cell>
        </table:table-row>
        <table:table-row table:style-name="ro1">
          <table:table-cell office:value-type="float" office:value="18143588" calcext:value-type="float">
            <text:p>18143588</text:p>
          </table:table-cell>
          <table:table-cell table:formula="of:=[.A1136]/1000/(60*60*24)" office:value-type="time" office:time-value="PT05H02M23.588S" calcext:value-type="time">
            <text:p>05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30.67" calcext:value-type="float">
            <text:p>630.67</text:p>
          </table:table-cell>
          <table:table-cell office:value-type="float" office:value="786.53" calcext:value-type="float">
            <text:p>786.53</text:p>
          </table:table-cell>
        </table:table-row>
        <table:table-row table:style-name="ro1">
          <table:table-cell office:value-type="float" office:value="18159588" calcext:value-type="float">
            <text:p>18159588</text:p>
          </table:table-cell>
          <table:table-cell table:formula="of:=[.A1137]/1000/(60*60*24)" office:value-type="time" office:time-value="PT05H02M39.588S" calcext:value-type="time">
            <text:p>05:02:4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31.21" calcext:value-type="float">
            <text:p>631.21</text:p>
          </table:table-cell>
          <table:table-cell office:value-type="float" office:value="787.18" calcext:value-type="float">
            <text:p>787.18</text:p>
          </table:table-cell>
        </table:table-row>
        <table:table-row table:style-name="ro1">
          <table:table-cell office:value-type="float" office:value="18175588" calcext:value-type="float">
            <text:p>18175588</text:p>
          </table:table-cell>
          <table:table-cell table:formula="of:=[.A1138]/1000/(60*60*24)" office:value-type="time" office:time-value="PT05H02M55.588S" calcext:value-type="time">
            <text:p>05:02:5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1.75" calcext:value-type="float">
            <text:p>631.75</text:p>
          </table:table-cell>
          <table:table-cell office:value-type="float" office:value="787.83" calcext:value-type="float">
            <text:p>787.83</text:p>
          </table:table-cell>
        </table:table-row>
        <table:table-row table:style-name="ro1">
          <table:table-cell office:value-type="float" office:value="18191587" calcext:value-type="float">
            <text:p>18191587</text:p>
          </table:table-cell>
          <table:table-cell table:formula="of:=[.A1139]/1000/(60*60*24)" office:value-type="time" office:time-value="PT05H03M11.587S" calcext:value-type="time">
            <text:p>05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632.29" calcext:value-type="float">
            <text:p>632.29</text:p>
          </table:table-cell>
          <table:table-cell office:value-type="float" office:value="788.48" calcext:value-type="float">
            <text:p>788.48</text:p>
          </table:table-cell>
        </table:table-row>
        <table:table-row table:style-name="ro1">
          <table:table-cell office:value-type="float" office:value="18207588" calcext:value-type="float">
            <text:p>18207588</text:p>
          </table:table-cell>
          <table:table-cell table:formula="of:=[.A1140]/1000/(60*60*24)" office:value-type="time" office:time-value="PT05H03M27.588S" calcext:value-type="time">
            <text:p>05:03:2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2.83" calcext:value-type="float">
            <text:p>632.83</text:p>
          </table:table-cell>
          <table:table-cell office:value-type="float" office:value="789.12" calcext:value-type="float">
            <text:p>789.12</text:p>
          </table:table-cell>
        </table:table-row>
        <table:table-row table:style-name="ro1">
          <table:table-cell office:value-type="float" office:value="18223588" calcext:value-type="float">
            <text:p>18223588</text:p>
          </table:table-cell>
          <table:table-cell table:formula="of:=[.A1141]/1000/(60*60*24)" office:value-type="time" office:time-value="PT05H03M43.588S" calcext:value-type="time">
            <text:p>05:03:4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3.37" calcext:value-type="float">
            <text:p>633.37</text:p>
          </table:table-cell>
          <table:table-cell office:value-type="float" office:value="789.77" calcext:value-type="float">
            <text:p>789.77</text:p>
          </table:table-cell>
        </table:table-row>
        <table:table-row table:style-name="ro1">
          <table:table-cell office:value-type="float" office:value="18239588" calcext:value-type="float">
            <text:p>18239588</text:p>
          </table:table-cell>
          <table:table-cell table:formula="of:=[.A1142]/1000/(60*60*24)" office:value-type="time" office:time-value="PT05H03M59.588S" calcext:value-type="time">
            <text:p>05:04:0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33.91" calcext:value-type="float">
            <text:p>633.91</text:p>
          </table:table-cell>
          <table:table-cell office:value-type="float" office:value="790.42" calcext:value-type="float">
            <text:p>790.42</text:p>
          </table:table-cell>
        </table:table-row>
        <table:table-row table:style-name="ro1">
          <table:table-cell office:value-type="float" office:value="18255588" calcext:value-type="float">
            <text:p>18255588</text:p>
          </table:table-cell>
          <table:table-cell table:formula="of:=[.A1143]/1000/(60*60*24)" office:value-type="time" office:time-value="PT05H04M15.588S" calcext:value-type="time">
            <text:p>05:04:1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34.45" calcext:value-type="float">
            <text:p>634.45</text:p>
          </table:table-cell>
          <table:table-cell office:value-type="float" office:value="791.07" calcext:value-type="float">
            <text:p>791.07</text:p>
          </table:table-cell>
        </table:table-row>
        <table:table-row table:style-name="ro1">
          <table:table-cell office:value-type="float" office:value="18271588" calcext:value-type="float">
            <text:p>18271588</text:p>
          </table:table-cell>
          <table:table-cell table:formula="of:=[.A1144]/1000/(60*60*24)" office:value-type="time" office:time-value="PT05H04M31.588S" calcext:value-type="time">
            <text:p>05:04:3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4.99" calcext:value-type="float">
            <text:p>634.99</text:p>
          </table:table-cell>
          <table:table-cell office:value-type="float" office:value="791.72" calcext:value-type="float">
            <text:p>791.72</text:p>
          </table:table-cell>
        </table:table-row>
        <table:table-row table:style-name="ro1">
          <table:table-cell office:value-type="float" office:value="18287588" calcext:value-type="float">
            <text:p>18287588</text:p>
          </table:table-cell>
          <table:table-cell table:formula="of:=[.A1145]/1000/(60*60*24)" office:value-type="time" office:time-value="PT05H04M47.588S" calcext:value-type="time">
            <text:p>05:04:4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5.52" calcext:value-type="float">
            <text:p>635.52</text:p>
          </table:table-cell>
          <table:table-cell office:value-type="float" office:value="792.37" calcext:value-type="float">
            <text:p>792.37</text:p>
          </table:table-cell>
        </table:table-row>
        <table:table-row table:style-name="ro1">
          <table:table-cell office:value-type="float" office:value="18303588" calcext:value-type="float">
            <text:p>18303588</text:p>
          </table:table-cell>
          <table:table-cell table:formula="of:=[.A1146]/1000/(60*60*24)" office:value-type="time" office:time-value="PT05H05M03.588S" calcext:value-type="time">
            <text:p>05:05:0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6.06" calcext:value-type="float">
            <text:p>636.06</text:p>
          </table:table-cell>
          <table:table-cell office:value-type="float" office:value="793.02" calcext:value-type="float">
            <text:p>793.02</text:p>
          </table:table-cell>
        </table:table-row>
        <table:table-row table:style-name="ro1">
          <table:table-cell office:value-type="float" office:value="18319588" calcext:value-type="float">
            <text:p>18319588</text:p>
          </table:table-cell>
          <table:table-cell table:formula="of:=[.A1147]/1000/(60*60*24)" office:value-type="time" office:time-value="PT05H05M19.588S" calcext:value-type="time">
            <text:p>05:05:2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6.6" calcext:value-type="float">
            <text:p>636.6</text:p>
          </table:table-cell>
          <table:table-cell office:value-type="float" office:value="793.67" calcext:value-type="float">
            <text:p>793.67</text:p>
          </table:table-cell>
        </table:table-row>
        <table:table-row table:style-name="ro1">
          <table:table-cell office:value-type="float" office:value="18335588" calcext:value-type="float">
            <text:p>18335588</text:p>
          </table:table-cell>
          <table:table-cell table:formula="of:=[.A1148]/1000/(60*60*24)" office:value-type="time" office:time-value="PT05H05M35.588S" calcext:value-type="time">
            <text:p>05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637.14" calcext:value-type="float">
            <text:p>637.14</text:p>
          </table:table-cell>
          <table:table-cell office:value-type="float" office:value="794.32" calcext:value-type="float">
            <text:p>794.32</text:p>
          </table:table-cell>
        </table:table-row>
        <table:table-row table:style-name="ro1">
          <table:table-cell office:value-type="float" office:value="18351588" calcext:value-type="float">
            <text:p>18351588</text:p>
          </table:table-cell>
          <table:table-cell table:formula="of:=[.A1149]/1000/(60*60*24)" office:value-type="time" office:time-value="PT05H05M51.588S" calcext:value-type="time">
            <text:p>05:05:5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7.68" calcext:value-type="float">
            <text:p>637.68</text:p>
          </table:table-cell>
          <table:table-cell office:value-type="float" office:value="794.97" calcext:value-type="float">
            <text:p>794.97</text:p>
          </table:table-cell>
        </table:table-row>
        <table:table-row table:style-name="ro1">
          <table:table-cell office:value-type="float" office:value="18367588" calcext:value-type="float">
            <text:p>18367588</text:p>
          </table:table-cell>
          <table:table-cell table:formula="of:=[.A1150]/1000/(60*60*24)" office:value-type="time" office:time-value="PT05H06M07.588S" calcext:value-type="time">
            <text:p>05:06:0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8.22" calcext:value-type="float">
            <text:p>638.22</text:p>
          </table:table-cell>
          <table:table-cell office:value-type="float" office:value="795.62" calcext:value-type="float">
            <text:p>795.62</text:p>
          </table:table-cell>
        </table:table-row>
        <table:table-row table:style-name="ro1">
          <table:table-cell office:value-type="float" office:value="18383588" calcext:value-type="float">
            <text:p>18383588</text:p>
          </table:table-cell>
          <table:table-cell table:formula="of:=[.A1151]/1000/(60*60*24)" office:value-type="time" office:time-value="PT05H06M23.588S" calcext:value-type="time">
            <text:p>05:06:2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8.76" calcext:value-type="float">
            <text:p>638.76</text:p>
          </table:table-cell>
          <table:table-cell office:value-type="float" office:value="796.26" calcext:value-type="float">
            <text:p>796.26</text:p>
          </table:table-cell>
        </table:table-row>
        <table:table-row table:style-name="ro1">
          <table:table-cell office:value-type="float" office:value="18399588" calcext:value-type="float">
            <text:p>18399588</text:p>
          </table:table-cell>
          <table:table-cell table:formula="of:=[.A1152]/1000/(60*60*24)" office:value-type="time" office:time-value="PT05H06M39.588S" calcext:value-type="time">
            <text:p>05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639.3" calcext:value-type="float">
            <text:p>639.3</text:p>
          </table:table-cell>
          <table:table-cell office:value-type="float" office:value="796.91" calcext:value-type="float">
            <text:p>796.91</text:p>
          </table:table-cell>
        </table:table-row>
        <table:table-row table:style-name="ro1">
          <table:table-cell office:value-type="float" office:value="18415588" calcext:value-type="float">
            <text:p>18415588</text:p>
          </table:table-cell>
          <table:table-cell table:formula="of:=[.A1153]/1000/(60*60*24)" office:value-type="time" office:time-value="PT05H06M55.588S" calcext:value-type="time">
            <text:p>05:06:5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9.84" calcext:value-type="float">
            <text:p>639.84</text:p>
          </table:table-cell>
          <table:table-cell office:value-type="float" office:value="797.56" calcext:value-type="float">
            <text:p>797.56</text:p>
          </table:table-cell>
        </table:table-row>
        <table:table-row table:style-name="ro1">
          <table:table-cell office:value-type="float" office:value="18431588" calcext:value-type="float">
            <text:p>18431588</text:p>
          </table:table-cell>
          <table:table-cell table:formula="of:=[.A1154]/1000/(60*60*24)" office:value-type="time" office:time-value="PT05H07M11.588S" calcext:value-type="time">
            <text:p>05:07:1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40.37" calcext:value-type="float">
            <text:p>640.37</text:p>
          </table:table-cell>
          <table:table-cell office:value-type="float" office:value="798.21" calcext:value-type="float">
            <text:p>798.21</text:p>
          </table:table-cell>
        </table:table-row>
        <table:table-row table:style-name="ro1">
          <table:table-cell office:value-type="float" office:value="18447588" calcext:value-type="float">
            <text:p>18447588</text:p>
          </table:table-cell>
          <table:table-cell table:formula="of:=[.A1155]/1000/(60*60*24)" office:value-type="time" office:time-value="PT05H07M27.588S" calcext:value-type="time">
            <text:p>05:07:2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40.91" calcext:value-type="float">
            <text:p>640.91</text:p>
          </table:table-cell>
          <table:table-cell office:value-type="float" office:value="798.86" calcext:value-type="float">
            <text:p>798.86</text:p>
          </table:table-cell>
        </table:table-row>
        <table:table-row table:style-name="ro1">
          <table:table-cell office:value-type="float" office:value="18463588" calcext:value-type="float">
            <text:p>18463588</text:p>
          </table:table-cell>
          <table:table-cell table:formula="of:=[.A1156]/1000/(60*60*24)" office:value-type="time" office:time-value="PT05H07M43.588S" calcext:value-type="time">
            <text:p>05:07:4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1.45" calcext:value-type="float">
            <text:p>641.45</text:p>
          </table:table-cell>
          <table:table-cell office:value-type="float" office:value="799.51" calcext:value-type="float">
            <text:p>799.51</text:p>
          </table:table-cell>
        </table:table-row>
        <table:table-row table:style-name="ro1">
          <table:table-cell office:value-type="float" office:value="18479588" calcext:value-type="float">
            <text:p>18479588</text:p>
          </table:table-cell>
          <table:table-cell table:formula="of:=[.A1157]/1000/(60*60*24)" office:value-type="time" office:time-value="PT05H07M59.588S" calcext:value-type="time">
            <text:p>05:08:0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1.99" calcext:value-type="float">
            <text:p>641.99</text:p>
          </table:table-cell>
          <table:table-cell office:value-type="float" office:value="800.16" calcext:value-type="float">
            <text:p>800.16</text:p>
          </table:table-cell>
        </table:table-row>
        <table:table-row table:style-name="ro1">
          <table:table-cell office:value-type="float" office:value="18495588" calcext:value-type="float">
            <text:p>18495588</text:p>
          </table:table-cell>
          <table:table-cell table:formula="of:=[.A1158]/1000/(60*60*24)" office:value-type="time" office:time-value="PT05H08M15.588S" calcext:value-type="time">
            <text:p>05:08:1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2.53" calcext:value-type="float">
            <text:p>642.53</text:p>
          </table:table-cell>
          <table:table-cell office:value-type="float" office:value="800.8" calcext:value-type="float">
            <text:p>800.8</text:p>
          </table:table-cell>
        </table:table-row>
        <table:table-row table:style-name="ro1">
          <table:table-cell office:value-type="float" office:value="18511588" calcext:value-type="float">
            <text:p>18511588</text:p>
          </table:table-cell>
          <table:table-cell table:formula="of:=[.A1159]/1000/(60*60*24)" office:value-type="time" office:time-value="PT05H08M31.588S" calcext:value-type="time">
            <text:p>05:08:3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3.07" calcext:value-type="float">
            <text:p>643.07</text:p>
          </table:table-cell>
          <table:table-cell office:value-type="float" office:value="801.45" calcext:value-type="float">
            <text:p>801.45</text:p>
          </table:table-cell>
        </table:table-row>
        <table:table-row table:style-name="ro1">
          <table:table-cell office:value-type="float" office:value="18527588" calcext:value-type="float">
            <text:p>18527588</text:p>
          </table:table-cell>
          <table:table-cell table:formula="of:=[.A1160]/1000/(60*60*24)" office:value-type="time" office:time-value="PT05H08M47.588S" calcext:value-type="time">
            <text:p>05:08:4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43.6" calcext:value-type="float">
            <text:p>643.6</text:p>
          </table:table-cell>
          <table:table-cell office:value-type="float" office:value="802.1" calcext:value-type="float">
            <text:p>802.1</text:p>
          </table:table-cell>
        </table:table-row>
        <table:table-row table:style-name="ro1">
          <table:table-cell office:value-type="float" office:value="18543588" calcext:value-type="float">
            <text:p>18543588</text:p>
          </table:table-cell>
          <table:table-cell table:formula="of:=[.A1161]/1000/(60*60*24)" office:value-type="time" office:time-value="PT05H09M03.588S" calcext:value-type="time">
            <text:p>05:09:0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4.14" calcext:value-type="float">
            <text:p>644.14</text:p>
          </table:table-cell>
          <table:table-cell office:value-type="float" office:value="802.75" calcext:value-type="float">
            <text:p>802.75</text:p>
          </table:table-cell>
        </table:table-row>
        <table:table-row table:style-name="ro1">
          <table:table-cell office:value-type="float" office:value="18559588" calcext:value-type="float">
            <text:p>18559588</text:p>
          </table:table-cell>
          <table:table-cell table:formula="of:=[.A1162]/1000/(60*60*24)" office:value-type="time" office:time-value="PT05H09M19.588S" calcext:value-type="time">
            <text:p>05:09:2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4.68" calcext:value-type="float">
            <text:p>644.68</text:p>
          </table:table-cell>
          <table:table-cell office:value-type="float" office:value="803.4" calcext:value-type="float">
            <text:p>803.4</text:p>
          </table:table-cell>
        </table:table-row>
        <table:table-row table:style-name="ro1">
          <table:table-cell office:value-type="float" office:value="18575588" calcext:value-type="float">
            <text:p>18575588</text:p>
          </table:table-cell>
          <table:table-cell table:formula="of:=[.A1163]/1000/(60*60*24)" office:value-type="time" office:time-value="PT05H09M35.588S" calcext:value-type="time">
            <text:p>05:09:3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5.22" calcext:value-type="float">
            <text:p>645.22</text:p>
          </table:table-cell>
          <table:table-cell office:value-type="float" office:value="804.05" calcext:value-type="float">
            <text:p>804.05</text:p>
          </table:table-cell>
        </table:table-row>
        <table:table-row table:style-name="ro1">
          <table:table-cell office:value-type="float" office:value="18591587" calcext:value-type="float">
            <text:p>18591587</text:p>
          </table:table-cell>
          <table:table-cell table:formula="of:=[.A1164]/1000/(60*60*24)" office:value-type="time" office:time-value="PT05H09M51.587S" calcext:value-type="time">
            <text:p>05:09:5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5.76" calcext:value-type="float">
            <text:p>645.76</text:p>
          </table:table-cell>
          <table:table-cell office:value-type="float" office:value="804.69" calcext:value-type="float">
            <text:p>804.69</text:p>
          </table:table-cell>
        </table:table-row>
        <table:table-row table:style-name="ro1">
          <table:table-cell office:value-type="float" office:value="18607588" calcext:value-type="float">
            <text:p>18607588</text:p>
          </table:table-cell>
          <table:table-cell table:formula="of:=[.A1165]/1000/(60*60*24)" office:value-type="time" office:time-value="PT05H10M07.588S" calcext:value-type="time">
            <text:p>05:10:0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6.3" calcext:value-type="float">
            <text:p>646.3</text:p>
          </table:table-cell>
          <table:table-cell office:value-type="float" office:value="805.34" calcext:value-type="float">
            <text:p>805.34</text:p>
          </table:table-cell>
        </table:table-row>
        <table:table-row table:style-name="ro1">
          <table:table-cell office:value-type="float" office:value="18623588" calcext:value-type="float">
            <text:p>18623588</text:p>
          </table:table-cell>
          <table:table-cell table:formula="of:=[.A1166]/1000/(60*60*24)" office:value-type="time" office:time-value="PT05H10M23.588S" calcext:value-type="time">
            <text:p>05:10:2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6.83" calcext:value-type="float">
            <text:p>646.83</text:p>
          </table:table-cell>
          <table:table-cell office:value-type="float" office:value="805.99" calcext:value-type="float">
            <text:p>805.99</text:p>
          </table:table-cell>
        </table:table-row>
        <table:table-row table:style-name="ro1">
          <table:table-cell office:value-type="float" office:value="18639588" calcext:value-type="float">
            <text:p>18639588</text:p>
          </table:table-cell>
          <table:table-cell table:formula="of:=[.A1167]/1000/(60*60*24)" office:value-type="time" office:time-value="PT05H10M39.588S" calcext:value-type="time">
            <text:p>05:10:4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7.37" calcext:value-type="float">
            <text:p>647.37</text:p>
          </table:table-cell>
          <table:table-cell office:value-type="float" office:value="806.64" calcext:value-type="float">
            <text:p>806.64</text:p>
          </table:table-cell>
        </table:table-row>
        <table:table-row table:style-name="ro1">
          <table:table-cell office:value-type="float" office:value="18655588" calcext:value-type="float">
            <text:p>18655588</text:p>
          </table:table-cell>
          <table:table-cell table:formula="of:=[.A1168]/1000/(60*60*24)" office:value-type="time" office:time-value="PT05H10M55.588S" calcext:value-type="time">
            <text:p>05:10:5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7.91" calcext:value-type="float">
            <text:p>647.91</text:p>
          </table:table-cell>
          <table:table-cell office:value-type="float" office:value="807.29" calcext:value-type="float">
            <text:p>807.29</text:p>
          </table:table-cell>
        </table:table-row>
        <table:table-row table:style-name="ro1">
          <table:table-cell office:value-type="float" office:value="18671588" calcext:value-type="float">
            <text:p>18671588</text:p>
          </table:table-cell>
          <table:table-cell table:formula="of:=[.A1169]/1000/(60*60*24)" office:value-type="time" office:time-value="PT05H11M11.588S" calcext:value-type="time">
            <text:p>05:11:1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8.45" calcext:value-type="float">
            <text:p>648.45</text:p>
          </table:table-cell>
          <table:table-cell office:value-type="float" office:value="807.94" calcext:value-type="float">
            <text:p>807.94</text:p>
          </table:table-cell>
        </table:table-row>
        <table:table-row table:style-name="ro1">
          <table:table-cell office:value-type="float" office:value="18687588" calcext:value-type="float">
            <text:p>18687588</text:p>
          </table:table-cell>
          <table:table-cell table:formula="of:=[.A1170]/1000/(60*60*24)" office:value-type="time" office:time-value="PT05H11M27.588S" calcext:value-type="time">
            <text:p>05:11:2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8.99" calcext:value-type="float">
            <text:p>648.99</text:p>
          </table:table-cell>
          <table:table-cell office:value-type="float" office:value="808.58" calcext:value-type="float">
            <text:p>808.58</text:p>
          </table:table-cell>
        </table:table-row>
        <table:table-row table:style-name="ro1">
          <table:table-cell office:value-type="float" office:value="18703588" calcext:value-type="float">
            <text:p>18703588</text:p>
          </table:table-cell>
          <table:table-cell table:formula="of:=[.A1171]/1000/(60*60*24)" office:value-type="time" office:time-value="PT05H11M43.588S" calcext:value-type="time">
            <text:p>05:11:4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9.53" calcext:value-type="float">
            <text:p>649.53</text:p>
          </table:table-cell>
          <table:table-cell office:value-type="float" office:value="809.23" calcext:value-type="float">
            <text:p>809.23</text:p>
          </table:table-cell>
        </table:table-row>
        <table:table-row table:style-name="ro1">
          <table:table-cell office:value-type="float" office:value="18719588" calcext:value-type="float">
            <text:p>18719588</text:p>
          </table:table-cell>
          <table:table-cell table:formula="of:=[.A1172]/1000/(60*60*24)" office:value-type="time" office:time-value="PT05H11M59.588S" calcext:value-type="time">
            <text:p>05:12:0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50.06" calcext:value-type="float">
            <text:p>650.06</text:p>
          </table:table-cell>
          <table:table-cell office:value-type="float" office:value="809.88" calcext:value-type="float">
            <text:p>809.88</text:p>
          </table:table-cell>
        </table:table-row>
        <table:table-row table:style-name="ro1">
          <table:table-cell office:value-type="float" office:value="18735588" calcext:value-type="float">
            <text:p>18735588</text:p>
          </table:table-cell>
          <table:table-cell table:formula="of:=[.A1173]/1000/(60*60*24)" office:value-type="time" office:time-value="PT05H12M15.588S" calcext:value-type="time">
            <text:p>05:12:1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0.6" calcext:value-type="float">
            <text:p>650.6</text:p>
          </table:table-cell>
          <table:table-cell office:value-type="float" office:value="810.53" calcext:value-type="float">
            <text:p>810.53</text:p>
          </table:table-cell>
        </table:table-row>
        <table:table-row table:style-name="ro1">
          <table:table-cell office:value-type="float" office:value="18751588" calcext:value-type="float">
            <text:p>18751588</text:p>
          </table:table-cell>
          <table:table-cell table:formula="of:=[.A1174]/1000/(60*60*24)" office:value-type="time" office:time-value="PT05H12M31.588S" calcext:value-type="time">
            <text:p>05:12:3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51.14" calcext:value-type="float">
            <text:p>651.14</text:p>
          </table:table-cell>
          <table:table-cell office:value-type="float" office:value="811.18" calcext:value-type="float">
            <text:p>811.18</text:p>
          </table:table-cell>
        </table:table-row>
        <table:table-row table:style-name="ro1">
          <table:table-cell office:value-type="float" office:value="18767588" calcext:value-type="float">
            <text:p>18767588</text:p>
          </table:table-cell>
          <table:table-cell table:formula="of:=[.A1175]/1000/(60*60*24)" office:value-type="time" office:time-value="PT05H12M47.588S" calcext:value-type="time">
            <text:p>05:12:4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1.68" calcext:value-type="float">
            <text:p>651.68</text:p>
          </table:table-cell>
          <table:table-cell office:value-type="float" office:value="811.82" calcext:value-type="float">
            <text:p>811.82</text:p>
          </table:table-cell>
        </table:table-row>
        <table:table-row table:style-name="ro1">
          <table:table-cell office:value-type="float" office:value="18783588" calcext:value-type="float">
            <text:p>18783588</text:p>
          </table:table-cell>
          <table:table-cell table:formula="of:=[.A1176]/1000/(60*60*24)" office:value-type="time" office:time-value="PT05H13M03.588S" calcext:value-type="time">
            <text:p>05:13:0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2.22" calcext:value-type="float">
            <text:p>652.22</text:p>
          </table:table-cell>
          <table:table-cell office:value-type="float" office:value="812.47" calcext:value-type="float">
            <text:p>812.47</text:p>
          </table:table-cell>
        </table:table-row>
        <table:table-row table:style-name="ro1">
          <table:table-cell office:value-type="float" office:value="18799588" calcext:value-type="float">
            <text:p>18799588</text:p>
          </table:table-cell>
          <table:table-cell table:formula="of:=[.A1177]/1000/(60*60*24)" office:value-type="time" office:time-value="PT05H13M19.588S" calcext:value-type="time">
            <text:p>05:13:2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2.75" calcext:value-type="float">
            <text:p>652.75</text:p>
          </table:table-cell>
          <table:table-cell office:value-type="float" office:value="813.12" calcext:value-type="float">
            <text:p>813.12</text:p>
          </table:table-cell>
        </table:table-row>
        <table:table-row table:style-name="ro1">
          <table:table-cell office:value-type="float" office:value="18815588" calcext:value-type="float">
            <text:p>18815588</text:p>
          </table:table-cell>
          <table:table-cell table:formula="of:=[.A1178]/1000/(60*60*24)" office:value-type="time" office:time-value="PT05H13M35.588S" calcext:value-type="time">
            <text:p>05:13:3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53.29" calcext:value-type="float">
            <text:p>653.29</text:p>
          </table:table-cell>
          <table:table-cell office:value-type="float" office:value="813.77" calcext:value-type="float">
            <text:p>813.77</text:p>
          </table:table-cell>
        </table:table-row>
        <table:table-row table:style-name="ro1">
          <table:table-cell office:value-type="float" office:value="18831588" calcext:value-type="float">
            <text:p>18831588</text:p>
          </table:table-cell>
          <table:table-cell table:formula="of:=[.A1179]/1000/(60*60*24)" office:value-type="time" office:time-value="PT05H13M51.588S" calcext:value-type="time">
            <text:p>05:13:5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3.83" calcext:value-type="float">
            <text:p>653.83</text:p>
          </table:table-cell>
          <table:table-cell office:value-type="float" office:value="814.41" calcext:value-type="float">
            <text:p>814.41</text:p>
          </table:table-cell>
        </table:table-row>
        <table:table-row table:style-name="ro1">
          <table:table-cell office:value-type="float" office:value="18847588" calcext:value-type="float">
            <text:p>18847588</text:p>
          </table:table-cell>
          <table:table-cell table:formula="of:=[.A1180]/1000/(60*60*24)" office:value-type="time" office:time-value="PT05H14M07.588S" calcext:value-type="time">
            <text:p>05:14:0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4.37" calcext:value-type="float">
            <text:p>654.37</text:p>
          </table:table-cell>
          <table:table-cell office:value-type="float" office:value="815.06" calcext:value-type="float">
            <text:p>815.06</text:p>
          </table:table-cell>
        </table:table-row>
        <table:table-row table:style-name="ro1">
          <table:table-cell office:value-type="float" office:value="18863588" calcext:value-type="float">
            <text:p>18863588</text:p>
          </table:table-cell>
          <table:table-cell table:formula="of:=[.A1181]/1000/(60*60*24)" office:value-type="time" office:time-value="PT05H14M23.588S" calcext:value-type="time">
            <text:p>05:14:2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4.91" calcext:value-type="float">
            <text:p>654.91</text:p>
          </table:table-cell>
          <table:table-cell office:value-type="float" office:value="815.71" calcext:value-type="float">
            <text:p>815.71</text:p>
          </table:table-cell>
        </table:table-row>
        <table:table-row table:style-name="ro1">
          <table:table-cell office:value-type="float" office:value="18879588" calcext:value-type="float">
            <text:p>18879588</text:p>
          </table:table-cell>
          <table:table-cell table:formula="of:=[.A1182]/1000/(60*60*24)" office:value-type="time" office:time-value="PT05H14M39.588S" calcext:value-type="time">
            <text:p>05:14:4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5.44" calcext:value-type="float">
            <text:p>655.44</text:p>
          </table:table-cell>
          <table:table-cell office:value-type="float" office:value="816.36" calcext:value-type="float">
            <text:p>816.36</text:p>
          </table:table-cell>
        </table:table-row>
        <table:table-row table:style-name="ro1">
          <table:table-cell office:value-type="float" office:value="18895588" calcext:value-type="float">
            <text:p>18895588</text:p>
          </table:table-cell>
          <table:table-cell table:formula="of:=[.A1183]/1000/(60*60*24)" office:value-type="time" office:time-value="PT05H14M55.588S" calcext:value-type="time">
            <text:p>05:14:5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5.98" calcext:value-type="float">
            <text:p>655.98</text:p>
          </table:table-cell>
          <table:table-cell office:value-type="float" office:value="817.01" calcext:value-type="float">
            <text:p>817.01</text:p>
          </table:table-cell>
        </table:table-row>
        <table:table-row table:style-name="ro1">
          <table:table-cell office:value-type="float" office:value="18911588" calcext:value-type="float">
            <text:p>18911588</text:p>
          </table:table-cell>
          <table:table-cell table:formula="of:=[.A1184]/1000/(60*60*24)" office:value-type="time" office:time-value="PT05H15M11.588S" calcext:value-type="time">
            <text:p>05:15:1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6.52" calcext:value-type="float">
            <text:p>656.52</text:p>
          </table:table-cell>
          <table:table-cell office:value-type="float" office:value="817.65" calcext:value-type="float">
            <text:p>817.65</text:p>
          </table:table-cell>
        </table:table-row>
        <table:table-row table:style-name="ro1">
          <table:table-cell office:value-type="float" office:value="18927588" calcext:value-type="float">
            <text:p>18927588</text:p>
          </table:table-cell>
          <table:table-cell table:formula="of:=[.A1185]/1000/(60*60*24)" office:value-type="time" office:time-value="PT05H15M27.588S" calcext:value-type="time">
            <text:p>05:15:2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7.06" calcext:value-type="float">
            <text:p>657.06</text:p>
          </table:table-cell>
          <table:table-cell office:value-type="float" office:value="818.3" calcext:value-type="float">
            <text:p>818.3</text:p>
          </table:table-cell>
        </table:table-row>
        <table:table-row table:style-name="ro1">
          <table:table-cell office:value-type="float" office:value="18943588" calcext:value-type="float">
            <text:p>18943588</text:p>
          </table:table-cell>
          <table:table-cell table:formula="of:=[.A1186]/1000/(60*60*24)" office:value-type="time" office:time-value="PT05H15M43.588S" calcext:value-type="time">
            <text:p>05:15:4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7.6" calcext:value-type="float">
            <text:p>657.6</text:p>
          </table:table-cell>
          <table:table-cell office:value-type="float" office:value="818.95" calcext:value-type="float">
            <text:p>818.95</text:p>
          </table:table-cell>
        </table:table-row>
        <table:table-row table:style-name="ro1">
          <table:table-cell office:value-type="float" office:value="18959588" calcext:value-type="float">
            <text:p>18959588</text:p>
          </table:table-cell>
          <table:table-cell table:formula="of:=[.A1187]/1000/(60*60*24)" office:value-type="time" office:time-value="PT05H15M59.588S" calcext:value-type="time">
            <text:p>05:16:0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8.13" calcext:value-type="float">
            <text:p>658.13</text:p>
          </table:table-cell>
          <table:table-cell office:value-type="float" office:value="819.59" calcext:value-type="float">
            <text:p>819.59</text:p>
          </table:table-cell>
        </table:table-row>
        <table:table-row table:style-name="ro1">
          <table:table-cell office:value-type="float" office:value="18975588" calcext:value-type="float">
            <text:p>18975588</text:p>
          </table:table-cell>
          <table:table-cell table:formula="of:=[.A1188]/1000/(60*60*24)" office:value-type="time" office:time-value="PT05H16M15.588S" calcext:value-type="time">
            <text:p>05:16:1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658.67" calcext:value-type="float">
            <text:p>658.67</text:p>
          </table:table-cell>
          <table:table-cell office:value-type="float" office:value="820.24" calcext:value-type="float">
            <text:p>820.24</text:p>
          </table:table-cell>
        </table:table-row>
        <table:table-row table:style-name="ro1">
          <table:table-cell office:value-type="float" office:value="18991588" calcext:value-type="float">
            <text:p>18991588</text:p>
          </table:table-cell>
          <table:table-cell table:formula="of:=[.A1189]/1000/(60*60*24)" office:value-type="time" office:time-value="PT05H16M31.588S" calcext:value-type="time">
            <text:p>05:16:3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9.21" calcext:value-type="float">
            <text:p>659.21</text:p>
          </table:table-cell>
          <table:table-cell office:value-type="float" office:value="820.89" calcext:value-type="float">
            <text:p>820.89</text:p>
          </table:table-cell>
        </table:table-row>
        <table:table-row table:style-name="ro1">
          <table:table-cell office:value-type="float" office:value="19007588" calcext:value-type="float">
            <text:p>19007588</text:p>
          </table:table-cell>
          <table:table-cell table:formula="of:=[.A1190]/1000/(60*60*24)" office:value-type="time" office:time-value="PT05H16M47.588S" calcext:value-type="time">
            <text:p>05:16:4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9.75" calcext:value-type="float">
            <text:p>659.75</text:p>
          </table:table-cell>
          <table:table-cell office:value-type="float" office:value="821.54" calcext:value-type="float">
            <text:p>821.54</text:p>
          </table:table-cell>
        </table:table-row>
        <table:table-row table:style-name="ro1">
          <table:table-cell office:value-type="float" office:value="19023588" calcext:value-type="float">
            <text:p>19023588</text:p>
          </table:table-cell>
          <table:table-cell table:formula="of:=[.A1191]/1000/(60*60*24)" office:value-type="time" office:time-value="PT05H17M03.588S" calcext:value-type="time">
            <text:p>05:17:0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60.28" calcext:value-type="float">
            <text:p>660.28</text:p>
          </table:table-cell>
          <table:table-cell office:value-type="float" office:value="822.18" calcext:value-type="float">
            <text:p>822.18</text:p>
          </table:table-cell>
        </table:table-row>
        <table:table-row table:style-name="ro1">
          <table:table-cell office:value-type="float" office:value="19039588" calcext:value-type="float">
            <text:p>19039588</text:p>
          </table:table-cell>
          <table:table-cell table:formula="of:=[.A1192]/1000/(60*60*24)" office:value-type="time" office:time-value="PT05H17M19.588S" calcext:value-type="time">
            <text:p>05:17:2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0.82" calcext:value-type="float">
            <text:p>660.82</text:p>
          </table:table-cell>
          <table:table-cell office:value-type="float" office:value="822.83" calcext:value-type="float">
            <text:p>822.83</text:p>
          </table:table-cell>
        </table:table-row>
        <table:table-row table:style-name="ro1">
          <table:table-cell office:value-type="float" office:value="19055588" calcext:value-type="float">
            <text:p>19055588</text:p>
          </table:table-cell>
          <table:table-cell table:formula="of:=[.A1193]/1000/(60*60*24)" office:value-type="time" office:time-value="PT05H17M35.588S" calcext:value-type="time">
            <text:p>05:17:3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61.36" calcext:value-type="float">
            <text:p>661.36</text:p>
          </table:table-cell>
          <table:table-cell office:value-type="float" office:value="823.48" calcext:value-type="float">
            <text:p>823.48</text:p>
          </table:table-cell>
        </table:table-row>
        <table:table-row table:style-name="ro1">
          <table:table-cell office:value-type="float" office:value="19071588" calcext:value-type="float">
            <text:p>19071588</text:p>
          </table:table-cell>
          <table:table-cell table:formula="of:=[.A1194]/1000/(60*60*24)" office:value-type="time" office:time-value="PT05H17M51.588S" calcext:value-type="time">
            <text:p>05:17:5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1.9" calcext:value-type="float">
            <text:p>661.9</text:p>
          </table:table-cell>
          <table:table-cell office:value-type="float" office:value="824.12" calcext:value-type="float">
            <text:p>824.12</text:p>
          </table:table-cell>
        </table:table-row>
        <table:table-row table:style-name="ro1">
          <table:table-cell office:value-type="float" office:value="19087588" calcext:value-type="float">
            <text:p>19087588</text:p>
          </table:table-cell>
          <table:table-cell table:formula="of:=[.A1195]/1000/(60*60*24)" office:value-type="time" office:time-value="PT05H18M07.588S" calcext:value-type="time">
            <text:p>05:18:0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2.43" calcext:value-type="float">
            <text:p>662.43</text:p>
          </table:table-cell>
          <table:table-cell office:value-type="float" office:value="824.77" calcext:value-type="float">
            <text:p>824.77</text:p>
          </table:table-cell>
        </table:table-row>
        <table:table-row table:style-name="ro1">
          <table:table-cell office:value-type="float" office:value="19103588" calcext:value-type="float">
            <text:p>19103588</text:p>
          </table:table-cell>
          <table:table-cell table:formula="of:=[.A1196]/1000/(60*60*24)" office:value-type="time" office:time-value="PT05H18M23.588S" calcext:value-type="time">
            <text:p>05:18:2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662.97" calcext:value-type="float">
            <text:p>662.97</text:p>
          </table:table-cell>
          <table:table-cell office:value-type="float" office:value="825.42" calcext:value-type="float">
            <text:p>825.42</text:p>
          </table:table-cell>
        </table:table-row>
        <table:table-row table:style-name="ro1">
          <table:table-cell office:value-type="float" office:value="19119588" calcext:value-type="float">
            <text:p>19119588</text:p>
          </table:table-cell>
          <table:table-cell table:formula="of:=[.A1197]/1000/(60*60*24)" office:value-type="time" office:time-value="PT05H18M39.588S" calcext:value-type="time">
            <text:p>05:18:4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3.51" calcext:value-type="float">
            <text:p>663.51</text:p>
          </table:table-cell>
          <table:table-cell office:value-type="float" office:value="826.06" calcext:value-type="float">
            <text:p>826.06</text:p>
          </table:table-cell>
        </table:table-row>
        <table:table-row table:style-name="ro1">
          <table:table-cell office:value-type="float" office:value="19135588" calcext:value-type="float">
            <text:p>19135588</text:p>
          </table:table-cell>
          <table:table-cell table:formula="of:=[.A1198]/1000/(60*60*24)" office:value-type="time" office:time-value="PT05H18M55.588S" calcext:value-type="time">
            <text:p>05:18:5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664.05" calcext:value-type="float">
            <text:p>664.05</text:p>
          </table:table-cell>
          <table:table-cell office:value-type="float" office:value="826.71" calcext:value-type="float">
            <text:p>826.71</text:p>
          </table:table-cell>
        </table:table-row>
        <table:table-row table:style-name="ro1">
          <table:table-cell office:value-type="float" office:value="19151588" calcext:value-type="float">
            <text:p>19151588</text:p>
          </table:table-cell>
          <table:table-cell table:formula="of:=[.A1199]/1000/(60*60*24)" office:value-type="time" office:time-value="PT05H19M11.588S" calcext:value-type="time">
            <text:p>05:19:1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4.58" calcext:value-type="float">
            <text:p>664.58</text:p>
          </table:table-cell>
          <table:table-cell office:value-type="float" office:value="827.36" calcext:value-type="float">
            <text:p>827.36</text:p>
          </table:table-cell>
        </table:table-row>
        <table:table-row table:style-name="ro1">
          <table:table-cell office:value-type="float" office:value="19167588" calcext:value-type="float">
            <text:p>19167588</text:p>
          </table:table-cell>
          <table:table-cell table:formula="of:=[.A1200]/1000/(60*60*24)" office:value-type="time" office:time-value="PT05H19M27.588S" calcext:value-type="time">
            <text:p>05:19:2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65.12" calcext:value-type="float">
            <text:p>665.1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9183588" calcext:value-type="float">
            <text:p>19183588</text:p>
          </table:table-cell>
          <table:table-cell table:formula="of:=[.A1201]/1000/(60*60*24)" office:value-type="time" office:time-value="PT05H19M43.588S" calcext:value-type="time">
            <text:p>05:19:4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65.66" calcext:value-type="float">
            <text:p>665.66</text:p>
          </table:table-cell>
          <table:table-cell office:value-type="float" office:value="828.65" calcext:value-type="float">
            <text:p>828.65</text:p>
          </table:table-cell>
        </table:table-row>
        <table:table-row table:style-name="ro1">
          <table:table-cell office:value-type="float" office:value="19199588" calcext:value-type="float">
            <text:p>19199588</text:p>
          </table:table-cell>
          <table:table-cell table:formula="of:=[.A1202]/1000/(60*60*24)" office:value-type="time" office:time-value="PT05H19M59.588S" calcext:value-type="time">
            <text:p>05:20:0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6.2" calcext:value-type="float">
            <text:p>666.2</text:p>
          </table:table-cell>
          <table:table-cell office:value-type="float" office:value="829.3" calcext:value-type="float">
            <text:p>829.3</text:p>
          </table:table-cell>
        </table:table-row>
        <table:table-row table:style-name="ro1">
          <table:table-cell office:value-type="float" office:value="19215588" calcext:value-type="float">
            <text:p>19215588</text:p>
          </table:table-cell>
          <table:table-cell table:formula="of:=[.A1203]/1000/(60*60*24)" office:value-type="time" office:time-value="PT05H20M15.588S" calcext:value-type="time">
            <text:p>05:20:1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6.73" calcext:value-type="float">
            <text:p>666.73</text:p>
          </table:table-cell>
          <table:table-cell office:value-type="float" office:value="829.94" calcext:value-type="float">
            <text:p>829.94</text:p>
          </table:table-cell>
        </table:table-row>
        <table:table-row table:style-name="ro1">
          <table:table-cell office:value-type="float" office:value="19231588" calcext:value-type="float">
            <text:p>19231588</text:p>
          </table:table-cell>
          <table:table-cell table:formula="of:=[.A1204]/1000/(60*60*24)" office:value-type="time" office:time-value="PT05H20M31.588S" calcext:value-type="time">
            <text:p>05:20:3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7.27" calcext:value-type="float">
            <text:p>667.27</text:p>
          </table:table-cell>
          <table:table-cell office:value-type="float" office:value="830.59" calcext:value-type="float">
            <text:p>830.59</text:p>
          </table:table-cell>
        </table:table-row>
        <table:table-row table:style-name="ro1">
          <table:table-cell office:value-type="float" office:value="19247588" calcext:value-type="float">
            <text:p>19247588</text:p>
          </table:table-cell>
          <table:table-cell table:formula="of:=[.A1205]/1000/(60*60*24)" office:value-type="time" office:time-value="PT05H20M47.588S" calcext:value-type="time">
            <text:p>05:20:4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7.81" calcext:value-type="float">
            <text:p>667.81</text:p>
          </table:table-cell>
          <table:table-cell office:value-type="float" office:value="831.23" calcext:value-type="float">
            <text:p>831.23</text:p>
          </table:table-cell>
        </table:table-row>
        <table:table-row table:style-name="ro1">
          <table:table-cell office:value-type="float" office:value="19263588" calcext:value-type="float">
            <text:p>19263588</text:p>
          </table:table-cell>
          <table:table-cell table:formula="of:=[.A1206]/1000/(60*60*24)" office:value-type="time" office:time-value="PT05H21M03.588S" calcext:value-type="time">
            <text:p>05:21:0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668.34" calcext:value-type="float">
            <text:p>668.34</text:p>
          </table:table-cell>
          <table:table-cell office:value-type="float" office:value="831.88" calcext:value-type="float">
            <text:p>831.88</text:p>
          </table:table-cell>
        </table:table-row>
        <table:table-row table:style-name="ro1">
          <table:table-cell office:value-type="float" office:value="19279588" calcext:value-type="float">
            <text:p>19279588</text:p>
          </table:table-cell>
          <table:table-cell table:formula="of:=[.A1207]/1000/(60*60*24)" office:value-type="time" office:time-value="PT05H21M19.588S" calcext:value-type="time">
            <text:p>05:21:2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68.88" calcext:value-type="float">
            <text:p>668.88</text:p>
          </table:table-cell>
          <table:table-cell office:value-type="float" office:value="832.53" calcext:value-type="float">
            <text:p>832.53</text:p>
          </table:table-cell>
        </table:table-row>
        <table:table-row table:style-name="ro1">
          <table:table-cell office:value-type="float" office:value="19295588" calcext:value-type="float">
            <text:p>19295588</text:p>
          </table:table-cell>
          <table:table-cell table:formula="of:=[.A1208]/1000/(60*60*24)" office:value-type="time" office:time-value="PT05H21M35.588S" calcext:value-type="time">
            <text:p>05:21:3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69.42" calcext:value-type="float">
            <text:p>669.42</text:p>
          </table:table-cell>
          <table:table-cell office:value-type="float" office:value="833.17" calcext:value-type="float">
            <text:p>833.17</text:p>
          </table:table-cell>
        </table:table-row>
        <table:table-row table:style-name="ro1">
          <table:table-cell office:value-type="float" office:value="19311588" calcext:value-type="float">
            <text:p>19311588</text:p>
          </table:table-cell>
          <table:table-cell table:formula="of:=[.A1209]/1000/(60*60*24)" office:value-type="time" office:time-value="PT05H21M51.588S" calcext:value-type="time">
            <text:p>05:21:5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669.96" calcext:value-type="float">
            <text:p>669.96</text:p>
          </table:table-cell>
          <table:table-cell office:value-type="float" office:value="833.82" calcext:value-type="float">
            <text:p>833.82</text:p>
          </table:table-cell>
        </table:table-row>
        <table:table-row table:style-name="ro1">
          <table:table-cell office:value-type="float" office:value="19327588" calcext:value-type="float">
            <text:p>19327588</text:p>
          </table:table-cell>
          <table:table-cell table:formula="of:=[.A1210]/1000/(60*60*24)" office:value-type="time" office:time-value="PT05H22M07.588S" calcext:value-type="time">
            <text:p>05:22:0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70.49" calcext:value-type="float">
            <text:p>670.49</text:p>
          </table:table-cell>
          <table:table-cell office:value-type="float" office:value="834.46" calcext:value-type="float">
            <text:p>834.46</text:p>
          </table:table-cell>
        </table:table-row>
        <table:table-row table:style-name="ro1">
          <table:table-cell office:value-type="float" office:value="19343588" calcext:value-type="float">
            <text:p>19343588</text:p>
          </table:table-cell>
          <table:table-cell table:formula="of:=[.A1211]/1000/(60*60*24)" office:value-type="time" office:time-value="PT05H22M23.588S" calcext:value-type="time">
            <text:p>05:22:2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71.03" calcext:value-type="float">
            <text:p>671.03</text:p>
          </table:table-cell>
          <table:table-cell office:value-type="float" office:value="835.11" calcext:value-type="float">
            <text:p>835.11</text:p>
          </table:table-cell>
        </table:table-row>
        <table:table-row table:style-name="ro1">
          <table:table-cell office:value-type="float" office:value="19359588" calcext:value-type="float">
            <text:p>19359588</text:p>
          </table:table-cell>
          <table:table-cell table:formula="of:=[.A1212]/1000/(60*60*24)" office:value-type="time" office:time-value="PT05H22M39.588S" calcext:value-type="time">
            <text:p>05:22:4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1.57" calcext:value-type="float">
            <text:p>671.57</text:p>
          </table:table-cell>
          <table:table-cell office:value-type="float" office:value="835.75" calcext:value-type="float">
            <text:p>835.75</text:p>
          </table:table-cell>
        </table:table-row>
        <table:table-row table:style-name="ro1">
          <table:table-cell office:value-type="float" office:value="19375588" calcext:value-type="float">
            <text:p>19375588</text:p>
          </table:table-cell>
          <table:table-cell table:formula="of:=[.A1213]/1000/(60*60*24)" office:value-type="time" office:time-value="PT05H22M55.588S" calcext:value-type="time">
            <text:p>05:22:5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72.1" calcext:value-type="float">
            <text:p>672.1</text:p>
          </table:table-cell>
          <table:table-cell office:value-type="float" office:value="836.4" calcext:value-type="float">
            <text:p>836.4</text:p>
          </table:table-cell>
        </table:table-row>
        <table:table-row table:style-name="ro1">
          <table:table-cell office:value-type="float" office:value="19391588" calcext:value-type="float">
            <text:p>19391588</text:p>
          </table:table-cell>
          <table:table-cell table:formula="of:=[.A1214]/1000/(60*60*24)" office:value-type="time" office:time-value="PT05H23M11.588S" calcext:value-type="time">
            <text:p>05:23:1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2.64" calcext:value-type="float">
            <text:p>672.64</text:p>
          </table:table-cell>
          <table:table-cell office:value-type="float" office:value="837.04" calcext:value-type="float">
            <text:p>837.04</text:p>
          </table:table-cell>
        </table:table-row>
        <table:table-row table:style-name="ro1">
          <table:table-cell office:value-type="float" office:value="19407588" calcext:value-type="float">
            <text:p>19407588</text:p>
          </table:table-cell>
          <table:table-cell table:formula="of:=[.A1215]/1000/(60*60*24)" office:value-type="time" office:time-value="PT05H23M27.588S" calcext:value-type="time">
            <text:p>05:23:2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73.18" calcext:value-type="float">
            <text:p>673.18</text:p>
          </table:table-cell>
          <table:table-cell office:value-type="float" office:value="837.69" calcext:value-type="float">
            <text:p>837.69</text:p>
          </table:table-cell>
        </table:table-row>
        <table:table-row table:style-name="ro1">
          <table:table-cell office:value-type="float" office:value="19423588" calcext:value-type="float">
            <text:p>19423588</text:p>
          </table:table-cell>
          <table:table-cell table:formula="of:=[.A1216]/1000/(60*60*24)" office:value-type="time" office:time-value="PT05H23M43.588S" calcext:value-type="time">
            <text:p>05:23:4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3.72" calcext:value-type="float">
            <text:p>673.72</text:p>
          </table:table-cell>
          <table:table-cell office:value-type="float" office:value="838.33" calcext:value-type="float">
            <text:p>838.33</text:p>
          </table:table-cell>
        </table:table-row>
        <table:table-row table:style-name="ro1">
          <table:table-cell office:value-type="float" office:value="19439588" calcext:value-type="float">
            <text:p>19439588</text:p>
          </table:table-cell>
          <table:table-cell table:formula="of:=[.A1217]/1000/(60*60*24)" office:value-type="time" office:time-value="PT05H23M59.588S" calcext:value-type="time">
            <text:p>05:24:0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4.25" calcext:value-type="float">
            <text:p>674.25</text:p>
          </table:table-cell>
          <table:table-cell office:value-type="float" office:value="838.98" calcext:value-type="float">
            <text:p>838.98</text:p>
          </table:table-cell>
        </table:table-row>
        <table:table-row table:style-name="ro1">
          <table:table-cell office:value-type="float" office:value="19455588" calcext:value-type="float">
            <text:p>19455588</text:p>
          </table:table-cell>
          <table:table-cell table:formula="of:=[.A1218]/1000/(60*60*24)" office:value-type="time" office:time-value="PT05H24M15.588S" calcext:value-type="time">
            <text:p>05:24:1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4.79" calcext:value-type="float">
            <text:p>674.79</text:p>
          </table:table-cell>
          <table:table-cell office:value-type="float" office:value="839.62" calcext:value-type="float">
            <text:p>839.62</text:p>
          </table:table-cell>
        </table:table-row>
        <table:table-row table:style-name="ro1">
          <table:table-cell office:value-type="float" office:value="19471588" calcext:value-type="float">
            <text:p>19471588</text:p>
          </table:table-cell>
          <table:table-cell table:formula="of:=[.A1219]/1000/(60*60*24)" office:value-type="time" office:time-value="PT05H24M31.588S" calcext:value-type="time">
            <text:p>05:24:3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5.33" calcext:value-type="float">
            <text:p>675.33</text:p>
          </table:table-cell>
          <table:table-cell office:value-type="float" office:value="840.27" calcext:value-type="float">
            <text:p>840.27</text:p>
          </table:table-cell>
        </table:table-row>
        <table:table-row table:style-name="ro1">
          <table:table-cell office:value-type="float" office:value="19487588" calcext:value-type="float">
            <text:p>19487588</text:p>
          </table:table-cell>
          <table:table-cell table:formula="of:=[.A1220]/1000/(60*60*24)" office:value-type="time" office:time-value="PT05H24M47.588S" calcext:value-type="time">
            <text:p>05:24:4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5.86" calcext:value-type="float">
            <text:p>675.86</text:p>
          </table:table-cell>
          <table:table-cell office:value-type="float" office:value="840.91" calcext:value-type="float">
            <text:p>840.91</text:p>
          </table:table-cell>
        </table:table-row>
        <table:table-row table:style-name="ro1">
          <table:table-cell office:value-type="float" office:value="19503588" calcext:value-type="float">
            <text:p>19503588</text:p>
          </table:table-cell>
          <table:table-cell table:formula="of:=[.A1221]/1000/(60*60*24)" office:value-type="time" office:time-value="PT05H25M03.588S" calcext:value-type="time">
            <text:p>05:25:0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6.4" calcext:value-type="float">
            <text:p>676.4</text:p>
          </table:table-cell>
          <table:table-cell office:value-type="float" office:value="841.56" calcext:value-type="float">
            <text:p>841.56</text:p>
          </table:table-cell>
        </table:table-row>
        <table:table-row table:style-name="ro1">
          <table:table-cell office:value-type="float" office:value="19519588" calcext:value-type="float">
            <text:p>19519588</text:p>
          </table:table-cell>
          <table:table-cell table:formula="of:=[.A1222]/1000/(60*60*24)" office:value-type="time" office:time-value="PT05H25M19.588S" calcext:value-type="time">
            <text:p>05:25:2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6.94" calcext:value-type="float">
            <text:p>676.94</text:p>
          </table:table-cell>
          <table:table-cell office:value-type="float" office:value="842.2" calcext:value-type="float">
            <text:p>842.2</text:p>
          </table:table-cell>
        </table:table-row>
        <table:table-row table:style-name="ro1">
          <table:table-cell office:value-type="float" office:value="19535588" calcext:value-type="float">
            <text:p>19535588</text:p>
          </table:table-cell>
          <table:table-cell table:formula="of:=[.A1223]/1000/(60*60*24)" office:value-type="time" office:time-value="PT05H25M35.588S" calcext:value-type="time">
            <text:p>05:25:3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7.47" calcext:value-type="float">
            <text:p>677.47</text:p>
          </table:table-cell>
          <table:table-cell office:value-type="float" office:value="842.85" calcext:value-type="float">
            <text:p>842.85</text:p>
          </table:table-cell>
        </table:table-row>
        <table:table-row table:style-name="ro1">
          <table:table-cell office:value-type="float" office:value="19551588" calcext:value-type="float">
            <text:p>19551588</text:p>
          </table:table-cell>
          <table:table-cell table:formula="of:=[.A1224]/1000/(60*60*24)" office:value-type="time" office:time-value="PT05H25M51.588S" calcext:value-type="time">
            <text:p>05:25:5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8.01" calcext:value-type="float">
            <text:p>678.01</text:p>
          </table:table-cell>
          <table:table-cell office:value-type="float" office:value="843.49" calcext:value-type="float">
            <text:p>843.49</text:p>
          </table:table-cell>
        </table:table-row>
        <table:table-row table:style-name="ro1">
          <table:table-cell office:value-type="float" office:value="19567588" calcext:value-type="float">
            <text:p>19567588</text:p>
          </table:table-cell>
          <table:table-cell table:formula="of:=[.A1225]/1000/(60*60*24)" office:value-type="time" office:time-value="PT05H26M07.588S" calcext:value-type="time">
            <text:p>05:26:0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8.55" calcext:value-type="float">
            <text:p>678.55</text:p>
          </table:table-cell>
          <table:table-cell office:value-type="float" office:value="844.13" calcext:value-type="float">
            <text:p>844.13</text:p>
          </table:table-cell>
        </table:table-row>
        <table:table-row table:style-name="ro1">
          <table:table-cell office:value-type="float" office:value="19583588" calcext:value-type="float">
            <text:p>19583588</text:p>
          </table:table-cell>
          <table:table-cell table:formula="of:=[.A1226]/1000/(60*60*24)" office:value-type="time" office:time-value="PT05H26M23.588S" calcext:value-type="time">
            <text:p>05:26:2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79.08" calcext:value-type="float">
            <text:p>679.08</text:p>
          </table:table-cell>
          <table:table-cell office:value-type="float" office:value="844.78" calcext:value-type="float">
            <text:p>844.78</text:p>
          </table:table-cell>
        </table:table-row>
        <table:table-row table:style-name="ro1">
          <table:table-cell office:value-type="float" office:value="19599588" calcext:value-type="float">
            <text:p>19599588</text:p>
          </table:table-cell>
          <table:table-cell table:formula="of:=[.A1227]/1000/(60*60*24)" office:value-type="time" office:time-value="PT05H26M39.588S" calcext:value-type="time">
            <text:p>05:26:4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9.62" calcext:value-type="float">
            <text:p>679.62</text:p>
          </table:table-cell>
          <table:table-cell office:value-type="float" office:value="845.42" calcext:value-type="float">
            <text:p>845.42</text:p>
          </table:table-cell>
        </table:table-row>
        <table:table-row table:style-name="ro1">
          <table:table-cell office:value-type="float" office:value="19615588" calcext:value-type="float">
            <text:p>19615588</text:p>
          </table:table-cell>
          <table:table-cell table:formula="of:=[.A1228]/1000/(60*60*24)" office:value-type="time" office:time-value="PT05H26M55.588S" calcext:value-type="time">
            <text:p>05:26:5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0.16" calcext:value-type="float">
            <text:p>680.16</text:p>
          </table:table-cell>
          <table:table-cell office:value-type="float" office:value="846.07" calcext:value-type="float">
            <text:p>846.07</text:p>
          </table:table-cell>
        </table:table-row>
        <table:table-row table:style-name="ro1">
          <table:table-cell office:value-type="float" office:value="19631588" calcext:value-type="float">
            <text:p>19631588</text:p>
          </table:table-cell>
          <table:table-cell table:formula="of:=[.A1229]/1000/(60*60*24)" office:value-type="time" office:time-value="PT05H27M11.588S" calcext:value-type="time">
            <text:p>05:27:1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0.69" calcext:value-type="float">
            <text:p>680.69</text:p>
          </table:table-cell>
          <table:table-cell office:value-type="float" office:value="846.71" calcext:value-type="float">
            <text:p>846.71</text:p>
          </table:table-cell>
        </table:table-row>
        <table:table-row table:style-name="ro1">
          <table:table-cell office:value-type="float" office:value="19647588" calcext:value-type="float">
            <text:p>19647588</text:p>
          </table:table-cell>
          <table:table-cell table:formula="of:=[.A1230]/1000/(60*60*24)" office:value-type="time" office:time-value="PT05H27M27.588S" calcext:value-type="time">
            <text:p>05:27:2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1.23" calcext:value-type="float">
            <text:p>681.23</text:p>
          </table:table-cell>
          <table:table-cell office:value-type="float" office:value="847.35" calcext:value-type="float">
            <text:p>847.35</text:p>
          </table:table-cell>
        </table:table-row>
        <table:table-row table:style-name="ro1">
          <table:table-cell office:value-type="float" office:value="19663588" calcext:value-type="float">
            <text:p>19663588</text:p>
          </table:table-cell>
          <table:table-cell table:formula="of:=[.A1231]/1000/(60*60*24)" office:value-type="time" office:time-value="PT05H27M43.588S" calcext:value-type="time">
            <text:p>05:27:4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81.77" calcext:value-type="float">
            <text:p>681.7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9679588" calcext:value-type="float">
            <text:p>19679588</text:p>
          </table:table-cell>
          <table:table-cell table:formula="of:=[.A1232]/1000/(60*60*24)" office:value-type="time" office:time-value="PT05H27M59.588S" calcext:value-type="time">
            <text:p>05:28:0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2.3" calcext:value-type="float">
            <text:p>682.3</text:p>
          </table:table-cell>
          <table:table-cell office:value-type="float" office:value="848.64" calcext:value-type="float">
            <text:p>848.64</text:p>
          </table:table-cell>
        </table:table-row>
        <table:table-row table:style-name="ro1">
          <table:table-cell office:value-type="float" office:value="19695588" calcext:value-type="float">
            <text:p>19695588</text:p>
          </table:table-cell>
          <table:table-cell table:formula="of:=[.A1233]/1000/(60*60*24)" office:value-type="time" office:time-value="PT05H28M15.588S" calcext:value-type="time">
            <text:p>05:28:1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2.84" calcext:value-type="float">
            <text:p>682.84</text:p>
          </table:table-cell>
          <table:table-cell office:value-type="float" office:value="849.28" calcext:value-type="float">
            <text:p>849.28</text:p>
          </table:table-cell>
        </table:table-row>
        <table:table-row table:style-name="ro1">
          <table:table-cell office:value-type="float" office:value="19711588" calcext:value-type="float">
            <text:p>19711588</text:p>
          </table:table-cell>
          <table:table-cell table:formula="of:=[.A1234]/1000/(60*60*24)" office:value-type="time" office:time-value="PT05H28M31.588S" calcext:value-type="time">
            <text:p>05:28:3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3.38" calcext:value-type="float">
            <text:p>683.38</text:p>
          </table:table-cell>
          <table:table-cell office:value-type="float" office:value="849.93" calcext:value-type="float">
            <text:p>849.93</text:p>
          </table:table-cell>
        </table:table-row>
        <table:table-row table:style-name="ro1">
          <table:table-cell office:value-type="float" office:value="19727588" calcext:value-type="float">
            <text:p>19727588</text:p>
          </table:table-cell>
          <table:table-cell table:formula="of:=[.A1235]/1000/(60*60*24)" office:value-type="time" office:time-value="PT05H28M47.588S" calcext:value-type="time">
            <text:p>05:28:4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83.91" calcext:value-type="float">
            <text:p>683.91</text:p>
          </table:table-cell>
          <table:table-cell office:value-type="float" office:value="850.57" calcext:value-type="float">
            <text:p>850.57</text:p>
          </table:table-cell>
        </table:table-row>
        <table:table-row table:style-name="ro1">
          <table:table-cell office:value-type="float" office:value="19743588" calcext:value-type="float">
            <text:p>19743588</text:p>
          </table:table-cell>
          <table:table-cell table:formula="of:=[.A1236]/1000/(60*60*24)" office:value-type="time" office:time-value="PT05H29M03.588S" calcext:value-type="time">
            <text:p>05:29:0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4.45" calcext:value-type="float">
            <text:p>684.45</text:p>
          </table:table-cell>
          <table:table-cell office:value-type="float" office:value="851.22" calcext:value-type="float">
            <text:p>851.22</text:p>
          </table:table-cell>
        </table:table-row>
        <table:table-row table:style-name="ro1">
          <table:table-cell office:value-type="float" office:value="19759588" calcext:value-type="float">
            <text:p>19759588</text:p>
          </table:table-cell>
          <table:table-cell table:formula="of:=[.A1237]/1000/(60*60*24)" office:value-type="time" office:time-value="PT05H29M19.588S" calcext:value-type="time">
            <text:p>05:29:2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4.98" calcext:value-type="float">
            <text:p>684.98</text:p>
          </table:table-cell>
          <table:table-cell office:value-type="float" office:value="851.86" calcext:value-type="float">
            <text:p>851.86</text:p>
          </table:table-cell>
        </table:table-row>
        <table:table-row table:style-name="ro1">
          <table:table-cell office:value-type="float" office:value="19775588" calcext:value-type="float">
            <text:p>19775588</text:p>
          </table:table-cell>
          <table:table-cell table:formula="of:=[.A1238]/1000/(60*60*24)" office:value-type="time" office:time-value="PT05H29M35.588S" calcext:value-type="time">
            <text:p>05:29:3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5.52" calcext:value-type="float">
            <text:p>685.52</text:p>
          </table:table-cell>
          <table:table-cell office:value-type="float" office:value="852.5" calcext:value-type="float">
            <text:p>852.5</text:p>
          </table:table-cell>
        </table:table-row>
        <table:table-row table:style-name="ro1">
          <table:table-cell office:value-type="float" office:value="19791588" calcext:value-type="float">
            <text:p>19791588</text:p>
          </table:table-cell>
          <table:table-cell table:formula="of:=[.A1239]/1000/(60*60*24)" office:value-type="time" office:time-value="PT05H29M51.588S" calcext:value-type="time">
            <text:p>05:29:5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6.06" calcext:value-type="float">
            <text:p>686.06</text:p>
          </table:table-cell>
          <table:table-cell office:value-type="float" office:value="853.15" calcext:value-type="float">
            <text:p>853.15</text:p>
          </table:table-cell>
        </table:table-row>
        <table:table-row table:style-name="ro1">
          <table:table-cell office:value-type="float" office:value="19807588" calcext:value-type="float">
            <text:p>19807588</text:p>
          </table:table-cell>
          <table:table-cell table:formula="of:=[.A1240]/1000/(60*60*24)" office:value-type="time" office:time-value="PT05H30M07.588S" calcext:value-type="time">
            <text:p>05:30:0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86.59" calcext:value-type="float">
            <text:p>686.59</text:p>
          </table:table-cell>
          <table:table-cell office:value-type="float" office:value="853.79" calcext:value-type="float">
            <text:p>853.79</text:p>
          </table:table-cell>
        </table:table-row>
        <table:table-row table:style-name="ro1">
          <table:table-cell office:value-type="float" office:value="19823588" calcext:value-type="float">
            <text:p>19823588</text:p>
          </table:table-cell>
          <table:table-cell table:formula="of:=[.A1241]/1000/(60*60*24)" office:value-type="time" office:time-value="PT05H30M23.588S" calcext:value-type="time">
            <text:p>05:30:2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7.13" calcext:value-type="float">
            <text:p>687.13</text:p>
          </table:table-cell>
          <table:table-cell office:value-type="float" office:value="854.43" calcext:value-type="float">
            <text:p>854.43</text:p>
          </table:table-cell>
        </table:table-row>
        <table:table-row table:style-name="ro1">
          <table:table-cell office:value-type="float" office:value="19839588" calcext:value-type="float">
            <text:p>19839588</text:p>
          </table:table-cell>
          <table:table-cell table:formula="of:=[.A1242]/1000/(60*60*24)" office:value-type="time" office:time-value="PT05H30M39.588S" calcext:value-type="time">
            <text:p>05:30:4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7.66" calcext:value-type="float">
            <text:p>687.66</text:p>
          </table:table-cell>
          <table:table-cell office:value-type="float" office:value="855.08" calcext:value-type="float">
            <text:p>855.08</text:p>
          </table:table-cell>
        </table:table-row>
        <table:table-row table:style-name="ro1">
          <table:table-cell office:value-type="float" office:value="19855587" calcext:value-type="float">
            <text:p>19855587</text:p>
          </table:table-cell>
          <table:table-cell table:formula="of:=[.A1243]/1000/(60*60*24)" office:value-type="time" office:time-value="PT05H30M55.587S" calcext:value-type="time">
            <text:p>05:30:5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88.2" calcext:value-type="float">
            <text:p>688.2</text:p>
          </table:table-cell>
          <table:table-cell office:value-type="float" office:value="855.72" calcext:value-type="float">
            <text:p>855.72</text:p>
          </table:table-cell>
        </table:table-row>
        <table:table-row table:style-name="ro1">
          <table:table-cell office:value-type="float" office:value="19871588" calcext:value-type="float">
            <text:p>19871588</text:p>
          </table:table-cell>
          <table:table-cell table:formula="of:=[.A1244]/1000/(60*60*24)" office:value-type="time" office:time-value="PT05H31M11.588S" calcext:value-type="time">
            <text:p>05:31:1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8.74" calcext:value-type="float">
            <text:p>688.74</text:p>
          </table:table-cell>
          <table:table-cell office:value-type="float" office:value="856.36" calcext:value-type="float">
            <text:p>856.36</text:p>
          </table:table-cell>
        </table:table-row>
        <table:table-row table:style-name="ro1">
          <table:table-cell office:value-type="float" office:value="19887588" calcext:value-type="float">
            <text:p>19887588</text:p>
          </table:table-cell>
          <table:table-cell table:formula="of:=[.A1245]/1000/(60*60*24)" office:value-type="time" office:time-value="PT05H31M27.588S" calcext:value-type="time">
            <text:p>05:31:2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89.27" calcext:value-type="float">
            <text:p>689.27</text:p>
          </table:table-cell>
          <table:table-cell office:value-type="float" office:value="857.01" calcext:value-type="float">
            <text:p>857.01</text:p>
          </table:table-cell>
        </table:table-row>
        <table:table-row table:style-name="ro1">
          <table:table-cell office:value-type="float" office:value="19903588" calcext:value-type="float">
            <text:p>19903588</text:p>
          </table:table-cell>
          <table:table-cell table:formula="of:=[.A1246]/1000/(60*60*24)" office:value-type="time" office:time-value="PT05H31M43.588S" calcext:value-type="time">
            <text:p>05:31:4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89.81" calcext:value-type="float">
            <text:p>689.81</text:p>
          </table:table-cell>
          <table:table-cell office:value-type="float" office:value="857.65" calcext:value-type="float">
            <text:p>857.65</text:p>
          </table:table-cell>
        </table:table-row>
        <table:table-row table:style-name="ro1">
          <table:table-cell office:value-type="float" office:value="19919588" calcext:value-type="float">
            <text:p>19919588</text:p>
          </table:table-cell>
          <table:table-cell table:formula="of:=[.A1247]/1000/(60*60*24)" office:value-type="time" office:time-value="PT05H31M59.588S" calcext:value-type="time">
            <text:p>05:32:0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0.34" calcext:value-type="float">
            <text:p>690.34</text:p>
          </table:table-cell>
          <table:table-cell office:value-type="float" office:value="858.29" calcext:value-type="float">
            <text:p>858.29</text:p>
          </table:table-cell>
        </table:table-row>
        <table:table-row table:style-name="ro1">
          <table:table-cell office:value-type="float" office:value="19935588" calcext:value-type="float">
            <text:p>19935588</text:p>
          </table:table-cell>
          <table:table-cell table:formula="of:=[.A1248]/1000/(60*60*24)" office:value-type="time" office:time-value="PT05H32M15.588S" calcext:value-type="time">
            <text:p>05:32:1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0.88" calcext:value-type="float">
            <text:p>690.88</text:p>
          </table:table-cell>
          <table:table-cell office:value-type="float" office:value="858.94" calcext:value-type="float">
            <text:p>858.94</text:p>
          </table:table-cell>
        </table:table-row>
        <table:table-row table:style-name="ro1">
          <table:table-cell office:value-type="float" office:value="19951588" calcext:value-type="float">
            <text:p>19951588</text:p>
          </table:table-cell>
          <table:table-cell table:formula="of:=[.A1249]/1000/(60*60*24)" office:value-type="time" office:time-value="PT05H32M31.588S" calcext:value-type="time">
            <text:p>05:32:3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1.42" calcext:value-type="float">
            <text:p>691.42</text:p>
          </table:table-cell>
          <table:table-cell office:value-type="float" office:value="859.58" calcext:value-type="float">
            <text:p>859.58</text:p>
          </table:table-cell>
        </table:table-row>
        <table:table-row table:style-name="ro1">
          <table:table-cell office:value-type="float" office:value="19967588" calcext:value-type="float">
            <text:p>19967588</text:p>
          </table:table-cell>
          <table:table-cell table:formula="of:=[.A1250]/1000/(60*60*24)" office:value-type="time" office:time-value="PT05H32M47.588S" calcext:value-type="time">
            <text:p>05:32:4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91.95" calcext:value-type="float">
            <text:p>691.95</text:p>
          </table:table-cell>
          <table:table-cell office:value-type="float" office:value="860.22" calcext:value-type="float">
            <text:p>860.22</text:p>
          </table:table-cell>
        </table:table-row>
        <table:table-row table:style-name="ro1">
          <table:table-cell office:value-type="float" office:value="19983588" calcext:value-type="float">
            <text:p>19983588</text:p>
          </table:table-cell>
          <table:table-cell table:formula="of:=[.A1251]/1000/(60*60*24)" office:value-type="time" office:time-value="PT05H33M03.588S" calcext:value-type="time">
            <text:p>05:33:0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92.49" calcext:value-type="float">
            <text:p>692.49</text:p>
          </table:table-cell>
          <table:table-cell office:value-type="float" office:value="860.87" calcext:value-type="float">
            <text:p>860.87</text:p>
          </table:table-cell>
        </table:table-row>
        <table:table-row table:style-name="ro1">
          <table:table-cell office:value-type="float" office:value="19999588" calcext:value-type="float">
            <text:p>19999588</text:p>
          </table:table-cell>
          <table:table-cell table:formula="of:=[.A1252]/1000/(60*60*24)" office:value-type="time" office:time-value="PT05H33M19.588S" calcext:value-type="time">
            <text:p>05:33:2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3.02" calcext:value-type="float">
            <text:p>693.02</text:p>
          </table:table-cell>
          <table:table-cell office:value-type="float" office:value="861.51" calcext:value-type="float">
            <text:p>861.51</text:p>
          </table:table-cell>
        </table:table-row>
        <table:table-row table:style-name="ro1">
          <table:table-cell office:value-type="float" office:value="20015588" calcext:value-type="float">
            <text:p>20015588</text:p>
          </table:table-cell>
          <table:table-cell table:formula="of:=[.A1253]/1000/(60*60*24)" office:value-type="time" office:time-value="PT05H33M35.588S" calcext:value-type="time">
            <text:p>05:33:3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3.56" calcext:value-type="float">
            <text:p>693.56</text:p>
          </table:table-cell>
          <table:table-cell office:value-type="float" office:value="862.15" calcext:value-type="float">
            <text:p>862.15</text:p>
          </table:table-cell>
        </table:table-row>
        <table:table-row table:style-name="ro1">
          <table:table-cell office:value-type="float" office:value="20031588" calcext:value-type="float">
            <text:p>20031588</text:p>
          </table:table-cell>
          <table:table-cell table:formula="of:=[.A1254]/1000/(60*60*24)" office:value-type="time" office:time-value="PT05H33M51.588S" calcext:value-type="time">
            <text:p>05:33:5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4.1" calcext:value-type="float">
            <text:p>694.1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20047588" calcext:value-type="float">
            <text:p>20047588</text:p>
          </table:table-cell>
          <table:table-cell table:formula="of:=[.A1255]/1000/(60*60*24)" office:value-type="time" office:time-value="PT05H34M07.588S" calcext:value-type="time">
            <text:p>05:34:0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4.63" calcext:value-type="float">
            <text:p>694.63</text:p>
          </table:table-cell>
          <table:table-cell office:value-type="float" office:value="863.44" calcext:value-type="float">
            <text:p>863.44</text:p>
          </table:table-cell>
        </table:table-row>
        <table:table-row table:style-name="ro1">
          <table:table-cell office:value-type="float" office:value="20063588" calcext:value-type="float">
            <text:p>20063588</text:p>
          </table:table-cell>
          <table:table-cell table:formula="of:=[.A1256]/1000/(60*60*24)" office:value-type="time" office:time-value="PT05H34M23.588S" calcext:value-type="time">
            <text:p>05:34:2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5.17" calcext:value-type="float">
            <text:p>695.17</text:p>
          </table:table-cell>
          <table:table-cell office:value-type="float" office:value="864.08" calcext:value-type="float">
            <text:p>864.08</text:p>
          </table:table-cell>
        </table:table-row>
        <table:table-row table:style-name="ro1">
          <table:table-cell office:value-type="float" office:value="20079588" calcext:value-type="float">
            <text:p>20079588</text:p>
          </table:table-cell>
          <table:table-cell table:formula="of:=[.A1257]/1000/(60*60*24)" office:value-type="time" office:time-value="PT05H34M39.588S" calcext:value-type="time">
            <text:p>05:34:4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5.7" calcext:value-type="float">
            <text:p>695.7</text:p>
          </table:table-cell>
          <table:table-cell office:value-type="float" office:value="864.72" calcext:value-type="float">
            <text:p>864.72</text:p>
          </table:table-cell>
        </table:table-row>
        <table:table-row table:style-name="ro1">
          <table:table-cell office:value-type="float" office:value="20095588" calcext:value-type="float">
            <text:p>20095588</text:p>
          </table:table-cell>
          <table:table-cell table:formula="of:=[.A1258]/1000/(60*60*24)" office:value-type="time" office:time-value="PT05H34M55.588S" calcext:value-type="time">
            <text:p>05:34:5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6.24" calcext:value-type="float">
            <text:p>696.24</text:p>
          </table:table-cell>
          <table:table-cell office:value-type="float" office:value="865.37" calcext:value-type="float">
            <text:p>865.37</text:p>
          </table:table-cell>
        </table:table-row>
        <table:table-row table:style-name="ro1">
          <table:table-cell office:value-type="float" office:value="20111588" calcext:value-type="float">
            <text:p>20111588</text:p>
          </table:table-cell>
          <table:table-cell table:formula="of:=[.A1259]/1000/(60*60*24)" office:value-type="time" office:time-value="PT05H35M11.588S" calcext:value-type="time">
            <text:p>05:35:1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6.77" calcext:value-type="float">
            <text:p>696.77</text:p>
          </table:table-cell>
          <table:table-cell office:value-type="float" office:value="866.01" calcext:value-type="float">
            <text:p>866.01</text:p>
          </table:table-cell>
        </table:table-row>
        <table:table-row table:style-name="ro1">
          <table:table-cell office:value-type="float" office:value="20127588" calcext:value-type="float">
            <text:p>20127588</text:p>
          </table:table-cell>
          <table:table-cell table:formula="of:=[.A1260]/1000/(60*60*24)" office:value-type="time" office:time-value="PT05H35M27.588S" calcext:value-type="time">
            <text:p>05:35:2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7.31" calcext:value-type="float">
            <text:p>697.31</text:p>
          </table:table-cell>
          <table:table-cell office:value-type="float" office:value="866.65" calcext:value-type="float">
            <text:p>866.65</text:p>
          </table:table-cell>
        </table:table-row>
        <table:table-row table:style-name="ro1">
          <table:table-cell office:value-type="float" office:value="20143588" calcext:value-type="float">
            <text:p>20143588</text:p>
          </table:table-cell>
          <table:table-cell table:formula="of:=[.A1261]/1000/(60*60*24)" office:value-type="time" office:time-value="PT05H35M43.588S" calcext:value-type="time">
            <text:p>05:35:4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97.85" calcext:value-type="float">
            <text:p>697.85</text:p>
          </table:table-cell>
          <table:table-cell office:value-type="float" office:value="867.29" calcext:value-type="float">
            <text:p>867.29</text:p>
          </table:table-cell>
        </table:table-row>
        <table:table-row table:style-name="ro1">
          <table:table-cell office:value-type="float" office:value="20159588" calcext:value-type="float">
            <text:p>20159588</text:p>
          </table:table-cell>
          <table:table-cell table:formula="of:=[.A1262]/1000/(60*60*24)" office:value-type="time" office:time-value="PT05H35M59.588S" calcext:value-type="time">
            <text:p>05:36:0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8.38" calcext:value-type="float">
            <text:p>698.38</text:p>
          </table:table-cell>
          <table:table-cell office:value-type="float" office:value="867.94" calcext:value-type="float">
            <text:p>867.94</text:p>
          </table:table-cell>
        </table:table-row>
        <table:table-row table:style-name="ro1">
          <table:table-cell office:value-type="float" office:value="20175588" calcext:value-type="float">
            <text:p>20175588</text:p>
          </table:table-cell>
          <table:table-cell table:formula="of:=[.A1263]/1000/(60*60*24)" office:value-type="time" office:time-value="PT05H36M15.588S" calcext:value-type="time">
            <text:p>05:36:1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8.92" calcext:value-type="float">
            <text:p>698.92</text:p>
          </table:table-cell>
          <table:table-cell office:value-type="float" office:value="868.58" calcext:value-type="float">
            <text:p>868.58</text:p>
          </table:table-cell>
        </table:table-row>
        <table:table-row table:style-name="ro1">
          <table:table-cell office:value-type="float" office:value="20191588" calcext:value-type="float">
            <text:p>20191588</text:p>
          </table:table-cell>
          <table:table-cell table:formula="of:=[.A1264]/1000/(60*60*24)" office:value-type="time" office:time-value="PT05H36M31.588S" calcext:value-type="time">
            <text:p>05:36:3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99.45" calcext:value-type="float">
            <text:p>699.45</text:p>
          </table:table-cell>
          <table:table-cell office:value-type="float" office:value="869.22" calcext:value-type="float">
            <text:p>869.22</text:p>
          </table:table-cell>
        </table:table-row>
        <table:table-row table:style-name="ro1">
          <table:table-cell office:value-type="float" office:value="20207588" calcext:value-type="float">
            <text:p>20207588</text:p>
          </table:table-cell>
          <table:table-cell table:formula="of:=[.A1265]/1000/(60*60*24)" office:value-type="time" office:time-value="PT05H36M47.588S" calcext:value-type="time">
            <text:p>05:36:4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99.99" calcext:value-type="float">
            <text:p>699.99</text:p>
          </table:table-cell>
          <table:table-cell office:value-type="float" office:value="869.86" calcext:value-type="float">
            <text:p>869.86</text:p>
          </table:table-cell>
        </table:table-row>
        <table:table-row table:style-name="ro1">
          <table:table-cell office:value-type="float" office:value="20223588" calcext:value-type="float">
            <text:p>20223588</text:p>
          </table:table-cell>
          <table:table-cell table:formula="of:=[.A1266]/1000/(60*60*24)" office:value-type="time" office:time-value="PT05H37M03.588S" calcext:value-type="time">
            <text:p>05:37:0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0.52" calcext:value-type="float">
            <text:p>700.52</text:p>
          </table:table-cell>
          <table:table-cell office:value-type="float" office:value="870.5" calcext:value-type="float">
            <text:p>870.5</text:p>
          </table:table-cell>
        </table:table-row>
        <table:table-row table:style-name="ro1">
          <table:table-cell office:value-type="float" office:value="20239588" calcext:value-type="float">
            <text:p>20239588</text:p>
          </table:table-cell>
          <table:table-cell table:formula="of:=[.A1267]/1000/(60*60*24)" office:value-type="time" office:time-value="PT05H37M19.588S" calcext:value-type="time">
            <text:p>05:37:2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701.06" calcext:value-type="float">
            <text:p>701.06</text:p>
          </table:table-cell>
          <table:table-cell office:value-type="float" office:value="871.15" calcext:value-type="float">
            <text:p>871.15</text:p>
          </table:table-cell>
        </table:table-row>
        <table:table-row table:style-name="ro1">
          <table:table-cell office:value-type="float" office:value="20255588" calcext:value-type="float">
            <text:p>20255588</text:p>
          </table:table-cell>
          <table:table-cell table:formula="of:=[.A1268]/1000/(60*60*24)" office:value-type="time" office:time-value="PT05H37M35.588S" calcext:value-type="time">
            <text:p>05:37:3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701.59" calcext:value-type="float">
            <text:p>701.59</text:p>
          </table:table-cell>
          <table:table-cell office:value-type="float" office:value="871.79" calcext:value-type="float">
            <text:p>871.79</text:p>
          </table:table-cell>
        </table:table-row>
        <table:table-row table:style-name="ro1">
          <table:table-cell office:value-type="float" office:value="20271588" calcext:value-type="float">
            <text:p>20271588</text:p>
          </table:table-cell>
          <table:table-cell table:formula="of:=[.A1269]/1000/(60*60*24)" office:value-type="time" office:time-value="PT05H37M51.588S" calcext:value-type="time">
            <text:p>05:37:5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702.13" calcext:value-type="float">
            <text:p>702.13</text:p>
          </table:table-cell>
          <table:table-cell office:value-type="float" office:value="872.43" calcext:value-type="float">
            <text:p>872.43</text:p>
          </table:table-cell>
        </table:table-row>
        <table:table-row table:style-name="ro1">
          <table:table-cell office:value-type="float" office:value="20287588" calcext:value-type="float">
            <text:p>20287588</text:p>
          </table:table-cell>
          <table:table-cell table:formula="of:=[.A1270]/1000/(60*60*24)" office:value-type="time" office:time-value="PT05H38M07.588S" calcext:value-type="time">
            <text:p>05:38:0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702.66" calcext:value-type="float">
            <text:p>702.66</text:p>
          </table:table-cell>
          <table:table-cell office:value-type="float" office:value="873.07" calcext:value-type="float">
            <text:p>873.07</text:p>
          </table:table-cell>
        </table:table-row>
        <table:table-row table:style-name="ro1">
          <table:table-cell office:value-type="float" office:value="20303588" calcext:value-type="float">
            <text:p>20303588</text:p>
          </table:table-cell>
          <table:table-cell table:formula="of:=[.A1271]/1000/(60*60*24)" office:value-type="time" office:time-value="PT05H38M23.588S" calcext:value-type="time">
            <text:p>05:38:2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703.2" calcext:value-type="float">
            <text:p>703.2</text:p>
          </table:table-cell>
          <table:table-cell office:value-type="float" office:value="873.71" calcext:value-type="float">
            <text:p>873.71</text:p>
          </table:table-cell>
        </table:table-row>
        <table:table-row table:style-name="ro1">
          <table:table-cell office:value-type="float" office:value="20319588" calcext:value-type="float">
            <text:p>20319588</text:p>
          </table:table-cell>
          <table:table-cell table:formula="of:=[.A1272]/1000/(60*60*24)" office:value-type="time" office:time-value="PT05H38M39.588S" calcext:value-type="time">
            <text:p>05:38:4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703.73" calcext:value-type="float">
            <text:p>703.73</text:p>
          </table:table-cell>
          <table:table-cell office:value-type="float" office:value="874.35" calcext:value-type="float">
            <text:p>874.35</text:p>
          </table:table-cell>
        </table:table-row>
        <table:table-row table:style-name="ro1">
          <table:table-cell office:value-type="float" office:value="20335588" calcext:value-type="float">
            <text:p>20335588</text:p>
          </table:table-cell>
          <table:table-cell table:formula="of:=[.A1273]/1000/(60*60*24)" office:value-type="time" office:time-value="PT05H38M55.588S" calcext:value-type="time">
            <text:p>05:38:5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4.27" calcext:value-type="float">
            <text:p>704.27</text:p>
          </table:table-cell>
          <table:table-cell office:value-type="float" office:value="874.99" calcext:value-type="float">
            <text:p>874.99</text:p>
          </table:table-cell>
        </table:table-row>
        <table:table-row table:style-name="ro1">
          <table:table-cell office:value-type="float" office:value="20351588" calcext:value-type="float">
            <text:p>20351588</text:p>
          </table:table-cell>
          <table:table-cell table:formula="of:=[.A1274]/1000/(60*60*24)" office:value-type="time" office:time-value="PT05H39M11.588S" calcext:value-type="time">
            <text:p>05:39:1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4.8" calcext:value-type="float">
            <text:p>704.8</text:p>
          </table:table-cell>
          <table:table-cell office:value-type="float" office:value="875.63" calcext:value-type="float">
            <text:p>875.63</text:p>
          </table:table-cell>
        </table:table-row>
        <table:table-row table:style-name="ro1">
          <table:table-cell office:value-type="float" office:value="20367588" calcext:value-type="float">
            <text:p>20367588</text:p>
          </table:table-cell>
          <table:table-cell table:formula="of:=[.A1275]/1000/(60*60*24)" office:value-type="time" office:time-value="PT05H39M27.588S" calcext:value-type="time">
            <text:p>05:39:2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705.34" calcext:value-type="float">
            <text:p>705.34</text:p>
          </table:table-cell>
          <table:table-cell office:value-type="float" office:value="876.28" calcext:value-type="float">
            <text:p>876.28</text:p>
          </table:table-cell>
        </table:table-row>
        <table:table-row table:style-name="ro1">
          <table:table-cell office:value-type="float" office:value="20383588" calcext:value-type="float">
            <text:p>20383588</text:p>
          </table:table-cell>
          <table:table-cell table:formula="of:=[.A1276]/1000/(60*60*24)" office:value-type="time" office:time-value="PT05H39M43.588S" calcext:value-type="time">
            <text:p>05:39:4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705.87" calcext:value-type="float">
            <text:p>705.87</text:p>
          </table:table-cell>
          <table:table-cell office:value-type="float" office:value="876.92" calcext:value-type="float">
            <text:p>876.92</text:p>
          </table:table-cell>
        </table:table-row>
        <table:table-row table:style-name="ro1">
          <table:table-cell office:value-type="float" office:value="20399588" calcext:value-type="float">
            <text:p>20399588</text:p>
          </table:table-cell>
          <table:table-cell table:formula="of:=[.A1277]/1000/(60*60*24)" office:value-type="time" office:time-value="PT05H39M59.588S" calcext:value-type="time">
            <text:p>05:40:0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6.41" calcext:value-type="float">
            <text:p>706.41</text:p>
          </table:table-cell>
          <table:table-cell office:value-type="float" office:value="877.56" calcext:value-type="float">
            <text:p>877.56</text:p>
          </table:table-cell>
        </table:table-row>
        <table:table-row table:style-name="ro1">
          <table:table-cell office:value-type="float" office:value="20415588" calcext:value-type="float">
            <text:p>20415588</text:p>
          </table:table-cell>
          <table:table-cell table:formula="of:=[.A1278]/1000/(60*60*24)" office:value-type="time" office:time-value="PT05H40M15.588S" calcext:value-type="time">
            <text:p>05:40:1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706.94" calcext:value-type="float">
            <text:p>706.94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20431588" calcext:value-type="float">
            <text:p>20431588</text:p>
          </table:table-cell>
          <table:table-cell table:formula="of:=[.A1279]/1000/(60*60*24)" office:value-type="time" office:time-value="PT05H40M31.588S" calcext:value-type="time">
            <text:p>05:40:3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7.48" calcext:value-type="float">
            <text:p>707.48</text:p>
          </table:table-cell>
          <table:table-cell office:value-type="float" office:value="878.84" calcext:value-type="float">
            <text:p>878.84</text:p>
          </table:table-cell>
        </table:table-row>
        <table:table-row table:style-name="ro1">
          <table:table-cell office:value-type="float" office:value="20447588" calcext:value-type="float">
            <text:p>20447588</text:p>
          </table:table-cell>
          <table:table-cell table:formula="of:=[.A1280]/1000/(60*60*24)" office:value-type="time" office:time-value="PT05H40M47.588S" calcext:value-type="time">
            <text:p>05:40:4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708.01" calcext:value-type="float">
            <text:p>708.01</text:p>
          </table:table-cell>
          <table:table-cell office:value-type="float" office:value="879.48" calcext:value-type="float">
            <text:p>879.48</text:p>
          </table:table-cell>
        </table:table-row>
        <table:table-row table:style-name="ro1">
          <table:table-cell office:value-type="float" office:value="20463588" calcext:value-type="float">
            <text:p>20463588</text:p>
          </table:table-cell>
          <table:table-cell table:formula="of:=[.A1281]/1000/(60*60*24)" office:value-type="time" office:time-value="PT05H41M03.588S" calcext:value-type="time">
            <text:p>05:41:0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8.55" calcext:value-type="float">
            <text:p>708.55</text:p>
          </table:table-cell>
          <table:table-cell office:value-type="float" office:value="880.12" calcext:value-type="float">
            <text:p>880.12</text:p>
          </table:table-cell>
        </table:table-row>
        <table:table-row table:style-name="ro1">
          <table:table-cell office:value-type="float" office:value="20479588" calcext:value-type="float">
            <text:p>20479588</text:p>
          </table:table-cell>
          <table:table-cell table:formula="of:=[.A1282]/1000/(60*60*24)" office:value-type="time" office:time-value="PT05H41M19.588S" calcext:value-type="time">
            <text:p>05:41:2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9.08" calcext:value-type="float">
            <text:p>709.08</text:p>
          </table:table-cell>
          <table:table-cell office:value-type="float" office:value="880.76" calcext:value-type="float">
            <text:p>880.76</text:p>
          </table:table-cell>
        </table:table-row>
        <table:table-row table:style-name="ro1">
          <table:table-cell office:value-type="float" office:value="20495588" calcext:value-type="float">
            <text:p>20495588</text:p>
          </table:table-cell>
          <table:table-cell table:formula="of:=[.A1283]/1000/(60*60*24)" office:value-type="time" office:time-value="PT05H41M35.588S" calcext:value-type="time">
            <text:p>05:41:3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09.62" calcext:value-type="float">
            <text:p>709.62</text:p>
          </table:table-cell>
          <table:table-cell office:value-type="float" office:value="881.4" calcext:value-type="float">
            <text:p>881.4</text:p>
          </table:table-cell>
        </table:table-row>
        <table:table-row table:style-name="ro1">
          <table:table-cell office:value-type="float" office:value="20511588" calcext:value-type="float">
            <text:p>20511588</text:p>
          </table:table-cell>
          <table:table-cell table:formula="of:=[.A1284]/1000/(60*60*24)" office:value-type="time" office:time-value="PT05H41M51.588S" calcext:value-type="time">
            <text:p>05:41:5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0.15" calcext:value-type="float">
            <text:p>710.15</text:p>
          </table:table-cell>
          <table:table-cell office:value-type="float" office:value="882.04" calcext:value-type="float">
            <text:p>882.04</text:p>
          </table:table-cell>
        </table:table-row>
        <table:table-row table:style-name="ro1">
          <table:table-cell office:value-type="float" office:value="20527588" calcext:value-type="float">
            <text:p>20527588</text:p>
          </table:table-cell>
          <table:table-cell table:formula="of:=[.A1285]/1000/(60*60*24)" office:value-type="time" office:time-value="PT05H42M07.588S" calcext:value-type="time">
            <text:p>05:42:0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0.69" calcext:value-type="float">
            <text:p>710.69</text:p>
          </table:table-cell>
          <table:table-cell office:value-type="float" office:value="882.68" calcext:value-type="float">
            <text:p>882.68</text:p>
          </table:table-cell>
        </table:table-row>
        <table:table-row table:style-name="ro1">
          <table:table-cell office:value-type="float" office:value="20543588" calcext:value-type="float">
            <text:p>20543588</text:p>
          </table:table-cell>
          <table:table-cell table:formula="of:=[.A1286]/1000/(60*60*24)" office:value-type="time" office:time-value="PT05H42M23.588S" calcext:value-type="time">
            <text:p>05:42:2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711.22" calcext:value-type="float">
            <text:p>711.22</text:p>
          </table:table-cell>
          <table:table-cell office:value-type="float" office:value="883.32" calcext:value-type="float">
            <text:p>883.32</text:p>
          </table:table-cell>
        </table:table-row>
        <table:table-row table:style-name="ro1">
          <table:table-cell office:value-type="float" office:value="20559588" calcext:value-type="float">
            <text:p>20559588</text:p>
          </table:table-cell>
          <table:table-cell table:formula="of:=[.A1287]/1000/(60*60*24)" office:value-type="time" office:time-value="PT05H42M39.588S" calcext:value-type="time">
            <text:p>05:42:4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1.76" calcext:value-type="float">
            <text:p>711.76</text:p>
          </table:table-cell>
          <table:table-cell office:value-type="float" office:value="883.96" calcext:value-type="float">
            <text:p>883.96</text:p>
          </table:table-cell>
        </table:table-row>
        <table:table-row table:style-name="ro1">
          <table:table-cell office:value-type="float" office:value="20575588" calcext:value-type="float">
            <text:p>20575588</text:p>
          </table:table-cell>
          <table:table-cell table:formula="of:=[.A1288]/1000/(60*60*24)" office:value-type="time" office:time-value="PT05H42M55.588S" calcext:value-type="time">
            <text:p>05:42:5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2.29" calcext:value-type="float">
            <text:p>712.29</text:p>
          </table:table-cell>
          <table:table-cell office:value-type="float" office:value="884.6" calcext:value-type="float">
            <text:p>884.6</text:p>
          </table:table-cell>
        </table:table-row>
        <table:table-row table:style-name="ro1">
          <table:table-cell office:value-type="float" office:value="20591588" calcext:value-type="float">
            <text:p>20591588</text:p>
          </table:table-cell>
          <table:table-cell table:formula="of:=[.A1289]/1000/(60*60*24)" office:value-type="time" office:time-value="PT05H43M11.588S" calcext:value-type="time">
            <text:p>05:43:1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2.83" calcext:value-type="float">
            <text:p>712.83</text:p>
          </table:table-cell>
          <table:table-cell office:value-type="float" office:value="885.24" calcext:value-type="float">
            <text:p>885.24</text:p>
          </table:table-cell>
        </table:table-row>
        <table:table-row table:style-name="ro1">
          <table:table-cell office:value-type="float" office:value="20607587" calcext:value-type="float">
            <text:p>20607587</text:p>
          </table:table-cell>
          <table:table-cell table:formula="of:=[.A1290]/1000/(60*60*24)" office:value-type="time" office:time-value="PT05H43M27.587S" calcext:value-type="time">
            <text:p>05:43:2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3.36" calcext:value-type="float">
            <text:p>713.36</text:p>
          </table:table-cell>
          <table:table-cell office:value-type="float" office:value="885.88" calcext:value-type="float">
            <text:p>885.88</text:p>
          </table:table-cell>
        </table:table-row>
        <table:table-row table:style-name="ro1">
          <table:table-cell office:value-type="float" office:value="20623588" calcext:value-type="float">
            <text:p>20623588</text:p>
          </table:table-cell>
          <table:table-cell table:formula="of:=[.A1291]/1000/(60*60*24)" office:value-type="time" office:time-value="PT05H43M43.588S" calcext:value-type="time">
            <text:p>05:43:4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3.9" calcext:value-type="float">
            <text:p>713.9</text:p>
          </table:table-cell>
          <table:table-cell office:value-type="float" office:value="886.52" calcext:value-type="float">
            <text:p>886.52</text:p>
          </table:table-cell>
        </table:table-row>
        <table:table-row table:style-name="ro1">
          <table:table-cell office:value-type="float" office:value="20639588" calcext:value-type="float">
            <text:p>20639588</text:p>
          </table:table-cell>
          <table:table-cell table:formula="of:=[.A1292]/1000/(60*60*24)" office:value-type="time" office:time-value="PT05H43M59.588S" calcext:value-type="time">
            <text:p>05:44:0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4.43" calcext:value-type="float">
            <text:p>714.43</text:p>
          </table:table-cell>
          <table:table-cell office:value-type="float" office:value="887.15" calcext:value-type="float">
            <text:p>887.15</text:p>
          </table:table-cell>
        </table:table-row>
        <table:table-row table:style-name="ro1">
          <table:table-cell office:value-type="float" office:value="20655588" calcext:value-type="float">
            <text:p>20655588</text:p>
          </table:table-cell>
          <table:table-cell table:formula="of:=[.A1293]/1000/(60*60*24)" office:value-type="time" office:time-value="PT05H44M15.588S" calcext:value-type="time">
            <text:p>05:44:1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4.96" calcext:value-type="float">
            <text:p>714.96</text:p>
          </table:table-cell>
          <table:table-cell office:value-type="float" office:value="887.79" calcext:value-type="float">
            <text:p>887.79</text:p>
          </table:table-cell>
        </table:table-row>
        <table:table-row table:style-name="ro1">
          <table:table-cell office:value-type="float" office:value="20671588" calcext:value-type="float">
            <text:p>20671588</text:p>
          </table:table-cell>
          <table:table-cell table:formula="of:=[.A1294]/1000/(60*60*24)" office:value-type="time" office:time-value="PT05H44M31.588S" calcext:value-type="time">
            <text:p>05:44:3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5.5" calcext:value-type="float">
            <text:p>715.5</text:p>
          </table:table-cell>
          <table:table-cell office:value-type="float" office:value="888.43" calcext:value-type="float">
            <text:p>888.43</text:p>
          </table:table-cell>
        </table:table-row>
        <table:table-row table:style-name="ro1">
          <table:table-cell office:value-type="float" office:value="20687588" calcext:value-type="float">
            <text:p>20687588</text:p>
          </table:table-cell>
          <table:table-cell table:formula="of:=[.A1295]/1000/(60*60*24)" office:value-type="time" office:time-value="PT05H44M47.588S" calcext:value-type="time">
            <text:p>05:44:4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6.03" calcext:value-type="float">
            <text:p>716.03</text:p>
          </table:table-cell>
          <table:table-cell office:value-type="float" office:value="889.07" calcext:value-type="float">
            <text:p>889.07</text:p>
          </table:table-cell>
        </table:table-row>
        <table:table-row table:style-name="ro1">
          <table:table-cell office:value-type="float" office:value="20703588" calcext:value-type="float">
            <text:p>20703588</text:p>
          </table:table-cell>
          <table:table-cell table:formula="of:=[.A1296]/1000/(60*60*24)" office:value-type="time" office:time-value="PT05H45M03.588S" calcext:value-type="time">
            <text:p>05:45:0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6.57" calcext:value-type="float">
            <text:p>716.57</text:p>
          </table:table-cell>
          <table:table-cell office:value-type="float" office:value="889.71" calcext:value-type="float">
            <text:p>889.71</text:p>
          </table:table-cell>
        </table:table-row>
        <table:table-row table:style-name="ro1">
          <table:table-cell office:value-type="float" office:value="20719588" calcext:value-type="float">
            <text:p>20719588</text:p>
          </table:table-cell>
          <table:table-cell table:formula="of:=[.A1297]/1000/(60*60*24)" office:value-type="time" office:time-value="PT05H45M19.588S" calcext:value-type="time">
            <text:p>05:45:2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7.1" calcext:value-type="float">
            <text:p>717.1</text:p>
          </table:table-cell>
          <table:table-cell office:value-type="float" office:value="890.35" calcext:value-type="float">
            <text:p>890.35</text:p>
          </table:table-cell>
        </table:table-row>
        <table:table-row table:style-name="ro1">
          <table:table-cell office:value-type="float" office:value="20735588" calcext:value-type="float">
            <text:p>20735588</text:p>
          </table:table-cell>
          <table:table-cell table:formula="of:=[.A1298]/1000/(60*60*24)" office:value-type="time" office:time-value="PT05H45M35.588S" calcext:value-type="time">
            <text:p>05:45:3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17.63" calcext:value-type="float">
            <text:p>717.63</text:p>
          </table:table-cell>
          <table:table-cell office:value-type="float" office:value="890.99" calcext:value-type="float">
            <text:p>890.99</text:p>
          </table:table-cell>
        </table:table-row>
        <table:table-row table:style-name="ro1">
          <table:table-cell office:value-type="float" office:value="20751588" calcext:value-type="float">
            <text:p>20751588</text:p>
          </table:table-cell>
          <table:table-cell table:formula="of:=[.A1299]/1000/(60*60*24)" office:value-type="time" office:time-value="PT05H45M51.588S" calcext:value-type="time">
            <text:p>05:45:5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8.17" calcext:value-type="float">
            <text:p>718.17</text:p>
          </table:table-cell>
          <table:table-cell office:value-type="float" office:value="891.63" calcext:value-type="float">
            <text:p>891.63</text:p>
          </table:table-cell>
        </table:table-row>
        <table:table-row table:style-name="ro1">
          <table:table-cell office:value-type="float" office:value="20767588" calcext:value-type="float">
            <text:p>20767588</text:p>
          </table:table-cell>
          <table:table-cell table:formula="of:=[.A1300]/1000/(60*60*24)" office:value-type="time" office:time-value="PT05H46M07.588S" calcext:value-type="time">
            <text:p>05:46:0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8.7" calcext:value-type="float">
            <text:p>718.7</text:p>
          </table:table-cell>
          <table:table-cell office:value-type="float" office:value="892.27" calcext:value-type="float">
            <text:p>892.27</text:p>
          </table:table-cell>
        </table:table-row>
        <table:table-row table:style-name="ro1">
          <table:table-cell office:value-type="float" office:value="20783588" calcext:value-type="float">
            <text:p>20783588</text:p>
          </table:table-cell>
          <table:table-cell table:formula="of:=[.A1301]/1000/(60*60*24)" office:value-type="time" office:time-value="PT05H46M23.588S" calcext:value-type="time">
            <text:p>05:46:2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9.24" calcext:value-type="float">
            <text:p>719.24</text:p>
          </table:table-cell>
          <table:table-cell office:value-type="float" office:value="892.91" calcext:value-type="float">
            <text:p>892.91</text:p>
          </table:table-cell>
        </table:table-row>
        <table:table-row table:style-name="ro1">
          <table:table-cell office:value-type="float" office:value="20799588" calcext:value-type="float">
            <text:p>20799588</text:p>
          </table:table-cell>
          <table:table-cell table:formula="of:=[.A1302]/1000/(60*60*24)" office:value-type="time" office:time-value="PT05H46M39.588S" calcext:value-type="time">
            <text:p>05:46:4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9.77" calcext:value-type="float">
            <text:p>719.77</text:p>
          </table:table-cell>
          <table:table-cell office:value-type="float" office:value="893.55" calcext:value-type="float">
            <text:p>893.55</text:p>
          </table:table-cell>
        </table:table-row>
        <table:table-row table:style-name="ro1">
          <table:table-cell office:value-type="float" office:value="20815588" calcext:value-type="float">
            <text:p>20815588</text:p>
          </table:table-cell>
          <table:table-cell table:formula="of:=[.A1303]/1000/(60*60*24)" office:value-type="time" office:time-value="PT05H46M55.588S" calcext:value-type="time">
            <text:p>05:46:5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20.31" calcext:value-type="float">
            <text:p>720.31</text:p>
          </table:table-cell>
          <table:table-cell office:value-type="float" office:value="894.18" calcext:value-type="float">
            <text:p>894.18</text:p>
          </table:table-cell>
        </table:table-row>
        <table:table-row table:style-name="ro1">
          <table:table-cell office:value-type="float" office:value="20831588" calcext:value-type="float">
            <text:p>20831588</text:p>
          </table:table-cell>
          <table:table-cell table:formula="of:=[.A1304]/1000/(60*60*24)" office:value-type="time" office:time-value="PT05H47M11.588S" calcext:value-type="time">
            <text:p>05:47:1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20.84" calcext:value-type="float">
            <text:p>720.84</text:p>
          </table:table-cell>
          <table:table-cell office:value-type="float" office:value="894.82" calcext:value-type="float">
            <text:p>894.82</text:p>
          </table:table-cell>
        </table:table-row>
        <table:table-row table:style-name="ro1">
          <table:table-cell office:value-type="float" office:value="20847588" calcext:value-type="float">
            <text:p>20847588</text:p>
          </table:table-cell>
          <table:table-cell table:formula="of:=[.A1305]/1000/(60*60*24)" office:value-type="time" office:time-value="PT05H47M27.588S" calcext:value-type="time">
            <text:p>05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721.37" calcext:value-type="float">
            <text:p>721.37</text:p>
          </table:table-cell>
          <table:table-cell office:value-type="float" office:value="895.46" calcext:value-type="float">
            <text:p>895.46</text:p>
          </table:table-cell>
        </table:table-row>
        <table:table-row table:style-name="ro1">
          <table:table-cell office:value-type="float" office:value="20863588" calcext:value-type="float">
            <text:p>20863588</text:p>
          </table:table-cell>
          <table:table-cell table:formula="of:=[.A1306]/1000/(60*60*24)" office:value-type="time" office:time-value="PT05H47M43.588S" calcext:value-type="time">
            <text:p>05:47:4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21.91" calcext:value-type="float">
            <text:p>721.91</text:p>
          </table:table-cell>
          <table:table-cell office:value-type="float" office:value="896.1" calcext:value-type="float">
            <text:p>896.1</text:p>
          </table:table-cell>
        </table:table-row>
        <table:table-row table:style-name="ro1">
          <table:table-cell office:value-type="float" office:value="20879588" calcext:value-type="float">
            <text:p>20879588</text:p>
          </table:table-cell>
          <table:table-cell table:formula="of:=[.A1307]/1000/(60*60*24)" office:value-type="time" office:time-value="PT05H47M59.588S" calcext:value-type="time">
            <text:p>05:48:00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22.44" calcext:value-type="float">
            <text:p>722.44</text:p>
          </table:table-cell>
          <table:table-cell office:value-type="float" office:value="896.74" calcext:value-type="float">
            <text:p>896.74</text:p>
          </table:table-cell>
        </table:table-row>
        <table:table-row table:style-name="ro1">
          <table:table-cell office:value-type="float" office:value="20895588" calcext:value-type="float">
            <text:p>20895588</text:p>
          </table:table-cell>
          <table:table-cell table:formula="of:=[.A1308]/1000/(60*60*24)" office:value-type="time" office:time-value="PT05H48M15.588S" calcext:value-type="time">
            <text:p>05:48:1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22.98" calcext:value-type="float">
            <text:p>722.98</text:p>
          </table:table-cell>
          <table:table-cell office:value-type="float" office:value="897.38" calcext:value-type="float">
            <text:p>897.38</text:p>
          </table:table-cell>
        </table:table-row>
        <table:table-row table:style-name="ro1">
          <table:table-cell office:value-type="float" office:value="20911588" calcext:value-type="float">
            <text:p>20911588</text:p>
          </table:table-cell>
          <table:table-cell table:formula="of:=[.A1309]/1000/(60*60*24)" office:value-type="time" office:time-value="PT05H48M31.588S" calcext:value-type="time">
            <text:p>05:48:3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23.51" calcext:value-type="float">
            <text:p>723.51</text:p>
          </table:table-cell>
          <table:table-cell office:value-type="float" office:value="898.01" calcext:value-type="float">
            <text:p>898.01</text:p>
          </table:table-cell>
        </table:table-row>
        <table:table-row table:style-name="ro1">
          <table:table-cell office:value-type="float" office:value="20927588" calcext:value-type="float">
            <text:p>20927588</text:p>
          </table:table-cell>
          <table:table-cell table:formula="of:=[.A1310]/1000/(60*60*24)" office:value-type="time" office:time-value="PT05H48M47.588S" calcext:value-type="time">
            <text:p>05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24.04" calcext:value-type="float">
            <text:p>724.04</text:p>
          </table:table-cell>
          <table:table-cell office:value-type="float" office:value="898.65" calcext:value-type="float">
            <text:p>898.65</text:p>
          </table:table-cell>
        </table:table-row>
        <table:table-row table:style-name="ro1">
          <table:table-cell office:value-type="float" office:value="20943588" calcext:value-type="float">
            <text:p>20943588</text:p>
          </table:table-cell>
          <table:table-cell table:formula="of:=[.A1311]/1000/(60*60*24)" office:value-type="time" office:time-value="PT05H49M03.588S" calcext:value-type="time">
            <text:p>05:49:0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24.58" calcext:value-type="float">
            <text:p>724.58</text:p>
          </table:table-cell>
          <table:table-cell office:value-type="float" office:value="899.29" calcext:value-type="float">
            <text:p>899.29</text:p>
          </table:table-cell>
        </table:table-row>
        <table:table-row table:style-name="ro1">
          <table:table-cell office:value-type="float" office:value="20959588" calcext:value-type="float">
            <text:p>20959588</text:p>
          </table:table-cell>
          <table:table-cell table:formula="of:=[.A1312]/1000/(60*60*24)" office:value-type="time" office:time-value="PT05H49M19.588S" calcext:value-type="time">
            <text:p>05:49:20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25.11" calcext:value-type="float">
            <text:p>725.11</text:p>
          </table:table-cell>
          <table:table-cell office:value-type="float" office:value="899.93" calcext:value-type="float">
            <text:p>899.93</text:p>
          </table:table-cell>
        </table:table-row>
        <table:table-row table:style-name="ro1">
          <table:table-cell office:value-type="float" office:value="20975588" calcext:value-type="float">
            <text:p>20975588</text:p>
          </table:table-cell>
          <table:table-cell table:formula="of:=[.A1313]/1000/(60*60*24)" office:value-type="time" office:time-value="PT05H49M35.588S" calcext:value-type="time">
            <text:p>05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25.65" calcext:value-type="float">
            <text:p>725.65</text:p>
          </table:table-cell>
          <table:table-cell office:value-type="float" office:value="900.57" calcext:value-type="float">
            <text:p>900.57</text:p>
          </table:table-cell>
        </table:table-row>
        <table:table-row table:style-name="ro1">
          <table:table-cell office:value-type="float" office:value="20991588" calcext:value-type="float">
            <text:p>20991588</text:p>
          </table:table-cell>
          <table:table-cell table:formula="of:=[.A1314]/1000/(60*60*24)" office:value-type="time" office:time-value="PT05H49M51.588S" calcext:value-type="time">
            <text:p>05:49:5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26.18" calcext:value-type="float">
            <text:p>726.18</text:p>
          </table:table-cell>
          <table:table-cell office:value-type="float" office:value="901.2" calcext:value-type="float">
            <text:p>901.2</text:p>
          </table:table-cell>
        </table:table-row>
        <table:table-row table:style-name="ro1">
          <table:table-cell office:value-type="float" office:value="21007588" calcext:value-type="float">
            <text:p>21007588</text:p>
          </table:table-cell>
          <table:table-cell table:formula="of:=[.A1315]/1000/(60*60*24)" office:value-type="time" office:time-value="PT05H50M07.588S" calcext:value-type="time">
            <text:p>05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26.72" calcext:value-type="float">
            <text:p>726.72</text:p>
          </table:table-cell>
          <table:table-cell office:value-type="float" office:value="901.84" calcext:value-type="float">
            <text:p>901.84</text:p>
          </table:table-cell>
        </table:table-row>
        <table:table-row table:style-name="ro1">
          <table:table-cell office:value-type="float" office:value="21023588" calcext:value-type="float">
            <text:p>21023588</text:p>
          </table:table-cell>
          <table:table-cell table:formula="of:=[.A1316]/1000/(60*60*24)" office:value-type="time" office:time-value="PT05H50M23.588S" calcext:value-type="time">
            <text:p>05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27.25" calcext:value-type="float">
            <text:p>727.25</text:p>
          </table:table-cell>
          <table:table-cell office:value-type="float" office:value="902.48" calcext:value-type="float">
            <text:p>902.48</text:p>
          </table:table-cell>
        </table:table-row>
        <table:table-row table:style-name="ro1">
          <table:table-cell office:value-type="float" office:value="21039588" calcext:value-type="float">
            <text:p>21039588</text:p>
          </table:table-cell>
          <table:table-cell table:formula="of:=[.A1317]/1000/(60*60*24)" office:value-type="time" office:time-value="PT05H50M39.588S" calcext:value-type="time">
            <text:p>05:50:40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727.78" calcext:value-type="float">
            <text:p>727.78</text:p>
          </table:table-cell>
          <table:table-cell office:value-type="float" office:value="903.12" calcext:value-type="float">
            <text:p>903.12</text:p>
          </table:table-cell>
        </table:table-row>
        <table:table-row table:style-name="ro1">
          <table:table-cell office:value-type="float" office:value="21055588" calcext:value-type="float">
            <text:p>21055588</text:p>
          </table:table-cell>
          <table:table-cell table:formula="of:=[.A1318]/1000/(60*60*24)" office:value-type="time" office:time-value="PT05H50M55.588S" calcext:value-type="time">
            <text:p>05:50:56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28.32" calcext:value-type="float">
            <text:p>728.32</text:p>
          </table:table-cell>
          <table:table-cell office:value-type="float" office:value="903.75" calcext:value-type="float">
            <text:p>903.75</text:p>
          </table:table-cell>
        </table:table-row>
        <table:table-row table:style-name="ro1">
          <table:table-cell office:value-type="float" office:value="21071588" calcext:value-type="float">
            <text:p>21071588</text:p>
          </table:table-cell>
          <table:table-cell table:formula="of:=[.A1319]/1000/(60*60*24)" office:value-type="time" office:time-value="PT05H51M11.588S" calcext:value-type="time">
            <text:p>05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28.85" calcext:value-type="float">
            <text:p>728.85</text:p>
          </table:table-cell>
          <table:table-cell office:value-type="float" office:value="904.39" calcext:value-type="float">
            <text:p>904.39</text:p>
          </table:table-cell>
        </table:table-row>
        <table:table-row table:style-name="ro1">
          <table:table-cell office:value-type="float" office:value="21087588" calcext:value-type="float">
            <text:p>21087588</text:p>
          </table:table-cell>
          <table:table-cell table:formula="of:=[.A1320]/1000/(60*60*24)" office:value-type="time" office:time-value="PT05H51M27.588S" calcext:value-type="time">
            <text:p>05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29.38" calcext:value-type="float">
            <text:p>729.38</text:p>
          </table:table-cell>
          <table:table-cell office:value-type="float" office:value="905.03" calcext:value-type="float">
            <text:p>905.03</text:p>
          </table:table-cell>
        </table:table-row>
        <table:table-row table:style-name="ro1">
          <table:table-cell office:value-type="float" office:value="21103588" calcext:value-type="float">
            <text:p>21103588</text:p>
          </table:table-cell>
          <table:table-cell table:formula="of:=[.A1321]/1000/(60*60*24)" office:value-type="time" office:time-value="PT05H51M43.588S" calcext:value-type="time">
            <text:p>05:51:4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29.92" calcext:value-type="float">
            <text:p>729.92</text:p>
          </table:table-cell>
          <table:table-cell office:value-type="float" office:value="905.66" calcext:value-type="float">
            <text:p>905.66</text:p>
          </table:table-cell>
        </table:table-row>
        <table:table-row table:style-name="ro1">
          <table:table-cell office:value-type="float" office:value="21119588" calcext:value-type="float">
            <text:p>21119588</text:p>
          </table:table-cell>
          <table:table-cell table:formula="of:=[.A1322]/1000/(60*60*24)" office:value-type="time" office:time-value="PT05H51M59.588S" calcext:value-type="time">
            <text:p>05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30.45" calcext:value-type="float">
            <text:p>730.45</text:p>
          </table:table-cell>
          <table:table-cell office:value-type="float" office:value="906.3" calcext:value-type="float">
            <text:p>906.3</text:p>
          </table:table-cell>
        </table:table-row>
        <table:table-row table:style-name="ro1">
          <table:table-cell office:value-type="float" office:value="21135588" calcext:value-type="float">
            <text:p>21135588</text:p>
          </table:table-cell>
          <table:table-cell table:formula="of:=[.A1323]/1000/(60*60*24)" office:value-type="time" office:time-value="PT05H52M15.588S" calcext:value-type="time">
            <text:p>05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0.99" calcext:value-type="float">
            <text:p>730.99</text:p>
          </table:table-cell>
          <table:table-cell office:value-type="float" office:value="906.94" calcext:value-type="float">
            <text:p>906.94</text:p>
          </table:table-cell>
        </table:table-row>
        <table:table-row table:style-name="ro1">
          <table:table-cell office:value-type="float" office:value="21151588" calcext:value-type="float">
            <text:p>21151588</text:p>
          </table:table-cell>
          <table:table-cell table:formula="of:=[.A1324]/1000/(60*60*24)" office:value-type="time" office:time-value="PT05H52M31.588S" calcext:value-type="time">
            <text:p>05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1.52" calcext:value-type="float">
            <text:p>731.52</text:p>
          </table:table-cell>
          <table:table-cell office:value-type="float" office:value="907.57" calcext:value-type="float">
            <text:p>907.57</text:p>
          </table:table-cell>
        </table:table-row>
        <table:table-row table:style-name="ro1">
          <table:table-cell office:value-type="float" office:value="21167588" calcext:value-type="float">
            <text:p>21167588</text:p>
          </table:table-cell>
          <table:table-cell table:formula="of:=[.A1325]/1000/(60*60*24)" office:value-type="time" office:time-value="PT05H52M47.588S" calcext:value-type="time">
            <text:p>05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2.05" calcext:value-type="float">
            <text:p>732.05</text:p>
          </table:table-cell>
          <table:table-cell office:value-type="float" office:value="908.21" calcext:value-type="float">
            <text:p>908.21</text:p>
          </table:table-cell>
        </table:table-row>
        <table:table-row table:style-name="ro1">
          <table:table-cell office:value-type="float" office:value="21183588" calcext:value-type="float">
            <text:p>21183588</text:p>
          </table:table-cell>
          <table:table-cell table:formula="of:=[.A1326]/1000/(60*60*24)" office:value-type="time" office:time-value="PT05H53M03.588S" calcext:value-type="time">
            <text:p>05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2.59" calcext:value-type="float">
            <text:p>732.59</text:p>
          </table:table-cell>
          <table:table-cell office:value-type="float" office:value="908.84" calcext:value-type="float">
            <text:p>908.84</text:p>
          </table:table-cell>
        </table:table-row>
        <table:table-row table:style-name="ro1">
          <table:table-cell office:value-type="float" office:value="21199588" calcext:value-type="float">
            <text:p>21199588</text:p>
          </table:table-cell>
          <table:table-cell table:formula="of:=[.A1327]/1000/(60*60*24)" office:value-type="time" office:time-value="PT05H53M19.588S" calcext:value-type="time">
            <text:p>05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3.12" calcext:value-type="float">
            <text:p>733.12</text:p>
          </table:table-cell>
          <table:table-cell office:value-type="float" office:value="909.48" calcext:value-type="float">
            <text:p>909.48</text:p>
          </table:table-cell>
        </table:table-row>
        <table:table-row table:style-name="ro1">
          <table:table-cell office:value-type="float" office:value="21215588" calcext:value-type="float">
            <text:p>21215588</text:p>
          </table:table-cell>
          <table:table-cell table:formula="of:=[.A1328]/1000/(60*60*24)" office:value-type="time" office:time-value="PT05H53M35.588S" calcext:value-type="time">
            <text:p>05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3.65" calcext:value-type="float">
            <text:p>733.65</text:p>
          </table:table-cell>
          <table:table-cell office:value-type="float" office:value="910.12" calcext:value-type="float">
            <text:p>910.12</text:p>
          </table:table-cell>
        </table:table-row>
        <table:table-row table:style-name="ro1">
          <table:table-cell office:value-type="float" office:value="21231588" calcext:value-type="float">
            <text:p>21231588</text:p>
          </table:table-cell>
          <table:table-cell table:formula="of:=[.A1329]/1000/(60*60*24)" office:value-type="time" office:time-value="PT05H53M51.588S" calcext:value-type="time">
            <text:p>05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4.19" calcext:value-type="float">
            <text:p>734.19</text:p>
          </table:table-cell>
          <table:table-cell office:value-type="float" office:value="910.75" calcext:value-type="float">
            <text:p>910.75</text:p>
          </table:table-cell>
        </table:table-row>
        <table:table-row table:style-name="ro1">
          <table:table-cell office:value-type="float" office:value="21247588" calcext:value-type="float">
            <text:p>21247588</text:p>
          </table:table-cell>
          <table:table-cell table:formula="of:=[.A1330]/1000/(60*60*24)" office:value-type="time" office:time-value="PT05H54M07.588S" calcext:value-type="time">
            <text:p>05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4.72" calcext:value-type="float">
            <text:p>734.72</text:p>
          </table:table-cell>
          <table:table-cell office:value-type="float" office:value="911.39" calcext:value-type="float">
            <text:p>911.39</text:p>
          </table:table-cell>
        </table:table-row>
        <table:table-row table:style-name="ro1">
          <table:table-cell office:value-type="float" office:value="21263588" calcext:value-type="float">
            <text:p>21263588</text:p>
          </table:table-cell>
          <table:table-cell table:formula="of:=[.A1331]/1000/(60*60*24)" office:value-type="time" office:time-value="PT05H54M23.588S" calcext:value-type="time">
            <text:p>05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35.25" calcext:value-type="float">
            <text:p>735.25</text:p>
          </table:table-cell>
          <table:table-cell office:value-type="float" office:value="912.02" calcext:value-type="float">
            <text:p>912.02</text:p>
          </table:table-cell>
        </table:table-row>
        <table:table-row table:style-name="ro1">
          <table:table-cell office:value-type="float" office:value="21279588" calcext:value-type="float">
            <text:p>21279588</text:p>
          </table:table-cell>
          <table:table-cell table:formula="of:=[.A1332]/1000/(60*60*24)" office:value-type="time" office:time-value="PT05H54M39.588S" calcext:value-type="time">
            <text:p>05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5.79" calcext:value-type="float">
            <text:p>735.79</text:p>
          </table:table-cell>
          <table:table-cell office:value-type="float" office:value="912.66" calcext:value-type="float">
            <text:p>912.66</text:p>
          </table:table-cell>
        </table:table-row>
        <table:table-row table:style-name="ro1">
          <table:table-cell office:value-type="float" office:value="21295588" calcext:value-type="float">
            <text:p>21295588</text:p>
          </table:table-cell>
          <table:table-cell table:formula="of:=[.A1333]/1000/(60*60*24)" office:value-type="time" office:time-value="PT05H54M55.588S" calcext:value-type="time">
            <text:p>05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6.32" calcext:value-type="float">
            <text:p>736.32</text:p>
          </table:table-cell>
          <table:table-cell office:value-type="float" office:value="913.29" calcext:value-type="float">
            <text:p>913.29</text:p>
          </table:table-cell>
        </table:table-row>
        <table:table-row table:style-name="ro1">
          <table:table-cell office:value-type="float" office:value="21311588" calcext:value-type="float">
            <text:p>21311588</text:p>
          </table:table-cell>
          <table:table-cell table:formula="of:=[.A1334]/1000/(60*60*24)" office:value-type="time" office:time-value="PT05H55M11.588S" calcext:value-type="time">
            <text:p>05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6.85" calcext:value-type="float">
            <text:p>736.85</text:p>
          </table:table-cell>
          <table:table-cell office:value-type="float" office:value="913.93" calcext:value-type="float">
            <text:p>913.93</text:p>
          </table:table-cell>
        </table:table-row>
        <table:table-row table:style-name="ro1">
          <table:table-cell office:value-type="float" office:value="21327588" calcext:value-type="float">
            <text:p>21327588</text:p>
          </table:table-cell>
          <table:table-cell table:formula="of:=[.A1335]/1000/(60*60*24)" office:value-type="time" office:time-value="PT05H55M27.588S" calcext:value-type="time">
            <text:p>05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7.38" calcext:value-type="float">
            <text:p>737.38</text:p>
          </table:table-cell>
          <table:table-cell office:value-type="float" office:value="914.56" calcext:value-type="float">
            <text:p>914.56</text:p>
          </table:table-cell>
        </table:table-row>
        <table:table-row table:style-name="ro1">
          <table:table-cell office:value-type="float" office:value="21343588" calcext:value-type="float">
            <text:p>21343588</text:p>
          </table:table-cell>
          <table:table-cell table:formula="of:=[.A1336]/1000/(60*60*24)" office:value-type="time" office:time-value="PT05H55M43.588S" calcext:value-type="time">
            <text:p>05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7.92" calcext:value-type="float">
            <text:p>737.92</text:p>
          </table:table-cell>
          <table:table-cell office:value-type="float" office:value="915.2" calcext:value-type="float">
            <text:p>915.2</text:p>
          </table:table-cell>
        </table:table-row>
        <table:table-row table:style-name="ro1">
          <table:table-cell office:value-type="float" office:value="21359588" calcext:value-type="float">
            <text:p>21359588</text:p>
          </table:table-cell>
          <table:table-cell table:formula="of:=[.A1337]/1000/(60*60*24)" office:value-type="time" office:time-value="PT05H55M59.588S" calcext:value-type="time">
            <text:p>05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8.45" calcext:value-type="float">
            <text:p>738.45</text:p>
          </table:table-cell>
          <table:table-cell office:value-type="float" office:value="915.83" calcext:value-type="float">
            <text:p>915.83</text:p>
          </table:table-cell>
        </table:table-row>
        <table:table-row table:style-name="ro1">
          <table:table-cell office:value-type="float" office:value="21375588" calcext:value-type="float">
            <text:p>21375588</text:p>
          </table:table-cell>
          <table:table-cell table:formula="of:=[.A1338]/1000/(60*60*24)" office:value-type="time" office:time-value="PT05H56M15.588S" calcext:value-type="time">
            <text:p>05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8.98" calcext:value-type="float">
            <text:p>738.98</text:p>
          </table:table-cell>
          <table:table-cell office:value-type="float" office:value="916.47" calcext:value-type="float">
            <text:p>916.47</text:p>
          </table:table-cell>
        </table:table-row>
        <table:table-row table:style-name="ro1">
          <table:table-cell office:value-type="float" office:value="21391588" calcext:value-type="float">
            <text:p>21391588</text:p>
          </table:table-cell>
          <table:table-cell table:formula="of:=[.A1339]/1000/(60*60*24)" office:value-type="time" office:time-value="PT05H56M31.588S" calcext:value-type="time">
            <text:p>05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39.52" calcext:value-type="float">
            <text:p>739.52</text:p>
          </table:table-cell>
          <table:table-cell office:value-type="float" office:value="917.1" calcext:value-type="float">
            <text:p>917.1</text:p>
          </table:table-cell>
        </table:table-row>
        <table:table-row table:style-name="ro1">
          <table:table-cell office:value-type="float" office:value="21407588" calcext:value-type="float">
            <text:p>21407588</text:p>
          </table:table-cell>
          <table:table-cell table:formula="of:=[.A1340]/1000/(60*60*24)" office:value-type="time" office:time-value="PT05H56M47.588S" calcext:value-type="time">
            <text:p>05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40.05" calcext:value-type="float">
            <text:p>740.05</text:p>
          </table:table-cell>
          <table:table-cell office:value-type="float" office:value="917.74" calcext:value-type="float">
            <text:p>917.74</text:p>
          </table:table-cell>
        </table:table-row>
        <table:table-row table:style-name="ro1">
          <table:table-cell office:value-type="float" office:value="21423588" calcext:value-type="float">
            <text:p>21423588</text:p>
          </table:table-cell>
          <table:table-cell table:formula="of:=[.A1341]/1000/(60*60*24)" office:value-type="time" office:time-value="PT05H57M03.588S" calcext:value-type="time">
            <text:p>05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40.58" calcext:value-type="float">
            <text:p>740.58</text:p>
          </table:table-cell>
          <table:table-cell office:value-type="float" office:value="918.37" calcext:value-type="float">
            <text:p>918.37</text:p>
          </table:table-cell>
        </table:table-row>
        <table:table-row table:style-name="ro1">
          <table:table-cell office:value-type="float" office:value="21439588" calcext:value-type="float">
            <text:p>21439588</text:p>
          </table:table-cell>
          <table:table-cell table:formula="of:=[.A1342]/1000/(60*60*24)" office:value-type="time" office:time-value="PT05H57M19.588S" calcext:value-type="time">
            <text:p>05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1.12" calcext:value-type="float">
            <text:p>741.12</text:p>
          </table:table-cell>
          <table:table-cell office:value-type="float" office:value="919.01" calcext:value-type="float">
            <text:p>919.01</text:p>
          </table:table-cell>
        </table:table-row>
        <table:table-row table:style-name="ro1">
          <table:table-cell office:value-type="float" office:value="21455588" calcext:value-type="float">
            <text:p>21455588</text:p>
          </table:table-cell>
          <table:table-cell table:formula="of:=[.A1343]/1000/(60*60*24)" office:value-type="time" office:time-value="PT05H57M35.588S" calcext:value-type="time">
            <text:p>05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1.65" calcext:value-type="float">
            <text:p>741.65</text:p>
          </table:table-cell>
          <table:table-cell office:value-type="float" office:value="919.64" calcext:value-type="float">
            <text:p>919.64</text:p>
          </table:table-cell>
        </table:table-row>
        <table:table-row table:style-name="ro1">
          <table:table-cell office:value-type="float" office:value="21471588" calcext:value-type="float">
            <text:p>21471588</text:p>
          </table:table-cell>
          <table:table-cell table:formula="of:=[.A1344]/1000/(60*60*24)" office:value-type="time" office:time-value="PT05H57M51.588S" calcext:value-type="time">
            <text:p>05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2.18" calcext:value-type="float">
            <text:p>742.18</text:p>
          </table:table-cell>
          <table:table-cell office:value-type="float" office:value="920.28" calcext:value-type="float">
            <text:p>920.28</text:p>
          </table:table-cell>
        </table:table-row>
        <table:table-row table:style-name="ro1">
          <table:table-cell office:value-type="float" office:value="21487588" calcext:value-type="float">
            <text:p>21487588</text:p>
          </table:table-cell>
          <table:table-cell table:formula="of:=[.A1345]/1000/(60*60*24)" office:value-type="time" office:time-value="PT05H58M07.588S" calcext:value-type="time">
            <text:p>05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42.71" calcext:value-type="float">
            <text:p>742.71</text:p>
          </table:table-cell>
          <table:table-cell office:value-type="float" office:value="920.91" calcext:value-type="float">
            <text:p>920.91</text:p>
          </table:table-cell>
        </table:table-row>
        <table:table-row table:style-name="ro1">
          <table:table-cell office:value-type="float" office:value="21503588" calcext:value-type="float">
            <text:p>21503588</text:p>
          </table:table-cell>
          <table:table-cell table:formula="of:=[.A1346]/1000/(60*60*24)" office:value-type="time" office:time-value="PT05H58M23.588S" calcext:value-type="time">
            <text:p>05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3.25" calcext:value-type="float">
            <text:p>743.25</text:p>
          </table:table-cell>
          <table:table-cell office:value-type="float" office:value="921.55" calcext:value-type="float">
            <text:p>921.55</text:p>
          </table:table-cell>
        </table:table-row>
        <table:table-row table:style-name="ro1">
          <table:table-cell office:value-type="float" office:value="21519588" calcext:value-type="float">
            <text:p>21519588</text:p>
          </table:table-cell>
          <table:table-cell table:formula="of:=[.A1347]/1000/(60*60*24)" office:value-type="time" office:time-value="PT05H58M39.588S" calcext:value-type="time">
            <text:p>05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3.78" calcext:value-type="float">
            <text:p>743.78</text:p>
          </table:table-cell>
          <table:table-cell office:value-type="float" office:value="922.18" calcext:value-type="float">
            <text:p>922.18</text:p>
          </table:table-cell>
        </table:table-row>
        <table:table-row table:style-name="ro1">
          <table:table-cell office:value-type="float" office:value="21535588" calcext:value-type="float">
            <text:p>21535588</text:p>
          </table:table-cell>
          <table:table-cell table:formula="of:=[.A1348]/1000/(60*60*24)" office:value-type="time" office:time-value="PT05H58M55.588S" calcext:value-type="time">
            <text:p>05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44.31" calcext:value-type="float">
            <text:p>744.31</text:p>
          </table:table-cell>
          <table:table-cell office:value-type="float" office:value="922.82" calcext:value-type="float">
            <text:p>922.82</text:p>
          </table:table-cell>
        </table:table-row>
        <table:table-row table:style-name="ro1">
          <table:table-cell office:value-type="float" office:value="21551588" calcext:value-type="float">
            <text:p>21551588</text:p>
          </table:table-cell>
          <table:table-cell table:formula="of:=[.A1349]/1000/(60*60*24)" office:value-type="time" office:time-value="PT05H59M11.588S" calcext:value-type="time">
            <text:p>05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4.84" calcext:value-type="float">
            <text:p>744.84</text:p>
          </table:table-cell>
          <table:table-cell office:value-type="float" office:value="923.45" calcext:value-type="float">
            <text:p>923.45</text:p>
          </table:table-cell>
        </table:table-row>
        <table:table-row table:style-name="ro1">
          <table:table-cell office:value-type="float" office:value="21567588" calcext:value-type="float">
            <text:p>21567588</text:p>
          </table:table-cell>
          <table:table-cell table:formula="of:=[.A1350]/1000/(60*60*24)" office:value-type="time" office:time-value="PT05H59M27.588S" calcext:value-type="time">
            <text:p>05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5.37" calcext:value-type="float">
            <text:p>745.37</text:p>
          </table:table-cell>
          <table:table-cell office:value-type="float" office:value="924.09" calcext:value-type="float">
            <text:p>924.09</text:p>
          </table:table-cell>
        </table:table-row>
        <table:table-row table:style-name="ro1">
          <table:table-cell office:value-type="float" office:value="21583588" calcext:value-type="float">
            <text:p>21583588</text:p>
          </table:table-cell>
          <table:table-cell table:formula="of:=[.A1351]/1000/(60*60*24)" office:value-type="time" office:time-value="PT05H59M43.588S" calcext:value-type="time">
            <text:p>05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5.91" calcext:value-type="float">
            <text:p>745.91</text:p>
          </table:table-cell>
          <table:table-cell office:value-type="float" office:value="924.72" calcext:value-type="float">
            <text:p>924.72</text:p>
          </table:table-cell>
        </table:table-row>
        <table:table-row table:style-name="ro1">
          <table:table-cell office:value-type="float" office:value="21599588" calcext:value-type="float">
            <text:p>21599588</text:p>
          </table:table-cell>
          <table:table-cell table:formula="of:=[.A1352]/1000/(60*60*24)" office:value-type="time" office:time-value="PT05H59M59.588S" calcext:value-type="time">
            <text:p>06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6.44" calcext:value-type="float">
            <text:p>746.44</text:p>
          </table:table-cell>
          <table:table-cell office:value-type="float" office:value="925.35" calcext:value-type="float">
            <text:p>925.35</text:p>
          </table:table-cell>
        </table:table-row>
        <table:table-row table:style-name="ro1">
          <table:table-cell office:value-type="float" office:value="21615588" calcext:value-type="float">
            <text:p>21615588</text:p>
          </table:table-cell>
          <table:table-cell table:formula="of:=[.A1353]/1000/(60*60*24)" office:value-type="time" office:time-value="PT06H00M15.588S" calcext:value-type="time">
            <text:p>06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46.97" calcext:value-type="float">
            <text:p>746.97</text:p>
          </table:table-cell>
          <table:table-cell office:value-type="float" office:value="925.99" calcext:value-type="float">
            <text:p>925.99</text:p>
          </table:table-cell>
        </table:table-row>
        <table:table-row table:style-name="ro1">
          <table:table-cell office:value-type="float" office:value="21631588" calcext:value-type="float">
            <text:p>21631588</text:p>
          </table:table-cell>
          <table:table-cell table:formula="of:=[.A1354]/1000/(60*60*24)" office:value-type="time" office:time-value="PT06H00M31.588S" calcext:value-type="time">
            <text:p>06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47.5" calcext:value-type="float">
            <text:p>747.5</text:p>
          </table:table-cell>
          <table:table-cell office:value-type="float" office:value="926.62" calcext:value-type="float">
            <text:p>926.62</text:p>
          </table:table-cell>
        </table:table-row>
        <table:table-row table:style-name="ro1">
          <table:table-cell office:value-type="float" office:value="21647588" calcext:value-type="float">
            <text:p>21647588</text:p>
          </table:table-cell>
          <table:table-cell table:formula="of:=[.A1355]/1000/(60*60*24)" office:value-type="time" office:time-value="PT06H00M47.588S" calcext:value-type="time">
            <text:p>06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48.04" calcext:value-type="float">
            <text:p>748.04</text:p>
          </table:table-cell>
          <table:table-cell office:value-type="float" office:value="927.26" calcext:value-type="float">
            <text:p>927.26</text:p>
          </table:table-cell>
        </table:table-row>
        <table:table-row table:style-name="ro1">
          <table:table-cell office:value-type="float" office:value="21663588" calcext:value-type="float">
            <text:p>21663588</text:p>
          </table:table-cell>
          <table:table-cell table:formula="of:=[.A1356]/1000/(60*60*24)" office:value-type="time" office:time-value="PT06H01M03.588S" calcext:value-type="time">
            <text:p>06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48.57" calcext:value-type="float">
            <text:p>748.57</text:p>
          </table:table-cell>
          <table:table-cell office:value-type="float" office:value="927.89" calcext:value-type="float">
            <text:p>927.89</text:p>
          </table:table-cell>
        </table:table-row>
        <table:table-row table:style-name="ro1">
          <table:table-cell office:value-type="float" office:value="21679588" calcext:value-type="float">
            <text:p>21679588</text:p>
          </table:table-cell>
          <table:table-cell table:formula="of:=[.A1357]/1000/(60*60*24)" office:value-type="time" office:time-value="PT06H01M19.588S" calcext:value-type="time">
            <text:p>06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49.1" calcext:value-type="float">
            <text:p>749.1</text:p>
          </table:table-cell>
          <table:table-cell office:value-type="float" office:value="928.52" calcext:value-type="float">
            <text:p>928.52</text:p>
          </table:table-cell>
        </table:table-row>
        <table:table-row table:style-name="ro1">
          <table:table-cell office:value-type="float" office:value="21695588" calcext:value-type="float">
            <text:p>21695588</text:p>
          </table:table-cell>
          <table:table-cell table:formula="of:=[.A1358]/1000/(60*60*24)" office:value-type="time" office:time-value="PT06H01M35.588S" calcext:value-type="time">
            <text:p>06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49.63" calcext:value-type="float">
            <text:p>749.63</text:p>
          </table:table-cell>
          <table:table-cell office:value-type="float" office:value="929.16" calcext:value-type="float">
            <text:p>929.16</text:p>
          </table:table-cell>
        </table:table-row>
        <table:table-row table:style-name="ro1">
          <table:table-cell office:value-type="float" office:value="21711588" calcext:value-type="float">
            <text:p>21711588</text:p>
          </table:table-cell>
          <table:table-cell table:formula="of:=[.A1359]/1000/(60*60*24)" office:value-type="time" office:time-value="PT06H01M51.588S" calcext:value-type="time">
            <text:p>06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50.16" calcext:value-type="float">
            <text:p>750.16</text:p>
          </table:table-cell>
          <table:table-cell office:value-type="float" office:value="929.79" calcext:value-type="float">
            <text:p>929.79</text:p>
          </table:table-cell>
        </table:table-row>
        <table:table-row table:style-name="ro1">
          <table:table-cell office:value-type="float" office:value="21727588" calcext:value-type="float">
            <text:p>21727588</text:p>
          </table:table-cell>
          <table:table-cell table:formula="of:=[.A1360]/1000/(60*60*24)" office:value-type="time" office:time-value="PT06H02M07.588S" calcext:value-type="time">
            <text:p>06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50.7" calcext:value-type="float">
            <text:p>750.7</text:p>
          </table:table-cell>
          <table:table-cell office:value-type="float" office:value="930.42" calcext:value-type="float">
            <text:p>930.42</text:p>
          </table:table-cell>
        </table:table-row>
        <table:table-row table:style-name="ro1">
          <table:table-cell office:value-type="float" office:value="21743588" calcext:value-type="float">
            <text:p>21743588</text:p>
          </table:table-cell>
          <table:table-cell table:formula="of:=[.A1361]/1000/(60*60*24)" office:value-type="time" office:time-value="PT06H02M23.588S" calcext:value-type="time">
            <text:p>06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51.23" calcext:value-type="float">
            <text:p>751.23</text:p>
          </table:table-cell>
          <table:table-cell office:value-type="float" office:value="931.06" calcext:value-type="float">
            <text:p>931.06</text:p>
          </table:table-cell>
        </table:table-row>
        <table:table-row table:style-name="ro1">
          <table:table-cell office:value-type="float" office:value="21759588" calcext:value-type="float">
            <text:p>21759588</text:p>
          </table:table-cell>
          <table:table-cell table:formula="of:=[.A1362]/1000/(60*60*24)" office:value-type="time" office:time-value="PT06H02M39.588S" calcext:value-type="time">
            <text:p>06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51.76" calcext:value-type="float">
            <text:p>751.76</text:p>
          </table:table-cell>
          <table:table-cell office:value-type="float" office:value="931.69" calcext:value-type="float">
            <text:p>931.69</text:p>
          </table:table-cell>
        </table:table-row>
        <table:table-row table:style-name="ro1">
          <table:table-cell office:value-type="float" office:value="21775588" calcext:value-type="float">
            <text:p>21775588</text:p>
          </table:table-cell>
          <table:table-cell table:formula="of:=[.A1363]/1000/(60*60*24)" office:value-type="time" office:time-value="PT06H02M55.588S" calcext:value-type="time">
            <text:p>06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52.29" calcext:value-type="float">
            <text:p>752.29</text:p>
          </table:table-cell>
          <table:table-cell office:value-type="float" office:value="932.32" calcext:value-type="float">
            <text:p>932.32</text:p>
          </table:table-cell>
        </table:table-row>
        <table:table-row table:style-name="ro1">
          <table:table-cell office:value-type="float" office:value="21791588" calcext:value-type="float">
            <text:p>21791588</text:p>
          </table:table-cell>
          <table:table-cell table:formula="of:=[.A1364]/1000/(60*60*24)" office:value-type="time" office:time-value="PT06H03M11.588S" calcext:value-type="time">
            <text:p>06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52.82" calcext:value-type="float">
            <text:p>752.82</text:p>
          </table:table-cell>
          <table:table-cell office:value-type="float" office:value="932.96" calcext:value-type="float">
            <text:p>932.96</text:p>
          </table:table-cell>
        </table:table-row>
        <table:table-row table:style-name="ro1">
          <table:table-cell office:value-type="float" office:value="21807588" calcext:value-type="float">
            <text:p>21807588</text:p>
          </table:table-cell>
          <table:table-cell table:formula="of:=[.A1365]/1000/(60*60*24)" office:value-type="time" office:time-value="PT06H03M27.588S" calcext:value-type="time">
            <text:p>06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3.36" calcext:value-type="float">
            <text:p>753.36</text:p>
          </table:table-cell>
          <table:table-cell office:value-type="float" office:value="933.59" calcext:value-type="float">
            <text:p>933.59</text:p>
          </table:table-cell>
        </table:table-row>
        <table:table-row table:style-name="ro1">
          <table:table-cell office:value-type="float" office:value="21823588" calcext:value-type="float">
            <text:p>21823588</text:p>
          </table:table-cell>
          <table:table-cell table:formula="of:=[.A1366]/1000/(60*60*24)" office:value-type="time" office:time-value="PT06H03M43.588S" calcext:value-type="time">
            <text:p>06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753.89" calcext:value-type="float">
            <text:p>753.89</text:p>
          </table:table-cell>
          <table:table-cell office:value-type="float" office:value="934.22" calcext:value-type="float">
            <text:p>934.22</text:p>
          </table:table-cell>
        </table:table-row>
        <table:table-row table:style-name="ro1">
          <table:table-cell office:value-type="float" office:value="21839588" calcext:value-type="float">
            <text:p>21839588</text:p>
          </table:table-cell>
          <table:table-cell table:formula="of:=[.A1367]/1000/(60*60*24)" office:value-type="time" office:time-value="PT06H03M59.588S" calcext:value-type="time">
            <text:p>06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4.42" calcext:value-type="float">
            <text:p>754.42</text:p>
          </table:table-cell>
          <table:table-cell office:value-type="float" office:value="934.85" calcext:value-type="float">
            <text:p>934.85</text:p>
          </table:table-cell>
        </table:table-row>
        <table:table-row table:style-name="ro1">
          <table:table-cell office:value-type="float" office:value="21855588" calcext:value-type="float">
            <text:p>21855588</text:p>
          </table:table-cell>
          <table:table-cell table:formula="of:=[.A1368]/1000/(60*60*24)" office:value-type="time" office:time-value="PT06H04M15.588S" calcext:value-type="time">
            <text:p>06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4.95" calcext:value-type="float">
            <text:p>754.95</text:p>
          </table:table-cell>
          <table:table-cell office:value-type="float" office:value="935.49" calcext:value-type="float">
            <text:p>935.49</text:p>
          </table:table-cell>
        </table:table-row>
        <table:table-row table:style-name="ro1">
          <table:table-cell office:value-type="float" office:value="21871588" calcext:value-type="float">
            <text:p>21871588</text:p>
          </table:table-cell>
          <table:table-cell table:formula="of:=[.A1369]/1000/(60*60*24)" office:value-type="time" office:time-value="PT06H04M31.588S" calcext:value-type="time">
            <text:p>06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5.48" calcext:value-type="float">
            <text:p>755.48</text:p>
          </table:table-cell>
          <table:table-cell office:value-type="float" office:value="936.12" calcext:value-type="float">
            <text:p>936.12</text:p>
          </table:table-cell>
        </table:table-row>
        <table:table-row table:style-name="ro1">
          <table:table-cell office:value-type="float" office:value="21887588" calcext:value-type="float">
            <text:p>21887588</text:p>
          </table:table-cell>
          <table:table-cell table:formula="of:=[.A1370]/1000/(60*60*24)" office:value-type="time" office:time-value="PT06H04M47.588S" calcext:value-type="time">
            <text:p>06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6.01" calcext:value-type="float">
            <text:p>756.01</text:p>
          </table:table-cell>
          <table:table-cell office:value-type="float" office:value="936.75" calcext:value-type="float">
            <text:p>936.75</text:p>
          </table:table-cell>
        </table:table-row>
        <table:table-row table:style-name="ro1">
          <table:table-cell office:value-type="float" office:value="21903588" calcext:value-type="float">
            <text:p>21903588</text:p>
          </table:table-cell>
          <table:table-cell table:formula="of:=[.A1371]/1000/(60*60*24)" office:value-type="time" office:time-value="PT06H05M03.588S" calcext:value-type="time">
            <text:p>06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6.54" calcext:value-type="float">
            <text:p>756.54</text:p>
          </table:table-cell>
          <table:table-cell office:value-type="float" office:value="937.38" calcext:value-type="float">
            <text:p>937.38</text:p>
          </table:table-cell>
        </table:table-row>
        <table:table-row table:style-name="ro1">
          <table:table-cell office:value-type="float" office:value="21919588" calcext:value-type="float">
            <text:p>21919588</text:p>
          </table:table-cell>
          <table:table-cell table:formula="of:=[.A1372]/1000/(60*60*24)" office:value-type="time" office:time-value="PT06H05M19.588S" calcext:value-type="time">
            <text:p>06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57.08" calcext:value-type="float">
            <text:p>757.08</text:p>
          </table:table-cell>
          <table:table-cell office:value-type="float" office:value="938.01" calcext:value-type="float">
            <text:p>938.01</text:p>
          </table:table-cell>
        </table:table-row>
        <table:table-row table:style-name="ro1">
          <table:table-cell office:value-type="float" office:value="21935588" calcext:value-type="float">
            <text:p>21935588</text:p>
          </table:table-cell>
          <table:table-cell table:formula="of:=[.A1373]/1000/(60*60*24)" office:value-type="time" office:time-value="PT06H05M35.588S" calcext:value-type="time">
            <text:p>06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57.61" calcext:value-type="float">
            <text:p>757.61</text:p>
          </table:table-cell>
          <table:table-cell office:value-type="float" office:value="938.64" calcext:value-type="float">
            <text:p>938.64</text:p>
          </table:table-cell>
        </table:table-row>
        <table:table-row table:style-name="ro1">
          <table:table-cell office:value-type="float" office:value="21951588" calcext:value-type="float">
            <text:p>21951588</text:p>
          </table:table-cell>
          <table:table-cell table:formula="of:=[.A1374]/1000/(60*60*24)" office:value-type="time" office:time-value="PT06H05M51.588S" calcext:value-type="time">
            <text:p>06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58.14" calcext:value-type="float">
            <text:p>758.14</text:p>
          </table:table-cell>
          <table:table-cell office:value-type="float" office:value="939.28" calcext:value-type="float">
            <text:p>939.28</text:p>
          </table:table-cell>
        </table:table-row>
        <table:table-row table:style-name="ro1">
          <table:table-cell office:value-type="float" office:value="21967588" calcext:value-type="float">
            <text:p>21967588</text:p>
          </table:table-cell>
          <table:table-cell table:formula="of:=[.A1375]/1000/(60*60*24)" office:value-type="time" office:time-value="PT06H06M07.588S" calcext:value-type="time">
            <text:p>06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758.67" calcext:value-type="float">
            <text:p>758.67</text:p>
          </table:table-cell>
          <table:table-cell office:value-type="float" office:value="939.91" calcext:value-type="float">
            <text:p>939.91</text:p>
          </table:table-cell>
        </table:table-row>
        <table:table-row table:style-name="ro1">
          <table:table-cell office:value-type="float" office:value="21983587" calcext:value-type="float">
            <text:p>21983587</text:p>
          </table:table-cell>
          <table:table-cell table:formula="of:=[.A1376]/1000/(60*60*24)" office:value-type="time" office:time-value="PT06H06M23.587S" calcext:value-type="time">
            <text:p>06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59.2" calcext:value-type="float">
            <text:p>759.2</text:p>
          </table:table-cell>
          <table:table-cell office:value-type="float" office:value="940.54" calcext:value-type="float">
            <text:p>940.54</text:p>
          </table:table-cell>
        </table:table-row>
        <table:table-row table:style-name="ro1">
          <table:table-cell office:value-type="float" office:value="21999588" calcext:value-type="float">
            <text:p>21999588</text:p>
          </table:table-cell>
          <table:table-cell table:formula="of:=[.A1377]/1000/(60*60*24)" office:value-type="time" office:time-value="PT06H06M39.588S" calcext:value-type="time">
            <text:p>06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59.73" calcext:value-type="float">
            <text:p>759.73</text:p>
          </table:table-cell>
          <table:table-cell office:value-type="float" office:value="941.17" calcext:value-type="float">
            <text:p>941.17</text:p>
          </table:table-cell>
        </table:table-row>
        <table:table-row table:style-name="ro1">
          <table:table-cell office:value-type="float" office:value="22015588" calcext:value-type="float">
            <text:p>22015588</text:p>
          </table:table-cell>
          <table:table-cell table:formula="of:=[.A1378]/1000/(60*60*24)" office:value-type="time" office:time-value="PT06H06M55.588S" calcext:value-type="time">
            <text:p>06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0.26" calcext:value-type="float">
            <text:p>760.26</text:p>
          </table:table-cell>
          <table:table-cell office:value-type="float" office:value="941.8" calcext:value-type="float">
            <text:p>941.8</text:p>
          </table:table-cell>
        </table:table-row>
        <table:table-row table:style-name="ro1">
          <table:table-cell office:value-type="float" office:value="22031588" calcext:value-type="float">
            <text:p>22031588</text:p>
          </table:table-cell>
          <table:table-cell table:formula="of:=[.A1379]/1000/(60*60*24)" office:value-type="time" office:time-value="PT06H07M11.588S" calcext:value-type="time">
            <text:p>06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0.79" calcext:value-type="float">
            <text:p>760.79</text:p>
          </table:table-cell>
          <table:table-cell office:value-type="float" office:value="942.43" calcext:value-type="float">
            <text:p>942.43</text:p>
          </table:table-cell>
        </table:table-row>
        <table:table-row table:style-name="ro1">
          <table:table-cell office:value-type="float" office:value="22047588" calcext:value-type="float">
            <text:p>22047588</text:p>
          </table:table-cell>
          <table:table-cell table:formula="of:=[.A1380]/1000/(60*60*24)" office:value-type="time" office:time-value="PT06H07M27.588S" calcext:value-type="time">
            <text:p>06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1.32" calcext:value-type="float">
            <text:p>761.32</text:p>
          </table:table-cell>
          <table:table-cell office:value-type="float" office:value="943.06" calcext:value-type="float">
            <text:p>943.06</text:p>
          </table:table-cell>
        </table:table-row>
        <table:table-row table:style-name="ro1">
          <table:table-cell office:value-type="float" office:value="22063588" calcext:value-type="float">
            <text:p>22063588</text:p>
          </table:table-cell>
          <table:table-cell table:formula="of:=[.A1381]/1000/(60*60*24)" office:value-type="time" office:time-value="PT06H07M43.588S" calcext:value-type="time">
            <text:p>06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1.86" calcext:value-type="float">
            <text:p>761.86</text:p>
          </table:table-cell>
          <table:table-cell office:value-type="float" office:value="943.69" calcext:value-type="float">
            <text:p>943.69</text:p>
          </table:table-cell>
        </table:table-row>
        <table:table-row table:style-name="ro1">
          <table:table-cell office:value-type="float" office:value="22079588" calcext:value-type="float">
            <text:p>22079588</text:p>
          </table:table-cell>
          <table:table-cell table:formula="of:=[.A1382]/1000/(60*60*24)" office:value-type="time" office:time-value="PT06H07M59.588S" calcext:value-type="time">
            <text:p>06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2.39" calcext:value-type="float">
            <text:p>762.39</text:p>
          </table:table-cell>
          <table:table-cell office:value-type="float" office:value="944.32" calcext:value-type="float">
            <text:p>944.32</text:p>
          </table:table-cell>
        </table:table-row>
        <table:table-row table:style-name="ro1">
          <table:table-cell office:value-type="float" office:value="22095588" calcext:value-type="float">
            <text:p>22095588</text:p>
          </table:table-cell>
          <table:table-cell table:formula="of:=[.A1383]/1000/(60*60*24)" office:value-type="time" office:time-value="PT06H08M15.588S" calcext:value-type="time">
            <text:p>06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2.92" calcext:value-type="float">
            <text:p>762.92</text:p>
          </table:table-cell>
          <table:table-cell office:value-type="float" office:value="944.95" calcext:value-type="float">
            <text:p>944.95</text:p>
          </table:table-cell>
        </table:table-row>
        <table:table-row table:style-name="ro1">
          <table:table-cell office:value-type="float" office:value="22111588" calcext:value-type="float">
            <text:p>22111588</text:p>
          </table:table-cell>
          <table:table-cell table:formula="of:=[.A1384]/1000/(60*60*24)" office:value-type="time" office:time-value="PT06H08M31.588S" calcext:value-type="time">
            <text:p>06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3.45" calcext:value-type="float">
            <text:p>763.45</text:p>
          </table:table-cell>
          <table:table-cell office:value-type="float" office:value="945.59" calcext:value-type="float">
            <text:p>945.59</text:p>
          </table:table-cell>
        </table:table-row>
        <table:table-row table:style-name="ro1">
          <table:table-cell office:value-type="float" office:value="22127588" calcext:value-type="float">
            <text:p>22127588</text:p>
          </table:table-cell>
          <table:table-cell table:formula="of:=[.A1385]/1000/(60*60*24)" office:value-type="time" office:time-value="PT06H08M47.588S" calcext:value-type="time">
            <text:p>06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3.98" calcext:value-type="float">
            <text:p>763.98</text:p>
          </table:table-cell>
          <table:table-cell office:value-type="float" office:value="946.22" calcext:value-type="float">
            <text:p>946.22</text:p>
          </table:table-cell>
        </table:table-row>
        <table:table-row table:style-name="ro1">
          <table:table-cell office:value-type="float" office:value="22143588" calcext:value-type="float">
            <text:p>22143588</text:p>
          </table:table-cell>
          <table:table-cell table:formula="of:=[.A1386]/1000/(60*60*24)" office:value-type="time" office:time-value="PT06H09M03.588S" calcext:value-type="time">
            <text:p>06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64.51" calcext:value-type="float">
            <text:p>764.51</text:p>
          </table:table-cell>
          <table:table-cell office:value-type="float" office:value="946.85" calcext:value-type="float">
            <text:p>946.85</text:p>
          </table:table-cell>
        </table:table-row>
        <table:table-row table:style-name="ro1">
          <table:table-cell office:value-type="float" office:value="22159588" calcext:value-type="float">
            <text:p>22159588</text:p>
          </table:table-cell>
          <table:table-cell table:formula="of:=[.A1387]/1000/(60*60*24)" office:value-type="time" office:time-value="PT06H09M19.588S" calcext:value-type="time">
            <text:p>06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5.04" calcext:value-type="float">
            <text:p>765.04</text:p>
          </table:table-cell>
          <table:table-cell office:value-type="float" office:value="947.48" calcext:value-type="float">
            <text:p>947.48</text:p>
          </table:table-cell>
        </table:table-row>
        <table:table-row table:style-name="ro1">
          <table:table-cell office:value-type="float" office:value="22175588" calcext:value-type="float">
            <text:p>22175588</text:p>
          </table:table-cell>
          <table:table-cell table:formula="of:=[.A1388]/1000/(60*60*24)" office:value-type="time" office:time-value="PT06H09M35.588S" calcext:value-type="time">
            <text:p>06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5.57" calcext:value-type="float">
            <text:p>765.57</text:p>
          </table:table-cell>
          <table:table-cell office:value-type="float" office:value="948.11" calcext:value-type="float">
            <text:p>948.11</text:p>
          </table:table-cell>
        </table:table-row>
        <table:table-row table:style-name="ro1">
          <table:table-cell office:value-type="float" office:value="22191588" calcext:value-type="float">
            <text:p>22191588</text:p>
          </table:table-cell>
          <table:table-cell table:formula="of:=[.A1389]/1000/(60*60*24)" office:value-type="time" office:time-value="PT06H09M51.588S" calcext:value-type="time">
            <text:p>06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6.1" calcext:value-type="float">
            <text:p>766.1</text:p>
          </table:table-cell>
          <table:table-cell office:value-type="float" office:value="948.74" calcext:value-type="float">
            <text:p>948.74</text:p>
          </table:table-cell>
        </table:table-row>
        <table:table-row table:style-name="ro1">
          <table:table-cell office:value-type="float" office:value="22207588" calcext:value-type="float">
            <text:p>22207588</text:p>
          </table:table-cell>
          <table:table-cell table:formula="of:=[.A1390]/1000/(60*60*24)" office:value-type="time" office:time-value="PT06H10M07.588S" calcext:value-type="time">
            <text:p>06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6.63" calcext:value-type="float">
            <text:p>766.63</text:p>
          </table:table-cell>
          <table:table-cell office:value-type="float" office:value="949.37" calcext:value-type="float">
            <text:p>949.37</text:p>
          </table:table-cell>
        </table:table-row>
        <table:table-row table:style-name="ro1">
          <table:table-cell office:value-type="float" office:value="22223588" calcext:value-type="float">
            <text:p>22223588</text:p>
          </table:table-cell>
          <table:table-cell table:formula="of:=[.A1391]/1000/(60*60*24)" office:value-type="time" office:time-value="PT06H10M23.588S" calcext:value-type="time">
            <text:p>06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67.16" calcext:value-type="float">
            <text:p>767.1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2239588" calcext:value-type="float">
            <text:p>22239588</text:p>
          </table:table-cell>
          <table:table-cell table:formula="of:=[.A1392]/1000/(60*60*24)" office:value-type="time" office:time-value="PT06H10M39.588S" calcext:value-type="time">
            <text:p>06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767.69" calcext:value-type="float">
            <text:p>767.69</text:p>
          </table:table-cell>
          <table:table-cell office:value-type="float" office:value="950.63" calcext:value-type="float">
            <text:p>950.63</text:p>
          </table:table-cell>
        </table:table-row>
        <table:table-row table:style-name="ro1">
          <table:table-cell office:value-type="float" office:value="22255588" calcext:value-type="float">
            <text:p>22255588</text:p>
          </table:table-cell>
          <table:table-cell table:formula="of:=[.A1393]/1000/(60*60*24)" office:value-type="time" office:time-value="PT06H10M55.588S" calcext:value-type="time">
            <text:p>06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768.22" calcext:value-type="float">
            <text:p>768.22</text:p>
          </table:table-cell>
          <table:table-cell office:value-type="float" office:value="951.26" calcext:value-type="float">
            <text:p>951.26</text:p>
          </table:table-cell>
        </table:table-row>
        <table:table-row table:style-name="ro1">
          <table:table-cell office:value-type="float" office:value="22271588" calcext:value-type="float">
            <text:p>22271588</text:p>
          </table:table-cell>
          <table:table-cell table:formula="of:=[.A1394]/1000/(60*60*24)" office:value-type="time" office:time-value="PT06H11M11.588S" calcext:value-type="time">
            <text:p>06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768.75" calcext:value-type="float">
            <text:p>768.75</text:p>
          </table:table-cell>
          <table:table-cell office:value-type="float" office:value="951.89" calcext:value-type="float">
            <text:p>951.89</text:p>
          </table:table-cell>
        </table:table-row>
        <table:table-row table:style-name="ro1">
          <table:table-cell office:value-type="float" office:value="22287588" calcext:value-type="float">
            <text:p>22287588</text:p>
          </table:table-cell>
          <table:table-cell table:formula="of:=[.A1395]/1000/(60*60*24)" office:value-type="time" office:time-value="PT06H11M27.588S" calcext:value-type="time">
            <text:p>06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69.28" calcext:value-type="float">
            <text:p>769.28</text:p>
          </table:table-cell>
          <table:table-cell office:value-type="float" office:value="952.52" calcext:value-type="float">
            <text:p>952.52</text:p>
          </table:table-cell>
        </table:table-row>
        <table:table-row table:style-name="ro1">
          <table:table-cell office:value-type="float" office:value="22303587" calcext:value-type="float">
            <text:p>22303587</text:p>
          </table:table-cell>
          <table:table-cell table:formula="of:=[.A1396]/1000/(60*60*24)" office:value-type="time" office:time-value="PT06H11M43.587S" calcext:value-type="time">
            <text:p>06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69.81" calcext:value-type="float">
            <text:p>769.81</text:p>
          </table:table-cell>
          <table:table-cell office:value-type="float" office:value="953.15" calcext:value-type="float">
            <text:p>953.15</text:p>
          </table:table-cell>
        </table:table-row>
        <table:table-row table:style-name="ro1">
          <table:table-cell office:value-type="float" office:value="22319588" calcext:value-type="float">
            <text:p>22319588</text:p>
          </table:table-cell>
          <table:table-cell table:formula="of:=[.A1397]/1000/(60*60*24)" office:value-type="time" office:time-value="PT06H11M59.588S" calcext:value-type="time">
            <text:p>06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70.34" calcext:value-type="float">
            <text:p>770.34</text:p>
          </table:table-cell>
          <table:table-cell office:value-type="float" office:value="953.78" calcext:value-type="float">
            <text:p>953.78</text:p>
          </table:table-cell>
        </table:table-row>
        <table:table-row table:style-name="ro1">
          <table:table-cell office:value-type="float" office:value="22335588" calcext:value-type="float">
            <text:p>22335588</text:p>
          </table:table-cell>
          <table:table-cell table:formula="of:=[.A1398]/1000/(60*60*24)" office:value-type="time" office:time-value="PT06H12M15.588S" calcext:value-type="time">
            <text:p>06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70.87" calcext:value-type="float">
            <text:p>770.87</text:p>
          </table:table-cell>
          <table:table-cell office:value-type="float" office:value="954.41" calcext:value-type="float">
            <text:p>954.41</text:p>
          </table:table-cell>
        </table:table-row>
        <table:table-row table:style-name="ro1">
          <table:table-cell office:value-type="float" office:value="22351588" calcext:value-type="float">
            <text:p>22351588</text:p>
          </table:table-cell>
          <table:table-cell table:formula="of:=[.A1399]/1000/(60*60*24)" office:value-type="time" office:time-value="PT06H12M31.588S" calcext:value-type="time">
            <text:p>06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71.4" calcext:value-type="float">
            <text:p>771.4</text:p>
          </table:table-cell>
          <table:table-cell office:value-type="float" office:value="955.03" calcext:value-type="float">
            <text:p>955.03</text:p>
          </table:table-cell>
        </table:table-row>
        <table:table-row table:style-name="ro1">
          <table:table-cell office:value-type="float" office:value="22367588" calcext:value-type="float">
            <text:p>22367588</text:p>
          </table:table-cell>
          <table:table-cell table:formula="of:=[.A1400]/1000/(60*60*24)" office:value-type="time" office:time-value="PT06H12M47.588S" calcext:value-type="time">
            <text:p>06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71.93" calcext:value-type="float">
            <text:p>771.93</text:p>
          </table:table-cell>
          <table:table-cell office:value-type="float" office:value="955.66" calcext:value-type="float">
            <text:p>955.66</text:p>
          </table:table-cell>
        </table:table-row>
        <table:table-row table:style-name="ro1">
          <table:table-cell office:value-type="float" office:value="22383588" calcext:value-type="float">
            <text:p>22383588</text:p>
          </table:table-cell>
          <table:table-cell table:formula="of:=[.A1401]/1000/(60*60*24)" office:value-type="time" office:time-value="PT06H13M03.588S" calcext:value-type="time">
            <text:p>06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72.46" calcext:value-type="float">
            <text:p>772.46</text:p>
          </table:table-cell>
          <table:table-cell office:value-type="float" office:value="956.29" calcext:value-type="float">
            <text:p>956.29</text:p>
          </table:table-cell>
        </table:table-row>
        <table:table-row table:style-name="ro1">
          <table:table-cell office:value-type="float" office:value="22399588" calcext:value-type="float">
            <text:p>22399588</text:p>
          </table:table-cell>
          <table:table-cell table:formula="of:=[.A1402]/1000/(60*60*24)" office:value-type="time" office:time-value="PT06H13M19.588S" calcext:value-type="time">
            <text:p>06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72.99" calcext:value-type="float">
            <text:p>772.99</text:p>
          </table:table-cell>
          <table:table-cell office:value-type="float" office:value="956.92" calcext:value-type="float">
            <text:p>956.92</text:p>
          </table:table-cell>
        </table:table-row>
        <table:table-row table:style-name="ro1">
          <table:table-cell office:value-type="float" office:value="22415588" calcext:value-type="float">
            <text:p>22415588</text:p>
          </table:table-cell>
          <table:table-cell table:formula="of:=[.A1403]/1000/(60*60*24)" office:value-type="time" office:time-value="PT06H13M35.588S" calcext:value-type="time">
            <text:p>06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73.52" calcext:value-type="float">
            <text:p>773.52</text:p>
          </table:table-cell>
          <table:table-cell office:value-type="float" office:value="957.55" calcext:value-type="float">
            <text:p>957.55</text:p>
          </table:table-cell>
        </table:table-row>
        <table:table-row table:style-name="ro1">
          <table:table-cell office:value-type="float" office:value="22431588" calcext:value-type="float">
            <text:p>22431588</text:p>
          </table:table-cell>
          <table:table-cell table:formula="of:=[.A1404]/1000/(60*60*24)" office:value-type="time" office:time-value="PT06H13M51.588S" calcext:value-type="time">
            <text:p>06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74.05" calcext:value-type="float">
            <text:p>774.05</text:p>
          </table:table-cell>
          <table:table-cell office:value-type="float" office:value="958.18" calcext:value-type="float">
            <text:p>958.18</text:p>
          </table:table-cell>
        </table:table-row>
        <table:table-row table:style-name="ro1">
          <table:table-cell office:value-type="float" office:value="22447588" calcext:value-type="float">
            <text:p>22447588</text:p>
          </table:table-cell>
          <table:table-cell table:formula="of:=[.A1405]/1000/(60*60*24)" office:value-type="time" office:time-value="PT06H14M07.588S" calcext:value-type="time">
            <text:p>06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74.58" calcext:value-type="float">
            <text:p>774.58</text:p>
          </table:table-cell>
          <table:table-cell office:value-type="float" office:value="958.8" calcext:value-type="float">
            <text:p>958.8</text:p>
          </table:table-cell>
        </table:table-row>
        <table:table-row table:style-name="ro1">
          <table:table-cell office:value-type="float" office:value="22463588" calcext:value-type="float">
            <text:p>22463588</text:p>
          </table:table-cell>
          <table:table-cell table:formula="of:=[.A1406]/1000/(60*60*24)" office:value-type="time" office:time-value="PT06H14M23.588S" calcext:value-type="time">
            <text:p>06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75.11" calcext:value-type="float">
            <text:p>775.11</text:p>
          </table:table-cell>
          <table:table-cell office:value-type="float" office:value="959.43" calcext:value-type="float">
            <text:p>959.43</text:p>
          </table:table-cell>
        </table:table-row>
        <table:table-row table:style-name="ro1">
          <table:table-cell office:value-type="float" office:value="22479588" calcext:value-type="float">
            <text:p>22479588</text:p>
          </table:table-cell>
          <table:table-cell table:formula="of:=[.A1407]/1000/(60*60*24)" office:value-type="time" office:time-value="PT06H14M39.588S" calcext:value-type="time">
            <text:p>06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75.64" calcext:value-type="float">
            <text:p>775.64</text:p>
          </table:table-cell>
          <table:table-cell office:value-type="float" office:value="960.06" calcext:value-type="float">
            <text:p>960.06</text:p>
          </table:table-cell>
        </table:table-row>
        <table:table-row table:style-name="ro1">
          <table:table-cell office:value-type="float" office:value="22495588" calcext:value-type="float">
            <text:p>22495588</text:p>
          </table:table-cell>
          <table:table-cell table:formula="of:=[.A1408]/1000/(60*60*24)" office:value-type="time" office:time-value="PT06H14M55.588S" calcext:value-type="time">
            <text:p>06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76.17" calcext:value-type="float">
            <text:p>776.17</text:p>
          </table:table-cell>
          <table:table-cell office:value-type="float" office:value="960.69" calcext:value-type="float">
            <text:p>960.69</text:p>
          </table:table-cell>
        </table:table-row>
        <table:table-row table:style-name="ro1">
          <table:table-cell office:value-type="float" office:value="22511588" calcext:value-type="float">
            <text:p>22511588</text:p>
          </table:table-cell>
          <table:table-cell table:formula="of:=[.A1409]/1000/(60*60*24)" office:value-type="time" office:time-value="PT06H15M11.588S" calcext:value-type="time">
            <text:p>06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76.7" calcext:value-type="float">
            <text:p>776.7</text:p>
          </table:table-cell>
          <table:table-cell office:value-type="float" office:value="961.31" calcext:value-type="float">
            <text:p>961.31</text:p>
          </table:table-cell>
        </table:table-row>
        <table:table-row table:style-name="ro1">
          <table:table-cell office:value-type="float" office:value="22527588" calcext:value-type="float">
            <text:p>22527588</text:p>
          </table:table-cell>
          <table:table-cell table:formula="of:=[.A1410]/1000/(60*60*24)" office:value-type="time" office:time-value="PT06H15M27.588S" calcext:value-type="time">
            <text:p>06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77.23" calcext:value-type="float">
            <text:p>777.23</text:p>
          </table:table-cell>
          <table:table-cell office:value-type="float" office:value="961.94" calcext:value-type="float">
            <text:p>961.94</text:p>
          </table:table-cell>
        </table:table-row>
        <table:table-row table:style-name="ro1">
          <table:table-cell office:value-type="float" office:value="22543588" calcext:value-type="float">
            <text:p>22543588</text:p>
          </table:table-cell>
          <table:table-cell table:formula="of:=[.A1411]/1000/(60*60*24)" office:value-type="time" office:time-value="PT06H15M43.588S" calcext:value-type="time">
            <text:p>06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77.76" calcext:value-type="float">
            <text:p>777.76</text:p>
          </table:table-cell>
          <table:table-cell office:value-type="float" office:value="962.57" calcext:value-type="float">
            <text:p>962.57</text:p>
          </table:table-cell>
        </table:table-row>
        <table:table-row table:style-name="ro1">
          <table:table-cell office:value-type="float" office:value="22559588" calcext:value-type="float">
            <text:p>22559588</text:p>
          </table:table-cell>
          <table:table-cell table:formula="of:=[.A1412]/1000/(60*60*24)" office:value-type="time" office:time-value="PT06H15M59.588S" calcext:value-type="time">
            <text:p>06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78.29" calcext:value-type="float">
            <text:p>778.29</text:p>
          </table:table-cell>
          <table:table-cell office:value-type="float" office:value="963.19" calcext:value-type="float">
            <text:p>963.19</text:p>
          </table:table-cell>
        </table:table-row>
        <table:table-row table:style-name="ro1">
          <table:table-cell office:value-type="float" office:value="22575588" calcext:value-type="float">
            <text:p>22575588</text:p>
          </table:table-cell>
          <table:table-cell table:formula="of:=[.A1413]/1000/(60*60*24)" office:value-type="time" office:time-value="PT06H16M15.588S" calcext:value-type="time">
            <text:p>06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78.82" calcext:value-type="float">
            <text:p>778.82</text:p>
          </table:table-cell>
          <table:table-cell office:value-type="float" office:value="963.82" calcext:value-type="float">
            <text:p>963.82</text:p>
          </table:table-cell>
        </table:table-row>
        <table:table-row table:style-name="ro1">
          <table:table-cell office:value-type="float" office:value="22591588" calcext:value-type="float">
            <text:p>22591588</text:p>
          </table:table-cell>
          <table:table-cell table:formula="of:=[.A1414]/1000/(60*60*24)" office:value-type="time" office:time-value="PT06H16M31.588S" calcext:value-type="time">
            <text:p>06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79.35" calcext:value-type="float">
            <text:p>779.35</text:p>
          </table:table-cell>
          <table:table-cell office:value-type="float" office:value="964.45" calcext:value-type="float">
            <text:p>964.45</text:p>
          </table:table-cell>
        </table:table-row>
        <table:table-row table:style-name="ro1">
          <table:table-cell office:value-type="float" office:value="22607588" calcext:value-type="float">
            <text:p>22607588</text:p>
          </table:table-cell>
          <table:table-cell table:formula="of:=[.A1415]/1000/(60*60*24)" office:value-type="time" office:time-value="PT06H16M47.588S" calcext:value-type="time">
            <text:p>06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79.87" calcext:value-type="float">
            <text:p>779.87</text:p>
          </table:table-cell>
          <table:table-cell office:value-type="float" office:value="965.07" calcext:value-type="float">
            <text:p>965.07</text:p>
          </table:table-cell>
        </table:table-row>
        <table:table-row table:style-name="ro1">
          <table:table-cell office:value-type="float" office:value="22623588" calcext:value-type="float">
            <text:p>22623588</text:p>
          </table:table-cell>
          <table:table-cell table:formula="of:=[.A1416]/1000/(60*60*24)" office:value-type="time" office:time-value="PT06H17M03.588S" calcext:value-type="time">
            <text:p>06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80.4" calcext:value-type="float">
            <text:p>780.4</text:p>
          </table:table-cell>
          <table:table-cell office:value-type="float" office:value="965.7" calcext:value-type="float">
            <text:p>965.7</text:p>
          </table:table-cell>
        </table:table-row>
        <table:table-row table:style-name="ro1">
          <table:table-cell office:value-type="float" office:value="22639588" calcext:value-type="float">
            <text:p>22639588</text:p>
          </table:table-cell>
          <table:table-cell table:formula="of:=[.A1417]/1000/(60*60*24)" office:value-type="time" office:time-value="PT06H17M19.588S" calcext:value-type="time">
            <text:p>06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80.93" calcext:value-type="float">
            <text:p>780.93</text:p>
          </table:table-cell>
          <table:table-cell office:value-type="float" office:value="966.33" calcext:value-type="float">
            <text:p>966.33</text:p>
          </table:table-cell>
        </table:table-row>
        <table:table-row table:style-name="ro1">
          <table:table-cell office:value-type="float" office:value="22655588" calcext:value-type="float">
            <text:p>22655588</text:p>
          </table:table-cell>
          <table:table-cell table:formula="of:=[.A1418]/1000/(60*60*24)" office:value-type="time" office:time-value="PT06H17M35.588S" calcext:value-type="time">
            <text:p>06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81.46" calcext:value-type="float">
            <text:p>781.46</text:p>
          </table:table-cell>
          <table:table-cell office:value-type="float" office:value="966.95" calcext:value-type="float">
            <text:p>966.95</text:p>
          </table:table-cell>
        </table:table-row>
        <table:table-row table:style-name="ro1">
          <table:table-cell office:value-type="float" office:value="22671588" calcext:value-type="float">
            <text:p>22671588</text:p>
          </table:table-cell>
          <table:table-cell table:formula="of:=[.A1419]/1000/(60*60*24)" office:value-type="time" office:time-value="PT06H17M51.588S" calcext:value-type="time">
            <text:p>06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81.99" calcext:value-type="float">
            <text:p>781.99</text:p>
          </table:table-cell>
          <table:table-cell office:value-type="float" office:value="967.58" calcext:value-type="float">
            <text:p>967.58</text:p>
          </table:table-cell>
        </table:table-row>
        <table:table-row table:style-name="ro1">
          <table:table-cell office:value-type="float" office:value="22687588" calcext:value-type="float">
            <text:p>22687588</text:p>
          </table:table-cell>
          <table:table-cell table:formula="of:=[.A1420]/1000/(60*60*24)" office:value-type="time" office:time-value="PT06H18M07.588S" calcext:value-type="time">
            <text:p>06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82.52" calcext:value-type="float">
            <text:p>782.52</text:p>
          </table:table-cell>
          <table:table-cell office:value-type="float" office:value="968.21" calcext:value-type="float">
            <text:p>968.21</text:p>
          </table:table-cell>
        </table:table-row>
        <table:table-row table:style-name="ro1">
          <table:table-cell office:value-type="float" office:value="22703588" calcext:value-type="float">
            <text:p>22703588</text:p>
          </table:table-cell>
          <table:table-cell table:formula="of:=[.A1421]/1000/(60*60*24)" office:value-type="time" office:time-value="PT06H18M23.588S" calcext:value-type="time">
            <text:p>06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83.05" calcext:value-type="float">
            <text:p>783.05</text:p>
          </table:table-cell>
          <table:table-cell office:value-type="float" office:value="968.83" calcext:value-type="float">
            <text:p>968.83</text:p>
          </table:table-cell>
        </table:table-row>
        <table:table-row table:style-name="ro1">
          <table:table-cell office:value-type="float" office:value="22719588" calcext:value-type="float">
            <text:p>22719588</text:p>
          </table:table-cell>
          <table:table-cell table:formula="of:=[.A1422]/1000/(60*60*24)" office:value-type="time" office:time-value="PT06H18M39.588S" calcext:value-type="time">
            <text:p>06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83.58" calcext:value-type="float">
            <text:p>783.58</text:p>
          </table:table-cell>
          <table:table-cell office:value-type="float" office:value="969.46" calcext:value-type="float">
            <text:p>969.46</text:p>
          </table:table-cell>
        </table:table-row>
        <table:table-row table:style-name="ro1">
          <table:table-cell office:value-type="float" office:value="22735588" calcext:value-type="float">
            <text:p>22735588</text:p>
          </table:table-cell>
          <table:table-cell table:formula="of:=[.A1423]/1000/(60*60*24)" office:value-type="time" office:time-value="PT06H18M55.588S" calcext:value-type="time">
            <text:p>06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84.11" calcext:value-type="float">
            <text:p>784.11</text:p>
          </table:table-cell>
          <table:table-cell office:value-type="float" office:value="970.09" calcext:value-type="float">
            <text:p>970.09</text:p>
          </table:table-cell>
        </table:table-row>
        <table:table-row table:style-name="ro1">
          <table:table-cell office:value-type="float" office:value="22751588" calcext:value-type="float">
            <text:p>22751588</text:p>
          </table:table-cell>
          <table:table-cell table:formula="of:=[.A1424]/1000/(60*60*24)" office:value-type="time" office:time-value="PT06H19M11.588S" calcext:value-type="time">
            <text:p>06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84.64" calcext:value-type="float">
            <text:p>784.64</text:p>
          </table:table-cell>
          <table:table-cell office:value-type="float" office:value="970.71" calcext:value-type="float">
            <text:p>970.71</text:p>
          </table:table-cell>
        </table:table-row>
        <table:table-row table:style-name="ro1">
          <table:table-cell office:value-type="float" office:value="22767588" calcext:value-type="float">
            <text:p>22767588</text:p>
          </table:table-cell>
          <table:table-cell table:formula="of:=[.A1425]/1000/(60*60*24)" office:value-type="time" office:time-value="PT06H19M27.588S" calcext:value-type="time">
            <text:p>06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785.17" calcext:value-type="float">
            <text:p>785.17</text:p>
          </table:table-cell>
          <table:table-cell office:value-type="float" office:value="971.34" calcext:value-type="float">
            <text:p>971.34</text:p>
          </table:table-cell>
        </table:table-row>
        <table:table-row table:style-name="ro1">
          <table:table-cell office:value-type="float" office:value="22783588" calcext:value-type="float">
            <text:p>22783588</text:p>
          </table:table-cell>
          <table:table-cell table:formula="of:=[.A1426]/1000/(60*60*24)" office:value-type="time" office:time-value="PT06H19M43.588S" calcext:value-type="time">
            <text:p>06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85.7" calcext:value-type="float">
            <text:p>785.7</text:p>
          </table:table-cell>
          <table:table-cell office:value-type="float" office:value="971.96" calcext:value-type="float">
            <text:p>971.96</text:p>
          </table:table-cell>
        </table:table-row>
        <table:table-row table:style-name="ro1">
          <table:table-cell office:value-type="float" office:value="22799588" calcext:value-type="float">
            <text:p>22799588</text:p>
          </table:table-cell>
          <table:table-cell table:formula="of:=[.A1427]/1000/(60*60*24)" office:value-type="time" office:time-value="PT06H19M59.588S" calcext:value-type="time">
            <text:p>06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86.22" calcext:value-type="float">
            <text:p>786.22</text:p>
          </table:table-cell>
          <table:table-cell office:value-type="float" office:value="972.59" calcext:value-type="float">
            <text:p>972.59</text:p>
          </table:table-cell>
        </table:table-row>
        <table:table-row table:style-name="ro1">
          <table:table-cell office:value-type="float" office:value="22815588" calcext:value-type="float">
            <text:p>22815588</text:p>
          </table:table-cell>
          <table:table-cell table:formula="of:=[.A1428]/1000/(60*60*24)" office:value-type="time" office:time-value="PT06H20M15.588S" calcext:value-type="time">
            <text:p>06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86.75" calcext:value-type="float">
            <text:p>786.75</text:p>
          </table:table-cell>
          <table:table-cell office:value-type="float" office:value="973.22" calcext:value-type="float">
            <text:p>973.22</text:p>
          </table:table-cell>
        </table:table-row>
        <table:table-row table:style-name="ro1">
          <table:table-cell office:value-type="float" office:value="22831588" calcext:value-type="float">
            <text:p>22831588</text:p>
          </table:table-cell>
          <table:table-cell table:formula="of:=[.A1429]/1000/(60*60*24)" office:value-type="time" office:time-value="PT06H20M31.588S" calcext:value-type="time">
            <text:p>06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87.28" calcext:value-type="float">
            <text:p>787.28</text:p>
          </table:table-cell>
          <table:table-cell office:value-type="float" office:value="973.84" calcext:value-type="float">
            <text:p>973.84</text:p>
          </table:table-cell>
        </table:table-row>
        <table:table-row table:style-name="ro1">
          <table:table-cell office:value-type="float" office:value="22847588" calcext:value-type="float">
            <text:p>22847588</text:p>
          </table:table-cell>
          <table:table-cell table:formula="of:=[.A1430]/1000/(60*60*24)" office:value-type="time" office:time-value="PT06H20M47.588S" calcext:value-type="time">
            <text:p>06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87.81" calcext:value-type="float">
            <text:p>787.81</text:p>
          </table:table-cell>
          <table:table-cell office:value-type="float" office:value="974.47" calcext:value-type="float">
            <text:p>974.47</text:p>
          </table:table-cell>
        </table:table-row>
        <table:table-row table:style-name="ro1">
          <table:table-cell office:value-type="float" office:value="22863588" calcext:value-type="float">
            <text:p>22863588</text:p>
          </table:table-cell>
          <table:table-cell table:formula="of:=[.A1431]/1000/(60*60*24)" office:value-type="time" office:time-value="PT06H21M03.588S" calcext:value-type="time">
            <text:p>06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88.34" calcext:value-type="float">
            <text:p>788.34</text:p>
          </table:table-cell>
          <table:table-cell office:value-type="float" office:value="975.09" calcext:value-type="float">
            <text:p>975.09</text:p>
          </table:table-cell>
        </table:table-row>
        <table:table-row table:style-name="ro1">
          <table:table-cell office:value-type="float" office:value="22879588" calcext:value-type="float">
            <text:p>22879588</text:p>
          </table:table-cell>
          <table:table-cell table:formula="of:=[.A1432]/1000/(60*60*24)" office:value-type="time" office:time-value="PT06H21M19.588S" calcext:value-type="time">
            <text:p>06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88.87" calcext:value-type="float">
            <text:p>788.87</text:p>
          </table:table-cell>
          <table:table-cell office:value-type="float" office:value="975.72" calcext:value-type="float">
            <text:p>975.72</text:p>
          </table:table-cell>
        </table:table-row>
        <table:table-row table:style-name="ro1">
          <table:table-cell office:value-type="float" office:value="22895588" calcext:value-type="float">
            <text:p>22895588</text:p>
          </table:table-cell>
          <table:table-cell table:formula="of:=[.A1433]/1000/(60*60*24)" office:value-type="time" office:time-value="PT06H21M35.588S" calcext:value-type="time">
            <text:p>06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89.4" calcext:value-type="float">
            <text:p>789.4</text:p>
          </table:table-cell>
          <table:table-cell office:value-type="float" office:value="976.34" calcext:value-type="float">
            <text:p>976.34</text:p>
          </table:table-cell>
        </table:table-row>
        <table:table-row table:style-name="ro1">
          <table:table-cell office:value-type="float" office:value="22911588" calcext:value-type="float">
            <text:p>22911588</text:p>
          </table:table-cell>
          <table:table-cell table:formula="of:=[.A1434]/1000/(60*60*24)" office:value-type="time" office:time-value="PT06H21M51.588S" calcext:value-type="time">
            <text:p>06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89.92" calcext:value-type="float">
            <text:p>789.92</text:p>
          </table:table-cell>
          <table:table-cell office:value-type="float" office:value="976.97" calcext:value-type="float">
            <text:p>976.97</text:p>
          </table:table-cell>
        </table:table-row>
        <table:table-row table:style-name="ro1">
          <table:table-cell office:value-type="float" office:value="22927588" calcext:value-type="float">
            <text:p>22927588</text:p>
          </table:table-cell>
          <table:table-cell table:formula="of:=[.A1435]/1000/(60*60*24)" office:value-type="time" office:time-value="PT06H22M07.588S" calcext:value-type="time">
            <text:p>06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90.45" calcext:value-type="float">
            <text:p>790.45</text:p>
          </table:table-cell>
          <table:table-cell office:value-type="float" office:value="977.59" calcext:value-type="float">
            <text:p>977.59</text:p>
          </table:table-cell>
        </table:table-row>
        <table:table-row table:style-name="ro1">
          <table:table-cell office:value-type="float" office:value="22943588" calcext:value-type="float">
            <text:p>22943588</text:p>
          </table:table-cell>
          <table:table-cell table:formula="of:=[.A1436]/1000/(60*60*24)" office:value-type="time" office:time-value="PT06H22M23.588S" calcext:value-type="time">
            <text:p>06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90.98" calcext:value-type="float">
            <text:p>790.98</text:p>
          </table:table-cell>
          <table:table-cell office:value-type="float" office:value="978.22" calcext:value-type="float">
            <text:p>978.22</text:p>
          </table:table-cell>
        </table:table-row>
        <table:table-row table:style-name="ro1">
          <table:table-cell office:value-type="float" office:value="22959588" calcext:value-type="float">
            <text:p>22959588</text:p>
          </table:table-cell>
          <table:table-cell table:formula="of:=[.A1437]/1000/(60*60*24)" office:value-type="time" office:time-value="PT06H22M39.588S" calcext:value-type="time">
            <text:p>06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91.51" calcext:value-type="float">
            <text:p>791.51</text:p>
          </table:table-cell>
          <table:table-cell office:value-type="float" office:value="978.84" calcext:value-type="float">
            <text:p>978.84</text:p>
          </table:table-cell>
        </table:table-row>
        <table:table-row table:style-name="ro1">
          <table:table-cell office:value-type="float" office:value="22975588" calcext:value-type="float">
            <text:p>22975588</text:p>
          </table:table-cell>
          <table:table-cell table:formula="of:=[.A1438]/1000/(60*60*24)" office:value-type="time" office:time-value="PT06H22M55.588S" calcext:value-type="time">
            <text:p>06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792.04" calcext:value-type="float">
            <text:p>792.04</text:p>
          </table:table-cell>
          <table:table-cell office:value-type="float" office:value="979.46" calcext:value-type="float">
            <text:p>979.46</text:p>
          </table:table-cell>
        </table:table-row>
        <table:table-row table:style-name="ro1">
          <table:table-cell office:value-type="float" office:value="22991588" calcext:value-type="float">
            <text:p>22991588</text:p>
          </table:table-cell>
          <table:table-cell table:formula="of:=[.A1439]/1000/(60*60*24)" office:value-type="time" office:time-value="PT06H23M11.588S" calcext:value-type="time">
            <text:p>06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792.57" calcext:value-type="float">
            <text:p>792.57</text:p>
          </table:table-cell>
          <table:table-cell office:value-type="float" office:value="980.09" calcext:value-type="float">
            <text:p>980.09</text:p>
          </table:table-cell>
        </table:table-row>
        <table:table-row table:style-name="ro1">
          <table:table-cell office:value-type="float" office:value="23007588" calcext:value-type="float">
            <text:p>23007588</text:p>
          </table:table-cell>
          <table:table-cell table:formula="of:=[.A1440]/1000/(60*60*24)" office:value-type="time" office:time-value="PT06H23M27.588S" calcext:value-type="time">
            <text:p>06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3" calcext:value-type="float">
            <text:p>140.53</text:p>
          </table:table-cell>
          <table:table-cell office:value-type="float" office:value="793.09" calcext:value-type="float">
            <text:p>793.09</text:p>
          </table:table-cell>
          <table:table-cell office:value-type="float" office:value="980.71" calcext:value-type="float">
            <text:p>980.71</text:p>
          </table:table-cell>
        </table:table-row>
        <table:table-row table:style-name="ro1">
          <table:table-cell office:value-type="float" office:value="23023588" calcext:value-type="float">
            <text:p>23023588</text:p>
          </table:table-cell>
          <table:table-cell table:formula="of:=[.A1441]/1000/(60*60*24)" office:value-type="time" office:time-value="PT06H23M43.588S" calcext:value-type="time">
            <text:p>06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93.62" calcext:value-type="float">
            <text:p>793.62</text:p>
          </table:table-cell>
          <table:table-cell office:value-type="float" office:value="981.34" calcext:value-type="float">
            <text:p>981.34</text:p>
          </table:table-cell>
        </table:table-row>
        <table:table-row table:style-name="ro1">
          <table:table-cell office:value-type="float" office:value="23039588" calcext:value-type="float">
            <text:p>23039588</text:p>
          </table:table-cell>
          <table:table-cell table:formula="of:=[.A1442]/1000/(60*60*24)" office:value-type="time" office:time-value="PT06H23M59.588S" calcext:value-type="time">
            <text:p>06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94.15" calcext:value-type="float">
            <text:p>794.15</text:p>
          </table:table-cell>
          <table:table-cell office:value-type="float" office:value="981.96" calcext:value-type="float">
            <text:p>981.96</text:p>
          </table:table-cell>
        </table:table-row>
        <table:table-row table:style-name="ro1">
          <table:table-cell office:value-type="float" office:value="23055588" calcext:value-type="float">
            <text:p>23055588</text:p>
          </table:table-cell>
          <table:table-cell table:formula="of:=[.A1443]/1000/(60*60*24)" office:value-type="time" office:time-value="PT06H24M15.588S" calcext:value-type="time">
            <text:p>06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4.68" calcext:value-type="float">
            <text:p>794.68</text:p>
          </table:table-cell>
          <table:table-cell office:value-type="float" office:value="982.58" calcext:value-type="float">
            <text:p>982.58</text:p>
          </table:table-cell>
        </table:table-row>
        <table:table-row table:style-name="ro1">
          <table:table-cell office:value-type="float" office:value="23071588" calcext:value-type="float">
            <text:p>23071588</text:p>
          </table:table-cell>
          <table:table-cell table:formula="of:=[.A1444]/1000/(60*60*24)" office:value-type="time" office:time-value="PT06H24M31.588S" calcext:value-type="time">
            <text:p>06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5.21" calcext:value-type="float">
            <text:p>795.21</text:p>
          </table:table-cell>
          <table:table-cell office:value-type="float" office:value="983.2" calcext:value-type="float">
            <text:p>983.2</text:p>
          </table:table-cell>
        </table:table-row>
        <table:table-row table:style-name="ro1">
          <table:table-cell office:value-type="float" office:value="23087588" calcext:value-type="float">
            <text:p>23087588</text:p>
          </table:table-cell>
          <table:table-cell table:formula="of:=[.A1445]/1000/(60*60*24)" office:value-type="time" office:time-value="PT06H24M47.588S" calcext:value-type="time">
            <text:p>06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5.73" calcext:value-type="float">
            <text:p>795.73</text:p>
          </table:table-cell>
          <table:table-cell office:value-type="float" office:value="983.83" calcext:value-type="float">
            <text:p>983.83</text:p>
          </table:table-cell>
        </table:table-row>
        <table:table-row table:style-name="ro1">
          <table:table-cell office:value-type="float" office:value="23103588" calcext:value-type="float">
            <text:p>23103588</text:p>
          </table:table-cell>
          <table:table-cell table:formula="of:=[.A1446]/1000/(60*60*24)" office:value-type="time" office:time-value="PT06H25M03.588S" calcext:value-type="time">
            <text:p>06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6.26" calcext:value-type="float">
            <text:p>796.26</text:p>
          </table:table-cell>
          <table:table-cell office:value-type="float" office:value="984.45" calcext:value-type="float">
            <text:p>984.45</text:p>
          </table:table-cell>
        </table:table-row>
        <table:table-row table:style-name="ro1">
          <table:table-cell office:value-type="float" office:value="23119588" calcext:value-type="float">
            <text:p>23119588</text:p>
          </table:table-cell>
          <table:table-cell table:formula="of:=[.A1447]/1000/(60*60*24)" office:value-type="time" office:time-value="PT06H25M19.588S" calcext:value-type="time">
            <text:p>06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3" calcext:value-type="float">
            <text:p>140.53</text:p>
          </table:table-cell>
          <table:table-cell office:value-type="float" office:value="796.79" calcext:value-type="float">
            <text:p>796.79</text:p>
          </table:table-cell>
          <table:table-cell office:value-type="float" office:value="985.07" calcext:value-type="float">
            <text:p>985.07</text:p>
          </table:table-cell>
        </table:table-row>
        <table:table-row table:style-name="ro1">
          <table:table-cell office:value-type="float" office:value="23135588" calcext:value-type="float">
            <text:p>23135588</text:p>
          </table:table-cell>
          <table:table-cell table:formula="of:=[.A1448]/1000/(60*60*24)" office:value-type="time" office:time-value="PT06H25M35.588S" calcext:value-type="time">
            <text:p>06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7.32" calcext:value-type="float">
            <text:p>797.32</text:p>
          </table:table-cell>
          <table:table-cell office:value-type="float" office:value="985.7" calcext:value-type="float">
            <text:p>985.7</text:p>
          </table:table-cell>
        </table:table-row>
        <table:table-row table:style-name="ro1">
          <table:table-cell office:value-type="float" office:value="23151588" calcext:value-type="float">
            <text:p>23151588</text:p>
          </table:table-cell>
          <table:table-cell table:formula="of:=[.A1449]/1000/(60*60*24)" office:value-type="time" office:time-value="PT06H25M51.588S" calcext:value-type="time">
            <text:p>06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3" calcext:value-type="float">
            <text:p>140.53</text:p>
          </table:table-cell>
          <table:table-cell office:value-type="float" office:value="797.84" calcext:value-type="float">
            <text:p>797.84</text:p>
          </table:table-cell>
          <table:table-cell office:value-type="float" office:value="986.32" calcext:value-type="float">
            <text:p>986.32</text:p>
          </table:table-cell>
        </table:table-row>
        <table:table-row table:style-name="ro1">
          <table:table-cell office:value-type="float" office:value="23167588" calcext:value-type="float">
            <text:p>23167588</text:p>
          </table:table-cell>
          <table:table-cell table:formula="of:=[.A1450]/1000/(60*60*24)" office:value-type="time" office:time-value="PT06H26M07.588S" calcext:value-type="time">
            <text:p>06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98.37" calcext:value-type="float">
            <text:p>798.37</text:p>
          </table:table-cell>
          <table:table-cell office:value-type="float" office:value="986.94" calcext:value-type="float">
            <text:p>986.94</text:p>
          </table:table-cell>
        </table:table-row>
        <table:table-row table:style-name="ro1">
          <table:table-cell office:value-type="float" office:value="23183588" calcext:value-type="float">
            <text:p>23183588</text:p>
          </table:table-cell>
          <table:table-cell table:formula="of:=[.A1451]/1000/(60*60*24)" office:value-type="time" office:time-value="PT06H26M23.588S" calcext:value-type="time">
            <text:p>06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8.9" calcext:value-type="float">
            <text:p>798.9</text:p>
          </table:table-cell>
          <table:table-cell office:value-type="float" office:value="987.56" calcext:value-type="float">
            <text:p>987.56</text:p>
          </table:table-cell>
        </table:table-row>
        <table:table-row table:style-name="ro1">
          <table:table-cell office:value-type="float" office:value="23199588" calcext:value-type="float">
            <text:p>23199588</text:p>
          </table:table-cell>
          <table:table-cell table:formula="of:=[.A1452]/1000/(60*60*24)" office:value-type="time" office:time-value="PT06H26M39.588S" calcext:value-type="time">
            <text:p>06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99.43" calcext:value-type="float">
            <text:p>799.43</text:p>
          </table:table-cell>
          <table:table-cell office:value-type="float" office:value="988.18" calcext:value-type="float">
            <text:p>988.18</text:p>
          </table:table-cell>
        </table:table-row>
        <table:table-row table:style-name="ro1">
          <table:table-cell office:value-type="float" office:value="23215588" calcext:value-type="float">
            <text:p>23215588</text:p>
          </table:table-cell>
          <table:table-cell table:formula="of:=[.A1453]/1000/(60*60*24)" office:value-type="time" office:time-value="PT06H26M55.588S" calcext:value-type="time">
            <text:p>06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99.95" calcext:value-type="float">
            <text:p>799.95</text:p>
          </table:table-cell>
          <table:table-cell office:value-type="float" office:value="988.81" calcext:value-type="float">
            <text:p>988.81</text:p>
          </table:table-cell>
        </table:table-row>
        <table:table-row table:style-name="ro1">
          <table:table-cell office:value-type="float" office:value="23231588" calcext:value-type="float">
            <text:p>23231588</text:p>
          </table:table-cell>
          <table:table-cell table:formula="of:=[.A1454]/1000/(60*60*24)" office:value-type="time" office:time-value="PT06H27M11.588S" calcext:value-type="time">
            <text:p>06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800.48" calcext:value-type="float">
            <text:p>800.48</text:p>
          </table:table-cell>
          <table:table-cell office:value-type="float" office:value="989.43" calcext:value-type="float">
            <text:p>989.43</text:p>
          </table:table-cell>
        </table:table-row>
        <table:table-row table:style-name="ro1">
          <table:table-cell office:value-type="float" office:value="23247588" calcext:value-type="float">
            <text:p>23247588</text:p>
          </table:table-cell>
          <table:table-cell table:formula="of:=[.A1455]/1000/(60*60*24)" office:value-type="time" office:time-value="PT06H27M27.588S" calcext:value-type="time">
            <text:p>06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801.01" calcext:value-type="float">
            <text:p>801.01</text:p>
          </table:table-cell>
          <table:table-cell office:value-type="float" office:value="990.05" calcext:value-type="float">
            <text:p>990.05</text:p>
          </table:table-cell>
        </table:table-row>
        <table:table-row table:style-name="ro1">
          <table:table-cell office:value-type="float" office:value="23263588" calcext:value-type="float">
            <text:p>23263588</text:p>
          </table:table-cell>
          <table:table-cell table:formula="of:=[.A1456]/1000/(60*60*24)" office:value-type="time" office:time-value="PT06H27M43.588S" calcext:value-type="time">
            <text:p>06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801.53" calcext:value-type="float">
            <text:p>801.53</text:p>
          </table:table-cell>
          <table:table-cell office:value-type="float" office:value="990.67" calcext:value-type="float">
            <text:p>990.67</text:p>
          </table:table-cell>
        </table:table-row>
        <table:table-row table:style-name="ro1">
          <table:table-cell office:value-type="float" office:value="23279588" calcext:value-type="float">
            <text:p>23279588</text:p>
          </table:table-cell>
          <table:table-cell table:formula="of:=[.A1457]/1000/(60*60*24)" office:value-type="time" office:time-value="PT06H27M59.588S" calcext:value-type="time">
            <text:p>06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802.06" calcext:value-type="float">
            <text:p>802.06</text:p>
          </table:table-cell>
          <table:table-cell office:value-type="float" office:value="991.29" calcext:value-type="float">
            <text:p>991.29</text:p>
          </table:table-cell>
        </table:table-row>
        <table:table-row table:style-name="ro1">
          <table:table-cell office:value-type="float" office:value="23295588" calcext:value-type="float">
            <text:p>23295588</text:p>
          </table:table-cell>
          <table:table-cell table:formula="of:=[.A1458]/1000/(60*60*24)" office:value-type="time" office:time-value="PT06H28M15.588S" calcext:value-type="time">
            <text:p>06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802.59" calcext:value-type="float">
            <text:p>802.59</text:p>
          </table:table-cell>
          <table:table-cell office:value-type="float" office:value="991.92" calcext:value-type="float">
            <text:p>991.92</text:p>
          </table:table-cell>
        </table:table-row>
        <table:table-row table:style-name="ro1">
          <table:table-cell office:value-type="float" office:value="23311588" calcext:value-type="float">
            <text:p>23311588</text:p>
          </table:table-cell>
          <table:table-cell table:formula="of:=[.A1459]/1000/(60*60*24)" office:value-type="time" office:time-value="PT06H28M31.588S" calcext:value-type="time">
            <text:p>06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803.12" calcext:value-type="float">
            <text:p>803.12</text:p>
          </table:table-cell>
          <table:table-cell office:value-type="float" office:value="992.54" calcext:value-type="float">
            <text:p>992.54</text:p>
          </table:table-cell>
        </table:table-row>
        <table:table-row table:style-name="ro1">
          <table:table-cell office:value-type="float" office:value="23327588" calcext:value-type="float">
            <text:p>23327588</text:p>
          </table:table-cell>
          <table:table-cell table:formula="of:=[.A1460]/1000/(60*60*24)" office:value-type="time" office:time-value="PT06H28M47.588S" calcext:value-type="time">
            <text:p>06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803.64" calcext:value-type="float">
            <text:p>803.64</text:p>
          </table:table-cell>
          <table:table-cell office:value-type="float" office:value="993.16" calcext:value-type="float">
            <text:p>993.16</text:p>
          </table:table-cell>
        </table:table-row>
        <table:table-row table:style-name="ro1">
          <table:table-cell office:value-type="float" office:value="23343588" calcext:value-type="float">
            <text:p>23343588</text:p>
          </table:table-cell>
          <table:table-cell table:formula="of:=[.A1461]/1000/(60*60*24)" office:value-type="time" office:time-value="PT06H29M03.588S" calcext:value-type="time">
            <text:p>06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804.17" calcext:value-type="float">
            <text:p>804.17</text:p>
          </table:table-cell>
          <table:table-cell office:value-type="float" office:value="993.78" calcext:value-type="float">
            <text:p>993.78</text:p>
          </table:table-cell>
        </table:table-row>
        <table:table-row table:style-name="ro1">
          <table:table-cell office:value-type="float" office:value="23359588" calcext:value-type="float">
            <text:p>23359588</text:p>
          </table:table-cell>
          <table:table-cell table:formula="of:=[.A1462]/1000/(60*60*24)" office:value-type="time" office:time-value="PT06H29M19.588S" calcext:value-type="time">
            <text:p>06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804.7" calcext:value-type="float">
            <text:p>804.7</text:p>
          </table:table-cell>
          <table:table-cell office:value-type="float" office:value="994.4" calcext:value-type="float">
            <text:p>994.4</text:p>
          </table:table-cell>
        </table:table-row>
        <table:table-row table:style-name="ro1">
          <table:table-cell office:value-type="float" office:value="23375588" calcext:value-type="float">
            <text:p>23375588</text:p>
          </table:table-cell>
          <table:table-cell table:formula="of:=[.A1463]/1000/(60*60*24)" office:value-type="time" office:time-value="PT06H29M35.588S" calcext:value-type="time">
            <text:p>06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805.22" calcext:value-type="float">
            <text:p>805.22</text:p>
          </table:table-cell>
          <table:table-cell office:value-type="float" office:value="995.02" calcext:value-type="float">
            <text:p>995.02</text:p>
          </table:table-cell>
        </table:table-row>
        <table:table-row table:style-name="ro1">
          <table:table-cell office:value-type="float" office:value="23391588" calcext:value-type="float">
            <text:p>23391588</text:p>
          </table:table-cell>
          <table:table-cell table:formula="of:=[.A1464]/1000/(60*60*24)" office:value-type="time" office:time-value="PT06H29M51.588S" calcext:value-type="time">
            <text:p>06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805.75" calcext:value-type="float">
            <text:p>805.75</text:p>
          </table:table-cell>
          <table:table-cell office:value-type="float" office:value="995.64" calcext:value-type="float">
            <text:p>995.64</text:p>
          </table:table-cell>
        </table:table-row>
        <table:table-row table:style-name="ro1">
          <table:table-cell office:value-type="float" office:value="23407588" calcext:value-type="float">
            <text:p>23407588</text:p>
          </table:table-cell>
          <table:table-cell table:formula="of:=[.A1465]/1000/(60*60*24)" office:value-type="time" office:time-value="PT06H30M07.588S" calcext:value-type="time">
            <text:p>06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806.28" calcext:value-type="float">
            <text:p>806.28</text:p>
          </table:table-cell>
          <table:table-cell office:value-type="float" office:value="996.26" calcext:value-type="float">
            <text:p>996.26</text:p>
          </table:table-cell>
        </table:table-row>
        <table:table-row table:style-name="ro1">
          <table:table-cell office:value-type="float" office:value="23423588" calcext:value-type="float">
            <text:p>23423588</text:p>
          </table:table-cell>
          <table:table-cell table:formula="of:=[.A1466]/1000/(60*60*24)" office:value-type="time" office:time-value="PT06H30M23.588S" calcext:value-type="time">
            <text:p>06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806.8" calcext:value-type="float">
            <text:p>806.8</text:p>
          </table:table-cell>
          <table:table-cell office:value-type="float" office:value="996.88" calcext:value-type="float">
            <text:p>996.88</text:p>
          </table:table-cell>
        </table:table-row>
        <table:table-row table:style-name="ro1">
          <table:table-cell office:value-type="float" office:value="23439588" calcext:value-type="float">
            <text:p>23439588</text:p>
          </table:table-cell>
          <table:table-cell table:formula="of:=[.A1467]/1000/(60*60*24)" office:value-type="time" office:time-value="PT06H30M39.588S" calcext:value-type="time">
            <text:p>06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807.33" calcext:value-type="float">
            <text:p>807.33</text:p>
          </table:table-cell>
          <table:table-cell office:value-type="float" office:value="997.5" calcext:value-type="float">
            <text:p>997.5</text:p>
          </table:table-cell>
        </table:table-row>
        <table:table-row table:style-name="ro1">
          <table:table-cell office:value-type="float" office:value="23455588" calcext:value-type="float">
            <text:p>23455588</text:p>
          </table:table-cell>
          <table:table-cell table:formula="of:=[.A1468]/1000/(60*60*24)" office:value-type="time" office:time-value="PT06H30M55.588S" calcext:value-type="time">
            <text:p>06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807.86" calcext:value-type="float">
            <text:p>807.86</text:p>
          </table:table-cell>
          <table:table-cell office:value-type="float" office:value="998.12" calcext:value-type="float">
            <text:p>998.12</text:p>
          </table:table-cell>
        </table:table-row>
        <table:table-row table:style-name="ro1">
          <table:table-cell office:value-type="float" office:value="23471588" calcext:value-type="float">
            <text:p>23471588</text:p>
          </table:table-cell>
          <table:table-cell table:formula="of:=[.A1469]/1000/(60*60*24)" office:value-type="time" office:time-value="PT06H31M11.588S" calcext:value-type="time">
            <text:p>06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808.38" calcext:value-type="float">
            <text:p>808.38</text:p>
          </table:table-cell>
          <table:table-cell office:value-type="float" office:value="998.74" calcext:value-type="float">
            <text:p>998.74</text:p>
          </table:table-cell>
        </table:table-row>
        <table:table-row table:style-name="ro1">
          <table:table-cell office:value-type="float" office:value="23487588" calcext:value-type="float">
            <text:p>23487588</text:p>
          </table:table-cell>
          <table:table-cell table:formula="of:=[.A1470]/1000/(60*60*24)" office:value-type="time" office:time-value="PT06H31M27.588S" calcext:value-type="time">
            <text:p>06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808.91" calcext:value-type="float">
            <text:p>808.91</text:p>
          </table:table-cell>
          <table:table-cell office:value-type="float" office:value="999.36" calcext:value-type="float">
            <text:p>999.36</text:p>
          </table:table-cell>
        </table:table-row>
        <table:table-row table:style-name="ro1">
          <table:table-cell office:value-type="float" office:value="23503588" calcext:value-type="float">
            <text:p>23503588</text:p>
          </table:table-cell>
          <table:table-cell table:formula="of:=[.A1471]/1000/(60*60*24)" office:value-type="time" office:time-value="PT06H31M43.588S" calcext:value-type="time">
            <text:p>06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809.43" calcext:value-type="float">
            <text:p>809.43</text:p>
          </table:table-cell>
          <table:table-cell office:value-type="float" office:value="999.98" calcext:value-type="float">
            <text:p>999.98</text:p>
          </table:table-cell>
        </table:table-row>
        <table:table-row table:style-name="ro1">
          <table:table-cell office:value-type="float" office:value="23519588" calcext:value-type="float">
            <text:p>23519588</text:p>
          </table:table-cell>
          <table:table-cell table:formula="of:=[.A1472]/1000/(60*60*24)" office:value-type="time" office:time-value="PT06H31M59.588S" calcext:value-type="time">
            <text:p>06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809.96" calcext:value-type="float">
            <text:p>809.96</text:p>
          </table:table-cell>
          <table:table-cell office:value-type="float" office:value="1000.6" calcext:value-type="float">
            <text:p>1000.6</text:p>
          </table:table-cell>
        </table:table-row>
        <table:table-row table:style-name="ro1">
          <table:table-cell office:value-type="float" office:value="23535588" calcext:value-type="float">
            <text:p>23535588</text:p>
          </table:table-cell>
          <table:table-cell table:formula="of:=[.A1473]/1000/(60*60*24)" office:value-type="time" office:time-value="PT06H32M15.588S" calcext:value-type="time">
            <text:p>06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810.49" calcext:value-type="float">
            <text:p>810.49</text:p>
          </table:table-cell>
          <table:table-cell office:value-type="float" office:value="1001.22" calcext:value-type="float">
            <text:p>1001.22</text:p>
          </table:table-cell>
        </table:table-row>
        <table:table-row table:style-name="ro1">
          <table:table-cell office:value-type="float" office:value="23551588" calcext:value-type="float">
            <text:p>23551588</text:p>
          </table:table-cell>
          <table:table-cell table:formula="of:=[.A1474]/1000/(60*60*24)" office:value-type="time" office:time-value="PT06H32M31.588S" calcext:value-type="time">
            <text:p>06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1.01" calcext:value-type="float">
            <text:p>811.01</text:p>
          </table:table-cell>
          <table:table-cell office:value-type="float" office:value="1001.84" calcext:value-type="float">
            <text:p>1001.84</text:p>
          </table:table-cell>
        </table:table-row>
        <table:table-row table:style-name="ro1">
          <table:table-cell office:value-type="float" office:value="23567588" calcext:value-type="float">
            <text:p>23567588</text:p>
          </table:table-cell>
          <table:table-cell table:formula="of:=[.A1475]/1000/(60*60*24)" office:value-type="time" office:time-value="PT06H32M47.588S" calcext:value-type="time">
            <text:p>06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811.54" calcext:value-type="float">
            <text:p>811.54</text:p>
          </table:table-cell>
          <table:table-cell office:value-type="float" office:value="1002.46" calcext:value-type="float">
            <text:p>1002.46</text:p>
          </table:table-cell>
        </table:table-row>
        <table:table-row table:style-name="ro1">
          <table:table-cell office:value-type="float" office:value="23583588" calcext:value-type="float">
            <text:p>23583588</text:p>
          </table:table-cell>
          <table:table-cell table:formula="of:=[.A1476]/1000/(60*60*24)" office:value-type="time" office:time-value="PT06H33M03.588S" calcext:value-type="time">
            <text:p>06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812.06" calcext:value-type="float">
            <text:p>812.06</text:p>
          </table:table-cell>
          <table:table-cell office:value-type="float" office:value="1003.08" calcext:value-type="float">
            <text:p>1003.08</text:p>
          </table:table-cell>
        </table:table-row>
        <table:table-row table:style-name="ro1">
          <table:table-cell office:value-type="float" office:value="23599588" calcext:value-type="float">
            <text:p>23599588</text:p>
          </table:table-cell>
          <table:table-cell table:formula="of:=[.A1477]/1000/(60*60*24)" office:value-type="time" office:time-value="PT06H33M19.588S" calcext:value-type="time">
            <text:p>06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2.59" calcext:value-type="float">
            <text:p>812.59</text:p>
          </table:table-cell>
          <table:table-cell office:value-type="float" office:value="1003.69" calcext:value-type="float">
            <text:p>1003.69</text:p>
          </table:table-cell>
        </table:table-row>
        <table:table-row table:style-name="ro1">
          <table:table-cell office:value-type="float" office:value="23615588" calcext:value-type="float">
            <text:p>23615588</text:p>
          </table:table-cell>
          <table:table-cell table:formula="of:=[.A1478]/1000/(60*60*24)" office:value-type="time" office:time-value="PT06H33M35.588S" calcext:value-type="time">
            <text:p>06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3.12" calcext:value-type="float">
            <text:p>813.12</text:p>
          </table:table-cell>
          <table:table-cell office:value-type="float" office:value="1004.31" calcext:value-type="float">
            <text:p>1004.31</text:p>
          </table:table-cell>
        </table:table-row>
        <table:table-row table:style-name="ro1">
          <table:table-cell office:value-type="float" office:value="23631588" calcext:value-type="float">
            <text:p>23631588</text:p>
          </table:table-cell>
          <table:table-cell table:formula="of:=[.A1479]/1000/(60*60*24)" office:value-type="time" office:time-value="PT06H33M51.588S" calcext:value-type="time">
            <text:p>06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3.64" calcext:value-type="float">
            <text:p>813.64</text:p>
          </table:table-cell>
          <table:table-cell office:value-type="float" office:value="1004.93" calcext:value-type="float">
            <text:p>1004.93</text:p>
          </table:table-cell>
        </table:table-row>
        <table:table-row table:style-name="ro1">
          <table:table-cell office:value-type="float" office:value="23647588" calcext:value-type="float">
            <text:p>23647588</text:p>
          </table:table-cell>
          <table:table-cell table:formula="of:=[.A1480]/1000/(60*60*24)" office:value-type="time" office:time-value="PT06H34M07.588S" calcext:value-type="time">
            <text:p>06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4.17" calcext:value-type="float">
            <text:p>814.17</text:p>
          </table:table-cell>
          <table:table-cell office:value-type="float" office:value="1005.55" calcext:value-type="float">
            <text:p>1005.55</text:p>
          </table:table-cell>
        </table:table-row>
        <table:table-row table:style-name="ro1">
          <table:table-cell office:value-type="float" office:value="23663588" calcext:value-type="float">
            <text:p>23663588</text:p>
          </table:table-cell>
          <table:table-cell table:formula="of:=[.A1481]/1000/(60*60*24)" office:value-type="time" office:time-value="PT06H34M23.588S" calcext:value-type="time">
            <text:p>06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4.69" calcext:value-type="float">
            <text:p>814.69</text:p>
          </table:table-cell>
          <table:table-cell office:value-type="float" office:value="1006.17" calcext:value-type="float">
            <text:p>1006.17</text:p>
          </table:table-cell>
        </table:table-row>
        <table:table-row table:style-name="ro1">
          <table:table-cell office:value-type="float" office:value="23679588" calcext:value-type="float">
            <text:p>23679588</text:p>
          </table:table-cell>
          <table:table-cell table:formula="of:=[.A1482]/1000/(60*60*24)" office:value-type="time" office:time-value="PT06H34M39.588S" calcext:value-type="time">
            <text:p>06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5.22" calcext:value-type="float">
            <text:p>815.22</text:p>
          </table:table-cell>
          <table:table-cell office:value-type="float" office:value="1006.79" calcext:value-type="float">
            <text:p>1006.79</text:p>
          </table:table-cell>
        </table:table-row>
        <table:table-row table:style-name="ro1">
          <table:table-cell office:value-type="float" office:value="23695588" calcext:value-type="float">
            <text:p>23695588</text:p>
          </table:table-cell>
          <table:table-cell table:formula="of:=[.A1483]/1000/(60*60*24)" office:value-type="time" office:time-value="PT06H34M55.588S" calcext:value-type="time">
            <text:p>06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5.74" calcext:value-type="float">
            <text:p>815.74</text:p>
          </table:table-cell>
          <table:table-cell office:value-type="float" office:value="1007.4" calcext:value-type="float">
            <text:p>1007.4</text:p>
          </table:table-cell>
        </table:table-row>
        <table:table-row table:style-name="ro1">
          <table:table-cell office:value-type="float" office:value="23711588" calcext:value-type="float">
            <text:p>23711588</text:p>
          </table:table-cell>
          <table:table-cell table:formula="of:=[.A1484]/1000/(60*60*24)" office:value-type="time" office:time-value="PT06H35M11.588S" calcext:value-type="time">
            <text:p>06:35:12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816.27" calcext:value-type="float">
            <text:p>816.27</text:p>
          </table:table-cell>
          <table:table-cell office:value-type="float" office:value="1008.02" calcext:value-type="float">
            <text:p>1008.02</text:p>
          </table:table-cell>
        </table:table-row>
        <table:table-row table:style-name="ro1">
          <table:table-cell office:value-type="float" office:value="23727588" calcext:value-type="float">
            <text:p>23727588</text:p>
          </table:table-cell>
          <table:table-cell table:formula="of:=[.A1485]/1000/(60*60*24)" office:value-type="time" office:time-value="PT06H35M27.588S" calcext:value-type="time">
            <text:p>06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816.79" calcext:value-type="float">
            <text:p>816.79</text:p>
          </table:table-cell>
          <table:table-cell office:value-type="float" office:value="1008.64" calcext:value-type="float">
            <text:p>1008.64</text:p>
          </table:table-cell>
        </table:table-row>
        <table:table-row table:style-name="ro1">
          <table:table-cell office:value-type="float" office:value="23743588" calcext:value-type="float">
            <text:p>23743588</text:p>
          </table:table-cell>
          <table:table-cell table:formula="of:=[.A1486]/1000/(60*60*24)" office:value-type="time" office:time-value="PT06H35M43.588S" calcext:value-type="time">
            <text:p>06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817.32" calcext:value-type="float">
            <text:p>817.32</text:p>
          </table:table-cell>
          <table:table-cell office:value-type="float" office:value="1009.26" calcext:value-type="float">
            <text:p>1009.26</text:p>
          </table:table-cell>
        </table:table-row>
        <table:table-row table:style-name="ro1">
          <table:table-cell office:value-type="float" office:value="23759588" calcext:value-type="float">
            <text:p>23759588</text:p>
          </table:table-cell>
          <table:table-cell table:formula="of:=[.A1487]/1000/(60*60*24)" office:value-type="time" office:time-value="PT06H35M59.588S" calcext:value-type="time">
            <text:p>06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17.84" calcext:value-type="float">
            <text:p>817.84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>
          <table:table-cell office:value-type="float" office:value="23775588" calcext:value-type="float">
            <text:p>23775588</text:p>
          </table:table-cell>
          <table:table-cell table:formula="of:=[.A1488]/1000/(60*60*24)" office:value-type="time" office:time-value="PT06H36M15.588S" calcext:value-type="time">
            <text:p>06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18.37" calcext:value-type="float">
            <text:p>818.37</text:p>
          </table:table-cell>
          <table:table-cell office:value-type="float" office:value="1010.49" calcext:value-type="float">
            <text:p>1010.49</text:p>
          </table:table-cell>
        </table:table-row>
        <table:table-row table:style-name="ro1">
          <table:table-cell office:value-type="float" office:value="23791587" calcext:value-type="float">
            <text:p>23791587</text:p>
          </table:table-cell>
          <table:table-cell table:formula="of:=[.A1489]/1000/(60*60*24)" office:value-type="time" office:time-value="PT06H36M31.587S" calcext:value-type="time">
            <text:p>06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18.89" calcext:value-type="float">
            <text:p>818.89</text:p>
          </table:table-cell>
          <table:table-cell office:value-type="float" office:value="1011.11" calcext:value-type="float">
            <text:p>1011.11</text:p>
          </table:table-cell>
        </table:table-row>
        <table:table-row table:style-name="ro1">
          <table:table-cell office:value-type="float" office:value="23807588" calcext:value-type="float">
            <text:p>23807588</text:p>
          </table:table-cell>
          <table:table-cell table:formula="of:=[.A1490]/1000/(60*60*24)" office:value-type="time" office:time-value="PT06H36M47.588S" calcext:value-type="time">
            <text:p>06:36:4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19.42" calcext:value-type="float">
            <text:p>819.42</text:p>
          </table:table-cell>
          <table:table-cell office:value-type="float" office:value="1011.73" calcext:value-type="float">
            <text:p>1011.73</text:p>
          </table:table-cell>
        </table:table-row>
        <table:table-row table:style-name="ro1">
          <table:table-cell office:value-type="float" office:value="23823588" calcext:value-type="float">
            <text:p>23823588</text:p>
          </table:table-cell>
          <table:table-cell table:formula="of:=[.A1491]/1000/(60*60*24)" office:value-type="time" office:time-value="PT06H37M03.588S" calcext:value-type="time">
            <text:p>06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819.94" calcext:value-type="float">
            <text:p>819.94</text:p>
          </table:table-cell>
          <table:table-cell office:value-type="float" office:value="1012.34" calcext:value-type="float">
            <text:p>1012.34</text:p>
          </table:table-cell>
        </table:table-row>
        <table:table-row table:style-name="ro1">
          <table:table-cell office:value-type="float" office:value="23839588" calcext:value-type="float">
            <text:p>23839588</text:p>
          </table:table-cell>
          <table:table-cell table:formula="of:=[.A1492]/1000/(60*60*24)" office:value-type="time" office:time-value="PT06H37M19.588S" calcext:value-type="time">
            <text:p>06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820.47" calcext:value-type="float">
            <text:p>820.47</text:p>
          </table:table-cell>
          <table:table-cell office:value-type="float" office:value="1012.96" calcext:value-type="float">
            <text:p>1012.96</text:p>
          </table:table-cell>
        </table:table-row>
        <table:table-row table:style-name="ro1">
          <table:table-cell office:value-type="float" office:value="23855588" calcext:value-type="float">
            <text:p>23855588</text:p>
          </table:table-cell>
          <table:table-cell table:formula="of:=[.A1493]/1000/(60*60*24)" office:value-type="time" office:time-value="PT06H37M35.588S" calcext:value-type="time">
            <text:p>06:37:36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20.99" calcext:value-type="float">
            <text:p>820.99</text:p>
          </table:table-cell>
          <table:table-cell office:value-type="float" office:value="1013.58" calcext:value-type="float">
            <text:p>1013.58</text:p>
          </table:table-cell>
        </table:table-row>
        <table:table-row table:style-name="ro1">
          <table:table-cell office:value-type="float" office:value="23871588" calcext:value-type="float">
            <text:p>23871588</text:p>
          </table:table-cell>
          <table:table-cell table:formula="of:=[.A1494]/1000/(60*60*24)" office:value-type="time" office:time-value="PT06H37M51.588S" calcext:value-type="time">
            <text:p>06:37:52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21.52" calcext:value-type="float">
            <text:p>821.52</text:p>
          </table:table-cell>
          <table:table-cell office:value-type="float" office:value="1014.19" calcext:value-type="float">
            <text:p>1014.19</text:p>
          </table:table-cell>
        </table:table-row>
        <table:table-row table:style-name="ro1">
          <table:table-cell office:value-type="float" office:value="23887588" calcext:value-type="float">
            <text:p>23887588</text:p>
          </table:table-cell>
          <table:table-cell table:formula="of:=[.A1495]/1000/(60*60*24)" office:value-type="time" office:time-value="PT06H38M07.588S" calcext:value-type="time">
            <text:p>06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22.04" calcext:value-type="float">
            <text:p>822.04</text:p>
          </table:table-cell>
          <table:table-cell office:value-type="float" office:value="1014.81" calcext:value-type="float">
            <text:p>1014.81</text:p>
          </table:table-cell>
        </table:table-row>
        <table:table-row table:style-name="ro1">
          <table:table-cell office:value-type="float" office:value="23903588" calcext:value-type="float">
            <text:p>23903588</text:p>
          </table:table-cell>
          <table:table-cell table:formula="of:=[.A1496]/1000/(60*60*24)" office:value-type="time" office:time-value="PT06H38M23.588S" calcext:value-type="time">
            <text:p>06:38:2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22.57" calcext:value-type="float">
            <text:p>822.57</text:p>
          </table:table-cell>
          <table:table-cell office:value-type="float" office:value="1015.43" calcext:value-type="float">
            <text:p>1015.43</text:p>
          </table:table-cell>
        </table:table-row>
        <table:table-row table:style-name="ro1">
          <table:table-cell office:value-type="float" office:value="23919588" calcext:value-type="float">
            <text:p>23919588</text:p>
          </table:table-cell>
          <table:table-cell table:formula="of:=[.A1497]/1000/(60*60*24)" office:value-type="time" office:time-value="PT06H38M39.588S" calcext:value-type="time">
            <text:p>06:38:4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23.09" calcext:value-type="float">
            <text:p>823.09</text:p>
          </table:table-cell>
          <table:table-cell office:value-type="float" office:value="1016.04" calcext:value-type="float">
            <text:p>1016.04</text:p>
          </table:table-cell>
        </table:table-row>
        <table:table-row table:style-name="ro1">
          <table:table-cell office:value-type="float" office:value="23935588" calcext:value-type="float">
            <text:p>23935588</text:p>
          </table:table-cell>
          <table:table-cell table:formula="of:=[.A1498]/1000/(60*60*24)" office:value-type="time" office:time-value="PT06H38M55.588S" calcext:value-type="time">
            <text:p>06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823.62" calcext:value-type="float">
            <text:p>823.62</text:p>
          </table:table-cell>
          <table:table-cell office:value-type="float" office:value="1016.66" calcext:value-type="float">
            <text:p>1016.66</text:p>
          </table:table-cell>
        </table:table-row>
        <table:table-row table:style-name="ro1">
          <table:table-cell office:value-type="float" office:value="23951588" calcext:value-type="float">
            <text:p>23951588</text:p>
          </table:table-cell>
          <table:table-cell table:formula="of:=[.A1499]/1000/(60*60*24)" office:value-type="time" office:time-value="PT06H39M11.588S" calcext:value-type="time">
            <text:p>06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24.14" calcext:value-type="float">
            <text:p>824.14</text:p>
          </table:table-cell>
          <table:table-cell office:value-type="float" office:value="1017.27" calcext:value-type="float">
            <text:p>1017.27</text:p>
          </table:table-cell>
        </table:table-row>
        <table:table-row table:style-name="ro1">
          <table:table-cell office:value-type="float" office:value="23967588" calcext:value-type="float">
            <text:p>23967588</text:p>
          </table:table-cell>
          <table:table-cell table:formula="of:=[.A1500]/1000/(60*60*24)" office:value-type="time" office:time-value="PT06H39M27.588S" calcext:value-type="time">
            <text:p>06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24.67" calcext:value-type="float">
            <text:p>824.67</text:p>
          </table:table-cell>
          <table:table-cell office:value-type="float" office:value="1017.89" calcext:value-type="float">
            <text:p>1017.89</text:p>
          </table:table-cell>
        </table:table-row>
        <table:table-row table:style-name="ro1">
          <table:table-cell office:value-type="float" office:value="23983588" calcext:value-type="float">
            <text:p>23983588</text:p>
          </table:table-cell>
          <table:table-cell table:formula="of:=[.A1501]/1000/(60*60*24)" office:value-type="time" office:time-value="PT06H39M43.588S" calcext:value-type="time">
            <text:p>06:39:4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825.19" calcext:value-type="float">
            <text:p>825.19</text:p>
          </table:table-cell>
          <table:table-cell office:value-type="float" office:value="1018.5" calcext:value-type="float">
            <text:p>1018.5</text:p>
          </table:table-cell>
        </table:table-row>
        <table:table-row table:style-name="ro1">
          <table:table-cell office:value-type="float" office:value="23999588" calcext:value-type="float">
            <text:p>23999588</text:p>
          </table:table-cell>
          <table:table-cell table:formula="of:=[.A1502]/1000/(60*60*24)" office:value-type="time" office:time-value="PT06H39M59.588S" calcext:value-type="time">
            <text:p>06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25.71" calcext:value-type="float">
            <text:p>825.71</text:p>
          </table:table-cell>
          <table:table-cell office:value-type="float" office:value="1019.11" calcext:value-type="float">
            <text:p>1019.11</text:p>
          </table:table-cell>
        </table:table-row>
        <table:table-row table:style-name="ro1">
          <table:table-cell office:value-type="float" office:value="24015588" calcext:value-type="float">
            <text:p>24015588</text:p>
          </table:table-cell>
          <table:table-cell table:formula="of:=[.A1503]/1000/(60*60*24)" office:value-type="time" office:time-value="PT06H40M15.588S" calcext:value-type="time">
            <text:p>06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826.24" calcext:value-type="float">
            <text:p>826.24</text:p>
          </table:table-cell>
          <table:table-cell office:value-type="float" office:value="1019.73" calcext:value-type="float">
            <text:p>1019.73</text:p>
          </table:table-cell>
        </table:table-row>
        <table:table-row table:style-name="ro1">
          <table:table-cell office:value-type="float" office:value="24031588" calcext:value-type="float">
            <text:p>24031588</text:p>
          </table:table-cell>
          <table:table-cell table:formula="of:=[.A1504]/1000/(60*60*24)" office:value-type="time" office:time-value="PT06H40M31.588S" calcext:value-type="time">
            <text:p>06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826.76" calcext:value-type="float">
            <text:p>826.76</text:p>
          </table:table-cell>
          <table:table-cell office:value-type="float" office:value="1020.34" calcext:value-type="float">
            <text:p>1020.34</text:p>
          </table:table-cell>
        </table:table-row>
        <table:table-row table:style-name="ro1">
          <table:table-cell office:value-type="float" office:value="24047588" calcext:value-type="float">
            <text:p>24047588</text:p>
          </table:table-cell>
          <table:table-cell table:formula="of:=[.A1505]/1000/(60*60*24)" office:value-type="time" office:time-value="PT06H40M47.588S" calcext:value-type="time">
            <text:p>06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27.29" calcext:value-type="float">
            <text:p>827.29</text:p>
          </table:table-cell>
          <table:table-cell office:value-type="float" office:value="1020.96" calcext:value-type="float">
            <text:p>1020.96</text:p>
          </table:table-cell>
        </table:table-row>
        <table:table-row table:style-name="ro1">
          <table:table-cell office:value-type="float" office:value="24063588" calcext:value-type="float">
            <text:p>24063588</text:p>
          </table:table-cell>
          <table:table-cell table:formula="of:=[.A1506]/1000/(60*60*24)" office:value-type="time" office:time-value="PT06H41M03.588S" calcext:value-type="time">
            <text:p>06:41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27.81" calcext:value-type="float">
            <text:p>827.81</text:p>
          </table:table-cell>
          <table:table-cell office:value-type="float" office:value="1021.57" calcext:value-type="float">
            <text:p>1021.57</text:p>
          </table:table-cell>
        </table:table-row>
        <table:table-row table:style-name="ro1">
          <table:table-cell office:value-type="float" office:value="24079588" calcext:value-type="float">
            <text:p>24079588</text:p>
          </table:table-cell>
          <table:table-cell table:formula="of:=[.A1507]/1000/(60*60*24)" office:value-type="time" office:time-value="PT06H41M19.588S" calcext:value-type="time">
            <text:p>06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28.34" calcext:value-type="float">
            <text:p>828.34</text:p>
          </table:table-cell>
          <table:table-cell office:value-type="float" office:value="1022.19" calcext:value-type="float">
            <text:p>1022.19</text:p>
          </table:table-cell>
        </table:table-row>
        <table:table-row table:style-name="ro1">
          <table:table-cell office:value-type="float" office:value="24095588" calcext:value-type="float">
            <text:p>24095588</text:p>
          </table:table-cell>
          <table:table-cell table:formula="of:=[.A1508]/1000/(60*60*24)" office:value-type="time" office:time-value="PT06H41M35.588S" calcext:value-type="time">
            <text:p>06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28.86" calcext:value-type="float">
            <text:p>828.86</text:p>
          </table:table-cell>
          <table:table-cell office:value-type="float" office:value="1022.8" calcext:value-type="float">
            <text:p>1022.8</text:p>
          </table:table-cell>
        </table:table-row>
        <table:table-row table:style-name="ro1">
          <table:table-cell office:value-type="float" office:value="24111588" calcext:value-type="float">
            <text:p>24111588</text:p>
          </table:table-cell>
          <table:table-cell table:formula="of:=[.A1509]/1000/(60*60*24)" office:value-type="time" office:time-value="PT06H41M51.588S" calcext:value-type="time">
            <text:p>06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29.38" calcext:value-type="float">
            <text:p>829.38</text:p>
          </table:table-cell>
          <table:table-cell office:value-type="float" office:value="1023.41" calcext:value-type="float">
            <text:p>1023.41</text:p>
          </table:table-cell>
        </table:table-row>
        <table:table-row table:style-name="ro1">
          <table:table-cell office:value-type="float" office:value="24127588" calcext:value-type="float">
            <text:p>24127588</text:p>
          </table:table-cell>
          <table:table-cell table:formula="of:=[.A1510]/1000/(60*60*24)" office:value-type="time" office:time-value="PT06H42M07.588S" calcext:value-type="time">
            <text:p>06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29.91" calcext:value-type="float">
            <text:p>829.91</text:p>
          </table:table-cell>
          <table:table-cell office:value-type="float" office:value="1024.03" calcext:value-type="float">
            <text:p>1024.03</text:p>
          </table:table-cell>
        </table:table-row>
        <table:table-row table:style-name="ro1">
          <table:table-cell office:value-type="float" office:value="24143588" calcext:value-type="float">
            <text:p>24143588</text:p>
          </table:table-cell>
          <table:table-cell table:formula="of:=[.A1511]/1000/(60*60*24)" office:value-type="time" office:time-value="PT06H42M23.588S" calcext:value-type="time">
            <text:p>06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30.43" calcext:value-type="float">
            <text:p>830.43</text:p>
          </table:table-cell>
          <table:table-cell office:value-type="float" office:value="1024.64" calcext:value-type="float">
            <text:p>1024.64</text:p>
          </table:table-cell>
        </table:table-row>
        <table:table-row table:style-name="ro1">
          <table:table-cell office:value-type="float" office:value="24159588" calcext:value-type="float">
            <text:p>24159588</text:p>
          </table:table-cell>
          <table:table-cell table:formula="of:=[.A1512]/1000/(60*60*24)" office:value-type="time" office:time-value="PT06H42M39.588S" calcext:value-type="time">
            <text:p>06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30.96" calcext:value-type="float">
            <text:p>830.96</text:p>
          </table:table-cell>
          <table:table-cell office:value-type="float" office:value="1025.25" calcext:value-type="float">
            <text:p>1025.25</text:p>
          </table:table-cell>
        </table:table-row>
        <table:table-row table:style-name="ro1">
          <table:table-cell office:value-type="float" office:value="24175588" calcext:value-type="float">
            <text:p>24175588</text:p>
          </table:table-cell>
          <table:table-cell table:formula="of:=[.A1513]/1000/(60*60*24)" office:value-type="time" office:time-value="PT06H42M55.588S" calcext:value-type="time">
            <text:p>06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31.48" calcext:value-type="float">
            <text:p>831.48</text:p>
          </table:table-cell>
          <table:table-cell office:value-type="float" office:value="1025.87" calcext:value-type="float">
            <text:p>1025.87</text:p>
          </table:table-cell>
        </table:table-row>
        <table:table-row table:style-name="ro1">
          <table:table-cell office:value-type="float" office:value="24191588" calcext:value-type="float">
            <text:p>24191588</text:p>
          </table:table-cell>
          <table:table-cell table:formula="of:=[.A1514]/1000/(60*60*24)" office:value-type="time" office:time-value="PT06H43M11.588S" calcext:value-type="time">
            <text:p>06:43:1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32" calcext:value-type="float">
            <text:p>832</text:p>
          </table:table-cell>
          <table:table-cell office:value-type="float" office:value="1026.48" calcext:value-type="float">
            <text:p>1026.48</text:p>
          </table:table-cell>
        </table:table-row>
        <table:table-row table:style-name="ro1">
          <table:table-cell office:value-type="float" office:value="24207588" calcext:value-type="float">
            <text:p>24207588</text:p>
          </table:table-cell>
          <table:table-cell table:formula="of:=[.A1515]/1000/(60*60*24)" office:value-type="time" office:time-value="PT06H43M27.588S" calcext:value-type="time">
            <text:p>06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832.53" calcext:value-type="float">
            <text:p>832.53</text:p>
          </table:table-cell>
          <table:table-cell office:value-type="float" office:value="1027.09" calcext:value-type="float">
            <text:p>1027.09</text:p>
          </table:table-cell>
        </table:table-row>
        <table:table-row table:style-name="ro1">
          <table:table-cell office:value-type="float" office:value="24223588" calcext:value-type="float">
            <text:p>24223588</text:p>
          </table:table-cell>
          <table:table-cell table:formula="of:=[.A1516]/1000/(60*60*24)" office:value-type="time" office:time-value="PT06H43M43.588S" calcext:value-type="time">
            <text:p>06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33.05" calcext:value-type="float">
            <text:p>833.05</text:p>
          </table:table-cell>
          <table:table-cell office:value-type="float" office:value="1027.71" calcext:value-type="float">
            <text:p>1027.71</text:p>
          </table:table-cell>
        </table:table-row>
        <table:table-row table:style-name="ro1">
          <table:table-cell office:value-type="float" office:value="24239588" calcext:value-type="float">
            <text:p>24239588</text:p>
          </table:table-cell>
          <table:table-cell table:formula="of:=[.A1517]/1000/(60*60*24)" office:value-type="time" office:time-value="PT06H43M59.588S" calcext:value-type="time">
            <text:p>06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833.57" calcext:value-type="float">
            <text:p>833.57</text:p>
          </table:table-cell>
          <table:table-cell office:value-type="float" office:value="1028.32" calcext:value-type="float">
            <text:p>1028.32</text:p>
          </table:table-cell>
        </table:table-row>
        <table:table-row table:style-name="ro1">
          <table:table-cell office:value-type="float" office:value="24255588" calcext:value-type="float">
            <text:p>24255588</text:p>
          </table:table-cell>
          <table:table-cell table:formula="of:=[.A1518]/1000/(60*60*24)" office:value-type="time" office:time-value="PT06H44M15.588S" calcext:value-type="time">
            <text:p>06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834.1" calcext:value-type="float">
            <text:p>834.1</text:p>
          </table:table-cell>
          <table:table-cell office:value-type="float" office:value="1028.93" calcext:value-type="float">
            <text:p>1028.93</text:p>
          </table:table-cell>
        </table:table-row>
        <table:table-row table:style-name="ro1">
          <table:table-cell office:value-type="float" office:value="24271588" calcext:value-type="float">
            <text:p>24271588</text:p>
          </table:table-cell>
          <table:table-cell table:formula="of:=[.A1519]/1000/(60*60*24)" office:value-type="time" office:time-value="PT06H44M31.588S" calcext:value-type="time">
            <text:p>06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834.62" calcext:value-type="float">
            <text:p>834.62</text:p>
          </table:table-cell>
          <table:table-cell office:value-type="float" office:value="1029.54" calcext:value-type="float">
            <text:p>1029.54</text:p>
          </table:table-cell>
        </table:table-row>
        <table:table-row table:style-name="ro1">
          <table:table-cell office:value-type="float" office:value="24287588" calcext:value-type="float">
            <text:p>24287588</text:p>
          </table:table-cell>
          <table:table-cell table:formula="of:=[.A1520]/1000/(60*60*24)" office:value-type="time" office:time-value="PT06H44M47.588S" calcext:value-type="time">
            <text:p>06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835.14" calcext:value-type="float">
            <text:p>835.14</text:p>
          </table:table-cell>
          <table:table-cell office:value-type="float" office:value="1030.16" calcext:value-type="float">
            <text:p>1030.16</text:p>
          </table:table-cell>
        </table:table-row>
        <table:table-row table:style-name="ro1">
          <table:table-cell office:value-type="float" office:value="24303588" calcext:value-type="float">
            <text:p>24303588</text:p>
          </table:table-cell>
          <table:table-cell table:formula="of:=[.A1521]/1000/(60*60*24)" office:value-type="time" office:time-value="PT06H45M03.588S" calcext:value-type="time">
            <text:p>06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835.67" calcext:value-type="float">
            <text:p>835.67</text:p>
          </table:table-cell>
          <table:table-cell office:value-type="float" office:value="1030.77" calcext:value-type="float">
            <text:p>1030.77</text:p>
          </table:table-cell>
        </table:table-row>
        <table:table-row table:style-name="ro1">
          <table:table-cell office:value-type="float" office:value="24319588" calcext:value-type="float">
            <text:p>24319588</text:p>
          </table:table-cell>
          <table:table-cell table:formula="of:=[.A1522]/1000/(60*60*24)" office:value-type="time" office:time-value="PT06H45M19.588S" calcext:value-type="time">
            <text:p>06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36.19" calcext:value-type="float">
            <text:p>836.19</text:p>
          </table:table-cell>
          <table:table-cell office:value-type="float" office:value="1031.38" calcext:value-type="float">
            <text:p>1031.38</text:p>
          </table:table-cell>
        </table:table-row>
        <table:table-row table:style-name="ro1">
          <table:table-cell office:value-type="float" office:value="24335588" calcext:value-type="float">
            <text:p>24335588</text:p>
          </table:table-cell>
          <table:table-cell table:formula="of:=[.A1523]/1000/(60*60*24)" office:value-type="time" office:time-value="PT06H45M35.588S" calcext:value-type="time">
            <text:p>06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36.71" calcext:value-type="float">
            <text:p>836.71</text:p>
          </table:table-cell>
          <table:table-cell office:value-type="float" office:value="1031.99" calcext:value-type="float">
            <text:p>1031.99</text:p>
          </table:table-cell>
        </table:table-row>
        <table:table-row table:style-name="ro1">
          <table:table-cell office:value-type="float" office:value="24351588" calcext:value-type="float">
            <text:p>24351588</text:p>
          </table:table-cell>
          <table:table-cell table:formula="of:=[.A1524]/1000/(60*60*24)" office:value-type="time" office:time-value="PT06H45M51.588S" calcext:value-type="time">
            <text:p>06:45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37.24" calcext:value-type="float">
            <text:p>837.24</text:p>
          </table:table-cell>
          <table:table-cell office:value-type="float" office:value="1032.61" calcext:value-type="float">
            <text:p>1032.61</text:p>
          </table:table-cell>
        </table:table-row>
        <table:table-row table:style-name="ro1">
          <table:table-cell office:value-type="float" office:value="24367588" calcext:value-type="float">
            <text:p>24367588</text:p>
          </table:table-cell>
          <table:table-cell table:formula="of:=[.A1525]/1000/(60*60*24)" office:value-type="time" office:time-value="PT06H46M07.588S" calcext:value-type="time">
            <text:p>06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37.76" calcext:value-type="float">
            <text:p>837.76</text:p>
          </table:table-cell>
          <table:table-cell office:value-type="float" office:value="1033.22" calcext:value-type="float">
            <text:p>1033.22</text:p>
          </table:table-cell>
        </table:table-row>
        <table:table-row table:style-name="ro1">
          <table:table-cell office:value-type="float" office:value="24383588" calcext:value-type="float">
            <text:p>24383588</text:p>
          </table:table-cell>
          <table:table-cell table:formula="of:=[.A1526]/1000/(60*60*24)" office:value-type="time" office:time-value="PT06H46M23.588S" calcext:value-type="time">
            <text:p>06:46:2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38.28" calcext:value-type="float">
            <text:p>838.28</text:p>
          </table:table-cell>
          <table:table-cell office:value-type="float" office:value="1033.83" calcext:value-type="float">
            <text:p>1033.83</text:p>
          </table:table-cell>
        </table:table-row>
        <table:table-row table:style-name="ro1">
          <table:table-cell office:value-type="float" office:value="24399588" calcext:value-type="float">
            <text:p>24399588</text:p>
          </table:table-cell>
          <table:table-cell table:formula="of:=[.A1527]/1000/(60*60*24)" office:value-type="time" office:time-value="PT06H46M39.588S" calcext:value-type="time">
            <text:p>06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38.8" calcext:value-type="float">
            <text:p>838.8</text:p>
          </table:table-cell>
          <table:table-cell office:value-type="float" office:value="1034.44" calcext:value-type="float">
            <text:p>1034.44</text:p>
          </table:table-cell>
        </table:table-row>
        <table:table-row table:style-name="ro1">
          <table:table-cell office:value-type="float" office:value="24415588" calcext:value-type="float">
            <text:p>24415588</text:p>
          </table:table-cell>
          <table:table-cell table:formula="of:=[.A1528]/1000/(60*60*24)" office:value-type="time" office:time-value="PT06H46M55.588S" calcext:value-type="time">
            <text:p>06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39.33" calcext:value-type="float">
            <text:p>839.33</text:p>
          </table:table-cell>
          <table:table-cell office:value-type="float" office:value="1035.05" calcext:value-type="float">
            <text:p>1035.05</text:p>
          </table:table-cell>
        </table:table-row>
        <table:table-row table:style-name="ro1">
          <table:table-cell office:value-type="float" office:value="24431588" calcext:value-type="float">
            <text:p>24431588</text:p>
          </table:table-cell>
          <table:table-cell table:formula="of:=[.A1529]/1000/(60*60*24)" office:value-type="time" office:time-value="PT06H47M11.588S" calcext:value-type="time">
            <text:p>06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39.85" calcext:value-type="float">
            <text:p>839.85</text:p>
          </table:table-cell>
          <table:table-cell office:value-type="float" office:value="1035.66" calcext:value-type="float">
            <text:p>1035.66</text:p>
          </table:table-cell>
        </table:table-row>
        <table:table-row table:style-name="ro1">
          <table:table-cell office:value-type="float" office:value="24447588" calcext:value-type="float">
            <text:p>24447588</text:p>
          </table:table-cell>
          <table:table-cell table:formula="of:=[.A1530]/1000/(60*60*24)" office:value-type="time" office:time-value="PT06H47M27.588S" calcext:value-type="time">
            <text:p>06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40.37" calcext:value-type="float">
            <text:p>840.37</text:p>
          </table:table-cell>
          <table:table-cell office:value-type="float" office:value="1036.27" calcext:value-type="float">
            <text:p>1036.27</text:p>
          </table:table-cell>
        </table:table-row>
        <table:table-row table:style-name="ro1">
          <table:table-cell office:value-type="float" office:value="24463588" calcext:value-type="float">
            <text:p>24463588</text:p>
          </table:table-cell>
          <table:table-cell table:formula="of:=[.A1531]/1000/(60*60*24)" office:value-type="time" office:time-value="PT06H47M43.588S" calcext:value-type="time">
            <text:p>06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40.89" calcext:value-type="float">
            <text:p>840.89</text:p>
          </table:table-cell>
          <table:table-cell office:value-type="float" office:value="1036.88" calcext:value-type="float">
            <text:p>1036.88</text:p>
          </table:table-cell>
        </table:table-row>
        <table:table-row table:style-name="ro1">
          <table:table-cell office:value-type="float" office:value="24479588" calcext:value-type="float">
            <text:p>24479588</text:p>
          </table:table-cell>
          <table:table-cell table:formula="of:=[.A1532]/1000/(60*60*24)" office:value-type="time" office:time-value="PT06H47M59.588S" calcext:value-type="time">
            <text:p>06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41.42" calcext:value-type="float">
            <text:p>841.42</text:p>
          </table:table-cell>
          <table:table-cell office:value-type="float" office:value="1037.49" calcext:value-type="float">
            <text:p>1037.49</text:p>
          </table:table-cell>
        </table:table-row>
        <table:table-row table:style-name="ro1">
          <table:table-cell office:value-type="float" office:value="24495588" calcext:value-type="float">
            <text:p>24495588</text:p>
          </table:table-cell>
          <table:table-cell table:formula="of:=[.A1533]/1000/(60*60*24)" office:value-type="time" office:time-value="PT06H48M15.588S" calcext:value-type="time">
            <text:p>06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41.94" calcext:value-type="float">
            <text:p>841.94</text:p>
          </table:table-cell>
          <table:table-cell office:value-type="float" office:value="1038.1" calcext:value-type="float">
            <text:p>1038.1</text:p>
          </table:table-cell>
        </table:table-row>
        <table:table-row table:style-name="ro1">
          <table:table-cell office:value-type="float" office:value="24511588" calcext:value-type="float">
            <text:p>24511588</text:p>
          </table:table-cell>
          <table:table-cell table:formula="of:=[.A1534]/1000/(60*60*24)" office:value-type="time" office:time-value="PT06H48M31.588S" calcext:value-type="time">
            <text:p>06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2.46" calcext:value-type="float">
            <text:p>842.46</text:p>
          </table:table-cell>
          <table:table-cell office:value-type="float" office:value="1038.71" calcext:value-type="float">
            <text:p>1038.71</text:p>
          </table:table-cell>
        </table:table-row>
        <table:table-row table:style-name="ro1">
          <table:table-cell office:value-type="float" office:value="24527588" calcext:value-type="float">
            <text:p>24527588</text:p>
          </table:table-cell>
          <table:table-cell table:formula="of:=[.A1535]/1000/(60*60*24)" office:value-type="time" office:time-value="PT06H48M47.588S" calcext:value-type="time">
            <text:p>06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2.98" calcext:value-type="float">
            <text:p>842.98</text:p>
          </table:table-cell>
          <table:table-cell office:value-type="float" office:value="1039.32" calcext:value-type="float">
            <text:p>1039.32</text:p>
          </table:table-cell>
        </table:table-row>
        <table:table-row table:style-name="ro1">
          <table:table-cell office:value-type="float" office:value="24543588" calcext:value-type="float">
            <text:p>24543588</text:p>
          </table:table-cell>
          <table:table-cell table:formula="of:=[.A1536]/1000/(60*60*24)" office:value-type="time" office:time-value="PT06H49M03.588S" calcext:value-type="time">
            <text:p>06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3.5" calcext:value-type="float">
            <text:p>843.5</text:p>
          </table:table-cell>
          <table:table-cell office:value-type="float" office:value="1039.92" calcext:value-type="float">
            <text:p>1039.92</text:p>
          </table:table-cell>
        </table:table-row>
        <table:table-row table:style-name="ro1">
          <table:table-cell office:value-type="float" office:value="24559588" calcext:value-type="float">
            <text:p>24559588</text:p>
          </table:table-cell>
          <table:table-cell table:formula="of:=[.A1537]/1000/(60*60*24)" office:value-type="time" office:time-value="PT06H49M19.588S" calcext:value-type="time">
            <text:p>06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4.03" calcext:value-type="float">
            <text:p>844.03</text:p>
          </table:table-cell>
          <table:table-cell office:value-type="float" office:value="1040.53" calcext:value-type="float">
            <text:p>1040.53</text:p>
          </table:table-cell>
        </table:table-row>
        <table:table-row table:style-name="ro1">
          <table:table-cell office:value-type="float" office:value="24575588" calcext:value-type="float">
            <text:p>24575588</text:p>
          </table:table-cell>
          <table:table-cell table:formula="of:=[.A1538]/1000/(60*60*24)" office:value-type="time" office:time-value="PT06H49M35.588S" calcext:value-type="time">
            <text:p>06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4.55" calcext:value-type="float">
            <text:p>844.55</text:p>
          </table:table-cell>
          <table:table-cell office:value-type="float" office:value="1041.14" calcext:value-type="float">
            <text:p>1041.14</text:p>
          </table:table-cell>
        </table:table-row>
        <table:table-row table:style-name="ro1">
          <table:table-cell office:value-type="float" office:value="24591588" calcext:value-type="float">
            <text:p>24591588</text:p>
          </table:table-cell>
          <table:table-cell table:formula="of:=[.A1539]/1000/(60*60*24)" office:value-type="time" office:time-value="PT06H49M51.588S" calcext:value-type="time">
            <text:p>06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5.07" calcext:value-type="float">
            <text:p>845.07</text:p>
          </table:table-cell>
          <table:table-cell office:value-type="float" office:value="1041.75" calcext:value-type="float">
            <text:p>1041.75</text:p>
          </table:table-cell>
        </table:table-row>
        <table:table-row table:style-name="ro1">
          <table:table-cell office:value-type="float" office:value="24607588" calcext:value-type="float">
            <text:p>24607588</text:p>
          </table:table-cell>
          <table:table-cell table:formula="of:=[.A1540]/1000/(60*60*24)" office:value-type="time" office:time-value="PT06H50M07.588S" calcext:value-type="time">
            <text:p>06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5.59" calcext:value-type="float">
            <text:p>845.59</text:p>
          </table:table-cell>
          <table:table-cell office:value-type="float" office:value="1042.36" calcext:value-type="float">
            <text:p>1042.36</text:p>
          </table:table-cell>
        </table:table-row>
        <table:table-row table:style-name="ro1">
          <table:table-cell office:value-type="float" office:value="24623588" calcext:value-type="float">
            <text:p>24623588</text:p>
          </table:table-cell>
          <table:table-cell table:formula="of:=[.A1541]/1000/(60*60*24)" office:value-type="time" office:time-value="PT06H50M23.588S" calcext:value-type="time">
            <text:p>06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6.11" calcext:value-type="float">
            <text:p>846.11</text:p>
          </table:table-cell>
          <table:table-cell office:value-type="float" office:value="1042.97" calcext:value-type="float">
            <text:p>1042.97</text:p>
          </table:table-cell>
        </table:table-row>
        <table:table-row table:style-name="ro1">
          <table:table-cell office:value-type="float" office:value="24639588" calcext:value-type="float">
            <text:p>24639588</text:p>
          </table:table-cell>
          <table:table-cell table:formula="of:=[.A1542]/1000/(60*60*24)" office:value-type="time" office:time-value="PT06H50M39.588S" calcext:value-type="time">
            <text:p>06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846.63" calcext:value-type="float">
            <text:p>846.63</text:p>
          </table:table-cell>
          <table:table-cell office:value-type="float" office:value="1043.58" calcext:value-type="float">
            <text:p>1043.58</text:p>
          </table:table-cell>
        </table:table-row>
        <table:table-row table:style-name="ro1">
          <table:table-cell office:value-type="float" office:value="24655588" calcext:value-type="float">
            <text:p>24655588</text:p>
          </table:table-cell>
          <table:table-cell table:formula="of:=[.A1543]/1000/(60*60*24)" office:value-type="time" office:time-value="PT06H50M55.588S" calcext:value-type="time">
            <text:p>06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47.16" calcext:value-type="float">
            <text:p>847.16</text:p>
          </table:table-cell>
          <table:table-cell office:value-type="float" office:value="1044.19" calcext:value-type="float">
            <text:p>1044.19</text:p>
          </table:table-cell>
        </table:table-row>
        <table:table-row table:style-name="ro1">
          <table:table-cell office:value-type="float" office:value="24671588" calcext:value-type="float">
            <text:p>24671588</text:p>
          </table:table-cell>
          <table:table-cell table:formula="of:=[.A1544]/1000/(60*60*24)" office:value-type="time" office:time-value="PT06H51M11.588S" calcext:value-type="time">
            <text:p>06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847.68" calcext:value-type="float">
            <text:p>847.68</text:p>
          </table:table-cell>
          <table:table-cell office:value-type="float" office:value="1044.8" calcext:value-type="float">
            <text:p>1044.8</text:p>
          </table:table-cell>
        </table:table-row>
        <table:table-row table:style-name="ro1">
          <table:table-cell office:value-type="float" office:value="24687588" calcext:value-type="float">
            <text:p>24687588</text:p>
          </table:table-cell>
          <table:table-cell table:formula="of:=[.A1545]/1000/(60*60*24)" office:value-type="time" office:time-value="PT06H51M27.588S" calcext:value-type="time">
            <text:p>06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848.2" calcext:value-type="float">
            <text:p>848.2</text:p>
          </table:table-cell>
          <table:table-cell office:value-type="float" office:value="1045.41" calcext:value-type="float">
            <text:p>1045.41</text:p>
          </table:table-cell>
        </table:table-row>
        <table:table-row table:style-name="ro1">
          <table:table-cell office:value-type="float" office:value="24703588" calcext:value-type="float">
            <text:p>24703588</text:p>
          </table:table-cell>
          <table:table-cell table:formula="of:=[.A1546]/1000/(60*60*24)" office:value-type="time" office:time-value="PT06H51M43.588S" calcext:value-type="time">
            <text:p>06:51:4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848.72" calcext:value-type="float">
            <text:p>848.72</text:p>
          </table:table-cell>
          <table:table-cell office:value-type="float" office:value="1046.02" calcext:value-type="float">
            <text:p>1046.02</text:p>
          </table:table-cell>
        </table:table-row>
        <table:table-row table:style-name="ro1">
          <table:table-cell office:value-type="float" office:value="24719588" calcext:value-type="float">
            <text:p>24719588</text:p>
          </table:table-cell>
          <table:table-cell table:formula="of:=[.A1547]/1000/(60*60*24)" office:value-type="time" office:time-value="PT06H51M59.588S" calcext:value-type="time">
            <text:p>06:52:00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49.24" calcext:value-type="float">
            <text:p>849.24</text:p>
          </table:table-cell>
          <table:table-cell office:value-type="float" office:value="1046.62" calcext:value-type="float">
            <text:p>1046.62</text:p>
          </table:table-cell>
        </table:table-row>
        <table:table-row table:style-name="ro1">
          <table:table-cell office:value-type="float" office:value="24735588" calcext:value-type="float">
            <text:p>24735588</text:p>
          </table:table-cell>
          <table:table-cell table:formula="of:=[.A1548]/1000/(60*60*24)" office:value-type="time" office:time-value="PT06H52M15.588S" calcext:value-type="time">
            <text:p>06:52:1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49.76" calcext:value-type="float">
            <text:p>849.76</text:p>
          </table:table-cell>
          <table:table-cell office:value-type="float" office:value="1047.23" calcext:value-type="float">
            <text:p>1047.23</text:p>
          </table:table-cell>
        </table:table-row>
        <table:table-row table:style-name="ro1">
          <table:table-cell office:value-type="float" office:value="24751588" calcext:value-type="float">
            <text:p>24751588</text:p>
          </table:table-cell>
          <table:table-cell table:formula="of:=[.A1549]/1000/(60*60*24)" office:value-type="time" office:time-value="PT06H52M31.588S" calcext:value-type="time">
            <text:p>06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850.28" calcext:value-type="float">
            <text:p>850.28</text:p>
          </table:table-cell>
          <table:table-cell office:value-type="float" office:value="1047.84" calcext:value-type="float">
            <text:p>1047.84</text:p>
          </table:table-cell>
        </table:table-row>
        <table:table-row table:style-name="ro1">
          <table:table-cell office:value-type="float" office:value="24767588" calcext:value-type="float">
            <text:p>24767588</text:p>
          </table:table-cell>
          <table:table-cell table:formula="of:=[.A1550]/1000/(60*60*24)" office:value-type="time" office:time-value="PT06H52M47.588S" calcext:value-type="time">
            <text:p>06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850.8" calcext:value-type="float">
            <text:p>850.8</text:p>
          </table:table-cell>
          <table:table-cell office:value-type="float" office:value="1048.44" calcext:value-type="float">
            <text:p>1048.44</text:p>
          </table:table-cell>
        </table:table-row>
        <table:table-row table:style-name="ro1">
          <table:table-cell office:value-type="float" office:value="24783588" calcext:value-type="float">
            <text:p>24783588</text:p>
          </table:table-cell>
          <table:table-cell table:formula="of:=[.A1551]/1000/(60*60*24)" office:value-type="time" office:time-value="PT06H53M03.588S" calcext:value-type="time">
            <text:p>06:53:0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51.32" calcext:value-type="float">
            <text:p>851.32</text:p>
          </table:table-cell>
          <table:table-cell office:value-type="float" office:value="1049.05" calcext:value-type="float">
            <text:p>1049.05</text:p>
          </table:table-cell>
        </table:table-row>
        <table:table-row table:style-name="ro1">
          <table:table-cell office:value-type="float" office:value="24799588" calcext:value-type="float">
            <text:p>24799588</text:p>
          </table:table-cell>
          <table:table-cell table:formula="of:=[.A1552]/1000/(60*60*24)" office:value-type="time" office:time-value="PT06H53M19.588S" calcext:value-type="time">
            <text:p>06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74" calcext:value-type="float">
            <text:p>136.74</text:p>
          </table:table-cell>
          <table:table-cell office:value-type="float" office:value="851.85" calcext:value-type="float">
            <text:p>851.85</text:p>
          </table:table-cell>
          <table:table-cell office:value-type="float" office:value="1049.66" calcext:value-type="float">
            <text:p>1049.66</text:p>
          </table:table-cell>
        </table:table-row>
        <table:table-row table:style-name="ro1">
          <table:table-cell office:value-type="float" office:value="24815587" calcext:value-type="float">
            <text:p>24815587</text:p>
          </table:table-cell>
          <table:table-cell table:formula="of:=[.A1553]/1000/(60*60*24)" office:value-type="time" office:time-value="PT06H53M35.587S" calcext:value-type="time">
            <text:p>06:53:3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52.37" calcext:value-type="float">
            <text:p>852.37</text:p>
          </table:table-cell>
          <table:table-cell office:value-type="float" office:value="1050.26" calcext:value-type="float">
            <text:p>1050.26</text:p>
          </table:table-cell>
        </table:table-row>
        <table:table-row table:style-name="ro1">
          <table:table-cell office:value-type="float" office:value="24831588" calcext:value-type="float">
            <text:p>24831588</text:p>
          </table:table-cell>
          <table:table-cell table:formula="of:=[.A1554]/1000/(60*60*24)" office:value-type="time" office:time-value="PT06H53M51.588S" calcext:value-type="time">
            <text:p>06:53:5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2.89" calcext:value-type="float">
            <text:p>852.89</text:p>
          </table:table-cell>
          <table:table-cell office:value-type="float" office:value="1050.87" calcext:value-type="float">
            <text:p>1050.87</text:p>
          </table:table-cell>
        </table:table-row>
        <table:table-row table:style-name="ro1">
          <table:table-cell office:value-type="float" office:value="24847588" calcext:value-type="float">
            <text:p>24847588</text:p>
          </table:table-cell>
          <table:table-cell table:formula="of:=[.A1555]/1000/(60*60*24)" office:value-type="time" office:time-value="PT06H54M07.588S" calcext:value-type="time">
            <text:p>06:54:08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3.41" calcext:value-type="float">
            <text:p>853.41</text:p>
          </table:table-cell>
          <table:table-cell office:value-type="float" office:value="1051.47" calcext:value-type="float">
            <text:p>1051.47</text:p>
          </table:table-cell>
        </table:table-row>
        <table:table-row table:style-name="ro1">
          <table:table-cell office:value-type="float" office:value="24863588" calcext:value-type="float">
            <text:p>24863588</text:p>
          </table:table-cell>
          <table:table-cell table:formula="of:=[.A1556]/1000/(60*60*24)" office:value-type="time" office:time-value="PT06H54M23.588S" calcext:value-type="time">
            <text:p>06:54:24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3.93" calcext:value-type="float">
            <text:p>853.93</text:p>
          </table:table-cell>
          <table:table-cell office:value-type="float" office:value="1052.08" calcext:value-type="float">
            <text:p>1052.08</text:p>
          </table:table-cell>
        </table:table-row>
        <table:table-row table:style-name="ro1">
          <table:table-cell office:value-type="float" office:value="24879588" calcext:value-type="float">
            <text:p>24879588</text:p>
          </table:table-cell>
          <table:table-cell table:formula="of:=[.A1557]/1000/(60*60*24)" office:value-type="time" office:time-value="PT06H54M39.588S" calcext:value-type="time">
            <text:p>06:54:40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4.45" calcext:value-type="float">
            <text:p>854.45</text:p>
          </table:table-cell>
          <table:table-cell office:value-type="float" office:value="1052.69" calcext:value-type="float">
            <text:p>1052.69</text:p>
          </table:table-cell>
        </table:table-row>
        <table:table-row table:style-name="ro1">
          <table:table-cell office:value-type="float" office:value="24895588" calcext:value-type="float">
            <text:p>24895588</text:p>
          </table:table-cell>
          <table:table-cell table:formula="of:=[.A1558]/1000/(60*60*24)" office:value-type="time" office:time-value="PT06H54M55.588S" calcext:value-type="time">
            <text:p>06:54:5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4.97" calcext:value-type="float">
            <text:p>854.97</text:p>
          </table:table-cell>
          <table:table-cell office:value-type="float" office:value="1053.29" calcext:value-type="float">
            <text:p>1053.29</text:p>
          </table:table-cell>
        </table:table-row>
        <table:table-row table:style-name="ro1">
          <table:table-cell office:value-type="float" office:value="24911588" calcext:value-type="float">
            <text:p>24911588</text:p>
          </table:table-cell>
          <table:table-cell table:formula="of:=[.A1559]/1000/(60*60*24)" office:value-type="time" office:time-value="PT06H55M11.588S" calcext:value-type="time">
            <text:p>06:55:1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5.49" calcext:value-type="float">
            <text:p>855.49</text:p>
          </table:table-cell>
          <table:table-cell office:value-type="float" office:value="1053.9" calcext:value-type="float">
            <text:p>1053.9</text:p>
          </table:table-cell>
        </table:table-row>
        <table:table-row table:style-name="ro1">
          <table:table-cell office:value-type="float" office:value="24927588" calcext:value-type="float">
            <text:p>24927588</text:p>
          </table:table-cell>
          <table:table-cell table:formula="of:=[.A1560]/1000/(60*60*24)" office:value-type="time" office:time-value="PT06H55M27.588S" calcext:value-type="time">
            <text:p>06:55:28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6.01" calcext:value-type="float">
            <text:p>856.01</text:p>
          </table:table-cell>
          <table:table-cell office:value-type="float" office:value="1054.5" calcext:value-type="float">
            <text:p>1054.5</text:p>
          </table:table-cell>
        </table:table-row>
        <table:table-row table:style-name="ro1">
          <table:table-cell office:value-type="float" office:value="24943588" calcext:value-type="float">
            <text:p>24943588</text:p>
          </table:table-cell>
          <table:table-cell table:formula="of:=[.A1561]/1000/(60*60*24)" office:value-type="time" office:time-value="PT06H55M43.588S" calcext:value-type="time">
            <text:p>06:55:44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56.53" calcext:value-type="float">
            <text:p>856.53</text:p>
          </table:table-cell>
          <table:table-cell office:value-type="float" office:value="1055.11" calcext:value-type="float">
            <text:p>1055.11</text:p>
          </table:table-cell>
        </table:table-row>
        <table:table-row table:style-name="ro1">
          <table:table-cell office:value-type="float" office:value="24959588" calcext:value-type="float">
            <text:p>24959588</text:p>
          </table:table-cell>
          <table:table-cell table:formula="of:=[.A1562]/1000/(60*60*24)" office:value-type="time" office:time-value="PT06H55M59.588S" calcext:value-type="time">
            <text:p>06:56:0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57.05" calcext:value-type="float">
            <text:p>857.05</text:p>
          </table:table-cell>
          <table:table-cell office:value-type="float" office:value="1055.71" calcext:value-type="float">
            <text:p>1055.71</text:p>
          </table:table-cell>
        </table:table-row>
        <table:table-row table:style-name="ro1">
          <table:table-cell office:value-type="float" office:value="24975588" calcext:value-type="float">
            <text:p>24975588</text:p>
          </table:table-cell>
          <table:table-cell table:formula="of:=[.A1563]/1000/(60*60*24)" office:value-type="time" office:time-value="PT06H56M15.588S" calcext:value-type="time">
            <text:p>06:56:1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57.57" calcext:value-type="float">
            <text:p>857.57</text:p>
          </table:table-cell>
          <table:table-cell office:value-type="float" office:value="1056.32" calcext:value-type="float">
            <text:p>1056.32</text:p>
          </table:table-cell>
        </table:table-row>
        <table:table-row table:style-name="ro1">
          <table:table-cell office:value-type="float" office:value="24991588" calcext:value-type="float">
            <text:p>24991588</text:p>
          </table:table-cell>
          <table:table-cell table:formula="of:=[.A1564]/1000/(60*60*24)" office:value-type="time" office:time-value="PT06H56M31.588S" calcext:value-type="time">
            <text:p>06:56:32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58.09" calcext:value-type="float">
            <text:p>858.09</text:p>
          </table:table-cell>
          <table:table-cell office:value-type="float" office:value="1056.92" calcext:value-type="float">
            <text:p>1056.92</text:p>
          </table:table-cell>
        </table:table-row>
        <table:table-row table:style-name="ro1">
          <table:table-cell office:value-type="float" office:value="25007588" calcext:value-type="float">
            <text:p>25007588</text:p>
          </table:table-cell>
          <table:table-cell table:formula="of:=[.A1565]/1000/(60*60*24)" office:value-type="time" office:time-value="PT06H56M47.588S" calcext:value-type="time">
            <text:p>06:56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858.61" calcext:value-type="float">
            <text:p>858.61</text:p>
          </table:table-cell>
          <table:table-cell office:value-type="float" office:value="1057.53" calcext:value-type="float">
            <text:p>1057.53</text:p>
          </table:table-cell>
        </table:table-row>
        <table:table-row table:style-name="ro1">
          <table:table-cell office:value-type="float" office:value="25023588" calcext:value-type="float">
            <text:p>25023588</text:p>
          </table:table-cell>
          <table:table-cell table:formula="of:=[.A1566]/1000/(60*60*24)" office:value-type="time" office:time-value="PT06H57M03.588S" calcext:value-type="time">
            <text:p>06:57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859.13" calcext:value-type="float">
            <text:p>859.13</text:p>
          </table:table-cell>
          <table:table-cell office:value-type="float" office:value="1058.13" calcext:value-type="float">
            <text:p>1058.13</text:p>
          </table:table-cell>
        </table:table-row>
        <table:table-row table:style-name="ro1">
          <table:table-cell office:value-type="float" office:value="25039588" calcext:value-type="float">
            <text:p>25039588</text:p>
          </table:table-cell>
          <table:table-cell table:formula="of:=[.A1567]/1000/(60*60*24)" office:value-type="time" office:time-value="PT06H57M19.588S" calcext:value-type="time">
            <text:p>06:57:2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859.65" calcext:value-type="float">
            <text:p>859.65</text:p>
          </table:table-cell>
          <table:table-cell office:value-type="float" office:value="1058.74" calcext:value-type="float">
            <text:p>1058.74</text:p>
          </table:table-cell>
        </table:table-row>
        <table:table-row table:style-name="ro1">
          <table:table-cell office:value-type="float" office:value="25055588" calcext:value-type="float">
            <text:p>25055588</text:p>
          </table:table-cell>
          <table:table-cell table:formula="of:=[.A1568]/1000/(60*60*24)" office:value-type="time" office:time-value="PT06H57M35.588S" calcext:value-type="time">
            <text:p>06:57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860.17" calcext:value-type="float">
            <text:p>860.17</text:p>
          </table:table-cell>
          <table:table-cell office:value-type="float" office:value="1059.34" calcext:value-type="float">
            <text:p>1059.34</text:p>
          </table:table-cell>
        </table:table-row>
        <table:table-row table:style-name="ro1">
          <table:table-cell office:value-type="float" office:value="25071588" calcext:value-type="float">
            <text:p>25071588</text:p>
          </table:table-cell>
          <table:table-cell table:formula="of:=[.A1569]/1000/(60*60*24)" office:value-type="time" office:time-value="PT06H57M51.588S" calcext:value-type="time">
            <text:p>06:57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860.69" calcext:value-type="float">
            <text:p>860.69</text:p>
          </table:table-cell>
          <table:table-cell office:value-type="float" office:value="1059.95" calcext:value-type="float">
            <text:p>1059.95</text:p>
          </table:table-cell>
        </table:table-row>
        <table:table-row table:style-name="ro1">
          <table:table-cell office:value-type="float" office:value="25087588" calcext:value-type="float">
            <text:p>25087588</text:p>
          </table:table-cell>
          <table:table-cell table:formula="of:=[.A1570]/1000/(60*60*24)" office:value-type="time" office:time-value="PT06H58M07.588S" calcext:value-type="time">
            <text:p>06:58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61.21" calcext:value-type="float">
            <text:p>861.21</text:p>
          </table:table-cell>
          <table:table-cell office:value-type="float" office:value="1060.55" calcext:value-type="float">
            <text:p>1060.55</text:p>
          </table:table-cell>
        </table:table-row>
        <table:table-row table:style-name="ro1">
          <table:table-cell office:value-type="float" office:value="25103588" calcext:value-type="float">
            <text:p>25103588</text:p>
          </table:table-cell>
          <table:table-cell table:formula="of:=[.A1571]/1000/(60*60*24)" office:value-type="time" office:time-value="PT06H58M23.588S" calcext:value-type="time">
            <text:p>06:58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861.72" calcext:value-type="float">
            <text:p>861.72</text:p>
          </table:table-cell>
          <table:table-cell office:value-type="float" office:value="1061.15" calcext:value-type="float">
            <text:p>1061.15</text:p>
          </table:table-cell>
        </table:table-row>
        <table:table-row table:style-name="ro1">
          <table:table-cell office:value-type="float" office:value="25119588" calcext:value-type="float">
            <text:p>25119588</text:p>
          </table:table-cell>
          <table:table-cell table:formula="of:=[.A1572]/1000/(60*60*24)" office:value-type="time" office:time-value="PT06H58M39.588S" calcext:value-type="time">
            <text:p>06:58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62.24" calcext:value-type="float">
            <text:p>862.24</text:p>
          </table:table-cell>
          <table:table-cell office:value-type="float" office:value="1061.75" calcext:value-type="float">
            <text:p>1061.75</text:p>
          </table:table-cell>
        </table:table-row>
        <table:table-row table:style-name="ro1">
          <table:table-cell office:value-type="float" office:value="25135588" calcext:value-type="float">
            <text:p>25135588</text:p>
          </table:table-cell>
          <table:table-cell table:formula="of:=[.A1573]/1000/(60*60*24)" office:value-type="time" office:time-value="PT06H58M55.588S" calcext:value-type="time">
            <text:p>06:58:5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862.76" calcext:value-type="float">
            <text:p>862.76</text:p>
          </table:table-cell>
          <table:table-cell office:value-type="float" office:value="1062.36" calcext:value-type="float">
            <text:p>1062.36</text:p>
          </table:table-cell>
        </table:table-row>
        <table:table-row table:style-name="ro1">
          <table:table-cell office:value-type="float" office:value="25151588" calcext:value-type="float">
            <text:p>25151588</text:p>
          </table:table-cell>
          <table:table-cell table:formula="of:=[.A1574]/1000/(60*60*24)" office:value-type="time" office:time-value="PT06H59M11.588S" calcext:value-type="time">
            <text:p>06:59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63.28" calcext:value-type="float">
            <text:p>863.28</text:p>
          </table:table-cell>
          <table:table-cell office:value-type="float" office:value="1062.96" calcext:value-type="float">
            <text:p>1062.96</text:p>
          </table:table-cell>
        </table:table-row>
        <table:table-row table:style-name="ro1">
          <table:table-cell office:value-type="float" office:value="25167588" calcext:value-type="float">
            <text:p>25167588</text:p>
          </table:table-cell>
          <table:table-cell table:formula="of:=[.A1575]/1000/(60*60*24)" office:value-type="time" office:time-value="PT06H59M27.588S" calcext:value-type="time">
            <text:p>06:59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63.8" calcext:value-type="float">
            <text:p>863.8</text:p>
          </table:table-cell>
          <table:table-cell office:value-type="float" office:value="1063.56" calcext:value-type="float">
            <text:p>1063.56</text:p>
          </table:table-cell>
        </table:table-row>
        <table:table-row table:style-name="ro1">
          <table:table-cell office:value-type="float" office:value="25183588" calcext:value-type="float">
            <text:p>25183588</text:p>
          </table:table-cell>
          <table:table-cell table:formula="of:=[.A1576]/1000/(60*60*24)" office:value-type="time" office:time-value="PT06H59M43.588S" calcext:value-type="time">
            <text:p>06:59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8" calcext:value-type="float">
            <text:p>135.8</text:p>
          </table:table-cell>
          <table:table-cell office:value-type="float" office:value="864.32" calcext:value-type="float">
            <text:p>864.32</text:p>
          </table:table-cell>
          <table:table-cell office:value-type="float" office:value="1064.16" calcext:value-type="float">
            <text:p>1064.16</text:p>
          </table:table-cell>
        </table:table-row>
        <table:table-row table:style-name="ro1">
          <table:table-cell office:value-type="float" office:value="25199588" calcext:value-type="float">
            <text:p>25199588</text:p>
          </table:table-cell>
          <table:table-cell table:formula="of:=[.A1577]/1000/(60*60*24)" office:value-type="time" office:time-value="PT06H59M59.588S" calcext:value-type="time">
            <text:p>07:00:00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64.84" calcext:value-type="float">
            <text:p>864.84</text:p>
          </table:table-cell>
          <table:table-cell office:value-type="float" office:value="1064.77" calcext:value-type="float">
            <text:p>1064.77</text:p>
          </table:table-cell>
        </table:table-row>
        <table:table-row table:style-name="ro1">
          <table:table-cell office:value-type="float" office:value="25215588" calcext:value-type="float">
            <text:p>25215588</text:p>
          </table:table-cell>
          <table:table-cell table:formula="of:=[.A1578]/1000/(60*60*24)" office:value-type="time" office:time-value="PT07H00M15.588S" calcext:value-type="time">
            <text:p>07:00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65.36" calcext:value-type="float">
            <text:p>865.36</text:p>
          </table:table-cell>
          <table:table-cell office:value-type="float" office:value="1065.37" calcext:value-type="float">
            <text:p>1065.37</text:p>
          </table:table-cell>
        </table:table-row>
        <table:table-row table:style-name="ro1">
          <table:table-cell office:value-type="float" office:value="25231588" calcext:value-type="float">
            <text:p>25231588</text:p>
          </table:table-cell>
          <table:table-cell table:formula="of:=[.A1579]/1000/(60*60*24)" office:value-type="time" office:time-value="PT07H00M31.588S" calcext:value-type="time">
            <text:p>07:00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65.88" calcext:value-type="float">
            <text:p>865.88</text:p>
          </table:table-cell>
          <table:table-cell office:value-type="float" office:value="1065.97" calcext:value-type="float">
            <text:p>1065.97</text:p>
          </table:table-cell>
        </table:table-row>
        <table:table-row table:style-name="ro1">
          <table:table-cell office:value-type="float" office:value="25247588" calcext:value-type="float">
            <text:p>25247588</text:p>
          </table:table-cell>
          <table:table-cell table:formula="of:=[.A1580]/1000/(60*60*24)" office:value-type="time" office:time-value="PT07H00M47.588S" calcext:value-type="time">
            <text:p>07:00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66.4" calcext:value-type="float">
            <text:p>866.4</text:p>
          </table:table-cell>
          <table:table-cell office:value-type="float" office:value="1066.57" calcext:value-type="float">
            <text:p>1066.57</text:p>
          </table:table-cell>
        </table:table-row>
        <table:table-row table:style-name="ro1">
          <table:table-cell office:value-type="float" office:value="25263588" calcext:value-type="float">
            <text:p>25263588</text:p>
          </table:table-cell>
          <table:table-cell table:formula="of:=[.A1581]/1000/(60*60*24)" office:value-type="time" office:time-value="PT07H01M03.588S" calcext:value-type="time">
            <text:p>07:01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66.92" calcext:value-type="float">
            <text:p>866.92</text:p>
          </table:table-cell>
          <table:table-cell office:value-type="float" office:value="1067.17" calcext:value-type="float">
            <text:p>1067.17</text:p>
          </table:table-cell>
        </table:table-row>
        <table:table-row table:style-name="ro1">
          <table:table-cell office:value-type="float" office:value="25279588" calcext:value-type="float">
            <text:p>25279588</text:p>
          </table:table-cell>
          <table:table-cell table:formula="of:=[.A1582]/1000/(60*60*24)" office:value-type="time" office:time-value="PT07H01M19.588S" calcext:value-type="time">
            <text:p>07:01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67.43" calcext:value-type="float">
            <text:p>867.43</text:p>
          </table:table-cell>
          <table:table-cell office:value-type="float" office:value="1067.77" calcext:value-type="float">
            <text:p>1067.77</text:p>
          </table:table-cell>
        </table:table-row>
        <table:table-row table:style-name="ro1">
          <table:table-cell office:value-type="float" office:value="25295588" calcext:value-type="float">
            <text:p>25295588</text:p>
          </table:table-cell>
          <table:table-cell table:formula="of:=[.A1583]/1000/(60*60*24)" office:value-type="time" office:time-value="PT07H01M35.588S" calcext:value-type="time">
            <text:p>07:01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67.95" calcext:value-type="float">
            <text:p>867.95</text:p>
          </table:table-cell>
          <table:table-cell office:value-type="float" office:value="1068.37" calcext:value-type="float">
            <text:p>1068.37</text:p>
          </table:table-cell>
        </table:table-row>
        <table:table-row table:style-name="ro1">
          <table:table-cell office:value-type="float" office:value="25311588" calcext:value-type="float">
            <text:p>25311588</text:p>
          </table:table-cell>
          <table:table-cell table:formula="of:=[.A1584]/1000/(60*60*24)" office:value-type="time" office:time-value="PT07H01M51.588S" calcext:value-type="time">
            <text:p>07:01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68.47" calcext:value-type="float">
            <text:p>868.47</text:p>
          </table:table-cell>
          <table:table-cell office:value-type="float" office:value="1068.98" calcext:value-type="float">
            <text:p>1068.98</text:p>
          </table:table-cell>
        </table:table-row>
        <table:table-row table:style-name="ro1">
          <table:table-cell office:value-type="float" office:value="25327588" calcext:value-type="float">
            <text:p>25327588</text:p>
          </table:table-cell>
          <table:table-cell table:formula="of:=[.A1585]/1000/(60*60*24)" office:value-type="time" office:time-value="PT07H02M07.588S" calcext:value-type="time">
            <text:p>07:02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68.99" calcext:value-type="float">
            <text:p>868.99</text:p>
          </table:table-cell>
          <table:table-cell office:value-type="float" office:value="1069.58" calcext:value-type="float">
            <text:p>1069.58</text:p>
          </table:table-cell>
        </table:table-row>
        <table:table-row table:style-name="ro1">
          <table:table-cell office:value-type="float" office:value="25343588" calcext:value-type="float">
            <text:p>25343588</text:p>
          </table:table-cell>
          <table:table-cell table:formula="of:=[.A1586]/1000/(60*60*24)" office:value-type="time" office:time-value="PT07H02M23.588S" calcext:value-type="time">
            <text:p>07:02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69.51" calcext:value-type="float">
            <text:p>869.51</text:p>
          </table:table-cell>
          <table:table-cell office:value-type="float" office:value="1070.18" calcext:value-type="float">
            <text:p>1070.18</text:p>
          </table:table-cell>
        </table:table-row>
        <table:table-row table:style-name="ro1">
          <table:table-cell office:value-type="float" office:value="25359588" calcext:value-type="float">
            <text:p>25359588</text:p>
          </table:table-cell>
          <table:table-cell table:formula="of:=[.A1587]/1000/(60*60*24)" office:value-type="time" office:time-value="PT07H02M39.588S" calcext:value-type="time">
            <text:p>07:02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870.03" calcext:value-type="float">
            <text:p>870.03</text:p>
          </table:table-cell>
          <table:table-cell office:value-type="float" office:value="1070.78" calcext:value-type="float">
            <text:p>1070.78</text:p>
          </table:table-cell>
        </table:table-row>
        <table:table-row table:style-name="ro1">
          <table:table-cell office:value-type="float" office:value="25375588" calcext:value-type="float">
            <text:p>25375588</text:p>
          </table:table-cell>
          <table:table-cell table:formula="of:=[.A1588]/1000/(60*60*24)" office:value-type="time" office:time-value="PT07H02M55.588S" calcext:value-type="time">
            <text:p>07:02:5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70.54" calcext:value-type="float">
            <text:p>870.54</text:p>
          </table:table-cell>
          <table:table-cell office:value-type="float" office:value="1071.38" calcext:value-type="float">
            <text:p>1071.38</text:p>
          </table:table-cell>
        </table:table-row>
        <table:table-row table:style-name="ro1">
          <table:table-cell office:value-type="float" office:value="25391588" calcext:value-type="float">
            <text:p>25391588</text:p>
          </table:table-cell>
          <table:table-cell table:formula="of:=[.A1589]/1000/(60*60*24)" office:value-type="time" office:time-value="PT07H03M11.588S" calcext:value-type="time">
            <text:p>07:03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871.06" calcext:value-type="float">
            <text:p>871.06</text:p>
          </table:table-cell>
          <table:table-cell office:value-type="float" office:value="1071.98" calcext:value-type="float">
            <text:p>1071.98</text:p>
          </table:table-cell>
        </table:table-row>
        <table:table-row table:style-name="ro1">
          <table:table-cell office:value-type="float" office:value="25407588" calcext:value-type="float">
            <text:p>25407588</text:p>
          </table:table-cell>
          <table:table-cell table:formula="of:=[.A1590]/1000/(60*60*24)" office:value-type="time" office:time-value="PT07H03M27.588S" calcext:value-type="time">
            <text:p>07:03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71.58" calcext:value-type="float">
            <text:p>871.58</text:p>
          </table:table-cell>
          <table:table-cell office:value-type="float" office:value="1072.58" calcext:value-type="float">
            <text:p>1072.58</text:p>
          </table:table-cell>
        </table:table-row>
        <table:table-row table:style-name="ro1">
          <table:table-cell office:value-type="float" office:value="25423588" calcext:value-type="float">
            <text:p>25423588</text:p>
          </table:table-cell>
          <table:table-cell table:formula="of:=[.A1591]/1000/(60*60*24)" office:value-type="time" office:time-value="PT07H03M43.588S" calcext:value-type="time">
            <text:p>07:03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72.1" calcext:value-type="float">
            <text:p>872.1</text:p>
          </table:table-cell>
          <table:table-cell office:value-type="float" office:value="1073.18" calcext:value-type="float">
            <text:p>1073.18</text:p>
          </table:table-cell>
        </table:table-row>
        <table:table-row table:style-name="ro1">
          <table:table-cell office:value-type="float" office:value="25439588" calcext:value-type="float">
            <text:p>25439588</text:p>
          </table:table-cell>
          <table:table-cell table:formula="of:=[.A1592]/1000/(60*60*24)" office:value-type="time" office:time-value="PT07H03M59.588S" calcext:value-type="time">
            <text:p>07:04:0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72.62" calcext:value-type="float">
            <text:p>872.62</text:p>
          </table:table-cell>
          <table:table-cell office:value-type="float" office:value="1073.78" calcext:value-type="float">
            <text:p>1073.78</text:p>
          </table:table-cell>
        </table:table-row>
        <table:table-row table:style-name="ro1">
          <table:table-cell office:value-type="float" office:value="25455588" calcext:value-type="float">
            <text:p>25455588</text:p>
          </table:table-cell>
          <table:table-cell table:formula="of:=[.A1593]/1000/(60*60*24)" office:value-type="time" office:time-value="PT07H04M15.588S" calcext:value-type="time">
            <text:p>07:04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73.13" calcext:value-type="float">
            <text:p>873.13</text:p>
          </table:table-cell>
          <table:table-cell office:value-type="float" office:value="1074.37" calcext:value-type="float">
            <text:p>1074.37</text:p>
          </table:table-cell>
        </table:table-row>
        <table:table-row table:style-name="ro1">
          <table:table-cell office:value-type="float" office:value="25471588" calcext:value-type="float">
            <text:p>25471588</text:p>
          </table:table-cell>
          <table:table-cell table:formula="of:=[.A1594]/1000/(60*60*24)" office:value-type="time" office:time-value="PT07H04M31.588S" calcext:value-type="time">
            <text:p>07:04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73.65" calcext:value-type="float">
            <text:p>873.65</text:p>
          </table:table-cell>
          <table:table-cell office:value-type="float" office:value="1074.97" calcext:value-type="float">
            <text:p>1074.97</text:p>
          </table:table-cell>
        </table:table-row>
        <table:table-row table:style-name="ro1">
          <table:table-cell office:value-type="float" office:value="25487587" calcext:value-type="float">
            <text:p>25487587</text:p>
          </table:table-cell>
          <table:table-cell table:formula="of:=[.A1595]/1000/(60*60*24)" office:value-type="time" office:time-value="PT07H04M47.587S" calcext:value-type="time">
            <text:p>07:04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74.17" calcext:value-type="float">
            <text:p>874.17</text:p>
          </table:table-cell>
          <table:table-cell office:value-type="float" office:value="1075.57" calcext:value-type="float">
            <text:p>1075.57</text:p>
          </table:table-cell>
        </table:table-row>
        <table:table-row table:style-name="ro1">
          <table:table-cell office:value-type="float" office:value="25503588" calcext:value-type="float">
            <text:p>25503588</text:p>
          </table:table-cell>
          <table:table-cell table:formula="of:=[.A1596]/1000/(60*60*24)" office:value-type="time" office:time-value="PT07H05M03.588S" calcext:value-type="time">
            <text:p>07:05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74.69" calcext:value-type="float">
            <text:p>874.69</text:p>
          </table:table-cell>
          <table:table-cell office:value-type="float" office:value="1076.17" calcext:value-type="float">
            <text:p>1076.17</text:p>
          </table:table-cell>
        </table:table-row>
        <table:table-row table:style-name="ro1">
          <table:table-cell office:value-type="float" office:value="25519588" calcext:value-type="float">
            <text:p>25519588</text:p>
          </table:table-cell>
          <table:table-cell table:formula="of:=[.A1597]/1000/(60*60*24)" office:value-type="time" office:time-value="PT07H05M19.588S" calcext:value-type="time">
            <text:p>07:05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75.2" calcext:value-type="float">
            <text:p>875.2</text:p>
          </table:table-cell>
          <table:table-cell office:value-type="float" office:value="1076.77" calcext:value-type="float">
            <text:p>1076.77</text:p>
          </table:table-cell>
        </table:table-row>
        <table:table-row table:style-name="ro1">
          <table:table-cell office:value-type="float" office:value="25535588" calcext:value-type="float">
            <text:p>25535588</text:p>
          </table:table-cell>
          <table:table-cell table:formula="of:=[.A1598]/1000/(60*60*24)" office:value-type="time" office:time-value="PT07H05M35.588S" calcext:value-type="time">
            <text:p>07:05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75.72" calcext:value-type="float">
            <text:p>875.72</text:p>
          </table:table-cell>
          <table:table-cell office:value-type="float" office:value="1077.36" calcext:value-type="float">
            <text:p>1077.36</text:p>
          </table:table-cell>
        </table:table-row>
        <table:table-row table:style-name="ro1">
          <table:table-cell office:value-type="float" office:value="25551588" calcext:value-type="float">
            <text:p>25551588</text:p>
          </table:table-cell>
          <table:table-cell table:formula="of:=[.A1599]/1000/(60*60*24)" office:value-type="time" office:time-value="PT07H05M51.588S" calcext:value-type="time">
            <text:p>07:05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76.24" calcext:value-type="float">
            <text:p>876.24</text:p>
          </table:table-cell>
          <table:table-cell office:value-type="float" office:value="1077.96" calcext:value-type="float">
            <text:p>1077.96</text:p>
          </table:table-cell>
        </table:table-row>
        <table:table-row table:style-name="ro1">
          <table:table-cell office:value-type="float" office:value="25567588" calcext:value-type="float">
            <text:p>25567588</text:p>
          </table:table-cell>
          <table:table-cell table:formula="of:=[.A1600]/1000/(60*60*24)" office:value-type="time" office:time-value="PT07H06M07.588S" calcext:value-type="time">
            <text:p>07:06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86" calcext:value-type="float">
            <text:p>134.86</text:p>
          </table:table-cell>
          <table:table-cell office:value-type="float" office:value="876.75" calcext:value-type="float">
            <text:p>876.75</text:p>
          </table:table-cell>
          <table:table-cell office:value-type="float" office:value="1078.56" calcext:value-type="float">
            <text:p>1078.56</text:p>
          </table:table-cell>
        </table:table-row>
        <table:table-row table:style-name="ro1">
          <table:table-cell office:value-type="float" office:value="25583588" calcext:value-type="float">
            <text:p>25583588</text:p>
          </table:table-cell>
          <table:table-cell table:formula="of:=[.A1601]/1000/(60*60*24)" office:value-type="time" office:time-value="PT07H06M23.588S" calcext:value-type="time">
            <text:p>07:06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77.27" calcext:value-type="float">
            <text:p>877.27</text:p>
          </table:table-cell>
          <table:table-cell office:value-type="float" office:value="1079.16" calcext:value-type="float">
            <text:p>1079.16</text:p>
          </table:table-cell>
        </table:table-row>
        <table:table-row table:style-name="ro1">
          <table:table-cell office:value-type="float" office:value="25599588" calcext:value-type="float">
            <text:p>25599588</text:p>
          </table:table-cell>
          <table:table-cell table:formula="of:=[.A1602]/1000/(60*60*24)" office:value-type="time" office:time-value="PT07H06M39.588S" calcext:value-type="time">
            <text:p>07:06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77.79" calcext:value-type="float">
            <text:p>877.79</text:p>
          </table:table-cell>
          <table:table-cell office:value-type="float" office:value="1079.75" calcext:value-type="float">
            <text:p>1079.75</text:p>
          </table:table-cell>
        </table:table-row>
        <table:table-row table:style-name="ro1">
          <table:table-cell office:value-type="float" office:value="25615588" calcext:value-type="float">
            <text:p>25615588</text:p>
          </table:table-cell>
          <table:table-cell table:formula="of:=[.A1603]/1000/(60*60*24)" office:value-type="time" office:time-value="PT07H06M55.588S" calcext:value-type="time">
            <text:p>07:06:56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78.3" calcext:value-type="float">
            <text:p>878.3</text:p>
          </table:table-cell>
          <table:table-cell office:value-type="float" office:value="1080.35" calcext:value-type="float">
            <text:p>1080.35</text:p>
          </table:table-cell>
        </table:table-row>
        <table:table-row table:style-name="ro1">
          <table:table-cell office:value-type="float" office:value="25631588" calcext:value-type="float">
            <text:p>25631588</text:p>
          </table:table-cell>
          <table:table-cell table:formula="of:=[.A1604]/1000/(60*60*24)" office:value-type="time" office:time-value="PT07H07M11.588S" calcext:value-type="time">
            <text:p>07:07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78.82" calcext:value-type="float">
            <text:p>878.82</text:p>
          </table:table-cell>
          <table:table-cell office:value-type="float" office:value="1080.95" calcext:value-type="float">
            <text:p>1080.95</text:p>
          </table:table-cell>
        </table:table-row>
        <table:table-row table:style-name="ro1">
          <table:table-cell office:value-type="float" office:value="25647588" calcext:value-type="float">
            <text:p>25647588</text:p>
          </table:table-cell>
          <table:table-cell table:formula="of:=[.A1605]/1000/(60*60*24)" office:value-type="time" office:time-value="PT07H07M27.588S" calcext:value-type="time">
            <text:p>07:07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79.34" calcext:value-type="float">
            <text:p>879.34</text:p>
          </table:table-cell>
          <table:table-cell office:value-type="float" office:value="1081.55" calcext:value-type="float">
            <text:p>1081.55</text:p>
          </table:table-cell>
        </table:table-row>
        <table:table-row table:style-name="ro1">
          <table:table-cell office:value-type="float" office:value="25663588" calcext:value-type="float">
            <text:p>25663588</text:p>
          </table:table-cell>
          <table:table-cell table:formula="of:=[.A1606]/1000/(60*60*24)" office:value-type="time" office:time-value="PT07H07M43.588S" calcext:value-type="time">
            <text:p>07:07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79.85" calcext:value-type="float">
            <text:p>879.85</text:p>
          </table:table-cell>
          <table:table-cell office:value-type="float" office:value="1082.14" calcext:value-type="float">
            <text:p>1082.14</text:p>
          </table:table-cell>
        </table:table-row>
        <table:table-row table:style-name="ro1">
          <table:table-cell office:value-type="float" office:value="25679588" calcext:value-type="float">
            <text:p>25679588</text:p>
          </table:table-cell>
          <table:table-cell table:formula="of:=[.A1607]/1000/(60*60*24)" office:value-type="time" office:time-value="PT07H07M59.588S" calcext:value-type="time">
            <text:p>07:08:00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80.37" calcext:value-type="float">
            <text:p>880.37</text:p>
          </table:table-cell>
          <table:table-cell office:value-type="float" office:value="1082.74" calcext:value-type="float">
            <text:p>1082.74</text:p>
          </table:table-cell>
        </table:table-row>
        <table:table-row table:style-name="ro1">
          <table:table-cell office:value-type="float" office:value="25695588" calcext:value-type="float">
            <text:p>25695588</text:p>
          </table:table-cell>
          <table:table-cell table:formula="of:=[.A1608]/1000/(60*60*24)" office:value-type="time" office:time-value="PT07H08M15.588S" calcext:value-type="time">
            <text:p>07:08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80.89" calcext:value-type="float">
            <text:p>880.89</text:p>
          </table:table-cell>
          <table:table-cell office:value-type="float" office:value="1083.34" calcext:value-type="float">
            <text:p>1083.34</text:p>
          </table:table-cell>
        </table:table-row>
        <table:table-row table:style-name="ro1">
          <table:table-cell office:value-type="float" office:value="25711588" calcext:value-type="float">
            <text:p>25711588</text:p>
          </table:table-cell>
          <table:table-cell table:formula="of:=[.A1609]/1000/(60*60*24)" office:value-type="time" office:time-value="PT07H08M31.588S" calcext:value-type="time">
            <text:p>07:08:32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81.4" calcext:value-type="float">
            <text:p>881.4</text:p>
          </table:table-cell>
          <table:table-cell office:value-type="float" office:value="1083.93" calcext:value-type="float">
            <text:p>1083.93</text:p>
          </table:table-cell>
        </table:table-row>
        <table:table-row table:style-name="ro1">
          <table:table-cell office:value-type="float" office:value="25727588" calcext:value-type="float">
            <text:p>25727588</text:p>
          </table:table-cell>
          <table:table-cell table:formula="of:=[.A1610]/1000/(60*60*24)" office:value-type="time" office:time-value="PT07H08M47.588S" calcext:value-type="time">
            <text:p>07:08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81.92" calcext:value-type="float">
            <text:p>881.92</text:p>
          </table:table-cell>
          <table:table-cell office:value-type="float" office:value="1084.53" calcext:value-type="float">
            <text:p>1084.53</text:p>
          </table:table-cell>
        </table:table-row>
        <table:table-row table:style-name="ro1">
          <table:table-cell office:value-type="float" office:value="25743588" calcext:value-type="float">
            <text:p>25743588</text:p>
          </table:table-cell>
          <table:table-cell table:formula="of:=[.A1611]/1000/(60*60*24)" office:value-type="time" office:time-value="PT07H09M03.588S" calcext:value-type="time">
            <text:p>07:09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82.43" calcext:value-type="float">
            <text:p>882.43</text:p>
          </table:table-cell>
          <table:table-cell office:value-type="float" office:value="1085.12" calcext:value-type="float">
            <text:p>1085.12</text:p>
          </table:table-cell>
        </table:table-row>
        <table:table-row table:style-name="ro1">
          <table:table-cell office:value-type="float" office:value="25759588" calcext:value-type="float">
            <text:p>25759588</text:p>
          </table:table-cell>
          <table:table-cell table:formula="of:=[.A1612]/1000/(60*60*24)" office:value-type="time" office:time-value="PT07H09M19.588S" calcext:value-type="time">
            <text:p>07:09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82.95" calcext:value-type="float">
            <text:p>882.95</text:p>
          </table:table-cell>
          <table:table-cell office:value-type="float" office:value="1085.72" calcext:value-type="float">
            <text:p>1085.72</text:p>
          </table:table-cell>
        </table:table-row>
        <table:table-row table:style-name="ro1">
          <table:table-cell office:value-type="float" office:value="25775588" calcext:value-type="float">
            <text:p>25775588</text:p>
          </table:table-cell>
          <table:table-cell table:formula="of:=[.A1613]/1000/(60*60*24)" office:value-type="time" office:time-value="PT07H09M35.588S" calcext:value-type="time">
            <text:p>07:09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883.47" calcext:value-type="float">
            <text:p>883.47</text:p>
          </table:table-cell>
          <table:table-cell office:value-type="float" office:value="1086.31" calcext:value-type="float">
            <text:p>1086.31</text:p>
          </table:table-cell>
        </table:table-row>
        <table:table-row table:style-name="ro1">
          <table:table-cell office:value-type="float" office:value="25791588" calcext:value-type="float">
            <text:p>25791588</text:p>
          </table:table-cell>
          <table:table-cell table:formula="of:=[.A1614]/1000/(60*60*24)" office:value-type="time" office:time-value="PT07H09M51.588S" calcext:value-type="time">
            <text:p>07:09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883.98" calcext:value-type="float">
            <text:p>883.98</text:p>
          </table:table-cell>
          <table:table-cell office:value-type="float" office:value="1086.91" calcext:value-type="float">
            <text:p>1086.91</text:p>
          </table:table-cell>
        </table:table-row>
        <table:table-row table:style-name="ro1">
          <table:table-cell office:value-type="float" office:value="25807588" calcext:value-type="float">
            <text:p>25807588</text:p>
          </table:table-cell>
          <table:table-cell table:formula="of:=[.A1615]/1000/(60*60*24)" office:value-type="time" office:time-value="PT07H10M07.588S" calcext:value-type="time">
            <text:p>07:10:08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84.5" calcext:value-type="float">
            <text:p>884.5</text:p>
          </table:table-cell>
          <table:table-cell office:value-type="float" office:value="1087.5" calcext:value-type="float">
            <text:p>1087.5</text:p>
          </table:table-cell>
        </table:table-row>
        <table:table-row table:style-name="ro1">
          <table:table-cell office:value-type="float" office:value="25823588" calcext:value-type="float">
            <text:p>25823588</text:p>
          </table:table-cell>
          <table:table-cell table:formula="of:=[.A1616]/1000/(60*60*24)" office:value-type="time" office:time-value="PT07H10M23.588S" calcext:value-type="time">
            <text:p>07:10:24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85.01" calcext:value-type="float">
            <text:p>885.01</text:p>
          </table:table-cell>
          <table:table-cell office:value-type="float" office:value="1088.1" calcext:value-type="float">
            <text:p>1088.1</text:p>
          </table:table-cell>
        </table:table-row>
        <table:table-row table:style-name="ro1">
          <table:table-cell office:value-type="float" office:value="25839588" calcext:value-type="float">
            <text:p>25839588</text:p>
          </table:table-cell>
          <table:table-cell table:formula="of:=[.A1617]/1000/(60*60*24)" office:value-type="time" office:time-value="PT07H10M39.588S" calcext:value-type="time">
            <text:p>07:10:40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85.53" calcext:value-type="float">
            <text:p>885.53</text:p>
          </table:table-cell>
          <table:table-cell office:value-type="float" office:value="1088.69" calcext:value-type="float">
            <text:p>1088.69</text:p>
          </table:table-cell>
        </table:table-row>
        <table:table-row table:style-name="ro1">
          <table:table-cell office:value-type="float" office:value="25855588" calcext:value-type="float">
            <text:p>25855588</text:p>
          </table:table-cell>
          <table:table-cell table:formula="of:=[.A1618]/1000/(60*60*24)" office:value-type="time" office:time-value="PT07H10M55.588S" calcext:value-type="time">
            <text:p>07:10:56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86.04" calcext:value-type="float">
            <text:p>886.04</text:p>
          </table:table-cell>
          <table:table-cell office:value-type="float" office:value="1089.29" calcext:value-type="float">
            <text:p>1089.29</text:p>
          </table:table-cell>
        </table:table-row>
        <table:table-row table:style-name="ro1">
          <table:table-cell office:value-type="float" office:value="25871588" calcext:value-type="float">
            <text:p>25871588</text:p>
          </table:table-cell>
          <table:table-cell table:formula="of:=[.A1619]/1000/(60*60*24)" office:value-type="time" office:time-value="PT07H11M11.588S" calcext:value-type="time">
            <text:p>07:11:12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886.56" calcext:value-type="float">
            <text:p>886.56</text:p>
          </table:table-cell>
          <table:table-cell office:value-type="float" office:value="1089.88" calcext:value-type="float">
            <text:p>1089.88</text:p>
          </table:table-cell>
        </table:table-row>
        <table:table-row table:style-name="ro1">
          <table:table-cell office:value-type="float" office:value="25887588" calcext:value-type="float">
            <text:p>25887588</text:p>
          </table:table-cell>
          <table:table-cell table:formula="of:=[.A1620]/1000/(60*60*24)" office:value-type="time" office:time-value="PT07H11M27.588S" calcext:value-type="time">
            <text:p>07:11:28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87.07" calcext:value-type="float">
            <text:p>887.07</text:p>
          </table:table-cell>
          <table:table-cell office:value-type="float" office:value="1090.47" calcext:value-type="float">
            <text:p>1090.47</text:p>
          </table:table-cell>
        </table:table-row>
        <table:table-row table:style-name="ro1">
          <table:table-cell office:value-type="float" office:value="25903588" calcext:value-type="float">
            <text:p>25903588</text:p>
          </table:table-cell>
          <table:table-cell table:formula="of:=[.A1621]/1000/(60*60*24)" office:value-type="time" office:time-value="PT07H11M43.588S" calcext:value-type="time">
            <text:p>07:11:4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87.59" calcext:value-type="float">
            <text:p>887.59</text:p>
          </table:table-cell>
          <table:table-cell office:value-type="float" office:value="1091.07" calcext:value-type="float">
            <text:p>1091.07</text:p>
          </table:table-cell>
        </table:table-row>
        <table:table-row table:style-name="ro1">
          <table:table-cell office:value-type="float" office:value="25919588" calcext:value-type="float">
            <text:p>25919588</text:p>
          </table:table-cell>
          <table:table-cell table:formula="of:=[.A1622]/1000/(60*60*24)" office:value-type="time" office:time-value="PT07H11M59.588S" calcext:value-type="time">
            <text:p>07:12:00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88.1" calcext:value-type="float">
            <text:p>888.1</text:p>
          </table:table-cell>
          <table:table-cell office:value-type="float" office:value="1091.66" calcext:value-type="float">
            <text:p>1091.66</text:p>
          </table:table-cell>
        </table:table-row>
        <table:table-row table:style-name="ro1">
          <table:table-cell office:value-type="float" office:value="25935588" calcext:value-type="float">
            <text:p>25935588</text:p>
          </table:table-cell>
          <table:table-cell table:formula="of:=[.A1623]/1000/(60*60*24)" office:value-type="time" office:time-value="PT07H12M15.588S" calcext:value-type="time">
            <text:p>07:12:1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88.62" calcext:value-type="float">
            <text:p>888.62</text:p>
          </table:table-cell>
          <table:table-cell office:value-type="float" office:value="1092.25" calcext:value-type="float">
            <text:p>1092.25</text:p>
          </table:table-cell>
        </table:table-row>
        <table:table-row table:style-name="ro1">
          <table:table-cell office:value-type="float" office:value="25951588" calcext:value-type="float">
            <text:p>25951588</text:p>
          </table:table-cell>
          <table:table-cell table:formula="of:=[.A1624]/1000/(60*60*24)" office:value-type="time" office:time-value="PT07H12M31.588S" calcext:value-type="time">
            <text:p>07:12:32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89.13" calcext:value-type="float">
            <text:p>889.13</text:p>
          </table:table-cell>
          <table:table-cell office:value-type="float" office:value="1092.84" calcext:value-type="float">
            <text:p>1092.84</text:p>
          </table:table-cell>
        </table:table-row>
        <table:table-row table:style-name="ro1">
          <table:table-cell office:value-type="float" office:value="25967588" calcext:value-type="float">
            <text:p>25967588</text:p>
          </table:table-cell>
          <table:table-cell table:formula="of:=[.A1625]/1000/(60*60*24)" office:value-type="time" office:time-value="PT07H12M47.588S" calcext:value-type="time">
            <text:p>07:12:48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89.65" calcext:value-type="float">
            <text:p>889.65</text:p>
          </table:table-cell>
          <table:table-cell office:value-type="float" office:value="1093.44" calcext:value-type="float">
            <text:p>1093.44</text:p>
          </table:table-cell>
        </table:table-row>
        <table:table-row table:style-name="ro1">
          <table:table-cell office:value-type="float" office:value="25983588" calcext:value-type="float">
            <text:p>25983588</text:p>
          </table:table-cell>
          <table:table-cell table:formula="of:=[.A1626]/1000/(60*60*24)" office:value-type="time" office:time-value="PT07H13M03.588S" calcext:value-type="time">
            <text:p>07:13:04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90.16" calcext:value-type="float">
            <text:p>890.16</text:p>
          </table:table-cell>
          <table:table-cell office:value-type="float" office:value="1094.03" calcext:value-type="float">
            <text:p>1094.03</text:p>
          </table:table-cell>
        </table:table-row>
        <table:table-row table:style-name="ro1">
          <table:table-cell office:value-type="float" office:value="25999588" calcext:value-type="float">
            <text:p>25999588</text:p>
          </table:table-cell>
          <table:table-cell table:formula="of:=[.A1627]/1000/(60*60*24)" office:value-type="time" office:time-value="PT07H13M19.588S" calcext:value-type="time">
            <text:p>07:13:20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90.68" calcext:value-type="float">
            <text:p>890.68</text:p>
          </table:table-cell>
          <table:table-cell office:value-type="float" office:value="1094.62" calcext:value-type="float">
            <text:p>1094.62</text:p>
          </table:table-cell>
        </table:table-row>
        <table:table-row table:style-name="ro1">
          <table:table-cell office:value-type="float" office:value="26015588" calcext:value-type="float">
            <text:p>26015588</text:p>
          </table:table-cell>
          <table:table-cell table:formula="of:=[.A1628]/1000/(60*60*24)" office:value-type="time" office:time-value="PT07H13M35.588S" calcext:value-type="time">
            <text:p>07:13:36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91.19" calcext:value-type="float">
            <text:p>891.19</text:p>
          </table:table-cell>
          <table:table-cell office:value-type="float" office:value="1095.21" calcext:value-type="float">
            <text:p>1095.21</text:p>
          </table:table-cell>
        </table:table-row>
        <table:table-row table:style-name="ro1">
          <table:table-cell office:value-type="float" office:value="26031588" calcext:value-type="float">
            <text:p>26031588</text:p>
          </table:table-cell>
          <table:table-cell table:formula="of:=[.A1629]/1000/(60*60*24)" office:value-type="time" office:time-value="PT07H13M51.588S" calcext:value-type="time">
            <text:p>07:13:5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91.7" calcext:value-type="float">
            <text:p>891.7</text:p>
          </table:table-cell>
          <table:table-cell office:value-type="float" office:value="1095.8" calcext:value-type="float">
            <text:p>1095.8</text:p>
          </table:table-cell>
        </table:table-row>
        <table:table-row table:style-name="ro1">
          <table:table-cell office:value-type="float" office:value="26047588" calcext:value-type="float">
            <text:p>26047588</text:p>
          </table:table-cell>
          <table:table-cell table:formula="of:=[.A1630]/1000/(60*60*24)" office:value-type="time" office:time-value="PT07H14M07.588S" calcext:value-type="time">
            <text:p>07:14:08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92.22" calcext:value-type="float">
            <text:p>892.22</text:p>
          </table:table-cell>
          <table:table-cell office:value-type="float" office:value="1096.39" calcext:value-type="float">
            <text:p>1096.39</text:p>
          </table:table-cell>
        </table:table-row>
        <table:table-row table:style-name="ro1">
          <table:table-cell office:value-type="float" office:value="26063587" calcext:value-type="float">
            <text:p>26063587</text:p>
          </table:table-cell>
          <table:table-cell table:formula="of:=[.A1631]/1000/(60*60*24)" office:value-type="time" office:time-value="PT07H14M23.587S" calcext:value-type="time">
            <text:p>07:14:24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92.73" calcext:value-type="float">
            <text:p>892.73</text:p>
          </table:table-cell>
          <table:table-cell office:value-type="float" office:value="1096.98" calcext:value-type="float">
            <text:p>1096.98</text:p>
          </table:table-cell>
        </table:table-row>
        <table:table-row table:style-name="ro1">
          <table:table-cell office:value-type="float" office:value="26079588" calcext:value-type="float">
            <text:p>26079588</text:p>
          </table:table-cell>
          <table:table-cell table:formula="of:=[.A1632]/1000/(60*60*24)" office:value-type="time" office:time-value="PT07H14M39.588S" calcext:value-type="time">
            <text:p>07:14:40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93.25" calcext:value-type="float">
            <text:p>893.25</text:p>
          </table:table-cell>
          <table:table-cell office:value-type="float" office:value="1097.57" calcext:value-type="float">
            <text:p>1097.57</text:p>
          </table:table-cell>
        </table:table-row>
        <table:table-row table:style-name="ro1">
          <table:table-cell office:value-type="float" office:value="26095587" calcext:value-type="float">
            <text:p>26095587</text:p>
          </table:table-cell>
          <table:table-cell table:formula="of:=[.A1633]/1000/(60*60*24)" office:value-type="time" office:time-value="PT07H14M55.587S" calcext:value-type="time">
            <text:p>07:14:56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93.76" calcext:value-type="float">
            <text:p>893.76</text:p>
          </table:table-cell>
          <table:table-cell office:value-type="float" office:value="1098.16" calcext:value-type="float">
            <text:p>1098.16</text:p>
          </table:table-cell>
        </table:table-row>
        <table:table-row table:style-name="ro1">
          <table:table-cell office:value-type="float" office:value="26111588" calcext:value-type="float">
            <text:p>26111588</text:p>
          </table:table-cell>
          <table:table-cell table:formula="of:=[.A1634]/1000/(60*60*24)" office:value-type="time" office:time-value="PT07H15M11.588S" calcext:value-type="time">
            <text:p>07:15:12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94.28" calcext:value-type="float">
            <text:p>894.28</text:p>
          </table:table-cell>
          <table:table-cell office:value-type="float" office:value="1098.75" calcext:value-type="float">
            <text:p>1098.75</text:p>
          </table:table-cell>
        </table:table-row>
        <table:table-row table:style-name="ro1">
          <table:table-cell office:value-type="float" office:value="26127588" calcext:value-type="float">
            <text:p>26127588</text:p>
          </table:table-cell>
          <table:table-cell table:formula="of:=[.A1635]/1000/(60*60*24)" office:value-type="time" office:time-value="PT07H15M27.588S" calcext:value-type="time">
            <text:p>07:15:28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94.79" calcext:value-type="float">
            <text:p>894.79</text:p>
          </table:table-cell>
          <table:table-cell office:value-type="float" office:value="1099.34" calcext:value-type="float">
            <text:p>1099.34</text:p>
          </table:table-cell>
        </table:table-row>
        <table:table-row table:style-name="ro1">
          <table:table-cell office:value-type="float" office:value="26143588" calcext:value-type="float">
            <text:p>26143588</text:p>
          </table:table-cell>
          <table:table-cell table:formula="of:=[.A1636]/1000/(60*60*24)" office:value-type="time" office:time-value="PT07H15M43.588S" calcext:value-type="time">
            <text:p>07:15:4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95.3" calcext:value-type="float">
            <text:p>895.3</text:p>
          </table:table-cell>
          <table:table-cell office:value-type="float" office:value="1099.93" calcext:value-type="float">
            <text:p>1099.93</text:p>
          </table:table-cell>
        </table:table-row>
        <table:table-row table:style-name="ro1">
          <table:table-cell office:value-type="float" office:value="26159588" calcext:value-type="float">
            <text:p>26159588</text:p>
          </table:table-cell>
          <table:table-cell table:formula="of:=[.A1637]/1000/(60*60*24)" office:value-type="time" office:time-value="PT07H15M59.588S" calcext:value-type="time">
            <text:p>07:16:0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95.82" calcext:value-type="float">
            <text:p>895.82</text:p>
          </table:table-cell>
          <table:table-cell office:value-type="float" office:value="1100.52" calcext:value-type="float">
            <text:p>1100.52</text:p>
          </table:table-cell>
        </table:table-row>
        <table:table-row table:style-name="ro1">
          <table:table-cell office:value-type="float" office:value="26175588" calcext:value-type="float">
            <text:p>26175588</text:p>
          </table:table-cell>
          <table:table-cell table:formula="of:=[.A1638]/1000/(60*60*24)" office:value-type="time" office:time-value="PT07H16M15.588S" calcext:value-type="time">
            <text:p>07:16:1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96.33" calcext:value-type="float">
            <text:p>896.33</text:p>
          </table:table-cell>
          <table:table-cell office:value-type="float" office:value="1101.11" calcext:value-type="float">
            <text:p>1101.11</text:p>
          </table:table-cell>
        </table:table-row>
        <table:table-row table:style-name="ro1">
          <table:table-cell office:value-type="float" office:value="26191588" calcext:value-type="float">
            <text:p>26191588</text:p>
          </table:table-cell>
          <table:table-cell table:formula="of:=[.A1639]/1000/(60*60*24)" office:value-type="time" office:time-value="PT07H16M31.588S" calcext:value-type="time">
            <text:p>07:16:3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96.84" calcext:value-type="float">
            <text:p>896.84</text:p>
          </table:table-cell>
          <table:table-cell office:value-type="float" office:value="1101.7" calcext:value-type="float">
            <text:p>1101.7</text:p>
          </table:table-cell>
        </table:table-row>
        <table:table-row table:style-name="ro1">
          <table:table-cell office:value-type="float" office:value="26207588" calcext:value-type="float">
            <text:p>26207588</text:p>
          </table:table-cell>
          <table:table-cell table:formula="of:=[.A1640]/1000/(60*60*24)" office:value-type="time" office:time-value="PT07H16M47.588S" calcext:value-type="time">
            <text:p>07:16:48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97.36" calcext:value-type="float">
            <text:p>897.36</text:p>
          </table:table-cell>
          <table:table-cell office:value-type="float" office:value="1102.29" calcext:value-type="float">
            <text:p>1102.29</text:p>
          </table:table-cell>
        </table:table-row>
        <table:table-row table:style-name="ro1">
          <table:table-cell office:value-type="float" office:value="26223588" calcext:value-type="float">
            <text:p>26223588</text:p>
          </table:table-cell>
          <table:table-cell table:formula="of:=[.A1641]/1000/(60*60*24)" office:value-type="time" office:time-value="PT07H17M03.588S" calcext:value-type="time">
            <text:p>07:17:0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97.87" calcext:value-type="float">
            <text:p>897.87</text:p>
          </table:table-cell>
          <table:table-cell office:value-type="float" office:value="1102.88" calcext:value-type="float">
            <text:p>1102.88</text:p>
          </table:table-cell>
        </table:table-row>
        <table:table-row table:style-name="ro1">
          <table:table-cell office:value-type="float" office:value="26239588" calcext:value-type="float">
            <text:p>26239588</text:p>
          </table:table-cell>
          <table:table-cell table:formula="of:=[.A1642]/1000/(60*60*24)" office:value-type="time" office:time-value="PT07H17M19.588S" calcext:value-type="time">
            <text:p>07:17:20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98.38" calcext:value-type="float">
            <text:p>898.38</text:p>
          </table:table-cell>
          <table:table-cell office:value-type="float" office:value="1103.47" calcext:value-type="float">
            <text:p>1103.47</text:p>
          </table:table-cell>
        </table:table-row>
        <table:table-row table:style-name="ro1">
          <table:table-cell office:value-type="float" office:value="26255588" calcext:value-type="float">
            <text:p>26255588</text:p>
          </table:table-cell>
          <table:table-cell table:formula="of:=[.A1643]/1000/(60*60*24)" office:value-type="time" office:time-value="PT07H17M35.588S" calcext:value-type="time">
            <text:p>07:17:36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898.9" calcext:value-type="float">
            <text:p>898.9</text:p>
          </table:table-cell>
          <table:table-cell office:value-type="float" office:value="1104.06" calcext:value-type="float">
            <text:p>1104.06</text:p>
          </table:table-cell>
        </table:table-row>
        <table:table-row table:style-name="ro1">
          <table:table-cell office:value-type="float" office:value="26271588" calcext:value-type="float">
            <text:p>26271588</text:p>
          </table:table-cell>
          <table:table-cell table:formula="of:=[.A1644]/1000/(60*60*24)" office:value-type="time" office:time-value="PT07H17M51.588S" calcext:value-type="time">
            <text:p>07:17:52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899.41" calcext:value-type="float">
            <text:p>899.41</text:p>
          </table:table-cell>
          <table:table-cell office:value-type="float" office:value="1104.64" calcext:value-type="float">
            <text:p>1104.64</text:p>
          </table:table-cell>
        </table:table-row>
        <table:table-row table:style-name="ro1">
          <table:table-cell office:value-type="float" office:value="26287588" calcext:value-type="float">
            <text:p>26287588</text:p>
          </table:table-cell>
          <table:table-cell table:formula="of:=[.A1645]/1000/(60*60*24)" office:value-type="time" office:time-value="PT07H18M07.588S" calcext:value-type="time">
            <text:p>07:18:08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99.92" calcext:value-type="float">
            <text:p>899.92</text:p>
          </table:table-cell>
          <table:table-cell office:value-type="float" office:value="1105.23" calcext:value-type="float">
            <text:p>1105.23</text:p>
          </table:table-cell>
        </table:table-row>
        <table:table-row table:style-name="ro1">
          <table:table-cell office:value-type="float" office:value="26303588" calcext:value-type="float">
            <text:p>26303588</text:p>
          </table:table-cell>
          <table:table-cell table:formula="of:=[.A1646]/1000/(60*60*24)" office:value-type="time" office:time-value="PT07H18M23.588S" calcext:value-type="time">
            <text:p>07:18:24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900.43" calcext:value-type="float">
            <text:p>900.43</text:p>
          </table:table-cell>
          <table:table-cell office:value-type="float" office:value="1105.82" calcext:value-type="float">
            <text:p>1105.82</text:p>
          </table:table-cell>
        </table:table-row>
        <table:table-row table:style-name="ro1">
          <table:table-cell office:value-type="float" office:value="26319588" calcext:value-type="float">
            <text:p>26319588</text:p>
          </table:table-cell>
          <table:table-cell table:formula="of:=[.A1647]/1000/(60*60*24)" office:value-type="time" office:time-value="PT07H18M39.588S" calcext:value-type="time">
            <text:p>07:18:40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00.95" calcext:value-type="float">
            <text:p>900.95</text:p>
          </table:table-cell>
          <table:table-cell office:value-type="float" office:value="1106.4" calcext:value-type="float">
            <text:p>1106.4</text:p>
          </table:table-cell>
        </table:table-row>
        <table:table-row table:style-name="ro1">
          <table:table-cell office:value-type="float" office:value="26335588" calcext:value-type="float">
            <text:p>26335588</text:p>
          </table:table-cell>
          <table:table-cell table:formula="of:=[.A1648]/1000/(60*60*24)" office:value-type="time" office:time-value="PT07H18M55.588S" calcext:value-type="time">
            <text:p>07:18:56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01.46" calcext:value-type="float">
            <text:p>901.46</text:p>
          </table:table-cell>
          <table:table-cell office:value-type="float" office:value="1106.99" calcext:value-type="float">
            <text:p>1106.99</text:p>
          </table:table-cell>
        </table:table-row>
        <table:table-row table:style-name="ro1">
          <table:table-cell office:value-type="float" office:value="26351588" calcext:value-type="float">
            <text:p>26351588</text:p>
          </table:table-cell>
          <table:table-cell table:formula="of:=[.A1649]/1000/(60*60*24)" office:value-type="time" office:time-value="PT07H19M11.588S" calcext:value-type="time">
            <text:p>07:19:12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901.97" calcext:value-type="float">
            <text:p>901.97</text:p>
          </table:table-cell>
          <table:table-cell office:value-type="float" office:value="1107.58" calcext:value-type="float">
            <text:p>1107.58</text:p>
          </table:table-cell>
        </table:table-row>
        <table:table-row table:style-name="ro1">
          <table:table-cell office:value-type="float" office:value="26367588" calcext:value-type="float">
            <text:p>26367588</text:p>
          </table:table-cell>
          <table:table-cell table:formula="of:=[.A1650]/1000/(60*60*24)" office:value-type="time" office:time-value="PT07H19M27.588S" calcext:value-type="time">
            <text:p>07:19:28</text:p>
          </table:table-cell>
          <table:table-cell office:value-type="float" office:value="1.15" calcext:value-type="float">
            <text:p>1.15</text:p>
          </table:table-cell>
          <table:table-cell office:value-type="float" office:value="115.2" calcext:value-type="float">
            <text:p>115.2</text:p>
          </table:table-cell>
          <table:table-cell office:value-type="float" office:value="132.19" calcext:value-type="float">
            <text:p>132.19</text:p>
          </table:table-cell>
          <table:table-cell office:value-type="float" office:value="902.48" calcext:value-type="float">
            <text:p>902.48</text:p>
          </table:table-cell>
          <table:table-cell office:value-type="float" office:value="1108.16" calcext:value-type="float">
            <text:p>1108.16</text:p>
          </table:table-cell>
        </table:table-row>
        <table:table-row table:style-name="ro1">
          <table:table-cell office:value-type="float" office:value="26383588" calcext:value-type="float">
            <text:p>26383588</text:p>
          </table:table-cell>
          <table:table-cell table:formula="of:=[.A1651]/1000/(60*60*24)" office:value-type="time" office:time-value="PT07H19M43.588S" calcext:value-type="time">
            <text:p>07:19:4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902.99" calcext:value-type="float">
            <text:p>902.99</text:p>
          </table:table-cell>
          <table:table-cell office:value-type="float" office:value="1108.75" calcext:value-type="float">
            <text:p>1108.75</text:p>
          </table:table-cell>
        </table:table-row>
        <table:table-row table:style-name="ro1">
          <table:table-cell office:value-type="float" office:value="26399588" calcext:value-type="float">
            <text:p>26399588</text:p>
          </table:table-cell>
          <table:table-cell table:formula="of:=[.A1652]/1000/(60*60*24)" office:value-type="time" office:time-value="PT07H19M59.588S" calcext:value-type="time">
            <text:p>07:20:00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903.51" calcext:value-type="float">
            <text:p>903.51</text:p>
          </table:table-cell>
          <table:table-cell office:value-type="float" office:value="1109.33" calcext:value-type="float">
            <text:p>1109.33</text:p>
          </table:table-cell>
        </table:table-row>
        <table:table-row table:style-name="ro1">
          <table:table-cell office:value-type="float" office:value="26415588" calcext:value-type="float">
            <text:p>26415588</text:p>
          </table:table-cell>
          <table:table-cell table:formula="of:=[.A1653]/1000/(60*60*24)" office:value-type="time" office:time-value="PT07H20M15.588S" calcext:value-type="time">
            <text:p>07:20:16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904.02" calcext:value-type="float">
            <text:p>904.02</text:p>
          </table:table-cell>
          <table:table-cell office:value-type="float" office:value="1109.92" calcext:value-type="float">
            <text:p>1109.92</text:p>
          </table:table-cell>
        </table:table-row>
        <table:table-row table:style-name="ro1">
          <table:table-cell office:value-type="float" office:value="26431588" calcext:value-type="float">
            <text:p>26431588</text:p>
          </table:table-cell>
          <table:table-cell table:formula="of:=[.A1654]/1000/(60*60*24)" office:value-type="time" office:time-value="PT07H20M31.588S" calcext:value-type="time">
            <text:p>07:20:32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904.53" calcext:value-type="float">
            <text:p>904.53</text:p>
          </table:table-cell>
          <table:table-cell office:value-type="float" office:value="1110.51" calcext:value-type="float">
            <text:p>1110.51</text:p>
          </table:table-cell>
        </table:table-row>
        <table:table-row table:style-name="ro1">
          <table:table-cell office:value-type="float" office:value="26447588" calcext:value-type="float">
            <text:p>26447588</text:p>
          </table:table-cell>
          <table:table-cell table:formula="of:=[.A1655]/1000/(60*60*24)" office:value-type="time" office:time-value="PT07H20M47.588S" calcext:value-type="time">
            <text:p>07:20:4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905.04" calcext:value-type="float">
            <text:p>905.04</text:p>
          </table:table-cell>
          <table:table-cell office:value-type="float" office:value="1111.09" calcext:value-type="float">
            <text:p>1111.09</text:p>
          </table:table-cell>
        </table:table-row>
        <table:table-row table:style-name="ro1">
          <table:table-cell office:value-type="float" office:value="26463588" calcext:value-type="float">
            <text:p>26463588</text:p>
          </table:table-cell>
          <table:table-cell table:formula="of:=[.A1656]/1000/(60*60*24)" office:value-type="time" office:time-value="PT07H21M03.588S" calcext:value-type="time">
            <text:p>07:21:04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905.55" calcext:value-type="float">
            <text:p>905.55</text:p>
          </table:table-cell>
          <table:table-cell office:value-type="float" office:value="1111.68" calcext:value-type="float">
            <text:p>1111.68</text:p>
          </table:table-cell>
        </table:table-row>
        <table:table-row table:style-name="ro1">
          <table:table-cell office:value-type="float" office:value="26479588" calcext:value-type="float">
            <text:p>26479588</text:p>
          </table:table-cell>
          <table:table-cell table:formula="of:=[.A1657]/1000/(60*60*24)" office:value-type="time" office:time-value="PT07H21M19.588S" calcext:value-type="time">
            <text:p>07:21:20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906.06" calcext:value-type="float">
            <text:p>906.06</text:p>
          </table:table-cell>
          <table:table-cell office:value-type="float" office:value="1112.26" calcext:value-type="float">
            <text:p>1112.26</text:p>
          </table:table-cell>
        </table:table-row>
        <table:table-row table:style-name="ro1">
          <table:table-cell office:value-type="float" office:value="26495588" calcext:value-type="float">
            <text:p>26495588</text:p>
          </table:table-cell>
          <table:table-cell table:formula="of:=[.A1658]/1000/(60*60*24)" office:value-type="time" office:time-value="PT07H21M35.588S" calcext:value-type="time">
            <text:p>07:21:3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906.57" calcext:value-type="float">
            <text:p>906.57</text:p>
          </table:table-cell>
          <table:table-cell office:value-type="float" office:value="1112.84" calcext:value-type="float">
            <text:p>1112.84</text:p>
          </table:table-cell>
        </table:table-row>
        <table:table-row table:style-name="ro1">
          <table:table-cell office:value-type="float" office:value="26511588" calcext:value-type="float">
            <text:p>26511588</text:p>
          </table:table-cell>
          <table:table-cell table:formula="of:=[.A1659]/1000/(60*60*24)" office:value-type="time" office:time-value="PT07H21M51.588S" calcext:value-type="time">
            <text:p>07:21:52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907.09" calcext:value-type="float">
            <text:p>907.09</text:p>
          </table:table-cell>
          <table:table-cell office:value-type="float" office:value="1113.43" calcext:value-type="float">
            <text:p>1113.43</text:p>
          </table:table-cell>
        </table:table-row>
        <table:table-row table:style-name="ro1">
          <table:table-cell office:value-type="float" office:value="26527588" calcext:value-type="float">
            <text:p>26527588</text:p>
          </table:table-cell>
          <table:table-cell table:formula="of:=[.A1660]/1000/(60*60*24)" office:value-type="time" office:time-value="PT07H22M07.588S" calcext:value-type="time">
            <text:p>07:22:08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907.6" calcext:value-type="float">
            <text:p>907.6</text:p>
          </table:table-cell>
          <table:table-cell office:value-type="float" office:value="1114.01" calcext:value-type="float">
            <text:p>1114.01</text:p>
          </table:table-cell>
        </table:table-row>
        <table:table-row table:style-name="ro1">
          <table:table-cell office:value-type="float" office:value="26543588" calcext:value-type="float">
            <text:p>26543588</text:p>
          </table:table-cell>
          <table:table-cell table:formula="of:=[.A1661]/1000/(60*60*24)" office:value-type="time" office:time-value="PT07H22M23.588S" calcext:value-type="time">
            <text:p>07:22:24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908.11" calcext:value-type="float">
            <text:p>908.11</text:p>
          </table:table-cell>
          <table:table-cell office:value-type="float" office:value="1114.6" calcext:value-type="float">
            <text:p>1114.6</text:p>
          </table:table-cell>
        </table:table-row>
        <table:table-row table:style-name="ro1">
          <table:table-cell office:value-type="float" office:value="26559588" calcext:value-type="float">
            <text:p>26559588</text:p>
          </table:table-cell>
          <table:table-cell table:formula="of:=[.A1662]/1000/(60*60*24)" office:value-type="time" office:time-value="PT07H22M39.588S" calcext:value-type="time">
            <text:p>07:22:40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908.62" calcext:value-type="float">
            <text:p>908.62</text:p>
          </table:table-cell>
          <table:table-cell office:value-type="float" office:value="1115.18" calcext:value-type="float">
            <text:p>1115.18</text:p>
          </table:table-cell>
        </table:table-row>
        <table:table-row table:style-name="ro1">
          <table:table-cell office:value-type="float" office:value="26575588" calcext:value-type="float">
            <text:p>26575588</text:p>
          </table:table-cell>
          <table:table-cell table:formula="of:=[.A1663]/1000/(60*60*24)" office:value-type="time" office:time-value="PT07H22M55.588S" calcext:value-type="time">
            <text:p>07:22:56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909.13" calcext:value-type="float">
            <text:p>909.13</text:p>
          </table:table-cell>
          <table:table-cell office:value-type="float" office:value="1115.76" calcext:value-type="float">
            <text:p>1115.76</text:p>
          </table:table-cell>
        </table:table-row>
        <table:table-row table:style-name="ro1">
          <table:table-cell office:value-type="float" office:value="26591588" calcext:value-type="float">
            <text:p>26591588</text:p>
          </table:table-cell>
          <table:table-cell table:formula="of:=[.A1664]/1000/(60*60*24)" office:value-type="time" office:time-value="PT07H23M11.588S" calcext:value-type="time">
            <text:p>07:23:12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909.64" calcext:value-type="float">
            <text:p>909.64</text:p>
          </table:table-cell>
          <table:table-cell office:value-type="float" office:value="1116.34" calcext:value-type="float">
            <text:p>1116.34</text:p>
          </table:table-cell>
        </table:table-row>
        <table:table-row table:style-name="ro1">
          <table:table-cell office:value-type="float" office:value="26607588" calcext:value-type="float">
            <text:p>26607588</text:p>
          </table:table-cell>
          <table:table-cell table:formula="of:=[.A1665]/1000/(60*60*24)" office:value-type="time" office:time-value="PT07H23M27.588S" calcext:value-type="time">
            <text:p>07:23:28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910.15" calcext:value-type="float">
            <text:p>910.15</text:p>
          </table:table-cell>
          <table:table-cell office:value-type="float" office:value="1116.93" calcext:value-type="float">
            <text:p>1116.93</text:p>
          </table:table-cell>
        </table:table-row>
        <table:table-row table:style-name="ro1">
          <table:table-cell office:value-type="float" office:value="26623588" calcext:value-type="float">
            <text:p>26623588</text:p>
          </table:table-cell>
          <table:table-cell table:formula="of:=[.A1666]/1000/(60*60*24)" office:value-type="time" office:time-value="PT07H23M43.588S" calcext:value-type="time">
            <text:p>07:23:44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910.66" calcext:value-type="float">
            <text:p>910.66</text:p>
          </table:table-cell>
          <table:table-cell office:value-type="float" office:value="1117.51" calcext:value-type="float">
            <text:p>1117.51</text:p>
          </table:table-cell>
        </table:table-row>
        <table:table-row table:style-name="ro1">
          <table:table-cell office:value-type="float" office:value="26639588" calcext:value-type="float">
            <text:p>26639588</text:p>
          </table:table-cell>
          <table:table-cell table:formula="of:=[.A1667]/1000/(60*60*24)" office:value-type="time" office:time-value="PT07H23M59.588S" calcext:value-type="time">
            <text:p>07:24:0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911.17" calcext:value-type="float">
            <text:p>911.17</text:p>
          </table:table-cell>
          <table:table-cell office:value-type="float" office:value="1118.09" calcext:value-type="float">
            <text:p>1118.09</text:p>
          </table:table-cell>
        </table:table-row>
        <table:table-row table:style-name="ro1">
          <table:table-cell office:value-type="float" office:value="26655587" calcext:value-type="float">
            <text:p>26655587</text:p>
          </table:table-cell>
          <table:table-cell table:formula="of:=[.A1668]/1000/(60*60*24)" office:value-type="time" office:time-value="PT07H24M15.587S" calcext:value-type="time">
            <text:p>07:24:16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911.68" calcext:value-type="float">
            <text:p>911.68</text:p>
          </table:table-cell>
          <table:table-cell office:value-type="float" office:value="1118.67" calcext:value-type="float">
            <text:p>1118.67</text:p>
          </table:table-cell>
        </table:table-row>
        <table:table-row table:style-name="ro1">
          <table:table-cell office:value-type="float" office:value="26671588" calcext:value-type="float">
            <text:p>26671588</text:p>
          </table:table-cell>
          <table:table-cell table:formula="of:=[.A1669]/1000/(60*60*24)" office:value-type="time" office:time-value="PT07H24M31.588S" calcext:value-type="time">
            <text:p>07:24:3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912.19" calcext:value-type="float">
            <text:p>912.19</text:p>
          </table:table-cell>
          <table:table-cell office:value-type="float" office:value="1119.25" calcext:value-type="float">
            <text:p>1119.25</text:p>
          </table:table-cell>
        </table:table-row>
        <table:table-row table:style-name="ro1">
          <table:table-cell office:value-type="float" office:value="26687588" calcext:value-type="float">
            <text:p>26687588</text:p>
          </table:table-cell>
          <table:table-cell table:formula="of:=[.A1670]/1000/(60*60*24)" office:value-type="time" office:time-value="PT07H24M47.588S" calcext:value-type="time">
            <text:p>07:24:48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912.7" calcext:value-type="float">
            <text:p>912.7</text:p>
          </table:table-cell>
          <table:table-cell office:value-type="float" office:value="1119.83" calcext:value-type="float">
            <text:p>1119.83</text:p>
          </table:table-cell>
        </table:table-row>
        <table:table-row table:style-name="ro1">
          <table:table-cell office:value-type="float" office:value="26703588" calcext:value-type="float">
            <text:p>26703588</text:p>
          </table:table-cell>
          <table:table-cell table:formula="of:=[.A1671]/1000/(60*60*24)" office:value-type="time" office:time-value="PT07H25M03.588S" calcext:value-type="time">
            <text:p>07:25:04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913.21" calcext:value-type="float">
            <text:p>913.21</text:p>
          </table:table-cell>
          <table:table-cell office:value-type="float" office:value="1120.41" calcext:value-type="float">
            <text:p>1120.41</text:p>
          </table:table-cell>
        </table:table-row>
        <table:table-row table:style-name="ro1">
          <table:table-cell office:value-type="float" office:value="26719588" calcext:value-type="float">
            <text:p>26719588</text:p>
          </table:table-cell>
          <table:table-cell table:formula="of:=[.A1672]/1000/(60*60*24)" office:value-type="time" office:time-value="PT07H25M19.588S" calcext:value-type="time">
            <text:p>07:25:20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913.72" calcext:value-type="float">
            <text:p>913.72</text:p>
          </table:table-cell>
          <table:table-cell office:value-type="float" office:value="1120.99" calcext:value-type="float">
            <text:p>1120.99</text:p>
          </table:table-cell>
        </table:table-row>
        <table:table-row table:style-name="ro1">
          <table:table-cell office:value-type="float" office:value="26735588" calcext:value-type="float">
            <text:p>26735588</text:p>
          </table:table-cell>
          <table:table-cell table:formula="of:=[.A1673]/1000/(60*60*24)" office:value-type="time" office:time-value="PT07H25M35.588S" calcext:value-type="time">
            <text:p>07:25:36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914.23" calcext:value-type="float">
            <text:p>914.23</text:p>
          </table:table-cell>
          <table:table-cell office:value-type="float" office:value="1121.57" calcext:value-type="float">
            <text:p>1121.57</text:p>
          </table:table-cell>
        </table:table-row>
        <table:table-row table:style-name="ro1">
          <table:table-cell office:value-type="float" office:value="26751588" calcext:value-type="float">
            <text:p>26751588</text:p>
          </table:table-cell>
          <table:table-cell table:formula="of:=[.A1674]/1000/(60*60*24)" office:value-type="time" office:time-value="PT07H25M51.588S" calcext:value-type="time">
            <text:p>07:25:52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914.74" calcext:value-type="float">
            <text:p>914.74</text:p>
          </table:table-cell>
          <table:table-cell office:value-type="float" office:value="1122.15" calcext:value-type="float">
            <text:p>1122.15</text:p>
          </table:table-cell>
        </table:table-row>
        <table:table-row table:style-name="ro1">
          <table:table-cell office:value-type="float" office:value="26767588" calcext:value-type="float">
            <text:p>26767588</text:p>
          </table:table-cell>
          <table:table-cell table:formula="of:=[.A1675]/1000/(60*60*24)" office:value-type="time" office:time-value="PT07H26M07.588S" calcext:value-type="time">
            <text:p>07:26:08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915.25" calcext:value-type="float">
            <text:p>915.25</text:p>
          </table:table-cell>
          <table:table-cell office:value-type="float" office:value="1122.73" calcext:value-type="float">
            <text:p>1122.73</text:p>
          </table:table-cell>
        </table:table-row>
        <table:table-row table:style-name="ro1">
          <table:table-cell office:value-type="float" office:value="26783588" calcext:value-type="float">
            <text:p>26783588</text:p>
          </table:table-cell>
          <table:table-cell table:formula="of:=[.A1676]/1000/(60*60*24)" office:value-type="time" office:time-value="PT07H26M23.588S" calcext:value-type="time">
            <text:p>07:26:24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915.75" calcext:value-type="float">
            <text:p>915.75</text:p>
          </table:table-cell>
          <table:table-cell office:value-type="float" office:value="1123.31" calcext:value-type="float">
            <text:p>1123.31</text:p>
          </table:table-cell>
        </table:table-row>
        <table:table-row table:style-name="ro1">
          <table:table-cell office:value-type="float" office:value="26799588" calcext:value-type="float">
            <text:p>26799588</text:p>
          </table:table-cell>
          <table:table-cell table:formula="of:=[.A1677]/1000/(60*60*24)" office:value-type="time" office:time-value="PT07H26M39.588S" calcext:value-type="time">
            <text:p>07:26:40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916.26" calcext:value-type="float">
            <text:p>916.26</text:p>
          </table:table-cell>
          <table:table-cell office:value-type="float" office:value="1123.89" calcext:value-type="float">
            <text:p>1123.89</text:p>
          </table:table-cell>
        </table:table-row>
        <table:table-row table:style-name="ro1">
          <table:table-cell office:value-type="float" office:value="26815588" calcext:value-type="float">
            <text:p>26815588</text:p>
          </table:table-cell>
          <table:table-cell table:formula="of:=[.A1678]/1000/(60*60*24)" office:value-type="time" office:time-value="PT07H26M55.588S" calcext:value-type="time">
            <text:p>07:26:56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916.77" calcext:value-type="float">
            <text:p>916.77</text:p>
          </table:table-cell>
          <table:table-cell office:value-type="float" office:value="1124.46" calcext:value-type="float">
            <text:p>1124.46</text:p>
          </table:table-cell>
        </table:table-row>
        <table:table-row table:style-name="ro1">
          <table:table-cell office:value-type="float" office:value="26831588" calcext:value-type="float">
            <text:p>26831588</text:p>
          </table:table-cell>
          <table:table-cell table:formula="of:=[.A1679]/1000/(60*60*24)" office:value-type="time" office:time-value="PT07H27M11.588S" calcext:value-type="time">
            <text:p>07:27:1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917.28" calcext:value-type="float">
            <text:p>917.28</text:p>
          </table:table-cell>
          <table:table-cell office:value-type="float" office:value="1125.04" calcext:value-type="float">
            <text:p>1125.04</text:p>
          </table:table-cell>
        </table:table-row>
        <table:table-row table:style-name="ro1">
          <table:table-cell office:value-type="float" office:value="26847588" calcext:value-type="float">
            <text:p>26847588</text:p>
          </table:table-cell>
          <table:table-cell table:formula="of:=[.A1680]/1000/(60*60*24)" office:value-type="time" office:time-value="PT07H27M27.588S" calcext:value-type="time">
            <text:p>07:27:28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917.79" calcext:value-type="float">
            <text:p>917.79</text:p>
          </table:table-cell>
          <table:table-cell office:value-type="float" office:value="1125.62" calcext:value-type="float">
            <text:p>1125.62</text:p>
          </table:table-cell>
        </table:table-row>
        <table:table-row table:style-name="ro1">
          <table:table-cell office:value-type="float" office:value="26863588" calcext:value-type="float">
            <text:p>26863588</text:p>
          </table:table-cell>
          <table:table-cell table:formula="of:=[.A1681]/1000/(60*60*24)" office:value-type="time" office:time-value="PT07H27M43.588S" calcext:value-type="time">
            <text:p>07:27:44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918.3" calcext:value-type="float">
            <text:p>918.3</text:p>
          </table:table-cell>
          <table:table-cell office:value-type="float" office:value="1126.2" calcext:value-type="float">
            <text:p>1126.2</text:p>
          </table:table-cell>
        </table:table-row>
        <table:table-row table:style-name="ro1">
          <table:table-cell office:value-type="float" office:value="26879588" calcext:value-type="float">
            <text:p>26879588</text:p>
          </table:table-cell>
          <table:table-cell table:formula="of:=[.A1682]/1000/(60*60*24)" office:value-type="time" office:time-value="PT07H27M59.588S" calcext:value-type="time">
            <text:p>07:28:00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918.81" calcext:value-type="float">
            <text:p>918.81</text:p>
          </table:table-cell>
          <table:table-cell office:value-type="float" office:value="1126.77" calcext:value-type="float">
            <text:p>1126.77</text:p>
          </table:table-cell>
        </table:table-row>
        <table:table-row table:style-name="ro1">
          <table:table-cell office:value-type="float" office:value="26895587" calcext:value-type="float">
            <text:p>26895587</text:p>
          </table:table-cell>
          <table:table-cell table:formula="of:=[.A1683]/1000/(60*60*24)" office:value-type="time" office:time-value="PT07H28M15.587S" calcext:value-type="time">
            <text:p>07:28:16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919.31" calcext:value-type="float">
            <text:p>919.31</text:p>
          </table:table-cell>
          <table:table-cell office:value-type="float" office:value="1127.35" calcext:value-type="float">
            <text:p>1127.35</text:p>
          </table:table-cell>
        </table:table-row>
        <table:table-row table:style-name="ro1">
          <table:table-cell office:value-type="float" office:value="26911588" calcext:value-type="float">
            <text:p>26911588</text:p>
          </table:table-cell>
          <table:table-cell table:formula="of:=[.A1684]/1000/(60*60*24)" office:value-type="time" office:time-value="PT07H28M31.588S" calcext:value-type="time">
            <text:p>07:28:32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7" calcext:value-type="float">
            <text:p>129.67</text:p>
          </table:table-cell>
          <table:table-cell office:value-type="float" office:value="919.82" calcext:value-type="float">
            <text:p>919.82</text:p>
          </table:table-cell>
          <table:table-cell office:value-type="float" office:value="1127.93" calcext:value-type="float">
            <text:p>1127.93</text:p>
          </table:table-cell>
        </table:table-row>
        <table:table-row table:style-name="ro1">
          <table:table-cell office:value-type="float" office:value="26927588" calcext:value-type="float">
            <text:p>26927588</text:p>
          </table:table-cell>
          <table:table-cell table:formula="of:=[.A1685]/1000/(60*60*24)" office:value-type="time" office:time-value="PT07H28M47.588S" calcext:value-type="time">
            <text:p>07:28:48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920.33" calcext:value-type="float">
            <text:p>920.33</text:p>
          </table:table-cell>
          <table:table-cell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26943588" calcext:value-type="float">
            <text:p>26943588</text:p>
          </table:table-cell>
          <table:table-cell table:formula="of:=[.A1686]/1000/(60*60*24)" office:value-type="time" office:time-value="PT07H29M03.588S" calcext:value-type="time">
            <text:p>07:29:04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920.84" calcext:value-type="float">
            <text:p>920.84</text:p>
          </table:table-cell>
          <table:table-cell office:value-type="float" office:value="1129.08" calcext:value-type="float">
            <text:p>1129.08</text:p>
          </table:table-cell>
        </table:table-row>
        <table:table-row table:style-name="ro1">
          <table:table-cell office:value-type="float" office:value="26959588" calcext:value-type="float">
            <text:p>26959588</text:p>
          </table:table-cell>
          <table:table-cell table:formula="of:=[.A1687]/1000/(60*60*24)" office:value-type="time" office:time-value="PT07H29M19.588S" calcext:value-type="time">
            <text:p>07:29:20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921.34" calcext:value-type="float">
            <text:p>921.34</text:p>
          </table:table-cell>
          <table:table-cell office:value-type="float" office:value="1129.66" calcext:value-type="float">
            <text:p>1129.66</text:p>
          </table:table-cell>
        </table:table-row>
        <table:table-row table:style-name="ro1">
          <table:table-cell office:value-type="float" office:value="26975588" calcext:value-type="float">
            <text:p>26975588</text:p>
          </table:table-cell>
          <table:table-cell table:formula="of:=[.A1688]/1000/(60*60*24)" office:value-type="time" office:time-value="PT07H29M35.588S" calcext:value-type="time">
            <text:p>07:29:36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921.85" calcext:value-type="float">
            <text:p>921.85</text:p>
          </table:table-cell>
          <table:table-cell office:value-type="float" office:value="1130.23" calcext:value-type="float">
            <text:p>1130.23</text:p>
          </table:table-cell>
        </table:table-row>
        <table:table-row table:style-name="ro1">
          <table:table-cell office:value-type="float" office:value="26991588" calcext:value-type="float">
            <text:p>26991588</text:p>
          </table:table-cell>
          <table:table-cell table:formula="of:=[.A1689]/1000/(60*60*24)" office:value-type="time" office:time-value="PT07H29M51.588S" calcext:value-type="time">
            <text:p>07:29:52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922.36" calcext:value-type="float">
            <text:p>922.36</text:p>
          </table:table-cell>
          <table:table-cell office:value-type="float" office:value="1130.81" calcext:value-type="float">
            <text:p>1130.81</text:p>
          </table:table-cell>
        </table:table-row>
        <table:table-row table:style-name="ro1">
          <table:table-cell office:value-type="float" office:value="27007588" calcext:value-type="float">
            <text:p>27007588</text:p>
          </table:table-cell>
          <table:table-cell table:formula="of:=[.A1690]/1000/(60*60*24)" office:value-type="time" office:time-value="PT07H30M07.588S" calcext:value-type="time">
            <text:p>07:30:08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22.87" calcext:value-type="float">
            <text:p>922.87</text:p>
          </table:table-cell>
          <table:table-cell office:value-type="float" office:value="1131.38" calcext:value-type="float">
            <text:p>1131.38</text:p>
          </table:table-cell>
        </table:table-row>
        <table:table-row table:style-name="ro1">
          <table:table-cell office:value-type="float" office:value="27023588" calcext:value-type="float">
            <text:p>27023588</text:p>
          </table:table-cell>
          <table:table-cell table:formula="of:=[.A1691]/1000/(60*60*24)" office:value-type="time" office:time-value="PT07H30M23.588S" calcext:value-type="time">
            <text:p>07:30:24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23.37" calcext:value-type="float">
            <text:p>923.37</text:p>
          </table:table-cell>
          <table:table-cell office:value-type="float" office:value="1131.96" calcext:value-type="float">
            <text:p>1131.96</text:p>
          </table:table-cell>
        </table:table-row>
        <table:table-row table:style-name="ro1">
          <table:table-cell office:value-type="float" office:value="27039588" calcext:value-type="float">
            <text:p>27039588</text:p>
          </table:table-cell>
          <table:table-cell table:formula="of:=[.A1692]/1000/(60*60*24)" office:value-type="time" office:time-value="PT07H30M39.588S" calcext:value-type="time">
            <text:p>07:30:40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23.88" calcext:value-type="float">
            <text:p>923.88</text:p>
          </table:table-cell>
          <table:table-cell office:value-type="float" office:value="1132.53" calcext:value-type="float">
            <text:p>1132.53</text:p>
          </table:table-cell>
        </table:table-row>
        <table:table-row table:style-name="ro1">
          <table:table-cell office:value-type="float" office:value="27055588" calcext:value-type="float">
            <text:p>27055588</text:p>
          </table:table-cell>
          <table:table-cell table:formula="of:=[.A1693]/1000/(60*60*24)" office:value-type="time" office:time-value="PT07H30M55.588S" calcext:value-type="time">
            <text:p>07:30:56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924.39" calcext:value-type="float">
            <text:p>924.39</text:p>
          </table:table-cell>
          <table:table-cell office:value-type="float" office:value="1133.1" calcext:value-type="float">
            <text:p>1133.1</text:p>
          </table:table-cell>
        </table:table-row>
        <table:table-row table:style-name="ro1">
          <table:table-cell office:value-type="float" office:value="27071588" calcext:value-type="float">
            <text:p>27071588</text:p>
          </table:table-cell>
          <table:table-cell table:formula="of:=[.A1694]/1000/(60*60*24)" office:value-type="time" office:time-value="PT07H31M11.588S" calcext:value-type="time">
            <text:p>07:31:12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24.89" calcext:value-type="float">
            <text:p>924.89</text:p>
          </table:table-cell>
          <table:table-cell office:value-type="float" office:value="1133.68" calcext:value-type="float">
            <text:p>1133.68</text:p>
          </table:table-cell>
        </table:table-row>
        <table:table-row table:style-name="ro1">
          <table:table-cell office:value-type="float" office:value="27087588" calcext:value-type="float">
            <text:p>27087588</text:p>
          </table:table-cell>
          <table:table-cell table:formula="of:=[.A1695]/1000/(60*60*24)" office:value-type="time" office:time-value="PT07H31M27.588S" calcext:value-type="time">
            <text:p>07:31:28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925.4" calcext:value-type="float">
            <text:p>925.4</text:p>
          </table:table-cell>
          <table:table-cell office:value-type="float" office:value="1134.25" calcext:value-type="float">
            <text:p>1134.25</text:p>
          </table:table-cell>
        </table:table-row>
        <table:table-row table:style-name="ro1">
          <table:table-cell office:value-type="float" office:value="27103588" calcext:value-type="float">
            <text:p>27103588</text:p>
          </table:table-cell>
          <table:table-cell table:formula="of:=[.A1696]/1000/(60*60*24)" office:value-type="time" office:time-value="PT07H31M43.588S" calcext:value-type="time">
            <text:p>07:31:44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925.9" calcext:value-type="float">
            <text:p>925.9</text:p>
          </table:table-cell>
          <table:table-cell office:value-type="float" office:value="1134.82" calcext:value-type="float">
            <text:p>1134.82</text:p>
          </table:table-cell>
        </table:table-row>
        <table:table-row table:style-name="ro1">
          <table:table-cell office:value-type="float" office:value="27119588" calcext:value-type="float">
            <text:p>27119588</text:p>
          </table:table-cell>
          <table:table-cell table:formula="of:=[.A1697]/1000/(60*60*24)" office:value-type="time" office:time-value="PT07H31M59.588S" calcext:value-type="time">
            <text:p>07:32:00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926.41" calcext:value-type="float">
            <text:p>926.41</text:p>
          </table:table-cell>
          <table:table-cell office:value-type="float" office:value="1135.39" calcext:value-type="float">
            <text:p>1135.39</text:p>
          </table:table-cell>
        </table:table-row>
        <table:table-row table:style-name="ro1">
          <table:table-cell office:value-type="float" office:value="27135588" calcext:value-type="float">
            <text:p>27135588</text:p>
          </table:table-cell>
          <table:table-cell table:formula="of:=[.A1698]/1000/(60*60*24)" office:value-type="time" office:time-value="PT07H32M15.588S" calcext:value-type="time">
            <text:p>07:32:16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926.92" calcext:value-type="float">
            <text:p>926.92</text:p>
          </table:table-cell>
          <table:table-cell office:value-type="float" office:value="1135.97" calcext:value-type="float">
            <text:p>1135.97</text:p>
          </table:table-cell>
        </table:table-row>
        <table:table-row table:style-name="ro1">
          <table:table-cell office:value-type="float" office:value="27151588" calcext:value-type="float">
            <text:p>27151588</text:p>
          </table:table-cell>
          <table:table-cell table:formula="of:=[.A1699]/1000/(60*60*24)" office:value-type="time" office:time-value="PT07H32M31.588S" calcext:value-type="time">
            <text:p>07:32:32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927.42" calcext:value-type="float">
            <text:p>927.42</text:p>
          </table:table-cell>
          <table:table-cell office:value-type="float" office:value="1136.54" calcext:value-type="float">
            <text:p>1136.54</text:p>
          </table:table-cell>
        </table:table-row>
        <table:table-row table:style-name="ro1">
          <table:table-cell office:value-type="float" office:value="27167588" calcext:value-type="float">
            <text:p>27167588</text:p>
          </table:table-cell>
          <table:table-cell table:formula="of:=[.A1700]/1000/(60*60*24)" office:value-type="time" office:time-value="PT07H32M47.588S" calcext:value-type="time">
            <text:p>07:32:48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927.93" calcext:value-type="float">
            <text:p>927.93</text:p>
          </table:table-cell>
          <table:table-cell office:value-type="float" office:value="1137.11" calcext:value-type="float">
            <text:p>1137.11</text:p>
          </table:table-cell>
        </table:table-row>
        <table:table-row table:style-name="ro1">
          <table:table-cell office:value-type="float" office:value="27183588" calcext:value-type="float">
            <text:p>27183588</text:p>
          </table:table-cell>
          <table:table-cell table:formula="of:=[.A1701]/1000/(60*60*24)" office:value-type="time" office:time-value="PT07H33M03.588S" calcext:value-type="time">
            <text:p>07:33:04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928.43" calcext:value-type="float">
            <text:p>928.43</text:p>
          </table:table-cell>
          <table:table-cell office:value-type="float" office:value="1137.68" calcext:value-type="float">
            <text:p>1137.68</text:p>
          </table:table-cell>
        </table:table-row>
        <table:table-row table:style-name="ro1">
          <table:table-cell office:value-type="float" office:value="27199588" calcext:value-type="float">
            <text:p>27199588</text:p>
          </table:table-cell>
          <table:table-cell table:formula="of:=[.A1702]/1000/(60*60*24)" office:value-type="time" office:time-value="PT07H33M19.588S" calcext:value-type="time">
            <text:p>07:33:20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52" calcext:value-type="float">
            <text:p>128.52</text:p>
          </table:table-cell>
          <table:table-cell office:value-type="float" office:value="928.94" calcext:value-type="float">
            <text:p>928.94</text:p>
          </table:table-cell>
          <table:table-cell office:value-type="float" office:value="1138.25" calcext:value-type="float">
            <text:p>1138.25</text:p>
          </table:table-cell>
        </table:table-row>
        <table:table-row table:style-name="ro1">
          <table:table-cell office:value-type="float" office:value="27215588" calcext:value-type="float">
            <text:p>27215588</text:p>
          </table:table-cell>
          <table:table-cell table:formula="of:=[.A1703]/1000/(60*60*24)" office:value-type="time" office:time-value="PT07H33M35.588S" calcext:value-type="time">
            <text:p>07:33:36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929.44" calcext:value-type="float">
            <text:p>929.44</text:p>
          </table:table-cell>
          <table:table-cell office:value-type="float" office:value="1138.82" calcext:value-type="float">
            <text:p>1138.82</text:p>
          </table:table-cell>
        </table:table-row>
        <table:table-row table:style-name="ro1">
          <table:table-cell office:value-type="float" office:value="27231588" calcext:value-type="float">
            <text:p>27231588</text:p>
          </table:table-cell>
          <table:table-cell table:formula="of:=[.A1704]/1000/(60*60*24)" office:value-type="time" office:time-value="PT07H33M51.588S" calcext:value-type="time">
            <text:p>07:33:52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929.95" calcext:value-type="float">
            <text:p>929.95</text:p>
          </table:table-cell>
          <table:table-cell office:value-type="float" office:value="1139.39" calcext:value-type="float">
            <text:p>1139.39</text:p>
          </table:table-cell>
        </table:table-row>
        <table:table-row table:style-name="ro1">
          <table:table-cell office:value-type="float" office:value="27247588" calcext:value-type="float">
            <text:p>27247588</text:p>
          </table:table-cell>
          <table:table-cell table:formula="of:=[.A1705]/1000/(60*60*24)" office:value-type="time" office:time-value="PT07H34M07.588S" calcext:value-type="time">
            <text:p>07:34:08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930.45" calcext:value-type="float">
            <text:p>930.45</text:p>
          </table:table-cell>
          <table:table-cell office:value-type="float" office:value="1139.95" calcext:value-type="float">
            <text:p>1139.95</text:p>
          </table:table-cell>
        </table:table-row>
        <table:table-row table:style-name="ro1">
          <table:table-cell office:value-type="float" office:value="27263588" calcext:value-type="float">
            <text:p>27263588</text:p>
          </table:table-cell>
          <table:table-cell table:formula="of:=[.A1706]/1000/(60*60*24)" office:value-type="time" office:time-value="PT07H34M23.588S" calcext:value-type="time">
            <text:p>07:34:24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930.96" calcext:value-type="float">
            <text:p>930.96</text:p>
          </table:table-cell>
          <table:table-cell office:value-type="float" office:value="1140.52" calcext:value-type="float">
            <text:p>1140.52</text:p>
          </table:table-cell>
        </table:table-row>
        <table:table-row table:style-name="ro1">
          <table:table-cell office:value-type="float" office:value="27279588" calcext:value-type="float">
            <text:p>27279588</text:p>
          </table:table-cell>
          <table:table-cell table:formula="of:=[.A1707]/1000/(60*60*24)" office:value-type="time" office:time-value="PT07H34M39.588S" calcext:value-type="time">
            <text:p>07:34:40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931.46" calcext:value-type="float">
            <text:p>931.46</text:p>
          </table:table-cell>
          <table:table-cell office:value-type="float" office:value="1141.09" calcext:value-type="float">
            <text:p>1141.09</text:p>
          </table:table-cell>
        </table:table-row>
        <table:table-row table:style-name="ro1">
          <table:table-cell office:value-type="float" office:value="27295588" calcext:value-type="float">
            <text:p>27295588</text:p>
          </table:table-cell>
          <table:table-cell table:formula="of:=[.A1708]/1000/(60*60*24)" office:value-type="time" office:time-value="PT07H34M55.588S" calcext:value-type="time">
            <text:p>07:34:56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931.96" calcext:value-type="float">
            <text:p>931.96</text:p>
          </table:table-cell>
          <table:table-cell office:value-type="float" office:value="1141.66" calcext:value-type="float">
            <text:p>1141.66</text:p>
          </table:table-cell>
        </table:table-row>
        <table:table-row table:style-name="ro1">
          <table:table-cell office:value-type="float" office:value="27311588" calcext:value-type="float">
            <text:p>27311588</text:p>
          </table:table-cell>
          <table:table-cell table:formula="of:=[.A1709]/1000/(60*60*24)" office:value-type="time" office:time-value="PT07H35M11.588S" calcext:value-type="time">
            <text:p>07:35:12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932.47" calcext:value-type="float">
            <text:p>932.47</text:p>
          </table:table-cell>
          <table:table-cell office:value-type="float" office:value="1142.23" calcext:value-type="float">
            <text:p>1142.23</text:p>
          </table:table-cell>
        </table:table-row>
        <table:table-row table:style-name="ro1">
          <table:table-cell office:value-type="float" office:value="27327588" calcext:value-type="float">
            <text:p>27327588</text:p>
          </table:table-cell>
          <table:table-cell table:formula="of:=[.A1710]/1000/(60*60*24)" office:value-type="time" office:time-value="PT07H35M27.588S" calcext:value-type="time">
            <text:p>07:35:28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932.97" calcext:value-type="float">
            <text:p>932.97</text:p>
          </table:table-cell>
          <table:table-cell office:value-type="float" office:value="1142.8" calcext:value-type="float">
            <text:p>1142.8</text:p>
          </table:table-cell>
        </table:table-row>
        <table:table-row table:style-name="ro1">
          <table:table-cell office:value-type="float" office:value="27343588" calcext:value-type="float">
            <text:p>27343588</text:p>
          </table:table-cell>
          <table:table-cell table:formula="of:=[.A1711]/1000/(60*60*24)" office:value-type="time" office:time-value="PT07H35M43.588S" calcext:value-type="time">
            <text:p>07:35:44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933.48" calcext:value-type="float">
            <text:p>933.48</text:p>
          </table:table-cell>
          <table:table-cell office:value-type="float" office:value="1143.36" calcext:value-type="float">
            <text:p>1143.36</text:p>
          </table:table-cell>
        </table:table-row>
        <table:table-row table:style-name="ro1">
          <table:table-cell office:value-type="float" office:value="27359588" calcext:value-type="float">
            <text:p>27359588</text:p>
          </table:table-cell>
          <table:table-cell table:formula="of:=[.A1712]/1000/(60*60*24)" office:value-type="time" office:time-value="PT07H35M59.588S" calcext:value-type="time">
            <text:p>07:36:00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933.98" calcext:value-type="float">
            <text:p>933.98</text:p>
          </table:table-cell>
          <table:table-cell office:value-type="float" office:value="1143.93" calcext:value-type="float">
            <text:p>1143.93</text:p>
          </table:table-cell>
        </table:table-row>
        <table:table-row table:style-name="ro1">
          <table:table-cell office:value-type="float" office:value="27375588" calcext:value-type="float">
            <text:p>27375588</text:p>
          </table:table-cell>
          <table:table-cell table:formula="of:=[.A1713]/1000/(60*60*24)" office:value-type="time" office:time-value="PT07H36M15.588S" calcext:value-type="time">
            <text:p>07:36:16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934.48" calcext:value-type="float">
            <text:p>934.48</text:p>
          </table:table-cell>
          <table:table-cell office:value-type="float" office:value="1144.5" calcext:value-type="float">
            <text:p>1144.5</text:p>
          </table:table-cell>
        </table:table-row>
        <table:table-row table:style-name="ro1">
          <table:table-cell office:value-type="float" office:value="27391588" calcext:value-type="float">
            <text:p>27391588</text:p>
          </table:table-cell>
          <table:table-cell table:formula="of:=[.A1714]/1000/(60*60*24)" office:value-type="time" office:time-value="PT07H36M31.588S" calcext:value-type="time">
            <text:p>07:36:32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934.99" calcext:value-type="float">
            <text:p>934.99</text:p>
          </table:table-cell>
          <table:table-cell office:value-type="float" office:value="1145.06" calcext:value-type="float">
            <text:p>1145.06</text:p>
          </table:table-cell>
        </table:table-row>
        <table:table-row table:style-name="ro1">
          <table:table-cell office:value-type="float" office:value="27407588" calcext:value-type="float">
            <text:p>27407588</text:p>
          </table:table-cell>
          <table:table-cell table:formula="of:=[.A1715]/1000/(60*60*24)" office:value-type="time" office:time-value="PT07H36M47.588S" calcext:value-type="time">
            <text:p>07:36:48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935.49" calcext:value-type="float">
            <text:p>935.49</text:p>
          </table:table-cell>
          <table:table-cell office:value-type="float" office:value="1145.63" calcext:value-type="float">
            <text:p>1145.63</text:p>
          </table:table-cell>
        </table:table-row>
        <table:table-row table:style-name="ro1">
          <table:table-cell office:value-type="float" office:value="27423588" calcext:value-type="float">
            <text:p>27423588</text:p>
          </table:table-cell>
          <table:table-cell table:formula="of:=[.A1716]/1000/(60*60*24)" office:value-type="time" office:time-value="PT07H37M03.588S" calcext:value-type="time">
            <text:p>07:37:04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935.99" calcext:value-type="float">
            <text:p>935.99</text:p>
          </table:table-cell>
          <table:table-cell office:value-type="float" office:value="1146.19" calcext:value-type="float">
            <text:p>1146.19</text:p>
          </table:table-cell>
        </table:table-row>
        <table:table-row table:style-name="ro1">
          <table:table-cell office:value-type="float" office:value="27439588" calcext:value-type="float">
            <text:p>27439588</text:p>
          </table:table-cell>
          <table:table-cell table:formula="of:=[.A1717]/1000/(60*60*24)" office:value-type="time" office:time-value="PT07H37M19.588S" calcext:value-type="time">
            <text:p>07:37:20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936.49" calcext:value-type="float">
            <text:p>936.49</text:p>
          </table:table-cell>
          <table:table-cell office:value-type="float" office:value="1146.76" calcext:value-type="float">
            <text:p>1146.76</text:p>
          </table:table-cell>
        </table:table-row>
        <table:table-row table:style-name="ro1">
          <table:table-cell office:value-type="float" office:value="27455588" calcext:value-type="float">
            <text:p>27455588</text:p>
          </table:table-cell>
          <table:table-cell table:formula="of:=[.A1718]/1000/(60*60*24)" office:value-type="time" office:time-value="PT07H37M35.588S" calcext:value-type="time">
            <text:p>07:37:36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937" calcext:value-type="float">
            <text:p>937</text:p>
          </table:table-cell>
          <table:table-cell office:value-type="float" office:value="1147.32" calcext:value-type="float">
            <text:p>1147.32</text:p>
          </table:table-cell>
        </table:table-row>
        <table:table-row table:style-name="ro1">
          <table:table-cell office:value-type="float" office:value="27471588" calcext:value-type="float">
            <text:p>27471588</text:p>
          </table:table-cell>
          <table:table-cell table:formula="of:=[.A1719]/1000/(60*60*24)" office:value-type="time" office:time-value="PT07H37M51.588S" calcext:value-type="time">
            <text:p>07:37:52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937.5" calcext:value-type="float">
            <text:p>937.5</text:p>
          </table:table-cell>
          <table:table-cell office:value-type="float" office:value="1147.88" calcext:value-type="float">
            <text:p>1147.88</text:p>
          </table:table-cell>
        </table:table-row>
        <table:table-row table:style-name="ro1">
          <table:table-cell office:value-type="float" office:value="27487588" calcext:value-type="float">
            <text:p>27487588</text:p>
          </table:table-cell>
          <table:table-cell table:formula="of:=[.A1720]/1000/(60*60*24)" office:value-type="time" office:time-value="PT07H38M07.588S" calcext:value-type="time">
            <text:p>07:38:08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938" calcext:value-type="float">
            <text:p>938</text:p>
          </table:table-cell>
          <table:table-cell office:value-type="float" office:value="1148.45" calcext:value-type="float">
            <text:p>1148.45</text:p>
          </table:table-cell>
        </table:table-row>
        <table:table-row table:style-name="ro1">
          <table:table-cell office:value-type="float" office:value="27503588" calcext:value-type="float">
            <text:p>27503588</text:p>
          </table:table-cell>
          <table:table-cell table:formula="of:=[.A1721]/1000/(60*60*24)" office:value-type="time" office:time-value="PT07H38M23.588S" calcext:value-type="time">
            <text:p>07:38:24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938.5" calcext:value-type="float">
            <text:p>938.5</text:p>
          </table:table-cell>
          <table:table-cell office:value-type="float" office:value="1149.01" calcext:value-type="float">
            <text:p>1149.01</text:p>
          </table:table-cell>
        </table:table-row>
        <table:table-row table:style-name="ro1">
          <table:table-cell office:value-type="float" office:value="27519588" calcext:value-type="float">
            <text:p>27519588</text:p>
          </table:table-cell>
          <table:table-cell table:formula="of:=[.A1722]/1000/(60*60*24)" office:value-type="time" office:time-value="PT07H38M39.588S" calcext:value-type="time">
            <text:p>07:38:40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939.01" calcext:value-type="float">
            <text:p>939.01</text:p>
          </table:table-cell>
          <table:table-cell office:value-type="float" office:value="1149.58" calcext:value-type="float">
            <text:p>1149.58</text:p>
          </table:table-cell>
        </table:table-row>
        <table:table-row table:style-name="ro1">
          <table:table-cell office:value-type="float" office:value="27535588" calcext:value-type="float">
            <text:p>27535588</text:p>
          </table:table-cell>
          <table:table-cell table:formula="of:=[.A1723]/1000/(60*60*24)" office:value-type="time" office:time-value="PT07H38M55.588S" calcext:value-type="time">
            <text:p>07:38:56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939.51" calcext:value-type="float">
            <text:p>939.51</text:p>
          </table:table-cell>
          <table:table-cell office:value-type="float" office:value="1150.14" calcext:value-type="float">
            <text:p>1150.14</text:p>
          </table:table-cell>
        </table:table-row>
        <table:table-row table:style-name="ro1">
          <table:table-cell office:value-type="float" office:value="27551588" calcext:value-type="float">
            <text:p>27551588</text:p>
          </table:table-cell>
          <table:table-cell table:formula="of:=[.A1724]/1000/(60*60*24)" office:value-type="time" office:time-value="PT07H39M11.588S" calcext:value-type="time">
            <text:p>07:39:12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940.01" calcext:value-type="float">
            <text:p>940.01</text:p>
          </table:table-cell>
          <table:table-cell office:value-type="float" office:value="1150.7" calcext:value-type="float">
            <text:p>1150.7</text:p>
          </table:table-cell>
        </table:table-row>
        <table:table-row table:style-name="ro1">
          <table:table-cell office:value-type="float" office:value="27567588" calcext:value-type="float">
            <text:p>27567588</text:p>
          </table:table-cell>
          <table:table-cell table:formula="of:=[.A1725]/1000/(60*60*24)" office:value-type="time" office:time-value="PT07H39M27.588S" calcext:value-type="time">
            <text:p>07:39:28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940.51" calcext:value-type="float">
            <text:p>940.51</text:p>
          </table:table-cell>
          <table:table-cell office:value-type="float" office:value="1151.26" calcext:value-type="float">
            <text:p>1151.26</text:p>
          </table:table-cell>
        </table:table-row>
        <table:table-row table:style-name="ro1">
          <table:table-cell office:value-type="float" office:value="27583588" calcext:value-type="float">
            <text:p>27583588</text:p>
          </table:table-cell>
          <table:table-cell table:formula="of:=[.A1726]/1000/(60*60*24)" office:value-type="time" office:time-value="PT07H39M43.588S" calcext:value-type="time">
            <text:p>07:39:44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941.01" calcext:value-type="float">
            <text:p>941.01</text:p>
          </table:table-cell>
          <table:table-cell office:value-type="float" office:value="1151.82" calcext:value-type="float">
            <text:p>1151.82</text:p>
          </table:table-cell>
        </table:table-row>
        <table:table-row table:style-name="ro1">
          <table:table-cell office:value-type="float" office:value="27599588" calcext:value-type="float">
            <text:p>27599588</text:p>
          </table:table-cell>
          <table:table-cell table:formula="of:=[.A1727]/1000/(60*60*24)" office:value-type="time" office:time-value="PT07H39M59.588S" calcext:value-type="time">
            <text:p>07:40:00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941.51" calcext:value-type="float">
            <text:p>941.51</text:p>
          </table:table-cell>
          <table:table-cell office:value-type="float" office:value="1152.38" calcext:value-type="float">
            <text:p>1152.38</text:p>
          </table:table-cell>
        </table:table-row>
        <table:table-row table:style-name="ro1">
          <table:table-cell office:value-type="float" office:value="27615588" calcext:value-type="float">
            <text:p>27615588</text:p>
          </table:table-cell>
          <table:table-cell table:formula="of:=[.A1728]/1000/(60*60*24)" office:value-type="time" office:time-value="PT07H40M15.588S" calcext:value-type="time">
            <text:p>07:40:16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942.01" calcext:value-type="float">
            <text:p>942.01</text:p>
          </table:table-cell>
          <table:table-cell office:value-type="float" office:value="1152.94" calcext:value-type="float">
            <text:p>1152.94</text:p>
          </table:table-cell>
        </table:table-row>
        <table:table-row table:style-name="ro1">
          <table:table-cell office:value-type="float" office:value="27631587" calcext:value-type="float">
            <text:p>27631587</text:p>
          </table:table-cell>
          <table:table-cell table:formula="of:=[.A1729]/1000/(60*60*24)" office:value-type="time" office:time-value="PT07H40M31.587S" calcext:value-type="time">
            <text:p>07:40:32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5.58" calcext:value-type="float">
            <text:p>125.58</text:p>
          </table:table-cell>
          <table:table-cell office:value-type="float" office:value="942.51" calcext:value-type="float">
            <text:p>942.51</text:p>
          </table:table-cell>
          <table:table-cell office:value-type="float" office:value="1153.5" calcext:value-type="float">
            <text:p>1153.5</text:p>
          </table:table-cell>
        </table:table-row>
        <table:table-row table:style-name="ro1">
          <table:table-cell office:value-type="float" office:value="27647588" calcext:value-type="float">
            <text:p>27647588</text:p>
          </table:table-cell>
          <table:table-cell table:formula="of:=[.A1730]/1000/(60*60*24)" office:value-type="time" office:time-value="PT07H40M47.588S" calcext:value-type="time">
            <text:p>07:40:48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943.01" calcext:value-type="float">
            <text:p>943.01</text:p>
          </table:table-cell>
          <table:table-cell office:value-type="float" office:value="1154.06" calcext:value-type="float">
            <text:p>1154.06</text:p>
          </table:table-cell>
        </table:table-row>
        <table:table-row table:style-name="ro1">
          <table:table-cell office:value-type="float" office:value="27663588" calcext:value-type="float">
            <text:p>27663588</text:p>
          </table:table-cell>
          <table:table-cell table:formula="of:=[.A1731]/1000/(60*60*24)" office:value-type="time" office:time-value="PT07H41M03.588S" calcext:value-type="time">
            <text:p>07:41:04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943.51" calcext:value-type="float">
            <text:p>943.51</text:p>
          </table:table-cell>
          <table:table-cell office:value-type="float" office:value="1154.62" calcext:value-type="float">
            <text:p>1154.62</text:p>
          </table:table-cell>
        </table:table-row>
        <table:table-row table:style-name="ro1">
          <table:table-cell office:value-type="float" office:value="27679588" calcext:value-type="float">
            <text:p>27679588</text:p>
          </table:table-cell>
          <table:table-cell table:formula="of:=[.A1732]/1000/(60*60*24)" office:value-type="time" office:time-value="PT07H41M19.588S" calcext:value-type="time">
            <text:p>07:41:20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944.01" calcext:value-type="float">
            <text:p>944.01</text:p>
          </table:table-cell>
          <table:table-cell office:value-type="float" office:value="1155.18" calcext:value-type="float">
            <text:p>1155.18</text:p>
          </table:table-cell>
        </table:table-row>
        <table:table-row table:style-name="ro1">
          <table:table-cell office:value-type="float" office:value="27695588" calcext:value-type="float">
            <text:p>27695588</text:p>
          </table:table-cell>
          <table:table-cell table:formula="of:=[.A1733]/1000/(60*60*24)" office:value-type="time" office:time-value="PT07H41M35.588S" calcext:value-type="time">
            <text:p>07:41:36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944.51" calcext:value-type="float">
            <text:p>944.51</text:p>
          </table:table-cell>
          <table:table-cell office:value-type="float" office:value="1155.74" calcext:value-type="float">
            <text:p>1155.74</text:p>
          </table:table-cell>
        </table:table-row>
        <table:table-row table:style-name="ro1">
          <table:table-cell office:value-type="float" office:value="27711588" calcext:value-type="float">
            <text:p>27711588</text:p>
          </table:table-cell>
          <table:table-cell table:formula="of:=[.A1734]/1000/(60*60*24)" office:value-type="time" office:time-value="PT07H41M51.588S" calcext:value-type="time">
            <text:p>07:41:52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945.01" calcext:value-type="float">
            <text:p>945.01</text:p>
          </table:table-cell>
          <table:table-cell office:value-type="float" office:value="1156.3" calcext:value-type="float">
            <text:p>1156.3</text:p>
          </table:table-cell>
        </table:table-row>
        <table:table-row table:style-name="ro1">
          <table:table-cell office:value-type="float" office:value="27727588" calcext:value-type="float">
            <text:p>27727588</text:p>
          </table:table-cell>
          <table:table-cell table:formula="of:=[.A1735]/1000/(60*60*24)" office:value-type="time" office:time-value="PT07H42M07.588S" calcext:value-type="time">
            <text:p>07:42:08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945.51" calcext:value-type="float">
            <text:p>945.51</text:p>
          </table:table-cell>
          <table:table-cell office:value-type="float" office:value="1156.85" calcext:value-type="float">
            <text:p>1156.85</text:p>
          </table:table-cell>
        </table:table-row>
        <table:table-row table:style-name="ro1">
          <table:table-cell office:value-type="float" office:value="27743588" calcext:value-type="float">
            <text:p>27743588</text:p>
          </table:table-cell>
          <table:table-cell table:formula="of:=[.A1736]/1000/(60*60*24)" office:value-type="time" office:time-value="PT07H42M23.588S" calcext:value-type="time">
            <text:p>07:42:24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946.01" calcext:value-type="float">
            <text:p>946.01</text:p>
          </table:table-cell>
          <table:table-cell office:value-type="float" office:value="1157.41" calcext:value-type="float">
            <text:p>1157.41</text:p>
          </table:table-cell>
        </table:table-row>
        <table:table-row table:style-name="ro1">
          <table:table-cell office:value-type="float" office:value="27759588" calcext:value-type="float">
            <text:p>27759588</text:p>
          </table:table-cell>
          <table:table-cell table:formula="of:=[.A1737]/1000/(60*60*24)" office:value-type="time" office:time-value="PT07H42M39.588S" calcext:value-type="time">
            <text:p>07:42:40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946.51" calcext:value-type="float">
            <text:p>946.51</text:p>
          </table:table-cell>
          <table:table-cell office:value-type="float" office:value="1157.96" calcext:value-type="float">
            <text:p>1157.96</text:p>
          </table:table-cell>
        </table:table-row>
        <table:table-row table:style-name="ro1">
          <table:table-cell office:value-type="float" office:value="27775588" calcext:value-type="float">
            <text:p>27775588</text:p>
          </table:table-cell>
          <table:table-cell table:formula="of:=[.A1738]/1000/(60*60*24)" office:value-type="time" office:time-value="PT07H42M55.588S" calcext:value-type="time">
            <text:p>07:42:56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947.01" calcext:value-type="float">
            <text:p>947.01</text:p>
          </table:table-cell>
          <table:table-cell office:value-type="float" office:value="1158.52" calcext:value-type="float">
            <text:p>1158.52</text:p>
          </table:table-cell>
        </table:table-row>
        <table:table-row table:style-name="ro1">
          <table:table-cell office:value-type="float" office:value="27791588" calcext:value-type="float">
            <text:p>27791588</text:p>
          </table:table-cell>
          <table:table-cell table:formula="of:=[.A1739]/1000/(60*60*24)" office:value-type="time" office:time-value="PT07H43M11.588S" calcext:value-type="time">
            <text:p>07:43:12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947.51" calcext:value-type="float">
            <text:p>947.51</text:p>
          </table:table-cell>
          <table:table-cell office:value-type="float" office:value="1159.08" calcext:value-type="float">
            <text:p>1159.08</text:p>
          </table:table-cell>
        </table:table-row>
        <table:table-row table:style-name="ro1">
          <table:table-cell office:value-type="float" office:value="27807588" calcext:value-type="float">
            <text:p>27807588</text:p>
          </table:table-cell>
          <table:table-cell table:formula="of:=[.A1740]/1000/(60*60*24)" office:value-type="time" office:time-value="PT07H43M27.588S" calcext:value-type="time">
            <text:p>07:43:28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948.01" calcext:value-type="float">
            <text:p>948.01</text:p>
          </table:table-cell>
          <table:table-cell office:value-type="float" office:value="1159.63" calcext:value-type="float">
            <text:p>1159.63</text:p>
          </table:table-cell>
        </table:table-row>
        <table:table-row table:style-name="ro1">
          <table:table-cell office:value-type="float" office:value="27823588" calcext:value-type="float">
            <text:p>27823588</text:p>
          </table:table-cell>
          <table:table-cell table:formula="of:=[.A1741]/1000/(60*60*24)" office:value-type="time" office:time-value="PT07H43M43.588S" calcext:value-type="time">
            <text:p>07:43:44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948.5" calcext:value-type="float">
            <text:p>948.5</text:p>
          </table:table-cell>
          <table:table-cell office:value-type="float" office:value="1160.18" calcext:value-type="float">
            <text:p>1160.18</text:p>
          </table:table-cell>
        </table:table-row>
        <table:table-row table:style-name="ro1">
          <table:table-cell office:value-type="float" office:value="27839588" calcext:value-type="float">
            <text:p>27839588</text:p>
          </table:table-cell>
          <table:table-cell table:formula="of:=[.A1742]/1000/(60*60*24)" office:value-type="time" office:time-value="PT07H43M59.588S" calcext:value-type="time">
            <text:p>07:44:00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949" calcext:value-type="float">
            <text:p>949</text:p>
          </table:table-cell>
          <table:table-cell office:value-type="float" office:value="1160.73" calcext:value-type="float">
            <text:p>1160.73</text:p>
          </table:table-cell>
        </table:table-row>
        <table:table-row table:style-name="ro1">
          <table:table-cell office:value-type="float" office:value="27855588" calcext:value-type="float">
            <text:p>27855588</text:p>
          </table:table-cell>
          <table:table-cell table:formula="of:=[.A1743]/1000/(60*60*24)" office:value-type="time" office:time-value="PT07H44M15.588S" calcext:value-type="time">
            <text:p>07:44:16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949.5" calcext:value-type="float">
            <text:p>949.5</text:p>
          </table:table-cell>
          <table:table-cell office:value-type="float" office:value="1161.29" calcext:value-type="float">
            <text:p>1161.29</text:p>
          </table:table-cell>
        </table:table-row>
        <table:table-row table:style-name="ro1">
          <table:table-cell office:value-type="float" office:value="27871588" calcext:value-type="float">
            <text:p>27871588</text:p>
          </table:table-cell>
          <table:table-cell table:formula="of:=[.A1744]/1000/(60*60*24)" office:value-type="time" office:time-value="PT07H44M31.588S" calcext:value-type="time">
            <text:p>07:44:32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950" calcext:value-type="float">
            <text:p>950</text:p>
          </table:table-cell>
          <table:table-cell office:value-type="float" office:value="1161.84" calcext:value-type="float">
            <text:p>1161.84</text:p>
          </table:table-cell>
        </table:table-row>
        <table:table-row table:style-name="ro1">
          <table:table-cell office:value-type="float" office:value="27887588" calcext:value-type="float">
            <text:p>27887588</text:p>
          </table:table-cell>
          <table:table-cell table:formula="of:=[.A1745]/1000/(60*60*24)" office:value-type="time" office:time-value="PT07H44M47.588S" calcext:value-type="time">
            <text:p>07:44:48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950.49" calcext:value-type="float">
            <text:p>950.49</text:p>
          </table:table-cell>
          <table:table-cell office:value-type="float" office:value="1162.39" calcext:value-type="float">
            <text:p>1162.39</text:p>
          </table:table-cell>
        </table:table-row>
        <table:table-row table:style-name="ro1">
          <table:table-cell office:value-type="float" office:value="27903588" calcext:value-type="float">
            <text:p>27903588</text:p>
          </table:table-cell>
          <table:table-cell table:formula="of:=[.A1746]/1000/(60*60*24)" office:value-type="time" office:time-value="PT07H45M03.588S" calcext:value-type="time">
            <text:p>07:45:04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950.99" calcext:value-type="float">
            <text:p>950.99</text:p>
          </table:table-cell>
          <table:table-cell office:value-type="float" office:value="1162.95" calcext:value-type="float">
            <text:p>1162.95</text:p>
          </table:table-cell>
        </table:table-row>
        <table:table-row table:style-name="ro1">
          <table:table-cell office:value-type="float" office:value="27919588" calcext:value-type="float">
            <text:p>27919588</text:p>
          </table:table-cell>
          <table:table-cell table:formula="of:=[.A1747]/1000/(60*60*24)" office:value-type="time" office:time-value="PT07H45M19.588S" calcext:value-type="time">
            <text:p>07:45:20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3.78" calcext:value-type="float">
            <text:p>123.78</text:p>
          </table:table-cell>
          <table:table-cell office:value-type="float" office:value="951.49" calcext:value-type="float">
            <text:p>951.49</text:p>
          </table:table-cell>
          <table:table-cell office:value-type="float" office:value="1163.5" calcext:value-type="float">
            <text:p>1163.5</text:p>
          </table:table-cell>
        </table:table-row>
        <table:table-row table:style-name="ro1">
          <table:table-cell office:value-type="float" office:value="27935588" calcext:value-type="float">
            <text:p>27935588</text:p>
          </table:table-cell>
          <table:table-cell table:formula="of:=[.A1748]/1000/(60*60*24)" office:value-type="time" office:time-value="PT07H45M35.588S" calcext:value-type="time">
            <text:p>07:45:36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951.98" calcext:value-type="float">
            <text:p>951.98</text:p>
          </table:table-cell>
          <table:table-cell office:value-type="float" office:value="1164.05" calcext:value-type="float">
            <text:p>1164.05</text:p>
          </table:table-cell>
        </table:table-row>
        <table:table-row table:style-name="ro1">
          <table:table-cell office:value-type="float" office:value="27951588" calcext:value-type="float">
            <text:p>27951588</text:p>
          </table:table-cell>
          <table:table-cell table:formula="of:=[.A1749]/1000/(60*60*24)" office:value-type="time" office:time-value="PT07H45M51.588S" calcext:value-type="time">
            <text:p>07:45:52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952.48" calcext:value-type="float">
            <text:p>952.48</text:p>
          </table:table-cell>
          <table:table-cell office:value-type="float" office:value="1164.6" calcext:value-type="float">
            <text:p>1164.6</text:p>
          </table:table-cell>
        </table:table-row>
        <table:table-row table:style-name="ro1">
          <table:table-cell office:value-type="float" office:value="27967588" calcext:value-type="float">
            <text:p>27967588</text:p>
          </table:table-cell>
          <table:table-cell table:formula="of:=[.A1750]/1000/(60*60*24)" office:value-type="time" office:time-value="PT07H46M07.588S" calcext:value-type="time">
            <text:p>07:46:08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952.98" calcext:value-type="float">
            <text:p>952.98</text:p>
          </table:table-cell>
          <table:table-cell office:value-type="float" office:value="1165.14" calcext:value-type="float">
            <text:p>1165.14</text:p>
          </table:table-cell>
        </table:table-row>
        <table:table-row table:style-name="ro1">
          <table:table-cell office:value-type="float" office:value="27983588" calcext:value-type="float">
            <text:p>27983588</text:p>
          </table:table-cell>
          <table:table-cell table:formula="of:=[.A1751]/1000/(60*60*24)" office:value-type="time" office:time-value="PT07H46M23.588S" calcext:value-type="time">
            <text:p>07:46:24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953.47" calcext:value-type="float">
            <text:p>953.47</text:p>
          </table:table-cell>
          <table:table-cell office:value-type="float" office:value="1165.69" calcext:value-type="float">
            <text:p>1165.69</text:p>
          </table:table-cell>
        </table:table-row>
        <table:table-row table:style-name="ro1">
          <table:table-cell office:value-type="float" office:value="27999588" calcext:value-type="float">
            <text:p>27999588</text:p>
          </table:table-cell>
          <table:table-cell table:formula="of:=[.A1752]/1000/(60*60*24)" office:value-type="time" office:time-value="PT07H46M39.588S" calcext:value-type="time">
            <text:p>07:46:40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953.97" calcext:value-type="float">
            <text:p>953.97</text:p>
          </table:table-cell>
          <table:table-cell office:value-type="float" office:value="1166.24" calcext:value-type="float">
            <text:p>1166.24</text:p>
          </table:table-cell>
        </table:table-row>
        <table:table-row table:style-name="ro1">
          <table:table-cell office:value-type="float" office:value="28015588" calcext:value-type="float">
            <text:p>28015588</text:p>
          </table:table-cell>
          <table:table-cell table:formula="of:=[.A1753]/1000/(60*60*24)" office:value-type="time" office:time-value="PT07H46M55.588S" calcext:value-type="time">
            <text:p>07:46:56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954.46" calcext:value-type="float">
            <text:p>954.46</text:p>
          </table:table-cell>
          <table:table-cell office:value-type="float" office:value="1166.79" calcext:value-type="float">
            <text:p>1166.79</text:p>
          </table:table-cell>
        </table:table-row>
        <table:table-row table:style-name="ro1">
          <table:table-cell office:value-type="float" office:value="28031588" calcext:value-type="float">
            <text:p>28031588</text:p>
          </table:table-cell>
          <table:table-cell table:formula="of:=[.A1754]/1000/(60*60*24)" office:value-type="time" office:time-value="PT07H47M11.588S" calcext:value-type="time">
            <text:p>07:47:12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954.96" calcext:value-type="float">
            <text:p>954.96</text:p>
          </table:table-cell>
          <table:table-cell office:value-type="float" office:value="1167.34" calcext:value-type="float">
            <text:p>1167.34</text:p>
          </table:table-cell>
        </table:table-row>
        <table:table-row table:style-name="ro1">
          <table:table-cell office:value-type="float" office:value="28047588" calcext:value-type="float">
            <text:p>28047588</text:p>
          </table:table-cell>
          <table:table-cell table:formula="of:=[.A1755]/1000/(60*60*24)" office:value-type="time" office:time-value="PT07H47M27.588S" calcext:value-type="time">
            <text:p>07:47:28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955.45" calcext:value-type="float">
            <text:p>955.45</text:p>
          </table:table-cell>
          <table:table-cell office:value-type="float" office:value="1167.89" calcext:value-type="float">
            <text:p>1167.89</text:p>
          </table:table-cell>
        </table:table-row>
        <table:table-row table:style-name="ro1">
          <table:table-cell office:value-type="float" office:value="28063588" calcext:value-type="float">
            <text:p>28063588</text:p>
          </table:table-cell>
          <table:table-cell table:formula="of:=[.A1756]/1000/(60*60*24)" office:value-type="time" office:time-value="PT07H47M43.588S" calcext:value-type="time">
            <text:p>07:47:44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955.95" calcext:value-type="float">
            <text:p>955.95</text:p>
          </table:table-cell>
          <table:table-cell office:value-type="float" office:value="1168.43" calcext:value-type="float">
            <text:p>1168.43</text:p>
          </table:table-cell>
        </table:table-row>
        <table:table-row table:style-name="ro1">
          <table:table-cell office:value-type="float" office:value="28079588" calcext:value-type="float">
            <text:p>28079588</text:p>
          </table:table-cell>
          <table:table-cell table:formula="of:=[.A1757]/1000/(60*60*24)" office:value-type="time" office:time-value="PT07H47M59.588S" calcext:value-type="time">
            <text:p>07:48:00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956.44" calcext:value-type="float">
            <text:p>956.44</text:p>
          </table:table-cell>
          <table:table-cell office:value-type="float" office:value="1168.98" calcext:value-type="float">
            <text:p>1168.98</text:p>
          </table:table-cell>
        </table:table-row>
        <table:table-row table:style-name="ro1">
          <table:table-cell office:value-type="float" office:value="28095588" calcext:value-type="float">
            <text:p>28095588</text:p>
          </table:table-cell>
          <table:table-cell table:formula="of:=[.A1758]/1000/(60*60*24)" office:value-type="time" office:time-value="PT07H48M15.588S" calcext:value-type="time">
            <text:p>07:48:16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956.94" calcext:value-type="float">
            <text:p>956.94</text:p>
          </table:table-cell>
          <table:table-cell office:value-type="float" office:value="1169.52" calcext:value-type="float">
            <text:p>1169.52</text:p>
          </table:table-cell>
        </table:table-row>
        <table:table-row table:style-name="ro1">
          <table:table-cell office:value-type="float" office:value="28111588" calcext:value-type="float">
            <text:p>28111588</text:p>
          </table:table-cell>
          <table:table-cell table:formula="of:=[.A1759]/1000/(60*60*24)" office:value-type="time" office:time-value="PT07H48M31.588S" calcext:value-type="time">
            <text:p>07:48:32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957.43" calcext:value-type="float">
            <text:p>957.43</text:p>
          </table:table-cell>
          <table:table-cell office:value-type="float" office:value="1170.07" calcext:value-type="float">
            <text:p>1170.07</text:p>
          </table:table-cell>
        </table:table-row>
        <table:table-row table:style-name="ro1">
          <table:table-cell office:value-type="float" office:value="28127588" calcext:value-type="float">
            <text:p>28127588</text:p>
          </table:table-cell>
          <table:table-cell table:formula="of:=[.A1760]/1000/(60*60*24)" office:value-type="time" office:time-value="PT07H48M47.588S" calcext:value-type="time">
            <text:p>07:48:48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957.92" calcext:value-type="float">
            <text:p>957.92</text:p>
          </table:table-cell>
          <table:table-cell office:value-type="float" office:value="1170.61" calcext:value-type="float">
            <text:p>1170.61</text:p>
          </table:table-cell>
        </table:table-row>
        <table:table-row table:style-name="ro1">
          <table:table-cell office:value-type="float" office:value="28143588" calcext:value-type="float">
            <text:p>28143588</text:p>
          </table:table-cell>
          <table:table-cell table:formula="of:=[.A1761]/1000/(60*60*24)" office:value-type="time" office:time-value="PT07H49M03.588S" calcext:value-type="time">
            <text:p>07:49:04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958.42" calcext:value-type="float">
            <text:p>958.42</text:p>
          </table:table-cell>
          <table:table-cell office:value-type="float" office:value="1171.15" calcext:value-type="float">
            <text:p>1171.15</text:p>
          </table:table-cell>
        </table:table-row>
        <table:table-row table:style-name="ro1">
          <table:table-cell office:value-type="float" office:value="28159588" calcext:value-type="float">
            <text:p>28159588</text:p>
          </table:table-cell>
          <table:table-cell table:formula="of:=[.A1762]/1000/(60*60*24)" office:value-type="time" office:time-value="PT07H49M19.588S" calcext:value-type="time">
            <text:p>07:49:20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958.91" calcext:value-type="float">
            <text:p>958.91</text:p>
          </table:table-cell>
          <table:table-cell office:value-type="float" office:value="1171.7" calcext:value-type="float">
            <text:p>1171.7</text:p>
          </table:table-cell>
        </table:table-row>
        <table:table-row table:style-name="ro1">
          <table:table-cell office:value-type="float" office:value="28175588" calcext:value-type="float">
            <text:p>28175588</text:p>
          </table:table-cell>
          <table:table-cell table:formula="of:=[.A1763]/1000/(60*60*24)" office:value-type="time" office:time-value="PT07H49M35.588S" calcext:value-type="time">
            <text:p>07:49:36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959.4" calcext:value-type="float">
            <text:p>959.4</text:p>
          </table:table-cell>
          <table:table-cell office:value-type="float" office:value="1172.24" calcext:value-type="float">
            <text:p>1172.24</text:p>
          </table:table-cell>
        </table:table-row>
        <table:table-row table:style-name="ro1">
          <table:table-cell office:value-type="float" office:value="28191588" calcext:value-type="float">
            <text:p>28191588</text:p>
          </table:table-cell>
          <table:table-cell table:formula="of:=[.A1764]/1000/(60*60*24)" office:value-type="time" office:time-value="PT07H49M51.588S" calcext:value-type="time">
            <text:p>07:49:52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959.9" calcext:value-type="float">
            <text:p>959.9</text:p>
          </table:table-cell>
          <table:table-cell office:value-type="float" office:value="1172.78" calcext:value-type="float">
            <text:p>1172.78</text:p>
          </table:table-cell>
        </table:table-row>
        <table:table-row table:style-name="ro1">
          <table:table-cell office:value-type="float" office:value="28207588" calcext:value-type="float">
            <text:p>28207588</text:p>
          </table:table-cell>
          <table:table-cell table:formula="of:=[.A1765]/1000/(60*60*24)" office:value-type="time" office:time-value="PT07H50M07.588S" calcext:value-type="time">
            <text:p>07:50:08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960.39" calcext:value-type="float">
            <text:p>960.39</text:p>
          </table:table-cell>
          <table:table-cell office:value-type="float" office:value="1173.32" calcext:value-type="float">
            <text:p>1173.32</text:p>
          </table:table-cell>
        </table:table-row>
        <table:table-row table:style-name="ro1">
          <table:table-cell office:value-type="float" office:value="28223588" calcext:value-type="float">
            <text:p>28223588</text:p>
          </table:table-cell>
          <table:table-cell table:formula="of:=[.A1766]/1000/(60*60*24)" office:value-type="time" office:time-value="PT07H50M23.588S" calcext:value-type="time">
            <text:p>07:50:24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960.88" calcext:value-type="float">
            <text:p>960.88</text:p>
          </table:table-cell>
          <table:table-cell office:value-type="float" office:value="1173.86" calcext:value-type="float">
            <text:p>1173.86</text:p>
          </table:table-cell>
        </table:table-row>
        <table:table-row table:style-name="ro1">
          <table:table-cell office:value-type="float" office:value="28239588" calcext:value-type="float">
            <text:p>28239588</text:p>
          </table:table-cell>
          <table:table-cell table:formula="of:=[.A1767]/1000/(60*60*24)" office:value-type="time" office:time-value="PT07H50M39.588S" calcext:value-type="time">
            <text:p>07:50:40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961.37" calcext:value-type="float">
            <text:p>961.37</text:p>
          </table:table-cell>
          <table:table-cell office:value-type="float" office:value="1174.4" calcext:value-type="float">
            <text:p>1174.4</text:p>
          </table:table-cell>
        </table:table-row>
        <table:table-row table:style-name="ro1">
          <table:table-cell office:value-type="float" office:value="28255588" calcext:value-type="float">
            <text:p>28255588</text:p>
          </table:table-cell>
          <table:table-cell table:formula="of:=[.A1768]/1000/(60*60*24)" office:value-type="time" office:time-value="PT07H50M55.588S" calcext:value-type="time">
            <text:p>07:50:56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961.86" calcext:value-type="float">
            <text:p>961.86</text:p>
          </table:table-cell>
          <table:table-cell office:value-type="float" office:value="1174.94" calcext:value-type="float">
            <text:p>1174.94</text:p>
          </table:table-cell>
        </table:table-row>
        <table:table-row table:style-name="ro1">
          <table:table-cell office:value-type="float" office:value="28271588" calcext:value-type="float">
            <text:p>28271588</text:p>
          </table:table-cell>
          <table:table-cell table:formula="of:=[.A1769]/1000/(60*60*24)" office:value-type="time" office:time-value="PT07H51M11.588S" calcext:value-type="time">
            <text:p>07:51:12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962.35" calcext:value-type="float">
            <text:p>962.35</text:p>
          </table:table-cell>
          <table:table-cell office:value-type="float" office:value="1175.48" calcext:value-type="float">
            <text:p>1175.48</text:p>
          </table:table-cell>
        </table:table-row>
        <table:table-row table:style-name="ro1">
          <table:table-cell office:value-type="float" office:value="28287588" calcext:value-type="float">
            <text:p>28287588</text:p>
          </table:table-cell>
          <table:table-cell table:formula="of:=[.A1770]/1000/(60*60*24)" office:value-type="time" office:time-value="PT07H51M27.588S" calcext:value-type="time">
            <text:p>07:51:28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962.84" calcext:value-type="float">
            <text:p>962.84</text:p>
          </table:table-cell>
          <table:table-cell office:value-type="float" office:value="1176.02" calcext:value-type="float">
            <text:p>1176.02</text:p>
          </table:table-cell>
        </table:table-row>
        <table:table-row table:style-name="ro1">
          <table:table-cell office:value-type="float" office:value="28303588" calcext:value-type="float">
            <text:p>28303588</text:p>
          </table:table-cell>
          <table:table-cell table:formula="of:=[.A1771]/1000/(60*60*24)" office:value-type="time" office:time-value="PT07H51M43.588S" calcext:value-type="time">
            <text:p>07:51:44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963.33" calcext:value-type="float">
            <text:p>963.33</text:p>
          </table:table-cell>
          <table:table-cell office:value-type="float" office:value="1176.55" calcext:value-type="float">
            <text:p>1176.55</text:p>
          </table:table-cell>
        </table:table-row>
        <table:table-row table:style-name="ro1">
          <table:table-cell office:value-type="float" office:value="28319588" calcext:value-type="float">
            <text:p>28319588</text:p>
          </table:table-cell>
          <table:table-cell table:formula="of:=[.A1772]/1000/(60*60*24)" office:value-type="time" office:time-value="PT07H51M59.588S" calcext:value-type="time">
            <text:p>07:52:00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963.82" calcext:value-type="float">
            <text:p>963.82</text:p>
          </table:table-cell>
          <table:table-cell office:value-type="float" office:value="1177.09" calcext:value-type="float">
            <text:p>1177.09</text:p>
          </table:table-cell>
        </table:table-row>
        <table:table-row table:style-name="ro1">
          <table:table-cell office:value-type="float" office:value="28335588" calcext:value-type="float">
            <text:p>28335588</text:p>
          </table:table-cell>
          <table:table-cell table:formula="of:=[.A1773]/1000/(60*60*24)" office:value-type="time" office:time-value="PT07H52M15.588S" calcext:value-type="time">
            <text:p>07:52:16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964.31" calcext:value-type="float">
            <text:p>964.31</text:p>
          </table:table-cell>
          <table:table-cell office:value-type="float" office:value="1177.63" calcext:value-type="float">
            <text:p>1177.63</text:p>
          </table:table-cell>
        </table:table-row>
        <table:table-row table:style-name="ro1">
          <table:table-cell office:value-type="float" office:value="28351588" calcext:value-type="float">
            <text:p>28351588</text:p>
          </table:table-cell>
          <table:table-cell table:formula="of:=[.A1774]/1000/(60*60*24)" office:value-type="time" office:time-value="PT07H52M31.588S" calcext:value-type="time">
            <text:p>07:52:32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964.8" calcext:value-type="float">
            <text:p>964.8</text:p>
          </table:table-cell>
          <table:table-cell office:value-type="float" office:value="1178.16" calcext:value-type="float">
            <text:p>1178.16</text:p>
          </table:table-cell>
        </table:table-row>
        <table:table-row table:style-name="ro1">
          <table:table-cell office:value-type="float" office:value="28367588" calcext:value-type="float">
            <text:p>28367588</text:p>
          </table:table-cell>
          <table:table-cell table:formula="of:=[.A1775]/1000/(60*60*24)" office:value-type="time" office:time-value="PT07H52M47.588S" calcext:value-type="time">
            <text:p>07:52:48</text:p>
          </table:table-cell>
          <table:table-cell office:value-type="float" office:value="1.1" calcext:value-type="float">
            <text:p>1.1</text:p>
          </table:table-cell>
          <table:table-cell office:value-type="float" office:value="110" calcext:value-type="float">
            <text:p>110</text:p>
          </table:table-cell>
          <table:table-cell office:value-type="float" office:value="120.45" calcext:value-type="float">
            <text:p>120.45</text:p>
          </table:table-cell>
          <table:table-cell office:value-type="float" office:value="965.29" calcext:value-type="float">
            <text:p>965.29</text:p>
          </table:table-cell>
          <table:table-cell office:value-type="float" office:value="1178.7" calcext:value-type="float">
            <text:p>1178.7</text:p>
          </table:table-cell>
        </table:table-row>
        <table:table-row table:style-name="ro1">
          <table:table-cell office:value-type="float" office:value="28383588" calcext:value-type="float">
            <text:p>28383588</text:p>
          </table:table-cell>
          <table:table-cell table:formula="of:=[.A1776]/1000/(60*60*24)" office:value-type="time" office:time-value="PT07H53M03.588S" calcext:value-type="time">
            <text:p>07:53:04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65.78" calcext:value-type="float">
            <text:p>965.78</text:p>
          </table:table-cell>
          <table:table-cell office:value-type="float" office:value="1179.23" calcext:value-type="float">
            <text:p>1179.23</text:p>
          </table:table-cell>
        </table:table-row>
        <table:table-row table:style-name="ro1">
          <table:table-cell office:value-type="float" office:value="28399588" calcext:value-type="float">
            <text:p>28399588</text:p>
          </table:table-cell>
          <table:table-cell table:formula="of:=[.A1777]/1000/(60*60*24)" office:value-type="time" office:time-value="PT07H53M19.588S" calcext:value-type="time">
            <text:p>07:53:20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66.27" calcext:value-type="float">
            <text:p>966.27</text:p>
          </table:table-cell>
          <table:table-cell office:value-type="float" office:value="1179.77" calcext:value-type="float">
            <text:p>1179.77</text:p>
          </table:table-cell>
        </table:table-row>
        <table:table-row table:style-name="ro1">
          <table:table-cell office:value-type="float" office:value="28415588" calcext:value-type="float">
            <text:p>28415588</text:p>
          </table:table-cell>
          <table:table-cell table:formula="of:=[.A1778]/1000/(60*60*24)" office:value-type="time" office:time-value="PT07H53M35.588S" calcext:value-type="time">
            <text:p>07:53:36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966.76" calcext:value-type="float">
            <text:p>966.76</text:p>
          </table:table-cell>
          <table:table-cell office:value-type="float" office:value="1180.3" calcext:value-type="float">
            <text:p>1180.3</text:p>
          </table:table-cell>
        </table:table-row>
        <table:table-row table:style-name="ro1">
          <table:table-cell office:value-type="float" office:value="28431588" calcext:value-type="float">
            <text:p>28431588</text:p>
          </table:table-cell>
          <table:table-cell table:formula="of:=[.A1779]/1000/(60*60*24)" office:value-type="time" office:time-value="PT07H53M51.588S" calcext:value-type="time">
            <text:p>07:53:52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67.25" calcext:value-type="float">
            <text:p>967.25</text:p>
          </table:table-cell>
          <table:table-cell office:value-type="float" office:value="1180.83" calcext:value-type="float">
            <text:p>1180.83</text:p>
          </table:table-cell>
        </table:table-row>
        <table:table-row table:style-name="ro1">
          <table:table-cell office:value-type="float" office:value="28447588" calcext:value-type="float">
            <text:p>28447588</text:p>
          </table:table-cell>
          <table:table-cell table:formula="of:=[.A1780]/1000/(60*60*24)" office:value-type="time" office:time-value="PT07H54M07.588S" calcext:value-type="time">
            <text:p>07:54:08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67.73" calcext:value-type="float">
            <text:p>967.73</text:p>
          </table:table-cell>
          <table:table-cell office:value-type="float" office:value="1181.36" calcext:value-type="float">
            <text:p>1181.36</text:p>
          </table:table-cell>
        </table:table-row>
        <table:table-row table:style-name="ro1">
          <table:table-cell office:value-type="float" office:value="28463588" calcext:value-type="float">
            <text:p>28463588</text:p>
          </table:table-cell>
          <table:table-cell table:formula="of:=[.A1781]/1000/(60*60*24)" office:value-type="time" office:time-value="PT07H54M23.588S" calcext:value-type="time">
            <text:p>07:54:24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68.22" calcext:value-type="float">
            <text:p>968.22</text:p>
          </table:table-cell>
          <table:table-cell office:value-type="float" office:value="1181.89" calcext:value-type="float">
            <text:p>1181.89</text:p>
          </table:table-cell>
        </table:table-row>
        <table:table-row table:style-name="ro1">
          <table:table-cell office:value-type="float" office:value="28479588" calcext:value-type="float">
            <text:p>28479588</text:p>
          </table:table-cell>
          <table:table-cell table:formula="of:=[.A1782]/1000/(60*60*24)" office:value-type="time" office:time-value="PT07H54M39.588S" calcext:value-type="time">
            <text:p>07:54:40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968.71" calcext:value-type="float">
            <text:p>968.71</text:p>
          </table:table-cell>
          <table:table-cell office:value-type="float" office:value="1182.42" calcext:value-type="float">
            <text:p>1182.42</text:p>
          </table:table-cell>
        </table:table-row>
        <table:table-row table:style-name="ro1">
          <table:table-cell office:value-type="float" office:value="28495588" calcext:value-type="float">
            <text:p>28495588</text:p>
          </table:table-cell>
          <table:table-cell table:formula="of:=[.A1783]/1000/(60*60*24)" office:value-type="time" office:time-value="PT07H54M55.588S" calcext:value-type="time">
            <text:p>07:54:56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969.19" calcext:value-type="float">
            <text:p>969.19</text:p>
          </table:table-cell>
          <table:table-cell office:value-type="float" office:value="1182.95" calcext:value-type="float">
            <text:p>1182.95</text:p>
          </table:table-cell>
        </table:table-row>
        <table:table-row table:style-name="ro1">
          <table:table-cell office:value-type="float" office:value="28511588" calcext:value-type="float">
            <text:p>28511588</text:p>
          </table:table-cell>
          <table:table-cell table:formula="of:=[.A1784]/1000/(60*60*24)" office:value-type="time" office:time-value="PT07H55M11.588S" calcext:value-type="time">
            <text:p>07:55:12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7" calcext:value-type="float">
            <text:p>118.37</text:p>
          </table:table-cell>
          <table:table-cell office:value-type="float" office:value="969.68" calcext:value-type="float">
            <text:p>969.68</text:p>
          </table:table-cell>
          <table:table-cell office:value-type="float" office:value="1183.48" calcext:value-type="float">
            <text:p>1183.48</text:p>
          </table:table-cell>
        </table:table-row>
        <table:table-row table:style-name="ro1">
          <table:table-cell office:value-type="float" office:value="28527587" calcext:value-type="float">
            <text:p>28527587</text:p>
          </table:table-cell>
          <table:table-cell table:formula="of:=[.A1785]/1000/(60*60*24)" office:value-type="time" office:time-value="PT07H55M27.587S" calcext:value-type="time">
            <text:p>07:55:28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70.17" calcext:value-type="float">
            <text:p>970.1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8543588" calcext:value-type="float">
            <text:p>28543588</text:p>
          </table:table-cell>
          <table:table-cell table:formula="of:=[.A1786]/1000/(60*60*24)" office:value-type="time" office:time-value="PT07H55M43.588S" calcext:value-type="time">
            <text:p>07:55:44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70.65" calcext:value-type="float">
            <text:p>970.65</text:p>
          </table:table-cell>
          <table:table-cell office:value-type="float" office:value="1184.53" calcext:value-type="float">
            <text:p>1184.53</text:p>
          </table:table-cell>
        </table:table-row>
        <table:table-row table:style-name="ro1">
          <table:table-cell office:value-type="float" office:value="28559588" calcext:value-type="float">
            <text:p>28559588</text:p>
          </table:table-cell>
          <table:table-cell table:formula="of:=[.A1787]/1000/(60*60*24)" office:value-type="time" office:time-value="PT07H55M59.588S" calcext:value-type="time">
            <text:p>07:56:00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971.14" calcext:value-type="float">
            <text:p>971.14</text:p>
          </table:table-cell>
          <table:table-cell office:value-type="float" office:value="1185.05" calcext:value-type="float">
            <text:p>1185.05</text:p>
          </table:table-cell>
        </table:table-row>
        <table:table-row table:style-name="ro1">
          <table:table-cell office:value-type="float" office:value="28575588" calcext:value-type="float">
            <text:p>28575588</text:p>
          </table:table-cell>
          <table:table-cell table:formula="of:=[.A1788]/1000/(60*60*24)" office:value-type="time" office:time-value="PT07H56M15.588S" calcext:value-type="time">
            <text:p>07:56:16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971.62" calcext:value-type="float">
            <text:p>971.62</text:p>
          </table:table-cell>
          <table:table-cell office:value-type="float" office:value="1185.58" calcext:value-type="float">
            <text:p>1185.58</text:p>
          </table:table-cell>
        </table:table-row>
        <table:table-row table:style-name="ro1">
          <table:table-cell office:value-type="float" office:value="28591588" calcext:value-type="float">
            <text:p>28591588</text:p>
          </table:table-cell>
          <table:table-cell table:formula="of:=[.A1789]/1000/(60*60*24)" office:value-type="time" office:time-value="PT07H56M31.588S" calcext:value-type="time">
            <text:p>07:56:32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72.11" calcext:value-type="float">
            <text:p>972.11</text:p>
          </table:table-cell>
          <table:table-cell office:value-type="float" office:value="1186.1" calcext:value-type="float">
            <text:p>1186.1</text:p>
          </table:table-cell>
        </table:table-row>
        <table:table-row table:style-name="ro1">
          <table:table-cell office:value-type="float" office:value="28607588" calcext:value-type="float">
            <text:p>28607588</text:p>
          </table:table-cell>
          <table:table-cell table:formula="of:=[.A1790]/1000/(60*60*24)" office:value-type="time" office:time-value="PT07H56M47.588S" calcext:value-type="time">
            <text:p>07:56:48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972.59" calcext:value-type="float">
            <text:p>972.59</text:p>
          </table:table-cell>
          <table:table-cell office:value-type="float" office:value="1186.62" calcext:value-type="float">
            <text:p>1186.62</text:p>
          </table:table-cell>
        </table:table-row>
        <table:table-row table:style-name="ro1">
          <table:table-cell office:value-type="float" office:value="28623588" calcext:value-type="float">
            <text:p>28623588</text:p>
          </table:table-cell>
          <table:table-cell table:formula="of:=[.A1791]/1000/(60*60*24)" office:value-type="time" office:time-value="PT07H57M03.588S" calcext:value-type="time">
            <text:p>07:57:04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73.07" calcext:value-type="float">
            <text:p>973.07</text:p>
          </table:table-cell>
          <table:table-cell office:value-type="float" office:value="1187.14" calcext:value-type="float">
            <text:p>1187.14</text:p>
          </table:table-cell>
        </table:table-row>
        <table:table-row table:style-name="ro1">
          <table:table-cell office:value-type="float" office:value="28639588" calcext:value-type="float">
            <text:p>28639588</text:p>
          </table:table-cell>
          <table:table-cell table:formula="of:=[.A1792]/1000/(60*60*24)" office:value-type="time" office:time-value="PT07H57M19.588S" calcext:value-type="time">
            <text:p>07:57:20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973.55" calcext:value-type="float">
            <text:p>973.55</text:p>
          </table:table-cell>
          <table:table-cell office:value-type="float" office:value="1187.66" calcext:value-type="float">
            <text:p>1187.66</text:p>
          </table:table-cell>
        </table:table-row>
        <table:table-row table:style-name="ro1">
          <table:table-cell office:value-type="float" office:value="28655588" calcext:value-type="float">
            <text:p>28655588</text:p>
          </table:table-cell>
          <table:table-cell table:formula="of:=[.A1793]/1000/(60*60*24)" office:value-type="time" office:time-value="PT07H57M35.588S" calcext:value-type="time">
            <text:p>07:57:36</text:p>
          </table:table-cell>
          <table:table-cell office:value-type="float" office:value="1.08" calcext:value-type="float">
            <text:p>1.08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95" calcext:value-type="float">
            <text:p>116.95</text:p>
          </table:table-cell>
          <table:table-cell office:value-type="float" office:value="974.04" calcext:value-type="float">
            <text:p>974.04</text:p>
          </table:table-cell>
          <table:table-cell office:value-type="float" office:value="1188.18" calcext:value-type="float">
            <text:p>1188.18</text:p>
          </table:table-cell>
        </table:table-row>
        <table:table-row table:style-name="ro1">
          <table:table-cell office:value-type="float" office:value="28671588" calcext:value-type="float">
            <text:p>28671588</text:p>
          </table:table-cell>
          <table:table-cell table:formula="of:=[.A1794]/1000/(60*60*24)" office:value-type="time" office:time-value="PT07H57M51.588S" calcext:value-type="time">
            <text:p>07:57:52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974.52" calcext:value-type="float">
            <text:p>974.52</text:p>
          </table:table-cell>
          <table:table-cell office:value-type="float" office:value="1188.7" calcext:value-type="float">
            <text:p>1188.7</text:p>
          </table:table-cell>
        </table:table-row>
        <table:table-row table:style-name="ro1">
          <table:table-cell office:value-type="float" office:value="28687588" calcext:value-type="float">
            <text:p>28687588</text:p>
          </table:table-cell>
          <table:table-cell table:formula="of:=[.A1795]/1000/(60*60*24)" office:value-type="time" office:time-value="PT07H58M07.588S" calcext:value-type="time">
            <text:p>07:58:08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975" calcext:value-type="float">
            <text:p>975</text:p>
          </table:table-cell>
          <table:table-cell office:value-type="float" office:value="1189.22" calcext:value-type="float">
            <text:p>1189.22</text:p>
          </table:table-cell>
        </table:table-row>
        <table:table-row table:style-name="ro1">
          <table:table-cell office:value-type="float" office:value="28703588" calcext:value-type="float">
            <text:p>28703588</text:p>
          </table:table-cell>
          <table:table-cell table:formula="of:=[.A1796]/1000/(60*60*24)" office:value-type="time" office:time-value="PT07H58M23.588S" calcext:value-type="time">
            <text:p>07:58:24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975.48" calcext:value-type="float">
            <text:p>975.48</text:p>
          </table:table-cell>
          <table:table-cell office:value-type="float" office:value="1189.73" calcext:value-type="float">
            <text:p>1189.73</text:p>
          </table:table-cell>
        </table:table-row>
        <table:table-row table:style-name="ro1">
          <table:table-cell office:value-type="float" office:value="28719588" calcext:value-type="float">
            <text:p>28719588</text:p>
          </table:table-cell>
          <table:table-cell table:formula="of:=[.A1797]/1000/(60*60*24)" office:value-type="time" office:time-value="PT07H58M39.588S" calcext:value-type="time">
            <text:p>07:58:40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975.96" calcext:value-type="float">
            <text:p>975.96</text:p>
          </table:table-cell>
          <table:table-cell office:value-type="float" office:value="1190.25" calcext:value-type="float">
            <text:p>1190.25</text:p>
          </table:table-cell>
        </table:table-row>
        <table:table-row table:style-name="ro1">
          <table:table-cell office:value-type="float" office:value="28735588" calcext:value-type="float">
            <text:p>28735588</text:p>
          </table:table-cell>
          <table:table-cell table:formula="of:=[.A1798]/1000/(60*60*24)" office:value-type="time" office:time-value="PT07H58M55.588S" calcext:value-type="time">
            <text:p>07:58:56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976.44" calcext:value-type="float">
            <text:p>976.44</text:p>
          </table:table-cell>
          <table:table-cell office:value-type="float" office:value="1190.76" calcext:value-type="float">
            <text:p>1190.76</text:p>
          </table:table-cell>
        </table:table-row>
        <table:table-row table:style-name="ro1">
          <table:table-cell office:value-type="float" office:value="28751588" calcext:value-type="float">
            <text:p>28751588</text:p>
          </table:table-cell>
          <table:table-cell table:formula="of:=[.A1799]/1000/(60*60*24)" office:value-type="time" office:time-value="PT07H59M11.588S" calcext:value-type="time">
            <text:p>07:59:12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976.92" calcext:value-type="float">
            <text:p>976.92</text:p>
          </table:table-cell>
          <table:table-cell office:value-type="float" office:value="1191.27" calcext:value-type="float">
            <text:p>1191.27</text:p>
          </table:table-cell>
        </table:table-row>
        <table:table-row table:style-name="ro1">
          <table:table-cell office:value-type="float" office:value="28767588" calcext:value-type="float">
            <text:p>28767588</text:p>
          </table:table-cell>
          <table:table-cell table:formula="of:=[.A1800]/1000/(60*60*24)" office:value-type="time" office:time-value="PT07H59M27.588S" calcext:value-type="time">
            <text:p>07:59:28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977.4" calcext:value-type="float">
            <text:p>977.4</text:p>
          </table:table-cell>
          <table:table-cell office:value-type="float" office:value="1191.78" calcext:value-type="float">
            <text:p>1191.78</text:p>
          </table:table-cell>
        </table:table-row>
        <table:table-row table:style-name="ro1">
          <table:table-cell office:value-type="float" office:value="28783588" calcext:value-type="float">
            <text:p>28783588</text:p>
          </table:table-cell>
          <table:table-cell table:formula="of:=[.A1801]/1000/(60*60*24)" office:value-type="time" office:time-value="PT07H59M43.588S" calcext:value-type="time">
            <text:p>07:59:44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77.88" calcext:value-type="float">
            <text:p>977.88</text:p>
          </table:table-cell>
          <table:table-cell office:value-type="float" office:value="1192.29" calcext:value-type="float">
            <text:p>1192.29</text:p>
          </table:table-cell>
        </table:table-row>
        <table:table-row table:style-name="ro1">
          <table:table-cell office:value-type="float" office:value="28799588" calcext:value-type="float">
            <text:p>28799588</text:p>
          </table:table-cell>
          <table:table-cell table:formula="of:=[.A1802]/1000/(60*60*24)" office:value-type="time" office:time-value="PT07H59M59.588S" calcext:value-type="time">
            <text:p>08:00:00</text:p>
          </table:table-cell>
          <table:table-cell office:value-type="float" office:value="1.06" calcext:value-type="float">
            <text:p>1.06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14" calcext:value-type="float">
            <text:p>114.14</text:p>
          </table:table-cell>
          <table:table-cell office:value-type="float" office:value="978.35" calcext:value-type="float">
            <text:p>978.35</text:p>
          </table:table-cell>
          <table:table-cell office:value-type="float" office:value="1192.8" calcext:value-type="float">
            <text:p>1192.8</text:p>
          </table:table-cell>
        </table:table-row>
        <table:table-row table:style-name="ro1">
          <table:table-cell office:value-type="float" office:value="28815588" calcext:value-type="float">
            <text:p>28815588</text:p>
          </table:table-cell>
          <table:table-cell table:formula="of:=[.A1803]/1000/(60*60*24)" office:value-type="time" office:time-value="PT08H00M15.588S" calcext:value-type="time">
            <text:p>08:00:16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978.83" calcext:value-type="float">
            <text:p>978.83</text:p>
          </table:table-cell>
          <table:table-cell office:value-type="float" office:value="1193.31" calcext:value-type="float">
            <text:p>1193.31</text:p>
          </table:table-cell>
        </table:table-row>
        <table:table-row table:style-name="ro1">
          <table:table-cell office:value-type="float" office:value="28831587" calcext:value-type="float">
            <text:p>28831587</text:p>
          </table:table-cell>
          <table:table-cell table:formula="of:=[.A1804]/1000/(60*60*24)" office:value-type="time" office:time-value="PT08H00M31.587S" calcext:value-type="time">
            <text:p>08:00:32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79.31" calcext:value-type="float">
            <text:p>979.31</text:p>
          </table:table-cell>
          <table:table-cell office:value-type="float" office:value="1193.82" calcext:value-type="float">
            <text:p>1193.82</text:p>
          </table:table-cell>
        </table:table-row>
        <table:table-row table:style-name="ro1">
          <table:table-cell office:value-type="float" office:value="28847588" calcext:value-type="float">
            <text:p>28847588</text:p>
          </table:table-cell>
          <table:table-cell table:formula="of:=[.A1805]/1000/(60*60*24)" office:value-type="time" office:time-value="PT08H00M47.588S" calcext:value-type="time">
            <text:p>08:00:48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979.78" calcext:value-type="float">
            <text:p>979.78</text:p>
          </table:table-cell>
          <table:table-cell office:value-type="float" office:value="1194.32" calcext:value-type="float">
            <text:p>1194.32</text:p>
          </table:table-cell>
        </table:table-row>
        <table:table-row table:style-name="ro1">
          <table:table-cell office:value-type="float" office:value="28863588" calcext:value-type="float">
            <text:p>28863588</text:p>
          </table:table-cell>
          <table:table-cell table:formula="of:=[.A1806]/1000/(60*60*24)" office:value-type="time" office:time-value="PT08H01M03.588S" calcext:value-type="time">
            <text:p>08:01:04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80.26" calcext:value-type="float">
            <text:p>980.26</text:p>
          </table:table-cell>
          <table:table-cell office:value-type="float" office:value="1194.82" calcext:value-type="float">
            <text:p>1194.82</text:p>
          </table:table-cell>
        </table:table-row>
        <table:table-row table:style-name="ro1">
          <table:table-cell office:value-type="float" office:value="28879588" calcext:value-type="float">
            <text:p>28879588</text:p>
          </table:table-cell>
          <table:table-cell table:formula="of:=[.A1807]/1000/(60*60*24)" office:value-type="time" office:time-value="PT08H01M19.588S" calcext:value-type="time">
            <text:p>08:01:20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980.73" calcext:value-type="float">
            <text:p>980.73</text:p>
          </table:table-cell>
          <table:table-cell office:value-type="float" office:value="1195.33" calcext:value-type="float">
            <text:p>1195.33</text:p>
          </table:table-cell>
        </table:table-row>
        <table:table-row table:style-name="ro1">
          <table:table-cell office:value-type="float" office:value="28895588" calcext:value-type="float">
            <text:p>28895588</text:p>
          </table:table-cell>
          <table:table-cell table:formula="of:=[.A1808]/1000/(60*60*24)" office:value-type="time" office:time-value="PT08H01M35.588S" calcext:value-type="time">
            <text:p>08:01:36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981.21" calcext:value-type="float">
            <text:p>981.21</text:p>
          </table:table-cell>
          <table:table-cell office:value-type="float" office:value="1195.83" calcext:value-type="float">
            <text:p>1195.83</text:p>
          </table:table-cell>
        </table:table-row>
        <table:table-row table:style-name="ro1">
          <table:table-cell office:value-type="float" office:value="28911588" calcext:value-type="float">
            <text:p>28911588</text:p>
          </table:table-cell>
          <table:table-cell table:formula="of:=[.A1809]/1000/(60*60*24)" office:value-type="time" office:time-value="PT08H01M51.588S" calcext:value-type="time">
            <text:p>08:01:52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81.68" calcext:value-type="float">
            <text:p>981.68</text:p>
          </table:table-cell>
          <table:table-cell office:value-type="float" office:value="1196.33" calcext:value-type="float">
            <text:p>1196.33</text:p>
          </table:table-cell>
        </table:table-row>
        <table:table-row table:style-name="ro1">
          <table:table-cell office:value-type="float" office:value="28927588" calcext:value-type="float">
            <text:p>28927588</text:p>
          </table:table-cell>
          <table:table-cell table:formula="of:=[.A1810]/1000/(60*60*24)" office:value-type="time" office:time-value="PT08H02M07.588S" calcext:value-type="time">
            <text:p>08:02:08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982.15" calcext:value-type="float">
            <text:p>982.15</text:p>
          </table:table-cell>
          <table:table-cell office:value-type="float" office:value="1196.82" calcext:value-type="float">
            <text:p>1196.82</text:p>
          </table:table-cell>
        </table:table-row>
        <table:table-row table:style-name="ro1">
          <table:table-cell office:value-type="float" office:value="28943588" calcext:value-type="float">
            <text:p>28943588</text:p>
          </table:table-cell>
          <table:table-cell table:formula="of:=[.A1811]/1000/(60*60*24)" office:value-type="time" office:time-value="PT08H02M23.588S" calcext:value-type="time">
            <text:p>08:02:24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82.62" calcext:value-type="float">
            <text:p>982.62</text:p>
          </table:table-cell>
          <table:table-cell office:value-type="float" office:value="1197.32" calcext:value-type="float">
            <text:p>1197.32</text:p>
          </table:table-cell>
        </table:table-row>
        <table:table-row table:style-name="ro1">
          <table:table-cell office:value-type="float" office:value="28959588" calcext:value-type="float">
            <text:p>28959588</text:p>
          </table:table-cell>
          <table:table-cell table:formula="of:=[.A1812]/1000/(60*60*24)" office:value-type="time" office:time-value="PT08H02M39.588S" calcext:value-type="time">
            <text:p>08:02:40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983.09" calcext:value-type="float">
            <text:p>983.09</text:p>
          </table:table-cell>
          <table:table-cell office:value-type="float" office:value="1197.81" calcext:value-type="float">
            <text:p>1197.81</text:p>
          </table:table-cell>
        </table:table-row>
        <table:table-row table:style-name="ro1">
          <table:table-cell office:value-type="float" office:value="28975588" calcext:value-type="float">
            <text:p>28975588</text:p>
          </table:table-cell>
          <table:table-cell table:formula="of:=[.A1813]/1000/(60*60*24)" office:value-type="time" office:time-value="PT08H02M55.588S" calcext:value-type="time">
            <text:p>08:02:56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83.56" calcext:value-type="float">
            <text:p>983.56</text:p>
          </table:table-cell>
          <table:table-cell office:value-type="float" office:value="1198.3" calcext:value-type="float">
            <text:p>1198.3</text:p>
          </table:table-cell>
        </table:table-row>
        <table:table-row table:style-name="ro1">
          <table:table-cell office:value-type="float" office:value="28991588" calcext:value-type="float">
            <text:p>28991588</text:p>
          </table:table-cell>
          <table:table-cell table:formula="of:=[.A1814]/1000/(60*60*24)" office:value-type="time" office:time-value="PT08H03M11.588S" calcext:value-type="time">
            <text:p>08:03:12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984.03" calcext:value-type="float">
            <text:p>984.03</text:p>
          </table:table-cell>
          <table:table-cell office:value-type="float" office:value="1198.79" calcext:value-type="float">
            <text:p>1198.79</text:p>
          </table:table-cell>
        </table:table-row>
        <table:table-row table:style-name="ro1">
          <table:table-cell office:value-type="float" office:value="29007588" calcext:value-type="float">
            <text:p>29007588</text:p>
          </table:table-cell>
          <table:table-cell table:formula="of:=[.A1815]/1000/(60*60*24)" office:value-type="time" office:time-value="PT08H03M27.588S" calcext:value-type="time">
            <text:p>08:03:28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84.5" calcext:value-type="float">
            <text:p>984.5</text:p>
          </table:table-cell>
          <table:table-cell office:value-type="float" office:value="1199.28" calcext:value-type="float">
            <text:p>1199.28</text:p>
          </table:table-cell>
        </table:table-row>
        <table:table-row table:style-name="ro1">
          <table:table-cell office:value-type="float" office:value="29023588" calcext:value-type="float">
            <text:p>29023588</text:p>
          </table:table-cell>
          <table:table-cell table:formula="of:=[.A1816]/1000/(60*60*24)" office:value-type="time" office:time-value="PT08H03M43.588S" calcext:value-type="time">
            <text:p>08:03:44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84.97" calcext:value-type="float">
            <text:p>984.97</text:p>
          </table:table-cell>
          <table:table-cell office:value-type="float" office:value="1199.77" calcext:value-type="float">
            <text:p>1199.77</text:p>
          </table:table-cell>
        </table:table-row>
        <table:table-row table:style-name="ro1">
          <table:table-cell office:value-type="float" office:value="29039588" calcext:value-type="float">
            <text:p>29039588</text:p>
          </table:table-cell>
          <table:table-cell table:formula="of:=[.A1817]/1000/(60*60*24)" office:value-type="time" office:time-value="PT08H03M59.588S" calcext:value-type="time">
            <text:p>08:04:00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985.43" calcext:value-type="float">
            <text:p>985.43</text:p>
          </table:table-cell>
          <table:table-cell office:value-type="float" office:value="1200.25" calcext:value-type="float">
            <text:p>1200.25</text:p>
          </table:table-cell>
        </table:table-row>
        <table:table-row table:style-name="ro1">
          <table:table-cell office:value-type="float" office:value="29055588" calcext:value-type="float">
            <text:p>29055588</text:p>
          </table:table-cell>
          <table:table-cell table:formula="of:=[.A1818]/1000/(60*60*24)" office:value-type="time" office:time-value="PT08H04M15.588S" calcext:value-type="time">
            <text:p>08:04:16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85.9" calcext:value-type="float">
            <text:p>985.9</text:p>
          </table:table-cell>
          <table:table-cell office:value-type="float" office:value="1200.73" calcext:value-type="float">
            <text:p>1200.73</text:p>
          </table:table-cell>
        </table:table-row>
        <table:table-row table:style-name="ro1">
          <table:table-cell office:value-type="float" office:value="29071588" calcext:value-type="float">
            <text:p>29071588</text:p>
          </table:table-cell>
          <table:table-cell table:formula="of:=[.A1819]/1000/(60*60*24)" office:value-type="time" office:time-value="PT08H04M31.588S" calcext:value-type="time">
            <text:p>08:04:32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37" calcext:value-type="float">
            <text:p>107.37</text:p>
          </table:table-cell>
          <table:table-cell office:value-type="float" office:value="986.36" calcext:value-type="float">
            <text:p>986.36</text:p>
          </table:table-cell>
          <table:table-cell office:value-type="float" office:value="1201.21" calcext:value-type="float">
            <text:p>1201.21</text:p>
          </table:table-cell>
        </table:table-row>
        <table:table-row table:style-name="ro1">
          <table:table-cell office:value-type="float" office:value="29087588" calcext:value-type="float">
            <text:p>29087588</text:p>
          </table:table-cell>
          <table:table-cell table:formula="of:=[.A1820]/1000/(60*60*24)" office:value-type="time" office:time-value="PT08H04M47.588S" calcext:value-type="time">
            <text:p>08:04:48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86.82" calcext:value-type="float">
            <text:p>986.82</text:p>
          </table:table-cell>
          <table:table-cell office:value-type="float" office:value="1201.69" calcext:value-type="float">
            <text:p>1201.69</text:p>
          </table:table-cell>
        </table:table-row>
        <table:table-row table:style-name="ro1">
          <table:table-cell office:value-type="float" office:value="29103588" calcext:value-type="float">
            <text:p>29103588</text:p>
          </table:table-cell>
          <table:table-cell table:formula="of:=[.A1821]/1000/(60*60*24)" office:value-type="time" office:time-value="PT08H05M03.588S" calcext:value-type="time">
            <text:p>08:05:04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987.28" calcext:value-type="float">
            <text:p>987.28</text:p>
          </table:table-cell>
          <table:table-cell office:value-type="float" office:value="1202.16" calcext:value-type="float">
            <text:p>1202.16</text:p>
          </table:table-cell>
        </table:table-row>
        <table:table-row table:style-name="ro1">
          <table:table-cell office:value-type="float" office:value="29119588" calcext:value-type="float">
            <text:p>29119588</text:p>
          </table:table-cell>
          <table:table-cell table:formula="of:=[.A1822]/1000/(60*60*24)" office:value-type="time" office:time-value="PT08H05M19.588S" calcext:value-type="time">
            <text:p>08:05:20</text:p>
          </table:table-cell>
          <table:table-cell office:value-type="float" office:value="1.03" calcext:value-type="float">
            <text:p>1.03</text:p>
          </table:table-cell>
          <table:table-cell office:value-type="float" office:value="103.3" calcext:value-type="float">
            <text:p>103.3</text:p>
          </table:table-cell>
          <table:table-cell office:value-type="float" office:value="106.02" calcext:value-type="float">
            <text:p>106.02</text:p>
          </table:table-cell>
          <table:table-cell office:value-type="float" office:value="987.74" calcext:value-type="float">
            <text:p>987.74</text:p>
          </table:table-cell>
          <table:table-cell office:value-type="float" office:value="1202.64" calcext:value-type="float">
            <text:p>1202.64</text:p>
          </table:table-cell>
        </table:table-row>
        <table:table-row table:style-name="ro1">
          <table:table-cell office:value-type="float" office:value="29135588" calcext:value-type="float">
            <text:p>29135588</text:p>
          </table:table-cell>
          <table:table-cell table:formula="of:=[.A1823]/1000/(60*60*24)" office:value-type="time" office:time-value="PT08H05M35.588S" calcext:value-type="time">
            <text:p>08:05:36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88.2" calcext:value-type="float">
            <text:p>988.2</text:p>
          </table:table-cell>
          <table:table-cell office:value-type="float" office:value="1203.1" calcext:value-type="float">
            <text:p>1203.1</text:p>
          </table:table-cell>
        </table:table-row>
        <table:table-row table:style-name="ro1">
          <table:table-cell office:value-type="float" office:value="29151588" calcext:value-type="float">
            <text:p>29151588</text:p>
          </table:table-cell>
          <table:table-cell table:formula="of:=[.A1824]/1000/(60*60*24)" office:value-type="time" office:time-value="PT08H05M51.588S" calcext:value-type="time">
            <text:p>08:05:52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988.66" calcext:value-type="float">
            <text:p>988.66</text:p>
          </table:table-cell>
          <table:table-cell office:value-type="float" office:value="1203.57" calcext:value-type="float">
            <text:p>1203.57</text:p>
          </table:table-cell>
        </table:table-row>
        <table:table-row table:style-name="ro1">
          <table:table-cell office:value-type="float" office:value="29167588" calcext:value-type="float">
            <text:p>29167588</text:p>
          </table:table-cell>
          <table:table-cell table:formula="of:=[.A1825]/1000/(60*60*24)" office:value-type="time" office:time-value="PT08H06M07.588S" calcext:value-type="time">
            <text:p>08:06:08</text:p>
          </table:table-cell>
          <table:table-cell office:value-type="float" office:value="1.01" calcext:value-type="float">
            <text:p>1.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86" calcext:value-type="float">
            <text:p>103.86</text:p>
          </table:table-cell>
          <table:table-cell office:value-type="float" office:value="989.11" calcext:value-type="float">
            <text:p>989.11</text:p>
          </table:table-cell>
          <table:table-cell office:value-type="float" office:value="1204.03" calcext:value-type="float">
            <text:p>1204.03</text:p>
          </table:table-cell>
        </table:table-row>
        <table:table-row table:style-name="ro1">
          <table:table-cell office:value-type="float" office:value="29183588" calcext:value-type="float">
            <text:p>29183588</text:p>
          </table:table-cell>
          <table:table-cell table:formula="of:=[.A1826]/1000/(60*60*24)" office:value-type="time" office:time-value="PT08H06M23.588S" calcext:value-type="time">
            <text:p>08:06:24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2.63" calcext:value-type="float">
            <text:p>102.63</text:p>
          </table:table-cell>
          <table:table-cell office:value-type="float" office:value="989.57" calcext:value-type="float">
            <text:p>989.57</text:p>
          </table:table-cell>
          <table:table-cell office:value-type="float" office:value="1204.49" calcext:value-type="float">
            <text:p>1204.49</text:p>
          </table:table-cell>
        </table:table-row>
        <table:table-row table:style-name="ro1">
          <table:table-cell office:value-type="float" office:value="29199588" calcext:value-type="float">
            <text:p>29199588</text:p>
          </table:table-cell>
          <table:table-cell table:formula="of:=[.A1827]/1000/(60*60*24)" office:value-type="time" office:time-value="PT08H06M39.588S" calcext:value-type="time">
            <text:p>08:06:40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2" calcext:value-type="float">
            <text:p>102.12</text:p>
          </table:table-cell>
          <table:table-cell office:value-type="float" office:value="990.02" calcext:value-type="float">
            <text:p>990.02</text:p>
          </table:table-cell>
          <table:table-cell office:value-type="float" office:value="1204.95" calcext:value-type="float">
            <text:p>1204.95</text:p>
          </table:table-cell>
        </table:table-row>
        <table:table-row table:style-name="ro1">
          <table:table-cell office:value-type="float" office:value="29215588" calcext:value-type="float">
            <text:p>29215588</text:p>
          </table:table-cell>
          <table:table-cell table:formula="of:=[.A1828]/1000/(60*60*24)" office:value-type="time" office:time-value="PT08H06M55.588S" calcext:value-type="time">
            <text:p>08:06:56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31" calcext:value-type="float">
            <text:p>101.31</text:p>
          </table:table-cell>
          <table:table-cell office:value-type="float" office:value="990.47" calcext:value-type="float">
            <text:p>990.47</text:p>
          </table:table-cell>
          <table:table-cell office:value-type="float" office:value="1205.4" calcext:value-type="float">
            <text:p>1205.4</text:p>
          </table:table-cell>
        </table:table-row>
        <table:table-row table:style-name="ro1">
          <table:table-cell office:value-type="float" office:value="29217588" calcext:value-type="float">
            <text:p>29217588</text:p>
          </table:table-cell>
          <table:table-cell table:formula="of:=[.A1829]/1000/(60*60*24)" office:value-type="time" office:time-value="PT08H06M57.588S" calcext:value-type="time">
            <text:p>08:06:58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90.53" calcext:value-type="float">
            <text:p>990.53</text:p>
          </table:table-cell>
          <table:table-cell office:value-type="float" office:value="1205.45" calcext:value-type="float">
            <text:p>1205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1T00:47:59.168000000</dc:date>
    <meta:editing-duration>PT5M11S</meta:editing-duration>
    <meta:editing-cycles>2</meta:editing-cycles>
    <meta:generator>LibreOffice/6.4.2.2$Windows_X86_64 LibreOffice_project/4e471d8c02c9c90f512f7f9ead8875b57fcb1ec3</meta:generator>
    <meta:document-statistic meta:table-count="1" meta:cell-count="128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4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3cm" svg:height="15.2cm" xlink:href=".." xlink:type="simple" chart:class="chart:line" chart:style-name="ch1">
        <chart:title svg:x="10.187cm" svg:y="0.44cm" chart:style-name="ch2">
          <text:p>Conrad AAA (ooc) @ 10 Ohm #1</text:p>
        </chart:title>
        <chart:legend chart:legend-position="end" svg:x="24.568cm" svg:y="7.301cm" style:legend-expansion="high" chart:style-name="ch3"/>
        <chart:plot-area chart:style-name="ch4" table:cell-range-address="LOGGER00.B1:LOGGER00.C1829" chart:data-source-has-labels="both" svg:x="0.54cm" svg:y="1.523cm" svg:width="23.488cm" svg:height="13.373cm">
          <chartooo:coordinate-region svg:x="1.452cm" svg:y="1.523cm" svg:width="22.435cm" svg:height="12.044cm"/>
          <chart:axis chart:dimension="x" chart:name="primary-x" chart:style-name="ch5" chartooo:axis-type="auto">
            <chartooo:date-scale/>
            <chart:categories table:cell-range-address="LOGGER00.B2:LOGGER00.B18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829" chart:label-cell-address="LOGGER00.C1:LOGGER00.C1" chart:class="chart:line">
            <chart:data-point chart:repeated="18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829</svg:desc>
                </draw:g>
              </table:table-cell>
              <table:table-cell office:value-type="float" office:value="1.43">
                <text:p>1.43</text:p>
                <draw:g>
                  <svg:desc>LOGGER00.C2:LOGGER00.C1829</svg:desc>
                </draw:g>
              </table:table-cell>
            </table:table-row>
            <table:table-row>
              <table:table-cell office:value-type="float" office:value="0.000180416666666667">
                <text:p>0.00018041666666666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365601851851852">
                <text:p>0.00036560185185185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0.000550787037037037">
                <text:p>0.00055078703703703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735972222222222">
                <text:p>0.00073597222222222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921157407407407">
                <text:p>0.00092115740740740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10634259259259">
                <text:p>0.0011063425925925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29152777777778">
                <text:p>0.001291527777777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47671296296296">
                <text:p>0.0014767129629629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166189814814815">
                <text:p>0.001661898148148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84708333333333">
                <text:p>0.001847083333333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03226851851852">
                <text:p>0.0020322685185185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2174537037037">
                <text:p>0.002217453703703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40263888888889">
                <text:p>0.002402638888888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58782407407407">
                <text:p>0.0025878240740740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77300925925926">
                <text:p>0.0027730092592592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95819444444444">
                <text:p>0.0029581944444444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14337962962963">
                <text:p>0.0031433796296296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32856481481481">
                <text:p>0.0033285648148148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51375">
                <text:p>0.0035137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69893518518518">
                <text:p>0.0036989351851851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88412037037037">
                <text:p>0.0038841203703703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06930555555556">
                <text:p>0.0040693055555555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25449074074074">
                <text:p>0.0042544907407407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43967592592593">
                <text:p>0.0044396759259259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462484953703704">
                <text:p>0.0046248495370370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81003472222222">
                <text:p>0.004810034722222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99523148148148">
                <text:p>0.0049952314814814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18041666666667">
                <text:p>0.0051804166666666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36560185185185">
                <text:p>0.0053656018518518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55078703703704">
                <text:p>0.0055507870370370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73597222222222">
                <text:p>0.005735972222222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92115740740741">
                <text:p>0.0059211574074074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610634259259259">
                <text:p>0.006106342592592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9152777777778">
                <text:p>0.0062915277777777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47671296296296">
                <text:p>0.006476712962962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66189814814815">
                <text:p>0.0066618981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84708333333333">
                <text:p>0.0068470833333333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03226851851852">
                <text:p>0.0070322685185185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2174537037037">
                <text:p>0.00721745370370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40263888888889">
                <text:p>0.0074026388888888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58782407407407">
                <text:p>0.0075878240740740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77300925925926">
                <text:p>0.0077730092592592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95819444444444">
                <text:p>0.0079581944444444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814337962962963">
                <text:p>0.0081433796296296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832856481481482">
                <text:p>0.0083285648148148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51375">
                <text:p>0.0085137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69893518518519">
                <text:p>0.0086989351851851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88412037037037">
                <text:p>0.00888412037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06930555555555">
                <text:p>0.0090693055555555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25449074074074">
                <text:p>0.0092544907407407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43967592592593">
                <text:p>0.0094396759259259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62486111111111">
                <text:p>0.0096248611111111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8100462962963">
                <text:p>0.00981004629629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99523148148148">
                <text:p>0.0099952314814814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101804166666667">
                <text:p>0.0101804166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3656018518519">
                <text:p>0.0103656018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550787037037">
                <text:p>0.0105507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7359722222222">
                <text:p>0.0107359722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9211458333333">
                <text:p>0.0109211458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1063425925926">
                <text:p>0.0111063425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2915277777778">
                <text:p>0.0112915277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476712962963">
                <text:p>0.01147671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6618981481481">
                <text:p>0.011661898148148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8470717592593">
                <text:p>0.011847071759259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0322685185185">
                <text:p>0.01203226851851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2174537037037">
                <text:p>0.012217453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4026388888889">
                <text:p>0.01240263888888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5878240740741">
                <text:p>0.012587824074074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7730092592593">
                <text:p>0.012773009259259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9581828703704">
                <text:p>0.012958182870370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1433796296296">
                <text:p>0.01314337962962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3285648148148">
                <text:p>0.01332856481481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51375">
                <text:p>0.013513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6989351851852">
                <text:p>0.013698935185185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8841203703704">
                <text:p>0.013884120370370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0693055555556">
                <text:p>0.01406930555555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2544907407407">
                <text:p>0.014254490740740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4396759259259">
                <text:p>0.014439675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6248611111111">
                <text:p>0.014624861111111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8100462962963">
                <text:p>0.014810046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9952314814815">
                <text:p>0.014995231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1804166666667">
                <text:p>0.01518041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3656018518519">
                <text:p>0.0153656018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550787037037">
                <text:p>0.01555078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7359722222222">
                <text:p>0.015735972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9211574074074">
                <text:p>0.0159211574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1063425925926">
                <text:p>0.0161063425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2915277777778">
                <text:p>0.01629152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476712962963">
                <text:p>0.0164767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6618981481481">
                <text:p>0.016661898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8470717592593">
                <text:p>0.0168470717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0322685185185">
                <text:p>0.017032268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2174537037037">
                <text:p>0.01721745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4026388888889">
                <text:p>0.017402638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5878240740741">
                <text:p>0.0175878240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7730092592593">
                <text:p>0.017773009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9581944444444">
                <text:p>0.0179581944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1433796296296">
                <text:p>0.018143379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3285648148148">
                <text:p>0.018328564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51375">
                <text:p>0.018513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6989351851852">
                <text:p>0.018698935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8841203703704">
                <text:p>0.018884120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0693055555556">
                <text:p>0.019069305555555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2544907407407">
                <text:p>0.019254490740740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4396759259259">
                <text:p>0.019439675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6248611111111">
                <text:p>0.019624861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8100462962963">
                <text:p>0.01981004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9952314814815">
                <text:p>0.019995231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1804166666667">
                <text:p>0.020180416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3656018518518">
                <text:p>0.020365601851851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550787037037">
                <text:p>0.02055078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7359722222222">
                <text:p>0.020735972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9211574074074">
                <text:p>0.020921157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1063425925926">
                <text:p>0.02110634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2915277777778">
                <text:p>0.02129152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476712962963">
                <text:p>0.0214767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6618981481481">
                <text:p>0.0216618981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8470833333333">
                <text:p>0.02184708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0322685185185">
                <text:p>0.02203226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2174537037037">
                <text:p>0.02221745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4026388888889">
                <text:p>0.02240263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5878240740741">
                <text:p>0.02258782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7730092592593">
                <text:p>0.02277300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9581944444444">
                <text:p>0.022958194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1433796296296">
                <text:p>0.02314337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3285648148148">
                <text:p>0.02332856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51375">
                <text:p>0.023513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6989351851852">
                <text:p>0.02369893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8841203703704">
                <text:p>0.0238841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0693055555556">
                <text:p>0.02406930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2544791666667">
                <text:p>0.024254479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4396759259259">
                <text:p>0.02443967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6248611111111">
                <text:p>0.02462486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8100462962963">
                <text:p>0.02481004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9952314814815">
                <text:p>0.02499523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1804166666667">
                <text:p>0.025180416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3656018518519">
                <text:p>0.0253656018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550787037037">
                <text:p>0.0255507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7359722222222">
                <text:p>0.02573597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9211458333333">
                <text:p>0.0259211458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1063425925926">
                <text:p>0.0261063425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2915277777778">
                <text:p>0.02629152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476712962963">
                <text:p>0.0264767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6618981481481">
                <text:p>0.0266618981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8470833333333">
                <text:p>0.02684708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0322685185185">
                <text:p>0.02703226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2174421296296">
                <text:p>0.027217442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4026388888889">
                <text:p>0.027402638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5878240740741">
                <text:p>0.027587824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7730092592593">
                <text:p>0.02777300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9581944444444">
                <text:p>0.027958194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81433796296296">
                <text:p>0.02814337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3285648148148">
                <text:p>0.02832856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5137384259259">
                <text:p>0.028513738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6989351851852">
                <text:p>0.02869893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8841203703704">
                <text:p>0.02888412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0693055555556">
                <text:p>0.02906930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2544907407407">
                <text:p>0.02925449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4396759259259">
                <text:p>0.0294396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6248611111111">
                <text:p>0.02962486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8100462962963">
                <text:p>0.0298100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9952314814815">
                <text:p>0.02999523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1804166666667">
                <text:p>0.03018041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3656018518519">
                <text:p>0.03036560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550787037037">
                <text:p>0.030550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7359722222222">
                <text:p>0.03073597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9211574074074">
                <text:p>0.03092115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1063425925926">
                <text:p>0.03110634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2915277777778">
                <text:p>0.03129152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476712962963">
                <text:p>0.0314767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6618981481481">
                <text:p>0.03166189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8470833333333">
                <text:p>0.03184708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0322685185185">
                <text:p>0.03203226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2174537037037">
                <text:p>0.0322174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4026388888889">
                <text:p>0.0324026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5878240740741">
                <text:p>0.0325878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7730092592593">
                <text:p>0.03277300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9581944444444">
                <text:p>0.03295819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1433796296296">
                <text:p>0.03314337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3285648148148">
                <text:p>0.03332856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51375">
                <text:p>0.033513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6989351851852">
                <text:p>0.0336989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8841203703704">
                <text:p>0.03388412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0693055555556">
                <text:p>0.03406930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2544907407407">
                <text:p>0.03425449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4396759259259">
                <text:p>0.03443967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6248611111111">
                <text:p>0.03462486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8100462962963">
                <text:p>0.034810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9952314814815">
                <text:p>0.03499523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1804166666667">
                <text:p>0.0351804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3656018518519">
                <text:p>0.03536560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550787037037">
                <text:p>0.0355507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7359722222222">
                <text:p>0.03573597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9211574074074">
                <text:p>0.0359211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1063425925926">
                <text:p>0.03610634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2915277777778">
                <text:p>0.03629152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476712962963">
                <text:p>0.0364767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6618981481482">
                <text:p>0.036661898148148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8470833333333">
                <text:p>0.03684708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0322685185185">
                <text:p>0.03703226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2174537037037">
                <text:p>0.037217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4026388888889">
                <text:p>0.0374026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5878240740741">
                <text:p>0.0375878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77730092592593">
                <text:p>0.0377730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9581944444444">
                <text:p>0.037958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1433680555556">
                <text:p>0.03814336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3285648148148">
                <text:p>0.0383285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51375">
                <text:p>0.03851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6989351851852">
                <text:p>0.0386989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8841203703704">
                <text:p>0.0388841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0693055555556">
                <text:p>0.0390693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2544907407407">
                <text:p>0.0392544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4396759259259">
                <text:p>0.0394396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6248611111111">
                <text:p>0.0396248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8100462962963">
                <text:p>0.0398100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9952314814815">
                <text:p>0.0399952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1804166666667">
                <text:p>0.040180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3656018518519">
                <text:p>0.0403656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550787037037">
                <text:p>0.040550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7359722222222">
                <text:p>0.040735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9211574074074">
                <text:p>0.040921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1063425925926">
                <text:p>0.0411063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2915277777778">
                <text:p>0.0412915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476712962963">
                <text:p>0.041476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6618981481482">
                <text:p>0.0416618981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8470833333333">
                <text:p>0.0418470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0322685185185">
                <text:p>0.042032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2174537037037">
                <text:p>0.042217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4026388888889">
                <text:p>0.0424026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5878240740741">
                <text:p>0.0425878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7730092592593">
                <text:p>0.0427730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9581944444444">
                <text:p>0.0429581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1433796296296">
                <text:p>0.043143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3285648148148">
                <text:p>0.0433285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51375">
                <text:p>0.04351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6989351851852">
                <text:p>0.043698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841203703704">
                <text:p>0.0438841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693055555556">
                <text:p>0.0440693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2544907407407">
                <text:p>0.0442544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4396759259259">
                <text:p>0.044439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6248611111111">
                <text:p>0.0446248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8100462962963">
                <text:p>0.044810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9952314814815">
                <text:p>0.0449952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1804166666667">
                <text:p>0.0451804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3656018518519">
                <text:p>0.04536560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550787037037">
                <text:p>0.045550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7359722222222">
                <text:p>0.0457359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9211574074074">
                <text:p>0.04592115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1063425925926">
                <text:p>0.046106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2915277777778">
                <text:p>0.0462915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476712962963">
                <text:p>0.046476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6618981481482">
                <text:p>0.0466618981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8470833333333">
                <text:p>0.0468470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0322685185185">
                <text:p>0.047032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2174537037037">
                <text:p>0.047217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4026388888889">
                <text:p>0.0474026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5878240740741">
                <text:p>0.0475878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7730092592593">
                <text:p>0.0477730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9581944444444">
                <text:p>0.0479581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1433796296296">
                <text:p>0.048143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3285648148148">
                <text:p>0.0483285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51375">
                <text:p>0.04851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6989351851852">
                <text:p>0.048698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8841203703704">
                <text:p>0.0488841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693055555556">
                <text:p>0.0490693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2544907407407">
                <text:p>0.0492544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4396759259259">
                <text:p>0.049439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6248611111111">
                <text:p>0.0496248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8100462962963">
                <text:p>0.049810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52314814815">
                <text:p>0.049995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804166666667">
                <text:p>0.0501804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3656018518519">
                <text:p>0.0503656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50787037037">
                <text:p>0.050550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59722222222">
                <text:p>0.050735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211574074074">
                <text:p>0.050921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1063425925926">
                <text:p>0.051106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2915277777778">
                <text:p>0.051291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76712962963">
                <text:p>0.051476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618981481481">
                <text:p>0.0516618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470833333333">
                <text:p>0.051847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322685185185">
                <text:p>0.052032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174537037037">
                <text:p>0.052217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4026388888889">
                <text:p>0.0524026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5878240740741">
                <text:p>0.0525878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7730092592593">
                <text:p>0.0527730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581944444444">
                <text:p>0.052958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1433796296296">
                <text:p>0.0531433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3285648148148">
                <text:p>0.053328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51375">
                <text:p>0.05351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6989351851852">
                <text:p>0.053698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841203703704">
                <text:p>0.0538841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0693055555556">
                <text:p>0.0540693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2544907407407">
                <text:p>0.054254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4396759259259">
                <text:p>0.0544396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6248611111111">
                <text:p>0.054624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8100462962963">
                <text:p>0.054810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9952314814815">
                <text:p>0.054995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1804166666667">
                <text:p>0.055180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3656018518518">
                <text:p>0.0553656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550787037037">
                <text:p>0.055550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7359722222222">
                <text:p>0.055735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9211574074074">
                <text:p>0.055921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1063425925926">
                <text:p>0.056106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2915277777778">
                <text:p>0.056291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476712962963">
                <text:p>0.056476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6618981481481">
                <text:p>0.0566618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8470833333333">
                <text:p>0.056847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0322685185185">
                <text:p>0.057032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2174537037037">
                <text:p>0.057217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4026388888889">
                <text:p>0.0574026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5878240740741">
                <text:p>0.0575878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7730092592593">
                <text:p>0.0577730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9581944444444">
                <text:p>0.057958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1433796296296">
                <text:p>0.0581433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3285648148148">
                <text:p>0.058328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5137384259259">
                <text:p>0.058513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6989351851852">
                <text:p>0.058698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8841203703704">
                <text:p>0.05888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693055555556">
                <text:p>0.0590693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2544907407407">
                <text:p>0.059254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4396759259259">
                <text:p>0.05943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248611111111">
                <text:p>0.05962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100462962963">
                <text:p>0.05981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952314814815">
                <text:p>0.05999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804166666667">
                <text:p>0.06018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656018518519">
                <text:p>0.060365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50787037037">
                <text:p>0.06055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359722222222">
                <text:p>0.06073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211574074074">
                <text:p>0.06092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1063425925926">
                <text:p>0.06110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915277777778">
                <text:p>0.06129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76712962963">
                <text:p>0.061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618981481482">
                <text:p>0.06166189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70833333333">
                <text:p>0.06184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322685185185">
                <text:p>0.06203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74537037037">
                <text:p>0.06221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4026388888889">
                <text:p>0.06240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78240740741">
                <text:p>0.06258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730092592593">
                <text:p>0.06277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81944444444">
                <text:p>0.0629581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433796296296">
                <text:p>0.06314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85648148148">
                <text:p>0.06332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1375">
                <text:p>0.06351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89351851852">
                <text:p>0.06369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841203703704">
                <text:p>0.06388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93055555556">
                <text:p>0.06406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544907407407">
                <text:p>0.06425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96759259259">
                <text:p>0.06443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48611111111">
                <text:p>0.06462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100462962963">
                <text:p>0.06481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52314814815">
                <text:p>0.06499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804166666667">
                <text:p>0.06518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656018518519">
                <text:p>0.065365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50787037037">
                <text:p>0.06555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59722222222">
                <text:p>0.06573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211574074074">
                <text:p>0.06592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1063425925926">
                <text:p>0.06610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915277777778">
                <text:p>0.06629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76712962963">
                <text:p>0.066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618981481481">
                <text:p>0.06666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70833333333">
                <text:p>0.06684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322685185185">
                <text:p>0.06703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74537037037">
                <text:p>0.06721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4026388888889">
                <text:p>0.06740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78240740741">
                <text:p>0.06758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730092592593">
                <text:p>0.06777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81944444444">
                <text:p>0.0679581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433796296296">
                <text:p>0.06814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85648148148">
                <text:p>0.06832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1375">
                <text:p>0.06851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989351851852">
                <text:p>0.06869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841203703704">
                <text:p>0.06888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693055555556">
                <text:p>0.06906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544907407407">
                <text:p>0.06925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396759259259">
                <text:p>0.06943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248611111111">
                <text:p>0.06962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100462962963">
                <text:p>0.06981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952314814815">
                <text:p>0.06999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804166666667">
                <text:p>0.07018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656018518519">
                <text:p>0.070365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50787037037">
                <text:p>0.07055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359722222222">
                <text:p>0.07073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211574074074">
                <text:p>0.07092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1063425925926">
                <text:p>0.07110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915277777778">
                <text:p>0.07129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76712962963">
                <text:p>0.071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618981481482">
                <text:p>0.07166189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470833333333">
                <text:p>0.07184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322685185185">
                <text:p>0.07203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74537037037">
                <text:p>0.07221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4026388888889">
                <text:p>0.07240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78240740741">
                <text:p>0.07258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730092592593">
                <text:p>0.07277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81944444444">
                <text:p>0.0729581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433796296296">
                <text:p>0.07314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85648148148">
                <text:p>0.07332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1375">
                <text:p>0.07351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6989351851852">
                <text:p>0.07369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841203703704">
                <text:p>0.07388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693055555555">
                <text:p>0.074069305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544907407407">
                <text:p>0.07425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396759259259">
                <text:p>0.07443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248611111111">
                <text:p>0.07462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100462962963">
                <text:p>0.07481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952314814815">
                <text:p>0.07499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804166666667">
                <text:p>0.07518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656018518518">
                <text:p>0.0753656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50787037037">
                <text:p>0.07555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359722222222">
                <text:p>0.07573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211574074074">
                <text:p>0.07592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1063425925926">
                <text:p>0.07610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915277777778">
                <text:p>0.07629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76712962963">
                <text:p>0.076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618981481481">
                <text:p>0.07666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470833333333">
                <text:p>0.07684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322685185185">
                <text:p>0.07703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174537037037">
                <text:p>0.07721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4026388888889">
                <text:p>0.07740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78240740741">
                <text:p>0.07758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729976851852">
                <text:p>0.0777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81944444444">
                <text:p>0.0779581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433796296296">
                <text:p>0.07814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85648148148">
                <text:p>0.07832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1375">
                <text:p>0.07851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6989351851852">
                <text:p>0.07869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841203703704">
                <text:p>0.07888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693055555556">
                <text:p>0.07906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544791666667">
                <text:p>0.0792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396759259259">
                <text:p>0.07943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248611111111">
                <text:p>0.07962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100462962963">
                <text:p>0.07981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952314814815">
                <text:p>0.07999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804166666667">
                <text:p>0.08018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656018518518">
                <text:p>0.0803656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50787037037">
                <text:p>0.08055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359722222222">
                <text:p>0.08073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211574074074">
                <text:p>0.08092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1063425925926">
                <text:p>0.08110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915277777778">
                <text:p>0.08129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76712962963">
                <text:p>0.081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618981481481">
                <text:p>0.08166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470833333333">
                <text:p>0.08184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322685185185">
                <text:p>0.08203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174537037037">
                <text:p>0.08221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4026388888889">
                <text:p>0.08240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878240740741">
                <text:p>0.08258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730092592593">
                <text:p>0.08277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581944444444">
                <text:p>0.0829581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433796296296">
                <text:p>0.08314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285648148148">
                <text:p>0.08332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1375">
                <text:p>0.08351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6989351851852">
                <text:p>0.08369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841203703704">
                <text:p>0.08388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693055555556">
                <text:p>0.08406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544907407407">
                <text:p>0.08425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396759259259">
                <text:p>0.08443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6248611111111">
                <text:p>0.08462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8100462962963">
                <text:p>0.08481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952314814815">
                <text:p>0.08499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804166666667">
                <text:p>0.08518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655902777778">
                <text:p>0.0853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50787037037">
                <text:p>0.08555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359722222222">
                <text:p>0.08573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9211574074074">
                <text:p>0.085921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1063425925926">
                <text:p>0.08610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915277777778">
                <text:p>0.08629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76712962963">
                <text:p>0.086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618981481481">
                <text:p>0.086661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8470833333333">
                <text:p>0.08684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322685185185">
                <text:p>0.087032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2174537037037">
                <text:p>0.08721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4026388888889">
                <text:p>0.08740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78125">
                <text:p>0.0875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730092592593">
                <text:p>0.08777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581944444444">
                <text:p>0.087958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1433796296296">
                <text:p>0.088143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3285648148148">
                <text:p>0.088328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51375">
                <text:p>0.08851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6989351851852">
                <text:p>0.088698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8841203703704">
                <text:p>0.088884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0693055555555">
                <text:p>0.089069305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2544907407407">
                <text:p>0.08925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396759259259">
                <text:p>0.08943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6248611111111">
                <text:p>0.089624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8100462962963">
                <text:p>0.089810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9952314814815">
                <text:p>0.08999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1804166666667">
                <text:p>0.090180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3656018518518">
                <text:p>0.0903656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50787037037">
                <text:p>0.09055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7359722222222">
                <text:p>0.09073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9211574074074">
                <text:p>0.090921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1063425925926">
                <text:p>0.091106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2915277777778">
                <text:p>0.09129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476712962963">
                <text:p>0.09147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618981481481">
                <text:p>0.09166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470833333333">
                <text:p>0.091847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0322685185185">
                <text:p>0.092032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2174537037037">
                <text:p>0.09221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4026388888889">
                <text:p>0.092402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5878240740741">
                <text:p>0.092587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7730092592593">
                <text:p>0.092773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9581944444444">
                <text:p>0.092958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1433680555556">
                <text:p>0.093143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3285648148148">
                <text:p>0.093328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51375">
                <text:p>0.09351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6989351851852">
                <text:p>0.093698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841203703704">
                <text:p>0.093884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0693055555555">
                <text:p>0.094069305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544907407407">
                <text:p>0.094254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4396759259259">
                <text:p>0.09443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6248611111111">
                <text:p>0.094624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8100462962963">
                <text:p>0.094810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9952314814815">
                <text:p>0.09499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804166666667">
                <text:p>0.095180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656018518518">
                <text:p>0.09536560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50787037037">
                <text:p>0.09555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359722222222">
                <text:p>0.09573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211574074074">
                <text:p>0.095921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1063425925926">
                <text:p>0.096106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2915277777778">
                <text:p>0.09629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476712962963">
                <text:p>0.09647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6618981481481">
                <text:p>0.096661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8470833333333">
                <text:p>0.096847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322685185185">
                <text:p>0.097032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2174537037037">
                <text:p>0.09721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4026388888889">
                <text:p>0.097402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5878240740741">
                <text:p>0.097587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730092592593">
                <text:p>0.097773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9581944444444">
                <text:p>0.097958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1433796296296">
                <text:p>0.098143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3285648148148">
                <text:p>0.098328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51375">
                <text:p>0.09851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6989351851852">
                <text:p>0.098698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8841203703704">
                <text:p>0.098884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0693055555556">
                <text:p>0.099069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2544907407407">
                <text:p>0.099254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396759259259">
                <text:p>0.09943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6248611111111">
                <text:p>0.099624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8100462962963">
                <text:p>0.099810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952314814815">
                <text:p>0.09999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180416666667">
                <text:p>0.100180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65601851852">
                <text:p>0.100365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550787037037">
                <text:p>0.10055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35972222222">
                <text:p>0.100735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21145833333">
                <text:p>0.10092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106342592593">
                <text:p>0.101106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91527777778">
                <text:p>0.10129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76712962963">
                <text:p>0.10147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61898148148">
                <text:p>0.101661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47083333333">
                <text:p>0.101847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32268518519">
                <text:p>0.102032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17453703704">
                <text:p>0.102217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402638888889">
                <text:p>0.102402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87824074074">
                <text:p>0.102587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773009259259">
                <text:p>0.102773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58194444444">
                <text:p>0.102958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14337962963">
                <text:p>0.10314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28564814815">
                <text:p>0.103328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513738425926">
                <text:p>0.10351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698935185185">
                <text:p>0.103698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8412037037">
                <text:p>0.10388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69305555556">
                <text:p>0.104069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254490740741">
                <text:p>0.104254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39675925926">
                <text:p>0.104439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24861111111">
                <text:p>0.104624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10046296296">
                <text:p>0.104810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95231481481">
                <text:p>0.104995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80416666667">
                <text:p>0.105180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65601851852">
                <text:p>0.105365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550787037037">
                <text:p>0.10555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35972222222">
                <text:p>0.105735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21145833333">
                <text:p>0.10592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106342592593">
                <text:p>0.106106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91527777778">
                <text:p>0.10629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76712962963">
                <text:p>0.10647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61898148148">
                <text:p>0.106661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47083333333">
                <text:p>0.106847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32268518519">
                <text:p>0.107032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17453703704">
                <text:p>0.107217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402638888889">
                <text:p>0.107402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7824074074">
                <text:p>0.107587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773009259259">
                <text:p>0.107773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58194444444">
                <text:p>0.107958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4337962963">
                <text:p>0.10814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28564814815">
                <text:p>0.108328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51375">
                <text:p>0.10851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98935185185">
                <text:p>0.108698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8412037037">
                <text:p>0.10888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69305555556">
                <text:p>0.109069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54490740741">
                <text:p>0.109254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39675925926">
                <text:p>0.109439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24861111111">
                <text:p>0.109624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810046296296">
                <text:p>0.109810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95231481481">
                <text:p>0.109995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80416666667">
                <text:p>0.110180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65601851852">
                <text:p>0.110365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50787037037">
                <text:p>0.11055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35972222222">
                <text:p>0.110735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21157407407">
                <text:p>0.110921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106342592593">
                <text:p>0.11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91527777778">
                <text:p>0.11129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76712962963">
                <text:p>0.11147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61898148148">
                <text:p>0.111661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47083333333">
                <text:p>0.111847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32268518519">
                <text:p>0.112032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17453703704">
                <text:p>0.112217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402638888889">
                <text:p>0.112402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87824074074">
                <text:p>0.112587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73009259259">
                <text:p>0.112773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58194444444">
                <text:p>0.112958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4337962963">
                <text:p>0.11314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28564814815">
                <text:p>0.113328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1375">
                <text:p>0.11351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98935185185">
                <text:p>0.11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8412037037">
                <text:p>0.11388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69305555556">
                <text:p>0.114069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54490740741">
                <text:p>0.114254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39675925926">
                <text:p>0.114439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24861111111">
                <text:p>0.114624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810046296296">
                <text:p>0.114810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95231481481">
                <text:p>0.114995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80416666667">
                <text:p>0.115180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65601851852">
                <text:p>0.115365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50787037037">
                <text:p>0.115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35972222222">
                <text:p>0.115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21157407407">
                <text:p>0.115921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106342592593">
                <text:p>0.116106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91527777778">
                <text:p>0.11629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76712962963">
                <text:p>0.116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61898148148">
                <text:p>0.116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47083333333">
                <text:p>0.116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32268518519">
                <text:p>0.117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17453703704">
                <text:p>0.11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402638888889">
                <text:p>0.117402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87824074074">
                <text:p>0.117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73009259259">
                <text:p>0.117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8194444444">
                <text:p>0.117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4337962963">
                <text:p>0.11814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28564814815">
                <text:p>0.118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1375">
                <text:p>0.118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98935185185">
                <text:p>0.118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8412037037">
                <text:p>0.11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69305555556">
                <text:p>0.119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54490740741">
                <text:p>0.119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39675925926">
                <text:p>0.119439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24861111111">
                <text:p>0.119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10046296296">
                <text:p>0.119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95231481481">
                <text:p>0.119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80416666667">
                <text:p>0.120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65601851852">
                <text:p>0.12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50787037037">
                <text:p>0.120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35972222222">
                <text:p>0.120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21157407407">
                <text:p>0.120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106342592593">
                <text:p>0.12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91527777778">
                <text:p>0.12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76712962963">
                <text:p>0.121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61898148148">
                <text:p>0.121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47083333333">
                <text:p>0.121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32268518519">
                <text:p>0.122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17453703704">
                <text:p>0.122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402638888889">
                <text:p>0.122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87824074074">
                <text:p>0.122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73009259259">
                <text:p>0.12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8194444444">
                <text:p>0.122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4337962963">
                <text:p>0.123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28564814815">
                <text:p>0.123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1375">
                <text:p>0.123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98935185185">
                <text:p>0.12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8412037037">
                <text:p>0.123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69305555556">
                <text:p>0.124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54490740741">
                <text:p>0.124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39675925926">
                <text:p>0.124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24861111111">
                <text:p>0.124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10046296296">
                <text:p>0.124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95231481481">
                <text:p>0.124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80416666667">
                <text:p>0.125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65601851852">
                <text:p>0.125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50787037037">
                <text:p>0.125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35972222222">
                <text:p>0.125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21157407407">
                <text:p>0.125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106342592593">
                <text:p>0.126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91527777778">
                <text:p>0.126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76712962963">
                <text:p>0.126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61898148148">
                <text:p>0.126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47083333333">
                <text:p>0.126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32268518519">
                <text:p>0.127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17453703704">
                <text:p>0.12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402638888889">
                <text:p>0.127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878125">
                <text:p>0.12758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73009259259">
                <text:p>0.127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8194444444">
                <text:p>0.127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4337962963">
                <text:p>0.128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8564814815">
                <text:p>0.128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1375">
                <text:p>0.128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98935185185">
                <text:p>0.128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8412037037">
                <text:p>0.12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69305555556">
                <text:p>0.129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54490740741">
                <text:p>0.129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39675925926">
                <text:p>0.129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24861111111">
                <text:p>0.129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10046296296">
                <text:p>0.129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95231481481">
                <text:p>0.129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80416666667">
                <text:p>0.130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65601851852">
                <text:p>0.13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50787037037">
                <text:p>0.130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35972222222">
                <text:p>0.130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21157407407">
                <text:p>0.130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106342592593">
                <text:p>0.13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91527777778">
                <text:p>0.13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76712962963">
                <text:p>0.131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61898148148">
                <text:p>0.131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47083333333">
                <text:p>0.131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32268518519">
                <text:p>0.132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7453703704">
                <text:p>0.132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402638888889">
                <text:p>0.132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87824074074">
                <text:p>0.132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73009259259">
                <text:p>0.13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8194444444">
                <text:p>0.132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4337962963">
                <text:p>0.133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8564814815">
                <text:p>0.133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1375">
                <text:p>0.133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8935185185">
                <text:p>0.13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8412037037">
                <text:p>0.133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69305555556">
                <text:p>0.134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54490740741">
                <text:p>0.134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9675925926">
                <text:p>0.134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24861111111">
                <text:p>0.134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10046296296">
                <text:p>0.134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95231481481">
                <text:p>0.134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80416666667">
                <text:p>0.135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65601851852">
                <text:p>0.135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50787037037">
                <text:p>0.135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35972222222">
                <text:p>0.135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21157407407">
                <text:p>0.135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106342592593">
                <text:p>0.136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91527777778">
                <text:p>0.136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76712962963">
                <text:p>0.136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61898148148">
                <text:p>0.136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47083333333">
                <text:p>0.136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32268518519">
                <text:p>0.137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7453703704">
                <text:p>0.13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402638888889">
                <text:p>0.137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87824074074">
                <text:p>0.137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73009259259">
                <text:p>0.137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8194444444">
                <text:p>0.137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4337962963">
                <text:p>0.138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8564814815">
                <text:p>0.138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1375">
                <text:p>0.138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8935185185">
                <text:p>0.138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8412037037">
                <text:p>0.13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9305555556">
                <text:p>0.139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54490740741">
                <text:p>0.139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9675925926">
                <text:p>0.139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24861111111">
                <text:p>0.139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10046296296">
                <text:p>0.139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95231481481">
                <text:p>0.139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80416666667">
                <text:p>0.140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65601851852">
                <text:p>0.14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50787037037">
                <text:p>0.140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35972222222">
                <text:p>0.140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21157407407">
                <text:p>0.140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106342592593">
                <text:p>0.14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91527777778">
                <text:p>0.14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76712962963">
                <text:p>0.141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61898148148">
                <text:p>0.141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7083333333">
                <text:p>0.141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32268518519">
                <text:p>0.142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7453703704">
                <text:p>0.142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402638888889">
                <text:p>0.142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7824074074">
                <text:p>0.142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73009259259">
                <text:p>0.14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8194444444">
                <text:p>0.142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4337962963">
                <text:p>0.143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8564814815">
                <text:p>0.143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1375">
                <text:p>0.143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8935185185">
                <text:p>0.14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8412037037">
                <text:p>0.143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69305555556">
                <text:p>0.144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54490740741">
                <text:p>0.144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9675925926">
                <text:p>0.144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4861111111">
                <text:p>0.144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10046296296">
                <text:p>0.144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95231481481">
                <text:p>0.144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80416666667">
                <text:p>0.145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65601851852">
                <text:p>0.145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50787037037">
                <text:p>0.145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35972222222">
                <text:p>0.145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21157407407">
                <text:p>0.145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106342592593">
                <text:p>0.146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91527777778">
                <text:p>0.146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76712962963">
                <text:p>0.146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61898148148">
                <text:p>0.146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7083333333">
                <text:p>0.146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32268518519">
                <text:p>0.147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7453703704">
                <text:p>0.14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402638888889">
                <text:p>0.147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7824074074">
                <text:p>0.147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73009259259">
                <text:p>0.147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8194444444">
                <text:p>0.147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4337962963">
                <text:p>0.148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8564814815">
                <text:p>0.148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375">
                <text:p>0.148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8935185185">
                <text:p>0.148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8412037037">
                <text:p>0.14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9305555556">
                <text:p>0.149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4490740741">
                <text:p>0.149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9675925926">
                <text:p>0.149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24861111111">
                <text:p>0.149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10046296296">
                <text:p>0.149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95231481481">
                <text:p>0.149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80416666667">
                <text:p>0.150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65601851852">
                <text:p>0.15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50787037037">
                <text:p>0.150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35972222222">
                <text:p>0.150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21157407407">
                <text:p>0.150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106342592593">
                <text:p>0.15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91527777778">
                <text:p>0.15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76712962963">
                <text:p>0.151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61898148148">
                <text:p>0.151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7083333333">
                <text:p>0.151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32268518519">
                <text:p>0.152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7453703704">
                <text:p>0.152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402638888889">
                <text:p>0.152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7824074074">
                <text:p>0.152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73009259259">
                <text:p>0.15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8194444444">
                <text:p>0.152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4337962963">
                <text:p>0.153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8564814815">
                <text:p>0.153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51375">
                <text:p>0.153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8935185185">
                <text:p>0.15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8412037037">
                <text:p>0.153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9305555556">
                <text:p>0.154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54490740741">
                <text:p>0.154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39675925926">
                <text:p>0.154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24861111111">
                <text:p>0.154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10046296296">
                <text:p>0.154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95231481481">
                <text:p>0.154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80416666667">
                <text:p>0.155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65601851852">
                <text:p>0.155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50787037037">
                <text:p>0.155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5972222222">
                <text:p>0.155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21157407407">
                <text:p>0.155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106342592593">
                <text:p>0.156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91527777778">
                <text:p>0.156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76712962963">
                <text:p>0.156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61898148148">
                <text:p>0.156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847083333333">
                <text:p>0.156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32268518519">
                <text:p>0.157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7453703704">
                <text:p>0.15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402638888889">
                <text:p>0.157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7824074074">
                <text:p>0.157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3009259259">
                <text:p>0.157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8194444444">
                <text:p>0.157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4337962963">
                <text:p>0.158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8564814815">
                <text:p>0.158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375">
                <text:p>0.158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698935185185">
                <text:p>0.158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8412037037">
                <text:p>0.15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69305555556">
                <text:p>0.159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4490740741">
                <text:p>0.159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39675925926">
                <text:p>0.159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4861111111">
                <text:p>0.159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10046296296">
                <text:p>0.159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95231481481">
                <text:p>0.159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80416666667">
                <text:p>0.160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5601851852">
                <text:p>0.16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50787037037">
                <text:p>0.160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35972222222">
                <text:p>0.160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21157407407">
                <text:p>0.160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6342592593">
                <text:p>0.16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91527777778">
                <text:p>0.16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6712962963">
                <text:p>0.161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61898148148">
                <text:p>0.161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7083333333">
                <text:p>0.161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2268518519">
                <text:p>0.162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7453703704">
                <text:p>0.162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2627314815">
                <text:p>0.16240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7824074074">
                <text:p>0.162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73009259259">
                <text:p>0.16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8194444444">
                <text:p>0.162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337962963">
                <text:p>0.163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8564814815">
                <text:p>0.16332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375">
                <text:p>0.163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698935185185">
                <text:p>0.16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412037037">
                <text:p>0.163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69305555556">
                <text:p>0.164069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4490740741">
                <text:p>0.164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39675925926">
                <text:p>0.164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24861111111">
                <text:p>0.164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10046296296">
                <text:p>0.164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5231481481">
                <text:p>0.164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80416666667">
                <text:p>0.16518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365601851852">
                <text:p>0.165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50787037037">
                <text:p>0.165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5972222222">
                <text:p>0.16573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21157407407">
                <text:p>0.16592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106342592593">
                <text:p>0.166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91527777778">
                <text:p>0.166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76712962963">
                <text:p>0.166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661898148148">
                <text:p>0.166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47083333333">
                <text:p>0.16684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32268518519">
                <text:p>0.167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7453703704">
                <text:p>0.16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402638888889">
                <text:p>0.167402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7824074074">
                <text:p>0.16758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73009259259">
                <text:p>0.167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958194444444">
                <text:p>0.167958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4337962963">
                <text:p>0.16814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328564814815">
                <text:p>0.168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1375">
                <text:p>0.16851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698935185185">
                <text:p>0.168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88412037037">
                <text:p>0.16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69305555556">
                <text:p>0.169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54490740741">
                <text:p>0.169254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39675925926">
                <text:p>0.16943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624861111111">
                <text:p>0.169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10046296296">
                <text:p>0.169810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995231481481">
                <text:p>0.169995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80416666667">
                <text:p>0.170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65601851852">
                <text:p>0.17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50787037037">
                <text:p>0.17055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35972222222">
                <text:p>0.170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21157407407">
                <text:p>0.170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106342592593">
                <text:p>0.171106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291527777778">
                <text:p>0.17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76712962963">
                <text:p>0.17147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61898148148">
                <text:p>0.17166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847083333333">
                <text:p>0.171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32268518519">
                <text:p>0.17203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217453703704">
                <text:p>0.172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402638888889">
                <text:p>0.17240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7824074074">
                <text:p>0.172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73009259259">
                <text:p>0.17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58194444444">
                <text:p>0.172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4337962963">
                <text:p>0.173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8564814815">
                <text:p>0.173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1375">
                <text:p>0.173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8935185185">
                <text:p>0.173698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88412037037">
                <text:p>0.173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069305555556">
                <text:p>0.174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54490740741">
                <text:p>0.174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39675925926">
                <text:p>0.17443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24861111111">
                <text:p>0.174624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810046296296">
                <text:p>0.174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95231481481">
                <text:p>0.174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80416666667">
                <text:p>0.175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65601851852">
                <text:p>0.17536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50787037037">
                <text:p>0.175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35972222222">
                <text:p>0.175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21157407407">
                <text:p>0.175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106342592593">
                <text:p>0.176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91527777778">
                <text:p>0.176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76712962963">
                <text:p>0.17647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61898148148">
                <text:p>0.176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7083333333">
                <text:p>0.176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32268518519">
                <text:p>0.17703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7453703704">
                <text:p>0.17721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402638888889">
                <text:p>0.17740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7824074074">
                <text:p>0.177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73009259259">
                <text:p>0.17777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8194444444">
                <text:p>0.177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14337962963">
                <text:p>0.178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8564814815">
                <text:p>0.178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1375">
                <text:p>0.178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8935185185">
                <text:p>0.17869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8412037037">
                <text:p>0.17888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069305555556">
                <text:p>0.179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54490740741">
                <text:p>0.179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39675925926">
                <text:p>0.17943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24861111111">
                <text:p>0.17962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10046296296">
                <text:p>0.179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95231481481">
                <text:p>0.179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80416666667">
                <text:p>0.180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65601851852">
                <text:p>0.18036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550787037037">
                <text:p>0.180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35972222222">
                <text:p>0.180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21157407407">
                <text:p>0.180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106342592593">
                <text:p>0.181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91527777778">
                <text:p>0.181291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476712962963">
                <text:p>0.18147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61898148148">
                <text:p>0.181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7083333333">
                <text:p>0.181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32268518519">
                <text:p>0.18203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7453703704">
                <text:p>0.18221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402638888889">
                <text:p>0.18240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7824074074">
                <text:p>0.182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73009259259">
                <text:p>0.18277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958194444444">
                <text:p>0.182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4337962963">
                <text:p>0.183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8564814815">
                <text:p>0.183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1375">
                <text:p>0.183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698935185185">
                <text:p>0.18369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8412037037">
                <text:p>0.18388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69305555556">
                <text:p>0.184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54490740741">
                <text:p>0.184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39675925926">
                <text:p>0.18443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24861111111">
                <text:p>0.18462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10046296296">
                <text:p>0.184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95231481481">
                <text:p>0.184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80405092593">
                <text:p>0.18518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65601851852">
                <text:p>0.18536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50787037037">
                <text:p>0.185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35972222222">
                <text:p>0.185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21157407407">
                <text:p>0.185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106342592593">
                <text:p>0.186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91527777778">
                <text:p>0.186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476712962963">
                <text:p>0.18647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61898148148">
                <text:p>0.186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7083333333">
                <text:p>0.186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32268518519">
                <text:p>0.18703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7453703704">
                <text:p>0.18721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402638888889">
                <text:p>0.18740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7824074074">
                <text:p>0.187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73009259259">
                <text:p>0.18777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8194444444">
                <text:p>0.187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14337962963">
                <text:p>0.188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328564814815">
                <text:p>0.188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51375">
                <text:p>0.188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698935185185">
                <text:p>0.18869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8412037037">
                <text:p>0.18888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69293981481">
                <text:p>0.18906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254490740741">
                <text:p>0.189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439675925926">
                <text:p>0.18943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624861111111">
                <text:p>0.18962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810046296296">
                <text:p>0.189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995231481481">
                <text:p>0.189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180416666667">
                <text:p>0.190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365601851852">
                <text:p>0.19036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550787037037">
                <text:p>0.190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735972222222">
                <text:p>0.190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921157407407">
                <text:p>0.190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106342592593">
                <text:p>0.191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291527777778">
                <text:p>0.191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476712962963">
                <text:p>0.19147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661898148148">
                <text:p>0.191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847083333333">
                <text:p>0.191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032268518519">
                <text:p>0.19203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217453703704">
                <text:p>0.19221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402638888889">
                <text:p>0.19240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587824074074">
                <text:p>0.192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773009259259">
                <text:p>0.19277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958194444444">
                <text:p>0.192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14337962963">
                <text:p>0.193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328564814815">
                <text:p>0.193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51375">
                <text:p>0.193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698935185185">
                <text:p>0.19369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88412037037">
                <text:p>0.19388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069305555556">
                <text:p>0.194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254490740741">
                <text:p>0.194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439675925926">
                <text:p>0.19443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624861111111">
                <text:p>0.19462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810046296296">
                <text:p>0.194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995231481481">
                <text:p>0.194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180416666667">
                <text:p>0.195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365601851852">
                <text:p>0.19536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550787037037">
                <text:p>0.195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735972222222">
                <text:p>0.195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921157407407">
                <text:p>0.195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106342592593">
                <text:p>0.196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291527777778">
                <text:p>0.196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476712962963">
                <text:p>0.19647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661898148148">
                <text:p>0.196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847083333333">
                <text:p>0.196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032268518519">
                <text:p>0.19703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217453703704">
                <text:p>0.19721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402638888889">
                <text:p>0.19740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587824074074">
                <text:p>0.197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773009259259">
                <text:p>0.19777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958194444444">
                <text:p>0.197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14337962963">
                <text:p>0.198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328564814815">
                <text:p>0.198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51375">
                <text:p>0.198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698935185185">
                <text:p>0.19869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88412037037">
                <text:p>0.19888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069305555556">
                <text:p>0.199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254490740741">
                <text:p>0.199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439675925926">
                <text:p>0.19943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624861111111">
                <text:p>0.19962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810046296296">
                <text:p>0.199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995231481481">
                <text:p>0.199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180416666667">
                <text:p>0.200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365601851852">
                <text:p>0.20036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550787037037">
                <text:p>0.200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735972222222">
                <text:p>0.20073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921157407407">
                <text:p>0.20092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106342592593">
                <text:p>0.201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291527777778">
                <text:p>0.201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476712962963">
                <text:p>0.20147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661898148148">
                <text:p>0.201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847083333333">
                <text:p>0.201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032268518519">
                <text:p>0.20203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217453703704">
                <text:p>0.20221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402638888889">
                <text:p>0.202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87824074074">
                <text:p>0.202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773009259259">
                <text:p>0.20277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958194444444">
                <text:p>0.202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14337962963">
                <text:p>0.20314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328564814815">
                <text:p>0.20332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51375">
                <text:p>0.20351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698935185185">
                <text:p>0.20369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88412037037">
                <text:p>0.203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69305555556">
                <text:p>0.20406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254490740741">
                <text:p>0.20425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439675925926">
                <text:p>0.204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24861111111">
                <text:p>0.20462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810046296296">
                <text:p>0.20481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995231481481">
                <text:p>0.204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180416666667">
                <text:p>0.20518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365601851852">
                <text:p>0.20536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550787037037">
                <text:p>0.20555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735972222222">
                <text:p>0.205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21157407407">
                <text:p>0.205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106342592593">
                <text:p>0.20610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291527777778">
                <text:p>0.20629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476712962963">
                <text:p>0.206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61898148148">
                <text:p>0.206661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847083333333">
                <text:p>0.20684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032268518518">
                <text:p>0.2070322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217453703704">
                <text:p>0.20721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402638888889">
                <text:p>0.207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87824074074">
                <text:p>0.20758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773009259259">
                <text:p>0.207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58194444444">
                <text:p>0.207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14337962963">
                <text:p>0.208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28564814815">
                <text:p>0.208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1375">
                <text:p>0.208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98935185185">
                <text:p>0.208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8412037037">
                <text:p>0.20888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069305555556">
                <text:p>0.20906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54490740741">
                <text:p>0.209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39675925926">
                <text:p>0.209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24861111111">
                <text:p>0.209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10046296296">
                <text:p>0.20981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95231481481">
                <text:p>0.20999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180416666667">
                <text:p>0.21018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65601851852">
                <text:p>0.210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50775462963">
                <text:p>0.21055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735972222222">
                <text:p>0.210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21157407407">
                <text:p>0.210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106342592593">
                <text:p>0.211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91527777778">
                <text:p>0.21129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76712962963">
                <text:p>0.211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61898148148">
                <text:p>0.211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47083333333">
                <text:p>0.211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32268518518">
                <text:p>0.21203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17453703704">
                <text:p>0.21221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402638888889">
                <text:p>0.212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7824074074">
                <text:p>0.212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73009259259">
                <text:p>0.212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58194444444">
                <text:p>0.21295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14337962963">
                <text:p>0.213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28564814815">
                <text:p>0.213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51375">
                <text:p>0.213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698935185185">
                <text:p>0.213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8412037037">
                <text:p>0.213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69305555556">
                <text:p>0.21406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54490740741">
                <text:p>0.214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39675925926">
                <text:p>0.214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24861111111">
                <text:p>0.214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810046296296">
                <text:p>0.21481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95231481481">
                <text:p>0.21499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80405092593">
                <text:p>0.21518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65601851852">
                <text:p>0.215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50787037037">
                <text:p>0.21555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35972222222">
                <text:p>0.215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21157407407">
                <text:p>0.215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106342592593">
                <text:p>0.216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91527777778">
                <text:p>0.21629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76712962963">
                <text:p>0.216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61898148148">
                <text:p>0.216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7083333333">
                <text:p>0.216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32268518519">
                <text:p>0.21703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217453703704">
                <text:p>0.21721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402638888889">
                <text:p>0.217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87824074074">
                <text:p>0.217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73009259259">
                <text:p>0.217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58194444444">
                <text:p>0.21795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4337962963">
                <text:p>0.218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8564814815">
                <text:p>0.218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51375">
                <text:p>0.218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698935185185">
                <text:p>0.218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8412037037">
                <text:p>0.218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69305555556">
                <text:p>0.21906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54490740741">
                <text:p>0.219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39675925926">
                <text:p>0.219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24861111111">
                <text:p>0.219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810046296296">
                <text:p>0.21981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95231481481">
                <text:p>0.21999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180416666667">
                <text:p>0.22018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65601851852">
                <text:p>0.220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50787037037">
                <text:p>0.22055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735972222222">
                <text:p>0.220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921157407407">
                <text:p>0.220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106342592593">
                <text:p>0.221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91527777778">
                <text:p>0.22129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76712962963">
                <text:p>0.221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661898148148">
                <text:p>0.221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47083333333">
                <text:p>0.221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032268518518">
                <text:p>0.22203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17453703704">
                <text:p>0.22221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402638888889">
                <text:p>0.222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587824074074">
                <text:p>0.222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73009259259">
                <text:p>0.222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58194444444">
                <text:p>0.22295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4337962963">
                <text:p>0.223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328564814815">
                <text:p>0.223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51375">
                <text:p>0.223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698935185185">
                <text:p>0.223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8412037037">
                <text:p>0.223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069305555555">
                <text:p>0.22406930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254490740741">
                <text:p>0.224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39675925926">
                <text:p>0.224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624861111111">
                <text:p>0.224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810046296296">
                <text:p>0.22481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995231481481">
                <text:p>0.22499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80416666667">
                <text:p>0.22518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365601851852">
                <text:p>0.225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550787037037">
                <text:p>0.22555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735972222222">
                <text:p>0.225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21157407407">
                <text:p>0.225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106342592593">
                <text:p>0.226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91527777778">
                <text:p>0.22629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76712962963">
                <text:p>0.226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661898148148">
                <text:p>0.226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847083333333">
                <text:p>0.226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32268518519">
                <text:p>0.22703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217453703704">
                <text:p>0.22721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402638888889">
                <text:p>0.227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587824074074">
                <text:p>0.227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773009259259">
                <text:p>0.227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958194444444">
                <text:p>0.22795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14337962963">
                <text:p>0.228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328564814815">
                <text:p>0.228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51375">
                <text:p>0.228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698935185185">
                <text:p>0.228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88412037037">
                <text:p>0.228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069305555556">
                <text:p>0.22906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54490740741">
                <text:p>0.229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439675925926">
                <text:p>0.229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624861111111">
                <text:p>0.229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810034722222">
                <text:p>0.22981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995231481481">
                <text:p>0.22999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180416666667">
                <text:p>0.23018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365601851852">
                <text:p>0.230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550787037037">
                <text:p>0.23055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735972222222">
                <text:p>0.230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921157407407">
                <text:p>0.230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106342592593">
                <text:p>0.231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291527777778">
                <text:p>0.23129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476712962963">
                <text:p>0.231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661898148148">
                <text:p>0.231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847083333333">
                <text:p>0.231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032268518518">
                <text:p>0.23203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217453703704">
                <text:p>0.23221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402638888889">
                <text:p>0.232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587824074074">
                <text:p>0.232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773009259259">
                <text:p>0.232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958194444444">
                <text:p>0.23295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14337962963">
                <text:p>0.233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328564814815">
                <text:p>0.233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51375">
                <text:p>0.233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698935185185">
                <text:p>0.233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88412037037">
                <text:p>0.233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069305555556">
                <text:p>0.23406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254490740741">
                <text:p>0.234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439675925926">
                <text:p>0.234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624861111111">
                <text:p>0.234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810046296296">
                <text:p>0.23481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995231481481">
                <text:p>0.23499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180416666667">
                <text:p>0.23518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365601851852">
                <text:p>0.235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550787037037">
                <text:p>0.23555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735972222222">
                <text:p>0.235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921157407407">
                <text:p>0.235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106342592593">
                <text:p>0.236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291527777778">
                <text:p>0.23629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476712962963">
                <text:p>0.236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661898148148">
                <text:p>0.236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847083333333">
                <text:p>0.236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032268518519">
                <text:p>0.23703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217453703704">
                <text:p>0.23721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402638888889">
                <text:p>0.237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587824074074">
                <text:p>0.237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773009259259">
                <text:p>0.23777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958194444444">
                <text:p>0.23795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14337962963">
                <text:p>0.23814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328564814815">
                <text:p>0.23832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513738425926">
                <text:p>0.23851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698935185185">
                <text:p>0.238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88412037037">
                <text:p>0.23888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069305555556">
                <text:p>0.23906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254490740741">
                <text:p>0.239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439675925926">
                <text:p>0.23943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624861111111">
                <text:p>0.23962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810046296296">
                <text:p>0.23981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995231481481">
                <text:p>0.23999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180416666667">
                <text:p>0.24018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365601851852">
                <text:p>0.24036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550787037037">
                <text:p>0.24055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735972222222">
                <text:p>0.24073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921157407407">
                <text:p>0.24092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106342592593">
                <text:p>0.24110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291527777778">
                <text:p>0.24129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76712962963">
                <text:p>0.24147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661898148148">
                <text:p>0.24166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847083333333">
                <text:p>0.24184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032268518519">
                <text:p>0.24203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217453703704">
                <text:p>0.24221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402638888889">
                <text:p>0.24240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587824074074">
                <text:p>0.24258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773009259259">
                <text:p>0.24277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58194444444">
                <text:p>0.24295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14337962963">
                <text:p>0.24314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28564814815">
                <text:p>0.24332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51375">
                <text:p>0.24351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698935185185">
                <text:p>0.24369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88412037037">
                <text:p>0.24388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069305555556">
                <text:p>0.24406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54490740741">
                <text:p>0.24425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439675925926">
                <text:p>0.24443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624861111111">
                <text:p>0.24462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810046296296">
                <text:p>0.24481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95231481481">
                <text:p>0.24499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80416666667">
                <text:p>0.24518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365601851852">
                <text:p>0.24536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550787037037">
                <text:p>0.24555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735972222222">
                <text:p>0.24573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921157407407">
                <text:p>0.24592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106342592593">
                <text:p>0.24610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291527777778">
                <text:p>0.24629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76712962963">
                <text:p>0.24647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61898148148">
                <text:p>0.24666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847083333333">
                <text:p>0.24684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032268518518">
                <text:p>0.24703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217453703704">
                <text:p>0.24721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402638888889">
                <text:p>0.24740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87824074074">
                <text:p>0.24758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773009259259">
                <text:p>0.24777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58194444444">
                <text:p>0.24795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14337962963">
                <text:p>0.24814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28564814815">
                <text:p>0.24832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51375">
                <text:p>0.24851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698935185185">
                <text:p>0.24869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88412037037">
                <text:p>0.24888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069305555556">
                <text:p>0.24906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254490740741">
                <text:p>0.24925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439675925926">
                <text:p>0.24943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624861111111">
                <text:p>0.24962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810046296296">
                <text:p>0.24981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995231481481">
                <text:p>0.24999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180416666667">
                <text:p>0.25018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65601851852">
                <text:p>0.25036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550787037037">
                <text:p>0.25055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35972222222">
                <text:p>0.25073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921157407407">
                <text:p>0.25092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106342592593">
                <text:p>0.25110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291527777778">
                <text:p>0.25129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76712962963">
                <text:p>0.25147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661898148148">
                <text:p>0.25166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847083333333">
                <text:p>0.25184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032268518518">
                <text:p>0.25203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217453703704">
                <text:p>0.25221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402638888889">
                <text:p>0.25240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587824074074">
                <text:p>0.25258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773009259259">
                <text:p>0.25277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958194444444">
                <text:p>0.25295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4337962963">
                <text:p>0.25314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328564814815">
                <text:p>0.25332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51375">
                <text:p>0.25351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698935185185">
                <text:p>0.25369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88412037037">
                <text:p>0.25388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069305555556">
                <text:p>0.25406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254490740741">
                <text:p>0.25425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439664351852">
                <text:p>0.25443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624861111111">
                <text:p>0.25462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810046296296">
                <text:p>0.25481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995231481481">
                <text:p>0.25499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180416666667">
                <text:p>0.25518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365601851852">
                <text:p>0.25536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550787037037">
                <text:p>0.25555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735972222222">
                <text:p>0.25573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921157407407">
                <text:p>0.25592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106342592593">
                <text:p>0.25610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291527777778">
                <text:p>0.25629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476712962963">
                <text:p>0.25647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661898148148">
                <text:p>0.25666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847083333333">
                <text:p>0.25684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032268518518">
                <text:p>0.25703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217453703704">
                <text:p>0.25721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402638888889">
                <text:p>0.25740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87824074074">
                <text:p>0.25758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73009259259">
                <text:p>0.25777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58194444444">
                <text:p>0.25795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143368055555">
                <text:p>0.258143368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328564814815">
                <text:p>0.25832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51375">
                <text:p>0.25851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698935185185">
                <text:p>0.25869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88412037037">
                <text:p>0.25888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69305555556">
                <text:p>0.25906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254490740741">
                <text:p>0.25925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39675925926">
                <text:p>0.25943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24861111111">
                <text:p>0.25962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810046296296">
                <text:p>0.25981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995231481481">
                <text:p>0.25999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80416666667">
                <text:p>0.26018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65601851852">
                <text:p>0.26036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50787037037">
                <text:p>0.26055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735972222222">
                <text:p>0.26073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21157407407">
                <text:p>0.26092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106342592593">
                <text:p>0.26110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91527777778">
                <text:p>0.26129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76712962963">
                <text:p>0.26147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61898148148">
                <text:p>0.26166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47083333333">
                <text:p>0.26184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32268518518">
                <text:p>0.26203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217453703704">
                <text:p>0.26221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402638888889">
                <text:p>0.26240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87824074074">
                <text:p>0.26258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73009259259">
                <text:p>0.26277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58194444444">
                <text:p>0.26295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4337962963">
                <text:p>0.26314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28564814815">
                <text:p>0.26332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51375">
                <text:p>0.26351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698935185185">
                <text:p>0.26369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8412037037">
                <text:p>0.26388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69305555556">
                <text:p>0.26406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54490740741">
                <text:p>0.26425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39675925926">
                <text:p>0.26443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624861111111">
                <text:p>0.26462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810046296296">
                <text:p>0.26481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95231481481">
                <text:p>0.26499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80416666667">
                <text:p>0.26518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65601851852">
                <text:p>0.26536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50787037037">
                <text:p>0.26555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35972222222">
                <text:p>0.26573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21157407407">
                <text:p>0.26592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106342592593">
                <text:p>0.26610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91527777778">
                <text:p>0.26629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76712962963">
                <text:p>0.26647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61898148148">
                <text:p>0.26666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47083333333">
                <text:p>0.26684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32268518519">
                <text:p>0.26703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217453703704">
                <text:p>0.26721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402638888889">
                <text:p>0.26740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87824074074">
                <text:p>0.26758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73009259259">
                <text:p>0.26777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58194444444">
                <text:p>0.26795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4337962963">
                <text:p>0.26814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28564814815">
                <text:p>0.26832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51375">
                <text:p>0.26851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698935185185">
                <text:p>0.26869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8412037037">
                <text:p>0.26888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69305555556">
                <text:p>0.26906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54490740741">
                <text:p>0.26925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39675925926">
                <text:p>0.26943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24861111111">
                <text:p>0.26962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810046296296">
                <text:p>0.26981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95231481481">
                <text:p>0.26999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80416666667">
                <text:p>0.27018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65601851852">
                <text:p>0.27036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50787037037">
                <text:p>0.27055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35972222222">
                <text:p>0.27073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21157407407">
                <text:p>0.27092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106342592593">
                <text:p>0.27110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91527777778">
                <text:p>0.27129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76712962963">
                <text:p>0.27147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61898148148">
                <text:p>0.27166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47083333333">
                <text:p>0.27184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032268518518">
                <text:p>0.27203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17453703704">
                <text:p>0.27221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402638888889">
                <text:p>0.27240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87824074074">
                <text:p>0.27258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73009259259">
                <text:p>0.27277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58194444444">
                <text:p>0.27295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4337962963">
                <text:p>0.27314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28564814815">
                <text:p>0.27332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51375">
                <text:p>0.27351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698935185185">
                <text:p>0.27369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8412037037">
                <text:p>0.27388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69305555555">
                <text:p>0.27406930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54490740741">
                <text:p>0.27425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39675925926">
                <text:p>0.27443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624861111111">
                <text:p>0.27462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810046296296">
                <text:p>0.27481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95231481481">
                <text:p>0.27499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80416666667">
                <text:p>0.27518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65590277778">
                <text:p>0.27536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50787037037">
                <text:p>0.27555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5735972222222">
                <text:p>0.27573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21157407407">
                <text:p>0.27592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106342592593">
                <text:p>0.27610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291527777778">
                <text:p>0.27629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476712962963">
                <text:p>0.27647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661898148148">
                <text:p>0.27666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847083333333">
                <text:p>0.27684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032268518519">
                <text:p>0.27703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17453703704">
                <text:p>0.27721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402638888889">
                <text:p>0.27740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587824074074">
                <text:p>0.27758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773009259259">
                <text:p>0.27777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958194444444">
                <text:p>0.27795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14337962963">
                <text:p>0.27814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328564814815">
                <text:p>0.27832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51375">
                <text:p>0.27851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698935185185">
                <text:p>0.27869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88412037037">
                <text:p>0.27888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069305555556">
                <text:p>0.27906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254490740741">
                <text:p>0.27925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439675925926">
                <text:p>0.27943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624861111111">
                <text:p>0.27962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810046296296">
                <text:p>0.27981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995231481481">
                <text:p>0.27999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180416666667">
                <text:p>0.28018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365601851852">
                <text:p>0.28036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550787037037">
                <text:p>0.28055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735972222222">
                <text:p>0.28073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0921157407407">
                <text:p>0.28092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106342592593">
                <text:p>0.28110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291527777778">
                <text:p>0.28129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476712962963">
                <text:p>0.28147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661898148148">
                <text:p>0.28166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1847083333333">
                <text:p>0.28184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032268518518">
                <text:p>0.2820322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217453703704">
                <text:p>0.28221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402638888889">
                <text:p>0.28240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587824074074">
                <text:p>0.28258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773009259259">
                <text:p>0.28277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2958194444444">
                <text:p>0.28295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14337962963">
                <text:p>0.28314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328564814815">
                <text:p>0.28332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51375">
                <text:p>0.28351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698935185185">
                <text:p>0.28369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388412037037">
                <text:p>0.28388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069305555556">
                <text:p>0.28406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254490740741">
                <text:p>0.28425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439675925926">
                <text:p>0.28443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624861111111">
                <text:p>0.28462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810046296296">
                <text:p>0.28481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4995231481481">
                <text:p>0.28499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180416666667">
                <text:p>0.28518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365601851852">
                <text:p>0.28536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550787037037">
                <text:p>0.28555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735972222222">
                <text:p>0.28573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5921157407407">
                <text:p>0.28592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106342592593">
                <text:p>0.28610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291527777778">
                <text:p>0.28629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476712962963">
                <text:p>0.28647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661898148148">
                <text:p>0.28666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6847083333333">
                <text:p>0.28684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032268518519">
                <text:p>0.28703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721744212963">
                <text:p>0.28721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402638888889">
                <text:p>0.28740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587824074074">
                <text:p>0.28758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773009259259">
                <text:p>0.28777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958194444444">
                <text:p>0.28795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14337962963">
                <text:p>0.28814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328564814815">
                <text:p>0.28832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51375">
                <text:p>0.28851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698935185185">
                <text:p>0.28869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88412037037">
                <text:p>0.28888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069305555556">
                <text:p>0.28906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254490740741">
                <text:p>0.28925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439675925926">
                <text:p>0.28943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624861111111">
                <text:p>0.28962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810046296296">
                <text:p>0.28981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995231481481">
                <text:p>0.28999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180416666667">
                <text:p>0.29018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365601851852">
                <text:p>0.29036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550787037037">
                <text:p>0.29055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735972222222">
                <text:p>0.29073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921157407407">
                <text:p>0.29092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106342592593">
                <text:p>0.29110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291527777778">
                <text:p>0.29129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476712962963">
                <text:p>0.29147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661898148148">
                <text:p>0.29166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847083333333">
                <text:p>0.29184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2032268518518">
                <text:p>0.29203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2217453703704">
                <text:p>0.29221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2402638888889">
                <text:p>0.29240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2587824074074">
                <text:p>0.29258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2773009259259">
                <text:p>0.29277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2958194444444">
                <text:p>0.29295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314337962963">
                <text:p>0.29314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3328564814815">
                <text:p>0.29332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351375">
                <text:p>0.29351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3698935185185">
                <text:p>0.29369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388412037037">
                <text:p>0.29388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4069305555556">
                <text:p>0.29406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4254490740741">
                <text:p>0.29425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4439675925926">
                <text:p>0.29443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4624861111111">
                <text:p>0.29462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4810046296296">
                <text:p>0.29481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4995219907407">
                <text:p>0.29499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5180416666667">
                <text:p>0.29518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5365601851852">
                <text:p>0.29536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5550787037037">
                <text:p>0.29555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5735972222222">
                <text:p>0.29573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5921157407407">
                <text:p>0.29592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6106342592593">
                <text:p>0.29610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6291527777778">
                <text:p>0.29629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6476712962963">
                <text:p>0.29647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6661898148148">
                <text:p>0.29666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6847083333333">
                <text:p>0.29684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032268518518">
                <text:p>0.29703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217453703704">
                <text:p>0.29721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402638888889">
                <text:p>0.29740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587824074074">
                <text:p>0.29758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773009259259">
                <text:p>0.29777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7958194444444">
                <text:p>0.29795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814337962963">
                <text:p>0.29814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8328564814815">
                <text:p>0.29832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851375">
                <text:p>0.29851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8698935185185">
                <text:p>0.29869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888412037037">
                <text:p>0.29888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069305555556">
                <text:p>0.29906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254490740741">
                <text:p>0.299254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439675925926">
                <text:p>0.29943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624861111111">
                <text:p>0.29962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810046296296">
                <text:p>0.29981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995231481481">
                <text:p>0.29999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0180416666667">
                <text:p>0.30018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0365601851852">
                <text:p>0.300365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0550787037037">
                <text:p>0.30055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0735972222222">
                <text:p>0.30073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0921157407407">
                <text:p>0.300921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1106342592593">
                <text:p>0.301106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1291527777778">
                <text:p>0.301291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1476712962963">
                <text:p>0.301476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1661886574074">
                <text:p>0.30166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1847083333333">
                <text:p>0.301847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2032256944444">
                <text:p>0.30203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2217453703704">
                <text:p>0.30221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2402638888889">
                <text:p>0.302402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2587824074074">
                <text:p>0.30258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2773009259259">
                <text:p>0.30277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2958194444444">
                <text:p>0.30295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314337962963">
                <text:p>0.30314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3328564814815">
                <text:p>0.30332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351375">
                <text:p>0.30351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3698935185185">
                <text:p>0.30369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388412037037">
                <text:p>0.30388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4069305555556">
                <text:p>0.3040693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254490740741">
                <text:p>0.3042544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439675925926">
                <text:p>0.30443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4624861111111">
                <text:p>0.30462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810046296296">
                <text:p>0.30481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995231481481">
                <text:p>0.304995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180416666667">
                <text:p>0.30518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05365601851852">
                <text:p>0.305365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550787037037">
                <text:p>0.305550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735972222222">
                <text:p>0.30573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921157407407">
                <text:p>0.30592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106342592593">
                <text:p>0.3061063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291527777778">
                <text:p>0.3062915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476712962963">
                <text:p>0.306476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661898148148">
                <text:p>0.3066618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847083333333">
                <text:p>0.30684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032268518518">
                <text:p>0.3070322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217453703704">
                <text:p>0.3072174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402638888889">
                <text:p>0.307402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587824074074">
                <text:p>0.3075878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773009259259">
                <text:p>0.3077730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958194444444">
                <text:p>0.307958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14337962963">
                <text:p>0.30814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328564814815">
                <text:p>0.3083285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513738425926">
                <text:p>0.30851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698935185185">
                <text:p>0.3086989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88412037037">
                <text:p>0.30888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069305555556">
                <text:p>0.3090693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254490740741">
                <text:p>0.3092544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439675925926">
                <text:p>0.3094396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624861111111">
                <text:p>0.30962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810046296296">
                <text:p>0.30981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995231481481">
                <text:p>0.309995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180416666667">
                <text:p>0.3101804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365601851852">
                <text:p>0.310365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550787037037">
                <text:p>0.310550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735972222222">
                <text:p>0.31073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921157407407">
                <text:p>0.31092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106342592593">
                <text:p>0.3111063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291516203704">
                <text:p>0.31129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476712962963">
                <text:p>0.311476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661898148148">
                <text:p>0.3116618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847083333333">
                <text:p>0.31184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032268518518">
                <text:p>0.3120322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217453703704">
                <text:p>0.3122174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402638888889">
                <text:p>0.3124026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587824074074">
                <text:p>0.3125878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773009259259">
                <text:p>0.3127730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958194444444">
                <text:p>0.3129581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14337962963">
                <text:p>0.31314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328564814815">
                <text:p>0.31332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51375">
                <text:p>0.31351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698935185185">
                <text:p>0.313698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88412037037">
                <text:p>0.31388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069305555556">
                <text:p>0.31406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254490740741">
                <text:p>0.3142544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439675925926">
                <text:p>0.31443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624861111111">
                <text:p>0.3146248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810046296296">
                <text:p>0.3148100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995231481481">
                <text:p>0.3149952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180416666667">
                <text:p>0.3151804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365601851852">
                <text:p>0.3153656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550787037037">
                <text:p>0.315550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735972222222">
                <text:p>0.3157359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921157407407">
                <text:p>0.3159211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106342592593">
                <text:p>0.3161063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291527777778">
                <text:p>0.31629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476712962963">
                <text:p>0.316476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661898148148">
                <text:p>0.3166618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6847083333333">
                <text:p>0.3168470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032268518519">
                <text:p>0.3170322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217453703704">
                <text:p>0.3172174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402638888889">
                <text:p>0.3174026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587824074074">
                <text:p>0.3175878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773009259259">
                <text:p>0.3177730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958194444444">
                <text:p>0.3179581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14337962963">
                <text:p>0.318143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328564814815">
                <text:p>0.3183285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51375">
                <text:p>0.31851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698935185185">
                <text:p>0.31869893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88412037037">
                <text:p>0.318884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069305555556">
                <text:p>0.3190693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254490740741">
                <text:p>0.3192544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439675925926">
                <text:p>0.31943967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624861111111">
                <text:p>0.3196248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810034722222">
                <text:p>0.319810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995231481481">
                <text:p>0.3199952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0180416666667">
                <text:p>0.3201804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0365601851852">
                <text:p>0.3203656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0550787037037">
                <text:p>0.320550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0735972222222">
                <text:p>0.3207359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0921157407407">
                <text:p>0.3209211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1106342592593">
                <text:p>0.3211063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1291527777778">
                <text:p>0.3212915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1476712962963">
                <text:p>0.321476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21661898148148">
                <text:p>0.3216618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847083333333">
                <text:p>0.3218470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032268518518">
                <text:p>0.32203226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217453703704">
                <text:p>0.3222174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402638888889">
                <text:p>0.3224026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587824074074">
                <text:p>0.3225878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773009259259">
                <text:p>0.3227730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958194444444">
                <text:p>0.3229581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14337962963">
                <text:p>0.32314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328564814815">
                <text:p>0.3233285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51375">
                <text:p>0.32351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698935185185">
                <text:p>0.3236989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88412037037">
                <text:p>0.32388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069305555556">
                <text:p>0.3240693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254490740741">
                <text:p>0.3242544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4439675925926">
                <text:p>0.3244396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624861111111">
                <text:p>0.3246248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4810046296296">
                <text:p>0.3248100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4995231481481">
                <text:p>0.32499523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5180416666667">
                <text:p>0.32518041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5365601851852">
                <text:p>0.32536560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5550787037037">
                <text:p>0.325550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5735972222222">
                <text:p>0.32573597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5921157407407">
                <text:p>0.32592115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106342592593">
                <text:p>0.32610634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291527777778">
                <text:p>0.32629152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476712962963">
                <text:p>0.326476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661898148148">
                <text:p>0.32666189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847083333333">
                <text:p>0.32684708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032268518519">
                <text:p>0.32703226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217453703704">
                <text:p>0.3272174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402638888889">
                <text:p>0.3274026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587824074074">
                <text:p>0.32758782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773009259259">
                <text:p>0.3277730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958194444444">
                <text:p>0.3279581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814337962963">
                <text:p>0.3281433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8328564814815">
                <text:p>0.3283285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851375">
                <text:p>0.32851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8698935185185">
                <text:p>0.3286989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888412037037">
                <text:p>0.328884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9069305555556">
                <text:p>0.32906930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9254490740741">
                <text:p>0.3292544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9439675925926">
                <text:p>0.32943967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9624861111111">
                <text:p>0.3296248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9810046296296">
                <text:p>0.3298100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9995231481481">
                <text:p>0.32999523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0180405092593">
                <text:p>0.33018040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0365601851852">
                <text:p>0.33036560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0550787037037">
                <text:p>0.3305507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0735972222222">
                <text:p>0.33073597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0921157407407">
                <text:p>0.33092115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1106342592593">
                <text:p>0.33110634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1291527777778">
                <text:p>0.33129152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1476712962963">
                <text:p>0.331476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1661898148148">
                <text:p>0.33166189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31847083333333">
                <text:p>0.33184708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2032268518518">
                <text:p>0.332032268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2217453703704">
                <text:p>0.33221745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2402638888889">
                <text:p>0.33240263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2587824074074">
                <text:p>0.33258782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2773009259259">
                <text:p>0.33277300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2958194444444">
                <text:p>0.33295819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314337962963">
                <text:p>0.3331433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33328564814815">
                <text:p>0.33332856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3351375">
                <text:p>0.333513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33698923611111">
                <text:p>0.3336989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3388412037037">
                <text:p>0.333884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34069305555556">
                <text:p>0.33406930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34254490740741">
                <text:p>0.33425449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34439675925926">
                <text:p>0.33443967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4624861111111">
                <text:p>0.33462486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4810046296296">
                <text:p>0.33481004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4995231481481">
                <text:p>0.33499523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5180416666667">
                <text:p>0.33518041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5365601851852">
                <text:p>0.33536560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5550787037037">
                <text:p>0.3355507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5735972222222">
                <text:p>0.335735972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5921157407407">
                <text:p>0.335921157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6106342592593">
                <text:p>0.336106342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6291527777778">
                <text:p>0.33629152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6476712962963">
                <text:p>0.33647671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6661898148148">
                <text:p>0.336661898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6847083333333">
                <text:p>0.33684708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7032268518519">
                <text:p>0.337032268518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7217453703704">
                <text:p>0.337217453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37402638888889">
                <text:p>0.337402638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37587824074074">
                <text:p>0.337587824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7773009259259">
                <text:p>0.337773009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7958194444444">
                <text:p>0.337958194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814337962963">
                <text:p>0.338143379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8166527777778">
                <text:p>0.33816652777777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